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9cm"/>
    </style:style>
    <style:style style:name="co2" style:family="table-column">
      <style:table-column-properties fo:break-before="auto" style:column-width="1.229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1.998cm"/>
    </style:style>
    <style:style style:name="co8" style:family="table-column">
      <style:table-column-properties fo:break-before="auto" style:column-width="0.437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1.376cm"/>
    </style:style>
    <style:style style:name="co11" style:family="table-column">
      <style:table-column-properties fo:break-before="auto" style:column-width="1.815cm"/>
    </style:style>
    <style:style style:name="co12" style:family="table-column">
      <style:table-column-properties fo:break-before="auto" style:column-width="2.2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1.363cm"/>
    </style:style>
    <style:style style:name="co16" style:family="table-column">
      <style:table-column-properties fo:break-before="auto" style:column-width="1.258cm"/>
    </style:style>
    <style:style style:name="co17" style:family="table-column">
      <style:table-column-properties fo:break-before="auto" style:column-width="2.533cm"/>
    </style:style>
    <style:style style:name="co18" style:family="table-column">
      <style:table-column-properties fo:break-before="auto" style:column-width="1.85cm"/>
    </style:style>
    <style:style style:name="co19" style:family="table-column">
      <style:table-column-properties fo:break-before="auto" style:column-width="1.559cm"/>
    </style:style>
    <style:style style:name="co20" style:family="table-column">
      <style:table-column-properties fo:break-before="auto" style:column-width="1.519cm"/>
    </style:style>
    <style:style style:name="co21" style:family="table-column">
      <style:table-column-properties fo:break-before="auto" style:column-width="1.679cm"/>
    </style:style>
    <style:style style:name="co22" style:family="table-column">
      <style:table-column-properties fo:break-before="auto" style:column-width="1.512cm"/>
    </style:style>
    <style:style style:name="co23" style:family="table-column">
      <style:table-column-properties fo:break-before="auto" style:column-width="1.72cm"/>
    </style:style>
    <style:style style:name="co24" style:family="table-column">
      <style:table-column-properties fo:break-before="auto" style:column-width="2.041cm"/>
    </style:style>
    <style:style style:name="ro1" style:family="table-row">
      <style:table-row-properties style:row-height="0.245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2cm" fo:break-before="auto" style:use-optimal-row-height="false"/>
    </style:style>
    <style:style style:name="ro5" style:family="table-row">
      <style:table-row-properties style:row-height="0.829cm" fo:break-before="auto" style:use-optimal-row-height="false"/>
    </style:style>
    <style:style style:name="ro6" style:family="table-row">
      <style:table-row-properties style:row-height="0.487cm" fo:break-before="auto" style:use-optimal-row-height="fals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2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/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6b5e9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b7b3ca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d1d7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19" style:family="table-cell" style:parent-style-name="Default">
      <style:table-cell-properties fo:background-color="#b7b3c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d1d7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21" style:family="table-cell" style:parent-style-name="Default">
      <style:table-cell-properties fo:background-color="#e6e90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46">
      <style:table-cell-properties fo:background-color="#b7b3ca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d1d7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24" style:family="table-cell" style:parent-style-name="Default" style:data-style-name="N4">
      <style:table-cell-properties fo:background-color="#b7b3c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8d1d7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26" style:family="table-cell" style:parent-style-name="Default" style:data-style-name="N149">
      <style:table-cell-properties fo:background-color="#b7b3c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8d1d7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ext-properties fo:color="#c9211e"/>
    </style:style>
    <style:style style:name="ce115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e6e90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 style:data-style-name="N146">
      <style:table-cell-properties fo:background-color="#b7b3ca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d1d7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44" style:family="table-cell" style:parent-style-name="Default" style:data-style-name="N149">
      <style:table-cell-properties fo:background-color="#b7b3c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d1d7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48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13" style:family="table-cell" style:parent-style-name="Default" style:data-style-name="N14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46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61" style:family="table-cell" style:parent-style-name="Default" style:data-style-name="N4">
      <style:table-cell-properties fo:background-color="#b7b3c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8d1d7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64" style:family="table-cell" style:parent-style-name="Default" style:data-style-name="N149">
      <style:table-cell-properties fo:background-color="#b7b3c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8d1d7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66" style:family="table-cell" style:parent-style-name="Default" style:data-style-name="N149">
      <style:table-cell-properties fo:background-color="#b7b3c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d1d7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69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4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35526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fo:background-color="#b4c7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67" style:family="table-cell" style:parent-style-name="Default">
      <style:table-cell-properties fo:background-color="#b4c7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2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8d281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 style:data-style-name="N146">
      <style:table-cell-properties fo:background-color="#b4c7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fo:background-color="#b4c7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35526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5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86" style:family="table-cell" style:parent-style-name="Default" style:data-style-name="N151">
      <style:table-cell-properties fo:background-color="#b4c7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35526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1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1">
      <style:table-cell-properties style:text-align-source="fix" style:repeat-content="false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8d281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Default" style:data-style-name="N146">
      <style:table-cell-properties fo:background-color="#b4c7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4">
      <style:table-cell-properties fo:background-color="#b4c7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151">
      <style:table-cell-properties fo:background-color="#b4c7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1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11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4">
      <style:table-cell-properties fo:background-color="#b4c7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35526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15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112" style:family="table-cell" style:parent-style-name="Default" style:data-style-name="N151">
      <style:table-cell-properties fo:background-color="#b4c7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35526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4">
      <style:table-cell-properties fo:background-color="#b4c7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ackground-color="#8d281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ackground-color="#355269" style:text-align-source="fix" style:repeat-content="false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46">
      <style:table-cell-properties fo:background-color="#b4c7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4"/>
      <style:map style:condition="is-true-formula(ISODD(ROW()))" style:apply-style-name="ConditionalStyle_5f_2" style:base-cell-address="sigma_010.A4"/>
    </style:style>
    <style:style style:name="ce125" style:family="table-cell" style:parent-style-name="Default" style:data-style-name="N4">
      <style:table-cell-properties fo:background-color="#b4c7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1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1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ext-properties style:use-window-font-color="true"/>
    </style:style>
    <style:style style:name="ce1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50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5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53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5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55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56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58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60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61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6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64" style:family="table-cell" style:parent-style-name="Default" style:data-style-name="N15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65" style:family="table-cell" style:parent-style-name="Default" style:data-style-name="N15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6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4"/>
      <style:map style:condition="is-true-formula(ISODD(ROW()))" style:apply-style-name="ConditionalStyle_5f_2" style:base-cell-address="sigma_025.A4"/>
    </style:style>
    <style:style style:name="ce1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168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16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170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17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172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173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17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175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17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177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178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180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181" style:family="table-cell" style:parent-style-name="Default" style:data-style-name="N15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182" style:family="table-cell" style:parent-style-name="Default" style:data-style-name="N15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18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4"/>
      <style:map style:condition="is-true-formula(ISODD(ROW()))" style:apply-style-name="ConditionalStyle_5f_2" style:base-cell-address="sigma_050.A4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8pt" fo:font-weight="bold" style:font-size-asian="18pt" style:font-weight-asian="bold" style:font-size-complex="18pt" style:font-weight-complex="bold"/>
    </style:style>
    <style:style style:name="ce207" style:family="table-cell" style:parent-style-name="Default">
      <style:table-cell-properties fo:background-color="#ff6d6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8" style:family="table-cell" style:parent-style-name="Default">
      <style:table-cell-properties fo:background-color="#ffd8c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10.A4"/>
      <style:map style:condition="is-true-formula(ISODD(ROW()))" style:apply-style-name="ConditionalStyle_5f_2" style:base-cell-address="V_010.A4"/>
    </style:style>
    <style:style style:name="ce188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10.A4"/>
      <style:map style:condition="is-true-formula(ISODD(ROW()))" style:apply-style-name="ConditionalStyle_5f_2" style:base-cell-address="V_010.A4"/>
    </style:style>
    <style:style style:name="ce211" style:family="table-cell" style:parent-style-name="Default" style:data-style-name="N146">
      <style:table-cell-properties fo:background-color="#ffd8c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10.A4"/>
      <style:map style:condition="is-true-formula(ISODD(ROW()))" style:apply-style-name="ConditionalStyle_5f_2" style:base-cell-address="V_010.A4"/>
    </style:style>
    <style:style style:name="ce213" style:family="table-cell" style:parent-style-name="Default" style:data-style-name="N4">
      <style:table-cell-properties fo:background-color="#ffd8c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10.A4"/>
      <style:map style:condition="is-true-formula(ISODD(ROW()))" style:apply-style-name="ConditionalStyle_5f_2" style:base-cell-address="V_010.A4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00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ffffd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146">
      <style:table-cell-properties fo:background-color="#ffffd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5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d41a" fo:font-size="18pt" fo:font-weight="bold" style:font-size-asian="18pt" style:font-weight-asian="bold" style:font-size-complex="18pt" style:font-weight-complex="bold"/>
    </style:style>
    <style:style style:name="ce218" style:family="table-cell" style:parent-style-name="Default">
      <style:table-cell-properties fo:background-color="#81d41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9" style:family="table-cell" style:parent-style-name="Default">
      <style:table-cell-properties fo:background-color="#f6f9d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4">
      <style:table-cell-properties fo:background-color="#f6f9d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5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10.A4"/>
      <style:map style:condition="is-true-formula(ISODD(ROW()))" style:apply-style-name="ConditionalStyle_5f_2" style:base-cell-address="V_010.A4"/>
    </style:style>
    <style:style style:name="ce15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46">
      <style:table-cell-properties fo:background-color="#f6f9d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10.A4"/>
      <style:map style:condition="is-true-formula(ISODD(ROW()))" style:apply-style-name="ConditionalStyle_5f_2" style:base-cell-address="V_010.A4"/>
    </style:style>
    <style:style style:name="ce2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25.A4"/>
      <style:map style:condition="is-true-formula(ISODD(ROW()))" style:apply-style-name="ConditionalStyle_5f_2" style:base-cell-address="V_025.A4"/>
    </style:style>
    <style:style style:name="ce209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25.A4"/>
      <style:map style:condition="is-true-formula(ISODD(ROW()))" style:apply-style-name="ConditionalStyle_5f_2" style:base-cell-address="V_025.A4"/>
    </style:style>
    <style:style style:name="ce21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25.A4"/>
      <style:map style:condition="is-true-formula(ISODD(ROW()))" style:apply-style-name="ConditionalStyle_5f_2" style:base-cell-address="V_025.A4"/>
    </style:style>
    <style:style style:name="ce212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25.A4"/>
      <style:map style:condition="is-true-formula(ISODD(ROW()))" style:apply-style-name="ConditionalStyle_5f_2" style:base-cell-address="V_025.A4"/>
    </style:style>
    <style:style style:name="ce214" style:family="table-cell" style:parent-style-name="Default" style:data-style-name="N15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25.A4"/>
      <style:map style:condition="is-true-formula(ISODD(ROW()))" style:apply-style-name="ConditionalStyle_5f_2" style:base-cell-address="V_025.A4"/>
    </style:style>
    <style:style style:name="ce223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25.A4"/>
      <style:map style:condition="is-true-formula(ISODD(ROW()))" style:apply-style-name="ConditionalStyle_5f_2" style:base-cell-address="V_025.A4"/>
    </style:style>
    <style:style style:name="ce2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50.A4"/>
      <style:map style:condition="is-true-formula(ISODD(ROW()))" style:apply-style-name="ConditionalStyle_5f_2" style:base-cell-address="V_050.A4"/>
    </style:style>
    <style:style style:name="ce225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50.A4"/>
      <style:map style:condition="is-true-formula(ISODD(ROW()))" style:apply-style-name="ConditionalStyle_5f_2" style:base-cell-address="V_050.A4"/>
    </style:style>
    <style:style style:name="ce22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50.A4"/>
      <style:map style:condition="is-true-formula(ISODD(ROW()))" style:apply-style-name="ConditionalStyle_5f_2" style:base-cell-address="V_050.A4"/>
    </style:style>
    <style:style style:name="ce227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50.A4"/>
      <style:map style:condition="is-true-formula(ISODD(ROW()))" style:apply-style-name="ConditionalStyle_5f_2" style:base-cell-address="V_050.A4"/>
    </style:style>
    <style:style style:name="ce228" style:family="table-cell" style:parent-style-name="Default" style:data-style-name="N15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50.A4"/>
      <style:map style:condition="is-true-formula(ISODD(ROW()))" style:apply-style-name="ConditionalStyle_5f_2" style:base-cell-address="V_050.A4"/>
    </style:style>
    <style:style style:name="ce229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V_050.A4"/>
      <style:map style:condition="is-true-formula(ISODD(ROW()))" style:apply-style-name="ConditionalStyle_5f_2" style:base-cell-address="V_050.A4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igma_010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115"/>
        <table:table-column table:style-name="co2" table:default-cell-style-name="ce13"/>
        <table:table-column table:style-name="co3" table:default-cell-style-name="ce52"/>
        <table:table-column table:style-name="co2" table:default-cell-style-name="ce13"/>
        <table:table-column table:style-name="co3" table:default-cell-style-name="ce52"/>
        <table:table-column table:style-name="co2" table:default-cell-style-name="ce13"/>
        <table:table-column table:style-name="co3" table:default-cell-style-name="ce52"/>
        <table:table-column table:style-name="co4" table:default-cell-style-name="ce6"/>
        <table:table-column table:style-name="co5" table:default-cell-style-name="ce6"/>
        <table:table-column table:style-name="co6" table:default-cell-style-name="ce101"/>
        <table:table-column table:style-name="co7" table:default-cell-style-name="ce115"/>
        <table:table-column table:style-name="co6" table:default-cell-style-name="ce101"/>
        <table:table-column table:style-name="co7" table:default-cell-style-name="ce115"/>
        <table:table-column table:style-name="co6" table:default-cell-style-name="ce6"/>
        <table:table-column table:style-name="co7" table:default-cell-style-name="ce115"/>
        <table:table-column table:style-name="co8" table:default-cell-style-name="ce6"/>
        <table:table-column table:style-name="co9" table:default-cell-style-name="ce138"/>
        <table:table-column table:style-name="co10" table:default-cell-style-name="ce138"/>
        <table:table-column table:style-name="co11" table:default-cell-style-name="ce138"/>
        <table:table-column table:style-name="co12" table:number-columns-repeated="994" table:default-cell-style-name="ce6"/>
        <table:table-column table:style-name="co13" table:number-columns-repeated="8" table:default-cell-style-name="Default"/>
        <table:table-row table:style-name="ro1">
          <table:table-cell table:number-columns-repeated="1023"/>
        </table:table-row>
        <table:table-row table:style-name="ro2">
          <table:table-cell table:style-name="ce9" office:value-type="string" calcext:value-type="string" table:number-columns-spanned="9" table:number-rows-spanned="1">
            <text:p>PSNR ( dB ) - sigma=10</text:p>
          </table:table-cell>
          <table:covered-table-cell table:style-name="ce21"/>
          <table:covered-table-cell table:style-name="ce37"/>
          <table:covered-table-cell table:style-name="ce21"/>
          <table:covered-table-cell table:style-name="ce37"/>
          <table:covered-table-cell table:style-name="ce21"/>
          <table:covered-table-cell table:style-name="ce37"/>
          <table:covered-table-cell table:style-name="ce21"/>
          <table:covered-table-cell table:style-name="ce37"/>
          <table:table-cell/>
          <table:table-cell table:style-name="ce59" office:value-type="string" calcext:value-type="string" table:number-columns-spanned="7" table:number-rows-spanned="1">
            <text:p>PSNR Improv ( dB ) - sigma=10</text:p>
          </table:table-cell>
          <table:covered-table-cell table:style-name="ce81"/>
          <table:covered-table-cell table:style-name="ce89"/>
          <table:covered-table-cell table:style-name="ce81"/>
          <table:covered-table-cell table:style-name="ce89"/>
          <table:covered-table-cell table:style-name="ce95"/>
          <table:covered-table-cell table:style-name="ce89"/>
          <table:table-cell table:number-columns-repeated="1006"/>
        </table:table-row>
        <table:table-row table:style-name="ro3">
          <table:table-cell table:style-name="ce12" office:value-type="string" calcext:value-type="string">
            <text:p>imagem</text:p>
          </table:table-cell>
          <table:table-cell table:style-name="ce22" office:value-type="string" calcext:value-type="string" table:number-columns-spanned="2" table:number-rows-spanned="1">
            <text:p>noisy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-lbp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-glcm</text:p>
          </table:table-cell>
          <table:covered-table-cell table:style-name="ce42"/>
          <table:table-cell table:style-name="ce14"/>
          <table:table-cell table:style-name="ce60" office:value-type="string" calcext:value-type="string">
            <text:p>imagem</text:p>
          </table:table-cell>
          <table:table-cell table:style-name="ce135" office:value-type="string" calcext:value-type="string" table:number-columns-spanned="2" table:number-rows-spanned="1">
            <text:p>nlm</text:p>
          </table:table-cell>
          <table:covered-table-cell table:style-name="ce90"/>
          <table:table-cell table:style-name="ce135" office:value-type="string" calcext:value-type="string" table:number-columns-spanned="2" table:number-rows-spanned="1">
            <text:p>nlm-lbp</text:p>
          </table:table-cell>
          <table:covered-table-cell table:style-name="ce90"/>
          <table:table-cell table:style-name="ce135" office:value-type="string" calcext:value-type="string" table:number-columns-spanned="2" table:number-rows-spanned="1">
            <text:p>nlm-glcm</text:p>
          </table:table-cell>
          <table:covered-table-cell table:style-name="ce90"/>
          <table:table-cell table:style-name="ce14"/>
          <table:table-cell table:style-name="ce99" table:number-columns-repeated="3"/>
          <table:table-cell table:style-name="ce14" table:number-columns-repeated="994"/>
          <table:table-cell table:number-columns-repeated="8"/>
        </table:table-row>
        <table:table-row table:style-name="ro3">
          <table:table-cell table:style-name="ce4" office:value-type="string" calcext:value-type="string">
            <text:p>C001</text:p>
          </table:table-cell>
          <table:table-cell table:style-name="ce55" table:formula="of:=[$V_010.B4]" office:value-type="float" office:value="28.1138153547898" calcext:value-type="float">
            <text:p>28,11</text:p>
          </table:table-cell>
          <table:table-cell table:style-name="ce113" table:formula="of:=COM.MICROSOFT.CONCAT(&quot;[&quot; ; TEXT([.B4]-[$V_010.N4];&quot;0,00&quot;) ; &quot;;&quot;  ; TEXT( [.B4]+[$V_010.N4];&quot;0,00&quot;) ; &quot;]&quot; )" office:value-type="string" office:string-value="[28,10;28,12]" calcext:value-type="string">
            <text:p>[28,10;28,12]</text:p>
          </table:table-cell>
          <table:table-cell table:style-name="ce55" table:formula="of:=[$V_010.C4]" office:value-type="float" office:value="30.0915009643157" calcext:value-type="float">
            <text:p>30,09</text:p>
          </table:table-cell>
          <table:table-cell table:style-name="ce113" table:formula="of:=COM.MICROSOFT.CONCAT(&quot;[&quot; ; TEXT([.D4]-[$V_010.O4];&quot;0,00&quot;) ; &quot;;&quot;  ; TEXT([.D4]+[$V_010.O4];&quot;0,00&quot;) ; &quot;]&quot; )" office:value-type="string" office:string-value="[30,08;30,10]" calcext:value-type="string">
            <text:p>[30,08;30,10]</text:p>
          </table:table-cell>
          <table:table-cell table:style-name="ce58" table:formula="of:=[$V_010.D4]" office:value-type="float" office:value="30.1941010452462" calcext:value-type="float">
            <text:p>30,19</text:p>
          </table:table-cell>
          <table:table-cell table:style-name="ce65" table:formula="of:=COM.MICROSOFT.CONCAT(&quot;[&quot; ; TEXT([.F4]-[$V_010.P4];&quot;0,00&quot;) ; &quot;;&quot;  ; TEXT([.F4]+[$V_010.P4];&quot;0,00&quot;) ; &quot;]&quot; )" office:value-type="string" office:string-value="[30,19;30,20]" calcext:value-type="string">
            <text:p>[30,19;30,20]</text:p>
          </table:table-cell>
          <table:table-cell table:style-name="ce55" table:formula="of:=[$V_010.E4]" office:value-type="float" office:value="29.8151319251258" calcext:value-type="float">
            <text:p>29,82</text:p>
          </table:table-cell>
          <table:table-cell table:style-name="ce113" table:formula="of:=COM.MICROSOFT.CONCAT(&quot;[&quot; ; TEXT([.H4]-[$V_010.Q4];&quot;0,00&quot;) ; &quot;;&quot;  ; TEXT([.H4]+[$V_010.Q4];&quot;0,00&quot;) ; &quot;]&quot; )" office:value-type="string" office:string-value="[29,81;29,82]" calcext:value-type="string">
            <text:p>[29,81;29,82]</text:p>
          </table:table-cell>
          <table:table-cell/>
          <table:table-cell table:style-name="ce33" office:value-type="string" calcext:value-type="string">
            <text:p>C001</text:p>
          </table:table-cell>
          <table:table-cell table:style-name="ce55" table:formula="of:=[.D4]-[.$B4]" office:value-type="float" office:value="1.97768560952586" calcext:value-type="float">
            <text:p>1,98</text:p>
          </table:table-cell>
          <table:table-cell table:style-name="ce113" table:formula="of:=COM.MICROSOFT.CONCAT(&quot;[&quot; ; TEXT([.L4]-([$V_010.O4]+[$V_010.$N4]);&quot;0,00&quot;) ; &quot;;&quot;  ; TEXT( [.L4]+([$V_010.O4]+[$V_010.$N4]);&quot;0,00&quot;) ; &quot;]&quot; )" office:value-type="string" office:string-value="[1,96;2,00]" calcext:value-type="string">
            <text:p>[1,96;2,00]</text:p>
          </table:table-cell>
          <table:table-cell table:style-name="ce58" table:formula="of:=[.F4]-[.$B4]" office:value-type="float" office:value="2.08028569045637" calcext:value-type="float">
            <text:p>2,08</text:p>
          </table:table-cell>
          <table:table-cell table:style-name="ce65" table:formula="of:=COM.MICROSOFT.CONCAT(&quot;[&quot; ; TEXT([.N4]-([$V_010.P4]+[$V_010.$N4]);&quot;0,00&quot;) ; &quot;;&quot;  ; TEXT( [.N4]+([$V_010.P4]+[$V_010.$N4]);&quot;0,00&quot;) ; &quot;]&quot; )" office:value-type="string" office:string-value="[2,06;2,10]" calcext:value-type="string">
            <text:p>[2,06;2,10]</text:p>
          </table:table-cell>
          <table:table-cell table:style-name="ce55" table:formula="of:=[.H4]-[.$B4]" office:value-type="float" office:value="1.70131657033598" calcext:value-type="float">
            <text:p>1,70</text:p>
          </table:table-cell>
          <table:table-cell table:style-name="ce113" table:formula="of:=COM.MICROSOFT.CONCAT(&quot;[&quot; ; TEXT([.P4]-([$V_010.Q4]+[$V_010.$N4]);&quot;0,00&quot;) ; &quot;;&quot;  ; TEXT( [.P4]+([$V_010.Q4]+[$V_010.$N4]);&quot;0,00&quot;) ; &quot;]&quot; )" office:value-type="string" office:string-value="[1,68;1,72]" calcext:value-type="string">
            <text:p>[1,68;1,72]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002</text:p>
          </table:table-cell>
          <table:table-cell table:style-name="ce55" table:formula="of:=[$V_010.B5]" office:value-type="float" office:value="28.1142853763488" calcext:value-type="float">
            <text:p>28,11</text:p>
          </table:table-cell>
          <table:table-cell table:style-name="ce113" table:formula="of:=COM.MICROSOFT.CONCAT(&quot;[&quot; ; TEXT([.B5]-[$V_010.N5];&quot;0,00&quot;) ; &quot;;&quot;  ; TEXT( [.B5]+[$V_010.N5];&quot;0,00&quot;) ; &quot;]&quot; )" office:value-type="string" office:string-value="[28,11;28,12]" calcext:value-type="string">
            <text:p>[28,11;28,12]</text:p>
          </table:table-cell>
          <table:table-cell table:style-name="ce55" table:formula="of:=[$V_010.C5]" office:value-type="float" office:value="32.2317926036431" calcext:value-type="float">
            <text:p>32,23</text:p>
          </table:table-cell>
          <table:table-cell table:style-name="ce113" table:formula="of:=COM.MICROSOFT.CONCAT(&quot;[&quot; ; TEXT([.D5]-[$V_010.O5];&quot;0,00&quot;) ; &quot;;&quot;  ; TEXT([.D5]+[$V_010.O5];&quot;0,00&quot;) ; &quot;]&quot; )" office:value-type="string" office:string-value="[32,22;32,25]" calcext:value-type="string">
            <text:p>[32,22;32,25]</text:p>
          </table:table-cell>
          <table:table-cell table:style-name="ce58" table:formula="of:=[$V_010.D5]" office:value-type="float" office:value="33.9131480650491" calcext:value-type="float">
            <text:p>33,91</text:p>
          </table:table-cell>
          <table:table-cell table:style-name="ce65" table:formula="of:=COM.MICROSOFT.CONCAT(&quot;[&quot; ; TEXT([.F5]-[$V_010.P5];&quot;0,00&quot;) ; &quot;;&quot;  ; TEXT([.F5]+[$V_010.P5];&quot;0,00&quot;) ; &quot;]&quot; )" office:value-type="string" office:string-value="[33,90;33,93]" calcext:value-type="string">
            <text:p>[33,90;33,93]</text:p>
          </table:table-cell>
          <table:table-cell table:style-name="ce55" table:formula="of:=[$V_010.E5]" office:value-type="float" office:value="33.3753405766924" calcext:value-type="float">
            <text:p>33,38</text:p>
          </table:table-cell>
          <table:table-cell table:style-name="ce113" table:formula="of:=COM.MICROSOFT.CONCAT(&quot;[&quot; ; TEXT([.H5]-[$V_010.Q5];&quot;0,00&quot;) ; &quot;;&quot;  ; TEXT([.H5]+[$V_010.Q5];&quot;0,00&quot;) ; &quot;]&quot; )" office:value-type="string" office:string-value="[33,36;33,39]" calcext:value-type="string">
            <text:p>[33,36;33,39]</text:p>
          </table:table-cell>
          <table:table-cell/>
          <table:table-cell table:style-name="ce33" office:value-type="string" calcext:value-type="string">
            <text:p>C002</text:p>
          </table:table-cell>
          <table:table-cell table:style-name="ce55" table:formula="of:=[.D5]-[.$B5]" office:value-type="float" office:value="4.11750722729438" calcext:value-type="float">
            <text:p>4,12</text:p>
          </table:table-cell>
          <table:table-cell table:style-name="ce113" table:formula="of:=COM.MICROSOFT.CONCAT(&quot;[&quot; ; TEXT([.L5]-([$V_010.O5]+[$V_010.$N5]);&quot;0,00&quot;) ; &quot;;&quot;  ; TEXT( [.L5]+([$V_010.O5]+[$V_010.$N5]);&quot;0,00&quot;) ; &quot;]&quot; )" office:value-type="string" office:string-value="[4,10;4,14]" calcext:value-type="string">
            <text:p>[4,10;4,14]</text:p>
          </table:table-cell>
          <table:table-cell table:style-name="ce58" table:formula="of:=[.F5]-[.$B5]" office:value-type="float" office:value="5.79886268870031" calcext:value-type="float">
            <text:p>5,80</text:p>
          </table:table-cell>
          <table:table-cell table:style-name="ce65" table:formula="of:=COM.MICROSOFT.CONCAT(&quot;[&quot; ; TEXT([.N5]-([$V_010.P5]+[$V_010.$N5]);&quot;0,00&quot;) ; &quot;;&quot;  ; TEXT( [.N5]+([$V_010.P5]+[$V_010.$N5]);&quot;0,00&quot;) ; &quot;]&quot; )" office:value-type="string" office:string-value="[5,78;5,82]" calcext:value-type="string">
            <text:p>[5,78;5,82]</text:p>
          </table:table-cell>
          <table:table-cell table:style-name="ce55" table:formula="of:=[.H5]-[.$B5]" office:value-type="float" office:value="5.26105520034363" calcext:value-type="float">
            <text:p>5,26</text:p>
          </table:table-cell>
          <table:table-cell table:style-name="ce113" table:formula="of:=COM.MICROSOFT.CONCAT(&quot;[&quot; ; TEXT([.P5]-([$V_010.Q5]+[$V_010.$N5]);&quot;0,00&quot;) ; &quot;;&quot;  ; TEXT( [.P5]+([$V_010.Q5]+[$V_010.$N5]);&quot;0,00&quot;) ; &quot;]&quot; )" office:value-type="string" office:string-value="[5,24;5,28]" calcext:value-type="string">
            <text:p>[5,24;5,28]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004</text:p>
          </table:table-cell>
          <table:table-cell table:style-name="ce55" table:formula="of:=[$V_010.B6]" office:value-type="float" office:value="28.1089605111408" calcext:value-type="float">
            <text:p>28,11</text:p>
          </table:table-cell>
          <table:table-cell table:style-name="ce113" table:formula="of:=COM.MICROSOFT.CONCAT(&quot;[&quot; ; TEXT([.B6]-[$V_010.N6];&quot;0,00&quot;) ; &quot;;&quot;  ; TEXT( [.B6]+[$V_010.N6];&quot;0,00&quot;) ; &quot;]&quot; )" office:value-type="string" office:string-value="[28,10;28,12]" calcext:value-type="string">
            <text:p>[28,10;28,12]</text:p>
          </table:table-cell>
          <table:table-cell table:style-name="ce55" table:formula="of:=[$V_010.C6]" office:value-type="float" office:value="30.7589920316122" calcext:value-type="float">
            <text:p>30,76</text:p>
          </table:table-cell>
          <table:table-cell table:style-name="ce113" table:formula="of:=COM.MICROSOFT.CONCAT(&quot;[&quot; ; TEXT([.D6]-[$V_010.O6];&quot;0,00&quot;) ; &quot;;&quot;  ; TEXT([.D6]+[$V_010.O6];&quot;0,00&quot;) ; &quot;]&quot; )" office:value-type="string" office:string-value="[30,74;30,78]" calcext:value-type="string">
            <text:p>[30,74;30,78]</text:p>
          </table:table-cell>
          <table:table-cell table:style-name="ce58" table:formula="of:=[$V_010.D6]" office:value-type="float" office:value="33.0009817445931" calcext:value-type="float">
            <text:p>33,00</text:p>
          </table:table-cell>
          <table:table-cell table:style-name="ce65" table:formula="of:=COM.MICROSOFT.CONCAT(&quot;[&quot; ; TEXT([.F6]-[$V_010.P6];&quot;0,00&quot;) ; &quot;;&quot;  ; TEXT([.F6]+[$V_010.P6];&quot;0,00&quot;) ; &quot;]&quot; )" office:value-type="string" office:string-value="[32,99;33,01]" calcext:value-type="string">
            <text:p>[32,99;33,01]</text:p>
          </table:table-cell>
          <table:table-cell table:style-name="ce55" table:formula="of:=[$V_010.E6]" office:value-type="float" office:value="32.3714190299005" calcext:value-type="float">
            <text:p>32,37</text:p>
          </table:table-cell>
          <table:table-cell table:style-name="ce113" table:formula="of:=COM.MICROSOFT.CONCAT(&quot;[&quot; ; TEXT([.H6]-[$V_010.Q6];&quot;0,00&quot;) ; &quot;;&quot;  ; TEXT([.H6]+[$V_010.Q6];&quot;0,00&quot;) ; &quot;]&quot; )" office:value-type="string" office:string-value="[32,35;32,39]" calcext:value-type="string">
            <text:p>[32,35;32,39]</text:p>
          </table:table-cell>
          <table:table-cell/>
          <table:table-cell table:style-name="ce33" office:value-type="string" calcext:value-type="string">
            <text:p>C004</text:p>
          </table:table-cell>
          <table:table-cell table:style-name="ce55" table:formula="of:=[.D6]-[.$B6]" office:value-type="float" office:value="2.65003152047138" calcext:value-type="float">
            <text:p>2,65</text:p>
          </table:table-cell>
          <table:table-cell table:style-name="ce113" table:formula="of:=COM.MICROSOFT.CONCAT(&quot;[&quot; ; TEXT([.L6]-([$V_010.O6]+[$V_010.$N6]);&quot;0,00&quot;) ; &quot;;&quot;  ; TEXT( [.L6]+([$V_010.O6]+[$V_010.$N6]);&quot;0,00&quot;) ; &quot;]&quot; )" office:value-type="string" office:string-value="[2,62;2,68]" calcext:value-type="string">
            <text:p>[2,62;2,68]</text:p>
          </table:table-cell>
          <table:table-cell table:style-name="ce58" table:formula="of:=[.F6]-[.$B6]" office:value-type="float" office:value="4.89202123345236" calcext:value-type="float">
            <text:p>4,89</text:p>
          </table:table-cell>
          <table:table-cell table:style-name="ce65" table:formula="of:=COM.MICROSOFT.CONCAT(&quot;[&quot; ; TEXT([.N6]-([$V_010.P6]+[$V_010.$N6]);&quot;0,00&quot;) ; &quot;;&quot;  ; TEXT( [.N6]+([$V_010.P6]+[$V_010.$N6]);&quot;0,00&quot;) ; &quot;]&quot; )" office:value-type="string" office:string-value="[4,87;4,92]" calcext:value-type="string">
            <text:p>[4,87;4,92]</text:p>
          </table:table-cell>
          <table:table-cell table:style-name="ce55" table:formula="of:=[.H6]-[.$B6]" office:value-type="float" office:value="4.26245851875976" calcext:value-type="float">
            <text:p>4,26</text:p>
          </table:table-cell>
          <table:table-cell table:style-name="ce113" table:formula="of:=COM.MICROSOFT.CONCAT(&quot;[&quot; ; TEXT([.P6]-([$V_010.Q6]+[$V_010.$N6]);&quot;0,00&quot;) ; &quot;;&quot;  ; TEXT( [.P6]+([$V_010.Q6]+[$V_010.$N6]);&quot;0,00&quot;) ; &quot;]&quot; )" office:value-type="string" office:string-value="[4,23;4,30]" calcext:value-type="string">
            <text:p>[4,23;4,30]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009</text:p>
          </table:table-cell>
          <table:table-cell table:style-name="ce55" table:formula="of:=[$V_010.B7]" office:value-type="float" office:value="28.1191951757141" calcext:value-type="float">
            <text:p>28,12</text:p>
          </table:table-cell>
          <table:table-cell table:style-name="ce113" table:formula="of:=COM.MICROSOFT.CONCAT(&quot;[&quot; ; TEXT([.B7]-[$V_010.N7];&quot;0,00&quot;) ; &quot;;&quot;  ; TEXT( [.B7]+[$V_010.N7];&quot;0,00&quot;) ; &quot;]&quot; )" office:value-type="string" office:string-value="[28,11;28,12]" calcext:value-type="string">
            <text:p>[28,11;28,12]</text:p>
          </table:table-cell>
          <table:table-cell table:style-name="ce55" table:formula="of:=[$V_010.C7]" office:value-type="float" office:value="29.376692299688" calcext:value-type="float">
            <text:p>29,38</text:p>
          </table:table-cell>
          <table:table-cell table:style-name="ce113" table:formula="of:=COM.MICROSOFT.CONCAT(&quot;[&quot; ; TEXT([.D7]-[$V_010.O7];&quot;0,00&quot;) ; &quot;;&quot;  ; TEXT([.D7]+[$V_010.O7];&quot;0,00&quot;) ; &quot;]&quot; )" office:value-type="string" office:string-value="[29,37;29,39]" calcext:value-type="string">
            <text:p>[29,37;29,39]</text:p>
          </table:table-cell>
          <table:table-cell table:style-name="ce58" table:formula="of:=[$V_010.D7]" office:value-type="float" office:value="30.8384270150352" calcext:value-type="float">
            <text:p>30,84</text:p>
          </table:table-cell>
          <table:table-cell table:style-name="ce65" table:formula="of:=COM.MICROSOFT.CONCAT(&quot;[&quot; ; TEXT([.F7]-[$V_010.P7];&quot;0,00&quot;) ; &quot;;&quot;  ; TEXT([.F7]+[$V_010.P7];&quot;0,00&quot;) ; &quot;]&quot; )" office:value-type="string" office:string-value="[30,83;30,85]" calcext:value-type="string">
            <text:p>[30,83;30,85]</text:p>
          </table:table-cell>
          <table:table-cell table:style-name="ce55" table:formula="of:=[$V_010.E7]" office:value-type="float" office:value="30.4980475156161" calcext:value-type="float">
            <text:p>30,50</text:p>
          </table:table-cell>
          <table:table-cell table:style-name="ce113" table:formula="of:=COM.MICROSOFT.CONCAT(&quot;[&quot; ; TEXT([.H7]-[$V_010.Q7];&quot;0,00&quot;) ; &quot;;&quot;  ; TEXT([.H7]+[$V_010.Q7];&quot;0,00&quot;) ; &quot;]&quot; )" office:value-type="string" office:string-value="[30,49;30,51]" calcext:value-type="string">
            <text:p>[30,49;30,51]</text:p>
          </table:table-cell>
          <table:table-cell/>
          <table:table-cell table:style-name="ce33" office:value-type="string" calcext:value-type="string">
            <text:p>C009</text:p>
          </table:table-cell>
          <table:table-cell table:style-name="ce55" table:formula="of:=[.D7]-[.$B7]" office:value-type="float" office:value="1.25749712397391" calcext:value-type="float">
            <text:p>1,26</text:p>
          </table:table-cell>
          <table:table-cell table:style-name="ce113" table:formula="of:=COM.MICROSOFT.CONCAT(&quot;[&quot; ; TEXT([.L7]-([$V_010.O7]+[$V_010.$N7]);&quot;0,00&quot;) ; &quot;;&quot;  ; TEXT( [.L7]+([$V_010.O7]+[$V_010.$N7]);&quot;0,00&quot;) ; &quot;]&quot; )" office:value-type="string" office:string-value="[1,24;1,27]" calcext:value-type="string">
            <text:p>[1,24;1,27]</text:p>
          </table:table-cell>
          <table:table-cell table:style-name="ce58" table:formula="of:=[.F7]-[.$B7]" office:value-type="float" office:value="2.71923183932111" calcext:value-type="float">
            <text:p>2,72</text:p>
          </table:table-cell>
          <table:table-cell table:style-name="ce65" table:formula="of:=COM.MICROSOFT.CONCAT(&quot;[&quot; ; TEXT([.N7]-([$V_010.P7]+[$V_010.$N7]);&quot;0,00&quot;) ; &quot;;&quot;  ; TEXT( [.N7]+([$V_010.P7]+[$V_010.$N7]);&quot;0,00&quot;) ; &quot;]&quot; )" office:value-type="string" office:string-value="[2,70;2,74]" calcext:value-type="string">
            <text:p>[2,70;2,74]</text:p>
          </table:table-cell>
          <table:table-cell table:style-name="ce55" table:formula="of:=[.H7]-[.$B7]" office:value-type="float" office:value="2.378852339902" calcext:value-type="float">
            <text:p>2,38</text:p>
          </table:table-cell>
          <table:table-cell table:style-name="ce113" table:formula="of:=COM.MICROSOFT.CONCAT(&quot;[&quot; ; TEXT([.P7]-([$V_010.Q7]+[$V_010.$N7]);&quot;0,00&quot;) ; &quot;;&quot;  ; TEXT( [.P7]+([$V_010.Q7]+[$V_010.$N7]);&quot;0,00&quot;) ; &quot;]&quot; )" office:value-type="string" office:string-value="[2,36;2,40]" calcext:value-type="string">
            <text:p>[2,36;2,40]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011</text:p>
          </table:table-cell>
          <table:table-cell table:style-name="ce55" table:formula="of:=[$V_010.B8]" office:value-type="string" office:string-value="" calcext:value-type="error">
            <text:p>#DIV/0!</text:p>
          </table:table-cell>
          <table:table-cell table:style-name="ce113" table:formula="of:=COM.MICROSOFT.CONCAT(&quot;[&quot; ; TEXT([.B8]-[$V_010.N8];&quot;0,00&quot;) ; &quot;;&quot;  ; TEXT( [.B8]+[$V_010.N8];&quot;0,00&quot;) ; &quot;]&quot; )" office:value-type="string" office:string-value="" calcext:value-type="error">
            <text:p>#DIV/0!</text:p>
          </table:table-cell>
          <table:table-cell table:style-name="ce55" table:formula="of:=[$V_010.C8]" office:value-type="string" office:string-value="" calcext:value-type="error">
            <text:p>#DIV/0!</text:p>
          </table:table-cell>
          <table:table-cell table:style-name="ce113" table:formula="of:=COM.MICROSOFT.CONCAT(&quot;[&quot; ; TEXT([.D8]-[$V_010.O8];&quot;0,00&quot;) ; &quot;;&quot;  ; TEXT([.D8]+[$V_010.O8];&quot;0,00&quot;) ; &quot;]&quot; )" office:value-type="string" office:string-value="" calcext:value-type="error">
            <text:p>#DIV/0!</text:p>
          </table:table-cell>
          <table:table-cell table:style-name="ce58" table:formula="of:=[$V_010.D8]" office:value-type="string" office:string-value="" calcext:value-type="error">
            <text:p>#DIV/0!</text:p>
          </table:table-cell>
          <table:table-cell table:style-name="ce65" table:formula="of:=COM.MICROSOFT.CONCAT(&quot;[&quot; ; TEXT([.F8]-[$V_010.P8];&quot;0,00&quot;) ; &quot;;&quot;  ; TEXT([.F8]+[$V_010.P8];&quot;0,00&quot;) ; &quot;]&quot; )" office:value-type="string" office:string-value="" calcext:value-type="error">
            <text:p>#DIV/0!</text:p>
          </table:table-cell>
          <table:table-cell table:style-name="ce55" table:formula="of:=[$V_010.E8]" office:value-type="string" office:string-value="" calcext:value-type="error">
            <text:p>#DIV/0!</text:p>
          </table:table-cell>
          <table:table-cell table:style-name="ce113" table:formula="of:=COM.MICROSOFT.CONCAT(&quot;[&quot; ; TEXT([.H8]-[$V_010.Q8];&quot;0,00&quot;) ; &quot;;&quot;  ; TEXT([.H8]+[$V_010.Q8];&quot;0,00&quot;) ; &quot;]&quot; )" office:value-type="string" office:string-value="" calcext:value-type="error">
            <text:p>#DIV/0!</text:p>
          </table:table-cell>
          <table:table-cell/>
          <table:table-cell table:style-name="ce33" office:value-type="string" calcext:value-type="string">
            <text:p>C011</text:p>
          </table:table-cell>
          <table:table-cell table:style-name="ce55" table:formula="of:=[.D8]-[.$B8]" office:value-type="string" office:string-value="" calcext:value-type="error">
            <text:p>#DIV/0!</text:p>
          </table:table-cell>
          <table:table-cell table:style-name="ce113" table:formula="of:=COM.MICROSOFT.CONCAT(&quot;[&quot; ; TEXT([.L8]-([$V_010.O8]+[$V_010.$N8]);&quot;0,00&quot;) ; &quot;;&quot;  ; TEXT( [.L8]+([$V_010.O8]+[$V_010.$N8]);&quot;0,00&quot;) ; &quot;]&quot; )" office:value-type="string" office:string-value="" calcext:value-type="error">
            <text:p>#DIV/0!</text:p>
          </table:table-cell>
          <table:table-cell table:style-name="ce58" table:formula="of:=[.F8]-[.$B8]" office:value-type="string" office:string-value="" calcext:value-type="error">
            <text:p>#DIV/0!</text:p>
          </table:table-cell>
          <table:table-cell table:style-name="ce65" table:formula="of:=COM.MICROSOFT.CONCAT(&quot;[&quot; ; TEXT([.N8]-([$V_010.P8]+[$V_010.$N8]);&quot;0,00&quot;) ; &quot;;&quot;  ; TEXT( [.N8]+([$V_010.P8]+[$V_010.$N8]);&quot;0,00&quot;) ; &quot;]&quot; )" office:value-type="string" office:string-value="" calcext:value-type="error">
            <text:p>#DIV/0!</text:p>
          </table:table-cell>
          <table:table-cell table:style-name="ce55" table:formula="of:=[.H8]-[.$B8]" office:value-type="string" office:string-value="" calcext:value-type="error">
            <text:p>#DIV/0!</text:p>
          </table:table-cell>
          <table:table-cell table:style-name="ce113" table:formula="of:=COM.MICROSOFT.CONCAT(&quot;[&quot; ; TEXT([.P8]-([$V_010.Q8]+[$V_010.$N8]);&quot;0,00&quot;) ; &quot;;&quot;  ; TEXT( [.P8]+([$V_010.Q8]+[$V_010.$N8]);&quot;0,00&quot;) ; &quot;]&quot; 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012</text:p>
          </table:table-cell>
          <table:table-cell table:style-name="ce55" table:formula="of:=[$V_010.B9]" office:value-type="string" office:string-value="" calcext:value-type="error">
            <text:p>#DIV/0!</text:p>
          </table:table-cell>
          <table:table-cell table:style-name="ce113" table:formula="of:=COM.MICROSOFT.CONCAT(&quot;[&quot; ; TEXT([.B9]-[$V_010.N9];&quot;0,00&quot;) ; &quot;;&quot;  ; TEXT( [.B9]+[$V_010.N9];&quot;0,00&quot;) ; &quot;]&quot; )" office:value-type="string" office:string-value="" calcext:value-type="error">
            <text:p>#DIV/0!</text:p>
          </table:table-cell>
          <table:table-cell table:style-name="ce55" table:formula="of:=[$V_010.C9]" office:value-type="string" office:string-value="" calcext:value-type="error">
            <text:p>#DIV/0!</text:p>
          </table:table-cell>
          <table:table-cell table:style-name="ce113" table:formula="of:=COM.MICROSOFT.CONCAT(&quot;[&quot; ; TEXT([.D9]-[$V_010.O9];&quot;0,00&quot;) ; &quot;;&quot;  ; TEXT([.D9]+[$V_010.O9];&quot;0,00&quot;) ; &quot;]&quot; )" office:value-type="string" office:string-value="" calcext:value-type="error">
            <text:p>#DIV/0!</text:p>
          </table:table-cell>
          <table:table-cell table:style-name="ce58" table:formula="of:=[$V_010.D9]" office:value-type="string" office:string-value="" calcext:value-type="error">
            <text:p>#DIV/0!</text:p>
          </table:table-cell>
          <table:table-cell table:style-name="ce65" table:formula="of:=COM.MICROSOFT.CONCAT(&quot;[&quot; ; TEXT([.F9]-[$V_010.P9];&quot;0,00&quot;) ; &quot;;&quot;  ; TEXT([.F9]+[$V_010.P9];&quot;0,00&quot;) ; &quot;]&quot; )" office:value-type="string" office:string-value="" calcext:value-type="error">
            <text:p>#DIV/0!</text:p>
          </table:table-cell>
          <table:table-cell table:style-name="ce55" table:formula="of:=[$V_010.E9]" office:value-type="string" office:string-value="" calcext:value-type="error">
            <text:p>#DIV/0!</text:p>
          </table:table-cell>
          <table:table-cell table:style-name="ce113" table:formula="of:=COM.MICROSOFT.CONCAT(&quot;[&quot; ; TEXT([.H9]-[$V_010.Q9];&quot;0,00&quot;) ; &quot;;&quot;  ; TEXT([.H9]+[$V_010.Q9];&quot;0,00&quot;) ; &quot;]&quot; )" office:value-type="string" office:string-value="" calcext:value-type="error">
            <text:p>#DIV/0!</text:p>
          </table:table-cell>
          <table:table-cell/>
          <table:table-cell table:style-name="ce33" office:value-type="string" calcext:value-type="string">
            <text:p>C012</text:p>
          </table:table-cell>
          <table:table-cell table:style-name="ce55" table:formula="of:=[.D9]-[.$B9]" office:value-type="string" office:string-value="" calcext:value-type="error">
            <text:p>#DIV/0!</text:p>
          </table:table-cell>
          <table:table-cell table:style-name="ce113" table:formula="of:=COM.MICROSOFT.CONCAT(&quot;[&quot; ; TEXT([.L9]-([$V_010.O9]+[$V_010.$N9]);&quot;0,00&quot;) ; &quot;;&quot;  ; TEXT( [.L9]+([$V_010.O9]+[$V_010.$N9]);&quot;0,00&quot;) ; &quot;]&quot; )" office:value-type="string" office:string-value="" calcext:value-type="error">
            <text:p>#DIV/0!</text:p>
          </table:table-cell>
          <table:table-cell table:style-name="ce58" table:formula="of:=[.F9]-[.$B9]" office:value-type="string" office:string-value="" calcext:value-type="error">
            <text:p>#DIV/0!</text:p>
          </table:table-cell>
          <table:table-cell table:style-name="ce65" table:formula="of:=COM.MICROSOFT.CONCAT(&quot;[&quot; ; TEXT([.N9]-([$V_010.P9]+[$V_010.$N9]);&quot;0,00&quot;) ; &quot;;&quot;  ; TEXT( [.N9]+([$V_010.P9]+[$V_010.$N9]);&quot;0,00&quot;) ; &quot;]&quot; )" office:value-type="string" office:string-value="" calcext:value-type="error">
            <text:p>#DIV/0!</text:p>
          </table:table-cell>
          <table:table-cell table:style-name="ce55" table:formula="of:=[.H9]-[.$B9]" office:value-type="string" office:string-value="" calcext:value-type="error">
            <text:p>#DIV/0!</text:p>
          </table:table-cell>
          <table:table-cell table:style-name="ce113" table:formula="of:=COM.MICROSOFT.CONCAT(&quot;[&quot; ; TEXT([.P9]-([$V_010.Q9]+[$V_010.$N9]);&quot;0,00&quot;) ; &quot;;&quot;  ; TEXT( [.P9]+([$V_010.Q9]+[$V_010.$N9]);&quot;0,00&quot;) ; &quot;]&quot; 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013</text:p>
          </table:table-cell>
          <table:table-cell table:style-name="ce55" table:formula="of:=[$V_010.B10]" office:value-type="string" office:string-value="" calcext:value-type="error">
            <text:p>#DIV/0!</text:p>
          </table:table-cell>
          <table:table-cell table:style-name="ce113" table:formula="of:=COM.MICROSOFT.CONCAT(&quot;[&quot; ; TEXT([.B10]-[$V_010.N10];&quot;0,00&quot;) ; &quot;;&quot;  ; TEXT( [.B10]+[$V_010.N10];&quot;0,00&quot;) ; &quot;]&quot; )" office:value-type="string" office:string-value="" calcext:value-type="error">
            <text:p>#DIV/0!</text:p>
          </table:table-cell>
          <table:table-cell table:style-name="ce55" table:formula="of:=[$V_010.C10]" office:value-type="string" office:string-value="" calcext:value-type="error">
            <text:p>#DIV/0!</text:p>
          </table:table-cell>
          <table:table-cell table:style-name="ce113" table:formula="of:=COM.MICROSOFT.CONCAT(&quot;[&quot; ; TEXT([.D10]-[$V_010.O10];&quot;0,00&quot;) ; &quot;;&quot;  ; TEXT([.D10]+[$V_010.O10];&quot;0,00&quot;) ; &quot;]&quot; )" office:value-type="string" office:string-value="" calcext:value-type="error">
            <text:p>#DIV/0!</text:p>
          </table:table-cell>
          <table:table-cell table:style-name="ce58" table:formula="of:=[$V_010.D10]" office:value-type="string" office:string-value="" calcext:value-type="error">
            <text:p>#DIV/0!</text:p>
          </table:table-cell>
          <table:table-cell table:style-name="ce65" table:formula="of:=COM.MICROSOFT.CONCAT(&quot;[&quot; ; TEXT([.F10]-[$V_010.P10];&quot;0,00&quot;) ; &quot;;&quot;  ; TEXT([.F10]+[$V_010.P10];&quot;0,00&quot;) ; &quot;]&quot; )" office:value-type="string" office:string-value="" calcext:value-type="error">
            <text:p>#DIV/0!</text:p>
          </table:table-cell>
          <table:table-cell table:style-name="ce55" table:formula="of:=[$V_010.E10]" office:value-type="string" office:string-value="" calcext:value-type="error">
            <text:p>#DIV/0!</text:p>
          </table:table-cell>
          <table:table-cell table:style-name="ce113" table:formula="of:=COM.MICROSOFT.CONCAT(&quot;[&quot; ; TEXT([.H10]-[$V_010.Q10];&quot;0,00&quot;) ; &quot;;&quot;  ; TEXT([.H10]+[$V_010.Q10];&quot;0,00&quot;) ; &quot;]&quot; )" office:value-type="string" office:string-value="" calcext:value-type="error">
            <text:p>#DIV/0!</text:p>
          </table:table-cell>
          <table:table-cell/>
          <table:table-cell table:style-name="ce33" office:value-type="string" calcext:value-type="string">
            <text:p>C013</text:p>
          </table:table-cell>
          <table:table-cell table:style-name="ce55" table:formula="of:=[.D10]-[.$B10]" office:value-type="string" office:string-value="" calcext:value-type="error">
            <text:p>#DIV/0!</text:p>
          </table:table-cell>
          <table:table-cell table:style-name="ce113" table:formula="of:=COM.MICROSOFT.CONCAT(&quot;[&quot; ; TEXT([.L10]-([$V_010.O10]+[$V_010.$N10]);&quot;0,00&quot;) ; &quot;;&quot;  ; TEXT( [.L10]+([$V_010.O10]+[$V_010.$N10]);&quot;0,00&quot;) ; &quot;]&quot; )" office:value-type="string" office:string-value="" calcext:value-type="error">
            <text:p>#DIV/0!</text:p>
          </table:table-cell>
          <table:table-cell table:style-name="ce58" table:formula="of:=[.F10]-[.$B10]" office:value-type="string" office:string-value="" calcext:value-type="error">
            <text:p>#DIV/0!</text:p>
          </table:table-cell>
          <table:table-cell table:style-name="ce65" table:formula="of:=COM.MICROSOFT.CONCAT(&quot;[&quot; ; TEXT([.N10]-([$V_010.P10]+[$V_010.$N10]);&quot;0,00&quot;) ; &quot;;&quot;  ; TEXT( [.N10]+([$V_010.P10]+[$V_010.$N10]);&quot;0,00&quot;) ; &quot;]&quot; )" office:value-type="string" office:string-value="" calcext:value-type="error">
            <text:p>#DIV/0!</text:p>
          </table:table-cell>
          <table:table-cell table:style-name="ce55" table:formula="of:=[.H10]-[.$B10]" office:value-type="string" office:string-value="" calcext:value-type="error">
            <text:p>#DIV/0!</text:p>
          </table:table-cell>
          <table:table-cell table:style-name="ce113" table:formula="of:=COM.MICROSOFT.CONCAT(&quot;[&quot; ; TEXT([.P10]-([$V_010.Q10]+[$V_010.$N10]);&quot;0,00&quot;) ; &quot;;&quot;  ; TEXT( [.P10]+([$V_010.Q10]+[$V_010.$N10]);&quot;0,00&quot;) ; &quot;]&quot; 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015</text:p>
          </table:table-cell>
          <table:table-cell table:style-name="ce55" table:formula="of:=[$V_010.B11]" office:value-type="string" office:string-value="" calcext:value-type="error">
            <text:p>#DIV/0!</text:p>
          </table:table-cell>
          <table:table-cell table:style-name="ce113" table:formula="of:=COM.MICROSOFT.CONCAT(&quot;[&quot; ; TEXT([.B11]-[$V_010.N11];&quot;0,00&quot;) ; &quot;;&quot;  ; TEXT( [.B11]+[$V_010.N11];&quot;0,00&quot;) ; &quot;]&quot; )" office:value-type="string" office:string-value="" calcext:value-type="error">
            <text:p>#DIV/0!</text:p>
          </table:table-cell>
          <table:table-cell table:style-name="ce55" table:formula="of:=[$V_010.C11]" office:value-type="string" office:string-value="" calcext:value-type="error">
            <text:p>#DIV/0!</text:p>
          </table:table-cell>
          <table:table-cell table:style-name="ce113" table:formula="of:=COM.MICROSOFT.CONCAT(&quot;[&quot; ; TEXT([.D11]-[$V_010.O11];&quot;0,00&quot;) ; &quot;;&quot;  ; TEXT([.D11]+[$V_010.O11];&quot;0,00&quot;) ; &quot;]&quot; )" office:value-type="string" office:string-value="" calcext:value-type="error">
            <text:p>#DIV/0!</text:p>
          </table:table-cell>
          <table:table-cell table:style-name="ce58" table:formula="of:=[$V_010.D11]" office:value-type="string" office:string-value="" calcext:value-type="error">
            <text:p>#DIV/0!</text:p>
          </table:table-cell>
          <table:table-cell table:style-name="ce65" table:formula="of:=COM.MICROSOFT.CONCAT(&quot;[&quot; ; TEXT([.F11]-[$V_010.P11];&quot;0,00&quot;) ; &quot;;&quot;  ; TEXT([.F11]+[$V_010.P11];&quot;0,00&quot;) ; &quot;]&quot; )" office:value-type="string" office:string-value="" calcext:value-type="error">
            <text:p>#DIV/0!</text:p>
          </table:table-cell>
          <table:table-cell table:style-name="ce55" table:formula="of:=[$V_010.E11]" office:value-type="string" office:string-value="" calcext:value-type="error">
            <text:p>#DIV/0!</text:p>
          </table:table-cell>
          <table:table-cell table:style-name="ce113" table:formula="of:=COM.MICROSOFT.CONCAT(&quot;[&quot; ; TEXT([.H11]-[$V_010.Q11];&quot;0,00&quot;) ; &quot;;&quot;  ; TEXT([.H11]+[$V_010.Q11];&quot;0,00&quot;) ; &quot;]&quot; )" office:value-type="string" office:string-value="" calcext:value-type="error">
            <text:p>#DIV/0!</text:p>
          </table:table-cell>
          <table:table-cell/>
          <table:table-cell table:style-name="ce33" office:value-type="string" calcext:value-type="string">
            <text:p>C015</text:p>
          </table:table-cell>
          <table:table-cell table:style-name="ce55" table:formula="of:=[.D11]-[.$B11]" office:value-type="string" office:string-value="" calcext:value-type="error">
            <text:p>#DIV/0!</text:p>
          </table:table-cell>
          <table:table-cell table:style-name="ce113" table:formula="of:=COM.MICROSOFT.CONCAT(&quot;[&quot; ; TEXT([.L11]-([$V_010.O11]+[$V_010.$N11]);&quot;0,00&quot;) ; &quot;;&quot;  ; TEXT( [.L11]+([$V_010.O11]+[$V_010.$N11]);&quot;0,00&quot;) ; &quot;]&quot; )" office:value-type="string" office:string-value="" calcext:value-type="error">
            <text:p>#DIV/0!</text:p>
          </table:table-cell>
          <table:table-cell table:style-name="ce58" table:formula="of:=[.F11]-[.$B11]" office:value-type="string" office:string-value="" calcext:value-type="error">
            <text:p>#DIV/0!</text:p>
          </table:table-cell>
          <table:table-cell table:style-name="ce65" table:formula="of:=COM.MICROSOFT.CONCAT(&quot;[&quot; ; TEXT([.N11]-([$V_010.P11]+[$V_010.$N11]);&quot;0,00&quot;) ; &quot;;&quot;  ; TEXT( [.N11]+([$V_010.P11]+[$V_010.$N11]);&quot;0,00&quot;) ; &quot;]&quot; )" office:value-type="string" office:string-value="" calcext:value-type="error">
            <text:p>#DIV/0!</text:p>
          </table:table-cell>
          <table:table-cell table:style-name="ce55" table:formula="of:=[.H11]-[.$B11]" office:value-type="string" office:string-value="" calcext:value-type="error">
            <text:p>#DIV/0!</text:p>
          </table:table-cell>
          <table:table-cell table:style-name="ce113" table:formula="of:=COM.MICROSOFT.CONCAT(&quot;[&quot; ; TEXT([.P11]-([$V_010.Q11]+[$V_010.$N11]);&quot;0,00&quot;) ; &quot;;&quot;  ; TEXT( [.P11]+([$V_010.Q11]+[$V_010.$N11]);&quot;0,00&quot;) ; &quot;]&quot; 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016</text:p>
          </table:table-cell>
          <table:table-cell table:style-name="ce55" table:formula="of:=[$V_010.B12]" office:value-type="string" office:string-value="" calcext:value-type="error">
            <text:p>#DIV/0!</text:p>
          </table:table-cell>
          <table:table-cell table:style-name="ce113" table:formula="of:=COM.MICROSOFT.CONCAT(&quot;[&quot; ; TEXT([.B12]-[$V_010.N12];&quot;0,00&quot;) ; &quot;;&quot;  ; TEXT( [.B12]+[$V_010.N12];&quot;0,00&quot;) ; &quot;]&quot; )" office:value-type="string" office:string-value="" calcext:value-type="error">
            <text:p>#DIV/0!</text:p>
          </table:table-cell>
          <table:table-cell table:style-name="ce55" table:formula="of:=[$V_010.C12]" office:value-type="string" office:string-value="" calcext:value-type="error">
            <text:p>#DIV/0!</text:p>
          </table:table-cell>
          <table:table-cell table:style-name="ce113" table:formula="of:=COM.MICROSOFT.CONCAT(&quot;[&quot; ; TEXT([.D12]-[$V_010.O12];&quot;0,00&quot;) ; &quot;;&quot;  ; TEXT([.D12]+[$V_010.O12];&quot;0,00&quot;) ; &quot;]&quot; )" office:value-type="string" office:string-value="" calcext:value-type="error">
            <text:p>#DIV/0!</text:p>
          </table:table-cell>
          <table:table-cell table:style-name="ce58" table:formula="of:=[$V_010.D12]" office:value-type="string" office:string-value="" calcext:value-type="error">
            <text:p>#DIV/0!</text:p>
          </table:table-cell>
          <table:table-cell table:style-name="ce65" table:formula="of:=COM.MICROSOFT.CONCAT(&quot;[&quot; ; TEXT([.F12]-[$V_010.P12];&quot;0,00&quot;) ; &quot;;&quot;  ; TEXT([.F12]+[$V_010.P12];&quot;0,00&quot;) ; &quot;]&quot; )" office:value-type="string" office:string-value="" calcext:value-type="error">
            <text:p>#DIV/0!</text:p>
          </table:table-cell>
          <table:table-cell table:style-name="ce55" table:formula="of:=[$V_010.E12]" office:value-type="string" office:string-value="" calcext:value-type="error">
            <text:p>#DIV/0!</text:p>
          </table:table-cell>
          <table:table-cell table:style-name="ce113" table:formula="of:=COM.MICROSOFT.CONCAT(&quot;[&quot; ; TEXT([.H12]-[$V_010.Q12];&quot;0,00&quot;) ; &quot;;&quot;  ; TEXT([.H12]+[$V_010.Q12];&quot;0,00&quot;) ; &quot;]&quot; )" office:value-type="string" office:string-value="" calcext:value-type="error">
            <text:p>#DIV/0!</text:p>
          </table:table-cell>
          <table:table-cell/>
          <table:table-cell table:style-name="ce33" office:value-type="string" calcext:value-type="string">
            <text:p>C016</text:p>
          </table:table-cell>
          <table:table-cell table:style-name="ce55" table:formula="of:=[.D12]-[.$B12]" office:value-type="string" office:string-value="" calcext:value-type="error">
            <text:p>#DIV/0!</text:p>
          </table:table-cell>
          <table:table-cell table:style-name="ce113" table:formula="of:=COM.MICROSOFT.CONCAT(&quot;[&quot; ; TEXT([.L12]-([$V_010.O12]+[$V_010.$N12]);&quot;0,00&quot;) ; &quot;;&quot;  ; TEXT( [.L12]+([$V_010.O12]+[$V_010.$N12]);&quot;0,00&quot;) ; &quot;]&quot; )" office:value-type="string" office:string-value="" calcext:value-type="error">
            <text:p>#DIV/0!</text:p>
          </table:table-cell>
          <table:table-cell table:style-name="ce58" table:formula="of:=[.F12]-[.$B12]" office:value-type="string" office:string-value="" calcext:value-type="error">
            <text:p>#DIV/0!</text:p>
          </table:table-cell>
          <table:table-cell table:style-name="ce65" table:formula="of:=COM.MICROSOFT.CONCAT(&quot;[&quot; ; TEXT([.N12]-([$V_010.P12]+[$V_010.$N12]);&quot;0,00&quot;) ; &quot;;&quot;  ; TEXT( [.N12]+([$V_010.P12]+[$V_010.$N12]);&quot;0,00&quot;) ; &quot;]&quot; )" office:value-type="string" office:string-value="" calcext:value-type="error">
            <text:p>#DIV/0!</text:p>
          </table:table-cell>
          <table:table-cell table:style-name="ce55" table:formula="of:=[.H12]-[.$B12]" office:value-type="string" office:string-value="" calcext:value-type="error">
            <text:p>#DIV/0!</text:p>
          </table:table-cell>
          <table:table-cell table:style-name="ce113" table:formula="of:=COM.MICROSOFT.CONCAT(&quot;[&quot; ; TEXT([.P12]-([$V_010.Q12]+[$V_010.$N12]);&quot;0,00&quot;) ; &quot;;&quot;  ; TEXT( [.P12]+([$V_010.Q12]+[$V_010.$N12]);&quot;0,00&quot;) ; &quot;]&quot; 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017</text:p>
          </table:table-cell>
          <table:table-cell table:style-name="ce55" table:formula="of:=[$V_010.B13]" office:value-type="string" office:string-value="" calcext:value-type="error">
            <text:p>#DIV/0!</text:p>
          </table:table-cell>
          <table:table-cell table:style-name="ce113" table:formula="of:=COM.MICROSOFT.CONCAT(&quot;[&quot; ; TEXT([.B13]-[$V_010.N13];&quot;0,00&quot;) ; &quot;;&quot;  ; TEXT( [.B13]+[$V_010.N13];&quot;0,00&quot;) ; &quot;]&quot; )" office:value-type="string" office:string-value="" calcext:value-type="error">
            <text:p>#DIV/0!</text:p>
          </table:table-cell>
          <table:table-cell table:style-name="ce55" table:formula="of:=[$V_010.C13]" office:value-type="string" office:string-value="" calcext:value-type="error">
            <text:p>#DIV/0!</text:p>
          </table:table-cell>
          <table:table-cell table:style-name="ce113" table:formula="of:=COM.MICROSOFT.CONCAT(&quot;[&quot; ; TEXT([.D13]-[$V_010.O13];&quot;0,00&quot;) ; &quot;;&quot;  ; TEXT([.D13]+[$V_010.O13];&quot;0,00&quot;) ; &quot;]&quot; )" office:value-type="string" office:string-value="" calcext:value-type="error">
            <text:p>#DIV/0!</text:p>
          </table:table-cell>
          <table:table-cell table:style-name="ce58" table:formula="of:=[$V_010.D13]" office:value-type="string" office:string-value="" calcext:value-type="error">
            <text:p>#DIV/0!</text:p>
          </table:table-cell>
          <table:table-cell table:style-name="ce65" table:formula="of:=COM.MICROSOFT.CONCAT(&quot;[&quot; ; TEXT([.F13]-[$V_010.P13];&quot;0,00&quot;) ; &quot;;&quot;  ; TEXT([.F13]+[$V_010.P13];&quot;0,00&quot;) ; &quot;]&quot; )" office:value-type="string" office:string-value="" calcext:value-type="error">
            <text:p>#DIV/0!</text:p>
          </table:table-cell>
          <table:table-cell table:style-name="ce55" table:formula="of:=[$V_010.E13]" office:value-type="string" office:string-value="" calcext:value-type="error">
            <text:p>#DIV/0!</text:p>
          </table:table-cell>
          <table:table-cell table:style-name="ce113" table:formula="of:=COM.MICROSOFT.CONCAT(&quot;[&quot; ; TEXT([.H13]-[$V_010.Q13];&quot;0,00&quot;) ; &quot;;&quot;  ; TEXT([.H13]+[$V_010.Q13];&quot;0,00&quot;) ; &quot;]&quot; )" office:value-type="string" office:string-value="" calcext:value-type="error">
            <text:p>#DIV/0!</text:p>
          </table:table-cell>
          <table:table-cell/>
          <table:table-cell table:style-name="ce33" office:value-type="string" calcext:value-type="string">
            <text:p>C017</text:p>
          </table:table-cell>
          <table:table-cell table:style-name="ce55" table:formula="of:=[.D13]-[.$B13]" office:value-type="string" office:string-value="" calcext:value-type="error">
            <text:p>#DIV/0!</text:p>
          </table:table-cell>
          <table:table-cell table:style-name="ce113" table:formula="of:=COM.MICROSOFT.CONCAT(&quot;[&quot; ; TEXT([.L13]-([$V_010.O13]+[$V_010.$N13]);&quot;0,00&quot;) ; &quot;;&quot;  ; TEXT( [.L13]+([$V_010.O13]+[$V_010.$N13]);&quot;0,00&quot;) ; &quot;]&quot; )" office:value-type="string" office:string-value="" calcext:value-type="error">
            <text:p>#DIV/0!</text:p>
          </table:table-cell>
          <table:table-cell table:style-name="ce58" table:formula="of:=[.F13]-[.$B13]" office:value-type="string" office:string-value="" calcext:value-type="error">
            <text:p>#DIV/0!</text:p>
          </table:table-cell>
          <table:table-cell table:style-name="ce65" table:formula="of:=COM.MICROSOFT.CONCAT(&quot;[&quot; ; TEXT([.N13]-([$V_010.P13]+[$V_010.$N13]);&quot;0,00&quot;) ; &quot;;&quot;  ; TEXT( [.N13]+([$V_010.P13]+[$V_010.$N13]);&quot;0,00&quot;) ; &quot;]&quot; )" office:value-type="string" office:string-value="" calcext:value-type="error">
            <text:p>#DIV/0!</text:p>
          </table:table-cell>
          <table:table-cell table:style-name="ce55" table:formula="of:=[.H13]-[.$B13]" office:value-type="string" office:string-value="" calcext:value-type="error">
            <text:p>#DIV/0!</text:p>
          </table:table-cell>
          <table:table-cell table:style-name="ce113" table:formula="of:=COM.MICROSOFT.CONCAT(&quot;[&quot; ; TEXT([.P13]-([$V_010.Q13]+[$V_010.$N13]);&quot;0,00&quot;) ; &quot;;&quot;  ; TEXT( [.P13]+([$V_010.Q13]+[$V_010.$N13]);&quot;0,00&quot;) ; &quot;]&quot; 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019</text:p>
          </table:table-cell>
          <table:table-cell table:style-name="ce55" table:formula="of:=[$V_010.B14]" office:value-type="string" office:string-value="" calcext:value-type="error">
            <text:p>#DIV/0!</text:p>
          </table:table-cell>
          <table:table-cell table:style-name="ce113" table:formula="of:=COM.MICROSOFT.CONCAT(&quot;[&quot; ; TEXT([.B14]-[$V_010.N14];&quot;0,00&quot;) ; &quot;;&quot;  ; TEXT( [.B14]+[$V_010.N14];&quot;0,00&quot;) ; &quot;]&quot; )" office:value-type="string" office:string-value="" calcext:value-type="error">
            <text:p>#DIV/0!</text:p>
          </table:table-cell>
          <table:table-cell table:style-name="ce55" table:formula="of:=[$V_010.C14]" office:value-type="string" office:string-value="" calcext:value-type="error">
            <text:p>#DIV/0!</text:p>
          </table:table-cell>
          <table:table-cell table:style-name="ce113" table:formula="of:=COM.MICROSOFT.CONCAT(&quot;[&quot; ; TEXT([.D14]-[$V_010.O14];&quot;0,00&quot;) ; &quot;;&quot;  ; TEXT([.D14]+[$V_010.O14];&quot;0,00&quot;) ; &quot;]&quot; )" office:value-type="string" office:string-value="" calcext:value-type="error">
            <text:p>#DIV/0!</text:p>
          </table:table-cell>
          <table:table-cell table:style-name="ce58" table:formula="of:=[$V_010.D14]" office:value-type="string" office:string-value="" calcext:value-type="error">
            <text:p>#DIV/0!</text:p>
          </table:table-cell>
          <table:table-cell table:style-name="ce65" table:formula="of:=COM.MICROSOFT.CONCAT(&quot;[&quot; ; TEXT([.F14]-[$V_010.P14];&quot;0,00&quot;) ; &quot;;&quot;  ; TEXT([.F14]+[$V_010.P14];&quot;0,00&quot;) ; &quot;]&quot; )" office:value-type="string" office:string-value="" calcext:value-type="error">
            <text:p>#DIV/0!</text:p>
          </table:table-cell>
          <table:table-cell table:style-name="ce55" table:formula="of:=[$V_010.E14]" office:value-type="string" office:string-value="" calcext:value-type="error">
            <text:p>#DIV/0!</text:p>
          </table:table-cell>
          <table:table-cell table:style-name="ce113" table:formula="of:=COM.MICROSOFT.CONCAT(&quot;[&quot; ; TEXT([.H14]-[$V_010.Q14];&quot;0,00&quot;) ; &quot;;&quot;  ; TEXT([.H14]+[$V_010.Q14];&quot;0,00&quot;) ; &quot;]&quot; )" office:value-type="string" office:string-value="" calcext:value-type="error">
            <text:p>#DIV/0!</text:p>
          </table:table-cell>
          <table:table-cell/>
          <table:table-cell table:style-name="ce33" office:value-type="string" calcext:value-type="string">
            <text:p>C019</text:p>
          </table:table-cell>
          <table:table-cell table:style-name="ce55" table:formula="of:=[.D14]-[.$B14]" office:value-type="string" office:string-value="" calcext:value-type="error">
            <text:p>#DIV/0!</text:p>
          </table:table-cell>
          <table:table-cell table:style-name="ce113" table:formula="of:=COM.MICROSOFT.CONCAT(&quot;[&quot; ; TEXT([.L14]-([$V_010.O14]+[$V_010.$N14]);&quot;0,00&quot;) ; &quot;;&quot;  ; TEXT( [.L14]+([$V_010.O14]+[$V_010.$N14]);&quot;0,00&quot;) ; &quot;]&quot; )" office:value-type="string" office:string-value="" calcext:value-type="error">
            <text:p>#DIV/0!</text:p>
          </table:table-cell>
          <table:table-cell table:style-name="ce58" table:formula="of:=[.F14]-[.$B14]" office:value-type="string" office:string-value="" calcext:value-type="error">
            <text:p>#DIV/0!</text:p>
          </table:table-cell>
          <table:table-cell table:style-name="ce65" table:formula="of:=COM.MICROSOFT.CONCAT(&quot;[&quot; ; TEXT([.N14]-([$V_010.P14]+[$V_010.$N14]);&quot;0,00&quot;) ; &quot;;&quot;  ; TEXT( [.N14]+([$V_010.P14]+[$V_010.$N14]);&quot;0,00&quot;) ; &quot;]&quot; )" office:value-type="string" office:string-value="" calcext:value-type="error">
            <text:p>#DIV/0!</text:p>
          </table:table-cell>
          <table:table-cell table:style-name="ce55" table:formula="of:=[.H14]-[.$B14]" office:value-type="string" office:string-value="" calcext:value-type="error">
            <text:p>#DIV/0!</text:p>
          </table:table-cell>
          <table:table-cell table:style-name="ce113" table:formula="of:=COM.MICROSOFT.CONCAT(&quot;[&quot; ; TEXT([.P14]-([$V_010.Q14]+[$V_010.$N14]);&quot;0,00&quot;) ; &quot;;&quot;  ; TEXT( [.P14]+([$V_010.Q14]+[$V_010.$N14]);&quot;0,00&quot;) ; &quot;]&quot; 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C024</text:p>
          </table:table-cell>
          <table:table-cell table:style-name="ce55" table:formula="of:=[$V_010.B15]" office:value-type="string" office:string-value="" calcext:value-type="error">
            <text:p>#DIV/0!</text:p>
          </table:table-cell>
          <table:table-cell table:style-name="ce113" table:formula="of:=COM.MICROSOFT.CONCAT(&quot;[&quot; ; TEXT([.B15]-[$V_010.N15];&quot;0,00&quot;) ; &quot;;&quot;  ; TEXT( [.B15]+[$V_010.N15];&quot;0,00&quot;) ; &quot;]&quot; )" office:value-type="string" office:string-value="" calcext:value-type="error">
            <text:p>#DIV/0!</text:p>
          </table:table-cell>
          <table:table-cell table:style-name="ce55" table:formula="of:=[$V_010.C15]" office:value-type="string" office:string-value="" calcext:value-type="error">
            <text:p>#DIV/0!</text:p>
          </table:table-cell>
          <table:table-cell table:style-name="ce113" table:formula="of:=COM.MICROSOFT.CONCAT(&quot;[&quot; ; TEXT([.D15]-[$V_010.O15];&quot;0,00&quot;) ; &quot;;&quot;  ; TEXT([.D15]+[$V_010.O15];&quot;0,00&quot;) ; &quot;]&quot; )" office:value-type="string" office:string-value="" calcext:value-type="error">
            <text:p>#DIV/0!</text:p>
          </table:table-cell>
          <table:table-cell table:style-name="ce58" table:formula="of:=[$V_010.D15]" office:value-type="string" office:string-value="" calcext:value-type="error">
            <text:p>#DIV/0!</text:p>
          </table:table-cell>
          <table:table-cell table:style-name="ce65" table:formula="of:=COM.MICROSOFT.CONCAT(&quot;[&quot; ; TEXT([.F15]-[$V_010.P15];&quot;0,00&quot;) ; &quot;;&quot;  ; TEXT([.F15]+[$V_010.P15];&quot;0,00&quot;) ; &quot;]&quot; )" office:value-type="string" office:string-value="" calcext:value-type="error">
            <text:p>#DIV/0!</text:p>
          </table:table-cell>
          <table:table-cell table:style-name="ce55" table:formula="of:=[$V_010.E15]" office:value-type="string" office:string-value="" calcext:value-type="error">
            <text:p>#DIV/0!</text:p>
          </table:table-cell>
          <table:table-cell table:style-name="ce113" table:formula="of:=COM.MICROSOFT.CONCAT(&quot;[&quot; ; TEXT([.H15]-[$V_010.Q15];&quot;0,00&quot;) ; &quot;;&quot;  ; TEXT([.H15]+[$V_010.Q15];&quot;0,00&quot;) ; &quot;]&quot; )" office:value-type="string" office:string-value="" calcext:value-type="error">
            <text:p>#DIV/0!</text:p>
          </table:table-cell>
          <table:table-cell/>
          <table:table-cell table:style-name="ce33" office:value-type="string" calcext:value-type="string">
            <text:p>C024</text:p>
          </table:table-cell>
          <table:table-cell table:style-name="ce55" table:formula="of:=[.D15]-[.$B15]" office:value-type="string" office:string-value="" calcext:value-type="error">
            <text:p>#DIV/0!</text:p>
          </table:table-cell>
          <table:table-cell table:style-name="ce113" table:formula="of:=COM.MICROSOFT.CONCAT(&quot;[&quot; ; TEXT([.L15]-([$V_010.O15]+[$V_010.$N15]);&quot;0,00&quot;) ; &quot;;&quot;  ; TEXT( [.L15]+([$V_010.O15]+[$V_010.$N15]);&quot;0,00&quot;) ; &quot;]&quot; )" office:value-type="string" office:string-value="" calcext:value-type="error">
            <text:p>#DIV/0!</text:p>
          </table:table-cell>
          <table:table-cell table:style-name="ce58" table:formula="of:=[.F15]-[.$B15]" office:value-type="string" office:string-value="" calcext:value-type="error">
            <text:p>#DIV/0!</text:p>
          </table:table-cell>
          <table:table-cell table:style-name="ce65" table:formula="of:=COM.MICROSOFT.CONCAT(&quot;[&quot; ; TEXT([.N15]-([$V_010.P15]+[$V_010.$N15]);&quot;0,00&quot;) ; &quot;;&quot;  ; TEXT( [.N15]+([$V_010.P15]+[$V_010.$N15]);&quot;0,00&quot;) ; &quot;]&quot; )" office:value-type="string" office:string-value="" calcext:value-type="error">
            <text:p>#DIV/0!</text:p>
          </table:table-cell>
          <table:table-cell table:style-name="ce55" table:formula="of:=[.H15]-[.$B15]" office:value-type="string" office:string-value="" calcext:value-type="error">
            <text:p>#DIV/0!</text:p>
          </table:table-cell>
          <table:table-cell table:style-name="ce113" table:formula="of:=COM.MICROSOFT.CONCAT(&quot;[&quot; ; TEXT([.P15]-([$V_010.Q15]+[$V_010.$N15]);&quot;0,00&quot;) ; &quot;;&quot;  ; TEXT( [.P15]+([$V_010.Q15]+[$V_010.$N15]);&quot;0,00&quot;) ; &quot;]&quot; 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3">
          <table:table-cell table:style-name="ce19" office:value-type="string" calcext:value-type="string">
            <text:p>Média</text:p>
          </table:table-cell>
          <table:table-cell table:style-name="ce24" table:formula="of:=[$V_010.B16]" office:value-type="string" office:string-value="" calcext:value-type="error">
            <text:p>#DIV/0!</text:p>
          </table:table-cell>
          <table:table-cell table:style-name="ce44" table:formula="of:=COM.MICROSOFT.CONCAT(&quot;[&quot; ; TEXT([.B16]-[$V_010.N16];&quot;0,00&quot;) ; &quot;;&quot;  ; TEXT( [.B16]+[$V_010.N16];&quot;0,00&quot;) ; &quot;]&quot; )" office:value-type="string" office:string-value="" calcext:value-type="error">
            <text:p>#DIV/0!</text:p>
          </table:table-cell>
          <table:table-cell table:style-name="ce24" table:formula="of:=[$V_010.C16]" office:value-type="string" office:string-value="" calcext:value-type="error">
            <text:p>#DIV/0!</text:p>
          </table:table-cell>
          <table:table-cell table:style-name="ce44" table:formula="of:=COM.MICROSOFT.CONCAT(&quot;[&quot; ; TEXT([.D16]-[$V_010.O16];&quot;0,00&quot;) ; &quot;;&quot;  ; TEXT( [.D16]+[$V_010.O16];&quot;0,00&quot;) ; &quot;]&quot; )" office:value-type="string" office:string-value="" calcext:value-type="error">
            <text:p>#DIV/0!</text:p>
          </table:table-cell>
          <table:table-cell table:style-name="ce61" table:formula="of:=[$V_010.D16]" office:value-type="string" office:string-value="" calcext:value-type="error">
            <text:p>#DIV/0!</text:p>
          </table:table-cell>
          <table:table-cell table:style-name="ce66" table:formula="of:=COM.MICROSOFT.CONCAT(&quot;[&quot; ; TEXT([.F16]-[$V_010.P16];&quot;0,00&quot;) ; &quot;;&quot;  ; TEXT( [.F16]+[$V_010.P16];&quot;0,00&quot;) ; &quot;]&quot; )" office:value-type="string" office:string-value="" calcext:value-type="error">
            <text:p>#DIV/0!</text:p>
          </table:table-cell>
          <table:table-cell table:style-name="ce24" table:formula="of:=[$V_010.E16]" office:value-type="string" office:string-value="" calcext:value-type="error">
            <text:p>#DIV/0!</text:p>
          </table:table-cell>
          <table:table-cell table:style-name="ce44" table:formula="of:=COM.MICROSOFT.CONCAT(&quot;[&quot; ; TEXT([.H16]-[$V_010.Q16];&quot;0,00&quot;) ; &quot;;&quot;  ; TEXT( [.H16]+[$V_010.Q16];&quot;0,00&quot;) ; &quot;]&quot; )" office:value-type="string" office:string-value="" calcext:value-type="error">
            <text:p>#DIV/0!</text:p>
          </table:table-cell>
          <table:table-cell table:style-name="ce54"/>
          <table:table-cell table:style-name="ce67" office:value-type="string" calcext:value-type="string">
            <text:p>Média</text:p>
          </table:table-cell>
          <table:table-cell table:style-name="ce83" table:formula="of:=AVERAGE([.L4:.L15])" office:value-type="string" office:string-value="" calcext:value-type="error">
            <text:p>#DIV/0!</text:p>
          </table:table-cell>
          <table:table-cell table:style-name="ce91" table:formula="of:=COM.MICROSOFT.CONCAT(&quot;[&quot; ; TEXT([.L16]-([$V_010.O16]+[$V_010.$N16]);&quot;0,00&quot;) ; &quot;;&quot;  ; TEXT( [.L16]+([$V_010.O16]+[$V_010.$N16]);&quot;0,00&quot;) ; &quot;]&quot; )" office:value-type="string" office:string-value="" calcext:value-type="error">
            <text:p>#DIV/0!</text:p>
          </table:table-cell>
          <table:table-cell table:style-name="ce110" table:formula="of:=[.F16]-[.$B16]" office:value-type="string" office:string-value="" calcext:value-type="error">
            <text:p>#DIV/0!</text:p>
          </table:table-cell>
          <table:table-cell table:style-name="ce114" table:formula="of:=COM.MICROSOFT.CONCAT(&quot;[&quot; ; TEXT([.N16]-([$V_010.P16]+[$V_010.$N16]);&quot;0,00&quot;) ; &quot;;&quot;  ; TEXT( [.N16]+([$V_010.P16]+[$V_010.$N16]);&quot;0,00&quot;) ; &quot;]&quot; )" office:value-type="string" office:string-value="" calcext:value-type="error">
            <text:p>#DIV/0!</text:p>
          </table:table-cell>
          <table:table-cell table:style-name="ce83" table:formula="of:=[.H16]-[.$B16]" office:value-type="string" office:string-value="" calcext:value-type="error">
            <text:p>#DIV/0!</text:p>
          </table:table-cell>
          <table:table-cell table:style-name="ce91" table:formula="of:=COM.MICROSOFT.CONCAT(&quot;[&quot; ; TEXT([.P16]-([$V_010.Q16]+[$V_010.$N16]);&quot;0,00&quot;) ; &quot;;&quot;  ; TEXT( [.P16]+([$V_010.Q16]+[$V_010.$N16]);&quot;0,00&quot;) ; &quot;]&quot; )" office:value-type="string" office:string-value="" calcext:value-type="error">
            <text:p>#DIV/0!</text:p>
          </table:table-cell>
          <table:table-cell table:style-name="ce46"/>
          <table:table-cell table:style-name="ce107" table:number-columns-repeated="3"/>
          <table:table-cell table:style-name="ce46" table:number-columns-repeated="994"/>
          <table:table-cell table:style-name="ce128" table:number-columns-repeated="8"/>
        </table:table-row>
        <table:table-row table:style-name="ro1">
          <table:table-cell table:number-columns-repeated="1023"/>
        </table:table-row>
        <table:table-row table:style-name="ro2">
          <table:table-cell table:style-name="ce9" office:value-type="string" calcext:value-type="string" table:number-columns-spanned="9" table:number-rows-spanned="1">
            <text:p>MSSIM - sigma=10</text:p>
          </table:table-cell>
          <table:covered-table-cell table:style-name="ce21"/>
          <table:covered-table-cell table:style-name="ce37"/>
          <table:covered-table-cell table:style-name="ce21"/>
          <table:covered-table-cell table:style-name="ce37"/>
          <table:covered-table-cell table:style-name="ce21"/>
          <table:covered-table-cell table:style-name="ce37"/>
          <table:covered-table-cell table:style-name="ce21"/>
          <table:covered-table-cell table:style-name="ce37"/>
          <table:table-cell/>
          <table:table-cell table:style-name="ce59" office:value-type="string" calcext:value-type="string" table:number-columns-spanned="7" table:number-rows-spanned="1">
            <text:p>MSSIM Improv (%) - sigma=10</text:p>
          </table:table-cell>
          <table:covered-table-cell table:style-name="ce81"/>
          <table:covered-table-cell table:style-name="ce89"/>
          <table:covered-table-cell table:style-name="ce81"/>
          <table:covered-table-cell table:style-name="ce89"/>
          <table:covered-table-cell table:style-name="ce95"/>
          <table:covered-table-cell table:style-name="ce89"/>
          <table:table-cell/>
          <table:table-cell table:style-name="ce108" office:value-type="string" calcext:value-type="string" table:number-columns-spanned="3" table:number-rows-spanned="1">
            <text:p>CI</text:p>
          </table:table-cell>
          <table:covered-table-cell table:number-columns-repeated="2"/>
          <table:table-cell table:number-columns-repeated="1002"/>
        </table:table-row>
        <table:table-row table:style-name="ro3">
          <table:table-cell table:style-name="ce12" office:value-type="string" calcext:value-type="string">
            <text:p>imagem</text:p>
          </table:table-cell>
          <table:table-cell table:style-name="ce22" office:value-type="string" calcext:value-type="string" table:number-columns-spanned="2" table:number-rows-spanned="1">
            <text:p>noisy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-lbp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-glcm</text:p>
          </table:table-cell>
          <table:covered-table-cell table:style-name="ce42"/>
          <table:table-cell table:style-name="ce14"/>
          <table:table-cell table:style-name="ce60" office:value-type="string" calcext:value-type="string">
            <text:p>imagem</text:p>
          </table:table-cell>
          <table:table-cell table:style-name="ce135" office:value-type="string" calcext:value-type="string" table:number-columns-spanned="2" table:number-rows-spanned="1">
            <text:p>nlm</text:p>
          </table:table-cell>
          <table:covered-table-cell table:style-name="ce90"/>
          <table:table-cell table:style-name="ce135" office:value-type="string" calcext:value-type="string" table:number-columns-spanned="2" table:number-rows-spanned="1">
            <text:p>nlm-lbp</text:p>
          </table:table-cell>
          <table:covered-table-cell table:style-name="ce90"/>
          <table:table-cell table:style-name="ce135" office:value-type="string" calcext:value-type="string" table:number-columns-spanned="2" table:number-rows-spanned="1">
            <text:p>nlm-glcm</text:p>
          </table:table-cell>
          <table:covered-table-cell table:style-name="ce90"/>
          <table:table-cell table:style-name="ce14"/>
          <table:table-cell table:style-name="ce109" office:value-type="string" calcext:value-type="string">
            <text:p>nlm</text:p>
          </table:table-cell>
          <table:table-cell table:style-name="ce109" office:value-type="string" calcext:value-type="string">
            <text:p>nlm-lbp</text:p>
          </table:table-cell>
          <table:table-cell table:style-name="ce109" office:value-type="string" calcext:value-type="string">
            <text:p>nlm-glcm</text:p>
          </table:table-cell>
          <table:table-cell table:style-name="ce14" table:number-columns-repeated="994"/>
          <table:table-cell table:number-columns-repeated="8"/>
        </table:table-row>
        <table:table-row table:style-name="ro3">
          <table:table-cell table:style-name="ce7" office:value-type="string" calcext:value-type="string">
            <text:p>C001</text:p>
          </table:table-cell>
          <table:table-cell table:style-name="ce62" table:formula="of:=[$V_010.B20]" office:value-type="float" office:value="0.957961112805555" calcext:value-type="float">
            <text:p>0,958</text:p>
          </table:table-cell>
          <table:table-cell table:style-name="ce45" table:formula="of:=COM.MICROSOFT.CONCAT(&quot;[&quot; ; TEXT([.B20]-[$V_010.N20];&quot;0,000&quot;) ; &quot;;&quot;  ; TEXT( [.B20]+[$V_010.N20];&quot;0,000&quot;) ; &quot;]&quot; )" office:value-type="string" office:string-value="[0,958;0,958]" calcext:value-type="string">
            <text:p>[0,958;0,958]</text:p>
          </table:table-cell>
          <table:table-cell table:style-name="ce62" table:formula="of:=[$V_010.C20]" office:value-type="float" office:value="0.978438749508071" calcext:value-type="float">
            <text:p>0,978</text:p>
          </table:table-cell>
          <table:table-cell table:style-name="ce45" table:formula="of:=COM.MICROSOFT.CONCAT(&quot;[&quot; ; TEXT([.D20]-[$V_010.O20];&quot;0,000&quot;) ; &quot;;&quot;  ; TEXT([.D20]+[$V_010.O20];&quot;0,000&quot;) ; &quot;]&quot; )" office:value-type="string" office:string-value="[0,978;0,979]" calcext:value-type="string">
            <text:p>[0,978;0,979]</text:p>
          </table:table-cell>
          <table:table-cell table:style-name="ce63" table:formula="of:=[$V_010.D20]" office:value-type="float" office:value="0.976713104501998" calcext:value-type="float">
            <text:p>0,977</text:p>
          </table:table-cell>
          <table:table-cell table:style-name="ce68" table:formula="of:=COM.MICROSOFT.CONCAT(&quot;[&quot; ; TEXT([.F20]-[$V_010.P20];&quot;0,000&quot;) ; &quot;;&quot;  ; TEXT([.F20]+[$V_010.P20];&quot;0,000&quot;) ; &quot;]&quot; )" office:value-type="string" office:string-value="[0,977;0,977]" calcext:value-type="string">
            <text:p>[0,977;0,977]</text:p>
          </table:table-cell>
          <table:table-cell table:style-name="ce62" table:formula="of:=[$V_010.E20]" office:value-type="float" office:value="0.975370421877838" calcext:value-type="float">
            <text:p>0,975</text:p>
          </table:table-cell>
          <table:table-cell table:style-name="ce45" table:formula="of:=COM.MICROSOFT.CONCAT(&quot;[&quot; ; TEXT([.H20]-[$V_010.Q20];&quot;0,000&quot;) ; &quot;;&quot;  ; TEXT([.H20]+[$V_010.Q20];&quot;0,000&quot;) ; &quot;]&quot; )" office:value-type="string" office:string-value="[0,975;0,975]" calcext:value-type="string">
            <text:p>[0,975;0,975]</text:p>
          </table:table-cell>
          <table:table-cell table:style-name="ce16"/>
          <table:table-cell table:style-name="ce35" office:value-type="string" calcext:value-type="string">
            <text:p>C001</text:p>
          </table:table-cell>
          <table:table-cell table:style-name="ce85" table:formula="of:=100*([.D20]-[.$B20])/[.$B20]" office:value-type="float" office:value="2.13762713629819" calcext:value-type="float">
            <text:p>2,1</text:p>
          </table:table-cell>
          <table:table-cell table:style-name="ce113" table:formula="of:=COM.MICROSOFT.CONCAT(&quot;[&quot; ; TEXT([.L20]-[.S20];&quot;0,0&quot;) ; &quot;;&quot;  ; TEXT( [.L20]+[.S20];&quot;0,0&quot;) ; &quot;]&quot; )" office:value-type="string" office:string-value="[2,1;2,2]" calcext:value-type="string">
            <text:p>[2,1;2,2]</text:p>
          </table:table-cell>
          <table:table-cell table:style-name="ce111" table:formula="of:=100*([.F20]-[.$B20])/[.$B20]" office:value-type="float" office:value="1.95748986527485" calcext:value-type="float">
            <text:p>2,0</text:p>
          </table:table-cell>
          <table:table-cell table:style-name="ce65" table:formula="of:=COM.MICROSOFT.CONCAT(&quot;[&quot; ; TEXT([.N20]-[.T20];&quot;0,0&quot;) ; &quot;;&quot;  ; TEXT( [.N20]+[.T20];&quot;0,0&quot;) ; &quot;]&quot; )" office:value-type="string" office:string-value="[1,9;2,0]" calcext:value-type="string">
            <text:p>[1,9;2,0]</text:p>
          </table:table-cell>
          <table:table-cell table:style-name="ce85" table:formula="of:=100*([.H20]-[.$B20])/[.$B20]" office:value-type="float" office:value="1.81732941343476" calcext:value-type="float">
            <text:p>1,8</text:p>
          </table:table-cell>
          <table:table-cell table:style-name="ce113" table:formula="of:=COM.MICROSOFT.CONCAT(&quot;[&quot; ; TEXT([.P20]-[.U20];&quot;0,0&quot;) ; &quot;;&quot;  ; TEXT( [.P20]+[.U20];&quot;0,0&quot;) ; &quot;]&quot; )" office:value-type="string" office:string-value="[1,8;1,8]" calcext:value-type="string">
            <text:p>[1,8;1,8]</text:p>
          </table:table-cell>
          <table:table-cell table:style-name="ce16"/>
          <table:table-cell table:style-name="ce10" table:formula="of:=100*( ( ([.D20]-[.$B20])*[$V_010.N20]+[.$B20]*([$V_010.O20]+[$V_010.$N20])) / [.$B20]^2  )" office:value-type="float" office:value="0.0276910735644037" calcext:value-type="float">
            <text:p>0,03</text:p>
          </table:table-cell>
          <table:table-cell table:style-name="ce10" table:formula="of:=100*( ( ([.F20]-[.$B20])*[$V_010.O20]+[.$B20]*([$V_010.P20]+[$V_010.$N20])) / [.$B20]^2  )" office:value-type="float" office:value="0.0203912387555129" calcext:value-type="float">
            <text:p>0,02</text:p>
          </table:table-cell>
          <table:table-cell table:style-name="ce10" table:formula="of:=100*( ( ([.H20]-[.$B20])*[$V_010.P20]+[.$B20]*([$V_010.Q20]+[$V_010.$N20])) / [.$B20]^2  )" office:value-type="float" office:value="0.0262154281386166" calcext:value-type="float">
            <text:p>0,03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7" office:value-type="string" calcext:value-type="string">
            <text:p>C002</text:p>
          </table:table-cell>
          <table:table-cell table:style-name="ce62" table:formula="of:=[$V_010.B21]" office:value-type="float" office:value="0.756653814380736" calcext:value-type="float">
            <text:p>0,757</text:p>
          </table:table-cell>
          <table:table-cell table:style-name="ce45" table:formula="of:=COM.MICROSOFT.CONCAT(&quot;[&quot; ; TEXT([.B21]-[$V_010.N21];&quot;0,000&quot;) ; &quot;;&quot;  ; TEXT( [.B21]+[$V_010.N21];&quot;0,000&quot;) ; &quot;]&quot; )" office:value-type="string" office:string-value="[0,756;0,758]" calcext:value-type="string">
            <text:p>[0,756;0,758]</text:p>
          </table:table-cell>
          <table:table-cell table:style-name="ce62" table:formula="of:=[$V_010.C21]" office:value-type="float" office:value="0.882825755026203" calcext:value-type="float">
            <text:p>0,883</text:p>
          </table:table-cell>
          <table:table-cell table:style-name="ce45" table:formula="of:=COM.MICROSOFT.CONCAT(&quot;[&quot; ; TEXT([.D21]-[$V_010.O21];&quot;0,000&quot;) ; &quot;;&quot;  ; TEXT([.D21]+[$V_010.O21];&quot;0,000&quot;) ; &quot;]&quot; )" office:value-type="string" office:string-value="[0,882;0,884]" calcext:value-type="string">
            <text:p>[0,882;0,884]</text:p>
          </table:table-cell>
          <table:table-cell table:style-name="ce63" table:formula="of:=[$V_010.D21]" office:value-type="float" office:value="0.907099796792293" calcext:value-type="float">
            <text:p>0,907</text:p>
          </table:table-cell>
          <table:table-cell table:style-name="ce68" table:formula="of:=COM.MICROSOFT.CONCAT(&quot;[&quot; ; TEXT([.F21]-[$V_010.P21];&quot;0,000&quot;) ; &quot;;&quot;  ; TEXT([.F21]+[$V_010.P21];&quot;0,000&quot;) ; &quot;]&quot; )" office:value-type="string" office:string-value="[0,906;0,908]" calcext:value-type="string">
            <text:p>[0,906;0,908]</text:p>
          </table:table-cell>
          <table:table-cell table:style-name="ce62" table:formula="of:=[$V_010.E21]" office:value-type="float" office:value="0.899802684812129" calcext:value-type="float">
            <text:p>0,900</text:p>
          </table:table-cell>
          <table:table-cell table:style-name="ce45" table:formula="of:=COM.MICROSOFT.CONCAT(&quot;[&quot; ; TEXT([.H21]-[$V_010.Q21];&quot;0,000&quot;) ; &quot;;&quot;  ; TEXT([.H21]+[$V_010.Q21];&quot;0,000&quot;) ; &quot;]&quot; )" office:value-type="string" office:string-value="[0,899;0,901]" calcext:value-type="string">
            <text:p>[0,899;0,901]</text:p>
          </table:table-cell>
          <table:table-cell table:style-name="ce16"/>
          <table:table-cell table:style-name="ce35" office:value-type="string" calcext:value-type="string">
            <text:p>C002</text:p>
          </table:table-cell>
          <table:table-cell table:style-name="ce85" table:formula="of:=100*([.D21]-[.$B21])/[.$B21]" office:value-type="float" office:value="16.6749890435336" calcext:value-type="float">
            <text:p>16,7</text:p>
          </table:table-cell>
          <table:table-cell table:style-name="ce113" table:formula="of:=COM.MICROSOFT.CONCAT(&quot;[&quot; ; TEXT([.L21]-[.S21];&quot;0,0&quot;) ; &quot;;&quot;  ; TEXT( [.L21]+[.S21];&quot;0,0&quot;) ; &quot;]&quot; )" office:value-type="string" office:string-value="[16,4;16,9]" calcext:value-type="string">
            <text:p>[16,4;16,9]</text:p>
          </table:table-cell>
          <table:table-cell table:style-name="ce111" table:formula="of:=100*([.F21]-[.$B21])/[.$B21]" office:value-type="float" office:value="19.8830666749081" calcext:value-type="float">
            <text:p>19,9</text:p>
          </table:table-cell>
          <table:table-cell table:style-name="ce65" table:formula="of:=COM.MICROSOFT.CONCAT(&quot;[&quot; ; TEXT([.N21]-[.T21];&quot;0,0&quot;) ; &quot;;&quot;  ; TEXT( [.N21]+[.T21];&quot;0,0&quot;) ; &quot;]&quot; )" office:value-type="string" office:string-value="[19,6;20,2]" calcext:value-type="string">
            <text:p>[19,6;20,2]</text:p>
          </table:table-cell>
          <table:table-cell table:style-name="ce85" table:formula="of:=100*([.H21]-[.$B21])/[.$B21]" office:value-type="float" office:value="18.9186742616965" calcext:value-type="float">
            <text:p>18,9</text:p>
          </table:table-cell>
          <table:table-cell table:style-name="ce113" table:formula="of:=COM.MICROSOFT.CONCAT(&quot;[&quot; ; TEXT([.P21]-[.U21];&quot;0,0&quot;) ; &quot;;&quot;  ; TEXT( [.P21]+[.U21];&quot;0,0&quot;) ; &quot;]&quot; )" office:value-type="string" office:string-value="[18,6;19,2]" calcext:value-type="string">
            <text:p>[18,6;19,2]</text:p>
          </table:table-cell>
          <table:table-cell table:style-name="ce16"/>
          <table:table-cell table:style-name="ce10" table:formula="of:=100*( ( ([.D21]-[.$B21])*[$V_010.N21]+[.$B21]*([$V_010.O21]+[$V_010.$N21])) / [.$B21]^2  )" office:value-type="float" office:value="0.23971652185889" calcext:value-type="float">
            <text:p>0,24</text:p>
          </table:table-cell>
          <table:table-cell table:style-name="ce10" table:formula="of:=100*( ( ([.F21]-[.$B21])*[$V_010.O21]+[.$B21]*([$V_010.P21]+[$V_010.$N21])) / [.$B21]^2  )" office:value-type="float" office:value="0.285457146614492" calcext:value-type="float">
            <text:p>0,29</text:p>
          </table:table-cell>
          <table:table-cell table:style-name="ce10" table:formula="of:=100*( ( ([.H21]-[.$B21])*[$V_010.P21]+[.$B21]*([$V_010.Q21]+[$V_010.$N21])) / [.$B21]^2  )" office:value-type="float" office:value="0.273715018822658" calcext:value-type="float">
            <text:p>0,27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7" office:value-type="string" calcext:value-type="string">
            <text:p>C004</text:p>
          </table:table-cell>
          <table:table-cell table:style-name="ce62" table:formula="of:=[$V_010.B22]" office:value-type="float" office:value="0.839033823701573" calcext:value-type="float">
            <text:p>0,839</text:p>
          </table:table-cell>
          <table:table-cell table:style-name="ce45" table:formula="of:=COM.MICROSOFT.CONCAT(&quot;[&quot; ; TEXT([.B22]-[$V_010.N22];&quot;0,000&quot;) ; &quot;;&quot;  ; TEXT( [.B22]+[$V_010.N22];&quot;0,000&quot;) ; &quot;]&quot; )" office:value-type="string" office:string-value="[0,838;0,840]" calcext:value-type="string">
            <text:p>[0,838;0,840]</text:p>
          </table:table-cell>
          <table:table-cell table:style-name="ce62" table:formula="of:=[$V_010.C22]" office:value-type="float" office:value="0.914970371517357" calcext:value-type="float">
            <text:p>0,915</text:p>
          </table:table-cell>
          <table:table-cell table:style-name="ce45" table:formula="of:=COM.MICROSOFT.CONCAT(&quot;[&quot; ; TEXT([.D22]-[$V_010.O22];&quot;0,000&quot;) ; &quot;;&quot;  ; TEXT([.D22]+[$V_010.O22];&quot;0,000&quot;) ; &quot;]&quot; )" office:value-type="string" office:string-value="[0,914;0,916]" calcext:value-type="string">
            <text:p>[0,914;0,916]</text:p>
          </table:table-cell>
          <table:table-cell table:style-name="ce63" table:formula="of:=[$V_010.D22]" office:value-type="float" office:value="0.944810001418684" calcext:value-type="float">
            <text:p>0,945</text:p>
          </table:table-cell>
          <table:table-cell table:style-name="ce68" table:formula="of:=COM.MICROSOFT.CONCAT(&quot;[&quot; ; TEXT([.F22]-[$V_010.P22];&quot;0,000&quot;) ; &quot;;&quot;  ; TEXT([.F22]+[$V_010.P22];&quot;0,000&quot;) ; &quot;]&quot; )" office:value-type="string" office:string-value="[0,945;0,945]" calcext:value-type="string">
            <text:p>[0,945;0,945]</text:p>
          </table:table-cell>
          <table:table-cell table:style-name="ce62" table:formula="of:=[$V_010.E22]" office:value-type="float" office:value="0.938309848973315" calcext:value-type="float">
            <text:p>0,938</text:p>
          </table:table-cell>
          <table:table-cell table:style-name="ce45" table:formula="of:=COM.MICROSOFT.CONCAT(&quot;[&quot; ; TEXT([.H22]-[$V_010.Q22];&quot;0,000&quot;) ; &quot;;&quot;  ; TEXT([.H22]+[$V_010.Q22];&quot;0,000&quot;) ; &quot;]&quot; )" office:value-type="string" office:string-value="[0,938;0,939]" calcext:value-type="string">
            <text:p>[0,938;0,939]</text:p>
          </table:table-cell>
          <table:table-cell table:style-name="ce16"/>
          <table:table-cell table:style-name="ce35" office:value-type="string" calcext:value-type="string">
            <text:p>C004</text:p>
          </table:table-cell>
          <table:table-cell table:style-name="ce85" table:formula="of:=100*([.D22]-[.$B22])/[.$B22]" office:value-type="float" office:value="9.05047516210662" calcext:value-type="float">
            <text:p>9,1</text:p>
          </table:table-cell>
          <table:table-cell table:style-name="ce113" table:formula="of:=COM.MICROSOFT.CONCAT(&quot;[&quot; ; TEXT([.L22]-[.S22];&quot;0,0&quot;) ; &quot;;&quot;  ; TEXT( [.L22]+[.S22];&quot;0,0&quot;) ; &quot;]&quot; )" office:value-type="string" office:string-value="[8,9;9,2]" calcext:value-type="string">
            <text:p>[8,9;9,2]</text:p>
          </table:table-cell>
          <table:table-cell table:style-name="ce111" table:formula="of:=100*([.F22]-[.$B22])/[.$B22]" office:value-type="float" office:value="12.6069026932023" calcext:value-type="float">
            <text:p>12,6</text:p>
          </table:table-cell>
          <table:table-cell table:style-name="ce65" table:formula="of:=COM.MICROSOFT.CONCAT(&quot;[&quot; ; TEXT([.N22]-[.T22];&quot;0,0&quot;) ; &quot;;&quot;  ; TEXT( [.N22]+[.T22];&quot;0,0&quot;) ; &quot;]&quot; )" office:value-type="string" office:string-value="[12,5;12,7]" calcext:value-type="string">
            <text:p>[12,5;12,7]</text:p>
          </table:table-cell>
          <table:table-cell table:style-name="ce85" table:formula="of:=100*([.H22]-[.$B22])/[.$B22]" office:value-type="float" office:value="11.8321839319618" calcext:value-type="float">
            <text:p>11,8</text:p>
          </table:table-cell>
          <table:table-cell table:style-name="ce113" table:formula="of:=COM.MICROSOFT.CONCAT(&quot;[&quot; ; TEXT([.P22]-[.U22];&quot;0,0&quot;) ; &quot;;&quot;  ; TEXT( [.P22]+[.U22];&quot;0,0&quot;) ; &quot;]&quot; )" office:value-type="string" office:string-value="[11,7;12,0]" calcext:value-type="string">
            <text:p>[11,7;12,0]</text:p>
          </table:table-cell>
          <table:table-cell table:style-name="ce16"/>
          <table:table-cell table:style-name="ce10" table:formula="of:=100*( ( ([.D22]-[.$B22])*[$V_010.N22]+[.$B22]*([$V_010.O22]+[$V_010.$N22])) / [.$B22]^2  )" office:value-type="float" office:value="0.153876744507888" calcext:value-type="float">
            <text:p>0,15</text:p>
          </table:table-cell>
          <table:table-cell table:style-name="ce10" table:formula="of:=100*( ( ([.F22]-[.$B22])*[$V_010.O22]+[.$B22]*([$V_010.P22]+[$V_010.$N22])) / [.$B22]^2  )" office:value-type="float" office:value="0.108888643441258" calcext:value-type="float">
            <text:p>0,11</text:p>
          </table:table-cell>
          <table:table-cell table:style-name="ce10" table:formula="of:=100*( ( ([.H22]-[.$B22])*[$V_010.P22]+[.$B22]*([$V_010.Q22]+[$V_010.$N22])) / [.$B22]^2  )" office:value-type="float" office:value="0.156221836954852" calcext:value-type="float">
            <text:p>0,16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7" office:value-type="string" calcext:value-type="string">
            <text:p>C009</text:p>
          </table:table-cell>
          <table:table-cell table:style-name="ce62" table:formula="of:=[$V_010.B23]" office:value-type="float" office:value="0.92685470609057" calcext:value-type="float">
            <text:p>0,927</text:p>
          </table:table-cell>
          <table:table-cell table:style-name="ce45" table:formula="of:=COM.MICROSOFT.CONCAT(&quot;[&quot; ; TEXT([.B23]-[$V_010.N23];&quot;0,000&quot;) ; &quot;;&quot;  ; TEXT( [.B23]+[$V_010.N23];&quot;0,000&quot;) ; &quot;]&quot; )" office:value-type="string" office:string-value="[0,927;0,927]" calcext:value-type="string">
            <text:p>[0,927;0,927]</text:p>
          </table:table-cell>
          <table:table-cell table:style-name="ce62" table:formula="of:=[$V_010.C23]" office:value-type="float" office:value="0.943220768966224" calcext:value-type="float">
            <text:p>0,943</text:p>
          </table:table-cell>
          <table:table-cell table:style-name="ce45" table:formula="of:=COM.MICROSOFT.CONCAT(&quot;[&quot; ; TEXT([.D23]-[$V_010.O23];&quot;0,000&quot;) ; &quot;;&quot;  ; TEXT([.D23]+[$V_010.O23];&quot;0,000&quot;) ; &quot;]&quot; )" office:value-type="string" office:string-value="[0,943;0,943]" calcext:value-type="string">
            <text:p>[0,943;0,943]</text:p>
          </table:table-cell>
          <table:table-cell table:style-name="ce63" table:formula="of:=[$V_010.D23]" office:value-type="float" office:value="0.958592197367846" calcext:value-type="float">
            <text:p>0,959</text:p>
          </table:table-cell>
          <table:table-cell table:style-name="ce68" table:formula="of:=COM.MICROSOFT.CONCAT(&quot;[&quot; ; TEXT([.F23]-[$V_010.P23];&quot;0,000&quot;) ; &quot;;&quot;  ; TEXT([.F23]+[$V_010.P23];&quot;0,000&quot;) ; &quot;]&quot; )" office:value-type="string" office:string-value="[0,958;0,959]" calcext:value-type="string">
            <text:p>[0,958;0,959]</text:p>
          </table:table-cell>
          <table:table-cell table:style-name="ce62" table:formula="of:=[$V_010.E23]" office:value-type="float" office:value="0.955823948617099" calcext:value-type="float">
            <text:p>0,956</text:p>
          </table:table-cell>
          <table:table-cell table:style-name="ce45" table:formula="of:=COM.MICROSOFT.CONCAT(&quot;[&quot; ; TEXT([.H23]-[$V_010.Q23];&quot;0,000&quot;) ; &quot;;&quot;  ; TEXT([.H23]+[$V_010.Q23];&quot;0,000&quot;) ; &quot;]&quot; )" office:value-type="string" office:string-value="[0,956;0,956]" calcext:value-type="string">
            <text:p>[0,956;0,956]</text:p>
          </table:table-cell>
          <table:table-cell table:style-name="ce16"/>
          <table:table-cell table:style-name="ce35" office:value-type="string" calcext:value-type="string">
            <text:p>C009</text:p>
          </table:table-cell>
          <table:table-cell table:style-name="ce85" table:formula="of:=100*([.D23]-[.$B23])/[.$B23]" office:value-type="float" office:value="1.76576358388301" calcext:value-type="float">
            <text:p>1,8</text:p>
          </table:table-cell>
          <table:table-cell table:style-name="ce113" table:formula="of:=COM.MICROSOFT.CONCAT(&quot;[&quot; ; TEXT([.L23]-[.S23];&quot;0,0&quot;) ; &quot;;&quot;  ; TEXT( [.L23]+[.S23];&quot;0,0&quot;) ; &quot;]&quot; )" office:value-type="string" office:string-value="[1,7;1,8]" calcext:value-type="string">
            <text:p>[1,7;1,8]</text:p>
          </table:table-cell>
          <table:table-cell table:style-name="ce111" table:formula="of:=100*([.F23]-[.$B23])/[.$B23]" office:value-type="float" office:value="3.42421428825055" calcext:value-type="float">
            <text:p>3,4</text:p>
          </table:table-cell>
          <table:table-cell table:style-name="ce65" table:formula="of:=COM.MICROSOFT.CONCAT(&quot;[&quot; ; TEXT([.N23]-[.T23];&quot;0,0&quot;) ; &quot;;&quot;  ; TEXT( [.N23]+[.T23];&quot;0,0&quot;) ; &quot;]&quot; )" office:value-type="string" office:string-value="[3,4;3,5]" calcext:value-type="string">
            <text:p>[3,4;3,5]</text:p>
          </table:table-cell>
          <table:table-cell table:style-name="ce85" table:formula="of:=100*([.H23]-[.$B23])/[.$B23]" office:value-type="float" office:value="3.1255430151204" calcext:value-type="float">
            <text:p>3,1</text:p>
          </table:table-cell>
          <table:table-cell table:style-name="ce113" table:formula="of:=COM.MICROSOFT.CONCAT(&quot;[&quot; ; TEXT([.P23]-[.U23];&quot;0,0&quot;) ; &quot;;&quot;  ; TEXT( [.P23]+[.U23];&quot;0,0&quot;) ; &quot;]&quot; )" office:value-type="string" office:string-value="[3,1;3,2]" calcext:value-type="string">
            <text:p>[3,1;3,2]</text:p>
          </table:table-cell>
          <table:table-cell table:style-name="ce16"/>
          <table:table-cell table:style-name="ce10" table:formula="of:=100*( ( ([.D23]-[.$B23])*[$V_010.N23]+[.$B23]*([$V_010.O23]+[$V_010.$N23])) / [.$B23]^2  )" office:value-type="float" office:value="0.0266304855795123" calcext:value-type="float">
            <text:p>0,03</text:p>
          </table:table-cell>
          <table:table-cell table:style-name="ce10" table:formula="of:=100*( ( ([.F23]-[.$B23])*[$V_010.O23]+[.$B23]*([$V_010.P23]+[$V_010.$N23])) / [.$B23]^2  )" office:value-type="float" office:value="0.0261680772395494" calcext:value-type="float">
            <text:p>0,03</text:p>
          </table:table-cell>
          <table:table-cell table:style-name="ce10" table:formula="of:=100*( ( ([.H23]-[.$B23])*[$V_010.P23]+[.$B23]*([$V_010.Q23]+[$V_010.$N23])) / [.$B23]^2  )" office:value-type="float" office:value="0.0277502926818005" calcext:value-type="float">
            <text:p>0,03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7" office:value-type="string" calcext:value-type="string">
            <text:p>C011</text:p>
          </table:table-cell>
          <table:table-cell table:style-name="ce62" table:formula="of:=[$V_010.B24]" office:value-type="float" office:value="0.873649688861527" calcext:value-type="float">
            <text:p>0,874</text:p>
          </table:table-cell>
          <table:table-cell table:style-name="ce45" table:formula="of:=COM.MICROSOFT.CONCAT(&quot;[&quot; ; TEXT([.B24]-[$V_010.N24];&quot;0,000&quot;) ; &quot;;&quot;  ; TEXT( [.B24]+[$V_010.N24];&quot;0,000&quot;) ; &quot;]&quot; )" office:value-type="string" office:string-value="[0,873;0,874]" calcext:value-type="string">
            <text:p>[0,873;0,874]</text:p>
          </table:table-cell>
          <table:table-cell table:style-name="ce62" table:formula="of:=[$V_010.C24]" office:value-type="float" office:value="0.911929943905517" calcext:value-type="float">
            <text:p>0,912</text:p>
          </table:table-cell>
          <table:table-cell table:style-name="ce45" table:formula="of:=COM.MICROSOFT.CONCAT(&quot;[&quot; ; TEXT([.D24]-[$V_010.O24];&quot;0,000&quot;) ; &quot;;&quot;  ; TEXT([.D24]+[$V_010.O24];&quot;0,000&quot;) ; &quot;]&quot; )" office:value-type="string" office:string-value="[0,911;0,913]" calcext:value-type="string">
            <text:p>[0,911;0,913]</text:p>
          </table:table-cell>
          <table:table-cell table:style-name="ce63" table:formula="of:=[$V_010.D24]" office:value-type="float" office:value="0.944219254288992" calcext:value-type="float">
            <text:p>0,944</text:p>
          </table:table-cell>
          <table:table-cell table:style-name="ce68" table:formula="of:=COM.MICROSOFT.CONCAT(&quot;[&quot; ; TEXT([.F24]-[$V_010.P24];&quot;0,000&quot;) ; &quot;;&quot;  ; TEXT([.F24]+[$V_010.P24];&quot;0,000&quot;) ; &quot;]&quot; )" office:value-type="string" office:string-value="[0,944;0,945]" calcext:value-type="string">
            <text:p>[0,944;0,945]</text:p>
          </table:table-cell>
          <table:table-cell table:style-name="ce62" table:formula="of:=[$V_010.E24]" office:value-type="float" office:value="0.937190229203906" calcext:value-type="float">
            <text:p>0,937</text:p>
          </table:table-cell>
          <table:table-cell table:style-name="ce45" table:formula="of:=COM.MICROSOFT.CONCAT(&quot;[&quot; ; TEXT([.H24]-[$V_010.Q24];&quot;0,000&quot;) ; &quot;;&quot;  ; TEXT([.H24]+[$V_010.Q24];&quot;0,000&quot;) ; &quot;]&quot; )" office:value-type="string" office:string-value="[0,937;0,938]" calcext:value-type="string">
            <text:p>[0,937;0,938]</text:p>
          </table:table-cell>
          <table:table-cell table:style-name="ce16"/>
          <table:table-cell table:style-name="ce35" office:value-type="string" calcext:value-type="string">
            <text:p>C011</text:p>
          </table:table-cell>
          <table:table-cell table:style-name="ce85" table:formula="of:=100*([.D24]-[.$B24])/[.$B24]" office:value-type="float" office:value="4.38164810587567" calcext:value-type="float">
            <text:p>4,4</text:p>
          </table:table-cell>
          <table:table-cell table:style-name="ce113" table:formula="of:=COM.MICROSOFT.CONCAT(&quot;[&quot; ; TEXT([.L24]-[.S24];&quot;0,0&quot;) ; &quot;;&quot;  ; TEXT( [.L24]+[.S24];&quot;0,0&quot;) ; &quot;]&quot; )" office:value-type="string" office:string-value="[4,3;4,5]" calcext:value-type="string">
            <text:p>[4,3;4,5]</text:p>
          </table:table-cell>
          <table:table-cell table:style-name="ce111" table:formula="of:=100*([.F24]-[.$B24])/[.$B24]" office:value-type="float" office:value="8.07755858294014" calcext:value-type="float">
            <text:p>8,1</text:p>
          </table:table-cell>
          <table:table-cell table:style-name="ce65" table:formula="of:=COM.MICROSOFT.CONCAT(&quot;[&quot; ; TEXT([.N24]-[.T24];&quot;0,0&quot;) ; &quot;;&quot;  ; TEXT( [.N24]+[.T24];&quot;0,0&quot;) ; &quot;]&quot; )" office:value-type="string" office:string-value="[8,0;8,1]" calcext:value-type="string">
            <text:p>[8,0;8,1]</text:p>
          </table:table-cell>
          <table:table-cell table:style-name="ce85" table:formula="of:=100*([.H24]-[.$B24])/[.$B24]" office:value-type="float" office:value="7.27299982504194" calcext:value-type="float">
            <text:p>7,3</text:p>
          </table:table-cell>
          <table:table-cell table:style-name="ce113" table:formula="of:=COM.MICROSOFT.CONCAT(&quot;[&quot; ; TEXT([.P24]-[.U24];&quot;0,0&quot;) ; &quot;;&quot;  ; TEXT( [.P24]+[.U24];&quot;0,0&quot;) ; &quot;]&quot; )" office:value-type="string" office:string-value="[7,2;7,4]" calcext:value-type="string">
            <text:p>[7,2;7,4]</text:p>
          </table:table-cell>
          <table:table-cell table:style-name="ce16"/>
          <table:table-cell table:style-name="ce10" table:formula="of:=100*( ( ([.D24]-[.$B24])*[$V_010.N24]+[.$B24]*([$V_010.O24]+[$V_010.$N24])) / [.$B24]^2  )" office:value-type="float" office:value="0.108727569738261" calcext:value-type="float">
            <text:p>0,11</text:p>
          </table:table-cell>
          <table:table-cell table:style-name="ce10" table:formula="of:=100*( ( ([.F24]-[.$B24])*[$V_010.O24]+[.$B24]*([$V_010.P24]+[$V_010.$N24])) / [.$B24]^2  )" office:value-type="float" office:value="0.0717021224763133" calcext:value-type="float">
            <text:p>0,07</text:p>
          </table:table-cell>
          <table:table-cell table:style-name="ce10" table:formula="of:=100*( ( ([.H24]-[.$B24])*[$V_010.P24]+[.$B24]*([$V_010.Q24]+[$V_010.$N24])) / [.$B24]^2  )" office:value-type="float" office:value="0.101578097473017" calcext:value-type="float">
            <text:p>0,10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7" office:value-type="string" calcext:value-type="string">
            <text:p>C012</text:p>
          </table:table-cell>
          <table:table-cell table:style-name="ce62" table:formula="of:=[$V_010.B25]" office:value-type="float" office:value="0.751870628102443" calcext:value-type="float">
            <text:p>0,752</text:p>
          </table:table-cell>
          <table:table-cell table:style-name="ce48" table:formula="of:=COM.MICROSOFT.CONCAT(&quot;[&quot; ; TEXT([.B25]-[$V_010.N25];&quot;0,000&quot;) ; &quot;;&quot;  ; TEXT( [.B25]+[$V_010.N25];&quot;0,000&quot;) ; &quot;]&quot; )" office:value-type="string" office:string-value="[0,751;0,753]" calcext:value-type="string">
            <text:p>[0,751;0,753]</text:p>
          </table:table-cell>
          <table:table-cell table:style-name="ce62" table:formula="of:=[$V_010.C25]" office:value-type="float" office:value="0.8941587622832" calcext:value-type="float">
            <text:p>0,894</text:p>
          </table:table-cell>
          <table:table-cell table:style-name="ce48" table:formula="of:=COM.MICROSOFT.CONCAT(&quot;[&quot; ; TEXT([.D25]-[$V_010.O25];&quot;0,000&quot;) ; &quot;;&quot;  ; TEXT([.D25]+[$V_010.O25];&quot;0,000&quot;) ; &quot;]&quot; )" office:value-type="string" office:string-value="[0,893;0,895]" calcext:value-type="string">
            <text:p>[0,893;0,895]</text:p>
          </table:table-cell>
          <table:table-cell table:style-name="ce63" table:formula="of:=[$V_010.D25]" office:value-type="float" office:value="0.925913439507998" calcext:value-type="float">
            <text:p>0,926</text:p>
          </table:table-cell>
          <table:table-cell table:style-name="ce69" table:formula="of:=COM.MICROSOFT.CONCAT(&quot;[&quot; ; TEXT([.F25]-[$V_010.P25];&quot;0,000&quot;) ; &quot;;&quot;  ; TEXT([.F25]+[$V_010.P25];&quot;0,000&quot;) ; &quot;]&quot; )" office:value-type="string" office:string-value="[0,925;0,927]" calcext:value-type="string">
            <text:p>[0,925;0,927]</text:p>
          </table:table-cell>
          <table:table-cell table:style-name="ce62" table:formula="of:=[$V_010.E25]" office:value-type="float" office:value="0.920003245061752" calcext:value-type="float">
            <text:p>0,920</text:p>
          </table:table-cell>
          <table:table-cell table:style-name="ce48" table:formula="of:=COM.MICROSOFT.CONCAT(&quot;[&quot; ; TEXT([.H25]-[$V_010.Q25];&quot;0,000&quot;) ; &quot;;&quot;  ; TEXT([.H25]+[$V_010.Q25];&quot;0,000&quot;) ; &quot;]&quot; )" office:value-type="string" office:string-value="[0,919;0,921]" calcext:value-type="string">
            <text:p>[0,919;0,921]</text:p>
          </table:table-cell>
          <table:table-cell table:style-name="ce16"/>
          <table:table-cell table:style-name="ce35" office:value-type="string" calcext:value-type="string">
            <text:p>C012</text:p>
          </table:table-cell>
          <table:table-cell table:style-name="ce85" table:formula="of:=100*([.D25]-[.$B25])/[.$B25]" office:value-type="float" office:value="18.9245501636181" calcext:value-type="float">
            <text:p>18,9</text:p>
          </table:table-cell>
          <table:table-cell table:style-name="ce113" table:formula="of:=COM.MICROSOFT.CONCAT(&quot;[&quot; ; TEXT([.L25]-[.S25];&quot;0,0&quot;) ; &quot;;&quot;  ; TEXT( [.L25]+[.S25];&quot;0,0&quot;) ; &quot;]&quot; )" office:value-type="string" office:string-value="[18,6;19,3]" calcext:value-type="string">
            <text:p>[18,6;19,3]</text:p>
          </table:table-cell>
          <table:table-cell table:style-name="ce111" table:formula="of:=100*([.F25]-[.$B25])/[.$B25]" office:value-type="float" office:value="23.147973188526" calcext:value-type="float">
            <text:p>23,1</text:p>
          </table:table-cell>
          <table:table-cell table:style-name="ce65" table:formula="of:=COM.MICROSOFT.CONCAT(&quot;[&quot; ; TEXT([.N25]-[.T25];&quot;0,0&quot;) ; &quot;;&quot;  ; TEXT( [.N25]+[.T25];&quot;0,0&quot;) ; &quot;]&quot; )" office:value-type="string" office:string-value="[22,9;23,4]" calcext:value-type="string">
            <text:p>[22,9;23,4]</text:p>
          </table:table-cell>
          <table:table-cell table:style-name="ce85" table:formula="of:=100*([.H25]-[.$B25])/[.$B25]" office:value-type="float" office:value="22.3619078435926" calcext:value-type="float">
            <text:p>22,4</text:p>
          </table:table-cell>
          <table:table-cell table:style-name="ce113" table:formula="of:=COM.MICROSOFT.CONCAT(&quot;[&quot; ; TEXT([.P25]-[.U25];&quot;0,0&quot;) ; &quot;;&quot;  ; TEXT( [.P25]+[.U25];&quot;0,0&quot;) ; &quot;]&quot; )" office:value-type="string" office:string-value="[22,1;22,7]" calcext:value-type="string">
            <text:p>[22,1;22,7]</text:p>
          </table:table-cell>
          <table:table-cell table:style-name="ce16"/>
          <table:table-cell table:style-name="ce10" table:formula="of:=100*( ( ([.D25]-[.$B25])*[$V_010.N25]+[.$B25]*([$V_010.O25]+[$V_010.$N25])) / [.$B25]^2  )" office:value-type="float" office:value="0.330127864833328" calcext:value-type="float">
            <text:p>0,33</text:p>
          </table:table-cell>
          <table:table-cell table:style-name="ce10" table:formula="of:=100*( ( ([.F25]-[.$B25])*[$V_010.O25]+[.$B25]*([$V_010.P25]+[$V_010.$N25])) / [.$B25]^2  )" office:value-type="float" office:value="0.285620737879417" calcext:value-type="float">
            <text:p>0,29</text:p>
          </table:table-cell>
          <table:table-cell table:style-name="ce10" table:formula="of:=100*( ( ([.H25]-[.$B25])*[$V_010.P25]+[.$B25]*([$V_010.Q25]+[$V_010.$N25])) / [.$B25]^2  )" office:value-type="float" office:value="0.294327914744639" calcext:value-type="float">
            <text:p>0,29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7" office:value-type="string" calcext:value-type="string">
            <text:p>C013</text:p>
          </table:table-cell>
          <table:table-cell table:style-name="ce62" table:formula="of:=[$V_010.B26]" office:value-type="float" office:value="0.875620559572388" calcext:value-type="float">
            <text:p>0,876</text:p>
          </table:table-cell>
          <table:table-cell table:style-name="ce45" table:formula="of:=COM.MICROSOFT.CONCAT(&quot;[&quot; ; TEXT([.B26]-[$V_010.N26];&quot;0,000&quot;) ; &quot;;&quot;  ; TEXT( [.B26]+[$V_010.N26];&quot;0,000&quot;) ; &quot;]&quot; )" office:value-type="string" office:string-value="[0,875;0,876]" calcext:value-type="string">
            <text:p>[0,875;0,876]</text:p>
          </table:table-cell>
          <table:table-cell table:style-name="ce62" table:formula="of:=[$V_010.C26]" office:value-type="float" office:value="0.926889035351249" calcext:value-type="float">
            <text:p>0,927</text:p>
          </table:table-cell>
          <table:table-cell table:style-name="ce45" table:formula="of:=COM.MICROSOFT.CONCAT(&quot;[&quot; ; TEXT([.D26]-[$V_010.O26];&quot;0,000&quot;) ; &quot;;&quot;  ; TEXT([.D26]+[$V_010.O26];&quot;0,000&quot;) ; &quot;]&quot; )" office:value-type="string" office:string-value="[0,926;0,928]" calcext:value-type="string">
            <text:p>[0,926;0,928]</text:p>
          </table:table-cell>
          <table:table-cell table:style-name="ce63" table:formula="of:=[$V_010.D26]" office:value-type="float" office:value="0.951600937468983" calcext:value-type="float">
            <text:p>0,952</text:p>
          </table:table-cell>
          <table:table-cell table:style-name="ce68" table:formula="of:=COM.MICROSOFT.CONCAT(&quot;[&quot; ; TEXT([.F26]-[$V_010.P26];&quot;0,000&quot;) ; &quot;;&quot;  ; TEXT([.F26]+[$V_010.P26];&quot;0,000&quot;) ; &quot;]&quot; )" office:value-type="string" office:string-value="[0,951;0,952]" calcext:value-type="string">
            <text:p>[0,951;0,952]</text:p>
          </table:table-cell>
          <table:table-cell table:style-name="ce62" table:formula="of:=[$V_010.E26]" office:value-type="float" office:value="0.945995448078901" calcext:value-type="float">
            <text:p>0,946</text:p>
          </table:table-cell>
          <table:table-cell table:style-name="ce45" table:formula="of:=COM.MICROSOFT.CONCAT(&quot;[&quot; ; TEXT([.H26]-[$V_010.Q26];&quot;0,000&quot;) ; &quot;;&quot;  ; TEXT([.H26]+[$V_010.Q26];&quot;0,000&quot;) ; &quot;]&quot; )" office:value-type="string" office:string-value="[0,946;0,946]" calcext:value-type="string">
            <text:p>[0,946;0,946]</text:p>
          </table:table-cell>
          <table:table-cell table:style-name="ce16"/>
          <table:table-cell table:style-name="ce35" office:value-type="string" calcext:value-type="string">
            <text:p>C013</text:p>
          </table:table-cell>
          <table:table-cell table:style-name="ce85" table:formula="of:=100*([.D26]-[.$B26])/[.$B26]" office:value-type="float" office:value="5.85510187242502" calcext:value-type="float">
            <text:p>5,9</text:p>
          </table:table-cell>
          <table:table-cell table:style-name="ce113" table:formula="of:=COM.MICROSOFT.CONCAT(&quot;[&quot; ; TEXT([.L26]-[.S26];&quot;0,0&quot;) ; &quot;;&quot;  ; TEXT( [.L26]+[.S26];&quot;0,0&quot;) ; &quot;]&quot; )" office:value-type="string" office:string-value="[5,7;6,0]" calcext:value-type="string">
            <text:p>[5,7;6,0]</text:p>
          </table:table-cell>
          <table:table-cell table:style-name="ce111" table:formula="of:=100*([.F26]-[.$B26])/[.$B26]" office:value-type="float" office:value="8.67731771096156" calcext:value-type="float">
            <text:p>8,7</text:p>
          </table:table-cell>
          <table:table-cell table:style-name="ce65" table:formula="of:=COM.MICROSOFT.CONCAT(&quot;[&quot; ; TEXT([.N26]-[.T26];&quot;0,0&quot;) ; &quot;;&quot;  ; TEXT( [.N26]+[.T26];&quot;0,0&quot;) ; &quot;]&quot; )" office:value-type="string" office:string-value="[8,6;8,8]" calcext:value-type="string">
            <text:p>[8,6;8,8]</text:p>
          </table:table-cell>
          <table:table-cell table:style-name="ce85" table:formula="of:=100*([.H26]-[.$B26])/[.$B26]" office:value-type="float" office:value="8.03714437003177" calcext:value-type="float">
            <text:p>8,0</text:p>
          </table:table-cell>
          <table:table-cell table:style-name="ce113" table:formula="of:=COM.MICROSOFT.CONCAT(&quot;[&quot; ; TEXT([.P26]-[.U26];&quot;0,0&quot;) ; &quot;;&quot;  ; TEXT( [.P26]+[.U26];&quot;0,0&quot;) ; &quot;]&quot; )" office:value-type="string" office:string-value="[7,9;8,1]" calcext:value-type="string">
            <text:p>[7,9;8,1]</text:p>
          </table:table-cell>
          <table:table-cell table:style-name="ce16"/>
          <table:table-cell table:style-name="ce10" table:formula="of:=100*( ( ([.D26]-[.$B26])*[$V_010.N26]+[.$B26]*([$V_010.O26]+[$V_010.$N26])) / [.$B26]^2  )" office:value-type="float" office:value="0.136184960557739" calcext:value-type="float">
            <text:p>0,14</text:p>
          </table:table-cell>
          <table:table-cell table:style-name="ce10" table:formula="of:=100*( ( ([.F26]-[.$B26])*[$V_010.O26]+[.$B26]*([$V_010.P26]+[$V_010.$N26])) / [.$B26]^2  )" office:value-type="float" office:value="0.0855603468717041" calcext:value-type="float">
            <text:p>0,09</text:p>
          </table:table-cell>
          <table:table-cell table:style-name="ce10" table:formula="of:=100*( ( ([.H26]-[.$B26])*[$V_010.P26]+[.$B26]*([$V_010.Q26]+[$V_010.$N26])) / [.$B26]^2  )" office:value-type="float" office:value="0.0881697813763861" calcext:value-type="float">
            <text:p>0,09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7" office:value-type="string" calcext:value-type="string">
            <text:p>C015</text:p>
          </table:table-cell>
          <table:table-cell table:style-name="ce62" table:formula="of:=[$V_010.B27]" office:value-type="float" office:value="0.732581487389045" calcext:value-type="float">
            <text:p>0,733</text:p>
          </table:table-cell>
          <table:table-cell table:style-name="ce48" table:formula="of:=COM.MICROSOFT.CONCAT(&quot;[&quot; ; TEXT([.B27]-[$V_010.N27];&quot;0,000&quot;) ; &quot;;&quot;  ; TEXT( [.B27]+[$V_010.N27];&quot;0,000&quot;) ; &quot;]&quot; )" office:value-type="string" office:string-value="[0,731;0,734]" calcext:value-type="string">
            <text:p>[0,731;0,734]</text:p>
          </table:table-cell>
          <table:table-cell table:style-name="ce62" table:formula="of:=[$V_010.C27]" office:value-type="float" office:value="0.885769317730853" calcext:value-type="float">
            <text:p>0,886</text:p>
          </table:table-cell>
          <table:table-cell table:style-name="ce48" table:formula="of:=COM.MICROSOFT.CONCAT(&quot;[&quot; ; TEXT([.D27]-[$V_010.O27];&quot;0,000&quot;) ; &quot;;&quot;  ; TEXT([.D27]+[$V_010.O27];&quot;0,000&quot;) ; &quot;]&quot; )" office:value-type="string" office:string-value="[0,885;0,887]" calcext:value-type="string">
            <text:p>[0,885;0,887]</text:p>
          </table:table-cell>
          <table:table-cell table:style-name="ce63" table:formula="of:=[$V_010.D27]" office:value-type="float" office:value="0.909473383853877" calcext:value-type="float">
            <text:p>0,909</text:p>
          </table:table-cell>
          <table:table-cell table:style-name="ce69" table:formula="of:=COM.MICROSOFT.CONCAT(&quot;[&quot; ; TEXT([.F27]-[$V_010.P27];&quot;0,000&quot;) ; &quot;;&quot;  ; TEXT([.F27]+[$V_010.P27];&quot;0,000&quot;) ; &quot;]&quot; )" office:value-type="string" office:string-value="[0,909;0,910]" calcext:value-type="string">
            <text:p>[0,909;0,910]</text:p>
          </table:table-cell>
          <table:table-cell table:style-name="ce62" table:formula="of:=[$V_010.E27]" office:value-type="float" office:value="0.902391495917986" calcext:value-type="float">
            <text:p>0,902</text:p>
          </table:table-cell>
          <table:table-cell table:style-name="ce48" table:formula="of:=COM.MICROSOFT.CONCAT(&quot;[&quot; ; TEXT([.H27]-[$V_010.Q27];&quot;0,000&quot;) ; &quot;;&quot;  ; TEXT([.H27]+[$V_010.Q27];&quot;0,000&quot;) ; &quot;]&quot; )" office:value-type="string" office:string-value="[0,901;0,904]" calcext:value-type="string">
            <text:p>[0,901;0,904]</text:p>
          </table:table-cell>
          <table:table-cell table:style-name="ce16"/>
          <table:table-cell table:style-name="ce35" office:value-type="string" calcext:value-type="string">
            <text:p>C015</text:p>
          </table:table-cell>
          <table:table-cell table:style-name="ce85" table:formula="of:=100*([.D27]-[.$B27])/[.$B27]" office:value-type="float" office:value="20.9106881594533" calcext:value-type="float">
            <text:p>20,9</text:p>
          </table:table-cell>
          <table:table-cell table:style-name="ce113" table:formula="of:=COM.MICROSOFT.CONCAT(&quot;[&quot; ; TEXT([.L27]-[.S27];&quot;0,0&quot;) ; &quot;;&quot;  ; TEXT( [.L27]+[.S27];&quot;0,0&quot;) ; &quot;]&quot; )" office:value-type="string" office:string-value="[20,5;21,3]" calcext:value-type="string">
            <text:p>[20,5;21,3]</text:p>
          </table:table-cell>
          <table:table-cell table:style-name="ce111" table:formula="of:=100*([.F27]-[.$B27])/[.$B27]" office:value-type="float" office:value="24.1463781858976" calcext:value-type="float">
            <text:p>24,1</text:p>
          </table:table-cell>
          <table:table-cell table:style-name="ce65" table:formula="of:=COM.MICROSOFT.CONCAT(&quot;[&quot; ; TEXT([.N27]-[.T27];&quot;0,0&quot;) ; &quot;;&quot;  ; TEXT( [.N27]+[.T27];&quot;0,0&quot;) ; &quot;]&quot; )" office:value-type="string" office:string-value="[23,8;24,5]" calcext:value-type="string">
            <text:p>[23,8;24,5]</text:p>
          </table:table-cell>
          <table:table-cell table:style-name="ce85" table:formula="of:=100*([.H27]-[.$B27])/[.$B27]" office:value-type="float" office:value="23.1796750876346" calcext:value-type="float">
            <text:p>23,2</text:p>
          </table:table-cell>
          <table:table-cell table:style-name="ce113" table:formula="of:=COM.MICROSOFT.CONCAT(&quot;[&quot; ; TEXT([.P27]-[.U27];&quot;0,0&quot;) ; &quot;;&quot;  ; TEXT( [.P27]+[.U27];&quot;0,0&quot;) ; &quot;]&quot; )" office:value-type="string" office:string-value="[22,7;23,6]" calcext:value-type="string">
            <text:p>[22,7;23,6]</text:p>
          </table:table-cell>
          <table:table-cell table:style-name="ce16"/>
          <table:table-cell table:style-name="ce10" table:formula="of:=100*( ( ([.D27]-[.$B27])*[$V_010.N27]+[.$B27]*([$V_010.O27]+[$V_010.$N27])) / [.$B27]^2  )" office:value-type="float" office:value="0.368321994445214" calcext:value-type="float">
            <text:p>0,37</text:p>
          </table:table-cell>
          <table:table-cell table:style-name="ce10" table:formula="of:=100*( ( ([.F27]-[.$B27])*[$V_010.O27]+[.$B27]*([$V_010.P27]+[$V_010.$N27])) / [.$B27]^2  )" office:value-type="float" office:value="0.307392324492151" calcext:value-type="float">
            <text:p>0,31</text:p>
          </table:table-cell>
          <table:table-cell table:style-name="ce10" table:formula="of:=100*( ( ([.H27]-[.$B27])*[$V_010.P27]+[.$B27]*([$V_010.Q27]+[$V_010.$N27])) / [.$B27]^2  )" office:value-type="float" office:value="0.436242920578458" calcext:value-type="float">
            <text:p>0,44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7" office:value-type="string" calcext:value-type="string">
            <text:p>C016</text:p>
          </table:table-cell>
          <table:table-cell table:style-name="ce62" table:formula="of:=[$V_010.B28]" office:value-type="float" office:value="0.941284630727155" calcext:value-type="float">
            <text:p>0,941</text:p>
          </table:table-cell>
          <table:table-cell table:style-name="ce45" table:formula="of:=COM.MICROSOFT.CONCAT(&quot;[&quot; ; TEXT([.B28]-[$V_010.N28];&quot;0,000&quot;) ; &quot;;&quot;  ; TEXT( [.B28]+[$V_010.N28];&quot;0,000&quot;) ; &quot;]&quot; )" office:value-type="string" office:string-value="[0,941;0,941]" calcext:value-type="string">
            <text:p>[0,941;0,941]</text:p>
          </table:table-cell>
          <table:table-cell table:style-name="ce62" table:formula="of:=[$V_010.C28]" office:value-type="float" office:value="0.961732253492152" calcext:value-type="float">
            <text:p>0,962</text:p>
          </table:table-cell>
          <table:table-cell table:style-name="ce45" table:formula="of:=COM.MICROSOFT.CONCAT(&quot;[&quot; ; TEXT([.D28]-[$V_010.O28];&quot;0,000&quot;) ; &quot;;&quot;  ; TEXT([.D28]+[$V_010.O28];&quot;0,000&quot;) ; &quot;]&quot; )" office:value-type="string" office:string-value="[0,962;0,962]" calcext:value-type="string">
            <text:p>[0,962;0,962]</text:p>
          </table:table-cell>
          <table:table-cell table:style-name="ce63" table:formula="of:=[$V_010.D28]" office:value-type="float" office:value="0.971826519519449" calcext:value-type="float">
            <text:p>0,972</text:p>
          </table:table-cell>
          <table:table-cell table:style-name="ce68" table:formula="of:=COM.MICROSOFT.CONCAT(&quot;[&quot; ; TEXT([.F28]-[$V_010.P28];&quot;0,000&quot;) ; &quot;;&quot;  ; TEXT([.F28]+[$V_010.P28];&quot;0,000&quot;) ; &quot;]&quot; )" office:value-type="string" office:string-value="[0,972;0,972]" calcext:value-type="string">
            <text:p>[0,972;0,972]</text:p>
          </table:table-cell>
          <table:table-cell table:style-name="ce62" table:formula="of:=[$V_010.E28]" office:value-type="float" office:value="0.970306351299293" calcext:value-type="float">
            <text:p>0,970</text:p>
          </table:table-cell>
          <table:table-cell table:style-name="ce45" table:formula="of:=COM.MICROSOFT.CONCAT(&quot;[&quot; ; TEXT([.H28]-[$V_010.Q28];&quot;0,000&quot;) ; &quot;;&quot;  ; TEXT([.H28]+[$V_010.Q28];&quot;0,000&quot;) ; &quot;]&quot; )" office:value-type="string" office:string-value="[0,970;0,970]" calcext:value-type="string">
            <text:p>[0,970;0,970]</text:p>
          </table:table-cell>
          <table:table-cell table:style-name="ce16"/>
          <table:table-cell table:style-name="ce35" office:value-type="string" calcext:value-type="string">
            <text:p>C016</text:p>
          </table:table-cell>
          <table:table-cell table:style-name="ce85" table:formula="of:=100*([.D28]-[.$B28])/[.$B28]" office:value-type="float" office:value="2.17231027656322" calcext:value-type="float">
            <text:p>2,2</text:p>
          </table:table-cell>
          <table:table-cell table:style-name="ce113" table:formula="of:=COM.MICROSOFT.CONCAT(&quot;[&quot; ; TEXT([.L28]-[.S28];&quot;0,0&quot;) ; &quot;;&quot;  ; TEXT( [.L28]+[.S28];&quot;0,0&quot;) ; &quot;]&quot; )" office:value-type="string" office:string-value="[2,1;2,2]" calcext:value-type="string">
            <text:p>[2,1;2,2]</text:p>
          </table:table-cell>
          <table:table-cell table:style-name="ce111" table:formula="of:=100*([.F28]-[.$B28])/[.$B28]" office:value-type="float" office:value="3.24470280245627" calcext:value-type="float">
            <text:p>3,2</text:p>
          </table:table-cell>
          <table:table-cell table:style-name="ce65" table:formula="of:=COM.MICROSOFT.CONCAT(&quot;[&quot; ; TEXT([.N28]-[.T28];&quot;0,0&quot;) ; &quot;;&quot;  ; TEXT( [.N28]+[.T28];&quot;0,0&quot;) ; &quot;]&quot; )" office:value-type="string" office:string-value="[3,2;3,3]" calcext:value-type="string">
            <text:p>[3,2;3,3]</text:p>
          </table:table-cell>
          <table:table-cell table:style-name="ce85" table:formula="of:=100*([.H28]-[.$B28])/[.$B28]" office:value-type="float" office:value="3.08320348858966" calcext:value-type="float">
            <text:p>3,1</text:p>
          </table:table-cell>
          <table:table-cell table:style-name="ce113" table:formula="of:=COM.MICROSOFT.CONCAT(&quot;[&quot; ; TEXT([.P28]-[.U28];&quot;0,0&quot;) ; &quot;;&quot;  ; TEXT( [.P28]+[.U28];&quot;0,0&quot;) ; &quot;]&quot; )" office:value-type="string" office:string-value="[3,1;3,1]" calcext:value-type="string">
            <text:p>[3,1;3,1]</text:p>
          </table:table-cell>
          <table:table-cell table:style-name="ce16"/>
          <table:table-cell table:style-name="ce10" table:formula="of:=100*( ( ([.D28]-[.$B28])*[$V_010.N28]+[.$B28]*([$V_010.O28]+[$V_010.$N28])) / [.$B28]^2  )" office:value-type="float" office:value="0.0332523151698163" calcext:value-type="float">
            <text:p>0,03</text:p>
          </table:table-cell>
          <table:table-cell table:style-name="ce10" table:formula="of:=100*( ( ([.F28]-[.$B28])*[$V_010.O28]+[.$B28]*([$V_010.P28]+[$V_010.$N28])) / [.$B28]^2  )" office:value-type="float" office:value="0.0291902703336434" calcext:value-type="float">
            <text:p>0,03</text:p>
          </table:table-cell>
          <table:table-cell table:style-name="ce10" table:formula="of:=100*( ( ([.H28]-[.$B28])*[$V_010.P28]+[.$B28]*([$V_010.Q28]+[$V_010.$N28])) / [.$B28]^2  )" office:value-type="float" office:value="0.0292968980661777" calcext:value-type="float">
            <text:p>0,03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7" office:value-type="string" calcext:value-type="string">
            <text:p>C017</text:p>
          </table:table-cell>
          <table:table-cell table:style-name="ce62" table:formula="of:=[$V_010.B29]" office:value-type="float" office:value="0.838270373024754" calcext:value-type="float">
            <text:p>0,838</text:p>
          </table:table-cell>
          <table:table-cell table:style-name="ce45" table:formula="of:=COM.MICROSOFT.CONCAT(&quot;[&quot; ; TEXT([.B29]-[$V_010.N29];&quot;0,000&quot;) ; &quot;;&quot;  ; TEXT( [.B29]+[$V_010.N29];&quot;0,000&quot;) ; &quot;]&quot; )" office:value-type="string" office:string-value="[0,838;0,839]" calcext:value-type="string">
            <text:p>[0,838;0,839]</text:p>
          </table:table-cell>
          <table:table-cell table:style-name="ce62" table:formula="of:=[$V_010.C29]" office:value-type="float" office:value="0.889741652583834" calcext:value-type="float">
            <text:p>0,890</text:p>
          </table:table-cell>
          <table:table-cell table:style-name="ce45" table:formula="of:=COM.MICROSOFT.CONCAT(&quot;[&quot; ; TEXT([.D29]-[$V_010.O29];&quot;0,000&quot;) ; &quot;;&quot;  ; TEXT([.D29]+[$V_010.O29];&quot;0,000&quot;) ; &quot;]&quot; )" office:value-type="string" office:string-value="[0,889;0,891]" calcext:value-type="string">
            <text:p>[0,889;0,891]</text:p>
          </table:table-cell>
          <table:table-cell table:style-name="ce63" table:formula="of:=[$V_010.D29]" office:value-type="float" office:value="0.913755538887464" calcext:value-type="float">
            <text:p>0,914</text:p>
          </table:table-cell>
          <table:table-cell table:style-name="ce68" table:formula="of:=COM.MICROSOFT.CONCAT(&quot;[&quot; ; TEXT([.F29]-[$V_010.P29];&quot;0,000&quot;) ; &quot;;&quot;  ; TEXT([.F29]+[$V_010.P29];&quot;0,000&quot;) ; &quot;]&quot; )" office:value-type="string" office:string-value="[0,913;0,914]" calcext:value-type="string">
            <text:p>[0,913;0,914]</text:p>
          </table:table-cell>
          <table:table-cell table:style-name="ce62" table:formula="of:=[$V_010.E29]" office:value-type="float" office:value="0.904649486484462" calcext:value-type="float">
            <text:p>0,905</text:p>
          </table:table-cell>
          <table:table-cell table:style-name="ce45" table:formula="of:=COM.MICROSOFT.CONCAT(&quot;[&quot; ; TEXT([.H29]-[$V_010.Q29];&quot;0,000&quot;) ; &quot;;&quot;  ; TEXT([.H29]+[$V_010.Q29];&quot;0,000&quot;) ; &quot;]&quot; )" office:value-type="string" office:string-value="[0,904;0,905]" calcext:value-type="string">
            <text:p>[0,904;0,905]</text:p>
          </table:table-cell>
          <table:table-cell table:style-name="ce16"/>
          <table:table-cell table:style-name="ce35" office:value-type="string" calcext:value-type="string">
            <text:p>C017</text:p>
          </table:table-cell>
          <table:table-cell table:style-name="ce85" table:formula="of:=100*([.D29]-[.$B29])/[.$B29]" office:value-type="float" office:value="6.14017639360854" calcext:value-type="float">
            <text:p>6,1</text:p>
          </table:table-cell>
          <table:table-cell table:style-name="ce113" table:formula="of:=COM.MICROSOFT.CONCAT(&quot;[&quot; ; TEXT([.L29]-[.S29];&quot;0,0&quot;) ; &quot;;&quot;  ; TEXT( [.L29]+[.S29];&quot;0,0&quot;) ; &quot;]&quot; )" office:value-type="string" office:string-value="[6,0;6,3]" calcext:value-type="string">
            <text:p>[6,0;6,3]</text:p>
          </table:table-cell>
          <table:table-cell table:style-name="ce111" table:formula="of:=100*([.F29]-[.$B29])/[.$B29]" office:value-type="float" office:value="9.00487101677408" calcext:value-type="float">
            <text:p>9,0</text:p>
          </table:table-cell>
          <table:table-cell table:style-name="ce65" table:formula="of:=COM.MICROSOFT.CONCAT(&quot;[&quot; ; TEXT([.N29]-[.T29];&quot;0,0&quot;) ; &quot;;&quot;  ; TEXT( [.N29]+[.T29];&quot;0,0&quot;) ; &quot;]&quot; )" office:value-type="string" office:string-value="[8,9;9,1]" calcext:value-type="string">
            <text:p>[8,9;9,1]</text:p>
          </table:table-cell>
          <table:table-cell table:style-name="ce85" table:formula="of:=100*([.H29]-[.$B29])/[.$B29]" office:value-type="float" office:value="7.91858040028192" calcext:value-type="float">
            <text:p>7,9</text:p>
          </table:table-cell>
          <table:table-cell table:style-name="ce113" table:formula="of:=COM.MICROSOFT.CONCAT(&quot;[&quot; ; TEXT([.P29]-[.U29];&quot;0,0&quot;) ; &quot;;&quot;  ; TEXT( [.P29]+[.U29];&quot;0,0&quot;) ; &quot;]&quot; )" office:value-type="string" office:string-value="[7,8;8,0]" calcext:value-type="string">
            <text:p>[7,8;8,0]</text:p>
          </table:table-cell>
          <table:table-cell table:style-name="ce16"/>
          <table:table-cell table:style-name="ce10" table:formula="of:=100*( ( ([.D29]-[.$B29])*[$V_010.N29]+[.$B29]*([$V_010.O29]+[$V_010.$N29])) / [.$B29]^2  )" office:value-type="float" office:value="0.146057075658589" calcext:value-type="float">
            <text:p>0,15</text:p>
          </table:table-cell>
          <table:table-cell table:style-name="ce10" table:formula="of:=100*( ( ([.F29]-[.$B29])*[$V_010.O29]+[.$B29]*([$V_010.P29]+[$V_010.$N29])) / [.$B29]^2  )" office:value-type="float" office:value="0.111488365110339" calcext:value-type="float">
            <text:p>0,11</text:p>
          </table:table-cell>
          <table:table-cell table:style-name="ce10" table:formula="of:=100*( ( ([.H29]-[.$B29])*[$V_010.P29]+[.$B29]*([$V_010.Q29]+[$V_010.$N29])) / [.$B29]^2  )" office:value-type="float" office:value="0.117547903092916" calcext:value-type="float">
            <text:p>0,12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7" office:value-type="string" calcext:value-type="string">
            <text:p>C019</text:p>
          </table:table-cell>
          <table:table-cell table:style-name="ce62" table:formula="of:=[$V_010.B30]" office:value-type="float" office:value="0.956662299086708" calcext:value-type="float">
            <text:p>0,957</text:p>
          </table:table-cell>
          <table:table-cell table:style-name="ce45" table:formula="of:=COM.MICROSOFT.CONCAT(&quot;[&quot; ; TEXT([.B30]-[$V_010.N30];&quot;0,000&quot;) ; &quot;;&quot;  ; TEXT( [.B30]+[$V_010.N30];&quot;0,000&quot;) ; &quot;]&quot; )" office:value-type="string" office:string-value="[0,957;0,957]" calcext:value-type="string">
            <text:p>[0,957;0,957]</text:p>
          </table:table-cell>
          <table:table-cell table:style-name="ce62" table:formula="of:=[$V_010.C30]" office:value-type="float" office:value="0.965417234196619" calcext:value-type="float">
            <text:p>0,965</text:p>
          </table:table-cell>
          <table:table-cell table:style-name="ce45" table:formula="of:=COM.MICROSOFT.CONCAT(&quot;[&quot; ; TEXT([.D30]-[$V_010.O30];&quot;0,000&quot;) ; &quot;;&quot;  ; TEXT([.D30]+[$V_010.O30];&quot;0,000&quot;) ; &quot;]&quot; )" office:value-type="string" office:string-value="[0,965;0,966]" calcext:value-type="string">
            <text:p>[0,965;0,966]</text:p>
          </table:table-cell>
          <table:table-cell table:style-name="ce63" table:formula="of:=[$V_010.D30]" office:value-type="float" office:value="0.969669595263409" calcext:value-type="float">
            <text:p>0,970</text:p>
          </table:table-cell>
          <table:table-cell table:style-name="ce68" table:formula="of:=COM.MICROSOFT.CONCAT(&quot;[&quot; ; TEXT([.F30]-[$V_010.P30];&quot;0,000&quot;) ; &quot;;&quot;  ; TEXT([.F30]+[$V_010.P30];&quot;0,000&quot;) ; &quot;]&quot; )" office:value-type="string" office:string-value="[0,970;0,970]" calcext:value-type="string">
            <text:p>[0,970;0,970]</text:p>
          </table:table-cell>
          <table:table-cell table:style-name="ce62" table:formula="of:=[$V_010.E30]" office:value-type="float" office:value="0.967823224166809" calcext:value-type="float">
            <text:p>0,968</text:p>
          </table:table-cell>
          <table:table-cell table:style-name="ce45" table:formula="of:=COM.MICROSOFT.CONCAT(&quot;[&quot; ; TEXT([.H30]-[$V_010.Q30];&quot;0,000&quot;) ; &quot;;&quot;  ; TEXT([.H30]+[$V_010.Q30];&quot;0,000&quot;) ; &quot;]&quot; )" office:value-type="string" office:string-value="[0,968;0,968]" calcext:value-type="string">
            <text:p>[0,968;0,968]</text:p>
          </table:table-cell>
          <table:table-cell table:style-name="ce16"/>
          <table:table-cell table:style-name="ce35" office:value-type="string" calcext:value-type="string">
            <text:p>C019</text:p>
          </table:table-cell>
          <table:table-cell table:style-name="ce85" table:formula="of:=100*([.D30]-[.$B30])/[.$B30]" office:value-type="float" office:value="0.915154189547208" calcext:value-type="float">
            <text:p>0,9</text:p>
          </table:table-cell>
          <table:table-cell table:style-name="ce113" table:formula="of:=COM.MICROSOFT.CONCAT(&quot;[&quot; ; TEXT([.L30]-[.S30];&quot;0,0&quot;) ; &quot;;&quot;  ; TEXT( [.L30]+[.S30];&quot;0,0&quot;) ; &quot;]&quot; )" office:value-type="string" office:string-value="[0,9;0,9]" calcext:value-type="string">
            <text:p>[0,9;0,9]</text:p>
          </table:table-cell>
          <table:table-cell table:style-name="ce111" table:formula="of:=100*([.F30]-[.$B30])/[.$B30]" office:value-type="float" office:value="1.35965389135935" calcext:value-type="float">
            <text:p>1,4</text:p>
          </table:table-cell>
          <table:table-cell table:style-name="ce65" table:formula="of:=COM.MICROSOFT.CONCAT(&quot;[&quot; ; TEXT([.N30]-[.T30];&quot;0,0&quot;) ; &quot;;&quot;  ; TEXT( [.N30]+[.T30];&quot;0,0&quot;) ; &quot;]&quot; )" office:value-type="string" office:string-value="[1,3;1,4]" calcext:value-type="string">
            <text:p>[1,3;1,4]</text:p>
          </table:table-cell>
          <table:table-cell table:style-name="ce85" table:formula="of:=100*([.H30]-[.$B30])/[.$B30]" office:value-type="float" office:value="1.16665254716904" calcext:value-type="float">
            <text:p>1,2</text:p>
          </table:table-cell>
          <table:table-cell table:style-name="ce113" table:formula="of:=COM.MICROSOFT.CONCAT(&quot;[&quot; ; TEXT([.P30]-[.U30];&quot;0,0&quot;) ; &quot;;&quot;  ; TEXT( [.P30]+[.U30];&quot;0,0&quot;) ; &quot;]&quot; )" office:value-type="string" office:string-value="[1,2;1,2]" calcext:value-type="string">
            <text:p>[1,2;1,2]</text:p>
          </table:table-cell>
          <table:table-cell table:style-name="ce16"/>
          <table:table-cell table:style-name="ce10" table:formula="of:=100*( ( ([.D30]-[.$B30])*[$V_010.N30]+[.$B30]*([$V_010.O30]+[$V_010.$N30])) / [.$B30]^2  )" office:value-type="float" office:value="0.0185726545545857" calcext:value-type="float">
            <text:p>0,02</text:p>
          </table:table-cell>
          <table:table-cell table:style-name="ce10" table:formula="of:=100*( ( ([.F30]-[.$B30])*[$V_010.O30]+[.$B30]*([$V_010.P30]+[$V_010.$N30])) / [.$B30]^2  )" office:value-type="float" office:value="0.0156572845131946" calcext:value-type="float">
            <text:p>0,02</text:p>
          </table:table-cell>
          <table:table-cell table:style-name="ce10" table:formula="of:=100*( ( ([.H30]-[.$B30])*[$V_010.P30]+[.$B30]*([$V_010.Q30]+[$V_010.$N30])) / [.$B30]^2  )" office:value-type="float" office:value="0.0142529520003566" calcext:value-type="float">
            <text:p>0,01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7" office:value-type="string" calcext:value-type="string">
            <text:p>C024</text:p>
          </table:table-cell>
          <table:table-cell table:style-name="ce62" table:formula="of:=[$V_010.B31]" office:value-type="float" office:value="0.880319626288397" calcext:value-type="float">
            <text:p>0,880</text:p>
          </table:table-cell>
          <table:table-cell table:style-name="ce45" table:formula="of:=COM.MICROSOFT.CONCAT(&quot;[&quot; ; TEXT([.B31]-[$V_010.N31];&quot;0,000&quot;) ; &quot;;&quot;  ; TEXT( [.B31]+[$V_010.N31];&quot;0,000&quot;) ; &quot;]&quot; )" office:value-type="string" office:string-value="[0,880;0,881]" calcext:value-type="string">
            <text:p>[0,880;0,881]</text:p>
          </table:table-cell>
          <table:table-cell table:style-name="ce62" table:formula="of:=[$V_010.C31]" office:value-type="float" office:value="0.931818111703987" calcext:value-type="float">
            <text:p>0,932</text:p>
          </table:table-cell>
          <table:table-cell table:style-name="ce45" table:formula="of:=COM.MICROSOFT.CONCAT(&quot;[&quot; ; TEXT([.D31]-[$V_010.O31];&quot;0,000&quot;) ; &quot;;&quot;  ; TEXT([.D31]+[$V_010.O31];&quot;0,000&quot;) ; &quot;]&quot; )" office:value-type="string" office:string-value="[0,931;0,932]" calcext:value-type="string">
            <text:p>[0,931;0,932]</text:p>
          </table:table-cell>
          <table:table-cell table:style-name="ce63" table:formula="of:=[$V_010.D31]" office:value-type="float" office:value="0.939944195774694" calcext:value-type="float">
            <text:p>0,940</text:p>
          </table:table-cell>
          <table:table-cell table:style-name="ce68" table:formula="of:=COM.MICROSOFT.CONCAT(&quot;[&quot; ; TEXT([.F31]-[$V_010.P31];&quot;0,000&quot;) ; &quot;;&quot;  ; TEXT([.F31]+[$V_010.P31];&quot;0,000&quot;) ; &quot;]&quot; )" office:value-type="string" office:string-value="[0,939;0,941]" calcext:value-type="string">
            <text:p>[0,939;0,941]</text:p>
          </table:table-cell>
          <table:table-cell table:style-name="ce62" table:formula="of:=[$V_010.E31]" office:value-type="float" office:value="0.935691966123327" calcext:value-type="float">
            <text:p>0,936</text:p>
          </table:table-cell>
          <table:table-cell table:style-name="ce45" table:formula="of:=COM.MICROSOFT.CONCAT(&quot;[&quot; ; TEXT([.H31]-[$V_010.Q31];&quot;0,000&quot;) ; &quot;;&quot;  ; TEXT([.H31]+[$V_010.Q31];&quot;0,000&quot;) ; &quot;]&quot; )" office:value-type="string" office:string-value="[0,935;0,936]" calcext:value-type="string">
            <text:p>[0,935;0,936]</text:p>
          </table:table-cell>
          <table:table-cell table:style-name="ce16"/>
          <table:table-cell table:style-name="ce35" office:value-type="string" calcext:value-type="string">
            <text:p>C024</text:p>
          </table:table-cell>
          <table:table-cell table:style-name="ce85" table:formula="of:=100*([.D31]-[.$B31])/[.$B31]" office:value-type="float" office:value="5.84997583579013" calcext:value-type="float">
            <text:p>5,8</text:p>
          </table:table-cell>
          <table:table-cell table:style-name="ce113" table:formula="of:=COM.MICROSOFT.CONCAT(&quot;[&quot; ; TEXT([.L31]-[.S31];&quot;0,0&quot;) ; &quot;;&quot;  ; TEXT( [.L31]+[.S31];&quot;0,0&quot;) ; &quot;]&quot; )" office:value-type="string" office:string-value="[5,7;6,0]" calcext:value-type="string">
            <text:p>[5,7;6,0]</text:p>
          </table:table-cell>
          <table:table-cell table:style-name="ce111" table:formula="of:=100*([.F31]-[.$B31])/[.$B31]" office:value-type="float" office:value="6.77305920551673" calcext:value-type="float">
            <text:p>6,8</text:p>
          </table:table-cell>
          <table:table-cell table:style-name="ce65" table:formula="of:=COM.MICROSOFT.CONCAT(&quot;[&quot; ; TEXT([.N31]-[.T31];&quot;0,0&quot;) ; &quot;;&quot;  ; TEXT( [.N31]+[.T31];&quot;0,0&quot;) ; &quot;]&quot; )" office:value-type="string" office:string-value="[6,6;6,9]" calcext:value-type="string">
            <text:p>[6,6;6,9]</text:p>
          </table:table-cell>
          <table:table-cell table:style-name="ce85" table:formula="of:=100*([.H31]-[.$B31])/[.$B31]" office:value-type="float" office:value="6.29002673362975" calcext:value-type="float">
            <text:p>6,3</text:p>
          </table:table-cell>
          <table:table-cell table:style-name="ce113" table:formula="of:=COM.MICROSOFT.CONCAT(&quot;[&quot; ; TEXT([.P31]-[.U31];&quot;0,0&quot;) ; &quot;;&quot;  ; TEXT( [.P31]+[.U31];&quot;0,0&quot;) ; &quot;]&quot; )" office:value-type="string" office:string-value="[6,2;6,4]" calcext:value-type="string">
            <text:p>[6,2;6,4]</text:p>
          </table:table-cell>
          <table:table-cell table:style-name="ce16"/>
          <table:table-cell table:style-name="ce10" table:formula="of:=100*( ( ([.D31]-[.$B31])*[$V_010.N31]+[.$B31]*([$V_010.O31]+[$V_010.$N31])) / [.$B31]^2  )" office:value-type="float" office:value="0.118566156388962" calcext:value-type="float">
            <text:p>0,12</text:p>
          </table:table-cell>
          <table:table-cell table:style-name="ce10" table:formula="of:=100*( ( ([.F31]-[.$B31])*[$V_010.O31]+[.$B31]*([$V_010.P31]+[$V_010.$N31])) / [.$B31]^2  )" office:value-type="float" office:value="0.12895308858818" calcext:value-type="float">
            <text:p>0,13</text:p>
          </table:table-cell>
          <table:table-cell table:style-name="ce10" table:formula="of:=100*( ( ([.H31]-[.$B31])*[$V_010.P31]+[.$B31]*([$V_010.Q31]+[$V_010.$N31])) / [.$B31]^2  )" office:value-type="float" office:value="0.102733533790454" calcext:value-type="float">
            <text:p>0,10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9" office:value-type="string" calcext:value-type="string">
            <text:p>Média</text:p>
          </table:table-cell>
          <table:table-cell table:style-name="ce26" table:formula="of:=[$V_010.B32]" office:value-type="float" office:value="0.860896895835904" calcext:value-type="float">
            <text:p>0,861</text:p>
          </table:table-cell>
          <table:table-cell table:style-name="ce44" table:formula="of:=COM.MICROSOFT.CONCAT(&quot;[&quot; ; TEXT([.B32]-[$V_010.N32];&quot;0,000&quot;) ; &quot;;&quot;  ; TEXT( [.B32]+[$V_010.N32];&quot;0,000&quot;) ; &quot;]&quot; )" office:value-type="string" office:string-value="[0,860;0,861]" calcext:value-type="string">
            <text:p>[0,860;0,861]</text:p>
          </table:table-cell>
          <table:table-cell table:style-name="ce26" table:formula="of:=[$V_010.C32]" office:value-type="float" office:value="0.923909329688772" calcext:value-type="float">
            <text:p>0,924</text:p>
          </table:table-cell>
          <table:table-cell table:style-name="ce44" table:formula="of:=COM.MICROSOFT.CONCAT(&quot;[&quot; ; TEXT([.D32]-[$V_010.O32];&quot;0,000&quot;) ; &quot;;&quot;  ; TEXT( [.D32]+[$V_010.O32];&quot;0,000&quot;) ; &quot;]&quot; )" office:value-type="string" office:string-value="[0,923;0,924]" calcext:value-type="string">
            <text:p>[0,923;0,924]</text:p>
          </table:table-cell>
          <table:table-cell table:style-name="ce64" table:formula="of:=[$V_010.D32]" office:value-type="float" office:value="0.942801497053807" calcext:value-type="float">
            <text:p>0,943</text:p>
          </table:table-cell>
          <table:table-cell table:style-name="ce66" table:formula="of:=COM.MICROSOFT.CONCAT(&quot;[&quot; ; TEXT([.F32]-[$V_010.P32];&quot;0,000&quot;) ; &quot;;&quot;  ; TEXT( [.F32]+[$V_010.P32];&quot;0,000&quot;) ; &quot;]&quot; )" office:value-type="string" office:string-value="[0,942;0,943]" calcext:value-type="string">
            <text:p>[0,942;0,943]</text:p>
          </table:table-cell>
          <table:table-cell table:style-name="ce26" table:formula="of:=[$V_010.E32]" office:value-type="float" office:value="0.937779862551401" calcext:value-type="float">
            <text:p>0,938</text:p>
          </table:table-cell>
          <table:table-cell table:style-name="ce44" table:formula="of:=COM.MICROSOFT.CONCAT(&quot;[&quot; ; TEXT([.H32]-[$V_010.Q32];&quot;0,000&quot;) ; &quot;;&quot;  ; TEXT( [.H32]+[$V_010.Q32];&quot;0,000&quot;) ; &quot;]&quot; )" office:value-type="string" office:string-value="[0,937;0,938]" calcext:value-type="string">
            <text:p>[0,937;0,938]</text:p>
          </table:table-cell>
          <table:table-cell table:style-name="ce54"/>
          <table:table-cell table:style-name="ce67" office:value-type="string" calcext:value-type="string">
            <text:p>Média</text:p>
          </table:table-cell>
          <table:table-cell table:style-name="ce86" table:formula="of:=AVERAGE([.L20:.L31])" office:value-type="float" office:value="7.89820499355855" calcext:value-type="float">
            <text:p>7,9</text:p>
          </table:table-cell>
          <table:table-cell table:style-name="ce92" table:formula="of:=COM.MICROSOFT.CONCAT(&quot;[&quot; ; TEXT([.L32]-[.S32];&quot;0,0&quot;) ; &quot;;&quot;  ; TEXT( [.L32]+[.S32];&quot;0,0&quot;) ; &quot;]&quot; )" office:value-type="string" office:string-value="[7,8;8,0]" calcext:value-type="string">
            <text:p>[7,8;8,0]</text:p>
          </table:table-cell>
          <table:table-cell table:style-name="ce112" table:formula="of:=AVERAGE([.N20:.N31])" office:value-type="float" office:value="10.1919323421723" calcext:value-type="float">
            <text:p>10,2</text:p>
          </table:table-cell>
          <table:table-cell table:style-name="ce114" table:formula="of:=COM.MICROSOFT.CONCAT(&quot;[&quot; ; TEXT([.N32]-[.T32];&quot;0,0&quot;) ; &quot;;&quot;  ; TEXT( [.N32]+[.T32];&quot;0,0&quot;) ; &quot;]&quot; )" office:value-type="string" office:string-value="[10,1;10,3]" calcext:value-type="string">
            <text:p>[10,1;10,3]</text:p>
          </table:table-cell>
          <table:table-cell table:style-name="ce86" table:formula="of:=AVERAGE([.P20:.P31])" office:value-type="float" office:value="9.5836600765154" calcext:value-type="float">
            <text:p>9,6</text:p>
          </table:table-cell>
          <table:table-cell table:style-name="ce91" table:formula="of:=COM.MICROSOFT.CONCAT(&quot;[&quot; ; TEXT([.P32]-[.U32];&quot;0,0&quot;) ; &quot;;&quot;  ; TEXT( [.P32]+[.U32];&quot;0,0&quot;) ; &quot;]&quot; )" office:value-type="string" office:string-value="[9,5;9,7]" calcext:value-type="string">
            <text:p>[9,5;9,7]</text:p>
          </table:table-cell>
          <table:table-cell table:style-name="ce46"/>
          <table:table-cell table:style-name="ce125" table:formula="of:=100*( ( ([.D32]-[.$B32])*[$V_010.N32]+[.$B32]*([$V_010.O32]+[$V_010.$N32])) / [.$B32]^2  )" office:value-type="float" office:value="0.128971109648206" calcext:value-type="float">
            <text:p>0,13</text:p>
          </table:table-cell>
          <table:table-cell table:style-name="ce125" table:formula="of:=100*( ( ([.F32]-[.$B32])*[$V_010.O32]+[.$B32]*([$V_010.P32]+[$V_010.$N32])) / [.$B32]^2  )" office:value-type="float" office:value="0.110938576549265" calcext:value-type="float">
            <text:p>0,11</text:p>
          </table:table-cell>
          <table:table-cell table:style-name="ce125" table:formula="of:=100*( ( ([.F32]-[.$B32])*[$V_010.P32]+[.$B32]*([$V_010.Q32]+[$V_010.$N32])) / [.$B32]^2  )" office:value-type="float" office:value="0.126251949725807" calcext:value-type="float">
            <text:p>0,13</text:p>
          </table:table-cell>
          <table:table-cell table:style-name="ce46" table:number-columns-repeated="994"/>
          <table:table-cell table:style-name="ce128" table:number-columns-repeated="8"/>
        </table:table-row>
        <table:table-row table:style-name="ro3">
          <table:table-cell table:number-columns-repeated="1023"/>
        </table:table-row>
        <table:table-row table:style-name="ro4">
          <table:table-cell table:style-name="Default" table:number-columns-repeated="2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 table:number-columns-repeated="2"/>
          <table:table-cell table:number-columns-repeated="1012"/>
        </table:table-row>
        <table:table-row table:style-name="ro5">
          <table:table-cell table:style-name="Default"/>
          <table:table-cell table:style-name="ce29"/>
          <table:table-cell table:style-name="ce50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number-columns-repeated="1013"/>
        </table:table-row>
        <table:table-row table:style-name="ro6" table:number-rows-repeated="12">
          <table:table-cell table:style-name="Default" table:number-columns-repeated="2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27"/>
          <table:table-cell table:style-name="ce105"/>
          <table:table-cell table:style-name="ce119"/>
          <table:table-cell table:style-name="ce105"/>
          <table:table-cell table:style-name="ce119"/>
          <table:table-cell table:style-name="ce27"/>
          <table:table-cell table:style-name="ce119"/>
          <table:table-cell table:style-name="ce27"/>
          <table:table-cell table:style-name="ce126" table:number-columns-repeated="3"/>
          <table:table-cell table:style-name="ce27" table:number-columns-repeated="994"/>
          <table:table-cell table:number-columns-repeated="8"/>
        </table:table-row>
        <table:table-row table:style-name="ro6">
          <table:table-cell table:style-name="Default" table:number-columns-repeated="2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28"/>
          <table:table-cell table:style-name="ce106"/>
          <table:table-cell table:style-name="ce120"/>
          <table:table-cell table:style-name="ce106"/>
          <table:table-cell table:style-name="ce120"/>
          <table:table-cell table:style-name="ce28"/>
          <table:table-cell table:style-name="ce120"/>
          <table:table-cell table:style-name="ce28"/>
          <table:table-cell table:style-name="ce127" table:number-columns-repeated="3"/>
          <table:table-cell table:style-name="ce28" table:number-columns-repeated="994"/>
          <table:table-cell table:number-columns-repeated="8"/>
        </table:table-row>
        <table:table-row table:style-name="ro3" table:number-rows-repeated="1048527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sigma_010.A20:sigma_010.I31 sigma_010.A4:sigma_010.I15 sigma_010.K4:sigma_010.Q15 sigma_010.S20:sigma_010.U31 sigma_010.K20:sigma_010.Q31">
            <calcext:condition calcext:apply-style-name="ConditionalStyle_1" calcext:value="formula-is(ISEVEN(ROW()))" calcext:base-cell-address="sigma_010.A4"/>
            <calcext:condition calcext:apply-style-name="ConditionalStyle_2" calcext:value="formula-is(ISODD(ROW()))" calcext:base-cell-address="sigma_010.A4"/>
          </calcext:conditional-format>
          <calcext:conditional-format calcext:target-range-address="sigma_010.B4:sigma_010.I15 sigma_010.L4:sigma_010.Q15 sigma_010.S20:sigma_010.U31 sigma_010.L20:sigma_010.Q31">
            <calcext:condition calcext:apply-style-name="ConditionalStyle_3" calcext:value="formula-is(#REF!=#REF!)" calcext:base-cell-address="sigma_010.B4"/>
            <calcext:condition calcext:apply-style-name="ConditionalStyle_3" calcext:value="formula-is(#REF!)" calcext:base-cell-address="sigma_010.B4"/>
          </calcext:conditional-format>
        </calcext:conditional-formats>
      </table:table>
      <table:table table:name="sigma_025" table:style-name="ta1" table:print="false">
        <table:table-column table:style-name="co1" table:default-cell-style-name="ce6"/>
        <table:table-column table:style-name="co14" table:default-cell-style-name="ce6"/>
        <table:table-column table:style-name="co3" table:default-cell-style-name="ce115"/>
        <table:table-column table:style-name="co14" table:default-cell-style-name="ce13"/>
        <table:table-column table:style-name="co3" table:default-cell-style-name="ce52"/>
        <table:table-column table:style-name="co14" table:default-cell-style-name="ce13"/>
        <table:table-column table:style-name="co3" table:default-cell-style-name="ce52"/>
        <table:table-column table:style-name="co15" table:default-cell-style-name="ce13"/>
        <table:table-column table:style-name="co3" table:default-cell-style-name="ce52"/>
        <table:table-column table:style-name="co4" table:default-cell-style-name="ce6"/>
        <table:table-column table:style-name="co5" table:default-cell-style-name="ce6"/>
        <table:table-column table:style-name="co16" table:default-cell-style-name="ce101"/>
        <table:table-column table:style-name="co7" table:default-cell-style-name="ce115"/>
        <table:table-column table:style-name="co16" table:default-cell-style-name="ce101"/>
        <table:table-column table:style-name="co17" table:default-cell-style-name="ce115"/>
        <table:table-column table:style-name="co16" table:default-cell-style-name="ce6"/>
        <table:table-column table:style-name="co7" table:default-cell-style-name="ce115"/>
        <table:table-column table:style-name="co8" table:default-cell-style-name="ce6"/>
        <table:table-column table:style-name="co9" table:default-cell-style-name="ce138"/>
        <table:table-column table:style-name="co10" table:default-cell-style-name="ce138"/>
        <table:table-column table:style-name="co11" table:default-cell-style-name="ce138"/>
        <table:table-column table:style-name="co12" table:number-columns-repeated="994" table:default-cell-style-name="ce6"/>
        <table:table-column table:style-name="co13" table:number-columns-repeated="8" table:default-cell-style-name="Default"/>
        <table:table-row table:style-name="ro1">
          <table:table-cell table:number-columns-repeated="1023"/>
        </table:table-row>
        <table:table-row table:style-name="ro2">
          <table:table-cell table:style-name="ce9" office:value-type="string" calcext:value-type="string" table:number-columns-spanned="9" table:number-rows-spanned="1">
            <text:p>PSNR ( dB ) - sigma=25</text:p>
          </table:table-cell>
          <table:covered-table-cell table:style-name="ce21"/>
          <table:covered-table-cell table:style-name="ce37"/>
          <table:covered-table-cell table:style-name="ce21"/>
          <table:covered-table-cell table:style-name="ce37"/>
          <table:covered-table-cell table:style-name="ce21"/>
          <table:covered-table-cell table:style-name="ce37"/>
          <table:covered-table-cell table:style-name="ce21"/>
          <table:covered-table-cell table:style-name="ce37"/>
          <table:table-cell/>
          <table:table-cell table:style-name="ce59" office:value-type="string" calcext:value-type="string" table:number-columns-spanned="7" table:number-rows-spanned="1">
            <text:p>PSNR Improv ( dB ) - sigma=25</text:p>
          </table:table-cell>
          <table:covered-table-cell table:style-name="ce81"/>
          <table:covered-table-cell table:style-name="ce89"/>
          <table:covered-table-cell table:style-name="ce81"/>
          <table:covered-table-cell table:style-name="ce89"/>
          <table:covered-table-cell table:style-name="ce95"/>
          <table:covered-table-cell table:style-name="ce89"/>
          <table:table-cell table:number-columns-repeated="1006"/>
        </table:table-row>
        <table:table-row table:style-name="ro3">
          <table:table-cell table:style-name="ce12" office:value-type="string" calcext:value-type="string">
            <text:p>imagem</text:p>
          </table:table-cell>
          <table:table-cell table:style-name="ce22" office:value-type="string" calcext:value-type="string" table:number-columns-spanned="2" table:number-rows-spanned="1">
            <text:p>noisy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-lbp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-glcm</text:p>
          </table:table-cell>
          <table:covered-table-cell table:style-name="ce42"/>
          <table:table-cell table:style-name="ce14"/>
          <table:table-cell table:style-name="ce60" office:value-type="string" calcext:value-type="string">
            <text:p>imagem</text:p>
          </table:table-cell>
          <table:table-cell table:style-name="ce135" office:value-type="string" calcext:value-type="string" table:number-columns-spanned="2" table:number-rows-spanned="1">
            <text:p>nlm</text:p>
          </table:table-cell>
          <table:covered-table-cell table:style-name="ce90"/>
          <table:table-cell table:style-name="ce135" office:value-type="string" calcext:value-type="string" table:number-columns-spanned="2" table:number-rows-spanned="1">
            <text:p>nlm-lbp</text:p>
          </table:table-cell>
          <table:covered-table-cell table:style-name="ce90"/>
          <table:table-cell table:style-name="ce135" office:value-type="string" calcext:value-type="string" table:number-columns-spanned="2" table:number-rows-spanned="1">
            <text:p>nlm-glcm</text:p>
          </table:table-cell>
          <table:covered-table-cell table:style-name="ce90"/>
          <table:table-cell table:style-name="ce14"/>
          <table:table-cell table:style-name="ce99" table:number-columns-repeated="3"/>
          <table:table-cell table:style-name="ce14" table:number-columns-repeated="994"/>
          <table:table-cell table:number-columns-repeated="8"/>
        </table:table-row>
        <table:table-row table:style-name="ro3">
          <table:table-cell table:style-name="ce149" office:value-type="string" calcext:value-type="string">
            <text:p>C001</text:p>
          </table:table-cell>
          <table:table-cell table:style-name="ce152" table:formula="of:=[$V_025.B4]" office:value-type="float" office:value="20.3362883184958" calcext:value-type="float">
            <text:p>20,34</text:p>
          </table:table-cell>
          <table:table-cell table:style-name="ce154" table:formula="of:=COM.MICROSOFT.CONCAT(&quot;[&quot; ; TEXT([.B4]-[$V_025.N4];&quot;0,00&quot;) ; &quot;;&quot;  ; TEXT( [.B4]+[$V_025.N4];&quot;0,00&quot;) ; &quot;]&quot; )" office:value-type="string" office:string-value="[20,33;20,35]" calcext:value-type="string">
            <text:p>[20,33;20,35]</text:p>
          </table:table-cell>
          <table:table-cell table:style-name="ce152" table:formula="of:=[$V_025.C4]" office:value-type="float" office:value="23.4814340000305" calcext:value-type="float">
            <text:p>23,48</text:p>
          </table:table-cell>
          <table:table-cell table:style-name="ce154" table:formula="of:=COM.MICROSOFT.CONCAT(&quot;[&quot; ; TEXT([.D4]-[$V_025.O4];&quot;0,00&quot;) ; &quot;;&quot;  ; TEXT([.D4]+[$V_025.O4];&quot;0,00&quot;) ; &quot;]&quot; )" office:value-type="string" office:string-value="[23,47;23,50]" calcext:value-type="string">
            <text:p>[23,47;23,50]</text:p>
          </table:table-cell>
          <table:table-cell table:style-name="ce152" table:formula="of:=[$V_025.D4]" office:value-type="float" office:value="26.6420021041057" calcext:value-type="float">
            <text:p>26,64</text:p>
          </table:table-cell>
          <table:table-cell table:style-name="ce154" table:formula="of:=COM.MICROSOFT.CONCAT(&quot;[&quot; ; TEXT([.F4]-[$V_025.P4];&quot;0,00&quot;) ; &quot;;&quot;  ; TEXT([.F4]+[$V_025.P4];&quot;0,00&quot;) ; &quot;]&quot; )" office:value-type="string" office:string-value="[26,63;26,66]" calcext:value-type="string">
            <text:p>[26,63;26,66]</text:p>
          </table:table-cell>
          <table:table-cell table:style-name="ce157" table:formula="of:=[$V_025.E4]" office:value-type="float" office:value="27.133666027633" calcext:value-type="float">
            <text:p>27,13</text:p>
          </table:table-cell>
          <table:table-cell table:style-name="ce159" table:formula="of:=COM.MICROSOFT.CONCAT(&quot;[&quot; ; TEXT([.H4]-[$V_025.Q4];&quot;0,00&quot;) ; &quot;;&quot;  ; TEXT([.H4]+[$V_025.Q4];&quot;0,00&quot;) ; &quot;]&quot; )" office:value-type="string" office:string-value="[27,11;27,16]" calcext:value-type="string">
            <text:p>[27,11;27,16]</text:p>
          </table:table-cell>
          <table:table-cell/>
          <table:table-cell table:style-name="ce162" office:value-type="string" calcext:value-type="string">
            <text:p>C001</text:p>
          </table:table-cell>
          <table:table-cell table:style-name="ce152" table:formula="of:=[.D4]-[.$B4]" office:value-type="float" office:value="3.14514568153469" calcext:value-type="float">
            <text:p>3,15</text:p>
          </table:table-cell>
          <table:table-cell table:style-name="ce154" table:formula="of:=COM.MICROSOFT.CONCAT(&quot;[&quot; ; TEXT([.L4]-([$V_025.O4]+[$V_025.$N4]);&quot;0,00&quot;) ; &quot;;&quot;  ; TEXT( [.L4]+([$V_025.O4]+[$V_025.$N4]);&quot;0,00&quot;) ; &quot;]&quot; )" office:value-type="string" office:string-value="[3,12;3,17]" calcext:value-type="string">
            <text:p>[3,12;3,17]</text:p>
          </table:table-cell>
          <table:table-cell table:style-name="ce152" table:formula="of:=[.F4]-[.$B4]" office:value-type="float" office:value="6.30571378560988" calcext:value-type="float">
            <text:p>6,31</text:p>
          </table:table-cell>
          <table:table-cell table:style-name="ce154" table:formula="of:=COM.MICROSOFT.CONCAT(&quot;[&quot; ; TEXT([.N4]-([$V_025.P4]+[$V_025.$N4]);&quot;0,00&quot;) ; &quot;;&quot;  ; TEXT( [.N4]+([$V_025.P4]+[$V_025.$N4]);&quot;0,00&quot;) ; &quot;]&quot; )" office:value-type="string" office:string-value="[6,28;6,33]" calcext:value-type="string">
            <text:p>[6,28;6,33]</text:p>
          </table:table-cell>
          <table:table-cell table:style-name="ce157" table:formula="of:=[.H4]-[.$B4]" office:value-type="float" office:value="6.79737770913718" calcext:value-type="float">
            <text:p>6,80</text:p>
          </table:table-cell>
          <table:table-cell table:style-name="ce159" table:formula="of:=COM.MICROSOFT.CONCAT(&quot;[&quot; ; TEXT([.P4]-([$V_025.Q4]+[$V_025.$N4]);&quot;0,00&quot;) ; &quot;;&quot;  ; TEXT( [.P4]+([$V_025.Q4]+[$V_025.$N4]);&quot;0,00&quot;) ; &quot;]&quot; )" office:value-type="string" office:string-value="[6,76;6,83]" calcext:value-type="string">
            <text:p>[6,76;6,83]</text:p>
          </table:table-cell>
          <table:table-cell table:number-columns-repeated="1006"/>
        </table:table-row>
        <table:table-row table:style-name="ro3">
          <table:table-cell table:style-name="ce149" office:value-type="string" calcext:value-type="string">
            <text:p>C002</text:p>
          </table:table-cell>
          <table:table-cell table:style-name="ce152" table:formula="of:=[$V_025.B5]" office:value-type="float" office:value="20.2172724447851" calcext:value-type="float">
            <text:p>20,22</text:p>
          </table:table-cell>
          <table:table-cell table:style-name="ce154" table:formula="of:=COM.MICROSOFT.CONCAT(&quot;[&quot; ; TEXT([.B5]-[$V_025.N5];&quot;0,00&quot;) ; &quot;;&quot;  ; TEXT( [.B5]+[$V_025.N5];&quot;0,00&quot;) ; &quot;]&quot; )" office:value-type="string" office:string-value="[20,21;20,23]" calcext:value-type="string">
            <text:p>[20,21;20,23]</text:p>
          </table:table-cell>
          <table:table-cell table:style-name="ce152" table:formula="of:=[$V_025.C5]" office:value-type="float" office:value="26.8887190643348" calcext:value-type="float">
            <text:p>26,89</text:p>
          </table:table-cell>
          <table:table-cell table:style-name="ce154" table:formula="of:=COM.MICROSOFT.CONCAT(&quot;[&quot; ; TEXT([.D5]-[$V_025.O5];&quot;0,00&quot;) ; &quot;;&quot;  ; TEXT([.D5]+[$V_025.O5];&quot;0,00&quot;) ; &quot;]&quot; )" office:value-type="string" office:string-value="[26,87;26,91]" calcext:value-type="string">
            <text:p>[26,87;26,91]</text:p>
          </table:table-cell>
          <table:table-cell table:style-name="ce157" table:formula="of:=[$V_025.D5]" office:value-type="float" office:value="30.2683656970923" calcext:value-type="float">
            <text:p>30,27</text:p>
          </table:table-cell>
          <table:table-cell table:style-name="ce159" table:formula="of:=COM.MICROSOFT.CONCAT(&quot;[&quot; ; TEXT([.F5]-[$V_025.P5];&quot;0,00&quot;) ; &quot;;&quot;  ; TEXT([.F5]+[$V_025.P5];&quot;0,00&quot;) ; &quot;]&quot; )" office:value-type="string" office:string-value="[30,24;30,29]" calcext:value-type="string">
            <text:p>[30,24;30,29]</text:p>
          </table:table-cell>
          <table:table-cell table:style-name="ce152" table:formula="of:=[$V_025.E5]" office:value-type="float" office:value="29.7821402230254" calcext:value-type="float">
            <text:p>29,78</text:p>
          </table:table-cell>
          <table:table-cell table:style-name="ce154" table:formula="of:=COM.MICROSOFT.CONCAT(&quot;[&quot; ; TEXT([.H5]-[$V_025.Q5];&quot;0,00&quot;) ; &quot;;&quot;  ; TEXT([.H5]+[$V_025.Q5];&quot;0,00&quot;) ; &quot;]&quot; )" office:value-type="string" office:string-value="[29,76;29,80]" calcext:value-type="string">
            <text:p>[29,76;29,80]</text:p>
          </table:table-cell>
          <table:table-cell/>
          <table:table-cell table:style-name="ce162" office:value-type="string" calcext:value-type="string">
            <text:p>C002</text:p>
          </table:table-cell>
          <table:table-cell table:style-name="ce152" table:formula="of:=[.D5]-[.$B5]" office:value-type="float" office:value="6.67144661954968" calcext:value-type="float">
            <text:p>6,67</text:p>
          </table:table-cell>
          <table:table-cell table:style-name="ce154" table:formula="of:=COM.MICROSOFT.CONCAT(&quot;[&quot; ; TEXT([.L5]-([$V_025.O5]+[$V_025.$N5]);&quot;0,00&quot;) ; &quot;;&quot;  ; TEXT( [.L5]+([$V_025.O5]+[$V_025.$N5]);&quot;0,00&quot;) ; &quot;]&quot; )" office:value-type="string" office:string-value="[6,65;6,70]" calcext:value-type="string">
            <text:p>[6,65;6,70]</text:p>
          </table:table-cell>
          <table:table-cell table:style-name="ce157" table:formula="of:=[.F5]-[.$B5]" office:value-type="float" office:value="10.0510932523072" calcext:value-type="float">
            <text:p>10,05</text:p>
          </table:table-cell>
          <table:table-cell table:style-name="ce159" table:formula="of:=COM.MICROSOFT.CONCAT(&quot;[&quot; ; TEXT([.N5]-([$V_025.P5]+[$V_025.$N5]);&quot;0,00&quot;) ; &quot;;&quot;  ; TEXT( [.N5]+([$V_025.P5]+[$V_025.$N5]);&quot;0,00&quot;) ; &quot;]&quot; )" office:value-type="string" office:string-value="[10,02;10,08]" calcext:value-type="string">
            <text:p>[10,02;10,08]</text:p>
          </table:table-cell>
          <table:table-cell table:style-name="ce152" table:formula="of:=[.H5]-[.$B5]" office:value-type="float" office:value="9.56486777824027" calcext:value-type="float">
            <text:p>9,56</text:p>
          </table:table-cell>
          <table:table-cell table:style-name="ce154" table:formula="of:=COM.MICROSOFT.CONCAT(&quot;[&quot; ; TEXT([.P5]-([$V_025.Q5]+[$V_025.$N5]);&quot;0,00&quot;) ; &quot;;&quot;  ; TEXT( [.P5]+([$V_025.Q5]+[$V_025.$N5]);&quot;0,00&quot;) ; &quot;]&quot; )" office:value-type="string" office:string-value="[9,53;9,60]" calcext:value-type="string">
            <text:p>[9,53;9,60]</text:p>
          </table:table-cell>
          <table:table-cell table:number-columns-repeated="1006"/>
        </table:table-row>
        <table:table-row table:style-name="ro3">
          <table:table-cell table:style-name="ce149" office:value-type="string" calcext:value-type="string">
            <text:p>C004</text:p>
          </table:table-cell>
          <table:table-cell table:style-name="ce152" table:formula="of:=[$V_025.B6]" office:value-type="float" office:value="20.2626062988492" calcext:value-type="float">
            <text:p>20,26</text:p>
          </table:table-cell>
          <table:table-cell table:style-name="ce154" table:formula="of:=COM.MICROSOFT.CONCAT(&quot;[&quot; ; TEXT([.B6]-[$V_025.N6];&quot;0,00&quot;) ; &quot;;&quot;  ; TEXT( [.B6]+[$V_025.N6];&quot;0,00&quot;) ; &quot;]&quot; )" office:value-type="string" office:string-value="[20,25;20,27]" calcext:value-type="string">
            <text:p>[20,25;20,27]</text:p>
          </table:table-cell>
          <table:table-cell table:style-name="ce152" table:formula="of:=[$V_025.C6]" office:value-type="float" office:value="25.2885185776415" calcext:value-type="float">
            <text:p>25,29</text:p>
          </table:table-cell>
          <table:table-cell table:style-name="ce154" table:formula="of:=COM.MICROSOFT.CONCAT(&quot;[&quot; ; TEXT([.D6]-[$V_025.O6];&quot;0,00&quot;) ; &quot;;&quot;  ; TEXT([.D6]+[$V_025.O6];&quot;0,00&quot;) ; &quot;]&quot; )" office:value-type="string" office:string-value="[25,28;25,30]" calcext:value-type="string">
            <text:p>[25,28;25,30]</text:p>
          </table:table-cell>
          <table:table-cell table:style-name="ce157" table:formula="of:=[$V_025.D6]" office:value-type="float" office:value="28.3381423945697" calcext:value-type="float">
            <text:p>28,34</text:p>
          </table:table-cell>
          <table:table-cell table:style-name="ce159" table:formula="of:=COM.MICROSOFT.CONCAT(&quot;[&quot; ; TEXT([.F6]-[$V_025.P6];&quot;0,00&quot;) ; &quot;;&quot;  ; TEXT([.F6]+[$V_025.P6];&quot;0,00&quot;) ; &quot;]&quot; )" office:value-type="string" office:string-value="[28,32;28,35]" calcext:value-type="string">
            <text:p>[28,32;28,35]</text:p>
          </table:table-cell>
          <table:table-cell table:style-name="ce152" table:formula="of:=[$V_025.E6]" office:value-type="float" office:value="27.2903399360893" calcext:value-type="float">
            <text:p>27,29</text:p>
          </table:table-cell>
          <table:table-cell table:style-name="ce154" table:formula="of:=COM.MICROSOFT.CONCAT(&quot;[&quot; ; TEXT([.H6]-[$V_025.Q6];&quot;0,00&quot;) ; &quot;;&quot;  ; TEXT([.H6]+[$V_025.Q6];&quot;0,00&quot;) ; &quot;]&quot; )" office:value-type="string" office:string-value="[27,28;27,30]" calcext:value-type="string">
            <text:p>[27,28;27,30]</text:p>
          </table:table-cell>
          <table:table-cell/>
          <table:table-cell table:style-name="ce162" office:value-type="string" calcext:value-type="string">
            <text:p>C004</text:p>
          </table:table-cell>
          <table:table-cell table:style-name="ce152" table:formula="of:=[.D6]-[.$B6]" office:value-type="float" office:value="5.02591227879233" calcext:value-type="float">
            <text:p>5,03</text:p>
          </table:table-cell>
          <table:table-cell table:style-name="ce154" table:formula="of:=COM.MICROSOFT.CONCAT(&quot;[&quot; ; TEXT([.L6]-([$V_025.O6]+[$V_025.$N6]);&quot;0,00&quot;) ; &quot;;&quot;  ; TEXT( [.L6]+([$V_025.O6]+[$V_025.$N6]);&quot;0,00&quot;) ; &quot;]&quot; )" office:value-type="string" office:string-value="[5,01;5,04]" calcext:value-type="string">
            <text:p>[5,01;5,04]</text:p>
          </table:table-cell>
          <table:table-cell table:style-name="ce157" table:formula="of:=[.F6]-[.$B6]" office:value-type="float" office:value="8.07553609572052" calcext:value-type="float">
            <text:p>8,08</text:p>
          </table:table-cell>
          <table:table-cell table:style-name="ce159" table:formula="of:=COM.MICROSOFT.CONCAT(&quot;[&quot; ; TEXT([.N6]-([$V_025.P6]+[$V_025.$N6]);&quot;0,00&quot;) ; &quot;;&quot;  ; TEXT( [.N6]+([$V_025.P6]+[$V_025.$N6]);&quot;0,00&quot;) ; &quot;]&quot; )" office:value-type="string" office:string-value="[8,05;8,10]" calcext:value-type="string">
            <text:p>[8,05;8,10]</text:p>
          </table:table-cell>
          <table:table-cell table:style-name="ce152" table:formula="of:=[.H6]-[.$B6]" office:value-type="float" office:value="7.02773363724006" calcext:value-type="float">
            <text:p>7,03</text:p>
          </table:table-cell>
          <table:table-cell table:style-name="ce154" table:formula="of:=COM.MICROSOFT.CONCAT(&quot;[&quot; ; TEXT([.P6]-([$V_025.Q6]+[$V_025.$N6]);&quot;0,00&quot;) ; &quot;;&quot;  ; TEXT( [.P6]+([$V_025.Q6]+[$V_025.$N6]);&quot;0,00&quot;) ; &quot;]&quot; )" office:value-type="string" office:string-value="[7,01;7,05]" calcext:value-type="string">
            <text:p>[7,01;7,05]</text:p>
          </table:table-cell>
          <table:table-cell table:number-columns-repeated="1006"/>
        </table:table-row>
        <table:table-row table:style-name="ro3">
          <table:table-cell table:style-name="ce149" office:value-type="string" calcext:value-type="string">
            <text:p>C009</text:p>
          </table:table-cell>
          <table:table-cell table:style-name="ce152" table:formula="of:=[$V_025.B7]" office:value-type="float" office:value="20.2135424749783" calcext:value-type="float">
            <text:p>20,21</text:p>
          </table:table-cell>
          <table:table-cell table:style-name="ce154" table:formula="of:=COM.MICROSOFT.CONCAT(&quot;[&quot; ; TEXT([.B7]-[$V_025.N7];&quot;0,00&quot;) ; &quot;;&quot;  ; TEXT( [.B7]+[$V_025.N7];&quot;0,00&quot;) ; &quot;]&quot; )" office:value-type="string" office:string-value="[20,21;20,22]" calcext:value-type="string">
            <text:p>[20,21;20,22]</text:p>
          </table:table-cell>
          <table:table-cell table:style-name="ce152" table:formula="of:=[$V_025.C7]" office:value-type="float" office:value="23.8239169458353" calcext:value-type="float">
            <text:p>23,82</text:p>
          </table:table-cell>
          <table:table-cell table:style-name="ce154" table:formula="of:=COM.MICROSOFT.CONCAT(&quot;[&quot; ; TEXT([.D7]-[$V_025.O7];&quot;0,00&quot;) ; &quot;;&quot;  ; TEXT([.D7]+[$V_025.O7];&quot;0,00&quot;) ; &quot;]&quot; )" office:value-type="string" office:string-value="[23,81;23,83]" calcext:value-type="string">
            <text:p>[23,81;23,83]</text:p>
          </table:table-cell>
          <table:table-cell table:style-name="ce157" table:formula="of:=[$V_025.D7]" office:value-type="float" office:value="25.9612339549989" calcext:value-type="float">
            <text:p>25,96</text:p>
          </table:table-cell>
          <table:table-cell table:style-name="ce159" table:formula="of:=COM.MICROSOFT.CONCAT(&quot;[&quot; ; TEXT([.F7]-[$V_025.P7];&quot;0,00&quot;) ; &quot;;&quot;  ; TEXT([.F7]+[$V_025.P7];&quot;0,00&quot;) ; &quot;]&quot; )" office:value-type="string" office:string-value="[25,95;25,97]" calcext:value-type="string">
            <text:p>[25,95;25,97]</text:p>
          </table:table-cell>
          <table:table-cell table:style-name="ce152" table:formula="of:=[$V_025.E7]" office:value-type="float" office:value="24.8394511114559" calcext:value-type="float">
            <text:p>24,84</text:p>
          </table:table-cell>
          <table:table-cell table:style-name="ce154" table:formula="of:=COM.MICROSOFT.CONCAT(&quot;[&quot; ; TEXT([.H7]-[$V_025.Q7];&quot;0,00&quot;) ; &quot;;&quot;  ; TEXT([.H7]+[$V_025.Q7];&quot;0,00&quot;) ; &quot;]&quot; )" office:value-type="string" office:string-value="[24,83;24,85]" calcext:value-type="string">
            <text:p>[24,83;24,85]</text:p>
          </table:table-cell>
          <table:table-cell/>
          <table:table-cell table:style-name="ce162" office:value-type="string" calcext:value-type="string">
            <text:p>C009</text:p>
          </table:table-cell>
          <table:table-cell table:style-name="ce152" table:formula="of:=[.D7]-[.$B7]" office:value-type="float" office:value="3.61037447085699" calcext:value-type="float">
            <text:p>3,61</text:p>
          </table:table-cell>
          <table:table-cell table:style-name="ce154" table:formula="of:=COM.MICROSOFT.CONCAT(&quot;[&quot; ; TEXT([.L7]-([$V_025.O7]+[$V_025.$N7]);&quot;0,00&quot;) ; &quot;;&quot;  ; TEXT( [.L7]+([$V_025.O7]+[$V_025.$N7]);&quot;0,00&quot;) ; &quot;]&quot; )" office:value-type="string" office:string-value="[3,59;3,63]" calcext:value-type="string">
            <text:p>[3,59;3,63]</text:p>
          </table:table-cell>
          <table:table-cell table:style-name="ce157" table:formula="of:=[.F7]-[.$B7]" office:value-type="float" office:value="5.7476914800206" calcext:value-type="float">
            <text:p>5,75</text:p>
          </table:table-cell>
          <table:table-cell table:style-name="ce159" table:formula="of:=COM.MICROSOFT.CONCAT(&quot;[&quot; ; TEXT([.N7]-([$V_025.P7]+[$V_025.$N7]);&quot;0,00&quot;) ; &quot;;&quot;  ; TEXT( [.N7]+([$V_025.P7]+[$V_025.$N7]);&quot;0,00&quot;) ; &quot;]&quot; )" office:value-type="string" office:string-value="[5,73;5,77]" calcext:value-type="string">
            <text:p>[5,73;5,77]</text:p>
          </table:table-cell>
          <table:table-cell table:style-name="ce152" table:formula="of:=[.H7]-[.$B7]" office:value-type="float" office:value="4.62590863647764" calcext:value-type="float">
            <text:p>4,63</text:p>
          </table:table-cell>
          <table:table-cell table:style-name="ce154" table:formula="of:=COM.MICROSOFT.CONCAT(&quot;[&quot; ; TEXT([.P7]-([$V_025.Q7]+[$V_025.$N7]);&quot;0,00&quot;) ; &quot;;&quot;  ; TEXT( [.P7]+([$V_025.Q7]+[$V_025.$N7]);&quot;0,00&quot;) ; &quot;]&quot; )" office:value-type="string" office:string-value="[4,61;4,65]" calcext:value-type="string">
            <text:p>[4,61;4,65]</text:p>
          </table:table-cell>
          <table:table-cell table:number-columns-repeated="1006"/>
        </table:table-row>
        <table:table-row table:style-name="ro3">
          <table:table-cell table:style-name="ce149" office:value-type="string" calcext:value-type="string">
            <text:p>C011</text:p>
          </table:table-cell>
          <table:table-cell table:style-name="ce152" table:formula="of:=[$V_025.B8]" office:value-type="float" office:value="20.238019845239" calcext:value-type="float">
            <text:p>20,24</text:p>
          </table:table-cell>
          <table:table-cell table:style-name="ce154" table:formula="of:=COM.MICROSOFT.CONCAT(&quot;[&quot; ; TEXT([.B8]-[$V_025.N8];&quot;0,00&quot;) ; &quot;;&quot;  ; TEXT( [.B8]+[$V_025.N8];&quot;0,00&quot;) ; &quot;]&quot; )" office:value-type="string" office:string-value="[20,22;20,25]" calcext:value-type="string">
            <text:p>[20,22;20,25]</text:p>
          </table:table-cell>
          <table:table-cell table:style-name="ce152" table:formula="of:=[$V_025.C8]" office:value-type="float" office:value="23.8050607885778" calcext:value-type="float">
            <text:p>23,81</text:p>
          </table:table-cell>
          <table:table-cell table:style-name="ce154" table:formula="of:=COM.MICROSOFT.CONCAT(&quot;[&quot; ; TEXT([.D8]-[$V_025.O8];&quot;0,00&quot;) ; &quot;;&quot;  ; TEXT([.D8]+[$V_025.O8];&quot;0,00&quot;) ; &quot;]&quot; )" office:value-type="string" office:string-value="[23,79;23,82]" calcext:value-type="string">
            <text:p>[23,79;23,82]</text:p>
          </table:table-cell>
          <table:table-cell table:style-name="ce157" table:formula="of:=[$V_025.D8]" office:value-type="float" office:value="28.0392276868958" calcext:value-type="float">
            <text:p>28,04</text:p>
          </table:table-cell>
          <table:table-cell table:style-name="ce159" table:formula="of:=COM.MICROSOFT.CONCAT(&quot;[&quot; ; TEXT([.F8]-[$V_025.P8];&quot;0,00&quot;) ; &quot;;&quot;  ; TEXT([.F8]+[$V_025.P8];&quot;0,00&quot;) ; &quot;]&quot; )" office:value-type="string" office:string-value="[28,02;28,06]" calcext:value-type="string">
            <text:p>[28,02;28,06]</text:p>
          </table:table-cell>
          <table:table-cell table:style-name="ce152" table:formula="of:=[$V_025.E8]" office:value-type="float" office:value="27.1470323393088" calcext:value-type="float">
            <text:p>27,15</text:p>
          </table:table-cell>
          <table:table-cell table:style-name="ce154" table:formula="of:=COM.MICROSOFT.CONCAT(&quot;[&quot; ; TEXT([.H8]-[$V_025.Q8];&quot;0,00&quot;) ; &quot;;&quot;  ; TEXT([.H8]+[$V_025.Q8];&quot;0,00&quot;) ; &quot;]&quot; )" office:value-type="string" office:string-value="[27,12;27,17]" calcext:value-type="string">
            <text:p>[27,12;27,17]</text:p>
          </table:table-cell>
          <table:table-cell/>
          <table:table-cell table:style-name="ce162" office:value-type="string" calcext:value-type="string">
            <text:p>C011</text:p>
          </table:table-cell>
          <table:table-cell table:style-name="ce152" table:formula="of:=[.D8]-[.$B8]" office:value-type="float" office:value="3.56704094333881" calcext:value-type="float">
            <text:p>3,57</text:p>
          </table:table-cell>
          <table:table-cell table:style-name="ce154" table:formula="of:=COM.MICROSOFT.CONCAT(&quot;[&quot; ; TEXT([.L8]-([$V_025.O8]+[$V_025.$N8]);&quot;0,00&quot;) ; &quot;;&quot;  ; TEXT( [.L8]+([$V_025.O8]+[$V_025.$N8]);&quot;0,00&quot;) ; &quot;]&quot; )" office:value-type="string" office:string-value="[3,54;3,59]" calcext:value-type="string">
            <text:p>[3,54;3,59]</text:p>
          </table:table-cell>
          <table:table-cell table:style-name="ce157" table:formula="of:=[.F8]-[.$B8]" office:value-type="float" office:value="7.80120784165679" calcext:value-type="float">
            <text:p>7,80</text:p>
          </table:table-cell>
          <table:table-cell table:style-name="ce159" table:formula="of:=COM.MICROSOFT.CONCAT(&quot;[&quot; ; TEXT([.N8]-([$V_025.P8]+[$V_025.$N8]);&quot;0,00&quot;) ; &quot;;&quot;  ; TEXT( [.N8]+([$V_025.P8]+[$V_025.$N8]);&quot;0,00&quot;) ; &quot;]&quot; )" office:value-type="string" office:string-value="[7,77;7,83]" calcext:value-type="string">
            <text:p>[7,77;7,83]</text:p>
          </table:table-cell>
          <table:table-cell table:style-name="ce152" table:formula="of:=[.H8]-[.$B8]" office:value-type="float" office:value="6.90901249406978" calcext:value-type="float">
            <text:p>6,91</text:p>
          </table:table-cell>
          <table:table-cell table:style-name="ce154" table:formula="of:=COM.MICROSOFT.CONCAT(&quot;[&quot; ; TEXT([.P8]-([$V_025.Q8]+[$V_025.$N8]);&quot;0,00&quot;) ; &quot;;&quot;  ; TEXT( [.P8]+([$V_025.Q8]+[$V_025.$N8]);&quot;0,00&quot;) ; &quot;]&quot; )" office:value-type="string" office:string-value="[6,87;6,94]" calcext:value-type="string">
            <text:p>[6,87;6,94]</text:p>
          </table:table-cell>
          <table:table-cell table:number-columns-repeated="1006"/>
        </table:table-row>
        <table:table-row table:style-name="ro3">
          <table:table-cell table:style-name="ce149" office:value-type="string" calcext:value-type="string">
            <text:p>C012</text:p>
          </table:table-cell>
          <table:table-cell table:style-name="ce152" table:formula="of:=[$V_025.B9]" office:value-type="float" office:value="20.3706527459953" calcext:value-type="float">
            <text:p>20,37</text:p>
          </table:table-cell>
          <table:table-cell table:style-name="ce154" table:formula="of:=COM.MICROSOFT.CONCAT(&quot;[&quot; ; TEXT([.B9]-[$V_025.N9];&quot;0,00&quot;) ; &quot;;&quot;  ; TEXT( [.B9]+[$V_025.N9];&quot;0,00&quot;) ; &quot;]&quot; )" office:value-type="string" office:string-value="[20,36;20,38]" calcext:value-type="string">
            <text:p>[20,36;20,38]</text:p>
          </table:table-cell>
          <table:table-cell table:style-name="ce152" table:formula="of:=[$V_025.C9]" office:value-type="float" office:value="26.447875777748" calcext:value-type="float">
            <text:p>26,45</text:p>
          </table:table-cell>
          <table:table-cell table:style-name="ce154" table:formula="of:=COM.MICROSOFT.CONCAT(&quot;[&quot; ; TEXT([.D9]-[$V_025.O9];&quot;0,00&quot;) ; &quot;;&quot;  ; TEXT([.D9]+[$V_025.O9];&quot;0,00&quot;) ; &quot;]&quot; )" office:value-type="string" office:string-value="[26,43;26,46]" calcext:value-type="string">
            <text:p>[26,43;26,46]</text:p>
          </table:table-cell>
          <table:table-cell table:style-name="ce157" table:formula="of:=[$V_025.D9]" office:value-type="float" office:value="29.6263354961483" calcext:value-type="float">
            <text:p>29,63</text:p>
          </table:table-cell>
          <table:table-cell table:style-name="ce159" table:formula="of:=COM.MICROSOFT.CONCAT(&quot;[&quot; ; TEXT([.F9]-[$V_025.P9];&quot;0,00&quot;) ; &quot;;&quot;  ; TEXT([.F9]+[$V_025.P9];&quot;0,00&quot;) ; &quot;]&quot; )" office:value-type="string" office:string-value="[29,60;29,65]" calcext:value-type="string">
            <text:p>[29,60;29,65]</text:p>
          </table:table-cell>
          <table:table-cell table:style-name="ce152" table:formula="of:=[$V_025.E9]" office:value-type="float" office:value="28.6695439640567" calcext:value-type="float">
            <text:p>28,67</text:p>
          </table:table-cell>
          <table:table-cell table:style-name="ce154" table:formula="of:=COM.MICROSOFT.CONCAT(&quot;[&quot; ; TEXT([.H9]-[$V_025.Q9];&quot;0,00&quot;) ; &quot;;&quot;  ; TEXT([.H9]+[$V_025.Q9];&quot;0,00&quot;) ; &quot;]&quot; )" office:value-type="string" office:string-value="[28,64;28,69]" calcext:value-type="string">
            <text:p>[28,64;28,69]</text:p>
          </table:table-cell>
          <table:table-cell/>
          <table:table-cell table:style-name="ce162" office:value-type="string" calcext:value-type="string">
            <text:p>C012</text:p>
          </table:table-cell>
          <table:table-cell table:style-name="ce152" table:formula="of:=[.D9]-[.$B9]" office:value-type="float" office:value="6.07722303175266" calcext:value-type="float">
            <text:p>6,08</text:p>
          </table:table-cell>
          <table:table-cell table:style-name="ce154" table:formula="of:=COM.MICROSOFT.CONCAT(&quot;[&quot; ; TEXT([.L9]-([$V_025.O9]+[$V_025.$N9]);&quot;0,00&quot;) ; &quot;;&quot;  ; TEXT( [.L9]+([$V_025.O9]+[$V_025.$N9]);&quot;0,00&quot;) ; &quot;]&quot; )" office:value-type="string" office:string-value="[6,06;6,10]" calcext:value-type="string">
            <text:p>[6,06;6,10]</text:p>
          </table:table-cell>
          <table:table-cell table:style-name="ce157" table:formula="of:=[.F9]-[.$B9]" office:value-type="float" office:value="9.25568275015298" calcext:value-type="float">
            <text:p>9,26</text:p>
          </table:table-cell>
          <table:table-cell table:style-name="ce159" table:formula="of:=COM.MICROSOFT.CONCAT(&quot;[&quot; ; TEXT([.N9]-([$V_025.P9]+[$V_025.$N9]);&quot;0,00&quot;) ; &quot;;&quot;  ; TEXT( [.N9]+([$V_025.P9]+[$V_025.$N9]);&quot;0,00&quot;) ; &quot;]&quot; )" office:value-type="string" office:string-value="[9,22;9,29]" calcext:value-type="string">
            <text:p>[9,22;9,29]</text:p>
          </table:table-cell>
          <table:table-cell table:style-name="ce152" table:formula="of:=[.H9]-[.$B9]" office:value-type="float" office:value="8.29889121806138" calcext:value-type="float">
            <text:p>8,30</text:p>
          </table:table-cell>
          <table:table-cell table:style-name="ce154" table:formula="of:=COM.MICROSOFT.CONCAT(&quot;[&quot; ; TEXT([.P9]-([$V_025.Q9]+[$V_025.$N9]);&quot;0,00&quot;) ; &quot;;&quot;  ; TEXT( [.P9]+([$V_025.Q9]+[$V_025.$N9]);&quot;0,00&quot;) ; &quot;]&quot; )" office:value-type="string" office:string-value="[8,27;8,33]" calcext:value-type="string">
            <text:p>[8,27;8,33]</text:p>
          </table:table-cell>
          <table:table-cell table:number-columns-repeated="1006"/>
        </table:table-row>
        <table:table-row table:style-name="ro3">
          <table:table-cell table:style-name="ce149" office:value-type="string" calcext:value-type="string">
            <text:p>C013</text:p>
          </table:table-cell>
          <table:table-cell table:style-name="ce152" table:formula="of:=[$V_025.B10]" office:value-type="float" office:value="20.2480254580776" calcext:value-type="float">
            <text:p>20,25</text:p>
          </table:table-cell>
          <table:table-cell table:style-name="ce154" table:formula="of:=COM.MICROSOFT.CONCAT(&quot;[&quot; ; TEXT([.B10]-[$V_025.N10];&quot;0,00&quot;) ; &quot;;&quot;  ; TEXT( [.B10]+[$V_025.N10];&quot;0,00&quot;) ; &quot;]&quot; )" office:value-type="string" office:string-value="[20,24;20,26]" calcext:value-type="string">
            <text:p>[20,24;20,26]</text:p>
          </table:table-cell>
          <table:table-cell table:style-name="ce152" table:formula="of:=[$V_025.C10]" office:value-type="float" office:value="24.5023254786641" calcext:value-type="float">
            <text:p>24,50</text:p>
          </table:table-cell>
          <table:table-cell table:style-name="ce154" table:formula="of:=COM.MICROSOFT.CONCAT(&quot;[&quot; ; TEXT([.D10]-[$V_025.O10];&quot;0,00&quot;) ; &quot;;&quot;  ; TEXT([.D10]+[$V_025.O10];&quot;0,00&quot;) ; &quot;]&quot; )" office:value-type="string" office:string-value="[24,49;24,51]" calcext:value-type="string">
            <text:p>[24,49;24,51]</text:p>
          </table:table-cell>
          <table:table-cell table:style-name="ce157" table:formula="of:=[$V_025.D10]" office:value-type="float" office:value="27.3972259961345" calcext:value-type="float">
            <text:p>27,40</text:p>
          </table:table-cell>
          <table:table-cell table:style-name="ce159" table:formula="of:=COM.MICROSOFT.CONCAT(&quot;[&quot; ; TEXT([.F10]-[$V_025.P10];&quot;0,00&quot;) ; &quot;;&quot;  ; TEXT([.F10]+[$V_025.P10];&quot;0,00&quot;) ; &quot;]&quot; )" office:value-type="string" office:string-value="[27,38;27,41]" calcext:value-type="string">
            <text:p>[27,38;27,41]</text:p>
          </table:table-cell>
          <table:table-cell table:style-name="ce152" table:formula="of:=[$V_025.E10]" office:value-type="float" office:value="26.4767368302113" calcext:value-type="float">
            <text:p>26,48</text:p>
          </table:table-cell>
          <table:table-cell table:style-name="ce154" table:formula="of:=COM.MICROSOFT.CONCAT(&quot;[&quot; ; TEXT([.H10]-[$V_025.Q10];&quot;0,00&quot;) ; &quot;;&quot;  ; TEXT([.H10]+[$V_025.Q10];&quot;0,00&quot;) ; &quot;]&quot; )" office:value-type="string" office:string-value="[26,46;26,50]" calcext:value-type="string">
            <text:p>[26,46;26,50]</text:p>
          </table:table-cell>
          <table:table-cell/>
          <table:table-cell table:style-name="ce162" office:value-type="string" calcext:value-type="string">
            <text:p>C013</text:p>
          </table:table-cell>
          <table:table-cell table:style-name="ce152" table:formula="of:=[.D10]-[.$B10]" office:value-type="float" office:value="4.25430002058654" calcext:value-type="float">
            <text:p>4,25</text:p>
          </table:table-cell>
          <table:table-cell table:style-name="ce154" table:formula="of:=COM.MICROSOFT.CONCAT(&quot;[&quot; ; TEXT([.L10]-([$V_025.O10]+[$V_025.$N10]);&quot;0,00&quot;) ; &quot;;&quot;  ; TEXT( [.L10]+([$V_025.O10]+[$V_025.$N10]);&quot;0,00&quot;) ; &quot;]&quot; )" office:value-type="string" office:string-value="[4,23;4,27]" calcext:value-type="string">
            <text:p>[4,23;4,27]</text:p>
          </table:table-cell>
          <table:table-cell table:style-name="ce157" table:formula="of:=[.F10]-[.$B10]" office:value-type="float" office:value="7.14920053805692" calcext:value-type="float">
            <text:p>7,15</text:p>
          </table:table-cell>
          <table:table-cell table:style-name="ce159" table:formula="of:=COM.MICROSOFT.CONCAT(&quot;[&quot; ; TEXT([.N10]-([$V_025.P10]+[$V_025.$N10]);&quot;0,00&quot;) ; &quot;;&quot;  ; TEXT( [.N10]+([$V_025.P10]+[$V_025.$N10]);&quot;0,00&quot;) ; &quot;]&quot; )" office:value-type="string" office:string-value="[7,13;7,17]" calcext:value-type="string">
            <text:p>[7,13;7,17]</text:p>
          </table:table-cell>
          <table:table-cell table:style-name="ce152" table:formula="of:=[.H10]-[.$B10]" office:value-type="float" office:value="6.22871137213375" calcext:value-type="float">
            <text:p>6,23</text:p>
          </table:table-cell>
          <table:table-cell table:style-name="ce154" table:formula="of:=COM.MICROSOFT.CONCAT(&quot;[&quot; ; TEXT([.P10]-([$V_025.Q10]+[$V_025.$N10]);&quot;0,00&quot;) ; &quot;;&quot;  ; TEXT( [.P10]+([$V_025.Q10]+[$V_025.$N10]);&quot;0,00&quot;) ; &quot;]&quot; )" office:value-type="string" office:string-value="[6,20;6,26]" calcext:value-type="string">
            <text:p>[6,20;6,26]</text:p>
          </table:table-cell>
          <table:table-cell table:number-columns-repeated="1006"/>
        </table:table-row>
        <table:table-row table:style-name="ro3">
          <table:table-cell table:style-name="ce149" office:value-type="string" calcext:value-type="string">
            <text:p>C015</text:p>
          </table:table-cell>
          <table:table-cell table:style-name="ce152" table:formula="of:=[$V_025.B11]" office:value-type="float" office:value="20.2980880529333" calcext:value-type="float">
            <text:p>20,30</text:p>
          </table:table-cell>
          <table:table-cell table:style-name="ce154" table:formula="of:=COM.MICROSOFT.CONCAT(&quot;[&quot; ; TEXT([.B11]-[$V_025.N11];&quot;0,00&quot;) ; &quot;;&quot;  ; TEXT( [.B11]+[$V_025.N11];&quot;0,00&quot;) ; &quot;]&quot; )" office:value-type="string" office:string-value="[20,29;20,31]" calcext:value-type="string">
            <text:p>[20,29;20,31]</text:p>
          </table:table-cell>
          <table:table-cell table:style-name="ce152" table:formula="of:=[$V_025.C11]" office:value-type="float" office:value="26.0451917745247" calcext:value-type="float">
            <text:p>26,05</text:p>
          </table:table-cell>
          <table:table-cell table:style-name="ce154" table:formula="of:=COM.MICROSOFT.CONCAT(&quot;[&quot; ; TEXT([.D11]-[$V_025.O11];&quot;0,00&quot;) ; &quot;;&quot;  ; TEXT([.D11]+[$V_025.O11];&quot;0,00&quot;) ; &quot;]&quot; )" office:value-type="string" office:string-value="[26,03;26,06]" calcext:value-type="string">
            <text:p>[26,03;26,06]</text:p>
          </table:table-cell>
          <table:table-cell table:style-name="ce157" table:formula="of:=[$V_025.D11]" office:value-type="float" office:value="27.9974887168784" calcext:value-type="float">
            <text:p>28,00</text:p>
          </table:table-cell>
          <table:table-cell table:style-name="ce159" table:formula="of:=COM.MICROSOFT.CONCAT(&quot;[&quot; ; TEXT([.F11]-[$V_025.P11];&quot;0,00&quot;) ; &quot;;&quot;  ; TEXT([.F11]+[$V_025.P11];&quot;0,00&quot;) ; &quot;]&quot; )" office:value-type="string" office:string-value="[27,98;28,02]" calcext:value-type="string">
            <text:p>[27,98;28,02]</text:p>
          </table:table-cell>
          <table:table-cell table:style-name="ce152" table:formula="of:=[$V_025.E11]" office:value-type="float" office:value="26.8585836538117" calcext:value-type="float">
            <text:p>26,86</text:p>
          </table:table-cell>
          <table:table-cell table:style-name="ce154" table:formula="of:=COM.MICROSOFT.CONCAT(&quot;[&quot; ; TEXT([.H11]-[$V_025.Q11];&quot;0,00&quot;) ; &quot;;&quot;  ; TEXT([.H11]+[$V_025.Q11];&quot;0,00&quot;) ; &quot;]&quot; )" office:value-type="string" office:string-value="[26,84;26,88]" calcext:value-type="string">
            <text:p>[26,84;26,88]</text:p>
          </table:table-cell>
          <table:table-cell/>
          <table:table-cell table:style-name="ce162" office:value-type="string" calcext:value-type="string">
            <text:p>C015</text:p>
          </table:table-cell>
          <table:table-cell table:style-name="ce152" table:formula="of:=[.D11]-[.$B11]" office:value-type="float" office:value="5.74710372159139" calcext:value-type="float">
            <text:p>5,75</text:p>
          </table:table-cell>
          <table:table-cell table:style-name="ce154" table:formula="of:=COM.MICROSOFT.CONCAT(&quot;[&quot; ; TEXT([.L11]-([$V_025.O11]+[$V_025.$N11]);&quot;0,00&quot;) ; &quot;;&quot;  ; TEXT( [.L11]+([$V_025.O11]+[$V_025.$N11]);&quot;0,00&quot;) ; &quot;]&quot; )" office:value-type="string" office:string-value="[5,72;5,77]" calcext:value-type="string">
            <text:p>[5,72;5,77]</text:p>
          </table:table-cell>
          <table:table-cell table:style-name="ce157" table:formula="of:=[.F11]-[.$B11]" office:value-type="float" office:value="7.69940066394513" calcext:value-type="float">
            <text:p>7,70</text:p>
          </table:table-cell>
          <table:table-cell table:style-name="ce159" table:formula="of:=COM.MICROSOFT.CONCAT(&quot;[&quot; ; TEXT([.N11]-([$V_025.P11]+[$V_025.$N11]);&quot;0,00&quot;) ; &quot;;&quot;  ; TEXT( [.N11]+([$V_025.P11]+[$V_025.$N11]);&quot;0,00&quot;) ; &quot;]&quot; )" office:value-type="string" office:string-value="[7,67;7,73]" calcext:value-type="string">
            <text:p>[7,67;7,73]</text:p>
          </table:table-cell>
          <table:table-cell table:style-name="ce152" table:formula="of:=[.H11]-[.$B11]" office:value-type="float" office:value="6.5604956008784" calcext:value-type="float">
            <text:p>6,56</text:p>
          </table:table-cell>
          <table:table-cell table:style-name="ce154" table:formula="of:=COM.MICROSOFT.CONCAT(&quot;[&quot; ; TEXT([.P11]-([$V_025.Q11]+[$V_025.$N11]);&quot;0,00&quot;) ; &quot;;&quot;  ; TEXT( [.P11]+([$V_025.Q11]+[$V_025.$N11]);&quot;0,00&quot;) ; &quot;]&quot; )" office:value-type="string" office:string-value="[6,53;6,59]" calcext:value-type="string">
            <text:p>[6,53;6,59]</text:p>
          </table:table-cell>
          <table:table-cell table:number-columns-repeated="1006"/>
        </table:table-row>
        <table:table-row table:style-name="ro3">
          <table:table-cell table:style-name="ce149" office:value-type="string" calcext:value-type="string">
            <text:p>C016</text:p>
          </table:table-cell>
          <table:table-cell table:style-name="ce152" table:formula="of:=[$V_025.B12]" office:value-type="float" office:value="20.2639608494346" calcext:value-type="float">
            <text:p>20,26</text:p>
          </table:table-cell>
          <table:table-cell table:style-name="ce154" table:formula="of:=COM.MICROSOFT.CONCAT(&quot;[&quot; ; TEXT([.B12]-[$V_025.N12];&quot;0,00&quot;) ; &quot;;&quot;  ; TEXT( [.B12]+[$V_025.N12];&quot;0,00&quot;) ; &quot;]&quot; )" office:value-type="string" office:string-value="[20,26;20,27]" calcext:value-type="string">
            <text:p>[20,26;20,27]</text:p>
          </table:table-cell>
          <table:table-cell table:style-name="ce152" table:formula="of:=[$V_025.C12]" office:value-type="float" office:value="23.9560037024742" calcext:value-type="float">
            <text:p>23,96</text:p>
          </table:table-cell>
          <table:table-cell table:style-name="ce154" table:formula="of:=COM.MICROSOFT.CONCAT(&quot;[&quot; ; TEXT([.D12]-[$V_025.O12];&quot;0,00&quot;) ; &quot;;&quot;  ; TEXT([.D12]+[$V_025.O12];&quot;0,00&quot;) ; &quot;]&quot; )" office:value-type="string" office:string-value="[23,94;23,97]" calcext:value-type="string">
            <text:p>[23,94;23,97]</text:p>
          </table:table-cell>
          <table:table-cell table:style-name="ce157" table:formula="of:=[$V_025.D12]" office:value-type="float" office:value="26.7367431702847" calcext:value-type="float">
            <text:p>26,74</text:p>
          </table:table-cell>
          <table:table-cell table:style-name="ce159" table:formula="of:=COM.MICROSOFT.CONCAT(&quot;[&quot; ; TEXT([.F12]-[$V_025.P12];&quot;0,00&quot;) ; &quot;;&quot;  ; TEXT([.F12]+[$V_025.P12];&quot;0,00&quot;) ; &quot;]&quot; )" office:value-type="string" office:string-value="[26,72;26,76]" calcext:value-type="string">
            <text:p>[26,72;26,76]</text:p>
          </table:table-cell>
          <table:table-cell table:style-name="ce152" table:formula="of:=[$V_025.E12]" office:value-type="float" office:value="25.9754833283737" calcext:value-type="float">
            <text:p>25,98</text:p>
          </table:table-cell>
          <table:table-cell table:style-name="ce154" table:formula="of:=COM.MICROSOFT.CONCAT(&quot;[&quot; ; TEXT([.H12]-[$V_025.Q12];&quot;0,00&quot;) ; &quot;;&quot;  ; TEXT([.H12]+[$V_025.Q12];&quot;0,00&quot;) ; &quot;]&quot; )" office:value-type="string" office:string-value="[25,96;25,99]" calcext:value-type="string">
            <text:p>[25,96;25,99]</text:p>
          </table:table-cell>
          <table:table-cell/>
          <table:table-cell table:style-name="ce162" office:value-type="string" calcext:value-type="string">
            <text:p>C016</text:p>
          </table:table-cell>
          <table:table-cell table:style-name="ce152" table:formula="of:=[.D12]-[.$B12]" office:value-type="float" office:value="3.69204285303959" calcext:value-type="float">
            <text:p>3,69</text:p>
          </table:table-cell>
          <table:table-cell table:style-name="ce154" table:formula="of:=COM.MICROSOFT.CONCAT(&quot;[&quot; ; TEXT([.L12]-([$V_025.O12]+[$V_025.$N12]);&quot;0,00&quot;) ; &quot;;&quot;  ; TEXT( [.L12]+([$V_025.O12]+[$V_025.$N12]);&quot;0,00&quot;) ; &quot;]&quot; )" office:value-type="string" office:string-value="[3,67;3,71]" calcext:value-type="string">
            <text:p>[3,67;3,71]</text:p>
          </table:table-cell>
          <table:table-cell table:style-name="ce157" table:formula="of:=[.F12]-[.$B12]" office:value-type="float" office:value="6.47278232085014" calcext:value-type="float">
            <text:p>6,47</text:p>
          </table:table-cell>
          <table:table-cell table:style-name="ce159" table:formula="of:=COM.MICROSOFT.CONCAT(&quot;[&quot; ; TEXT([.N12]-([$V_025.P12]+[$V_025.$N12]);&quot;0,00&quot;) ; &quot;;&quot;  ; TEXT( [.N12]+([$V_025.P12]+[$V_025.$N12]);&quot;0,00&quot;) ; &quot;]&quot; )" office:value-type="string" office:string-value="[6,45;6,50]" calcext:value-type="string">
            <text:p>[6,45;6,50]</text:p>
          </table:table-cell>
          <table:table-cell table:style-name="ce152" table:formula="of:=[.H12]-[.$B12]" office:value-type="float" office:value="5.71152247893908" calcext:value-type="float">
            <text:p>5,71</text:p>
          </table:table-cell>
          <table:table-cell table:style-name="ce154" table:formula="of:=COM.MICROSOFT.CONCAT(&quot;[&quot; ; TEXT([.P12]-([$V_025.Q12]+[$V_025.$N12]);&quot;0,00&quot;) ; &quot;;&quot;  ; TEXT( [.P12]+([$V_025.Q12]+[$V_025.$N12]);&quot;0,00&quot;) ; &quot;]&quot; )" office:value-type="string" office:string-value="[5,68;5,74]" calcext:value-type="string">
            <text:p>[5,68;5,74]</text:p>
          </table:table-cell>
          <table:table-cell table:number-columns-repeated="1006"/>
        </table:table-row>
        <table:table-row table:style-name="ro3">
          <table:table-cell table:style-name="ce149" office:value-type="string" calcext:value-type="string">
            <text:p>C017</text:p>
          </table:table-cell>
          <table:table-cell table:style-name="ce152" table:formula="of:=[$V_025.B13]" office:value-type="float" office:value="20.2640612950059" calcext:value-type="float">
            <text:p>20,26</text:p>
          </table:table-cell>
          <table:table-cell table:style-name="ce154" table:formula="of:=COM.MICROSOFT.CONCAT(&quot;[&quot; ; TEXT([.B13]-[$V_025.N13];&quot;0,00&quot;) ; &quot;;&quot;  ; TEXT( [.B13]+[$V_025.N13];&quot;0,00&quot;) ; &quot;]&quot; )" office:value-type="string" office:string-value="[20,26;20,27]" calcext:value-type="string">
            <text:p>[20,26;20,27]</text:p>
          </table:table-cell>
          <table:table-cell table:style-name="ce152" table:formula="of:=[$V_025.C13]" office:value-type="float" office:value="24.0000478458767" calcext:value-type="float">
            <text:p>24,00</text:p>
          </table:table-cell>
          <table:table-cell table:style-name="ce154" table:formula="of:=COM.MICROSOFT.CONCAT(&quot;[&quot; ; TEXT([.D13]-[$V_025.O13];&quot;0,00&quot;) ; &quot;;&quot;  ; TEXT([.D13]+[$V_025.O13];&quot;0,00&quot;) ; &quot;]&quot; )" office:value-type="string" office:string-value="[23,99;24,01]" calcext:value-type="string">
            <text:p>[23,99;24,01]</text:p>
          </table:table-cell>
          <table:table-cell table:style-name="ce157" table:formula="of:=[$V_025.D13]" office:value-type="float" office:value="27.0756162963573" calcext:value-type="float">
            <text:p>27,08</text:p>
          </table:table-cell>
          <table:table-cell table:style-name="ce159" table:formula="of:=COM.MICROSOFT.CONCAT(&quot;[&quot; ; TEXT([.F13]-[$V_025.P13];&quot;0,00&quot;) ; &quot;;&quot;  ; TEXT([.F13]+[$V_025.P13];&quot;0,00&quot;) ; &quot;]&quot; )" office:value-type="string" office:string-value="[27,05;27,10]" calcext:value-type="string">
            <text:p>[27,05;27,10]</text:p>
          </table:table-cell>
          <table:table-cell table:style-name="ce152" table:formula="of:=[$V_025.E13]" office:value-type="float" office:value="25.3328355005897" calcext:value-type="float">
            <text:p>25,33</text:p>
          </table:table-cell>
          <table:table-cell table:style-name="ce154" table:formula="of:=COM.MICROSOFT.CONCAT(&quot;[&quot; ; TEXT([.H13]-[$V_025.Q13];&quot;0,00&quot;) ; &quot;;&quot;  ; TEXT([.H13]+[$V_025.Q13];&quot;0,00&quot;) ; &quot;]&quot; )" office:value-type="string" office:string-value="[25,31;25,36]" calcext:value-type="string">
            <text:p>[25,31;25,36]</text:p>
          </table:table-cell>
          <table:table-cell/>
          <table:table-cell table:style-name="ce162" office:value-type="string" calcext:value-type="string">
            <text:p>C017</text:p>
          </table:table-cell>
          <table:table-cell table:style-name="ce152" table:formula="of:=[.D13]-[.$B13]" office:value-type="float" office:value="3.7359865508708" calcext:value-type="float">
            <text:p>3,74</text:p>
          </table:table-cell>
          <table:table-cell table:style-name="ce154" table:formula="of:=COM.MICROSOFT.CONCAT(&quot;[&quot; ; TEXT([.L13]-([$V_025.O13]+[$V_025.$N13]);&quot;0,00&quot;) ; &quot;;&quot;  ; TEXT( [.L13]+([$V_025.O13]+[$V_025.$N13]);&quot;0,00&quot;) ; &quot;]&quot; )" office:value-type="string" office:string-value="[3,71;3,76]" calcext:value-type="string">
            <text:p>[3,71;3,76]</text:p>
          </table:table-cell>
          <table:table-cell table:style-name="ce157" table:formula="of:=[.F13]-[.$B13]" office:value-type="float" office:value="6.81155500135142" calcext:value-type="float">
            <text:p>6,81</text:p>
          </table:table-cell>
          <table:table-cell table:style-name="ce159" table:formula="of:=COM.MICROSOFT.CONCAT(&quot;[&quot; ; TEXT([.N13]-([$V_025.P13]+[$V_025.$N13]);&quot;0,00&quot;) ; &quot;;&quot;  ; TEXT( [.N13]+([$V_025.P13]+[$V_025.$N13]);&quot;0,00&quot;) ; &quot;]&quot; )" office:value-type="string" office:string-value="[6,78;6,84]" calcext:value-type="string">
            <text:p>[6,78;6,84]</text:p>
          </table:table-cell>
          <table:table-cell table:style-name="ce152" table:formula="of:=[.H13]-[.$B13]" office:value-type="float" office:value="5.06877420558376" calcext:value-type="float">
            <text:p>5,07</text:p>
          </table:table-cell>
          <table:table-cell table:style-name="ce154" table:formula="of:=COM.MICROSOFT.CONCAT(&quot;[&quot; ; TEXT([.P13]-([$V_025.Q13]+[$V_025.$N13]);&quot;0,00&quot;) ; &quot;;&quot;  ; TEXT( [.P13]+([$V_025.Q13]+[$V_025.$N13]);&quot;0,00&quot;) ; &quot;]&quot; )" office:value-type="string" office:string-value="[5,03;5,10]" calcext:value-type="string">
            <text:p>[5,03;5,10]</text:p>
          </table:table-cell>
          <table:table-cell table:number-columns-repeated="1006"/>
        </table:table-row>
        <table:table-row table:style-name="ro3">
          <table:table-cell table:style-name="ce149" office:value-type="string" calcext:value-type="string">
            <text:p>C019</text:p>
          </table:table-cell>
          <table:table-cell table:style-name="ce152" table:formula="of:=[$V_025.B14]" office:value-type="float" office:value="20.2765554327875" calcext:value-type="float">
            <text:p>20,28</text:p>
          </table:table-cell>
          <table:table-cell table:style-name="ce154" table:formula="of:=COM.MICROSOFT.CONCAT(&quot;[&quot; ; TEXT([.B14]-[$V_025.N14];&quot;0,00&quot;) ; &quot;;&quot;  ; TEXT( [.B14]+[$V_025.N14];&quot;0,00&quot;) ; &quot;]&quot; )" office:value-type="string" office:string-value="[20,27;20,28]" calcext:value-type="string">
            <text:p>[20,27;20,28]</text:p>
          </table:table-cell>
          <table:table-cell table:style-name="ce152" table:formula="of:=[$V_025.C14]" office:value-type="float" office:value="22.8966273661892" calcext:value-type="float">
            <text:p>22,90</text:p>
          </table:table-cell>
          <table:table-cell table:style-name="ce154" table:formula="of:=COM.MICROSOFT.CONCAT(&quot;[&quot; ; TEXT([.D14]-[$V_025.O14];&quot;0,00&quot;) ; &quot;;&quot;  ; TEXT([.D14]+[$V_025.O14];&quot;0,00&quot;) ; &quot;]&quot; )" office:value-type="string" office:string-value="[22,88;22,91]" calcext:value-type="string">
            <text:p>[22,88;22,91]</text:p>
          </table:table-cell>
          <table:table-cell table:style-name="ce157" table:formula="of:=[$V_025.D14]" office:value-type="float" office:value="25.4023942133093" calcext:value-type="float">
            <text:p>25,40</text:p>
          </table:table-cell>
          <table:table-cell table:style-name="ce159" table:formula="of:=COM.MICROSOFT.CONCAT(&quot;[&quot; ; TEXT([.F14]-[$V_025.P14];&quot;0,00&quot;) ; &quot;;&quot;  ; TEXT([.F14]+[$V_025.P14];&quot;0,00&quot;) ; &quot;]&quot; )" office:value-type="string" office:string-value="[25,38;25,42]" calcext:value-type="string">
            <text:p>[25,38;25,42]</text:p>
          </table:table-cell>
          <table:table-cell table:style-name="ce152" table:formula="of:=[$V_025.E14]" office:value-type="float" office:value="24.5815469066589" calcext:value-type="float">
            <text:p>24,58</text:p>
          </table:table-cell>
          <table:table-cell table:style-name="ce154" table:formula="of:=COM.MICROSOFT.CONCAT(&quot;[&quot; ; TEXT([.H14]-[$V_025.Q14];&quot;0,00&quot;) ; &quot;;&quot;  ; TEXT([.H14]+[$V_025.Q14];&quot;0,00&quot;) ; &quot;]&quot; )" office:value-type="string" office:string-value="[24,56;24,60]" calcext:value-type="string">
            <text:p>[24,56;24,60]</text:p>
          </table:table-cell>
          <table:table-cell/>
          <table:table-cell table:style-name="ce162" office:value-type="string" calcext:value-type="string">
            <text:p>C019</text:p>
          </table:table-cell>
          <table:table-cell table:style-name="ce152" table:formula="of:=[.D14]-[.$B14]" office:value-type="float" office:value="2.62007193340165" calcext:value-type="float">
            <text:p>2,62</text:p>
          </table:table-cell>
          <table:table-cell table:style-name="ce154" table:formula="of:=COM.MICROSOFT.CONCAT(&quot;[&quot; ; TEXT([.L14]-([$V_025.O14]+[$V_025.$N14]);&quot;0,00&quot;) ; &quot;;&quot;  ; TEXT( [.L14]+([$V_025.O14]+[$V_025.$N14]);&quot;0,00&quot;) ; &quot;]&quot; )" office:value-type="string" office:string-value="[2,60;2,64]" calcext:value-type="string">
            <text:p>[2,60;2,64]</text:p>
          </table:table-cell>
          <table:table-cell table:style-name="ce157" table:formula="of:=[.F14]-[.$B14]" office:value-type="float" office:value="5.12583878052181" calcext:value-type="float">
            <text:p>5,13</text:p>
          </table:table-cell>
          <table:table-cell table:style-name="ce159" table:formula="of:=COM.MICROSOFT.CONCAT(&quot;[&quot; ; TEXT([.N14]-([$V_025.P14]+[$V_025.$N14]);&quot;0,00&quot;) ; &quot;;&quot;  ; TEXT( [.N14]+([$V_025.P14]+[$V_025.$N14]);&quot;0,00&quot;) ; &quot;]&quot; )" office:value-type="string" office:string-value="[5,10;5,15]" calcext:value-type="string">
            <text:p>[5,10;5,15]</text:p>
          </table:table-cell>
          <table:table-cell table:style-name="ce152" table:formula="of:=[.H14]-[.$B14]" office:value-type="float" office:value="4.3049914738714" calcext:value-type="float">
            <text:p>4,30</text:p>
          </table:table-cell>
          <table:table-cell table:style-name="ce154" table:formula="of:=COM.MICROSOFT.CONCAT(&quot;[&quot; ; TEXT([.P14]-([$V_025.Q14]+[$V_025.$N14]);&quot;0,00&quot;) ; &quot;;&quot;  ; TEXT( [.P14]+([$V_025.Q14]+[$V_025.$N14]);&quot;0,00&quot;) ; &quot;]&quot; )" office:value-type="string" office:string-value="[4,28;4,33]" calcext:value-type="string">
            <text:p>[4,28;4,33]</text:p>
          </table:table-cell>
          <table:table-cell table:number-columns-repeated="1006"/>
        </table:table-row>
        <table:table-row table:style-name="ro3">
          <table:table-cell table:style-name="ce149" office:value-type="string" calcext:value-type="string">
            <text:p>C024</text:p>
          </table:table-cell>
          <table:table-cell table:style-name="ce152" table:formula="of:=[$V_025.B15]" office:value-type="float" office:value="20.21327044813" calcext:value-type="float">
            <text:p>20,21</text:p>
          </table:table-cell>
          <table:table-cell table:style-name="ce154" table:formula="of:=COM.MICROSOFT.CONCAT(&quot;[&quot; ; TEXT([.B15]-[$V_025.N15];&quot;0,00&quot;) ; &quot;;&quot;  ; TEXT( [.B15]+[$V_025.N15];&quot;0,00&quot;) ; &quot;]&quot; )" office:value-type="string" office:string-value="[20,20;20,22]" calcext:value-type="string">
            <text:p>[20,20;20,22]</text:p>
          </table:table-cell>
          <table:table-cell table:style-name="ce152" table:formula="of:=[$V_025.C15]" office:value-type="float" office:value="23.9172843071231" calcext:value-type="float">
            <text:p>23,92</text:p>
          </table:table-cell>
          <table:table-cell table:style-name="ce154" table:formula="of:=COM.MICROSOFT.CONCAT(&quot;[&quot; ; TEXT([.D15]-[$V_025.O15];&quot;0,00&quot;) ; &quot;;&quot;  ; TEXT([.D15]+[$V_025.O15];&quot;0,00&quot;) ; &quot;]&quot; )" office:value-type="string" office:string-value="[23,90;23,93]" calcext:value-type="string">
            <text:p>[23,90;23,93]</text:p>
          </table:table-cell>
          <table:table-cell table:style-name="ce157" table:formula="of:=[$V_025.D15]" office:value-type="float" office:value="25.9669817275763" calcext:value-type="float">
            <text:p>25,97</text:p>
          </table:table-cell>
          <table:table-cell table:style-name="ce159" table:formula="of:=COM.MICROSOFT.CONCAT(&quot;[&quot; ; TEXT([.F15]-[$V_025.P15];&quot;0,00&quot;) ; &quot;;&quot;  ; TEXT([.F15]+[$V_025.P15];&quot;0,00&quot;) ; &quot;]&quot; )" office:value-type="string" office:string-value="[25,95;25,99]" calcext:value-type="string">
            <text:p>[25,95;25,99]</text:p>
          </table:table-cell>
          <table:table-cell table:style-name="ce152" table:formula="of:=[$V_025.E15]" office:value-type="float" office:value="24.9828178615933" calcext:value-type="float">
            <text:p>24,98</text:p>
          </table:table-cell>
          <table:table-cell table:style-name="ce154" table:formula="of:=COM.MICROSOFT.CONCAT(&quot;[&quot; ; TEXT([.H15]-[$V_025.Q15];&quot;0,00&quot;) ; &quot;;&quot;  ; TEXT([.H15]+[$V_025.Q15];&quot;0,00&quot;) ; &quot;]&quot; )" office:value-type="string" office:string-value="[24,96;25,00]" calcext:value-type="string">
            <text:p>[24,96;25,00]</text:p>
          </table:table-cell>
          <table:table-cell/>
          <table:table-cell table:style-name="ce162" office:value-type="string" calcext:value-type="string">
            <text:p>C024</text:p>
          </table:table-cell>
          <table:table-cell table:style-name="ce152" table:formula="of:=[.D15]-[.$B15]" office:value-type="float" office:value="3.70401385899311" calcext:value-type="float">
            <text:p>3,70</text:p>
          </table:table-cell>
          <table:table-cell table:style-name="ce154" table:formula="of:=COM.MICROSOFT.CONCAT(&quot;[&quot; ; TEXT([.L15]-([$V_025.O15]+[$V_025.$N15]);&quot;0,00&quot;) ; &quot;;&quot;  ; TEXT( [.L15]+([$V_025.O15]+[$V_025.$N15]);&quot;0,00&quot;) ; &quot;]&quot; )" office:value-type="string" office:string-value="[3,68;3,73]" calcext:value-type="string">
            <text:p>[3,68;3,73]</text:p>
          </table:table-cell>
          <table:table-cell table:style-name="ce157" table:formula="of:=[.F15]-[.$B15]" office:value-type="float" office:value="5.75371127944635" calcext:value-type="float">
            <text:p>5,75</text:p>
          </table:table-cell>
          <table:table-cell table:style-name="ce159" table:formula="of:=COM.MICROSOFT.CONCAT(&quot;[&quot; ; TEXT([.N15]-([$V_025.P15]+[$V_025.$N15]);&quot;0,00&quot;) ; &quot;;&quot;  ; TEXT( [.N15]+([$V_025.P15]+[$V_025.$N15]);&quot;0,00&quot;) ; &quot;]&quot; )" office:value-type="string" office:string-value="[5,73;5,78]" calcext:value-type="string">
            <text:p>[5,73;5,78]</text:p>
          </table:table-cell>
          <table:table-cell table:style-name="ce152" table:formula="of:=[.H15]-[.$B15]" office:value-type="float" office:value="4.76954741346334" calcext:value-type="float">
            <text:p>4,77</text:p>
          </table:table-cell>
          <table:table-cell table:style-name="ce154" table:formula="of:=COM.MICROSOFT.CONCAT(&quot;[&quot; ; TEXT([.P15]-([$V_025.Q15]+[$V_025.$N15]);&quot;0,00&quot;) ; &quot;;&quot;  ; TEXT( [.P15]+([$V_025.Q15]+[$V_025.$N15]);&quot;0,00&quot;) ; &quot;]&quot; )" office:value-type="string" office:string-value="[4,74;4,80]" calcext:value-type="string">
            <text:p>[4,74;4,80]</text:p>
          </table:table-cell>
          <table:table-cell table:number-columns-repeated="1006"/>
        </table:table-row>
        <table:table-row table:style-name="ro3">
          <table:table-cell table:style-name="ce19" office:value-type="string" calcext:value-type="string">
            <text:p>Média</text:p>
          </table:table-cell>
          <table:table-cell table:style-name="ce24" table:formula="of:=[$V_025.B16]" office:value-type="float" office:value="20.2668619720593" calcext:value-type="float">
            <text:p>20,27</text:p>
          </table:table-cell>
          <table:table-cell table:style-name="ce44" table:formula="of:=COM.MICROSOFT.CONCAT(&quot;[&quot; ; TEXT([.B16]-[$V_025.N16];&quot;0,00&quot;) ; &quot;;&quot;  ; TEXT( [.B16]+[$V_025.N16];&quot;0,00&quot;) ; &quot;]&quot; )" office:value-type="string" office:string-value="[20,26;20,28]" calcext:value-type="string">
            <text:p>[20,26;20,28]</text:p>
          </table:table-cell>
          <table:table-cell table:style-name="ce24" table:formula="of:=[$V_025.C16]" office:value-type="float" office:value="24.587750469085" calcext:value-type="float">
            <text:p>24,59</text:p>
          </table:table-cell>
          <table:table-cell table:style-name="ce44" table:formula="of:=COM.MICROSOFT.CONCAT(&quot;[&quot; ; TEXT([.D16]-[$V_025.O16];&quot;0,00&quot;) ; &quot;;&quot;  ; TEXT( [.D16]+[$V_025.O16];&quot;0,00&quot;) ; &quot;]&quot; )" office:value-type="string" office:string-value="[24,58;24,60]" calcext:value-type="string">
            <text:p>[24,58;24,60]</text:p>
          </table:table-cell>
          <table:table-cell table:style-name="ce61" table:formula="of:=[$V_025.D16]" office:value-type="float" office:value="27.4543131211959" calcext:value-type="float">
            <text:p>27,45</text:p>
          </table:table-cell>
          <table:table-cell table:style-name="ce66" table:formula="of:=COM.MICROSOFT.CONCAT(&quot;[&quot; ; TEXT([.F16]-[$V_025.P16];&quot;0,00&quot;) ; &quot;;&quot;  ; TEXT( [.F16]+[$V_025.P16];&quot;0,00&quot;) ; &quot;]&quot; )" office:value-type="string" office:string-value="[27,44;27,47]" calcext:value-type="string">
            <text:p>[27,44;27,47]</text:p>
          </table:table-cell>
          <table:table-cell table:style-name="ce24" table:formula="of:=[$V_025.E16]" office:value-type="float" office:value="26.5891814735673" calcext:value-type="float">
            <text:p>26,59</text:p>
          </table:table-cell>
          <table:table-cell table:style-name="ce44" table:formula="of:=COM.MICROSOFT.CONCAT(&quot;[&quot; ; TEXT([.H16]-[$V_025.Q16];&quot;0,00&quot;) ; &quot;;&quot;  ; TEXT( [.H16]+[$V_025.Q16];&quot;0,00&quot;) ; &quot;]&quot; )" office:value-type="string" office:string-value="[26,57;26,61]" calcext:value-type="string">
            <text:p>[26,57;26,61]</text:p>
          </table:table-cell>
          <table:table-cell table:style-name="ce54"/>
          <table:table-cell table:style-name="ce67" office:value-type="string" calcext:value-type="string">
            <text:p>Média</text:p>
          </table:table-cell>
          <table:table-cell table:style-name="ce83" table:formula="of:=AVERAGE([.L4:.L15])" office:value-type="float" office:value="4.32088849702569" calcext:value-type="float">
            <text:p>4,32</text:p>
          </table:table-cell>
          <table:table-cell table:style-name="ce91" table:formula="of:=COM.MICROSOFT.CONCAT(&quot;[&quot; ; TEXT([.L16]-([$V_025.O16]+[$V_025.$N16]);&quot;0,00&quot;) ; &quot;;&quot;  ; TEXT( [.L16]+([$V_025.O16]+[$V_025.$N16]);&quot;0,00&quot;) ; &quot;]&quot; )" office:value-type="string" office:string-value="[4,30;4,34]" calcext:value-type="string">
            <text:p>[4,30;4,34]</text:p>
          </table:table-cell>
          <table:table-cell table:style-name="ce110" table:formula="of:=[.F16]-[.$B16]" office:value-type="float" office:value="7.18745114913665" calcext:value-type="float">
            <text:p>7,19</text:p>
          </table:table-cell>
          <table:table-cell table:style-name="ce114" table:formula="of:=COM.MICROSOFT.CONCAT(&quot;[&quot; ; TEXT([.N16]-([$V_025.P16]+[$V_025.$N16]);&quot;0,00&quot;) ; &quot;;&quot;  ; TEXT( [.N16]+([$V_025.P16]+[$V_025.$N16]);&quot;0,00&quot;) ; &quot;]&quot; )" office:value-type="string" office:string-value="[7,16;7,21]" calcext:value-type="string">
            <text:p>[7,16;7,21]</text:p>
          </table:table-cell>
          <table:table-cell table:style-name="ce83" table:formula="of:=[.H16]-[.$B16]" office:value-type="float" office:value="6.322319501508" calcext:value-type="float">
            <text:p>6,32</text:p>
          </table:table-cell>
          <table:table-cell table:style-name="ce91" table:formula="of:=COM.MICROSOFT.CONCAT(&quot;[&quot; ; TEXT([.P16]-([$V_025.Q16]+[$V_025.$N16]);&quot;0,00&quot;) ; &quot;;&quot;  ; TEXT( [.P16]+([$V_025.Q16]+[$V_025.$N16]);&quot;0,00&quot;) ; &quot;]&quot; )" office:value-type="string" office:string-value="[6,29;6,35]" calcext:value-type="string">
            <text:p>[6,29;6,35]</text:p>
          </table:table-cell>
          <table:table-cell table:style-name="ce46"/>
          <table:table-cell table:style-name="ce107" table:number-columns-repeated="3"/>
          <table:table-cell table:style-name="ce46" table:number-columns-repeated="994"/>
          <table:table-cell table:style-name="ce128" table:number-columns-repeated="8"/>
        </table:table-row>
        <table:table-row table:style-name="ro1">
          <table:table-cell table:number-columns-repeated="1023"/>
        </table:table-row>
        <table:table-row table:style-name="ro2">
          <table:table-cell table:style-name="ce9" office:value-type="string" calcext:value-type="string" table:number-columns-spanned="9" table:number-rows-spanned="1">
            <text:p>MSSIM - sigma=25</text:p>
          </table:table-cell>
          <table:covered-table-cell table:style-name="ce21"/>
          <table:covered-table-cell table:style-name="ce37"/>
          <table:covered-table-cell table:style-name="ce21"/>
          <table:covered-table-cell table:style-name="ce37"/>
          <table:covered-table-cell table:style-name="ce21"/>
          <table:covered-table-cell table:style-name="ce37"/>
          <table:covered-table-cell table:style-name="ce21"/>
          <table:covered-table-cell table:style-name="ce37"/>
          <table:table-cell/>
          <table:table-cell table:style-name="ce59" office:value-type="string" calcext:value-type="string" table:number-columns-spanned="7" table:number-rows-spanned="1">
            <text:p>MSSIM Improv (%) - sigma=25</text:p>
          </table:table-cell>
          <table:covered-table-cell table:style-name="ce81"/>
          <table:covered-table-cell table:style-name="ce89"/>
          <table:covered-table-cell table:style-name="ce81"/>
          <table:covered-table-cell table:style-name="ce89"/>
          <table:covered-table-cell table:style-name="ce95"/>
          <table:covered-table-cell table:style-name="ce89"/>
          <table:table-cell/>
          <table:table-cell table:style-name="ce108" office:value-type="string" calcext:value-type="string" table:number-columns-spanned="3" table:number-rows-spanned="1">
            <text:p>CI</text:p>
          </table:table-cell>
          <table:covered-table-cell table:number-columns-repeated="2"/>
          <table:table-cell table:number-columns-repeated="1002"/>
        </table:table-row>
        <table:table-row table:style-name="ro3">
          <table:table-cell table:style-name="ce12" office:value-type="string" calcext:value-type="string">
            <text:p>imagem</text:p>
          </table:table-cell>
          <table:table-cell table:style-name="ce22" office:value-type="string" calcext:value-type="string" table:number-columns-spanned="2" table:number-rows-spanned="1">
            <text:p>noisy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-lbp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-glcm</text:p>
          </table:table-cell>
          <table:covered-table-cell table:style-name="ce42"/>
          <table:table-cell table:style-name="ce14"/>
          <table:table-cell table:style-name="ce60" office:value-type="string" calcext:value-type="string">
            <text:p>imagem</text:p>
          </table:table-cell>
          <table:table-cell table:style-name="ce135" office:value-type="string" calcext:value-type="string" table:number-columns-spanned="2" table:number-rows-spanned="1">
            <text:p>nlm</text:p>
          </table:table-cell>
          <table:covered-table-cell table:style-name="ce90"/>
          <table:table-cell table:style-name="ce135" office:value-type="string" calcext:value-type="string" table:number-columns-spanned="2" table:number-rows-spanned="1">
            <text:p>nlm-lbp</text:p>
          </table:table-cell>
          <table:covered-table-cell table:style-name="ce90"/>
          <table:table-cell table:style-name="ce135" office:value-type="string" calcext:value-type="string" table:number-columns-spanned="2" table:number-rows-spanned="1">
            <text:p>nlm-glcm</text:p>
          </table:table-cell>
          <table:covered-table-cell table:style-name="ce90"/>
          <table:table-cell table:style-name="ce14"/>
          <table:table-cell table:style-name="ce109" office:value-type="string" calcext:value-type="string">
            <text:p>nlm</text:p>
          </table:table-cell>
          <table:table-cell table:style-name="ce109" office:value-type="string" calcext:value-type="string">
            <text:p>nlm-lbp</text:p>
          </table:table-cell>
          <table:table-cell table:style-name="ce109" office:value-type="string" calcext:value-type="string">
            <text:p>nlm-glcm</text:p>
          </table:table-cell>
          <table:table-cell table:style-name="ce14" table:number-columns-repeated="994"/>
          <table:table-cell table:number-columns-repeated="8"/>
        </table:table-row>
        <table:table-row table:style-name="ro3">
          <table:table-cell table:style-name="ce150" office:value-type="string" calcext:value-type="string">
            <text:p>C001</text:p>
          </table:table-cell>
          <table:table-cell table:style-name="ce153" table:formula="of:=[$V_025.B20]" office:value-type="float" office:value="0.847211104734105" calcext:value-type="float">
            <text:p>0,847</text:p>
          </table:table-cell>
          <table:table-cell table:style-name="ce155" table:formula="of:=COM.MICROSOFT.CONCAT(&quot;[&quot; ; TEXT([.B20]-[$V_025.N20];&quot;0,000&quot;) ; &quot;;&quot;  ; TEXT( [.B20]+[$V_025.N20];&quot;0,000&quot;) ; &quot;]&quot; )" office:value-type="string" office:string-value="[0,847;0,847]" calcext:value-type="string">
            <text:p>[0,847;0,847]</text:p>
          </table:table-cell>
          <table:table-cell table:style-name="ce153" table:formula="of:=[$V_025.C20]" office:value-type="float" office:value="0.920620114477592" calcext:value-type="float">
            <text:p>0,921</text:p>
          </table:table-cell>
          <table:table-cell table:style-name="ce155" table:formula="of:=COM.MICROSOFT.CONCAT(&quot;[&quot; ; TEXT([.D20]-[$V_025.O20];&quot;0,000&quot;) ; &quot;;&quot;  ; TEXT([.D20]+[$V_025.O20];&quot;0,000&quot;) ; &quot;]&quot; )" office:value-type="string" office:string-value="[0,920;0,921]" calcext:value-type="string">
            <text:p>[0,920;0,921]</text:p>
          </table:table-cell>
          <table:table-cell table:style-name="ce153" table:formula="of:=[$V_025.D20]" office:value-type="float" office:value="0.954966153677876" calcext:value-type="float">
            <text:p>0,955</text:p>
          </table:table-cell>
          <table:table-cell table:style-name="ce155" table:formula="of:=COM.MICROSOFT.CONCAT(&quot;[&quot; ; TEXT([.F20]-[$V_025.P20];&quot;0,000&quot;) ; &quot;;&quot;  ; TEXT([.F20]+[$V_025.P20];&quot;0,000&quot;) ; &quot;]&quot; )" office:value-type="string" office:string-value="[0,955;0,955]" calcext:value-type="string">
            <text:p>[0,955;0,955]</text:p>
          </table:table-cell>
          <table:table-cell table:style-name="ce158" table:formula="of:=[$V_025.E20]" office:value-type="float" office:value="0.961810038077112" calcext:value-type="float">
            <text:p>0,962</text:p>
          </table:table-cell>
          <table:table-cell table:style-name="ce160" table:formula="of:=COM.MICROSOFT.CONCAT(&quot;[&quot; ; TEXT([.H20]-[$V_025.Q20];&quot;0,000&quot;) ; &quot;;&quot;  ; TEXT([.H20]+[$V_025.Q20];&quot;0,000&quot;) ; &quot;]&quot; )" office:value-type="string" office:string-value="[0,962;0,962]" calcext:value-type="string">
            <text:p>[0,962;0,962]</text:p>
          </table:table-cell>
          <table:table-cell table:style-name="ce16"/>
          <table:table-cell table:style-name="ce163" office:value-type="string" calcext:value-type="string">
            <text:p>C001</text:p>
          </table:table-cell>
          <table:table-cell table:style-name="ce164" table:formula="of:=100*([.D20]-[.$B20])/[.$B20]" office:value-type="float" office:value="8.66478370423693" calcext:value-type="float">
            <text:p>8,7</text:p>
          </table:table-cell>
          <table:table-cell table:style-name="ce154" table:formula="of:=COM.MICROSOFT.CONCAT(&quot;[&quot; ; TEXT([.L20]-[.S20];&quot;0,0&quot;) ; &quot;;&quot;  ; TEXT( [.L20]+[.S20];&quot;0,0&quot;) ; &quot;]&quot; )" office:value-type="string" office:string-value="[8,6;8,7]" calcext:value-type="string">
            <text:p>[8,6;8,7]</text:p>
          </table:table-cell>
          <table:table-cell table:style-name="ce164" table:formula="of:=100*([.F20]-[.$B20])/[.$B20]" office:value-type="float" office:value="12.7187956274002" calcext:value-type="float">
            <text:p>12,7</text:p>
          </table:table-cell>
          <table:table-cell table:style-name="ce154" table:formula="of:=COM.MICROSOFT.CONCAT(&quot;[&quot; ; TEXT([.N20]-[.T20];&quot;0,0&quot;) ; &quot;;&quot;  ; TEXT( [.N20]+[.T20];&quot;0,0&quot;) ; &quot;]&quot; )" office:value-type="string" office:string-value="[12,7;12,8]" calcext:value-type="string">
            <text:p>[12,7;12,8]</text:p>
          </table:table-cell>
          <table:table-cell table:style-name="ce165" table:formula="of:=100*([.H20]-[.$B20])/[.$B20]" office:value-type="float" office:value="13.5266089765164" calcext:value-type="float">
            <text:p>13,5</text:p>
          </table:table-cell>
          <table:table-cell table:style-name="ce159" table:formula="of:=COM.MICROSOFT.CONCAT(&quot;[&quot; ; TEXT([.P20]-[.U20];&quot;0,0&quot;) ; &quot;;&quot;  ; TEXT( [.P20]+[.U20];&quot;0,0&quot;) ; &quot;]&quot; )" office:value-type="string" office:string-value="[13,5;13,6]" calcext:value-type="string">
            <text:p>[13,5;13,6]</text:p>
          </table:table-cell>
          <table:table-cell table:style-name="ce16"/>
          <table:table-cell table:style-name="ce166" table:formula="of:=100*( ( ([.D20]-[.$B20])*[$V_025.N20]+[.$B20]*([$V_025.O20]+[$V_025.$N20])) / [.$B20]^2  )" office:value-type="float" office:value="0.0672514393274218" calcext:value-type="float">
            <text:p>0,07</text:p>
          </table:table-cell>
          <table:table-cell table:style-name="ce166" table:formula="of:=100*( ( ([.F20]-[.$B20])*[$V_025.O20]+[.$B20]*([$V_025.P20]+[$V_025.$N20])) / [.$B20]^2  )" office:value-type="float" office:value="0.0493331550987469" calcext:value-type="float">
            <text:p>0,05</text:p>
          </table:table-cell>
          <table:table-cell table:style-name="ce166" table:formula="of:=100*( ( ([.H20]-[.$B20])*[$V_025.P20]+[.$B20]*([$V_025.Q20]+[$V_025.$N20])) / [.$B20]^2  )" office:value-type="float" office:value="0.0476350693646315" calcext:value-type="float">
            <text:p>0,05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50" office:value-type="string" calcext:value-type="string">
            <text:p>C002</text:p>
          </table:table-cell>
          <table:table-cell table:style-name="ce153" table:formula="of:=[$V_025.B21]" office:value-type="float" office:value="0.484288451359512" calcext:value-type="float">
            <text:p>0,484</text:p>
          </table:table-cell>
          <table:table-cell table:style-name="ce155" table:formula="of:=COM.MICROSOFT.CONCAT(&quot;[&quot; ; TEXT([.B21]-[$V_025.N21];&quot;0,000&quot;) ; &quot;;&quot;  ; TEXT( [.B21]+[$V_025.N21];&quot;0,000&quot;) ; &quot;]&quot; )" office:value-type="string" office:string-value="[0,484;0,485]" calcext:value-type="string">
            <text:p>[0,484;0,485]</text:p>
          </table:table-cell>
          <table:table-cell table:style-name="ce153" table:formula="of:=[$V_025.C21]" office:value-type="float" office:value="0.730281664749568" calcext:value-type="float">
            <text:p>0,730</text:p>
          </table:table-cell>
          <table:table-cell table:style-name="ce155" table:formula="of:=COM.MICROSOFT.CONCAT(&quot;[&quot; ; TEXT([.D21]-[$V_025.O21];&quot;0,000&quot;) ; &quot;;&quot;  ; TEXT([.D21]+[$V_025.O21];&quot;0,000&quot;) ; &quot;]&quot; )" office:value-type="string" office:string-value="[0,730;0,731]" calcext:value-type="string">
            <text:p>[0,730;0,731]</text:p>
          </table:table-cell>
          <table:table-cell table:style-name="ce158" table:formula="of:=[$V_025.D21]" office:value-type="float" office:value="0.833884433712007" calcext:value-type="float">
            <text:p>0,834</text:p>
          </table:table-cell>
          <table:table-cell table:style-name="ce160" table:formula="of:=COM.MICROSOFT.CONCAT(&quot;[&quot; ; TEXT([.F21]-[$V_025.P21];&quot;0,000&quot;) ; &quot;;&quot;  ; TEXT([.F21]+[$V_025.P21];&quot;0,000&quot;) ; &quot;]&quot; )" office:value-type="string" office:string-value="[0,832;0,836]" calcext:value-type="string">
            <text:p>[0,832;0,836]</text:p>
          </table:table-cell>
          <table:table-cell table:style-name="ce153" table:formula="of:=[$V_025.E21]" office:value-type="float" office:value="0.822049707483433" calcext:value-type="float">
            <text:p>0,822</text:p>
          </table:table-cell>
          <table:table-cell table:style-name="ce155" table:formula="of:=COM.MICROSOFT.CONCAT(&quot;[&quot; ; TEXT([.H21]-[$V_025.Q21];&quot;0,000&quot;) ; &quot;;&quot;  ; TEXT([.H21]+[$V_025.Q21];&quot;0,000&quot;) ; &quot;]&quot; )" office:value-type="string" office:string-value="[0,820;0,824]" calcext:value-type="string">
            <text:p>[0,820;0,824]</text:p>
          </table:table-cell>
          <table:table-cell table:style-name="ce16"/>
          <table:table-cell table:style-name="ce163" office:value-type="string" calcext:value-type="string">
            <text:p>C002</text:p>
          </table:table-cell>
          <table:table-cell table:style-name="ce164" table:formula="of:=100*([.D21]-[.$B21])/[.$B21]" office:value-type="float" office:value="50.7947717314948" calcext:value-type="float">
            <text:p>50,8</text:p>
          </table:table-cell>
          <table:table-cell table:style-name="ce154" table:formula="of:=COM.MICROSOFT.CONCAT(&quot;[&quot; ; TEXT([.L21]-[.S21];&quot;0,0&quot;) ; &quot;;&quot;  ; TEXT( [.L21]+[.S21];&quot;0,0&quot;) ; &quot;]&quot; )" office:value-type="string" office:string-value="[50,5;51,1]" calcext:value-type="string">
            <text:p>[50,5;51,1]</text:p>
          </table:table-cell>
          <table:table-cell table:style-name="ce165" table:formula="of:=100*([.F21]-[.$B21])/[.$B21]" office:value-type="float" office:value="72.1875529699493" calcext:value-type="float">
            <text:p>72,2</text:p>
          </table:table-cell>
          <table:table-cell table:style-name="ce159" table:formula="of:=COM.MICROSOFT.CONCAT(&quot;[&quot; ; TEXT([.N21]-[.T21];&quot;0,0&quot;) ; &quot;;&quot;  ; TEXT( [.N21]+[.T21];&quot;0,0&quot;) ; &quot;]&quot; )" office:value-type="string" office:string-value="[71,6;72,8]" calcext:value-type="string">
            <text:p>[71,6;72,8]</text:p>
          </table:table-cell>
          <table:table-cell table:style-name="ce164" table:formula="of:=100*([.H21]-[.$B21])/[.$B21]" office:value-type="float" office:value="69.7438180026274" calcext:value-type="float">
            <text:p>69,7</text:p>
          </table:table-cell>
          <table:table-cell table:style-name="ce154" table:formula="of:=COM.MICROSOFT.CONCAT(&quot;[&quot; ; TEXT([.P21]-[.U21];&quot;0,0&quot;) ; &quot;;&quot;  ; TEXT( [.P21]+[.U21];&quot;0,0&quot;) ; &quot;]&quot; )" office:value-type="string" office:string-value="[68,9;70,6]" calcext:value-type="string">
            <text:p>[68,9;70,6]</text:p>
          </table:table-cell>
          <table:table-cell table:style-name="ce16"/>
          <table:table-cell table:style-name="ce166" table:formula="of:=100*( ( ([.D21]-[.$B21])*[$V_025.N21]+[.$B21]*([$V_025.O21]+[$V_025.$N21])) / [.$B21]^2  )" office:value-type="float" office:value="0.275722968134898" calcext:value-type="float">
            <text:p>0,28</text:p>
          </table:table-cell>
          <table:table-cell table:style-name="ce166" table:formula="of:=100*( ( ([.F21]-[.$B21])*[$V_025.O21]+[.$B21]*([$V_025.P21]+[$V_025.$N21])) / [.$B21]^2  )" office:value-type="float" office:value="0.584812724251134" calcext:value-type="float">
            <text:p>0,58</text:p>
          </table:table-cell>
          <table:table-cell table:style-name="ce166" table:formula="of:=100*( ( ([.H21]-[.$B21])*[$V_025.P21]+[.$B21]*([$V_025.Q21]+[$V_025.$N21])) / [.$B21]^2  )" office:value-type="float" office:value="0.834577435227005" calcext:value-type="float">
            <text:p>0,83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50" office:value-type="string" calcext:value-type="string">
            <text:p>C004</text:p>
          </table:table-cell>
          <table:table-cell table:style-name="ce153" table:formula="of:=[$V_025.B22]" office:value-type="float" office:value="0.559966522837806" calcext:value-type="float">
            <text:p>0,560</text:p>
          </table:table-cell>
          <table:table-cell table:style-name="ce155" table:formula="of:=COM.MICROSOFT.CONCAT(&quot;[&quot; ; TEXT([.B22]-[$V_025.N22];&quot;0,000&quot;) ; &quot;;&quot;  ; TEXT( [.B22]+[$V_025.N22];&quot;0,000&quot;) ; &quot;]&quot; )" office:value-type="string" office:string-value="[0,560;0,560]" calcext:value-type="string">
            <text:p>[0,560;0,560]</text:p>
          </table:table-cell>
          <table:table-cell table:style-name="ce153" table:formula="of:=[$V_025.C22]" office:value-type="float" office:value="0.760669831714572" calcext:value-type="float">
            <text:p>0,761</text:p>
          </table:table-cell>
          <table:table-cell table:style-name="ce155" table:formula="of:=COM.MICROSOFT.CONCAT(&quot;[&quot; ; TEXT([.D22]-[$V_025.O22];&quot;0,000&quot;) ; &quot;;&quot;  ; TEXT([.D22]+[$V_025.O22];&quot;0,000&quot;) ; &quot;]&quot; )" office:value-type="string" office:string-value="[0,760;0,762]" calcext:value-type="string">
            <text:p>[0,760;0,762]</text:p>
          </table:table-cell>
          <table:table-cell table:style-name="ce158" table:formula="of:=[$V_025.D22]" office:value-type="float" office:value="0.855900904305684" calcext:value-type="float">
            <text:p>0,856</text:p>
          </table:table-cell>
          <table:table-cell table:style-name="ce160" table:formula="of:=COM.MICROSOFT.CONCAT(&quot;[&quot; ; TEXT([.F22]-[$V_025.P22];&quot;0,000&quot;) ; &quot;;&quot;  ; TEXT([.F22]+[$V_025.P22];&quot;0,000&quot;) ; &quot;]&quot; )" office:value-type="string" office:string-value="[0,855;0,857]" calcext:value-type="string">
            <text:p>[0,855;0,857]</text:p>
          </table:table-cell>
          <table:table-cell table:style-name="ce153" table:formula="of:=[$V_025.E22]" office:value-type="float" office:value="0.826039392835257" calcext:value-type="float">
            <text:p>0,826</text:p>
          </table:table-cell>
          <table:table-cell table:style-name="ce155" table:formula="of:=COM.MICROSOFT.CONCAT(&quot;[&quot; ; TEXT([.H22]-[$V_025.Q22];&quot;0,000&quot;) ; &quot;;&quot;  ; TEXT([.H22]+[$V_025.Q22];&quot;0,000&quot;) ; &quot;]&quot; )" office:value-type="string" office:string-value="[0,825;0,827]" calcext:value-type="string">
            <text:p>[0,825;0,827]</text:p>
          </table:table-cell>
          <table:table-cell table:style-name="ce16"/>
          <table:table-cell table:style-name="ce163" office:value-type="string" calcext:value-type="string">
            <text:p>C004</text:p>
          </table:table-cell>
          <table:table-cell table:style-name="ce164" table:formula="of:=100*([.D22]-[.$B22])/[.$B22]" office:value-type="float" office:value="35.8420192442289" calcext:value-type="float">
            <text:p>35,8</text:p>
          </table:table-cell>
          <table:table-cell table:style-name="ce154" table:formula="of:=COM.MICROSOFT.CONCAT(&quot;[&quot; ; TEXT([.L22]-[.S22];&quot;0,0&quot;) ; &quot;;&quot;  ; TEXT( [.L22]+[.S22];&quot;0,0&quot;) ; &quot;]&quot; )" office:value-type="string" office:string-value="[35,6;36,1]" calcext:value-type="string">
            <text:p>[35,6;36,1]</text:p>
          </table:table-cell>
          <table:table-cell table:style-name="ce165" table:formula="of:=100*([.F22]-[.$B22])/[.$B22]" office:value-type="float" office:value="52.8485845846887" calcext:value-type="float">
            <text:p>52,8</text:p>
          </table:table-cell>
          <table:table-cell table:style-name="ce159" table:formula="of:=COM.MICROSOFT.CONCAT(&quot;[&quot; ; TEXT([.N22]-[.T22];&quot;0,0&quot;) ; &quot;;&quot;  ; TEXT( [.N22]+[.T22];&quot;0,0&quot;) ; &quot;]&quot; )" office:value-type="string" office:string-value="[52,5;53,2]" calcext:value-type="string">
            <text:p>[52,5;53,2]</text:p>
          </table:table-cell>
          <table:table-cell table:style-name="ce164" table:formula="of:=100*([.H22]-[.$B22])/[.$B22]" office:value-type="float" office:value="47.5158530279708" calcext:value-type="float">
            <text:p>47,5</text:p>
          </table:table-cell>
          <table:table-cell table:style-name="ce154" table:formula="of:=COM.MICROSOFT.CONCAT(&quot;[&quot; ; TEXT([.P22]-[.U22];&quot;0,0&quot;) ; &quot;;&quot;  ; TEXT( [.P22]+[.U22];&quot;0,0&quot;) ; &quot;]&quot; )" office:value-type="string" office:string-value="[47,2;47,9]" calcext:value-type="string">
            <text:p>[47,2;47,9]</text:p>
          </table:table-cell>
          <table:table-cell table:style-name="ce16"/>
          <table:table-cell table:style-name="ce166" table:formula="of:=100*( ( ([.D22]-[.$B22])*[$V_025.N22]+[.$B22]*([$V_025.O22]+[$V_025.$N22])) / [.$B22]^2  )" office:value-type="float" office:value="0.271436929378422" calcext:value-type="float">
            <text:p>0,27</text:p>
          </table:table-cell>
          <table:table-cell table:style-name="ce166" table:formula="of:=100*( ( ([.F22]-[.$B22])*[$V_025.O22]+[.$B22]*([$V_025.P22]+[$V_025.$N22])) / [.$B22]^2  )" office:value-type="float" office:value="0.374847175206718" calcext:value-type="float">
            <text:p>0,37</text:p>
          </table:table-cell>
          <table:table-cell table:style-name="ce166" table:formula="of:=100*( ( ([.H22]-[.$B22])*[$V_025.P22]+[.$B22]*([$V_025.Q22]+[$V_025.$N22])) / [.$B22]^2  )" office:value-type="float" office:value="0.34003530922001" calcext:value-type="float">
            <text:p>0,34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50" office:value-type="string" calcext:value-type="string">
            <text:p>C009</text:p>
          </table:table-cell>
          <table:table-cell table:style-name="ce153" table:formula="of:=[$V_025.B23]" office:value-type="float" office:value="0.698735731299924" calcext:value-type="float">
            <text:p>0,699</text:p>
          </table:table-cell>
          <table:table-cell table:style-name="ce155" table:formula="of:=COM.MICROSOFT.CONCAT(&quot;[&quot; ; TEXT([.B23]-[$V_025.N23];&quot;0,000&quot;) ; &quot;;&quot;  ; TEXT( [.B23]+[$V_025.N23];&quot;0,000&quot;) ; &quot;]&quot; )" office:value-type="string" office:string-value="[0,698;0,699]" calcext:value-type="string">
            <text:p>[0,698;0,699]</text:p>
          </table:table-cell>
          <table:table-cell table:style-name="ce153" table:formula="of:=[$V_025.C23]" office:value-type="float" office:value="0.806643208505363" calcext:value-type="float">
            <text:p>0,807</text:p>
          </table:table-cell>
          <table:table-cell table:style-name="ce155" table:formula="of:=COM.MICROSOFT.CONCAT(&quot;[&quot; ; TEXT([.D23]-[$V_025.O23];&quot;0,000&quot;) ; &quot;;&quot;  ; TEXT([.D23]+[$V_025.O23];&quot;0,000&quot;) ; &quot;]&quot; )" office:value-type="string" office:string-value="[0,806;0,807]" calcext:value-type="string">
            <text:p>[0,806;0,807]</text:p>
          </table:table-cell>
          <table:table-cell table:style-name="ce158" table:formula="of:=[$V_025.D23]" office:value-type="float" office:value="0.859045363856636" calcext:value-type="float">
            <text:p>0,859</text:p>
          </table:table-cell>
          <table:table-cell table:style-name="ce160" table:formula="of:=COM.MICROSOFT.CONCAT(&quot;[&quot; ; TEXT([.F23]-[$V_025.P23];&quot;0,000&quot;) ; &quot;;&quot;  ; TEXT([.F23]+[$V_025.P23];&quot;0,000&quot;) ; &quot;]&quot; )" office:value-type="string" office:string-value="[0,859;0,860]" calcext:value-type="string">
            <text:p>[0,859;0,860]</text:p>
          </table:table-cell>
          <table:table-cell table:style-name="ce153" table:formula="of:=[$V_025.E23]" office:value-type="float" office:value="0.815727690104267" calcext:value-type="float">
            <text:p>0,816</text:p>
          </table:table-cell>
          <table:table-cell table:style-name="ce155" table:formula="of:=COM.MICROSOFT.CONCAT(&quot;[&quot; ; TEXT([.H23]-[$V_025.Q23];&quot;0,000&quot;) ; &quot;;&quot;  ; TEXT([.H23]+[$V_025.Q23];&quot;0,000&quot;) ; &quot;]&quot; )" office:value-type="string" office:string-value="[0,815;0,816]" calcext:value-type="string">
            <text:p>[0,815;0,816]</text:p>
          </table:table-cell>
          <table:table-cell table:style-name="ce16"/>
          <table:table-cell table:style-name="ce163" office:value-type="string" calcext:value-type="string">
            <text:p>C009</text:p>
          </table:table-cell>
          <table:table-cell table:style-name="ce164" table:formula="of:=100*([.D23]-[.$B23])/[.$B23]" office:value-type="float" office:value="15.4432459042403" calcext:value-type="float">
            <text:p>15,4</text:p>
          </table:table-cell>
          <table:table-cell table:style-name="ce154" table:formula="of:=COM.MICROSOFT.CONCAT(&quot;[&quot; ; TEXT([.L23]-[.S23];&quot;0,0&quot;) ; &quot;;&quot;  ; TEXT( [.L23]+[.S23];&quot;0,0&quot;) ; &quot;]&quot; )" office:value-type="string" office:string-value="[15,3;15,6]" calcext:value-type="string">
            <text:p>[15,3;15,6]</text:p>
          </table:table-cell>
          <table:table-cell table:style-name="ce165" table:formula="of:=100*([.F23]-[.$B23])/[.$B23]" office:value-type="float" office:value="22.9428130515772" calcext:value-type="float">
            <text:p>22,9</text:p>
          </table:table-cell>
          <table:table-cell table:style-name="ce159" table:formula="of:=COM.MICROSOFT.CONCAT(&quot;[&quot; ; TEXT([.N23]-[.T23];&quot;0,0&quot;) ; &quot;;&quot;  ; TEXT( [.N23]+[.T23];&quot;0,0&quot;) ; &quot;]&quot; )" office:value-type="string" office:string-value="[22,8;23,1]" calcext:value-type="string">
            <text:p>[22,8;23,1]</text:p>
          </table:table-cell>
          <table:table-cell table:style-name="ce164" table:formula="of:=100*([.H23]-[.$B23])/[.$B23]" office:value-type="float" office:value="16.7433771544346" calcext:value-type="float">
            <text:p>16,7</text:p>
          </table:table-cell>
          <table:table-cell table:style-name="ce154" table:formula="of:=COM.MICROSOFT.CONCAT(&quot;[&quot; ; TEXT([.P23]-[.U23];&quot;0,0&quot;) ; &quot;;&quot;  ; TEXT( [.P23]+[.U23];&quot;0,0&quot;) ; &quot;]&quot; )" office:value-type="string" office:string-value="[16,6;16,9]" calcext:value-type="string">
            <text:p>[16,6;16,9]</text:p>
          </table:table-cell>
          <table:table-cell table:style-name="ce16"/>
          <table:table-cell table:style-name="ce166" table:formula="of:=100*( ( ([.D23]-[.$B23])*[$V_025.N23]+[.$B23]*([$V_025.O23]+[$V_025.$N23])) / [.$B23]^2  )" office:value-type="float" office:value="0.150288690787186" calcext:value-type="float">
            <text:p>0,15</text:p>
          </table:table-cell>
          <table:table-cell table:style-name="ce166" table:formula="of:=100*( ( ([.F23]-[.$B23])*[$V_025.O23]+[.$B23]*([$V_025.P23]+[$V_025.$N23])) / [.$B23]^2  )" office:value-type="float" office:value="0.156514056793482" calcext:value-type="float">
            <text:p>0,16</text:p>
          </table:table-cell>
          <table:table-cell table:style-name="ce166" table:formula="of:=100*( ( ([.H23]-[.$B23])*[$V_025.P23]+[.$B23]*([$V_025.Q23]+[$V_025.$N23])) / [.$B23]^2  )" office:value-type="float" office:value="0.167660208216474" calcext:value-type="float">
            <text:p>0,17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50" office:value-type="string" calcext:value-type="string">
            <text:p>C011</text:p>
          </table:table-cell>
          <table:table-cell table:style-name="ce153" table:formula="of:=[$V_025.B24]" office:value-type="float" office:value="0.620177887854576" calcext:value-type="float">
            <text:p>0,620</text:p>
          </table:table-cell>
          <table:table-cell table:style-name="ce155" table:formula="of:=COM.MICROSOFT.CONCAT(&quot;[&quot; ; TEXT([.B24]-[$V_025.N24];&quot;0,000&quot;) ; &quot;;&quot;  ; TEXT( [.B24]+[$V_025.N24];&quot;0,000&quot;) ; &quot;]&quot; )" office:value-type="string" office:string-value="[0,619;0,621]" calcext:value-type="string">
            <text:p>[0,619;0,621]</text:p>
          </table:table-cell>
          <table:table-cell table:style-name="ce153" table:formula="of:=[$V_025.C24]" office:value-type="float" office:value="0.744563056060049" calcext:value-type="float">
            <text:p>0,745</text:p>
          </table:table-cell>
          <table:table-cell table:style-name="ce155" table:formula="of:=COM.MICROSOFT.CONCAT(&quot;[&quot; ; TEXT([.D24]-[$V_025.O24];&quot;0,000&quot;) ; &quot;;&quot;  ; TEXT([.D24]+[$V_025.O24];&quot;0,000&quot;) ; &quot;]&quot; )" office:value-type="string" office:string-value="[0,744;0,746]" calcext:value-type="string">
            <text:p>[0,744;0,746]</text:p>
          </table:table-cell>
          <table:table-cell table:style-name="ce158" table:formula="of:=[$V_025.D24]" office:value-type="float" office:value="0.852710186167317" calcext:value-type="float">
            <text:p>0,853</text:p>
          </table:table-cell>
          <table:table-cell table:style-name="ce160" table:formula="of:=COM.MICROSOFT.CONCAT(&quot;[&quot; ; TEXT([.F24]-[$V_025.P24];&quot;0,000&quot;) ; &quot;;&quot;  ; TEXT([.F24]+[$V_025.P24];&quot;0,000&quot;) ; &quot;]&quot; )" office:value-type="string" office:string-value="[0,852;0,854]" calcext:value-type="string">
            <text:p>[0,852;0,854]</text:p>
          </table:table-cell>
          <table:table-cell table:style-name="ce153" table:formula="of:=[$V_025.E24]" office:value-type="float" office:value="0.823247499560134" calcext:value-type="float">
            <text:p>0,823</text:p>
          </table:table-cell>
          <table:table-cell table:style-name="ce155" table:formula="of:=COM.MICROSOFT.CONCAT(&quot;[&quot; ; TEXT([.H24]-[$V_025.Q24];&quot;0,000&quot;) ; &quot;;&quot;  ; TEXT([.H24]+[$V_025.Q24];&quot;0,000&quot;) ; &quot;]&quot; )" office:value-type="string" office:string-value="[0,822;0,824]" calcext:value-type="string">
            <text:p>[0,822;0,824]</text:p>
          </table:table-cell>
          <table:table-cell table:style-name="ce16"/>
          <table:table-cell table:style-name="ce163" office:value-type="string" calcext:value-type="string">
            <text:p>C011</text:p>
          </table:table-cell>
          <table:table-cell table:style-name="ce164" table:formula="of:=100*([.D24]-[.$B24])/[.$B24]" office:value-type="float" office:value="20.0563694129384" calcext:value-type="float">
            <text:p>20,1</text:p>
          </table:table-cell>
          <table:table-cell table:style-name="ce154" table:formula="of:=COM.MICROSOFT.CONCAT(&quot;[&quot; ; TEXT([.L24]-[.S24];&quot;0,0&quot;) ; &quot;;&quot;  ; TEXT( [.L24]+[.S24];&quot;0,0&quot;) ; &quot;]&quot; )" office:value-type="string" office:string-value="[19,7;20,4]" calcext:value-type="string">
            <text:p>[19,7;20,4]</text:p>
          </table:table-cell>
          <table:table-cell table:style-name="ce165" table:formula="of:=100*([.F24]-[.$B24])/[.$B24]" office:value-type="float" office:value="37.4944516511473" calcext:value-type="float">
            <text:p>37,5</text:p>
          </table:table-cell>
          <table:table-cell table:style-name="ce159" table:formula="of:=COM.MICROSOFT.CONCAT(&quot;[&quot; ; TEXT([.N24]-[.T24];&quot;0,0&quot;) ; &quot;;&quot;  ; TEXT( [.N24]+[.T24];&quot;0,0&quot;) ; &quot;]&quot; )" office:value-type="string" office:string-value="[37,1;37,9]" calcext:value-type="string">
            <text:p>[37,1;37,9]</text:p>
          </table:table-cell>
          <table:table-cell table:style-name="ce164" table:formula="of:=100*([.H24]-[.$B24])/[.$B24]" office:value-type="float" office:value="32.7437684706964" calcext:value-type="float">
            <text:p>32,7</text:p>
          </table:table-cell>
          <table:table-cell table:style-name="ce154" table:formula="of:=COM.MICROSOFT.CONCAT(&quot;[&quot; ; TEXT([.P24]-[.U24];&quot;0,0&quot;) ; &quot;;&quot;  ; TEXT( [.P24]+[.U24];&quot;0,0&quot;) ; &quot;]&quot; )" office:value-type="string" office:string-value="[32,4;33,1]" calcext:value-type="string">
            <text:p>[32,4;33,1]</text:p>
          </table:table-cell>
          <table:table-cell table:style-name="ce16"/>
          <table:table-cell table:style-name="ce166" table:formula="of:=100*( ( ([.D24]-[.$B24])*[$V_025.N24]+[.$B24]*([$V_025.O24]+[$V_025.$N24])) / [.$B24]^2  )" office:value-type="float" office:value="0.322455335112179" calcext:value-type="float">
            <text:p>0,32</text:p>
          </table:table-cell>
          <table:table-cell table:style-name="ce166" table:formula="of:=100*( ( ([.F24]-[.$B24])*[$V_025.O24]+[.$B24]*([$V_025.P24]+[$V_025.$N24])) / [.$B24]^2  )" office:value-type="float" office:value="0.356239085812728" calcext:value-type="float">
            <text:p>0,36</text:p>
          </table:table-cell>
          <table:table-cell table:style-name="ce166" table:formula="of:=100*( ( ([.H24]-[.$B24])*[$V_025.P24]+[.$B24]*([$V_025.Q24]+[$V_025.$N24])) / [.$B24]^2  )" office:value-type="float" office:value="0.371296087696894" calcext:value-type="float">
            <text:p>0,37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50" office:value-type="string" calcext:value-type="string">
            <text:p>C012</text:p>
          </table:table-cell>
          <table:table-cell table:style-name="ce153" table:formula="of:=[$V_025.B25]" office:value-type="float" office:value="0.456583801647773" calcext:value-type="float">
            <text:p>0,457</text:p>
          </table:table-cell>
          <table:table-cell table:style-name="ce156" table:formula="of:=COM.MICROSOFT.CONCAT(&quot;[&quot; ; TEXT([.B25]-[$V_025.N25];&quot;0,000&quot;) ; &quot;;&quot;  ; TEXT( [.B25]+[$V_025.N25];&quot;0,000&quot;) ; &quot;]&quot; )" office:value-type="string" office:string-value="[0,456;0,457]" calcext:value-type="string">
            <text:p>[0,456;0,457]</text:p>
          </table:table-cell>
          <table:table-cell table:style-name="ce153" table:formula="of:=[$V_025.C25]" office:value-type="float" office:value="0.734857678028668" calcext:value-type="float">
            <text:p>0,735</text:p>
          </table:table-cell>
          <table:table-cell table:style-name="ce156" table:formula="of:=COM.MICROSOFT.CONCAT(&quot;[&quot; ; TEXT([.D25]-[$V_025.O25];&quot;0,000&quot;) ; &quot;;&quot;  ; TEXT([.D25]+[$V_025.O25];&quot;0,000&quot;) ; &quot;]&quot; )" office:value-type="string" office:string-value="[0,734;0,736]" calcext:value-type="string">
            <text:p>[0,734;0,736]</text:p>
          </table:table-cell>
          <table:table-cell table:style-name="ce158" table:formula="of:=[$V_025.D25]" office:value-type="float" office:value="0.845005230778056" calcext:value-type="float">
            <text:p>0,845</text:p>
          </table:table-cell>
          <table:table-cell table:style-name="ce161" table:formula="of:=COM.MICROSOFT.CONCAT(&quot;[&quot; ; TEXT([.F25]-[$V_025.P25];&quot;0,000&quot;) ; &quot;;&quot;  ; TEXT([.F25]+[$V_025.P25];&quot;0,000&quot;) ; &quot;]&quot; )" office:value-type="string" office:string-value="[0,844;0,846]" calcext:value-type="string">
            <text:p>[0,844;0,846]</text:p>
          </table:table-cell>
          <table:table-cell table:style-name="ce153" table:formula="of:=[$V_025.E25]" office:value-type="float" office:value="0.823044265763863" calcext:value-type="float">
            <text:p>0,823</text:p>
          </table:table-cell>
          <table:table-cell table:style-name="ce156" table:formula="of:=COM.MICROSOFT.CONCAT(&quot;[&quot; ; TEXT([.H25]-[$V_025.Q25];&quot;0,000&quot;) ; &quot;;&quot;  ; TEXT([.H25]+[$V_025.Q25];&quot;0,000&quot;) ; &quot;]&quot; )" office:value-type="string" office:string-value="[0,822;0,824]" calcext:value-type="string">
            <text:p>[0,822;0,824]</text:p>
          </table:table-cell>
          <table:table-cell table:style-name="ce16"/>
          <table:table-cell table:style-name="ce163" office:value-type="string" calcext:value-type="string">
            <text:p>C012</text:p>
          </table:table-cell>
          <table:table-cell table:style-name="ce164" table:formula="of:=100*([.D25]-[.$B25])/[.$B25]" office:value-type="float" office:value="60.9469445426289" calcext:value-type="float">
            <text:p>60,9</text:p>
          </table:table-cell>
          <table:table-cell table:style-name="ce154" table:formula="of:=COM.MICROSOFT.CONCAT(&quot;[&quot; ; TEXT([.L25]-[.S25];&quot;0,0&quot;) ; &quot;;&quot;  ; TEXT( [.L25]+[.S25];&quot;0,0&quot;) ; &quot;]&quot; )" office:value-type="string" office:string-value="[60,6;61,3]" calcext:value-type="string">
            <text:p>[60,6;61,3]</text:p>
          </table:table-cell>
          <table:table-cell table:style-name="ce165" table:formula="of:=100*([.F25]-[.$B25])/[.$B25]" office:value-type="float" office:value="85.07122410574" calcext:value-type="float">
            <text:p>85,1</text:p>
          </table:table-cell>
          <table:table-cell table:style-name="ce159" table:formula="of:=COM.MICROSOFT.CONCAT(&quot;[&quot; ; TEXT([.N25]-[.T25];&quot;0,0&quot;) ; &quot;;&quot;  ; TEXT( [.N25]+[.T25];&quot;0,0&quot;) ; &quot;]&quot; )" office:value-type="string" office:string-value="[84,5;85,6]" calcext:value-type="string">
            <text:p>[84,5;85,6]</text:p>
          </table:table-cell>
          <table:table-cell table:style-name="ce164" table:formula="of:=100*([.H25]-[.$B25])/[.$B25]" office:value-type="float" office:value="80.2613808885829" calcext:value-type="float">
            <text:p>80,3</text:p>
          </table:table-cell>
          <table:table-cell table:style-name="ce154" table:formula="of:=COM.MICROSOFT.CONCAT(&quot;[&quot; ; TEXT([.P25]-[.U25];&quot;0,0&quot;) ; &quot;;&quot;  ; TEXT( [.P25]+[.U25];&quot;0,0&quot;) ; &quot;]&quot; )" office:value-type="string" office:string-value="[79,7;80,8]" calcext:value-type="string">
            <text:p>[79,7;80,8]</text:p>
          </table:table-cell>
          <table:table-cell table:style-name="ce16"/>
          <table:table-cell table:style-name="ce166" table:formula="of:=100*( ( ([.D25]-[.$B25])*[$V_025.N25]+[.$B25]*([$V_025.O25]+[$V_025.$N25])) / [.$B25]^2  )" office:value-type="float" office:value="0.34444465781443" calcext:value-type="float">
            <text:p>0,34</text:p>
          </table:table-cell>
          <table:table-cell table:style-name="ce166" table:formula="of:=100*( ( ([.F25]-[.$B25])*[$V_025.O25]+[.$B25]*([$V_025.P25]+[$V_025.$N25])) / [.$B25]^2  )" office:value-type="float" office:value="0.525958307905742" calcext:value-type="float">
            <text:p>0,53</text:p>
          </table:table-cell>
          <table:table-cell table:style-name="ce166" table:formula="of:=100*( ( ([.H25]-[.$B25])*[$V_025.P25]+[.$B25]*([$V_025.Q25]+[$V_025.$N25])) / [.$B25]^2  )" office:value-type="float" office:value="0.575722042725193" calcext:value-type="float">
            <text:p>0,58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50" office:value-type="string" calcext:value-type="string">
            <text:p>C013</text:p>
          </table:table-cell>
          <table:table-cell table:style-name="ce153" table:formula="of:=[$V_025.B26]" office:value-type="float" office:value="0.639331325819998" calcext:value-type="float">
            <text:p>0,639</text:p>
          </table:table-cell>
          <table:table-cell table:style-name="ce155" table:formula="of:=COM.MICROSOFT.CONCAT(&quot;[&quot; ; TEXT([.B26]-[$V_025.N26];&quot;0,000&quot;) ; &quot;;&quot;  ; TEXT( [.B26]+[$V_025.N26];&quot;0,000&quot;) ; &quot;]&quot; )" office:value-type="string" office:string-value="[0,639;0,640]" calcext:value-type="string">
            <text:p>[0,639;0,640]</text:p>
          </table:table-cell>
          <table:table-cell table:style-name="ce153" table:formula="of:=[$V_025.C26]" office:value-type="float" office:value="0.792125286850433" calcext:value-type="float">
            <text:p>0,792</text:p>
          </table:table-cell>
          <table:table-cell table:style-name="ce155" table:formula="of:=COM.MICROSOFT.CONCAT(&quot;[&quot; ; TEXT([.D26]-[$V_025.O26];&quot;0,000&quot;) ; &quot;;&quot;  ; TEXT([.D26]+[$V_025.O26];&quot;0,000&quot;) ; &quot;]&quot; )" office:value-type="string" office:string-value="[0,791;0,793]" calcext:value-type="string">
            <text:p>[0,791;0,793]</text:p>
          </table:table-cell>
          <table:table-cell table:style-name="ce158" table:formula="of:=[$V_025.D26]" office:value-type="float" office:value="0.878601604388088" calcext:value-type="float">
            <text:p>0,879</text:p>
          </table:table-cell>
          <table:table-cell table:style-name="ce160" table:formula="of:=COM.MICROSOFT.CONCAT(&quot;[&quot; ; TEXT([.F26]-[$V_025.P26];&quot;0,000&quot;) ; &quot;;&quot;  ; TEXT([.F26]+[$V_025.P26];&quot;0,000&quot;) ; &quot;]&quot; )" office:value-type="string" office:string-value="[0,878;0,880]" calcext:value-type="string">
            <text:p>[0,878;0,880]</text:p>
          </table:table-cell>
          <table:table-cell table:style-name="ce153" table:formula="of:=[$V_025.E26]" office:value-type="float" office:value="0.851686351318173" calcext:value-type="float">
            <text:p>0,852</text:p>
          </table:table-cell>
          <table:table-cell table:style-name="ce155" table:formula="of:=COM.MICROSOFT.CONCAT(&quot;[&quot; ; TEXT([.H26]-[$V_025.Q26];&quot;0,000&quot;) ; &quot;;&quot;  ; TEXT([.H26]+[$V_025.Q26];&quot;0,000&quot;) ; &quot;]&quot; )" office:value-type="string" office:string-value="[0,851;0,853]" calcext:value-type="string">
            <text:p>[0,851;0,853]</text:p>
          </table:table-cell>
          <table:table-cell table:style-name="ce16"/>
          <table:table-cell table:style-name="ce163" office:value-type="string" calcext:value-type="string">
            <text:p>C013</text:p>
          </table:table-cell>
          <table:table-cell table:style-name="ce164" table:formula="of:=100*([.D26]-[.$B26])/[.$B26]" office:value-type="float" office:value="23.8990261949802" calcext:value-type="float">
            <text:p>23,9</text:p>
          </table:table-cell>
          <table:table-cell table:style-name="ce154" table:formula="of:=COM.MICROSOFT.CONCAT(&quot;[&quot; ; TEXT([.L26]-[.S26];&quot;0,0&quot;) ; &quot;;&quot;  ; TEXT( [.L26]+[.S26];&quot;0,0&quot;) ; &quot;]&quot; )" office:value-type="string" office:string-value="[23,7;24,1]" calcext:value-type="string">
            <text:p>[23,7;24,1]</text:p>
          </table:table-cell>
          <table:table-cell table:style-name="ce165" table:formula="of:=100*([.F26]-[.$B26])/[.$B26]" office:value-type="float" office:value="37.4250828803368" calcext:value-type="float">
            <text:p>37,4</text:p>
          </table:table-cell>
          <table:table-cell table:style-name="ce159" table:formula="of:=COM.MICROSOFT.CONCAT(&quot;[&quot; ; TEXT([.N26]-[.T26];&quot;0,0&quot;) ; &quot;;&quot;  ; TEXT( [.N26]+[.T26];&quot;0,0&quot;) ; &quot;]&quot; )" office:value-type="string" office:string-value="[37,2;37,7]" calcext:value-type="string">
            <text:p>[37,2;37,7]</text:p>
          </table:table-cell>
          <table:table-cell table:style-name="ce164" table:formula="of:=100*([.H26]-[.$B26])/[.$B26]" office:value-type="float" office:value="33.2151760631799" calcext:value-type="float">
            <text:p>33,2</text:p>
          </table:table-cell>
          <table:table-cell table:style-name="ce154" table:formula="of:=COM.MICROSOFT.CONCAT(&quot;[&quot; ; TEXT([.P26]-[.U26];&quot;0,0&quot;) ; &quot;;&quot;  ; TEXT( [.P26]+[.U26];&quot;0,0&quot;) ; &quot;]&quot; )" office:value-type="string" office:string-value="[32,9;33,5]" calcext:value-type="string">
            <text:p>[32,9;33,5]</text:p>
          </table:table-cell>
          <table:table-cell table:style-name="ce16"/>
          <table:table-cell table:style-name="ce166" table:formula="of:=100*( ( ([.D26]-[.$B26])*[$V_025.N26]+[.$B26]*([$V_025.O26]+[$V_025.$N26])) / [.$B26]^2  )" office:value-type="float" office:value="0.195162847269017" calcext:value-type="float">
            <text:p>0,20</text:p>
          </table:table-cell>
          <table:table-cell table:style-name="ce166" table:formula="of:=100*( ( ([.F26]-[.$B26])*[$V_025.O26]+[.$B26]*([$V_025.P26]+[$V_025.$N26])) / [.$B26]^2  )" office:value-type="float" office:value="0.251655010768733" calcext:value-type="float">
            <text:p>0,25</text:p>
          </table:table-cell>
          <table:table-cell table:style-name="ce166" table:formula="of:=100*( ( ([.H26]-[.$B26])*[$V_025.P26]+[.$B26]*([$V_025.Q26]+[$V_025.$N26])) / [.$B26]^2  )" office:value-type="float" office:value="0.27850961435439" calcext:value-type="float">
            <text:p>0,28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50" office:value-type="string" calcext:value-type="string">
            <text:p>C015</text:p>
          </table:table-cell>
          <table:table-cell table:style-name="ce153" table:formula="of:=[$V_025.B27]" office:value-type="float" office:value="0.450498127423062" calcext:value-type="float">
            <text:p>0,450</text:p>
          </table:table-cell>
          <table:table-cell table:style-name="ce156" table:formula="of:=COM.MICROSOFT.CONCAT(&quot;[&quot; ; TEXT([.B27]-[$V_025.N27];&quot;0,000&quot;) ; &quot;;&quot;  ; TEXT( [.B27]+[$V_025.N27];&quot;0,000&quot;) ; &quot;]&quot; )" office:value-type="string" office:string-value="[0,450;0,451]" calcext:value-type="string">
            <text:p>[0,450;0,451]</text:p>
          </table:table-cell>
          <table:table-cell table:style-name="ce153" table:formula="of:=[$V_025.C27]" office:value-type="float" office:value="0.698404750601249" calcext:value-type="float">
            <text:p>0,698</text:p>
          </table:table-cell>
          <table:table-cell table:style-name="ce156" table:formula="of:=COM.MICROSOFT.CONCAT(&quot;[&quot; ; TEXT([.D27]-[$V_025.O27];&quot;0,000&quot;) ; &quot;;&quot;  ; TEXT([.D27]+[$V_025.O27];&quot;0,000&quot;) ; &quot;]&quot; )" office:value-type="string" office:string-value="[0,695;0,702]" calcext:value-type="string">
            <text:p>[0,695;0,702]</text:p>
          </table:table-cell>
          <table:table-cell table:style-name="ce158" table:formula="of:=[$V_025.D27]" office:value-type="float" office:value="0.792034674596092" calcext:value-type="float">
            <text:p>0,792</text:p>
          </table:table-cell>
          <table:table-cell table:style-name="ce161" table:formula="of:=COM.MICROSOFT.CONCAT(&quot;[&quot; ; TEXT([.F27]-[$V_025.P27];&quot;0,000&quot;) ; &quot;;&quot;  ; TEXT([.F27]+[$V_025.P27];&quot;0,000&quot;) ; &quot;]&quot; )" office:value-type="string" office:string-value="[0,790;0,794]" calcext:value-type="string">
            <text:p>[0,790;0,794]</text:p>
          </table:table-cell>
          <table:table-cell table:style-name="ce153" table:formula="of:=[$V_025.E27]" office:value-type="float" office:value="0.756183243414189" calcext:value-type="float">
            <text:p>0,756</text:p>
          </table:table-cell>
          <table:table-cell table:style-name="ce156" table:formula="of:=COM.MICROSOFT.CONCAT(&quot;[&quot; ; TEXT([.H27]-[$V_025.Q27];&quot;0,000&quot;) ; &quot;;&quot;  ; TEXT([.H27]+[$V_025.Q27];&quot;0,000&quot;) ; &quot;]&quot; )" office:value-type="string" office:string-value="[0,753;0,760]" calcext:value-type="string">
            <text:p>[0,753;0,760]</text:p>
          </table:table-cell>
          <table:table-cell table:style-name="ce16"/>
          <table:table-cell table:style-name="ce163" office:value-type="string" calcext:value-type="string">
            <text:p>C015</text:p>
          </table:table-cell>
          <table:table-cell table:style-name="ce164" table:formula="of:=100*([.D27]-[.$B27])/[.$B27]" office:value-type="float" office:value="55.0294458705661" calcext:value-type="float">
            <text:p>55,0</text:p>
          </table:table-cell>
          <table:table-cell table:style-name="ce154" table:formula="of:=COM.MICROSOFT.CONCAT(&quot;[&quot; ; TEXT([.L27]-[.S27];&quot;0,0&quot;) ; &quot;;&quot;  ; TEXT( [.L27]+[.S27];&quot;0,0&quot;) ; &quot;]&quot; )" office:value-type="string" office:string-value="[54,1;55,9]" calcext:value-type="string">
            <text:p>[54,1;55,9]</text:p>
          </table:table-cell>
          <table:table-cell table:style-name="ce165" table:formula="of:=100*([.F27]-[.$B27])/[.$B27]" office:value-type="float" office:value="75.8130891967713" calcext:value-type="float">
            <text:p>75,8</text:p>
          </table:table-cell>
          <table:table-cell table:style-name="ce159" table:formula="of:=COM.MICROSOFT.CONCAT(&quot;[&quot; ; TEXT([.N27]-[.T27];&quot;0,0&quot;) ; &quot;;&quot;  ; TEXT( [.N27]+[.T27];&quot;0,0&quot;) ; &quot;]&quot; )" office:value-type="string" office:string-value="[74,7;77,0]" calcext:value-type="string">
            <text:p>[74,7;77,0]</text:p>
          </table:table-cell>
          <table:table-cell table:style-name="ce164" table:formula="of:=100*([.H27]-[.$B27])/[.$B27]" office:value-type="float" office:value="67.8549137905871" calcext:value-type="float">
            <text:p>67,9</text:p>
          </table:table-cell>
          <table:table-cell table:style-name="ce154" table:formula="of:=COM.MICROSOFT.CONCAT(&quot;[&quot; ; TEXT([.P27]-[.U27];&quot;0,0&quot;) ; &quot;;&quot;  ; TEXT( [.P27]+[.U27];&quot;0,0&quot;) ; &quot;]&quot; )" office:value-type="string" office:string-value="[66,6;69,1]" calcext:value-type="string">
            <text:p>[66,6;69,1]</text:p>
          </table:table-cell>
          <table:table-cell table:style-name="ce16"/>
          <table:table-cell table:style-name="ce166" table:formula="of:=100*( ( ([.D27]-[.$B27])*[$V_025.N27]+[.$B27]*([$V_025.O27]+[$V_025.$N27])) / [.$B27]^2  )" office:value-type="float" office:value="0.89392447831802" calcext:value-type="float">
            <text:p>0,89</text:p>
          </table:table-cell>
          <table:table-cell table:style-name="ce166" table:formula="of:=100*( ( ([.F27]-[.$B27])*[$V_025.O27]+[.$B27]*([$V_025.P27]+[$V_025.$N27])) / [.$B27]^2  )" office:value-type="float" office:value="1.1401616860366" calcext:value-type="float">
            <text:p>1,14</text:p>
          </table:table-cell>
          <table:table-cell table:style-name="ce166" table:formula="of:=100*( ( ([.H27]-[.$B27])*[$V_025.P27]+[.$B27]*([$V_025.Q27]+[$V_025.$N27])) / [.$B27]^2  )" office:value-type="float" office:value="1.22069425386352" calcext:value-type="float">
            <text:p>1,22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50" office:value-type="string" calcext:value-type="string">
            <text:p>C016</text:p>
          </table:table-cell>
          <table:table-cell table:style-name="ce153" table:formula="of:=[$V_025.B28]" office:value-type="float" office:value="0.762694529436069" calcext:value-type="float">
            <text:p>0,763</text:p>
          </table:table-cell>
          <table:table-cell table:style-name="ce155" table:formula="of:=COM.MICROSOFT.CONCAT(&quot;[&quot; ; TEXT([.B28]-[$V_025.N28];&quot;0,000&quot;) ; &quot;;&quot;  ; TEXT( [.B28]+[$V_025.N28];&quot;0,000&quot;) ; &quot;]&quot; )" office:value-type="string" office:string-value="[0,762;0,763]" calcext:value-type="string">
            <text:p>[0,762;0,763]</text:p>
          </table:table-cell>
          <table:table-cell table:style-name="ce153" table:formula="of:=[$V_025.C28]" office:value-type="float" office:value="0.867519860040797" calcext:value-type="float">
            <text:p>0,868</text:p>
          </table:table-cell>
          <table:table-cell table:style-name="ce155" table:formula="of:=COM.MICROSOFT.CONCAT(&quot;[&quot; ; TEXT([.D28]-[$V_025.O28];&quot;0,000&quot;) ; &quot;;&quot;  ; TEXT([.D28]+[$V_025.O28];&quot;0,000&quot;) ; &quot;]&quot; )" office:value-type="string" office:string-value="[0,867;0,868]" calcext:value-type="string">
            <text:p>[0,867;0,868]</text:p>
          </table:table-cell>
          <table:table-cell table:style-name="ce158" table:formula="of:=[$V_025.D28]" office:value-type="float" office:value="0.923060221019996" calcext:value-type="float">
            <text:p>0,923</text:p>
          </table:table-cell>
          <table:table-cell table:style-name="ce160" table:formula="of:=COM.MICROSOFT.CONCAT(&quot;[&quot; ; TEXT([.F28]-[$V_025.P28];&quot;0,000&quot;) ; &quot;;&quot;  ; TEXT([.F28]+[$V_025.P28];&quot;0,000&quot;) ; &quot;]&quot; )" office:value-type="string" office:string-value="[0,923;0,923]" calcext:value-type="string">
            <text:p>[0,923;0,923]</text:p>
          </table:table-cell>
          <table:table-cell table:style-name="ce153" table:formula="of:=[$V_025.E28]" office:value-type="float" office:value="0.908172182730739" calcext:value-type="float">
            <text:p>0,908</text:p>
          </table:table-cell>
          <table:table-cell table:style-name="ce155" table:formula="of:=COM.MICROSOFT.CONCAT(&quot;[&quot; ; TEXT([.H28]-[$V_025.Q28];&quot;0,000&quot;) ; &quot;;&quot;  ; TEXT([.H28]+[$V_025.Q28];&quot;0,000&quot;) ; &quot;]&quot; )" office:value-type="string" office:string-value="[0,908;0,909]" calcext:value-type="string">
            <text:p>[0,908;0,909]</text:p>
          </table:table-cell>
          <table:table-cell table:style-name="ce16"/>
          <table:table-cell table:style-name="ce163" office:value-type="string" calcext:value-type="string">
            <text:p>C016</text:p>
          </table:table-cell>
          <table:table-cell table:style-name="ce164" table:formula="of:=100*([.D28]-[.$B28])/[.$B28]" office:value-type="float" office:value="13.7440779445784" calcext:value-type="float">
            <text:p>13,7</text:p>
          </table:table-cell>
          <table:table-cell table:style-name="ce154" table:formula="of:=COM.MICROSOFT.CONCAT(&quot;[&quot; ; TEXT([.L28]-[.S28];&quot;0,0&quot;) ; &quot;;&quot;  ; TEXT( [.L28]+[.S28];&quot;0,0&quot;) ; &quot;]&quot; )" office:value-type="string" office:string-value="[13,6;13,8]" calcext:value-type="string">
            <text:p>[13,6;13,8]</text:p>
          </table:table-cell>
          <table:table-cell table:style-name="ce165" table:formula="of:=100*([.F28]-[.$B28])/[.$B28]" office:value-type="float" office:value="21.0262018927159" calcext:value-type="float">
            <text:p>21,0</text:p>
          </table:table-cell>
          <table:table-cell table:style-name="ce159" table:formula="of:=COM.MICROSOFT.CONCAT(&quot;[&quot; ; TEXT([.N28]-[.T28];&quot;0,0&quot;) ; &quot;;&quot;  ; TEXT( [.N28]+[.T28];&quot;0,0&quot;) ; &quot;]&quot; )" office:value-type="string" office:string-value="[20,9;21,1]" calcext:value-type="string">
            <text:p>[20,9;21,1]</text:p>
          </table:table-cell>
          <table:table-cell table:style-name="ce164" table:formula="of:=100*([.H28]-[.$B28])/[.$B28]" office:value-type="float" office:value="19.0741702844303" calcext:value-type="float">
            <text:p>19,1</text:p>
          </table:table-cell>
          <table:table-cell table:style-name="ce154" table:formula="of:=COM.MICROSOFT.CONCAT(&quot;[&quot; ; TEXT([.P28]-[.U28];&quot;0,0&quot;) ; &quot;;&quot;  ; TEXT( [.P28]+[.U28];&quot;0,0&quot;) ; &quot;]&quot; )" office:value-type="string" office:string-value="[19,0;19,2]" calcext:value-type="string">
            <text:p>[19,0;19,2]</text:p>
          </table:table-cell>
          <table:table-cell table:style-name="ce16"/>
          <table:table-cell table:style-name="ce166" table:formula="of:=100*( ( ([.D28]-[.$B28])*[$V_025.N28]+[.$B28]*([$V_025.O28]+[$V_025.$N28])) / [.$B28]^2  )" office:value-type="float" office:value="0.104580924589949" calcext:value-type="float">
            <text:p>0,10</text:p>
          </table:table-cell>
          <table:table-cell table:style-name="ce166" table:formula="of:=100*( ( ([.F28]-[.$B28])*[$V_025.O28]+[.$B28]*([$V_025.P28]+[$V_025.$N28])) / [.$B28]^2  )" office:value-type="float" office:value="0.115813834841187" calcext:value-type="float">
            <text:p>0,12</text:p>
          </table:table-cell>
          <table:table-cell table:style-name="ce166" table:formula="of:=100*( ( ([.H28]-[.$B28])*[$V_025.P28]+[.$B28]*([$V_025.Q28]+[$V_025.$N28])) / [.$B28]^2  )" office:value-type="float" office:value="0.120257744621224" calcext:value-type="float">
            <text:p>0,12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50" office:value-type="string" calcext:value-type="string">
            <text:p>C017</text:p>
          </table:table-cell>
          <table:table-cell table:style-name="ce153" table:formula="of:=[$V_025.B29]" office:value-type="float" office:value="0.55550047611941" calcext:value-type="float">
            <text:p>0,556</text:p>
          </table:table-cell>
          <table:table-cell table:style-name="ce155" table:formula="of:=COM.MICROSOFT.CONCAT(&quot;[&quot; ; TEXT([.B29]-[$V_025.N29];&quot;0,000&quot;) ; &quot;;&quot;  ; TEXT( [.B29]+[$V_025.N29];&quot;0,000&quot;) ; &quot;]&quot; )" office:value-type="string" office:string-value="[0,555;0,556]" calcext:value-type="string">
            <text:p>[0,555;0,556]</text:p>
          </table:table-cell>
          <table:table-cell table:style-name="ce153" table:formula="of:=[$V_025.C29]" office:value-type="float" office:value="0.698063678755114" calcext:value-type="float">
            <text:p>0,698</text:p>
          </table:table-cell>
          <table:table-cell table:style-name="ce155" table:formula="of:=COM.MICROSOFT.CONCAT(&quot;[&quot; ; TEXT([.D29]-[$V_025.O29];&quot;0,000&quot;) ; &quot;;&quot;  ; TEXT([.D29]+[$V_025.O29];&quot;0,000&quot;) ; &quot;]&quot; )" office:value-type="string" office:string-value="[0,695;0,701]" calcext:value-type="string">
            <text:p>[0,695;0,701]</text:p>
          </table:table-cell>
          <table:table-cell table:style-name="ce158" table:formula="of:=[$V_025.D29]" office:value-type="float" office:value="0.782274822385113" calcext:value-type="float">
            <text:p>0,782</text:p>
          </table:table-cell>
          <table:table-cell table:style-name="ce160" table:formula="of:=COM.MICROSOFT.CONCAT(&quot;[&quot; ; TEXT([.F29]-[$V_025.P29];&quot;0,000&quot;) ; &quot;;&quot;  ; TEXT([.F29]+[$V_025.P29];&quot;0,000&quot;) ; &quot;]&quot; )" office:value-type="string" office:string-value="[0,781;0,784]" calcext:value-type="string">
            <text:p>[0,781;0,784]</text:p>
          </table:table-cell>
          <table:table-cell table:style-name="ce153" table:formula="of:=[$V_025.E29]" office:value-type="float" office:value="0.70618904062234" calcext:value-type="float">
            <text:p>0,706</text:p>
          </table:table-cell>
          <table:table-cell table:style-name="ce155" table:formula="of:=COM.MICROSOFT.CONCAT(&quot;[&quot; ; TEXT([.H29]-[$V_025.Q29];&quot;0,000&quot;) ; &quot;;&quot;  ; TEXT([.H29]+[$V_025.Q29];&quot;0,000&quot;) ; &quot;]&quot; )" office:value-type="string" office:string-value="[0,704;0,708]" calcext:value-type="string">
            <text:p>[0,704;0,708]</text:p>
          </table:table-cell>
          <table:table-cell table:style-name="ce16"/>
          <table:table-cell table:style-name="ce163" office:value-type="string" calcext:value-type="string">
            <text:p>C017</text:p>
          </table:table-cell>
          <table:table-cell table:style-name="ce164" table:formula="of:=100*([.D29]-[.$B29])/[.$B29]" office:value-type="float" office:value="25.6639208721505" calcext:value-type="float">
            <text:p>25,7</text:p>
          </table:table-cell>
          <table:table-cell table:style-name="ce154" table:formula="of:=COM.MICROSOFT.CONCAT(&quot;[&quot; ; TEXT([.L29]-[.S29];&quot;0,0&quot;) ; &quot;;&quot;  ; TEXT( [.L29]+[.S29];&quot;0,0&quot;) ; &quot;]&quot; )" office:value-type="string" office:string-value="[25,0;26,4]" calcext:value-type="string">
            <text:p>[25,0;26,4]</text:p>
          </table:table-cell>
          <table:table-cell table:style-name="ce165" table:formula="of:=100*([.F29]-[.$B29])/[.$B29]" office:value-type="float" office:value="40.823429684506" calcext:value-type="float">
            <text:p>40,8</text:p>
          </table:table-cell>
          <table:table-cell table:style-name="ce159" table:formula="of:=COM.MICROSOFT.CONCAT(&quot;[&quot; ; TEXT([.N29]-[.T29];&quot;0,0&quot;) ; &quot;;&quot;  ; TEXT( [.N29]+[.T29];&quot;0,0&quot;) ; &quot;]&quot; )" office:value-type="string" office:string-value="[40,2;41,5]" calcext:value-type="string">
            <text:p>[40,2;41,5]</text:p>
          </table:table-cell>
          <table:table-cell table:style-name="ce164" table:formula="of:=100*([.H29]-[.$B29])/[.$B29]" office:value-type="float" office:value="27.126631025702" calcext:value-type="float">
            <text:p>27,1</text:p>
          </table:table-cell>
          <table:table-cell table:style-name="ce154" table:formula="of:=COM.MICROSOFT.CONCAT(&quot;[&quot; ; TEXT([.P29]-[.U29];&quot;0,0&quot;) ; &quot;;&quot;  ; TEXT( [.P29]+[.U29];&quot;0,0&quot;) ; &quot;]&quot; )" office:value-type="string" office:string-value="[26,6;27,6]" calcext:value-type="string">
            <text:p>[26,6;27,6]</text:p>
          </table:table-cell>
          <table:table-cell table:style-name="ce16"/>
          <table:table-cell table:style-name="ce166" table:formula="of:=100*( ( ([.D29]-[.$B29])*[$V_025.N29]+[.$B29]*([$V_025.O29]+[$V_025.$N29])) / [.$B29]^2  )" office:value-type="float" office:value="0.694180539304462" calcext:value-type="float">
            <text:p>0,69</text:p>
          </table:table-cell>
          <table:table-cell table:style-name="ce166" table:formula="of:=100*( ( ([.F29]-[.$B29])*[$V_025.O29]+[.$B29]*([$V_025.P29]+[$V_025.$N29])) / [.$B29]^2  )" office:value-type="float" office:value="0.627709951376826" calcext:value-type="float">
            <text:p>0,63</text:p>
          </table:table-cell>
          <table:table-cell table:style-name="ce166" table:formula="of:=100*( ( ([.H29]-[.$B29])*[$V_025.P29]+[.$B29]*([$V_025.Q29]+[$V_025.$N29])) / [.$B29]^2  )" office:value-type="float" office:value="0.485290357984931" calcext:value-type="float">
            <text:p>0,49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50" office:value-type="string" calcext:value-type="string">
            <text:p>C019</text:p>
          </table:table-cell>
          <table:table-cell table:style-name="ce153" table:formula="of:=[$V_025.B30]" office:value-type="float" office:value="0.802211965744154" calcext:value-type="float">
            <text:p>0,802</text:p>
          </table:table-cell>
          <table:table-cell table:style-name="ce155" table:formula="of:=COM.MICROSOFT.CONCAT(&quot;[&quot; ; TEXT([.B30]-[$V_025.N30];&quot;0,000&quot;) ; &quot;;&quot;  ; TEXT( [.B30]+[$V_025.N30];&quot;0,000&quot;) ; &quot;]&quot; )" office:value-type="string" office:string-value="[0,802;0,803]" calcext:value-type="string">
            <text:p>[0,802;0,803]</text:p>
          </table:table-cell>
          <table:table-cell table:style-name="ce153" table:formula="of:=[$V_025.C30]" office:value-type="float" office:value="0.859837120315095" calcext:value-type="float">
            <text:p>0,860</text:p>
          </table:table-cell>
          <table:table-cell table:style-name="ce155" table:formula="of:=COM.MICROSOFT.CONCAT(&quot;[&quot; ; TEXT([.D30]-[$V_025.O30];&quot;0,000&quot;) ; &quot;;&quot;  ; TEXT([.D30]+[$V_025.O30];&quot;0,000&quot;) ; &quot;]&quot; )" office:value-type="string" office:string-value="[0,859;0,860]" calcext:value-type="string">
            <text:p>[0,859;0,860]</text:p>
          </table:table-cell>
          <table:table-cell table:style-name="ce158" table:formula="of:=[$V_025.D30]" office:value-type="float" office:value="0.909713118809817" calcext:value-type="float">
            <text:p>0,910</text:p>
          </table:table-cell>
          <table:table-cell table:style-name="ce160" table:formula="of:=COM.MICROSOFT.CONCAT(&quot;[&quot; ; TEXT([.F30]-[$V_025.P30];&quot;0,000&quot;) ; &quot;;&quot;  ; TEXT([.F30]+[$V_025.P30];&quot;0,000&quot;) ; &quot;]&quot; )" office:value-type="string" office:string-value="[0,909;0,910]" calcext:value-type="string">
            <text:p>[0,909;0,910]</text:p>
          </table:table-cell>
          <table:table-cell table:style-name="ce153" table:formula="of:=[$V_025.E30]" office:value-type="float" office:value="0.885883116596805" calcext:value-type="float">
            <text:p>0,886</text:p>
          </table:table-cell>
          <table:table-cell table:style-name="ce155" table:formula="of:=COM.MICROSOFT.CONCAT(&quot;[&quot; ; TEXT([.H30]-[$V_025.Q30];&quot;0,000&quot;) ; &quot;;&quot;  ; TEXT([.H30]+[$V_025.Q30];&quot;0,000&quot;) ; &quot;]&quot; )" office:value-type="string" office:string-value="[0,885;0,887]" calcext:value-type="string">
            <text:p>[0,885;0,887]</text:p>
          </table:table-cell>
          <table:table-cell table:style-name="ce16"/>
          <table:table-cell table:style-name="ce163" office:value-type="string" calcext:value-type="string">
            <text:p>C019</text:p>
          </table:table-cell>
          <table:table-cell table:style-name="ce164" table:formula="of:=100*([.D30]-[.$B30])/[.$B30]" office:value-type="float" office:value="7.18328285186896" calcext:value-type="float">
            <text:p>7,2</text:p>
          </table:table-cell>
          <table:table-cell table:style-name="ce154" table:formula="of:=COM.MICROSOFT.CONCAT(&quot;[&quot; ; TEXT([.L30]-[.S30];&quot;0,0&quot;) ; &quot;;&quot;  ; TEXT( [.L30]+[.S30];&quot;0,0&quot;) ; &quot;]&quot; )" office:value-type="string" office:string-value="[7,1;7,3]" calcext:value-type="string">
            <text:p>[7,1;7,3]</text:p>
          </table:table-cell>
          <table:table-cell table:style-name="ce165" table:formula="of:=100*([.F30]-[.$B30])/[.$B30]" office:value-type="float" office:value="13.4005920699451" calcext:value-type="float">
            <text:p>13,4</text:p>
          </table:table-cell>
          <table:table-cell table:style-name="ce159" table:formula="of:=COM.MICROSOFT.CONCAT(&quot;[&quot; ; TEXT([.N30]-[.T30];&quot;0,0&quot;) ; &quot;;&quot;  ; TEXT( [.N30]+[.T30];&quot;0,0&quot;) ; &quot;]&quot; )" office:value-type="string" office:string-value="[13,3;13,5]" calcext:value-type="string">
            <text:p>[13,3;13,5]</text:p>
          </table:table-cell>
          <table:table-cell table:style-name="ce164" table:formula="of:=100*([.H30]-[.$B30])/[.$B30]" office:value-type="float" office:value="10.4300552005648" calcext:value-type="float">
            <text:p>10,4</text:p>
          </table:table-cell>
          <table:table-cell table:style-name="ce154" table:formula="of:=COM.MICROSOFT.CONCAT(&quot;[&quot; ; TEXT([.P30]-[.U30];&quot;0,0&quot;) ; &quot;;&quot;  ; TEXT( [.P30]+[.U30];&quot;0,0&quot;) ; &quot;]&quot; )" office:value-type="string" office:string-value="[10,3;10,6]" calcext:value-type="string">
            <text:p>[10,3;10,6]</text:p>
          </table:table-cell>
          <table:table-cell table:style-name="ce16"/>
          <table:table-cell table:style-name="ce166" table:formula="of:=100*( ( ([.D30]-[.$B30])*[$V_025.N30]+[.$B30]*([$V_025.O30]+[$V_025.$N30])) / [.$B30]^2  )" office:value-type="float" office:value="0.10909684168855" calcext:value-type="float">
            <text:p>0,11</text:p>
          </table:table-cell>
          <table:table-cell table:style-name="ce166" table:formula="of:=100*( ( ([.F30]-[.$B30])*[$V_025.O30]+[.$B30]*([$V_025.P30]+[$V_025.$N30])) / [.$B30]^2  )" office:value-type="float" office:value="0.117724566517869" calcext:value-type="float">
            <text:p>0,12</text:p>
          </table:table-cell>
          <table:table-cell table:style-name="ce166" table:formula="of:=100*( ( ([.H30]-[.$B30])*[$V_025.P30]+[.$B30]*([$V_025.Q30]+[$V_025.$N30])) / [.$B30]^2  )" office:value-type="float" office:value="0.130720931663145" calcext:value-type="float">
            <text:p>0,13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50" office:value-type="string" calcext:value-type="string">
            <text:p>C024</text:p>
          </table:table-cell>
          <table:table-cell table:style-name="ce153" table:formula="of:=[$V_025.B31]" office:value-type="float" office:value="0.667273109989889" calcext:value-type="float">
            <text:p>0,667</text:p>
          </table:table-cell>
          <table:table-cell table:style-name="ce155" table:formula="of:=COM.MICROSOFT.CONCAT(&quot;[&quot; ; TEXT([.B31]-[$V_025.N31];&quot;0,000&quot;) ; &quot;;&quot;  ; TEXT( [.B31]+[$V_025.N31];&quot;0,000&quot;) ; &quot;]&quot; )" office:value-type="string" office:string-value="[0,667;0,668]" calcext:value-type="string">
            <text:p>[0,667;0,668]</text:p>
          </table:table-cell>
          <table:table-cell table:style-name="ce153" table:formula="of:=[$V_025.C31]" office:value-type="float" office:value="0.781001509026986" calcext:value-type="float">
            <text:p>0,781</text:p>
          </table:table-cell>
          <table:table-cell table:style-name="ce155" table:formula="of:=COM.MICROSOFT.CONCAT(&quot;[&quot; ; TEXT([.D31]-[$V_025.O31];&quot;0,000&quot;) ; &quot;;&quot;  ; TEXT([.D31]+[$V_025.O31];&quot;0,000&quot;) ; &quot;]&quot; )" office:value-type="string" office:string-value="[0,780;0,782]" calcext:value-type="string">
            <text:p>[0,780;0,782]</text:p>
          </table:table-cell>
          <table:table-cell table:style-name="ce158" table:formula="of:=[$V_025.D31]" office:value-type="float" office:value="0.844080673356285" calcext:value-type="float">
            <text:p>0,844</text:p>
          </table:table-cell>
          <table:table-cell table:style-name="ce160" table:formula="of:=COM.MICROSOFT.CONCAT(&quot;[&quot; ; TEXT([.F31]-[$V_025.P31];&quot;0,000&quot;) ; &quot;;&quot;  ; TEXT([.F31]+[$V_025.P31];&quot;0,000&quot;) ; &quot;]&quot; )" office:value-type="string" office:string-value="[0,843;0,845]" calcext:value-type="string">
            <text:p>[0,843;0,845]</text:p>
          </table:table-cell>
          <table:table-cell table:style-name="ce153" table:formula="of:=[$V_025.E31]" office:value-type="float" office:value="0.806785070413392" calcext:value-type="float">
            <text:p>0,807</text:p>
          </table:table-cell>
          <table:table-cell table:style-name="ce155" table:formula="of:=COM.MICROSOFT.CONCAT(&quot;[&quot; ; TEXT([.H31]-[$V_025.Q31];&quot;0,000&quot;) ; &quot;;&quot;  ; TEXT([.H31]+[$V_025.Q31];&quot;0,000&quot;) ; &quot;]&quot; )" office:value-type="string" office:string-value="[0,806;0,808]" calcext:value-type="string">
            <text:p>[0,806;0,808]</text:p>
          </table:table-cell>
          <table:table-cell table:style-name="ce16"/>
          <table:table-cell table:style-name="ce163" office:value-type="string" calcext:value-type="string">
            <text:p>C024</text:p>
          </table:table-cell>
          <table:table-cell table:style-name="ce164" table:formula="of:=100*([.D31]-[.$B31])/[.$B31]" office:value-type="float" office:value="17.0437557477508" calcext:value-type="float">
            <text:p>17,0</text:p>
          </table:table-cell>
          <table:table-cell table:style-name="ce154" table:formula="of:=COM.MICROSOFT.CONCAT(&quot;[&quot; ; TEXT([.L31]-[.S31];&quot;0,0&quot;) ; &quot;;&quot;  ; TEXT( [.L31]+[.S31];&quot;0,0&quot;) ; &quot;]&quot; )" office:value-type="string" office:string-value="[16,9;17,2]" calcext:value-type="string">
            <text:p>[16,9;17,2]</text:p>
          </table:table-cell>
          <table:table-cell table:style-name="ce165" table:formula="of:=100*([.F31]-[.$B31])/[.$B31]" office:value-type="float" office:value="26.4970310835806" calcext:value-type="float">
            <text:p>26,5</text:p>
          </table:table-cell>
          <table:table-cell table:style-name="ce159" table:formula="of:=COM.MICROSOFT.CONCAT(&quot;[&quot; ; TEXT([.N31]-[.T31];&quot;0,0&quot;) ; &quot;;&quot;  ; TEXT( [.N31]+[.T31];&quot;0,0&quot;) ; &quot;]&quot; )" office:value-type="string" office:string-value="[26,3;26,7]" calcext:value-type="string">
            <text:p>[26,3;26,7]</text:p>
          </table:table-cell>
          <table:table-cell table:style-name="ce164" table:formula="of:=100*([.H31]-[.$B31])/[.$B31]" office:value-type="float" office:value="20.9077749927038" calcext:value-type="float">
            <text:p>20,9</text:p>
          </table:table-cell>
          <table:table-cell table:style-name="ce154" table:formula="of:=COM.MICROSOFT.CONCAT(&quot;[&quot; ; TEXT([.P31]-[.U31];&quot;0,0&quot;) ; &quot;;&quot;  ; TEXT( [.P31]+[.U31];&quot;0,0&quot;) ; &quot;]&quot; )" office:value-type="string" office:string-value="[20,7;21,1]" calcext:value-type="string">
            <text:p>[20,7;21,1]</text:p>
          </table:table-cell>
          <table:table-cell table:style-name="ce16"/>
          <table:table-cell table:style-name="ce166" table:formula="of:=100*( ( ([.D31]-[.$B31])*[$V_025.N31]+[.$B31]*([$V_025.O31]+[$V_025.$N31])) / [.$B31]^2  )" office:value-type="float" office:value="0.180951342524327" calcext:value-type="float">
            <text:p>0,18</text:p>
          </table:table-cell>
          <table:table-cell table:style-name="ce166" table:formula="of:=100*( ( ([.F31]-[.$B31])*[$V_025.O31]+[.$B31]*([$V_025.P31]+[$V_025.$N31])) / [.$B31]^2  )" office:value-type="float" office:value="0.220811128569334" calcext:value-type="float">
            <text:p>0,22</text:p>
          </table:table-cell>
          <table:table-cell table:style-name="ce166" table:formula="of:=100*( ( ([.H31]-[.$B31])*[$V_025.P31]+[.$B31]*([$V_025.Q31]+[$V_025.$N31])) / [.$B31]^2  )" office:value-type="float" office:value="0.202720980461819" calcext:value-type="float">
            <text:p>0,20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9" office:value-type="string" calcext:value-type="string">
            <text:p>Média</text:p>
          </table:table-cell>
          <table:table-cell table:style-name="ce26" table:formula="of:=[$V_025.B32]" office:value-type="float" office:value="0.628706086188857" calcext:value-type="float">
            <text:p>0,629</text:p>
          </table:table-cell>
          <table:table-cell table:style-name="ce44" table:formula="of:=COM.MICROSOFT.CONCAT(&quot;[&quot; ; TEXT([.B32]-[$V_025.N32];&quot;0,000&quot;) ; &quot;;&quot;  ; TEXT( [.B32]+[$V_025.N32];&quot;0,000&quot;) ; &quot;]&quot; )" office:value-type="string" office:string-value="[0,628;0,629]" calcext:value-type="string">
            <text:p>[0,628;0,629]</text:p>
          </table:table-cell>
          <table:table-cell table:style-name="ce26" table:formula="of:=[$V_025.C32]" office:value-type="float" office:value="0.782882313260457" calcext:value-type="float">
            <text:p>0,783</text:p>
          </table:table-cell>
          <table:table-cell table:style-name="ce44" table:formula="of:=COM.MICROSOFT.CONCAT(&quot;[&quot; ; TEXT([.D32]-[$V_025.O32];&quot;0,000&quot;) ; &quot;;&quot;  ; TEXT( [.D32]+[$V_025.O32];&quot;0,000&quot;) ; &quot;]&quot; )" office:value-type="string" office:string-value="[0,782;0,784]" calcext:value-type="string">
            <text:p>[0,782;0,784]</text:p>
          </table:table-cell>
          <table:table-cell table:style-name="ce64" table:formula="of:=[$V_025.D32]" office:value-type="float" office:value="0.860939782254414" calcext:value-type="float">
            <text:p>0,861</text:p>
          </table:table-cell>
          <table:table-cell table:style-name="ce66" table:formula="of:=COM.MICROSOFT.CONCAT(&quot;[&quot; ; TEXT([.F32]-[$V_025.P32];&quot;0,000&quot;) ; &quot;;&quot;  ; TEXT( [.F32]+[$V_025.P32];&quot;0,000&quot;) ; &quot;]&quot; )" office:value-type="string" office:string-value="[0,860;0,862]" calcext:value-type="string">
            <text:p>[0,860;0,862]</text:p>
          </table:table-cell>
          <table:table-cell table:style-name="ce26" table:formula="of:=[$V_025.E32]" office:value-type="float" office:value="0.832234799909975" calcext:value-type="float">
            <text:p>0,832</text:p>
          </table:table-cell>
          <table:table-cell table:style-name="ce44" table:formula="of:=COM.MICROSOFT.CONCAT(&quot;[&quot; ; TEXT([.H32]-[$V_025.Q32];&quot;0,000&quot;) ; &quot;;&quot;  ; TEXT( [.H32]+[$V_025.Q32];&quot;0,000&quot;) ; &quot;]&quot; )" office:value-type="string" office:string-value="[0,831;0,833]" calcext:value-type="string">
            <text:p>[0,831;0,833]</text:p>
          </table:table-cell>
          <table:table-cell table:style-name="ce54"/>
          <table:table-cell table:style-name="ce67" office:value-type="string" calcext:value-type="string">
            <text:p>Média</text:p>
          </table:table-cell>
          <table:table-cell table:style-name="ce86" table:formula="of:=AVERAGE([.L20:.L31])" office:value-type="float" office:value="27.8593036684719" calcext:value-type="float">
            <text:p>27,9</text:p>
          </table:table-cell>
          <table:table-cell table:style-name="ce92" table:formula="of:=COM.MICROSOFT.CONCAT(&quot;[&quot; ; TEXT([.L32]-[.S32];&quot;0,0&quot;) ; &quot;;&quot;  ; TEXT( [.L32]+[.S32];&quot;0,0&quot;) ; &quot;]&quot; )" office:value-type="string" office:string-value="[27,6;28,1]" calcext:value-type="string">
            <text:p>[27,6;28,1]</text:p>
          </table:table-cell>
          <table:table-cell table:style-name="ce112" table:formula="of:=AVERAGE([.N20:.N31])" office:value-type="float" office:value="41.5207373998632" calcext:value-type="float">
            <text:p>41,5</text:p>
          </table:table-cell>
          <table:table-cell table:style-name="ce114" table:formula="of:=COM.MICROSOFT.CONCAT(&quot;[&quot; ; TEXT([.N32]-[.T32];&quot;0,0&quot;) ; &quot;;&quot;  ; TEXT( [.N32]+[.T32];&quot;0,0&quot;) ; &quot;]&quot; )" office:value-type="string" office:string-value="[41,2;41,8]" calcext:value-type="string">
            <text:p>[41,2;41,8]</text:p>
          </table:table-cell>
          <table:table-cell table:style-name="ce86" table:formula="of:=AVERAGE([.P20:.P31])" office:value-type="float" office:value="36.595293989833" calcext:value-type="float">
            <text:p>36,6</text:p>
          </table:table-cell>
          <table:table-cell table:style-name="ce91" table:formula="of:=COM.MICROSOFT.CONCAT(&quot;[&quot; ; TEXT([.P32]-[.U32];&quot;0,0&quot;) ; &quot;;&quot;  ; TEXT( [.P32]+[.U32];&quot;0,0&quot;) ; &quot;]&quot; )" office:value-type="string" office:string-value="[36,3;36,9]" calcext:value-type="string">
            <text:p>[36,3;36,9]</text:p>
          </table:table-cell>
          <table:table-cell table:style-name="ce46"/>
          <table:table-cell table:style-name="ce125" table:formula="of:=100*( ( ([.D32]-[.$B32])*[$V_025.N32]+[.$B32]*([$V_025.O32]+[$V_025.$N32])) / [.$B32]^2  )" office:value-type="float" office:value="0.263309525757812" calcext:value-type="float">
            <text:p>0,26</text:p>
          </table:table-cell>
          <table:table-cell table:style-name="ce125" table:formula="of:=100*( ( ([.F32]-[.$B32])*[$V_025.O32]+[.$B32]*([$V_025.P32]+[$V_025.$N32])) / [.$B32]^2  )" office:value-type="float" office:value="0.300804373874523" calcext:value-type="float">
            <text:p>0,30</text:p>
          </table:table-cell>
          <table:table-cell table:style-name="ce125" table:formula="of:=100*( ( ([.F32]-[.$B32])*[$V_025.P32]+[.$B32]*([$V_025.Q32]+[$V_025.$N32])) / [.$B32]^2  )" office:value-type="float" office:value="0.325592229343125" calcext:value-type="float">
            <text:p>0,33</text:p>
          </table:table-cell>
          <table:table-cell table:style-name="ce46" table:number-columns-repeated="994"/>
          <table:table-cell table:style-name="ce128" table:number-columns-repeated="8"/>
        </table:table-row>
        <table:table-row table:style-name="ro3">
          <table:table-cell table:number-columns-repeated="1023"/>
        </table:table-row>
        <table:table-row table:style-name="ro4">
          <table:table-cell table:style-name="Default" table:number-columns-repeated="2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 table:number-columns-repeated="2"/>
          <table:table-cell table:number-columns-repeated="1012"/>
        </table:table-row>
        <table:table-row table:style-name="ro5">
          <table:table-cell table:style-name="Default"/>
          <table:table-cell table:style-name="ce29"/>
          <table:table-cell table:style-name="ce50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number-columns-repeated="1013"/>
        </table:table-row>
        <table:table-row table:style-name="ro6" table:number-rows-repeated="12">
          <table:table-cell table:style-name="Default" table:number-columns-repeated="2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27"/>
          <table:table-cell table:style-name="ce105"/>
          <table:table-cell table:style-name="ce119"/>
          <table:table-cell table:style-name="ce105"/>
          <table:table-cell table:style-name="ce119"/>
          <table:table-cell table:style-name="ce27"/>
          <table:table-cell table:style-name="ce119"/>
          <table:table-cell table:style-name="ce27"/>
          <table:table-cell table:style-name="ce126" table:number-columns-repeated="3"/>
          <table:table-cell table:style-name="ce27" table:number-columns-repeated="994"/>
          <table:table-cell table:number-columns-repeated="8"/>
        </table:table-row>
        <table:table-row table:style-name="ro6">
          <table:table-cell table:style-name="Default" table:number-columns-repeated="2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28"/>
          <table:table-cell table:style-name="ce106"/>
          <table:table-cell table:style-name="ce120"/>
          <table:table-cell table:style-name="ce106"/>
          <table:table-cell table:style-name="ce120"/>
          <table:table-cell table:style-name="ce28"/>
          <table:table-cell table:style-name="ce120"/>
          <table:table-cell table:style-name="ce28"/>
          <table:table-cell table:style-name="ce127" table:number-columns-repeated="3"/>
          <table:table-cell table:style-name="ce28" table:number-columns-repeated="994"/>
          <table:table-cell table:number-columns-repeated="8"/>
        </table:table-row>
        <table:table-row table:style-name="ro3" table:number-rows-repeated="1048527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sigma_025.A20:sigma_025.I31 sigma_025.A4:sigma_025.I15 sigma_025.K4:sigma_025.Q15 sigma_025.S20:sigma_025.U31 sigma_025.K20:sigma_025.Q31">
            <calcext:condition calcext:apply-style-name="ConditionalStyle_1" calcext:value="formula-is(ISEVEN(ROW()))" calcext:base-cell-address="sigma_025.A4"/>
            <calcext:condition calcext:apply-style-name="ConditionalStyle_2" calcext:value="formula-is(ISODD(ROW()))" calcext:base-cell-address="sigma_025.A4"/>
          </calcext:conditional-format>
          <calcext:conditional-format calcext:target-range-address="sigma_025.B4:sigma_025.I15 sigma_025.L4:sigma_025.Q15 sigma_025.S20:sigma_025.U31 sigma_025.L20:sigma_025.Q31">
            <calcext:condition calcext:apply-style-name="ConditionalStyle_3" calcext:value="formula-is(#REF!=#REF!)" calcext:base-cell-address="sigma_025.B4"/>
            <calcext:condition calcext:apply-style-name="ConditionalStyle_3" calcext:value="formula-is(#REF!)" calcext:base-cell-address="sigma_025.B4"/>
          </calcext:conditional-format>
        </calcext:conditional-formats>
      </table:table>
      <table:table table:name="sigma_050" table:style-name="ta1" table:print="false">
        <table:table-column table:style-name="co1" table:default-cell-style-name="ce6"/>
        <table:table-column table:style-name="co14" table:default-cell-style-name="ce6"/>
        <table:table-column table:style-name="co3" table:default-cell-style-name="ce115"/>
        <table:table-column table:style-name="co14" table:default-cell-style-name="ce13"/>
        <table:table-column table:style-name="co3" table:default-cell-style-name="ce52"/>
        <table:table-column table:style-name="co14" table:default-cell-style-name="ce13"/>
        <table:table-column table:style-name="co3" table:default-cell-style-name="ce52"/>
        <table:table-column table:style-name="co15" table:default-cell-style-name="ce13"/>
        <table:table-column table:style-name="co3" table:default-cell-style-name="ce52"/>
        <table:table-column table:style-name="co4" table:default-cell-style-name="ce6"/>
        <table:table-column table:style-name="co5" table:default-cell-style-name="ce6"/>
        <table:table-column table:style-name="co16" table:default-cell-style-name="ce101"/>
        <table:table-column table:style-name="co17" table:default-cell-style-name="ce115"/>
        <table:table-column table:style-name="co16" table:default-cell-style-name="ce101"/>
        <table:table-column table:style-name="co17" table:default-cell-style-name="ce115"/>
        <table:table-column table:style-name="co16" table:default-cell-style-name="ce6"/>
        <table:table-column table:style-name="co17" table:default-cell-style-name="ce115"/>
        <table:table-column table:style-name="co8" table:default-cell-style-name="ce6"/>
        <table:table-column table:style-name="co9" table:default-cell-style-name="ce138"/>
        <table:table-column table:style-name="co10" table:default-cell-style-name="ce138"/>
        <table:table-column table:style-name="co11" table:default-cell-style-name="ce138"/>
        <table:table-column table:style-name="co12" table:number-columns-repeated="994" table:default-cell-style-name="ce6"/>
        <table:table-column table:style-name="co13" table:number-columns-repeated="8" table:default-cell-style-name="Default"/>
        <table:table-row table:style-name="ro1">
          <table:table-cell table:number-columns-repeated="1023"/>
        </table:table-row>
        <table:table-row table:style-name="ro2">
          <table:table-cell table:style-name="ce9" office:value-type="string" calcext:value-type="string" table:number-columns-spanned="9" table:number-rows-spanned="1">
            <text:p>PSNR ( dB ) - sigma=50</text:p>
          </table:table-cell>
          <table:covered-table-cell table:style-name="ce21"/>
          <table:covered-table-cell table:style-name="ce37"/>
          <table:covered-table-cell table:style-name="ce21"/>
          <table:covered-table-cell table:style-name="ce37"/>
          <table:covered-table-cell table:style-name="ce21"/>
          <table:covered-table-cell table:style-name="ce37"/>
          <table:covered-table-cell table:style-name="ce21"/>
          <table:covered-table-cell table:style-name="ce37"/>
          <table:table-cell/>
          <table:table-cell table:style-name="ce59" office:value-type="string" calcext:value-type="string" table:number-columns-spanned="7" table:number-rows-spanned="1">
            <text:p>PSNR Improv ( dB ) - sigma=50</text:p>
          </table:table-cell>
          <table:covered-table-cell table:style-name="ce81"/>
          <table:covered-table-cell table:style-name="ce89"/>
          <table:covered-table-cell table:style-name="ce81"/>
          <table:covered-table-cell table:style-name="ce89"/>
          <table:covered-table-cell table:style-name="ce95"/>
          <table:covered-table-cell table:style-name="ce89"/>
          <table:table-cell table:number-columns-repeated="1006"/>
        </table:table-row>
        <table:table-row table:style-name="ro3">
          <table:table-cell table:style-name="ce12" office:value-type="string" calcext:value-type="string">
            <text:p>imagem</text:p>
          </table:table-cell>
          <table:table-cell table:style-name="ce22" office:value-type="string" calcext:value-type="string" table:number-columns-spanned="2" table:number-rows-spanned="1">
            <text:p>noisy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-lbp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-glcm</text:p>
          </table:table-cell>
          <table:covered-table-cell table:style-name="ce42"/>
          <table:table-cell table:style-name="ce14"/>
          <table:table-cell table:style-name="ce60" office:value-type="string" calcext:value-type="string">
            <text:p>imagem</text:p>
          </table:table-cell>
          <table:table-cell table:style-name="ce135" office:value-type="string" calcext:value-type="string" table:number-columns-spanned="2" table:number-rows-spanned="1">
            <text:p>nlm</text:p>
          </table:table-cell>
          <table:covered-table-cell table:style-name="ce90"/>
          <table:table-cell table:style-name="ce135" office:value-type="string" calcext:value-type="string" table:number-columns-spanned="2" table:number-rows-spanned="1">
            <text:p>nlm-lbp</text:p>
          </table:table-cell>
          <table:covered-table-cell table:style-name="ce90"/>
          <table:table-cell table:style-name="ce135" office:value-type="string" calcext:value-type="string" table:number-columns-spanned="2" table:number-rows-spanned="1">
            <text:p>nlm-glcm</text:p>
          </table:table-cell>
          <table:covered-table-cell table:style-name="ce90"/>
          <table:table-cell table:style-name="ce14"/>
          <table:table-cell table:style-name="ce99" table:number-columns-repeated="3"/>
          <table:table-cell table:style-name="ce14" table:number-columns-repeated="994"/>
          <table:table-cell table:number-columns-repeated="8"/>
        </table:table-row>
        <table:table-row table:style-name="ro3">
          <table:table-cell table:style-name="ce167" office:value-type="string" calcext:value-type="string">
            <text:p>C001</text:p>
          </table:table-cell>
          <table:table-cell table:style-name="ce169" table:formula="of:=[$V_050.B4]" office:value-type="float" office:value="15.0512097813438" calcext:value-type="float">
            <text:p>15,05</text:p>
          </table:table-cell>
          <table:table-cell table:style-name="ce171" table:formula="of:=COM.MICROSOFT.CONCAT(&quot;[&quot; ; TEXT([.B4]-[$V_050.N4];&quot;0,00&quot;) ; &quot;;&quot;  ; TEXT( [.B4]+[$V_050.N4];&quot;0,00&quot;) ; &quot;]&quot; )" office:value-type="string" office:string-value="[15,04;15,06]" calcext:value-type="string">
            <text:p>[15,04;15,06]</text:p>
          </table:table-cell>
          <table:table-cell table:style-name="ce169" table:formula="of:=[$V_050.C4]" office:value-type="float" office:value="18.7226403098333" calcext:value-type="float">
            <text:p>18,72</text:p>
          </table:table-cell>
          <table:table-cell table:style-name="ce171" table:formula="of:=COM.MICROSOFT.CONCAT(&quot;[&quot; ; TEXT([.D4]-[$V_050.O4];&quot;0,00&quot;) ; &quot;;&quot;  ; TEXT([.D4]+[$V_050.O4];&quot;0,00&quot;) ; &quot;]&quot; )" office:value-type="string" office:string-value="[18,71;18,74]" calcext:value-type="string">
            <text:p>[18,71;18,74]</text:p>
          </table:table-cell>
          <table:table-cell table:style-name="ce174" table:formula="of:=[$V_050.D4]" office:value-type="float" office:value="21.4165087743688" calcext:value-type="float">
            <text:p>21,42</text:p>
          </table:table-cell>
          <table:table-cell table:style-name="ce176" table:formula="of:=COM.MICROSOFT.CONCAT(&quot;[&quot; ; TEXT([.F4]-[$V_050.P4];&quot;0,00&quot;) ; &quot;;&quot;  ; TEXT([.F4]+[$V_050.P4];&quot;0,00&quot;) ; &quot;]&quot; )" office:value-type="string" office:string-value="[21,39;21,44]" calcext:value-type="string">
            <text:p>[21,39;21,44]</text:p>
          </table:table-cell>
          <table:table-cell table:style-name="ce169" table:formula="of:=[$V_050.E4]" office:value-type="float" office:value="20.372415101563" calcext:value-type="float">
            <text:p>20,37</text:p>
          </table:table-cell>
          <table:table-cell table:style-name="ce171" table:formula="of:=COM.MICROSOFT.CONCAT(&quot;[&quot; ; TEXT([.H4]-[$V_050.Q4];&quot;0,00&quot;) ; &quot;;&quot;  ; TEXT([.H4]+[$V_050.Q4];&quot;0,00&quot;) ; &quot;]&quot; )" office:value-type="string" office:string-value="[20,35;20,40]" calcext:value-type="string">
            <text:p>[20,35;20,40]</text:p>
          </table:table-cell>
          <table:table-cell/>
          <table:table-cell table:style-name="ce179" office:value-type="string" calcext:value-type="string">
            <text:p>C001</text:p>
          </table:table-cell>
          <table:table-cell table:style-name="ce169" table:formula="of:=[.D4]-[.$B4]" office:value-type="float" office:value="3.67143052848948" calcext:value-type="float">
            <text:p>3,67</text:p>
          </table:table-cell>
          <table:table-cell table:style-name="ce171" table:formula="of:=COM.MICROSOFT.CONCAT(&quot;[&quot; ; TEXT([.L4]-([$V_050.O4]+[$V_050.$N4]);&quot;0,00&quot;) ; &quot;;&quot;  ; TEXT( [.L4]+([$V_050.O4]+[$V_050.$N4]);&quot;0,00&quot;) ; &quot;]&quot; )" office:value-type="string" office:string-value="[3,65;3,69]" calcext:value-type="string">
            <text:p>[3,65;3,69]</text:p>
          </table:table-cell>
          <table:table-cell table:style-name="ce174" table:formula="of:=[.F4]-[.$B4]" office:value-type="float" office:value="6.36529899302493" calcext:value-type="float">
            <text:p>6,37</text:p>
          </table:table-cell>
          <table:table-cell table:style-name="ce176" table:formula="of:=COM.MICROSOFT.CONCAT(&quot;[&quot; ; TEXT([.N4]-([$V_050.P4]+[$V_050.$N4]);&quot;0,00&quot;) ; &quot;;&quot;  ; TEXT( [.N4]+([$V_050.P4]+[$V_050.$N4]);&quot;0,00&quot;) ; &quot;]&quot; )" office:value-type="string" office:string-value="[6,34;6,39]" calcext:value-type="string">
            <text:p>[6,34;6,39]</text:p>
          </table:table-cell>
          <table:table-cell table:style-name="ce169" table:formula="of:=[.H4]-[.$B4]" office:value-type="float" office:value="5.32120532021912" calcext:value-type="float">
            <text:p>5,32</text:p>
          </table:table-cell>
          <table:table-cell table:style-name="ce171" table:formula="of:=COM.MICROSOFT.CONCAT(&quot;[&quot; ; TEXT([.P4]-([$V_050.Q4]+[$V_050.$N4]);&quot;0,00&quot;) ; &quot;;&quot;  ; TEXT( [.P4]+([$V_050.Q4]+[$V_050.$N4]);&quot;0,00&quot;) ; &quot;]&quot; )" office:value-type="string" office:string-value="[5,29;5,35]" calcext:value-type="string">
            <text:p>[5,29;5,35]</text:p>
          </table:table-cell>
          <table:table-cell table:number-columns-repeated="1006"/>
        </table:table-row>
        <table:table-row table:style-name="ro3">
          <table:table-cell table:style-name="ce167" office:value-type="string" calcext:value-type="string">
            <text:p>C002</text:p>
          </table:table-cell>
          <table:table-cell table:style-name="ce169" table:formula="of:=[$V_050.B5]" office:value-type="float" office:value="14.5999001674175" calcext:value-type="float">
            <text:p>14,60</text:p>
          </table:table-cell>
          <table:table-cell table:style-name="ce171" table:formula="of:=COM.MICROSOFT.CONCAT(&quot;[&quot; ; TEXT([.B5]-[$V_050.N5];&quot;0,00&quot;) ; &quot;;&quot;  ; TEXT( [.B5]+[$V_050.N5];&quot;0,00&quot;) ; &quot;]&quot; )" office:value-type="string" office:string-value="[14,59;14,61]" calcext:value-type="string">
            <text:p>[14,59;14,61]</text:p>
          </table:table-cell>
          <table:table-cell table:style-name="ce169" table:formula="of:=[$V_050.C5]" office:value-type="float" office:value="21.7179311366272" calcext:value-type="float">
            <text:p>21,72</text:p>
          </table:table-cell>
          <table:table-cell table:style-name="ce171" table:formula="of:=COM.MICROSOFT.CONCAT(&quot;[&quot; ; TEXT([.D5]-[$V_050.O5];&quot;0,00&quot;) ; &quot;;&quot;  ; TEXT([.D5]+[$V_050.O5];&quot;0,00&quot;) ; &quot;]&quot; )" office:value-type="string" office:string-value="[21,70;21,74]" calcext:value-type="string">
            <text:p>[21,70;21,74]</text:p>
          </table:table-cell>
          <table:table-cell table:style-name="ce174" table:formula="of:=[$V_050.D5]" office:value-type="float" office:value="25.1789711557005" calcext:value-type="float">
            <text:p>25,18</text:p>
          </table:table-cell>
          <table:table-cell table:style-name="ce176" table:formula="of:=COM.MICROSOFT.CONCAT(&quot;[&quot; ; TEXT([.F5]-[$V_050.P5];&quot;0,00&quot;) ; &quot;;&quot;  ; TEXT([.F5]+[$V_050.P5];&quot;0,00&quot;) ; &quot;]&quot; )" office:value-type="string" office:string-value="[25,15;25,21]" calcext:value-type="string">
            <text:p>[25,15;25,21]</text:p>
          </table:table-cell>
          <table:table-cell table:style-name="ce169" table:formula="of:=[$V_050.E5]" office:value-type="float" office:value="24.1306303133405" calcext:value-type="float">
            <text:p>24,13</text:p>
          </table:table-cell>
          <table:table-cell table:style-name="ce171" table:formula="of:=COM.MICROSOFT.CONCAT(&quot;[&quot; ; TEXT([.H5]-[$V_050.Q5];&quot;0,00&quot;) ; &quot;;&quot;  ; TEXT([.H5]+[$V_050.Q5];&quot;0,00&quot;) ; &quot;]&quot; )" office:value-type="string" office:string-value="[24,09;24,17]" calcext:value-type="string">
            <text:p>[24,09;24,17]</text:p>
          </table:table-cell>
          <table:table-cell/>
          <table:table-cell table:style-name="ce179" office:value-type="string" calcext:value-type="string">
            <text:p>C002</text:p>
          </table:table-cell>
          <table:table-cell table:style-name="ce169" table:formula="of:=[.D5]-[.$B5]" office:value-type="float" office:value="7.1180309692097" calcext:value-type="float">
            <text:p>7,12</text:p>
          </table:table-cell>
          <table:table-cell table:style-name="ce171" table:formula="of:=COM.MICROSOFT.CONCAT(&quot;[&quot; ; TEXT([.L5]-([$V_050.O5]+[$V_050.$N5]);&quot;0,00&quot;) ; &quot;;&quot;  ; TEXT( [.L5]+([$V_050.O5]+[$V_050.$N5]);&quot;0,00&quot;) ; &quot;]&quot; )" office:value-type="string" office:string-value="[7,09;7,15]" calcext:value-type="string">
            <text:p>[7,09;7,15]</text:p>
          </table:table-cell>
          <table:table-cell table:style-name="ce174" table:formula="of:=[.F5]-[.$B5]" office:value-type="float" office:value="10.5790709882829" calcext:value-type="float">
            <text:p>10,58</text:p>
          </table:table-cell>
          <table:table-cell table:style-name="ce176" table:formula="of:=COM.MICROSOFT.CONCAT(&quot;[&quot; ; TEXT([.N5]-([$V_050.P5]+[$V_050.$N5]);&quot;0,00&quot;) ; &quot;;&quot;  ; TEXT( [.N5]+([$V_050.P5]+[$V_050.$N5]);&quot;0,00&quot;) ; &quot;]&quot; )" office:value-type="string" office:string-value="[10,54;10,62]" calcext:value-type="string">
            <text:p>[10,54;10,62]</text:p>
          </table:table-cell>
          <table:table-cell table:style-name="ce169" table:formula="of:=[.H5]-[.$B5]" office:value-type="float" office:value="9.53073014592294" calcext:value-type="float">
            <text:p>9,53</text:p>
          </table:table-cell>
          <table:table-cell table:style-name="ce171" table:formula="of:=COM.MICROSOFT.CONCAT(&quot;[&quot; ; TEXT([.P5]-([$V_050.Q5]+[$V_050.$N5]);&quot;0,00&quot;) ; &quot;;&quot;  ; TEXT( [.P5]+([$V_050.Q5]+[$V_050.$N5]);&quot;0,00&quot;) ; &quot;]&quot; )" office:value-type="string" office:string-value="[9,48;9,58]" calcext:value-type="string">
            <text:p>[9,48;9,58]</text:p>
          </table:table-cell>
          <table:table-cell table:number-columns-repeated="1006"/>
        </table:table-row>
        <table:table-row table:style-name="ro3">
          <table:table-cell table:style-name="ce167" office:value-type="string" calcext:value-type="string">
            <text:p>C004</text:p>
          </table:table-cell>
          <table:table-cell table:style-name="ce169" table:formula="of:=[$V_050.B6]" office:value-type="float" office:value="14.7845424487448" calcext:value-type="float">
            <text:p>14,78</text:p>
          </table:table-cell>
          <table:table-cell table:style-name="ce171" table:formula="of:=COM.MICROSOFT.CONCAT(&quot;[&quot; ; TEXT([.B6]-[$V_050.N6];&quot;0,00&quot;) ; &quot;;&quot;  ; TEXT( [.B6]+[$V_050.N6];&quot;0,00&quot;) ; &quot;]&quot; )" office:value-type="string" office:string-value="[14,78;14,79]" calcext:value-type="string">
            <text:p>[14,78;14,79]</text:p>
          </table:table-cell>
          <table:table-cell table:style-name="ce169" table:formula="of:=[$V_050.C6]" office:value-type="float" office:value="21.2053277860823" calcext:value-type="float">
            <text:p>21,21</text:p>
          </table:table-cell>
          <table:table-cell table:style-name="ce171" table:formula="of:=COM.MICROSOFT.CONCAT(&quot;[&quot; ; TEXT([.D6]-[$V_050.O6];&quot;0,00&quot;) ; &quot;;&quot;  ; TEXT([.D6]+[$V_050.O6];&quot;0,00&quot;) ; &quot;]&quot; )" office:value-type="string" office:string-value="[21,19;21,22]" calcext:value-type="string">
            <text:p>[21,19;21,22]</text:p>
          </table:table-cell>
          <table:table-cell table:style-name="ce174" table:formula="of:=[$V_050.D6]" office:value-type="float" office:value="23.798878109345" calcext:value-type="float">
            <text:p>23,80</text:p>
          </table:table-cell>
          <table:table-cell table:style-name="ce176" table:formula="of:=COM.MICROSOFT.CONCAT(&quot;[&quot; ; TEXT([.F6]-[$V_050.P6];&quot;0,00&quot;) ; &quot;;&quot;  ; TEXT([.F6]+[$V_050.P6];&quot;0,00&quot;) ; &quot;]&quot; )" office:value-type="string" office:string-value="[23,77;23,82]" calcext:value-type="string">
            <text:p>[23,77;23,82]</text:p>
          </table:table-cell>
          <table:table-cell table:style-name="ce169" table:formula="of:=[$V_050.E6]" office:value-type="float" office:value="22.5697008097591" calcext:value-type="float">
            <text:p>22,57</text:p>
          </table:table-cell>
          <table:table-cell table:style-name="ce171" table:formula="of:=COM.MICROSOFT.CONCAT(&quot;[&quot; ; TEXT([.H6]-[$V_050.Q6];&quot;0,00&quot;) ; &quot;;&quot;  ; TEXT([.H6]+[$V_050.Q6];&quot;0,00&quot;) ; &quot;]&quot; )" office:value-type="string" office:string-value="[22,55;22,59]" calcext:value-type="string">
            <text:p>[22,55;22,59]</text:p>
          </table:table-cell>
          <table:table-cell/>
          <table:table-cell table:style-name="ce179" office:value-type="string" calcext:value-type="string">
            <text:p>C004</text:p>
          </table:table-cell>
          <table:table-cell table:style-name="ce169" table:formula="of:=[.D6]-[.$B6]" office:value-type="float" office:value="6.42078533733746" calcext:value-type="float">
            <text:p>6,42</text:p>
          </table:table-cell>
          <table:table-cell table:style-name="ce171" table:formula="of:=COM.MICROSOFT.CONCAT(&quot;[&quot; ; TEXT([.L6]-([$V_050.O6]+[$V_050.$N6]);&quot;0,00&quot;) ; &quot;;&quot;  ; TEXT( [.L6]+([$V_050.O6]+[$V_050.$N6]);&quot;0,00&quot;) ; &quot;]&quot; )" office:value-type="string" office:string-value="[6,40;6,45]" calcext:value-type="string">
            <text:p>[6,40;6,45]</text:p>
          </table:table-cell>
          <table:table-cell table:style-name="ce174" table:formula="of:=[.F6]-[.$B6]" office:value-type="float" office:value="9.01433566060023" calcext:value-type="float">
            <text:p>9,01</text:p>
          </table:table-cell>
          <table:table-cell table:style-name="ce176" table:formula="of:=COM.MICROSOFT.CONCAT(&quot;[&quot; ; TEXT([.N6]-([$V_050.P6]+[$V_050.$N6]);&quot;0,00&quot;) ; &quot;;&quot;  ; TEXT( [.N6]+([$V_050.P6]+[$V_050.$N6]);&quot;0,00&quot;) ; &quot;]&quot; )" office:value-type="string" office:string-value="[8,98;9,05]" calcext:value-type="string">
            <text:p>[8,98;9,05]</text:p>
          </table:table-cell>
          <table:table-cell table:style-name="ce169" table:formula="of:=[.H6]-[.$B6]" office:value-type="float" office:value="7.78515836101434" calcext:value-type="float">
            <text:p>7,79</text:p>
          </table:table-cell>
          <table:table-cell table:style-name="ce171" table:formula="of:=COM.MICROSOFT.CONCAT(&quot;[&quot; ; TEXT([.P6]-([$V_050.Q6]+[$V_050.$N6]);&quot;0,00&quot;) ; &quot;;&quot;  ; TEXT( [.P6]+([$V_050.Q6]+[$V_050.$N6]);&quot;0,00&quot;) ; &quot;]&quot; )" office:value-type="string" office:string-value="[7,75;7,82]" calcext:value-type="string">
            <text:p>[7,75;7,82]</text:p>
          </table:table-cell>
          <table:table-cell table:number-columns-repeated="1006"/>
        </table:table-row>
        <table:table-row table:style-name="ro3">
          <table:table-cell table:style-name="ce167" office:value-type="string" calcext:value-type="string">
            <text:p>C009</text:p>
          </table:table-cell>
          <table:table-cell table:style-name="ce169" table:formula="of:=[$V_050.B7]" office:value-type="float" office:value="14.6008084123042" calcext:value-type="float">
            <text:p>14,60</text:p>
          </table:table-cell>
          <table:table-cell table:style-name="ce171" table:formula="of:=COM.MICROSOFT.CONCAT(&quot;[&quot; ; TEXT([.B7]-[$V_050.N7];&quot;0,00&quot;) ; &quot;;&quot;  ; TEXT( [.B7]+[$V_050.N7];&quot;0,00&quot;) ; &quot;]&quot; )" office:value-type="string" office:string-value="[14,59;14,61]" calcext:value-type="string">
            <text:p>[14,59;14,61]</text:p>
          </table:table-cell>
          <table:table-cell table:style-name="ce169" table:formula="of:=[$V_050.C7]" office:value-type="float" office:value="19.8869377497759" calcext:value-type="float">
            <text:p>19,89</text:p>
          </table:table-cell>
          <table:table-cell table:style-name="ce171" table:formula="of:=COM.MICROSOFT.CONCAT(&quot;[&quot; ; TEXT([.D7]-[$V_050.O7];&quot;0,00&quot;) ; &quot;;&quot;  ; TEXT([.D7]+[$V_050.O7];&quot;0,00&quot;) ; &quot;]&quot; )" office:value-type="string" office:string-value="[19,88;19,90]" calcext:value-type="string">
            <text:p>[19,88;19,90]</text:p>
          </table:table-cell>
          <table:table-cell table:style-name="ce174" table:formula="of:=[$V_050.D7]" office:value-type="float" office:value="21.5389937892352" calcext:value-type="float">
            <text:p>21,54</text:p>
          </table:table-cell>
          <table:table-cell table:style-name="ce176" table:formula="of:=COM.MICROSOFT.CONCAT(&quot;[&quot; ; TEXT([.F7]-[$V_050.P7];&quot;0,00&quot;) ; &quot;;&quot;  ; TEXT([.F7]+[$V_050.P7];&quot;0,00&quot;) ; &quot;]&quot; )" office:value-type="string" office:string-value="[21,52;21,55]" calcext:value-type="string">
            <text:p>[21,52;21,55]</text:p>
          </table:table-cell>
          <table:table-cell table:style-name="ce169" table:formula="of:=[$V_050.E7]" office:value-type="float" office:value="20.251565215656" calcext:value-type="float">
            <text:p>20,25</text:p>
          </table:table-cell>
          <table:table-cell table:style-name="ce171" table:formula="of:=COM.MICROSOFT.CONCAT(&quot;[&quot; ; TEXT([.H7]-[$V_050.Q7];&quot;0,00&quot;) ; &quot;;&quot;  ; TEXT([.H7]+[$V_050.Q7];&quot;0,00&quot;) ; &quot;]&quot; )" office:value-type="string" office:string-value="[20,24;20,27]" calcext:value-type="string">
            <text:p>[20,24;20,27]</text:p>
          </table:table-cell>
          <table:table-cell/>
          <table:table-cell table:style-name="ce179" office:value-type="string" calcext:value-type="string">
            <text:p>C009</text:p>
          </table:table-cell>
          <table:table-cell table:style-name="ce169" table:formula="of:=[.D7]-[.$B7]" office:value-type="float" office:value="5.28612933747174" calcext:value-type="float">
            <text:p>5,29</text:p>
          </table:table-cell>
          <table:table-cell table:style-name="ce171" table:formula="of:=COM.MICROSOFT.CONCAT(&quot;[&quot; ; TEXT([.L7]-([$V_050.O7]+[$V_050.$N7]);&quot;0,00&quot;) ; &quot;;&quot;  ; TEXT( [.L7]+([$V_050.O7]+[$V_050.$N7]);&quot;0,00&quot;) ; &quot;]&quot; )" office:value-type="string" office:string-value="[5,27;5,30]" calcext:value-type="string">
            <text:p>[5,27;5,30]</text:p>
          </table:table-cell>
          <table:table-cell table:style-name="ce174" table:formula="of:=[.F7]-[.$B7]" office:value-type="float" office:value="6.93818537693099" calcext:value-type="float">
            <text:p>6,94</text:p>
          </table:table-cell>
          <table:table-cell table:style-name="ce176" table:formula="of:=COM.MICROSOFT.CONCAT(&quot;[&quot; ; TEXT([.N7]-([$V_050.P7]+[$V_050.$N7]);&quot;0,00&quot;) ; &quot;;&quot;  ; TEXT( [.N7]+([$V_050.P7]+[$V_050.$N7]);&quot;0,00&quot;) ; &quot;]&quot; )" office:value-type="string" office:string-value="[6,92;6,96]" calcext:value-type="string">
            <text:p>[6,92;6,96]</text:p>
          </table:table-cell>
          <table:table-cell table:style-name="ce169" table:formula="of:=[.H7]-[.$B7]" office:value-type="float" office:value="5.65075680335182" calcext:value-type="float">
            <text:p>5,65</text:p>
          </table:table-cell>
          <table:table-cell table:style-name="ce171" table:formula="of:=COM.MICROSOFT.CONCAT(&quot;[&quot; ; TEXT([.P7]-([$V_050.Q7]+[$V_050.$N7]);&quot;0,00&quot;) ; &quot;;&quot;  ; TEXT( [.P7]+([$V_050.Q7]+[$V_050.$N7]);&quot;0,00&quot;) ; &quot;]&quot; )" office:value-type="string" office:string-value="[5,63;5,67]" calcext:value-type="string">
            <text:p>[5,63;5,67]</text:p>
          </table:table-cell>
          <table:table-cell table:number-columns-repeated="1006"/>
        </table:table-row>
        <table:table-row table:style-name="ro3">
          <table:table-cell table:style-name="ce167" office:value-type="string" calcext:value-type="string">
            <text:p>C011</text:p>
          </table:table-cell>
          <table:table-cell table:style-name="ce169" table:formula="of:=[$V_050.B8]" office:value-type="float" office:value="14.6901230150083" calcext:value-type="float">
            <text:p>14,69</text:p>
          </table:table-cell>
          <table:table-cell table:style-name="ce171" table:formula="of:=COM.MICROSOFT.CONCAT(&quot;[&quot; ; TEXT([.B8]-[$V_050.N8];&quot;0,00&quot;) ; &quot;;&quot;  ; TEXT( [.B8]+[$V_050.N8];&quot;0,00&quot;) ; &quot;]&quot; )" office:value-type="string" office:string-value="[14,68;14,70]" calcext:value-type="string">
            <text:p>[14,68;14,70]</text:p>
          </table:table-cell>
          <table:table-cell table:style-name="ce169" table:formula="of:=[$V_050.C8]" office:value-type="float" office:value="19.8404631378382" calcext:value-type="float">
            <text:p>19,84</text:p>
          </table:table-cell>
          <table:table-cell table:style-name="ce171" table:formula="of:=COM.MICROSOFT.CONCAT(&quot;[&quot; ; TEXT([.D8]-[$V_050.O8];&quot;0,00&quot;) ; &quot;;&quot;  ; TEXT([.D8]+[$V_050.O8];&quot;0,00&quot;) ; &quot;]&quot; )" office:value-type="string" office:string-value="[19,82;19,86]" calcext:value-type="string">
            <text:p>[19,82;19,86]</text:p>
          </table:table-cell>
          <table:table-cell table:style-name="ce174" table:formula="of:=[$V_050.D8]" office:value-type="float" office:value="22.5463174449158" calcext:value-type="float">
            <text:p>22,55</text:p>
          </table:table-cell>
          <table:table-cell table:style-name="ce176" table:formula="of:=COM.MICROSOFT.CONCAT(&quot;[&quot; ; TEXT([.F8]-[$V_050.P8];&quot;0,00&quot;) ; &quot;;&quot;  ; TEXT([.F8]+[$V_050.P8];&quot;0,00&quot;) ; &quot;]&quot; )" office:value-type="string" office:string-value="[22,52;22,58]" calcext:value-type="string">
            <text:p>[22,52;22,58]</text:p>
          </table:table-cell>
          <table:table-cell table:style-name="ce169" table:formula="of:=[$V_050.E8]" office:value-type="float" office:value="21.0960118952176" calcext:value-type="float">
            <text:p>21,10</text:p>
          </table:table-cell>
          <table:table-cell table:style-name="ce171" table:formula="of:=COM.MICROSOFT.CONCAT(&quot;[&quot; ; TEXT([.H8]-[$V_050.Q8];&quot;0,00&quot;) ; &quot;;&quot;  ; TEXT([.H8]+[$V_050.Q8];&quot;0,00&quot;) ; &quot;]&quot; )" office:value-type="string" office:string-value="[21,07;21,12]" calcext:value-type="string">
            <text:p>[21,07;21,12]</text:p>
          </table:table-cell>
          <table:table-cell/>
          <table:table-cell table:style-name="ce179" office:value-type="string" calcext:value-type="string">
            <text:p>C011</text:p>
          </table:table-cell>
          <table:table-cell table:style-name="ce169" table:formula="of:=[.D8]-[.$B8]" office:value-type="float" office:value="5.1503401228299" calcext:value-type="float">
            <text:p>5,15</text:p>
          </table:table-cell>
          <table:table-cell table:style-name="ce171" table:formula="of:=COM.MICROSOFT.CONCAT(&quot;[&quot; ; TEXT([.L8]-([$V_050.O8]+[$V_050.$N8]);&quot;0,00&quot;) ; &quot;;&quot;  ; TEXT( [.L8]+([$V_050.O8]+[$V_050.$N8]);&quot;0,00&quot;) ; &quot;]&quot; )" office:value-type="string" office:string-value="[5,12;5,18]" calcext:value-type="string">
            <text:p>[5,12;5,18]</text:p>
          </table:table-cell>
          <table:table-cell table:style-name="ce174" table:formula="of:=[.F8]-[.$B8]" office:value-type="float" office:value="7.85619442990746" calcext:value-type="float">
            <text:p>7,86</text:p>
          </table:table-cell>
          <table:table-cell table:style-name="ce176" table:formula="of:=COM.MICROSOFT.CONCAT(&quot;[&quot; ; TEXT([.N8]-([$V_050.P8]+[$V_050.$N8]);&quot;0,00&quot;) ; &quot;;&quot;  ; TEXT( [.N8]+([$V_050.P8]+[$V_050.$N8]);&quot;0,00&quot;) ; &quot;]&quot; )" office:value-type="string" office:string-value="[7,81;7,90]" calcext:value-type="string">
            <text:p>[7,81;7,90]</text:p>
          </table:table-cell>
          <table:table-cell table:style-name="ce169" table:formula="of:=[.H8]-[.$B8]" office:value-type="float" office:value="6.40588888020932" calcext:value-type="float">
            <text:p>6,41</text:p>
          </table:table-cell>
          <table:table-cell table:style-name="ce171" table:formula="of:=COM.MICROSOFT.CONCAT(&quot;[&quot; ; TEXT([.P8]-([$V_050.Q8]+[$V_050.$N8]);&quot;0,00&quot;) ; &quot;;&quot;  ; TEXT( [.P8]+([$V_050.Q8]+[$V_050.$N8]);&quot;0,00&quot;) ; &quot;]&quot; )" office:value-type="string" office:string-value="[6,36;6,45]" calcext:value-type="string">
            <text:p>[6,36;6,45]</text:p>
          </table:table-cell>
          <table:table-cell table:number-columns-repeated="1006"/>
        </table:table-row>
        <table:table-row table:style-name="ro3">
          <table:table-cell table:style-name="ce167" office:value-type="string" calcext:value-type="string">
            <text:p>C012</text:p>
          </table:table-cell>
          <table:table-cell table:style-name="ce169" table:formula="of:=[$V_050.B9]" office:value-type="float" office:value="14.9857628694245" calcext:value-type="float">
            <text:p>14,99</text:p>
          </table:table-cell>
          <table:table-cell table:style-name="ce171" table:formula="of:=COM.MICROSOFT.CONCAT(&quot;[&quot; ; TEXT([.B9]-[$V_050.N9];&quot;0,00&quot;) ; &quot;;&quot;  ; TEXT( [.B9]+[$V_050.N9];&quot;0,00&quot;) ; &quot;]&quot; )" office:value-type="string" office:string-value="[14,98;14,99]" calcext:value-type="string">
            <text:p>[14,98;14,99]</text:p>
          </table:table-cell>
          <table:table-cell table:style-name="ce169" table:formula="of:=[$V_050.C9]" office:value-type="float" office:value="22.3551215882279" calcext:value-type="float">
            <text:p>22,36</text:p>
          </table:table-cell>
          <table:table-cell table:style-name="ce171" table:formula="of:=COM.MICROSOFT.CONCAT(&quot;[&quot; ; TEXT([.D9]-[$V_050.O9];&quot;0,00&quot;) ; &quot;;&quot;  ; TEXT([.D9]+[$V_050.O9];&quot;0,00&quot;) ; &quot;]&quot; )" office:value-type="string" office:string-value="[22,34;22,37]" calcext:value-type="string">
            <text:p>[22,34;22,37]</text:p>
          </table:table-cell>
          <table:table-cell table:style-name="ce174" table:formula="of:=[$V_050.D9]" office:value-type="float" office:value="25.1146762841327" calcext:value-type="float">
            <text:p>25,11</text:p>
          </table:table-cell>
          <table:table-cell table:style-name="ce176" table:formula="of:=COM.MICROSOFT.CONCAT(&quot;[&quot; ; TEXT([.F9]-[$V_050.P9];&quot;0,00&quot;) ; &quot;;&quot;  ; TEXT([.F9]+[$V_050.P9];&quot;0,00&quot;) ; &quot;]&quot; )" office:value-type="string" office:string-value="[25,10;25,13]" calcext:value-type="string">
            <text:p>[25,10;25,13]</text:p>
          </table:table-cell>
          <table:table-cell table:style-name="ce169" table:formula="of:=[$V_050.E9]" office:value-type="float" office:value="24.0090688031969" calcext:value-type="float">
            <text:p>24,01</text:p>
          </table:table-cell>
          <table:table-cell table:style-name="ce171" table:formula="of:=COM.MICROSOFT.CONCAT(&quot;[&quot; ; TEXT([.H9]-[$V_050.Q9];&quot;0,00&quot;) ; &quot;;&quot;  ; TEXT([.H9]+[$V_050.Q9];&quot;0,00&quot;) ; &quot;]&quot; )" office:value-type="string" office:string-value="[24,00;24,02]" calcext:value-type="string">
            <text:p>[24,00;24,02]</text:p>
          </table:table-cell>
          <table:table-cell/>
          <table:table-cell table:style-name="ce179" office:value-type="string" calcext:value-type="string">
            <text:p>C012</text:p>
          </table:table-cell>
          <table:table-cell table:style-name="ce169" table:formula="of:=[.D9]-[.$B9]" office:value-type="float" office:value="7.36935871880337" calcext:value-type="float">
            <text:p>7,37</text:p>
          </table:table-cell>
          <table:table-cell table:style-name="ce171" table:formula="of:=COM.MICROSOFT.CONCAT(&quot;[&quot; ; TEXT([.L9]-([$V_050.O9]+[$V_050.$N9]);&quot;0,00&quot;) ; &quot;;&quot;  ; TEXT( [.L9]+([$V_050.O9]+[$V_050.$N9]);&quot;0,00&quot;) ; &quot;]&quot; )" office:value-type="string" office:string-value="[7,35;7,39]" calcext:value-type="string">
            <text:p>[7,35;7,39]</text:p>
          </table:table-cell>
          <table:table-cell table:style-name="ce174" table:formula="of:=[.F9]-[.$B9]" office:value-type="float" office:value="10.1289134147081" calcext:value-type="float">
            <text:p>10,13</text:p>
          </table:table-cell>
          <table:table-cell table:style-name="ce176" table:formula="of:=COM.MICROSOFT.CONCAT(&quot;[&quot; ; TEXT([.N9]-([$V_050.P9]+[$V_050.$N9]);&quot;0,00&quot;) ; &quot;;&quot;  ; TEXT( [.N9]+([$V_050.P9]+[$V_050.$N9]);&quot;0,00&quot;) ; &quot;]&quot; )" office:value-type="string" office:string-value="[10,10;10,15]" calcext:value-type="string">
            <text:p>[10,10;10,15]</text:p>
          </table:table-cell>
          <table:table-cell table:style-name="ce169" table:formula="of:=[.H9]-[.$B9]" office:value-type="float" office:value="9.0233059337724" calcext:value-type="float">
            <text:p>9,02</text:p>
          </table:table-cell>
          <table:table-cell table:style-name="ce171" table:formula="of:=COM.MICROSOFT.CONCAT(&quot;[&quot; ; TEXT([.P9]-([$V_050.Q9]+[$V_050.$N9]);&quot;0,00&quot;) ; &quot;;&quot;  ; TEXT( [.P9]+([$V_050.Q9]+[$V_050.$N9]);&quot;0,00&quot;) ; &quot;]&quot; )" office:value-type="string" office:string-value="[9,00;9,04]" calcext:value-type="string">
            <text:p>[9,00;9,04]</text:p>
          </table:table-cell>
          <table:table-cell table:number-columns-repeated="1006"/>
        </table:table-row>
        <table:table-row table:style-name="ro3">
          <table:table-cell table:style-name="ce167" office:value-type="string" calcext:value-type="string">
            <text:p>C013</text:p>
          </table:table-cell>
          <table:table-cell table:style-name="ce169" table:formula="of:=[$V_050.B10]" office:value-type="float" office:value="14.7959978855594" calcext:value-type="float">
            <text:p>14,80</text:p>
          </table:table-cell>
          <table:table-cell table:style-name="ce171" table:formula="of:=COM.MICROSOFT.CONCAT(&quot;[&quot; ; TEXT([.B10]-[$V_050.N10];&quot;0,00&quot;) ; &quot;;&quot;  ; TEXT( [.B10]+[$V_050.N10];&quot;0,00&quot;) ; &quot;]&quot; )" office:value-type="string" office:string-value="[14,79;14,81]" calcext:value-type="string">
            <text:p>[14,79;14,81]</text:p>
          </table:table-cell>
          <table:table-cell table:style-name="ce169" table:formula="of:=[$V_050.C10]" office:value-type="float" office:value="20.4785617992817" calcext:value-type="float">
            <text:p>20,48</text:p>
          </table:table-cell>
          <table:table-cell table:style-name="ce171" table:formula="of:=COM.MICROSOFT.CONCAT(&quot;[&quot; ; TEXT([.D10]-[$V_050.O10];&quot;0,00&quot;) ; &quot;;&quot;  ; TEXT([.D10]+[$V_050.O10];&quot;0,00&quot;) ; &quot;]&quot; )" office:value-type="string" office:string-value="[20,46;20,49]" calcext:value-type="string">
            <text:p>[20,46;20,49]</text:p>
          </table:table-cell>
          <table:table-cell table:style-name="ce174" table:formula="of:=[$V_050.D10]" office:value-type="float" office:value="22.9986478585425" calcext:value-type="float">
            <text:p>23,00</text:p>
          </table:table-cell>
          <table:table-cell table:style-name="ce176" table:formula="of:=COM.MICROSOFT.CONCAT(&quot;[&quot; ; TEXT([.F10]-[$V_050.P10];&quot;0,00&quot;) ; &quot;;&quot;  ; TEXT([.F10]+[$V_050.P10];&quot;0,00&quot;) ; &quot;]&quot; )" office:value-type="string" office:string-value="[22,98;23,02]" calcext:value-type="string">
            <text:p>[22,98;23,02]</text:p>
          </table:table-cell>
          <table:table-cell table:style-name="ce169" table:formula="of:=[$V_050.E10]" office:value-type="float" office:value="22.1450066147347" calcext:value-type="float">
            <text:p>22,15</text:p>
          </table:table-cell>
          <table:table-cell table:style-name="ce171" table:formula="of:=COM.MICROSOFT.CONCAT(&quot;[&quot; ; TEXT([.H10]-[$V_050.Q10];&quot;0,00&quot;) ; &quot;;&quot;  ; TEXT([.H10]+[$V_050.Q10];&quot;0,00&quot;) ; &quot;]&quot; )" office:value-type="string" office:string-value="[22,13;22,16]" calcext:value-type="string">
            <text:p>[22,13;22,16]</text:p>
          </table:table-cell>
          <table:table-cell/>
          <table:table-cell table:style-name="ce179" office:value-type="string" calcext:value-type="string">
            <text:p>C013</text:p>
          </table:table-cell>
          <table:table-cell table:style-name="ce169" table:formula="of:=[.D10]-[.$B10]" office:value-type="float" office:value="5.68256391372227" calcext:value-type="float">
            <text:p>5,68</text:p>
          </table:table-cell>
          <table:table-cell table:style-name="ce171" table:formula="of:=COM.MICROSOFT.CONCAT(&quot;[&quot; ; TEXT([.L10]-([$V_050.O10]+[$V_050.$N10]);&quot;0,00&quot;) ; &quot;;&quot;  ; TEXT( [.L10]+([$V_050.O10]+[$V_050.$N10]);&quot;0,00&quot;) ; &quot;]&quot; )" office:value-type="string" office:string-value="[5,66;5,71]" calcext:value-type="string">
            <text:p>[5,66;5,71]</text:p>
          </table:table-cell>
          <table:table-cell table:style-name="ce174" table:formula="of:=[.F10]-[.$B10]" office:value-type="float" office:value="8.20264997298311" calcext:value-type="float">
            <text:p>8,20</text:p>
          </table:table-cell>
          <table:table-cell table:style-name="ce176" table:formula="of:=COM.MICROSOFT.CONCAT(&quot;[&quot; ; TEXT([.N10]-([$V_050.P10]+[$V_050.$N10]);&quot;0,00&quot;) ; &quot;;&quot;  ; TEXT( [.N10]+([$V_050.P10]+[$V_050.$N10]);&quot;0,00&quot;) ; &quot;]&quot; )" office:value-type="string" office:string-value="[8,17;8,23]" calcext:value-type="string">
            <text:p>[8,17;8,23]</text:p>
          </table:table-cell>
          <table:table-cell table:style-name="ce169" table:formula="of:=[.H10]-[.$B10]" office:value-type="float" office:value="7.34900872917534" calcext:value-type="float">
            <text:p>7,35</text:p>
          </table:table-cell>
          <table:table-cell table:style-name="ce171" table:formula="of:=COM.MICROSOFT.CONCAT(&quot;[&quot; ; TEXT([.P10]-([$V_050.Q10]+[$V_050.$N10]);&quot;0,00&quot;) ; &quot;;&quot;  ; TEXT( [.P10]+([$V_050.Q10]+[$V_050.$N10]);&quot;0,00&quot;) ; &quot;]&quot; )" office:value-type="string" office:string-value="[7,32;7,37]" calcext:value-type="string">
            <text:p>[7,32;7,37]</text:p>
          </table:table-cell>
          <table:table-cell table:number-columns-repeated="1006"/>
        </table:table-row>
        <table:table-row table:style-name="ro3">
          <table:table-cell table:style-name="ce167" office:value-type="string" calcext:value-type="string">
            <text:p>C015</text:p>
          </table:table-cell>
          <table:table-cell table:style-name="ce169" table:formula="of:=[$V_050.B11]" office:value-type="float" office:value="14.8409136661112" calcext:value-type="float">
            <text:p>14,84</text:p>
          </table:table-cell>
          <table:table-cell table:style-name="ce171" table:formula="of:=COM.MICROSOFT.CONCAT(&quot;[&quot; ; TEXT([.B11]-[$V_050.N11];&quot;0,00&quot;) ; &quot;;&quot;  ; TEXT( [.B11]+[$V_050.N11];&quot;0,00&quot;) ; &quot;]&quot; )" office:value-type="string" office:string-value="[14,83;14,85]" calcext:value-type="string">
            <text:p>[14,83;14,85]</text:p>
          </table:table-cell>
          <table:table-cell table:style-name="ce169" table:formula="of:=[$V_050.C11]" office:value-type="float" office:value="22.1041951111242" calcext:value-type="float">
            <text:p>22,10</text:p>
          </table:table-cell>
          <table:table-cell table:style-name="ce171" table:formula="of:=COM.MICROSOFT.CONCAT(&quot;[&quot; ; TEXT([.D11]-[$V_050.O11];&quot;0,00&quot;) ; &quot;;&quot;  ; TEXT([.D11]+[$V_050.O11];&quot;0,00&quot;) ; &quot;]&quot; )" office:value-type="string" office:string-value="[22,09;22,12]" calcext:value-type="string">
            <text:p>[22,09;22,12]</text:p>
          </table:table-cell>
          <table:table-cell table:style-name="ce174" table:formula="of:=[$V_050.D11]" office:value-type="float" office:value="23.8442218367083" calcext:value-type="float">
            <text:p>23,84</text:p>
          </table:table-cell>
          <table:table-cell table:style-name="ce176" table:formula="of:=COM.MICROSOFT.CONCAT(&quot;[&quot; ; TEXT([.F11]-[$V_050.P11];&quot;0,00&quot;) ; &quot;;&quot;  ; TEXT([.F11]+[$V_050.P11];&quot;0,00&quot;) ; &quot;]&quot; )" office:value-type="string" office:string-value="[23,83;23,86]" calcext:value-type="string">
            <text:p>[23,83;23,86]</text:p>
          </table:table-cell>
          <table:table-cell table:style-name="ce169" table:formula="of:=[$V_050.E11]" office:value-type="float" office:value="22.6932063615536" calcext:value-type="float">
            <text:p>22,69</text:p>
          </table:table-cell>
          <table:table-cell table:style-name="ce171" table:formula="of:=COM.MICROSOFT.CONCAT(&quot;[&quot; ; TEXT([.H11]-[$V_050.Q11];&quot;0,00&quot;) ; &quot;;&quot;  ; TEXT([.H11]+[$V_050.Q11];&quot;0,00&quot;) ; &quot;]&quot; )" office:value-type="string" office:string-value="[22,68;22,71]" calcext:value-type="string">
            <text:p>[22,68;22,71]</text:p>
          </table:table-cell>
          <table:table-cell/>
          <table:table-cell table:style-name="ce179" office:value-type="string" calcext:value-type="string">
            <text:p>C015</text:p>
          </table:table-cell>
          <table:table-cell table:style-name="ce169" table:formula="of:=[.D11]-[.$B11]" office:value-type="float" office:value="7.26328144501296" calcext:value-type="float">
            <text:p>7,26</text:p>
          </table:table-cell>
          <table:table-cell table:style-name="ce171" table:formula="of:=COM.MICROSOFT.CONCAT(&quot;[&quot; ; TEXT([.L11]-([$V_050.O11]+[$V_050.$N11]);&quot;0,00&quot;) ; &quot;;&quot;  ; TEXT( [.L11]+([$V_050.O11]+[$V_050.$N11]);&quot;0,00&quot;) ; &quot;]&quot; )" office:value-type="string" office:string-value="[7,24;7,29]" calcext:value-type="string">
            <text:p>[7,24;7,29]</text:p>
          </table:table-cell>
          <table:table-cell table:style-name="ce174" table:formula="of:=[.F11]-[.$B11]" office:value-type="float" office:value="9.00330817059708" calcext:value-type="float">
            <text:p>9,00</text:p>
          </table:table-cell>
          <table:table-cell table:style-name="ce176" table:formula="of:=COM.MICROSOFT.CONCAT(&quot;[&quot; ; TEXT([.N11]-([$V_050.P11]+[$V_050.$N11]);&quot;0,00&quot;) ; &quot;;&quot;  ; TEXT( [.N11]+([$V_050.P11]+[$V_050.$N11]);&quot;0,00&quot;) ; &quot;]&quot; )" office:value-type="string" office:string-value="[8,98;9,03]" calcext:value-type="string">
            <text:p>[8,98;9,03]</text:p>
          </table:table-cell>
          <table:table-cell table:style-name="ce169" table:formula="of:=[.H11]-[.$B11]" office:value-type="float" office:value="7.85229269544235" calcext:value-type="float">
            <text:p>7,85</text:p>
          </table:table-cell>
          <table:table-cell table:style-name="ce171" table:formula="of:=COM.MICROSOFT.CONCAT(&quot;[&quot; ; TEXT([.P11]-([$V_050.Q11]+[$V_050.$N11]);&quot;0,00&quot;) ; &quot;;&quot;  ; TEXT( [.P11]+([$V_050.Q11]+[$V_050.$N11]);&quot;0,00&quot;) ; &quot;]&quot; )" office:value-type="string" office:string-value="[7,83;7,88]" calcext:value-type="string">
            <text:p>[7,83;7,88]</text:p>
          </table:table-cell>
          <table:table-cell table:number-columns-repeated="1006"/>
        </table:table-row>
        <table:table-row table:style-name="ro3">
          <table:table-cell table:style-name="ce167" office:value-type="string" calcext:value-type="string">
            <text:p>C016</text:p>
          </table:table-cell>
          <table:table-cell table:style-name="ce169" table:formula="of:=[$V_050.B12]" office:value-type="float" office:value="14.7878017519043" calcext:value-type="float">
            <text:p>14,79</text:p>
          </table:table-cell>
          <table:table-cell table:style-name="ce171" table:formula="of:=COM.MICROSOFT.CONCAT(&quot;[&quot; ; TEXT([.B12]-[$V_050.N12];&quot;0,00&quot;) ; &quot;;&quot;  ; TEXT( [.B12]+[$V_050.N12];&quot;0,00&quot;) ; &quot;]&quot; )" office:value-type="string" office:string-value="[14,78;14,80]" calcext:value-type="string">
            <text:p>[14,78;14,80]</text:p>
          </table:table-cell>
          <table:table-cell table:style-name="ce169" table:formula="of:=[$V_050.C12]" office:value-type="float" office:value="19.2393539321132" calcext:value-type="float">
            <text:p>19,24</text:p>
          </table:table-cell>
          <table:table-cell table:style-name="ce171" table:formula="of:=COM.MICROSOFT.CONCAT(&quot;[&quot; ; TEXT([.D12]-[$V_050.O12];&quot;0,00&quot;) ; &quot;;&quot;  ; TEXT([.D12]+[$V_050.O12];&quot;0,00&quot;) ; &quot;]&quot; )" office:value-type="string" office:string-value="[19,22;19,25]" calcext:value-type="string">
            <text:p>[19,22;19,25]</text:p>
          </table:table-cell>
          <table:table-cell table:style-name="ce174" table:formula="of:=[$V_050.D12]" office:value-type="float" office:value="21.3116126517538" calcext:value-type="float">
            <text:p>21,31</text:p>
          </table:table-cell>
          <table:table-cell table:style-name="ce176" table:formula="of:=COM.MICROSOFT.CONCAT(&quot;[&quot; ; TEXT([.F12]-[$V_050.P12];&quot;0,00&quot;) ; &quot;;&quot;  ; TEXT([.F12]+[$V_050.P12];&quot;0,00&quot;) ; &quot;]&quot; )" office:value-type="string" office:string-value="[21,29;21,33]" calcext:value-type="string">
            <text:p>[21,29;21,33]</text:p>
          </table:table-cell>
          <table:table-cell table:style-name="ce169" table:formula="of:=[$V_050.E12]" office:value-type="float" office:value="19.8753800284" calcext:value-type="float">
            <text:p>19,88</text:p>
          </table:table-cell>
          <table:table-cell table:style-name="ce171" table:formula="of:=COM.MICROSOFT.CONCAT(&quot;[&quot; ; TEXT([.H12]-[$V_050.Q12];&quot;0,00&quot;) ; &quot;;&quot;  ; TEXT([.H12]+[$V_050.Q12];&quot;0,00&quot;) ; &quot;]&quot; )" office:value-type="string" office:string-value="[19,85;19,90]" calcext:value-type="string">
            <text:p>[19,85;19,90]</text:p>
          </table:table-cell>
          <table:table-cell/>
          <table:table-cell table:style-name="ce179" office:value-type="string" calcext:value-type="string">
            <text:p>C016</text:p>
          </table:table-cell>
          <table:table-cell table:style-name="ce169" table:formula="of:=[.D12]-[.$B12]" office:value-type="float" office:value="4.45155218020888" calcext:value-type="float">
            <text:p>4,45</text:p>
          </table:table-cell>
          <table:table-cell table:style-name="ce171" table:formula="of:=COM.MICROSOFT.CONCAT(&quot;[&quot; ; TEXT([.L12]-([$V_050.O12]+[$V_050.$N12]);&quot;0,00&quot;) ; &quot;;&quot;  ; TEXT( [.L12]+([$V_050.O12]+[$V_050.$N12]);&quot;0,00&quot;) ; &quot;]&quot; )" office:value-type="string" office:string-value="[4,43;4,47]" calcext:value-type="string">
            <text:p>[4,43;4,47]</text:p>
          </table:table-cell>
          <table:table-cell table:style-name="ce174" table:formula="of:=[.F12]-[.$B12]" office:value-type="float" office:value="6.5238108998495" calcext:value-type="float">
            <text:p>6,52</text:p>
          </table:table-cell>
          <table:table-cell table:style-name="ce176" table:formula="of:=COM.MICROSOFT.CONCAT(&quot;[&quot; ; TEXT([.N12]-([$V_050.P12]+[$V_050.$N12]);&quot;0,00&quot;) ; &quot;;&quot;  ; TEXT( [.N12]+([$V_050.P12]+[$V_050.$N12]);&quot;0,00&quot;) ; &quot;]&quot; )" office:value-type="string" office:string-value="[6,50;6,55]" calcext:value-type="string">
            <text:p>[6,50;6,55]</text:p>
          </table:table-cell>
          <table:table-cell table:style-name="ce169" table:formula="of:=[.H12]-[.$B12]" office:value-type="float" office:value="5.08757827649568" calcext:value-type="float">
            <text:p>5,09</text:p>
          </table:table-cell>
          <table:table-cell table:style-name="ce171" table:formula="of:=COM.MICROSOFT.CONCAT(&quot;[&quot; ; TEXT([.P12]-([$V_050.Q12]+[$V_050.$N12]);&quot;0,00&quot;) ; &quot;;&quot;  ; TEXT( [.P12]+([$V_050.Q12]+[$V_050.$N12]);&quot;0,00&quot;) ; &quot;]&quot; )" office:value-type="string" office:string-value="[5,06;5,12]" calcext:value-type="string">
            <text:p>[5,06;5,12]</text:p>
          </table:table-cell>
          <table:table-cell table:number-columns-repeated="1006"/>
        </table:table-row>
        <table:table-row table:style-name="ro3">
          <table:table-cell table:style-name="ce167" office:value-type="string" calcext:value-type="string">
            <text:p>C017</text:p>
          </table:table-cell>
          <table:table-cell table:style-name="ce169" table:formula="of:=[$V_050.B13]" office:value-type="float" office:value="14.8349587349594" calcext:value-type="float">
            <text:p>14,83</text:p>
          </table:table-cell>
          <table:table-cell table:style-name="ce171" table:formula="of:=COM.MICROSOFT.CONCAT(&quot;[&quot; ; TEXT([.B13]-[$V_050.N13];&quot;0,00&quot;) ; &quot;;&quot;  ; TEXT( [.B13]+[$V_050.N13];&quot;0,00&quot;) ; &quot;]&quot; )" office:value-type="string" office:string-value="[14,83;14,84]" calcext:value-type="string">
            <text:p>[14,83;14,84]</text:p>
          </table:table-cell>
          <table:table-cell table:style-name="ce169" table:formula="of:=[$V_050.C13]" office:value-type="float" office:value="19.904631869315" calcext:value-type="float">
            <text:p>19,90</text:p>
          </table:table-cell>
          <table:table-cell table:style-name="ce171" table:formula="of:=COM.MICROSOFT.CONCAT(&quot;[&quot; ; TEXT([.D13]-[$V_050.O13];&quot;0,00&quot;) ; &quot;;&quot;  ; TEXT([.D13]+[$V_050.O13];&quot;0,00&quot;) ; &quot;]&quot; )" office:value-type="string" office:string-value="[19,89;19,92]" calcext:value-type="string">
            <text:p>[19,89;19,92]</text:p>
          </table:table-cell>
          <table:table-cell table:style-name="ce174" table:formula="of:=[$V_050.D13]" office:value-type="float" office:value="21.4653484500254" calcext:value-type="float">
            <text:p>21,47</text:p>
          </table:table-cell>
          <table:table-cell table:style-name="ce176" table:formula="of:=COM.MICROSOFT.CONCAT(&quot;[&quot; ; TEXT([.F13]-[$V_050.P13];&quot;0,00&quot;) ; &quot;;&quot;  ; TEXT([.F13]+[$V_050.P13];&quot;0,00&quot;) ; &quot;]&quot; )" office:value-type="string" office:string-value="[21,44;21,49]" calcext:value-type="string">
            <text:p>[21,44;21,49]</text:p>
          </table:table-cell>
          <table:table-cell table:style-name="ce169" table:formula="of:=[$V_050.E13]" office:value-type="float" office:value="19.3839923516713" calcext:value-type="float">
            <text:p>19,38</text:p>
          </table:table-cell>
          <table:table-cell table:style-name="ce171" table:formula="of:=COM.MICROSOFT.CONCAT(&quot;[&quot; ; TEXT([.H13]-[$V_050.Q13];&quot;0,00&quot;) ; &quot;;&quot;  ; TEXT([.H13]+[$V_050.Q13];&quot;0,00&quot;) ; &quot;]&quot; )" office:value-type="string" office:string-value="[19,37;19,40]" calcext:value-type="string">
            <text:p>[19,37;19,40]</text:p>
          </table:table-cell>
          <table:table-cell/>
          <table:table-cell table:style-name="ce179" office:value-type="string" calcext:value-type="string">
            <text:p>C017</text:p>
          </table:table-cell>
          <table:table-cell table:style-name="ce169" table:formula="of:=[.D13]-[.$B13]" office:value-type="float" office:value="5.06967313435555" calcext:value-type="float">
            <text:p>5,07</text:p>
          </table:table-cell>
          <table:table-cell table:style-name="ce171" table:formula="of:=COM.MICROSOFT.CONCAT(&quot;[&quot; ; TEXT([.L13]-([$V_050.O13]+[$V_050.$N13]);&quot;0,00&quot;) ; &quot;;&quot;  ; TEXT( [.L13]+([$V_050.O13]+[$V_050.$N13]);&quot;0,00&quot;) ; &quot;]&quot; )" office:value-type="string" office:string-value="[5,05;5,09]" calcext:value-type="string">
            <text:p>[5,05;5,09]</text:p>
          </table:table-cell>
          <table:table-cell table:style-name="ce174" table:formula="of:=[.F13]-[.$B13]" office:value-type="float" office:value="6.63038971506596" calcext:value-type="float">
            <text:p>6,63</text:p>
          </table:table-cell>
          <table:table-cell table:style-name="ce176" table:formula="of:=COM.MICROSOFT.CONCAT(&quot;[&quot; ; TEXT([.N13]-([$V_050.P13]+[$V_050.$N13]);&quot;0,00&quot;) ; &quot;;&quot;  ; TEXT( [.N13]+([$V_050.P13]+[$V_050.$N13]);&quot;0,00&quot;) ; &quot;]&quot; )" office:value-type="string" office:string-value="[6,59;6,67]" calcext:value-type="string">
            <text:p>[6,59;6,67]</text:p>
          </table:table-cell>
          <table:table-cell table:style-name="ce169" table:formula="of:=[.H13]-[.$B13]" office:value-type="float" office:value="4.54903361671184" calcext:value-type="float">
            <text:p>4,55</text:p>
          </table:table-cell>
          <table:table-cell table:style-name="ce171" table:formula="of:=COM.MICROSOFT.CONCAT(&quot;[&quot; ; TEXT([.P13]-([$V_050.Q13]+[$V_050.$N13]);&quot;0,00&quot;) ; &quot;;&quot;  ; TEXT( [.P13]+([$V_050.Q13]+[$V_050.$N13]);&quot;0,00&quot;) ; &quot;]&quot; )" office:value-type="string" office:string-value="[4,53;4,57]" calcext:value-type="string">
            <text:p>[4,53;4,57]</text:p>
          </table:table-cell>
          <table:table-cell table:number-columns-repeated="1006"/>
        </table:table-row>
        <table:table-row table:style-name="ro3">
          <table:table-cell table:style-name="ce167" office:value-type="string" calcext:value-type="string">
            <text:p>C019</text:p>
          </table:table-cell>
          <table:table-cell table:style-name="ce169" table:formula="of:=[$V_050.B14]" office:value-type="float" office:value="14.7904885333823" calcext:value-type="float">
            <text:p>14,79</text:p>
          </table:table-cell>
          <table:table-cell table:style-name="ce171" table:formula="of:=COM.MICROSOFT.CONCAT(&quot;[&quot; ; TEXT([.B14]-[$V_050.N14];&quot;0,00&quot;) ; &quot;;&quot;  ; TEXT( [.B14]+[$V_050.N14];&quot;0,00&quot;) ; &quot;]&quot; )" office:value-type="string" office:string-value="[14,78;14,80]" calcext:value-type="string">
            <text:p>[14,78;14,80]</text:p>
          </table:table-cell>
          <table:table-cell table:style-name="ce169" table:formula="of:=[$V_050.C14]" office:value-type="float" office:value="18.7329079567502" calcext:value-type="float">
            <text:p>18,73</text:p>
          </table:table-cell>
          <table:table-cell table:style-name="ce171" table:formula="of:=COM.MICROSOFT.CONCAT(&quot;[&quot; ; TEXT([.D14]-[$V_050.O14];&quot;0,00&quot;) ; &quot;;&quot;  ; TEXT([.D14]+[$V_050.O14];&quot;0,00&quot;) ; &quot;]&quot; )" office:value-type="string" office:string-value="[18,71;18,75]" calcext:value-type="string">
            <text:p>[18,71;18,75]</text:p>
          </table:table-cell>
          <table:table-cell table:style-name="ce174" table:formula="of:=[$V_050.D14]" office:value-type="float" office:value="20.3192813227832" calcext:value-type="float">
            <text:p>20,32</text:p>
          </table:table-cell>
          <table:table-cell table:style-name="ce176" table:formula="of:=COM.MICROSOFT.CONCAT(&quot;[&quot; ; TEXT([.F14]-[$V_050.P14];&quot;0,00&quot;) ; &quot;;&quot;  ; TEXT([.F14]+[$V_050.P14];&quot;0,00&quot;) ; &quot;]&quot; )" office:value-type="string" office:string-value="[20,30;20,34]" calcext:value-type="string">
            <text:p>[20,30;20,34]</text:p>
          </table:table-cell>
          <table:table-cell table:style-name="ce169" table:formula="of:=[$V_050.E14]" office:value-type="float" office:value="19.0834590327698" calcext:value-type="float">
            <text:p>19,08</text:p>
          </table:table-cell>
          <table:table-cell table:style-name="ce171" table:formula="of:=COM.MICROSOFT.CONCAT(&quot;[&quot; ; TEXT([.H14]-[$V_050.Q14];&quot;0,00&quot;) ; &quot;;&quot;  ; TEXT([.H14]+[$V_050.Q14];&quot;0,00&quot;) ; &quot;]&quot; )" office:value-type="string" office:string-value="[19,06;19,11]" calcext:value-type="string">
            <text:p>[19,06;19,11]</text:p>
          </table:table-cell>
          <table:table-cell/>
          <table:table-cell table:style-name="ce179" office:value-type="string" calcext:value-type="string">
            <text:p>C019</text:p>
          </table:table-cell>
          <table:table-cell table:style-name="ce169" table:formula="of:=[.D14]-[.$B14]" office:value-type="float" office:value="3.94241942336788" calcext:value-type="float">
            <text:p>3,94</text:p>
          </table:table-cell>
          <table:table-cell table:style-name="ce171" table:formula="of:=COM.MICROSOFT.CONCAT(&quot;[&quot; ; TEXT([.L14]-([$V_050.O14]+[$V_050.$N14]);&quot;0,00&quot;) ; &quot;;&quot;  ; TEXT( [.L14]+([$V_050.O14]+[$V_050.$N14]);&quot;0,00&quot;) ; &quot;]&quot; )" office:value-type="string" office:string-value="[3,91;3,97]" calcext:value-type="string">
            <text:p>[3,91;3,97]</text:p>
          </table:table-cell>
          <table:table-cell table:style-name="ce174" table:formula="of:=[.F14]-[.$B14]" office:value-type="float" office:value="5.52879278940088" calcext:value-type="float">
            <text:p>5,53</text:p>
          </table:table-cell>
          <table:table-cell table:style-name="ce176" table:formula="of:=COM.MICROSOFT.CONCAT(&quot;[&quot; ; TEXT([.N14]-([$V_050.P14]+[$V_050.$N14]);&quot;0,00&quot;) ; &quot;;&quot;  ; TEXT( [.N14]+([$V_050.P14]+[$V_050.$N14]);&quot;0,00&quot;) ; &quot;]&quot; )" office:value-type="string" office:string-value="[5,50;5,56]" calcext:value-type="string">
            <text:p>[5,50;5,56]</text:p>
          </table:table-cell>
          <table:table-cell table:style-name="ce169" table:formula="of:=[.H14]-[.$B14]" office:value-type="float" office:value="4.29297049938752" calcext:value-type="float">
            <text:p>4,29</text:p>
          </table:table-cell>
          <table:table-cell table:style-name="ce171" table:formula="of:=COM.MICROSOFT.CONCAT(&quot;[&quot; ; TEXT([.P14]-([$V_050.Q14]+[$V_050.$N14]);&quot;0,00&quot;) ; &quot;;&quot;  ; TEXT( [.P14]+([$V_050.Q14]+[$V_050.$N14]);&quot;0,00&quot;) ; &quot;]&quot; )" office:value-type="string" office:string-value="[4,26;4,32]" calcext:value-type="string">
            <text:p>[4,26;4,32]</text:p>
          </table:table-cell>
          <table:table-cell table:number-columns-repeated="1006"/>
        </table:table-row>
        <table:table-row table:style-name="ro3">
          <table:table-cell table:style-name="ce167" office:value-type="string" calcext:value-type="string">
            <text:p>C024</text:p>
          </table:table-cell>
          <table:table-cell table:style-name="ce169" table:formula="of:=[$V_050.B15]" office:value-type="float" office:value="14.5821794930661" calcext:value-type="float">
            <text:p>14,58</text:p>
          </table:table-cell>
          <table:table-cell table:style-name="ce171" table:formula="of:=COM.MICROSOFT.CONCAT(&quot;[&quot; ; TEXT([.B15]-[$V_050.N15];&quot;0,00&quot;) ; &quot;;&quot;  ; TEXT( [.B15]+[$V_050.N15];&quot;0,00&quot;) ; &quot;]&quot; )" office:value-type="string" office:string-value="[14,57;14,59]" calcext:value-type="string">
            <text:p>[14,57;14,59]</text:p>
          </table:table-cell>
          <table:table-cell table:style-name="ce169" table:formula="of:=[$V_050.C15]" office:value-type="float" office:value="19.7477894086335" calcext:value-type="float">
            <text:p>19,75</text:p>
          </table:table-cell>
          <table:table-cell table:style-name="ce171" table:formula="of:=COM.MICROSOFT.CONCAT(&quot;[&quot; ; TEXT([.D15]-[$V_050.O15];&quot;0,00&quot;) ; &quot;;&quot;  ; TEXT([.D15]+[$V_050.O15];&quot;0,00&quot;) ; &quot;]&quot; )" office:value-type="string" office:string-value="[19,73;19,77]" calcext:value-type="string">
            <text:p>[19,73;19,77]</text:p>
          </table:table-cell>
          <table:table-cell table:style-name="ce174" table:formula="of:=[$V_050.D15]" office:value-type="float" office:value="21.0283339364821" calcext:value-type="float">
            <text:p>21,03</text:p>
          </table:table-cell>
          <table:table-cell table:style-name="ce176" table:formula="of:=COM.MICROSOFT.CONCAT(&quot;[&quot; ; TEXT([.F15]-[$V_050.P15];&quot;0,00&quot;) ; &quot;;&quot;  ; TEXT([.F15]+[$V_050.P15];&quot;0,00&quot;) ; &quot;]&quot; )" office:value-type="string" office:string-value="[21,01;21,05]" calcext:value-type="string">
            <text:p>[21,01;21,05]</text:p>
          </table:table-cell>
          <table:table-cell table:style-name="ce169" table:formula="of:=[$V_050.E15]" office:value-type="float" office:value="19.8077744952618" calcext:value-type="float">
            <text:p>19,81</text:p>
          </table:table-cell>
          <table:table-cell table:style-name="ce171" table:formula="of:=COM.MICROSOFT.CONCAT(&quot;[&quot; ; TEXT([.H15]-[$V_050.Q15];&quot;0,00&quot;) ; &quot;;&quot;  ; TEXT([.H15]+[$V_050.Q15];&quot;0,00&quot;) ; &quot;]&quot; )" office:value-type="string" office:string-value="[19,78;19,83]" calcext:value-type="string">
            <text:p>[19,78;19,83]</text:p>
          </table:table-cell>
          <table:table-cell/>
          <table:table-cell table:style-name="ce179" office:value-type="string" calcext:value-type="string">
            <text:p>C024</text:p>
          </table:table-cell>
          <table:table-cell table:style-name="ce169" table:formula="of:=[.D15]-[.$B15]" office:value-type="float" office:value="5.16560991556744" calcext:value-type="float">
            <text:p>5,17</text:p>
          </table:table-cell>
          <table:table-cell table:style-name="ce171" table:formula="of:=COM.MICROSOFT.CONCAT(&quot;[&quot; ; TEXT([.L15]-([$V_050.O15]+[$V_050.$N15]);&quot;0,00&quot;) ; &quot;;&quot;  ; TEXT( [.L15]+([$V_050.O15]+[$V_050.$N15]);&quot;0,00&quot;) ; &quot;]&quot; )" office:value-type="string" office:string-value="[5,14;5,20]" calcext:value-type="string">
            <text:p>[5,14;5,20]</text:p>
          </table:table-cell>
          <table:table-cell table:style-name="ce174" table:formula="of:=[.F15]-[.$B15]" office:value-type="float" office:value="6.44615444341596" calcext:value-type="float">
            <text:p>6,45</text:p>
          </table:table-cell>
          <table:table-cell table:style-name="ce176" table:formula="of:=COM.MICROSOFT.CONCAT(&quot;[&quot; ; TEXT([.N15]-([$V_050.P15]+[$V_050.$N15]);&quot;0,00&quot;) ; &quot;;&quot;  ; TEXT( [.N15]+([$V_050.P15]+[$V_050.$N15]);&quot;0,00&quot;) ; &quot;]&quot; )" office:value-type="string" office:string-value="[6,42;6,48]" calcext:value-type="string">
            <text:p>[6,42;6,48]</text:p>
          </table:table-cell>
          <table:table-cell table:style-name="ce169" table:formula="of:=[.H15]-[.$B15]" office:value-type="float" office:value="5.22559500219567" calcext:value-type="float">
            <text:p>5,23</text:p>
          </table:table-cell>
          <table:table-cell table:style-name="ce171" table:formula="of:=COM.MICROSOFT.CONCAT(&quot;[&quot; ; TEXT([.P15]-([$V_050.Q15]+[$V_050.$N15]);&quot;0,00&quot;) ; &quot;;&quot;  ; TEXT( [.P15]+([$V_050.Q15]+[$V_050.$N15]);&quot;0,00&quot;) ; &quot;]&quot; )" office:value-type="string" office:string-value="[5,19;5,26]" calcext:value-type="string">
            <text:p>[5,19;5,26]</text:p>
          </table:table-cell>
          <table:table-cell table:number-columns-repeated="1006"/>
        </table:table-row>
        <table:table-row table:style-name="ro3">
          <table:table-cell table:style-name="ce19" office:value-type="string" calcext:value-type="string">
            <text:p>Média</text:p>
          </table:table-cell>
          <table:table-cell table:style-name="ce24" table:formula="of:=[$V_050.B16]" office:value-type="float" office:value="14.7787238966022" calcext:value-type="float">
            <text:p>14,78</text:p>
          </table:table-cell>
          <table:table-cell table:style-name="ce44" table:formula="of:=COM.MICROSOFT.CONCAT(&quot;[&quot; ; TEXT([.B16]-[$V_050.N16];&quot;0,00&quot;) ; &quot;;&quot;  ; TEXT( [.B16]+[$V_050.N16];&quot;0,00&quot;) ; &quot;]&quot; )" office:value-type="string" office:string-value="[14,77;14,79]" calcext:value-type="string">
            <text:p>[14,77;14,79]</text:p>
          </table:table-cell>
          <table:table-cell table:style-name="ce24" table:formula="of:=[$V_050.C16]" office:value-type="float" office:value="20.3279884821336" calcext:value-type="float">
            <text:p>20,33</text:p>
          </table:table-cell>
          <table:table-cell table:style-name="ce44" table:formula="of:=COM.MICROSOFT.CONCAT(&quot;[&quot; ; TEXT([.D16]-[$V_050.O16];&quot;0,00&quot;) ; &quot;;&quot;  ; TEXT( [.D16]+[$V_050.O16];&quot;0,00&quot;) ; &quot;]&quot; )" office:value-type="string" office:string-value="[20,31;20,34]" calcext:value-type="string">
            <text:p>[20,31;20,34]</text:p>
          </table:table-cell>
          <table:table-cell table:style-name="ce61" table:formula="of:=[$V_050.D16]" office:value-type="float" office:value="22.5468159678328" calcext:value-type="float">
            <text:p>22,55</text:p>
          </table:table-cell>
          <table:table-cell table:style-name="ce66" table:formula="of:=COM.MICROSOFT.CONCAT(&quot;[&quot; ; TEXT([.F16]-[$V_050.P16];&quot;0,00&quot;) ; &quot;;&quot;  ; TEXT( [.F16]+[$V_050.P16];&quot;0,00&quot;) ; &quot;]&quot; )" office:value-type="string" office:string-value="[22,52;22,57]" calcext:value-type="string">
            <text:p>[22,52;22,57]</text:p>
          </table:table-cell>
          <table:table-cell table:style-name="ce24" table:formula="of:=[$V_050.E16]" office:value-type="float" office:value="21.2848509185937" calcext:value-type="float">
            <text:p>21,28</text:p>
          </table:table-cell>
          <table:table-cell table:style-name="ce44" table:formula="of:=COM.MICROSOFT.CONCAT(&quot;[&quot; ; TEXT([.H16]-[$V_050.Q16];&quot;0,00&quot;) ; &quot;;&quot;  ; TEXT( [.H16]+[$V_050.Q16];&quot;0,00&quot;) ; &quot;]&quot; )" office:value-type="string" office:string-value="[21,26;21,31]" calcext:value-type="string">
            <text:p>[21,26;21,31]</text:p>
          </table:table-cell>
          <table:table-cell table:style-name="ce54"/>
          <table:table-cell table:style-name="ce67" office:value-type="string" calcext:value-type="string">
            <text:p>Média</text:p>
          </table:table-cell>
          <table:table-cell table:style-name="ce83" table:formula="of:=AVERAGE([.L4:.L15])" office:value-type="float" office:value="5.54926458553139" calcext:value-type="float">
            <text:p>5,55</text:p>
          </table:table-cell>
          <table:table-cell table:style-name="ce91" table:formula="of:=COM.MICROSOFT.CONCAT(&quot;[&quot; ; TEXT([.L16]-([$V_050.O16]+[$V_050.$N16]);&quot;0,00&quot;) ; &quot;;&quot;  ; TEXT( [.L16]+([$V_050.O16]+[$V_050.$N16]);&quot;0,00&quot;) ; &quot;]&quot; )" office:value-type="string" office:string-value="[5,52;5,57]" calcext:value-type="string">
            <text:p>[5,52;5,57]</text:p>
          </table:table-cell>
          <table:table-cell table:style-name="ce110" table:formula="of:=[.F16]-[.$B16]" office:value-type="float" office:value="7.76809207123059" calcext:value-type="float">
            <text:p>7,77</text:p>
          </table:table-cell>
          <table:table-cell table:style-name="ce114" table:formula="of:=COM.MICROSOFT.CONCAT(&quot;[&quot; ; TEXT([.N16]-([$V_050.P16]+[$V_050.$N16]);&quot;0,00&quot;) ; &quot;;&quot;  ; TEXT( [.N16]+([$V_050.P16]+[$V_050.$N16]);&quot;0,00&quot;) ; &quot;]&quot; )" office:value-type="string" office:string-value="[7,74;7,80]" calcext:value-type="string">
            <text:p>[7,74;7,80]</text:p>
          </table:table-cell>
          <table:table-cell table:style-name="ce83" table:formula="of:=[.H16]-[.$B16]" office:value-type="float" office:value="6.50612702199153" calcext:value-type="float">
            <text:p>6,51</text:p>
          </table:table-cell>
          <table:table-cell table:style-name="ce91" table:formula="of:=COM.MICROSOFT.CONCAT(&quot;[&quot; ; TEXT([.P16]-([$V_050.Q16]+[$V_050.$N16]);&quot;0,00&quot;) ; &quot;;&quot;  ; TEXT( [.P16]+([$V_050.Q16]+[$V_050.$N16]);&quot;0,00&quot;) ; &quot;]&quot; )" office:value-type="string" office:string-value="[6,48;6,54]" calcext:value-type="string">
            <text:p>[6,48;6,54]</text:p>
          </table:table-cell>
          <table:table-cell table:style-name="ce46"/>
          <table:table-cell table:style-name="ce107" table:number-columns-repeated="3"/>
          <table:table-cell table:style-name="ce46" table:number-columns-repeated="994"/>
          <table:table-cell table:style-name="ce128" table:number-columns-repeated="8"/>
        </table:table-row>
        <table:table-row table:style-name="ro1">
          <table:table-cell table:number-columns-repeated="1023"/>
        </table:table-row>
        <table:table-row table:style-name="ro2">
          <table:table-cell table:style-name="ce9" office:value-type="string" calcext:value-type="string" table:number-columns-spanned="9" table:number-rows-spanned="1">
            <text:p>MSSIM - sigma=50</text:p>
          </table:table-cell>
          <table:covered-table-cell table:style-name="ce21"/>
          <table:covered-table-cell table:style-name="ce37"/>
          <table:covered-table-cell table:style-name="ce21"/>
          <table:covered-table-cell table:style-name="ce37"/>
          <table:covered-table-cell table:style-name="ce21"/>
          <table:covered-table-cell table:style-name="ce37"/>
          <table:covered-table-cell table:style-name="ce21"/>
          <table:covered-table-cell table:style-name="ce37"/>
          <table:table-cell/>
          <table:table-cell table:style-name="ce59" office:value-type="string" calcext:value-type="string" table:number-columns-spanned="7" table:number-rows-spanned="1">
            <text:p>MSSIM Improv (%) - sigma=50</text:p>
          </table:table-cell>
          <table:covered-table-cell table:style-name="ce81"/>
          <table:covered-table-cell table:style-name="ce89"/>
          <table:covered-table-cell table:style-name="ce81"/>
          <table:covered-table-cell table:style-name="ce89"/>
          <table:covered-table-cell table:style-name="ce95"/>
          <table:covered-table-cell table:style-name="ce89"/>
          <table:table-cell/>
          <table:table-cell table:style-name="ce108" office:value-type="string" calcext:value-type="string" table:number-columns-spanned="3" table:number-rows-spanned="1">
            <text:p>CI</text:p>
          </table:table-cell>
          <table:covered-table-cell table:number-columns-repeated="2"/>
          <table:table-cell table:number-columns-repeated="1002"/>
        </table:table-row>
        <table:table-row table:style-name="ro3">
          <table:table-cell table:style-name="ce12" office:value-type="string" calcext:value-type="string">
            <text:p>imagem</text:p>
          </table:table-cell>
          <table:table-cell table:style-name="ce22" office:value-type="string" calcext:value-type="string" table:number-columns-spanned="2" table:number-rows-spanned="1">
            <text:p>noisy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-lbp</text:p>
          </table:table-cell>
          <table:covered-table-cell table:style-name="ce42"/>
          <table:table-cell table:style-name="ce22" office:value-type="string" calcext:value-type="string" table:number-columns-spanned="2" table:number-rows-spanned="1">
            <text:p>nlm-glcm</text:p>
          </table:table-cell>
          <table:covered-table-cell table:style-name="ce42"/>
          <table:table-cell table:style-name="ce14"/>
          <table:table-cell table:style-name="ce60" office:value-type="string" calcext:value-type="string">
            <text:p>imagem</text:p>
          </table:table-cell>
          <table:table-cell table:style-name="ce135" office:value-type="string" calcext:value-type="string" table:number-columns-spanned="2" table:number-rows-spanned="1">
            <text:p>nlm</text:p>
          </table:table-cell>
          <table:covered-table-cell table:style-name="ce90"/>
          <table:table-cell table:style-name="ce135" office:value-type="string" calcext:value-type="string" table:number-columns-spanned="2" table:number-rows-spanned="1">
            <text:p>nlm-lbp</text:p>
          </table:table-cell>
          <table:covered-table-cell table:style-name="ce90"/>
          <table:table-cell table:style-name="ce135" office:value-type="string" calcext:value-type="string" table:number-columns-spanned="2" table:number-rows-spanned="1">
            <text:p>nlm-glcm</text:p>
          </table:table-cell>
          <table:covered-table-cell table:style-name="ce90"/>
          <table:table-cell table:style-name="ce14"/>
          <table:table-cell table:style-name="ce109" office:value-type="string" calcext:value-type="string">
            <text:p>nlm</text:p>
          </table:table-cell>
          <table:table-cell table:style-name="ce109" office:value-type="string" calcext:value-type="string">
            <text:p>nlm-lbp</text:p>
          </table:table-cell>
          <table:table-cell table:style-name="ce109" office:value-type="string" calcext:value-type="string">
            <text:p>nlm-glcm</text:p>
          </table:table-cell>
          <table:table-cell table:style-name="ce14" table:number-columns-repeated="994"/>
          <table:table-cell table:number-columns-repeated="8"/>
        </table:table-row>
        <table:table-row table:style-name="ro3">
          <table:table-cell table:style-name="ce168" office:value-type="string" calcext:value-type="string">
            <text:p>C001</text:p>
          </table:table-cell>
          <table:table-cell table:style-name="ce170" table:formula="of:=[$V_050.B20]" office:value-type="float" office:value="0.664727868554424" calcext:value-type="float">
            <text:p>0,665</text:p>
          </table:table-cell>
          <table:table-cell table:style-name="ce172" table:formula="of:=COM.MICROSOFT.CONCAT(&quot;[&quot; ; TEXT([.B20]-[$V_050.N20];&quot;0,000&quot;) ; &quot;;&quot;  ; TEXT( [.B20]+[$V_050.N20];&quot;0,000&quot;) ; &quot;]&quot; )" office:value-type="string" office:string-value="[0,664;0,665]" calcext:value-type="string">
            <text:p>[0,664;0,665]</text:p>
          </table:table-cell>
          <table:table-cell table:style-name="ce170" table:formula="of:=[$V_050.C20]" office:value-type="float" office:value="0.787404271010707" calcext:value-type="float">
            <text:p>0,787</text:p>
          </table:table-cell>
          <table:table-cell table:style-name="ce172" table:formula="of:=COM.MICROSOFT.CONCAT(&quot;[&quot; ; TEXT([.D20]-[$V_050.O20];&quot;0,000&quot;) ; &quot;;&quot;  ; TEXT([.D20]+[$V_050.O20];&quot;0,000&quot;) ; &quot;]&quot; )" office:value-type="string" office:string-value="[0,787;0,788]" calcext:value-type="string">
            <text:p>[0,787;0,788]</text:p>
          </table:table-cell>
          <table:table-cell table:style-name="ce175" table:formula="of:=[$V_050.D20]" office:value-type="float" office:value="0.881563713321989" calcext:value-type="float">
            <text:p>0,882</text:p>
          </table:table-cell>
          <table:table-cell table:style-name="ce177" table:formula="of:=COM.MICROSOFT.CONCAT(&quot;[&quot; ; TEXT([.F20]-[$V_050.P20];&quot;0,000&quot;) ; &quot;;&quot;  ; TEXT([.F20]+[$V_050.P20];&quot;0,000&quot;) ; &quot;]&quot; )" office:value-type="string" office:string-value="[0,881;0,882]" calcext:value-type="string">
            <text:p>[0,881;0,882]</text:p>
          </table:table-cell>
          <table:table-cell table:style-name="ce170" table:formula="of:=[$V_050.E20]" office:value-type="float" office:value="0.859483723927" calcext:value-type="float">
            <text:p>0,859</text:p>
          </table:table-cell>
          <table:table-cell table:style-name="ce172" table:formula="of:=COM.MICROSOFT.CONCAT(&quot;[&quot; ; TEXT([.H20]-[$V_050.Q20];&quot;0,000&quot;) ; &quot;;&quot;  ; TEXT([.H20]+[$V_050.Q20];&quot;0,000&quot;) ; &quot;]&quot; )" office:value-type="string" office:string-value="[0,859;0,860]" calcext:value-type="string">
            <text:p>[0,859;0,860]</text:p>
          </table:table-cell>
          <table:table-cell table:style-name="ce16"/>
          <table:table-cell table:style-name="ce180" office:value-type="string" calcext:value-type="string">
            <text:p>C001</text:p>
          </table:table-cell>
          <table:table-cell table:style-name="ce181" table:formula="of:=100*([.D20]-[.$B20])/[.$B20]" office:value-type="float" office:value="18.455131529699" calcext:value-type="float">
            <text:p>18,5</text:p>
          </table:table-cell>
          <table:table-cell table:style-name="ce171" table:formula="of:=COM.MICROSOFT.CONCAT(&quot;[&quot; ; TEXT([.L20]-[.S20];&quot;0,0&quot;) ; &quot;;&quot;  ; TEXT( [.L20]+[.S20];&quot;0,0&quot;) ; &quot;]&quot; )" office:value-type="string" office:string-value="[18,3;18,6]" calcext:value-type="string">
            <text:p>[18,3;18,6]</text:p>
          </table:table-cell>
          <table:table-cell table:style-name="ce182" table:formula="of:=100*([.F20]-[.$B20])/[.$B20]" office:value-type="float" office:value="32.6202428129146" calcext:value-type="float">
            <text:p>32,6</text:p>
          </table:table-cell>
          <table:table-cell table:style-name="ce176" table:formula="of:=COM.MICROSOFT.CONCAT(&quot;[&quot; ; TEXT([.N20]-[.T20];&quot;0,0&quot;) ; &quot;;&quot;  ; TEXT( [.N20]+[.T20];&quot;0,0&quot;) ; &quot;]&quot; )" office:value-type="string" office:string-value="[32,4;32,8]" calcext:value-type="string">
            <text:p>[32,4;32,8]</text:p>
          </table:table-cell>
          <table:table-cell table:style-name="ce181" table:formula="of:=100*([.H20]-[.$B20])/[.$B20]" office:value-type="float" office:value="29.2985843659767" calcext:value-type="float">
            <text:p>29,3</text:p>
          </table:table-cell>
          <table:table-cell table:style-name="ce171" table:formula="of:=COM.MICROSOFT.CONCAT(&quot;[&quot; ; TEXT([.P20]-[.U20];&quot;0,0&quot;) ; &quot;;&quot;  ; TEXT( [.P20]+[.U20];&quot;0,0&quot;) ; &quot;]&quot; )" office:value-type="string" office:string-value="[29,1;29,5]" calcext:value-type="string">
            <text:p>[29,1;29,5]</text:p>
          </table:table-cell>
          <table:table-cell table:style-name="ce16"/>
          <table:table-cell table:style-name="ce183" table:formula="of:=100*( ( ([.D20]-[.$B20])*[$V_050.N20]+[.$B20]*([$V_050.O20]+[$V_050.$N20])) / [.$B20]^2  )" office:value-type="float" office:value="0.170660309807719" calcext:value-type="float">
            <text:p>0,17</text:p>
          </table:table-cell>
          <table:table-cell table:style-name="ce183" table:formula="of:=100*( ( ([.F20]-[.$B20])*[$V_050.O20]+[.$B20]*([$V_050.P20]+[$V_050.$N20])) / [.$B20]^2  )" office:value-type="float" office:value="0.182183296703516" calcext:value-type="float">
            <text:p>0,18</text:p>
          </table:table-cell>
          <table:table-cell table:style-name="ce183" table:formula="of:=100*( ( ([.H20]-[.$B20])*[$V_050.P20]+[.$B20]*([$V_050.Q20]+[$V_050.$N20])) / [.$B20]^2  )" office:value-type="float" office:value="0.202401954993486" calcext:value-type="float">
            <text:p>0,20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68" office:value-type="string" calcext:value-type="string">
            <text:p>C002</text:p>
          </table:table-cell>
          <table:table-cell table:style-name="ce170" table:formula="of:=[$V_050.B21]" office:value-type="float" office:value="0.281842921550437" calcext:value-type="float">
            <text:p>0,282</text:p>
          </table:table-cell>
          <table:table-cell table:style-name="ce172" table:formula="of:=COM.MICROSOFT.CONCAT(&quot;[&quot; ; TEXT([.B21]-[$V_050.N21];&quot;0,000&quot;) ; &quot;;&quot;  ; TEXT( [.B21]+[$V_050.N21];&quot;0,000&quot;) ; &quot;]&quot; )" office:value-type="string" office:string-value="[0,281;0,282]" calcext:value-type="string">
            <text:p>[0,281;0,282]</text:p>
          </table:table-cell>
          <table:table-cell table:style-name="ce170" table:formula="of:=[$V_050.C21]" office:value-type="float" office:value="0.508725684354537" calcext:value-type="float">
            <text:p>0,509</text:p>
          </table:table-cell>
          <table:table-cell table:style-name="ce172" table:formula="of:=COM.MICROSOFT.CONCAT(&quot;[&quot; ; TEXT([.D21]-[$V_050.O21];&quot;0,000&quot;) ; &quot;;&quot;  ; TEXT([.D21]+[$V_050.O21];&quot;0,000&quot;) ; &quot;]&quot; )" office:value-type="string" office:string-value="[0,507;0,510]" calcext:value-type="string">
            <text:p>[0,507;0,510]</text:p>
          </table:table-cell>
          <table:table-cell table:style-name="ce175" table:formula="of:=[$V_050.D21]" office:value-type="float" office:value="0.704691802487972" calcext:value-type="float">
            <text:p>0,705</text:p>
          </table:table-cell>
          <table:table-cell table:style-name="ce177" table:formula="of:=COM.MICROSOFT.CONCAT(&quot;[&quot; ; TEXT([.F21]-[$V_050.P21];&quot;0,000&quot;) ; &quot;;&quot;  ; TEXT([.F21]+[$V_050.P21];&quot;0,000&quot;) ; &quot;]&quot; )" office:value-type="string" office:string-value="[0,703;0,707]" calcext:value-type="string">
            <text:p>[0,703;0,707]</text:p>
          </table:table-cell>
          <table:table-cell table:style-name="ce170" table:formula="of:=[$V_050.E21]" office:value-type="float" office:value="0.678691624449172" calcext:value-type="float">
            <text:p>0,679</text:p>
          </table:table-cell>
          <table:table-cell table:style-name="ce172" table:formula="of:=COM.MICROSOFT.CONCAT(&quot;[&quot; ; TEXT([.H21]-[$V_050.Q21];&quot;0,000&quot;) ; &quot;;&quot;  ; TEXT([.H21]+[$V_050.Q21];&quot;0,000&quot;) ; &quot;]&quot; )" office:value-type="string" office:string-value="[0,676;0,681]" calcext:value-type="string">
            <text:p>[0,676;0,681]</text:p>
          </table:table-cell>
          <table:table-cell table:style-name="ce16"/>
          <table:table-cell table:style-name="ce180" office:value-type="string" calcext:value-type="string">
            <text:p>C002</text:p>
          </table:table-cell>
          <table:table-cell table:style-name="ce181" table:formula="of:=100*([.D21]-[.$B21])/[.$B21]" office:value-type="float" office:value="80.4997200412208" calcext:value-type="float">
            <text:p>80,5</text:p>
          </table:table-cell>
          <table:table-cell table:style-name="ce171" table:formula="of:=COM.MICROSOFT.CONCAT(&quot;[&quot; ; TEXT([.L21]-[.S21];&quot;0,0&quot;) ; &quot;;&quot;  ; TEXT( [.L21]+[.S21];&quot;0,0&quot;) ; &quot;]&quot; )" office:value-type="string" office:string-value="[79,6;81,4]" calcext:value-type="string">
            <text:p>[79,6;81,4]</text:p>
          </table:table-cell>
          <table:table-cell table:style-name="ce182" table:formula="of:=100*([.F21]-[.$B21])/[.$B21]" office:value-type="float" office:value="150.029980746514" calcext:value-type="float">
            <text:p>150,0</text:p>
          </table:table-cell>
          <table:table-cell table:style-name="ce176" table:formula="of:=COM.MICROSOFT.CONCAT(&quot;[&quot; ; TEXT([.N21]-[.T21];&quot;0,0&quot;) ; &quot;;&quot;  ; TEXT( [.N21]+[.T21];&quot;0,0&quot;) ; &quot;]&quot; )" office:value-type="string" office:string-value="[148,4;151,7]" calcext:value-type="string">
            <text:p>[148,4;151,7]</text:p>
          </table:table-cell>
          <table:table-cell table:style-name="ce181" table:formula="of:=100*([.H21]-[.$B21])/[.$B21]" office:value-type="float" office:value="140.804920952296" calcext:value-type="float">
            <text:p>140,8</text:p>
          </table:table-cell>
          <table:table-cell table:style-name="ce171" table:formula="of:=COM.MICROSOFT.CONCAT(&quot;[&quot; ; TEXT([.P21]-[.U21];&quot;0,0&quot;) ; &quot;;&quot;  ; TEXT( [.P21]+[.U21];&quot;0,0&quot;) ; &quot;]&quot; )" office:value-type="string" office:string-value="[138,8;142,8]" calcext:value-type="string">
            <text:p>[138,8;142,8]</text:p>
          </table:table-cell>
          <table:table-cell table:style-name="ce16"/>
          <table:table-cell table:style-name="ce183" table:formula="of:=100*( ( ([.D21]-[.$B21])*[$V_050.N21]+[.$B21]*([$V_050.O21]+[$V_050.$N21])) / [.$B21]^2  )" office:value-type="float" office:value="0.887769279791152" calcext:value-type="float">
            <text:p>0,89</text:p>
          </table:table-cell>
          <table:table-cell table:style-name="ce183" table:formula="of:=100*( ( ([.F21]-[.$B21])*[$V_050.O21]+[.$B21]*([$V_050.P21]+[$V_050.$N21])) / [.$B21]^2  )" office:value-type="float" office:value="1.64887737071309" calcext:value-type="float">
            <text:p>1,65</text:p>
          </table:table-cell>
          <table:table-cell table:style-name="ce183" table:formula="of:=100*( ( ([.H21]-[.$B21])*[$V_050.P21]+[.$B21]*([$V_050.Q21]+[$V_050.$N21])) / [.$B21]^2  )" office:value-type="float" office:value="1.96773864745659" calcext:value-type="float">
            <text:p>1,97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68" office:value-type="string" calcext:value-type="string">
            <text:p>C004</text:p>
          </table:table-cell>
          <table:table-cell table:style-name="ce170" table:formula="of:=[$V_050.B22]" office:value-type="float" office:value="0.314636660285426" calcext:value-type="float">
            <text:p>0,315</text:p>
          </table:table-cell>
          <table:table-cell table:style-name="ce172" table:formula="of:=COM.MICROSOFT.CONCAT(&quot;[&quot; ; TEXT([.B22]-[$V_050.N22];&quot;0,000&quot;) ; &quot;;&quot;  ; TEXT( [.B22]+[$V_050.N22];&quot;0,000&quot;) ; &quot;]&quot; )" office:value-type="string" office:string-value="[0,314;0,315]" calcext:value-type="string">
            <text:p>[0,314;0,315]</text:p>
          </table:table-cell>
          <table:table-cell table:style-name="ce170" table:formula="of:=[$V_050.C22]" office:value-type="float" office:value="0.561249303354291" calcext:value-type="float">
            <text:p>0,561</text:p>
          </table:table-cell>
          <table:table-cell table:style-name="ce172" table:formula="of:=COM.MICROSOFT.CONCAT(&quot;[&quot; ; TEXT([.D22]-[$V_050.O22];&quot;0,000&quot;) ; &quot;;&quot;  ; TEXT([.D22]+[$V_050.O22];&quot;0,000&quot;) ; &quot;]&quot; )" office:value-type="string" office:string-value="[0,560;0,562]" calcext:value-type="string">
            <text:p>[0,560;0,562]</text:p>
          </table:table-cell>
          <table:table-cell table:style-name="ce175" table:formula="of:=[$V_050.D22]" office:value-type="float" office:value="0.707855038685013" calcext:value-type="float">
            <text:p>0,708</text:p>
          </table:table-cell>
          <table:table-cell table:style-name="ce177" table:formula="of:=COM.MICROSOFT.CONCAT(&quot;[&quot; ; TEXT([.F22]-[$V_050.P22];&quot;0,000&quot;) ; &quot;;&quot;  ; TEXT([.F22]+[$V_050.P22];&quot;0,000&quot;) ; &quot;]&quot; )" office:value-type="string" office:string-value="[0,707;0,709]" calcext:value-type="string">
            <text:p>[0,707;0,709]</text:p>
          </table:table-cell>
          <table:table-cell table:style-name="ce170" table:formula="of:=[$V_050.E22]" office:value-type="float" office:value="0.653360821842185" calcext:value-type="float">
            <text:p>0,653</text:p>
          </table:table-cell>
          <table:table-cell table:style-name="ce172" table:formula="of:=COM.MICROSOFT.CONCAT(&quot;[&quot; ; TEXT([.H22]-[$V_050.Q22];&quot;0,000&quot;) ; &quot;;&quot;  ; TEXT([.H22]+[$V_050.Q22];&quot;0,000&quot;) ; &quot;]&quot; )" office:value-type="string" office:string-value="[0,651;0,655]" calcext:value-type="string">
            <text:p>[0,651;0,655]</text:p>
          </table:table-cell>
          <table:table-cell table:style-name="ce16"/>
          <table:table-cell table:style-name="ce180" office:value-type="string" calcext:value-type="string">
            <text:p>C004</text:p>
          </table:table-cell>
          <table:table-cell table:style-name="ce181" table:formula="of:=100*([.D22]-[.$B22])/[.$B22]" office:value-type="float" office:value="78.3801362642061" calcext:value-type="float">
            <text:p>78,4</text:p>
          </table:table-cell>
          <table:table-cell table:style-name="ce171" table:formula="of:=COM.MICROSOFT.CONCAT(&quot;[&quot; ; TEXT([.L22]-[.S22];&quot;0,0&quot;) ; &quot;;&quot;  ; TEXT( [.L22]+[.S22];&quot;0,0&quot;) ; &quot;]&quot; )" office:value-type="string" office:string-value="[77,7;79,0]" calcext:value-type="string">
            <text:p>[77,7;79,0]</text:p>
          </table:table-cell>
          <table:table-cell table:style-name="ce182" table:formula="of:=100*([.F22]-[.$B22])/[.$B22]" office:value-type="float" office:value="124.975385272293" calcext:value-type="float">
            <text:p>125,0</text:p>
          </table:table-cell>
          <table:table-cell table:style-name="ce176" table:formula="of:=COM.MICROSOFT.CONCAT(&quot;[&quot; ; TEXT([.N22]-[.T22];&quot;0,0&quot;) ; &quot;;&quot;  ; TEXT( [.N22]+[.T22];&quot;0,0&quot;) ; &quot;]&quot; )" office:value-type="string" office:string-value="[123,9;126,0]" calcext:value-type="string">
            <text:p>[123,9;126,0]</text:p>
          </table:table-cell>
          <table:table-cell table:style-name="ce181" table:formula="of:=100*([.H22]-[.$B22])/[.$B22]" office:value-type="float" office:value="107.65565628922" calcext:value-type="float">
            <text:p>107,7</text:p>
          </table:table-cell>
          <table:table-cell table:style-name="ce171" table:formula="of:=COM.MICROSOFT.CONCAT(&quot;[&quot; ; TEXT([.P22]-[.U22];&quot;0,0&quot;) ; &quot;;&quot;  ; TEXT( [.P22]+[.U22];&quot;0,0&quot;) ; &quot;]&quot; )" office:value-type="string" office:string-value="[106,5;108,8]" calcext:value-type="string">
            <text:p>[106,5;108,8]</text:p>
          </table:table-cell>
          <table:table-cell table:style-name="ce16"/>
          <table:table-cell table:style-name="ce183" table:formula="of:=100*( ( ([.D22]-[.$B22])*[$V_050.N22]+[.$B22]*([$V_050.O22]+[$V_050.$N22])) / [.$B22]^2  )" office:value-type="float" office:value="0.655400821934471" calcext:value-type="float">
            <text:p>0,66</text:p>
          </table:table-cell>
          <table:table-cell table:style-name="ce183" table:formula="of:=100*( ( ([.F22]-[.$B22])*[$V_050.O22]+[.$B22]*([$V_050.P22]+[$V_050.$N22])) / [.$B22]^2  )" office:value-type="float" office:value="1.03329968144313" calcext:value-type="float">
            <text:p>1,03</text:p>
          </table:table-cell>
          <table:table-cell table:style-name="ce183" table:formula="of:=100*( ( ([.H22]-[.$B22])*[$V_050.P22]+[.$B22]*([$V_050.Q22]+[$V_050.$N22])) / [.$B22]^2  )" office:value-type="float" office:value="1.18244776242597" calcext:value-type="float">
            <text:p>1,18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68" office:value-type="string" calcext:value-type="string">
            <text:p>C009</text:p>
          </table:table-cell>
          <table:table-cell table:style-name="ce170" table:formula="of:=[$V_050.B23]" office:value-type="float" office:value="0.408974405590117" calcext:value-type="float">
            <text:p>0,409</text:p>
          </table:table-cell>
          <table:table-cell table:style-name="ce172" table:formula="of:=COM.MICROSOFT.CONCAT(&quot;[&quot; ; TEXT([.B23]-[$V_050.N23];&quot;0,000&quot;) ; &quot;;&quot;  ; TEXT( [.B23]+[$V_050.N23];&quot;0,000&quot;) ; &quot;]&quot; )" office:value-type="string" office:string-value="[0,408;0,410]" calcext:value-type="string">
            <text:p>[0,408;0,410]</text:p>
          </table:table-cell>
          <table:table-cell table:style-name="ce170" table:formula="of:=[$V_050.C23]" office:value-type="float" office:value="0.569234096907105" calcext:value-type="float">
            <text:p>0,569</text:p>
          </table:table-cell>
          <table:table-cell table:style-name="ce172" table:formula="of:=COM.MICROSOFT.CONCAT(&quot;[&quot; ; TEXT([.D23]-[$V_050.O23];&quot;0,000&quot;) ; &quot;;&quot;  ; TEXT([.D23]+[$V_050.O23];&quot;0,000&quot;) ; &quot;]&quot; )" office:value-type="string" office:string-value="[0,568;0,571]" calcext:value-type="string">
            <text:p>[0,568;0,571]</text:p>
          </table:table-cell>
          <table:table-cell table:style-name="ce175" table:formula="of:=[$V_050.D23]" office:value-type="float" office:value="0.644211564012192" calcext:value-type="float">
            <text:p>0,644</text:p>
          </table:table-cell>
          <table:table-cell table:style-name="ce177" table:formula="of:=COM.MICROSOFT.CONCAT(&quot;[&quot; ; TEXT([.F23]-[$V_050.P23];&quot;0,000&quot;) ; &quot;;&quot;  ; TEXT([.F23]+[$V_050.P23];&quot;0,000&quot;) ; &quot;]&quot; )" office:value-type="string" office:string-value="[0,643;0,646]" calcext:value-type="string">
            <text:p>[0,643;0,646]</text:p>
          </table:table-cell>
          <table:table-cell table:style-name="ce170" table:formula="of:=[$V_050.E23]" office:value-type="float" office:value="0.547534503671072" calcext:value-type="float">
            <text:p>0,548</text:p>
          </table:table-cell>
          <table:table-cell table:style-name="ce172" table:formula="of:=COM.MICROSOFT.CONCAT(&quot;[&quot; ; TEXT([.H23]-[$V_050.Q23];&quot;0,000&quot;) ; &quot;;&quot;  ; TEXT([.H23]+[$V_050.Q23];&quot;0,000&quot;) ; &quot;]&quot; )" office:value-type="string" office:string-value="[0,546;0,549]" calcext:value-type="string">
            <text:p>[0,546;0,549]</text:p>
          </table:table-cell>
          <table:table-cell table:style-name="ce16"/>
          <table:table-cell table:style-name="ce180" office:value-type="string" calcext:value-type="string">
            <text:p>C009</text:p>
          </table:table-cell>
          <table:table-cell table:style-name="ce181" table:formula="of:=100*([.D23]-[.$B23])/[.$B23]" office:value-type="float" office:value="39.1857507771779" calcext:value-type="float">
            <text:p>39,2</text:p>
          </table:table-cell>
          <table:table-cell table:style-name="ce171" table:formula="of:=COM.MICROSOFT.CONCAT(&quot;[&quot; ; TEXT([.L23]-[.S23];&quot;0,0&quot;) ; &quot;;&quot;  ; TEXT( [.L23]+[.S23];&quot;0,0&quot;) ; &quot;]&quot; )" office:value-type="string" office:string-value="[38,6;39,7]" calcext:value-type="string">
            <text:p>[38,6;39,7]</text:p>
          </table:table-cell>
          <table:table-cell table:style-name="ce182" table:formula="of:=100*([.F23]-[.$B23])/[.$B23]" office:value-type="float" office:value="57.5187970706009" calcext:value-type="float">
            <text:p>57,5</text:p>
          </table:table-cell>
          <table:table-cell table:style-name="ce176" table:formula="of:=COM.MICROSOFT.CONCAT(&quot;[&quot; ; TEXT([.N23]-[.T23];&quot;0,0&quot;) ; &quot;;&quot;  ; TEXT( [.N23]+[.T23];&quot;0,0&quot;) ; &quot;]&quot; )" office:value-type="string" office:string-value="[56,8;58,2]" calcext:value-type="string">
            <text:p>[56,8;58,2]</text:p>
          </table:table-cell>
          <table:table-cell table:style-name="ce181" table:formula="of:=100*([.H23]-[.$B23])/[.$B23]" office:value-type="float" office:value="33.8798947286259" calcext:value-type="float">
            <text:p>33,9</text:p>
          </table:table-cell>
          <table:table-cell table:style-name="ce171" table:formula="of:=COM.MICROSOFT.CONCAT(&quot;[&quot; ; TEXT([.P23]-[.U23];&quot;0,0&quot;) ; &quot;;&quot;  ; TEXT( [.P23]+[.U23];&quot;0,0&quot;) ; &quot;]&quot; )" office:value-type="string" office:string-value="[33,2;34,5]" calcext:value-type="string">
            <text:p>[33,2;34,5]</text:p>
          </table:table-cell>
          <table:table-cell table:style-name="ce16"/>
          <table:table-cell table:style-name="ce183" table:formula="of:=100*( ( ([.D23]-[.$B23])*[$V_050.N23]+[.$B23]*([$V_050.O23]+[$V_050.$N23])) / [.$B23]^2  )" office:value-type="float" office:value="0.557886417253212" calcext:value-type="float">
            <text:p>0,56</text:p>
          </table:table-cell>
          <table:table-cell table:style-name="ce183" table:formula="of:=100*( ( ([.F23]-[.$B23])*[$V_050.O23]+[.$B23]*([$V_050.P23]+[$V_050.$N23])) / [.$B23]^2  )" office:value-type="float" office:value="0.676805094719672" calcext:value-type="float">
            <text:p>0,68</text:p>
          </table:table-cell>
          <table:table-cell table:style-name="ce183" table:formula="of:=100*( ( ([.H23]-[.$B23])*[$V_050.P23]+[.$B23]*([$V_050.Q23]+[$V_050.$N23])) / [.$B23]^2  )" office:value-type="float" office:value="0.64852544111556" calcext:value-type="float">
            <text:p>0,65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68" office:value-type="string" calcext:value-type="string">
            <text:p>C011</text:p>
          </table:table-cell>
          <table:table-cell table:style-name="ce170" table:formula="of:=[$V_050.B24]" office:value-type="float" office:value="0.375342936428023" calcext:value-type="float">
            <text:p>0,375</text:p>
          </table:table-cell>
          <table:table-cell table:style-name="ce172" table:formula="of:=COM.MICROSOFT.CONCAT(&quot;[&quot; ; TEXT([.B24]-[$V_050.N24];&quot;0,000&quot;) ; &quot;;&quot;  ; TEXT( [.B24]+[$V_050.N24];&quot;0,000&quot;) ; &quot;]&quot; )" office:value-type="string" office:string-value="[0,375;0,376]" calcext:value-type="string">
            <text:p>[0,375;0,376]</text:p>
          </table:table-cell>
          <table:table-cell table:style-name="ce170" table:formula="of:=[$V_050.C24]" office:value-type="float" office:value="0.501898231919149" calcext:value-type="float">
            <text:p>0,502</text:p>
          </table:table-cell>
          <table:table-cell table:style-name="ce172" table:formula="of:=COM.MICROSOFT.CONCAT(&quot;[&quot; ; TEXT([.D24]-[$V_050.O24];&quot;0,000&quot;) ; &quot;;&quot;  ; TEXT([.D24]+[$V_050.O24];&quot;0,000&quot;) ; &quot;]&quot; )" office:value-type="string" office:string-value="[0,501;0,503]" calcext:value-type="string">
            <text:p>[0,501;0,503]</text:p>
          </table:table-cell>
          <table:table-cell table:style-name="ce175" table:formula="of:=[$V_050.D24]" office:value-type="float" office:value="0.658650657366503" calcext:value-type="float">
            <text:p>0,659</text:p>
          </table:table-cell>
          <table:table-cell table:style-name="ce177" table:formula="of:=COM.MICROSOFT.CONCAT(&quot;[&quot; ; TEXT([.F24]-[$V_050.P24];&quot;0,000&quot;) ; &quot;;&quot;  ; TEXT([.F24]+[$V_050.P24];&quot;0,000&quot;) ; &quot;]&quot; )" office:value-type="string" office:string-value="[0,657;0,661]" calcext:value-type="string">
            <text:p>[0,657;0,661]</text:p>
          </table:table-cell>
          <table:table-cell table:style-name="ce170" table:formula="of:=[$V_050.E24]" office:value-type="float" office:value="0.580207456707655" calcext:value-type="float">
            <text:p>0,580</text:p>
          </table:table-cell>
          <table:table-cell table:style-name="ce172" table:formula="of:=COM.MICROSOFT.CONCAT(&quot;[&quot; ; TEXT([.H24]-[$V_050.Q24];&quot;0,000&quot;) ; &quot;;&quot;  ; TEXT([.H24]+[$V_050.Q24];&quot;0,000&quot;) ; &quot;]&quot; )" office:value-type="string" office:string-value="[0,578;0,583]" calcext:value-type="string">
            <text:p>[0,578;0,583]</text:p>
          </table:table-cell>
          <table:table-cell table:style-name="ce16"/>
          <table:table-cell table:style-name="ce180" office:value-type="string" calcext:value-type="string">
            <text:p>C011</text:p>
          </table:table-cell>
          <table:table-cell table:style-name="ce181" table:formula="of:=100*([.D24]-[.$B24])/[.$B24]" office:value-type="float" office:value="33.7172444739465" calcext:value-type="float">
            <text:p>33,7</text:p>
          </table:table-cell>
          <table:table-cell table:style-name="ce171" table:formula="of:=COM.MICROSOFT.CONCAT(&quot;[&quot; ; TEXT([.L24]-[.S24];&quot;0,0&quot;) ; &quot;;&quot;  ; TEXT( [.L24]+[.S24];&quot;0,0&quot;) ; &quot;]&quot; )" office:value-type="string" office:string-value="[33,1;34,3]" calcext:value-type="string">
            <text:p>[33,1;34,3]</text:p>
          </table:table-cell>
          <table:table-cell table:style-name="ce182" table:formula="of:=100*([.F24]-[.$B24])/[.$B24]" office:value-type="float" office:value="75.4796996140642" calcext:value-type="float">
            <text:p>75,5</text:p>
          </table:table-cell>
          <table:table-cell table:style-name="ce176" table:formula="of:=COM.MICROSOFT.CONCAT(&quot;[&quot; ; TEXT([.N24]-[.T24];&quot;0,0&quot;) ; &quot;;&quot;  ; TEXT( [.N24]+[.T24];&quot;0,0&quot;) ; &quot;]&quot; )" office:value-type="string" office:string-value="[74,5;76,5]" calcext:value-type="string">
            <text:p>[74,5;76,5]</text:p>
          </table:table-cell>
          <table:table-cell table:style-name="ce181" table:formula="of:=100*([.H24]-[.$B24])/[.$B24]" office:value-type="float" office:value="54.5806249157741" calcext:value-type="float">
            <text:p>54,6</text:p>
          </table:table-cell>
          <table:table-cell table:style-name="ce171" table:formula="of:=COM.MICROSOFT.CONCAT(&quot;[&quot; ; TEXT([.P24]-[.U24];&quot;0,0&quot;) ; &quot;;&quot;  ; TEXT( [.P24]+[.U24];&quot;0,0&quot;) ; &quot;]&quot; )" office:value-type="string" office:string-value="[53,4;55,8]" calcext:value-type="string">
            <text:p>[53,4;55,8]</text:p>
          </table:table-cell>
          <table:table-cell table:style-name="ce16"/>
          <table:table-cell table:style-name="ce183" table:formula="of:=100*( ( ([.D24]-[.$B24])*[$V_050.N24]+[.$B24]*([$V_050.O24]+[$V_050.$N24])) / [.$B24]^2  )" office:value-type="float" office:value="0.575054582940654" calcext:value-type="float">
            <text:p>0,58</text:p>
          </table:table-cell>
          <table:table-cell table:style-name="ce183" table:formula="of:=100*( ( ([.F24]-[.$B24])*[$V_050.O24]+[.$B24]*([$V_050.P24]+[$V_050.$N24])) / [.$B24]^2  )" office:value-type="float" office:value="0.994761344133251" calcext:value-type="float">
            <text:p>0,99</text:p>
          </table:table-cell>
          <table:table-cell table:style-name="ce183" table:formula="of:=100*( ( ([.H24]-[.$B24])*[$V_050.P24]+[.$B24]*([$V_050.Q24]+[$V_050.$N24])) / [.$B24]^2  )" office:value-type="float" office:value="1.19089239542924" calcext:value-type="float">
            <text:p>1,19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68" office:value-type="string" calcext:value-type="string">
            <text:p>C012</text:p>
          </table:table-cell>
          <table:table-cell table:style-name="ce170" table:formula="of:=[$V_050.B25]" office:value-type="float" office:value="0.248574683437762" calcext:value-type="float">
            <text:p>0,249</text:p>
          </table:table-cell>
          <table:table-cell table:style-name="ce173" table:formula="of:=COM.MICROSOFT.CONCAT(&quot;[&quot; ; TEXT([.B25]-[$V_050.N25];&quot;0,000&quot;) ; &quot;;&quot;  ; TEXT( [.B25]+[$V_050.N25];&quot;0,000&quot;) ; &quot;]&quot; )" office:value-type="string" office:string-value="[0,248;0,249]" calcext:value-type="string">
            <text:p>[0,248;0,249]</text:p>
          </table:table-cell>
          <table:table-cell table:style-name="ce170" table:formula="of:=[$V_050.C25]" office:value-type="float" office:value="0.549329472596076" calcext:value-type="float">
            <text:p>0,549</text:p>
          </table:table-cell>
          <table:table-cell table:style-name="ce173" table:formula="of:=COM.MICROSOFT.CONCAT(&quot;[&quot; ; TEXT([.D25]-[$V_050.O25];&quot;0,000&quot;) ; &quot;;&quot;  ; TEXT([.D25]+[$V_050.O25];&quot;0,000&quot;) ; &quot;]&quot; )" office:value-type="string" office:string-value="[0,548;0,550]" calcext:value-type="string">
            <text:p>[0,548;0,550]</text:p>
          </table:table-cell>
          <table:table-cell table:style-name="ce175" table:formula="of:=[$V_050.D25]" office:value-type="float" office:value="0.72306538375519" calcext:value-type="float">
            <text:p>0,723</text:p>
          </table:table-cell>
          <table:table-cell table:style-name="ce178" table:formula="of:=COM.MICROSOFT.CONCAT(&quot;[&quot; ; TEXT([.F25]-[$V_050.P25];&quot;0,000&quot;) ; &quot;;&quot;  ; TEXT([.F25]+[$V_050.P25];&quot;0,000&quot;) ; &quot;]&quot; )" office:value-type="string" office:string-value="[0,721;0,726]" calcext:value-type="string">
            <text:p>[0,721;0,726]</text:p>
          </table:table-cell>
          <table:table-cell table:style-name="ce170" table:formula="of:=[$V_050.E25]" office:value-type="float" office:value="0.687300104580204" calcext:value-type="float">
            <text:p>0,687</text:p>
          </table:table-cell>
          <table:table-cell table:style-name="ce173" table:formula="of:=COM.MICROSOFT.CONCAT(&quot;[&quot; ; TEXT([.H25]-[$V_050.Q25];&quot;0,000&quot;) ; &quot;;&quot;  ; TEXT([.H25]+[$V_050.Q25];&quot;0,000&quot;) ; &quot;]&quot; )" office:value-type="string" office:string-value="[0,686;0,689]" calcext:value-type="string">
            <text:p>[0,686;0,689]</text:p>
          </table:table-cell>
          <table:table-cell table:style-name="ce16"/>
          <table:table-cell table:style-name="ce180" office:value-type="string" calcext:value-type="string">
            <text:p>C012</text:p>
          </table:table-cell>
          <table:table-cell table:style-name="ce181" table:formula="of:=100*([.D25]-[.$B25])/[.$B25]" office:value-type="float" office:value="120.991721682557" calcext:value-type="float">
            <text:p>121,0</text:p>
          </table:table-cell>
          <table:table-cell table:style-name="ce171" table:formula="of:=COM.MICROSOFT.CONCAT(&quot;[&quot; ; TEXT([.L25]-[.S25];&quot;0,0&quot;) ; &quot;;&quot;  ; TEXT( [.L25]+[.S25];&quot;0,0&quot;) ; &quot;]&quot; )" office:value-type="string" office:string-value="[120,4;121,6]" calcext:value-type="string">
            <text:p>[120,4;121,6]</text:p>
          </table:table-cell>
          <table:table-cell table:style-name="ce182" table:formula="of:=100*([.F25]-[.$B25])/[.$B25]" office:value-type="float" office:value="190.884563848285" calcext:value-type="float">
            <text:p>190,9</text:p>
          </table:table-cell>
          <table:table-cell table:style-name="ce176" table:formula="of:=COM.MICROSOFT.CONCAT(&quot;[&quot; ; TEXT([.N25]-[.T25];&quot;0,0&quot;) ; &quot;;&quot;  ; TEXT( [.N25]+[.T25];&quot;0,0&quot;) ; &quot;]&quot; )" office:value-type="string" office:string-value="[189,1;192,6]" calcext:value-type="string">
            <text:p>[189,1;192,6]</text:p>
          </table:table-cell>
          <table:table-cell table:style-name="ce181" table:formula="of:=100*([.H25]-[.$B25])/[.$B25]" office:value-type="float" office:value="176.496421548211" calcext:value-type="float">
            <text:p>176,5</text:p>
          </table:table-cell>
          <table:table-cell table:style-name="ce171" table:formula="of:=COM.MICROSOFT.CONCAT(&quot;[&quot; ; TEXT([.P25]-[.U25];&quot;0,0&quot;) ; &quot;;&quot;  ; TEXT( [.P25]+[.U25];&quot;0,0&quot;) ; &quot;]&quot; )" office:value-type="string" office:string-value="[174,0;179,0]" calcext:value-type="string">
            <text:p>[174,0;179,0]</text:p>
          </table:table-cell>
          <table:table-cell table:style-name="ce16"/>
          <table:table-cell table:style-name="ce183" table:formula="of:=100*( ( ([.D25]-[.$B25])*[$V_050.N25]+[.$B25]*([$V_050.O25]+[$V_050.$N25])) / [.$B25]^2  )" office:value-type="float" office:value="0.609926076311487" calcext:value-type="float">
            <text:p>0,61</text:p>
          </table:table-cell>
          <table:table-cell table:style-name="ce183" table:formula="of:=100*( ( ([.F25]-[.$B25])*[$V_050.O25]+[.$B25]*([$V_050.P25]+[$V_050.$N25])) / [.$B25]^2  )" office:value-type="float" office:value="1.75499539037111" calcext:value-type="float">
            <text:p>1,75</text:p>
          </table:table-cell>
          <table:table-cell table:style-name="ce183" table:formula="of:=100*( ( ([.H25]-[.$B25])*[$V_050.P25]+[.$B25]*([$V_050.Q25]+[$V_050.$N25])) / [.$B25]^2  )" office:value-type="float" office:value="2.48601774674436" calcext:value-type="float">
            <text:p>2,49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68" office:value-type="string" calcext:value-type="string">
            <text:p>C013</text:p>
          </table:table-cell>
          <table:table-cell table:style-name="ce170" table:formula="of:=[$V_050.B26]" office:value-type="float" office:value="0.393160483584819" calcext:value-type="float">
            <text:p>0,393</text:p>
          </table:table-cell>
          <table:table-cell table:style-name="ce172" table:formula="of:=COM.MICROSOFT.CONCAT(&quot;[&quot; ; TEXT([.B26]-[$V_050.N26];&quot;0,000&quot;) ; &quot;;&quot;  ; TEXT( [.B26]+[$V_050.N26];&quot;0,000&quot;) ; &quot;]&quot; )" office:value-type="string" office:string-value="[0,392;0,394]" calcext:value-type="string">
            <text:p>[0,392;0,394]</text:p>
          </table:table-cell>
          <table:table-cell table:style-name="ce170" table:formula="of:=[$V_050.C26]" office:value-type="float" office:value="0.62056600801296" calcext:value-type="float">
            <text:p>0,621</text:p>
          </table:table-cell>
          <table:table-cell table:style-name="ce172" table:formula="of:=COM.MICROSOFT.CONCAT(&quot;[&quot; ; TEXT([.D26]-[$V_050.O26];&quot;0,000&quot;) ; &quot;;&quot;  ; TEXT([.D26]+[$V_050.O26];&quot;0,000&quot;) ; &quot;]&quot; )" office:value-type="string" office:string-value="[0,619;0,622]" calcext:value-type="string">
            <text:p>[0,619;0,622]</text:p>
          </table:table-cell>
          <table:table-cell table:style-name="ce175" table:formula="of:=[$V_050.D26]" office:value-type="float" office:value="0.742256926870425" calcext:value-type="float">
            <text:p>0,742</text:p>
          </table:table-cell>
          <table:table-cell table:style-name="ce177" table:formula="of:=COM.MICROSOFT.CONCAT(&quot;[&quot; ; TEXT([.F26]-[$V_050.P26];&quot;0,000&quot;) ; &quot;;&quot;  ; TEXT([.F26]+[$V_050.P26];&quot;0,000&quot;) ; &quot;]&quot; )" office:value-type="string" office:string-value="[0,741;0,744]" calcext:value-type="string">
            <text:p>[0,741;0,744]</text:p>
          </table:table-cell>
          <table:table-cell table:style-name="ce170" table:formula="of:=[$V_050.E26]" office:value-type="float" office:value="0.704261994929462" calcext:value-type="float">
            <text:p>0,704</text:p>
          </table:table-cell>
          <table:table-cell table:style-name="ce172" table:formula="of:=COM.MICROSOFT.CONCAT(&quot;[&quot; ; TEXT([.H26]-[$V_050.Q26];&quot;0,000&quot;) ; &quot;;&quot;  ; TEXT([.H26]+[$V_050.Q26];&quot;0,000&quot;) ; &quot;]&quot; )" office:value-type="string" office:string-value="[0,703;0,705]" calcext:value-type="string">
            <text:p>[0,703;0,705]</text:p>
          </table:table-cell>
          <table:table-cell table:style-name="ce16"/>
          <table:table-cell table:style-name="ce180" office:value-type="string" calcext:value-type="string">
            <text:p>C013</text:p>
          </table:table-cell>
          <table:table-cell table:style-name="ce181" table:formula="of:=100*([.D26]-[.$B26])/[.$B26]" office:value-type="float" office:value="57.8403817074056" calcext:value-type="float">
            <text:p>57,8</text:p>
          </table:table-cell>
          <table:table-cell table:style-name="ce171" table:formula="of:=COM.MICROSOFT.CONCAT(&quot;[&quot; ; TEXT([.L26]-[.S26];&quot;0,0&quot;) ; &quot;;&quot;  ; TEXT( [.L26]+[.S26];&quot;0,0&quot;) ; &quot;]&quot; )" office:value-type="string" office:string-value="[57,2;58,5]" calcext:value-type="string">
            <text:p>[57,2;58,5]</text:p>
          </table:table-cell>
          <table:table-cell table:style-name="ce182" table:formula="of:=100*([.F26]-[.$B26])/[.$B26]" office:value-type="float" office:value="88.7923527060913" calcext:value-type="float">
            <text:p>88,8</text:p>
          </table:table-cell>
          <table:table-cell table:style-name="ce176" table:formula="of:=COM.MICROSOFT.CONCAT(&quot;[&quot; ; TEXT([.N26]-[.T26];&quot;0,0&quot;) ; &quot;;&quot;  ; TEXT( [.N26]+[.T26];&quot;0,0&quot;) ; &quot;]&quot; )" office:value-type="string" office:string-value="[87,9;89,6]" calcext:value-type="string">
            <text:p>[87,9;89,6]</text:p>
          </table:table-cell>
          <table:table-cell table:style-name="ce181" table:formula="of:=100*([.H26]-[.$B26])/[.$B26]" office:value-type="float" office:value="79.1283774269566" calcext:value-type="float">
            <text:p>79,1</text:p>
          </table:table-cell>
          <table:table-cell table:style-name="ce171" table:formula="of:=COM.MICROSOFT.CONCAT(&quot;[&quot; ; TEXT([.P26]-[.U26];&quot;0,0&quot;) ; &quot;;&quot;  ; TEXT( [.P26]+[.U26];&quot;0,0&quot;) ; &quot;]&quot; )" office:value-type="string" office:string-value="[78,3;79,9]" calcext:value-type="string">
            <text:p>[78,3;79,9]</text:p>
          </table:table-cell>
          <table:table-cell table:style-name="ce16"/>
          <table:table-cell table:style-name="ce183" table:formula="of:=100*( ( ([.D26]-[.$B26])*[$V_050.N26]+[.$B26]*([$V_050.O26]+[$V_050.$N26])) / [.$B26]^2  )" office:value-type="float" office:value="0.646669437587898" calcext:value-type="float">
            <text:p>0,65</text:p>
          </table:table-cell>
          <table:table-cell table:style-name="ce183" table:formula="of:=100*( ( ([.F26]-[.$B26])*[$V_050.O26]+[.$B26]*([$V_050.P26]+[$V_050.$N26])) / [.$B26]^2  )" office:value-type="float" office:value="0.844745312433168" calcext:value-type="float">
            <text:p>0,84</text:p>
          </table:table-cell>
          <table:table-cell table:style-name="ce183" table:formula="of:=100*( ( ([.H26]-[.$B26])*[$V_050.P26]+[.$B26]*([$V_050.Q26]+[$V_050.$N26])) / [.$B26]^2  )" office:value-type="float" office:value="0.779304042724892" calcext:value-type="float">
            <text:p>0,78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68" office:value-type="string" calcext:value-type="string">
            <text:p>C015</text:p>
          </table:table-cell>
          <table:table-cell table:style-name="ce170" table:formula="of:=[$V_050.B27]" office:value-type="float" office:value="0.247666939520823" calcext:value-type="float">
            <text:p>0,248</text:p>
          </table:table-cell>
          <table:table-cell table:style-name="ce173" table:formula="of:=COM.MICROSOFT.CONCAT(&quot;[&quot; ; TEXT([.B27]-[$V_050.N27];&quot;0,000&quot;) ; &quot;;&quot;  ; TEXT( [.B27]+[$V_050.N27];&quot;0,000&quot;) ; &quot;]&quot; )" office:value-type="string" office:string-value="[0,247;0,248]" calcext:value-type="string">
            <text:p>[0,247;0,248]</text:p>
          </table:table-cell>
          <table:table-cell table:style-name="ce170" table:formula="of:=[$V_050.C27]" office:value-type="float" office:value="0.477007165478412" calcext:value-type="float">
            <text:p>0,477</text:p>
          </table:table-cell>
          <table:table-cell table:style-name="ce173" table:formula="of:=COM.MICROSOFT.CONCAT(&quot;[&quot; ; TEXT([.D27]-[$V_050.O27];&quot;0,000&quot;) ; &quot;;&quot;  ; TEXT([.D27]+[$V_050.O27];&quot;0,000&quot;) ; &quot;]&quot; )" office:value-type="string" office:string-value="[0,475;0,479]" calcext:value-type="string">
            <text:p>[0,475;0,479]</text:p>
          </table:table-cell>
          <table:table-cell table:style-name="ce175" table:formula="of:=[$V_050.D27]" office:value-type="float" office:value="0.6228910573088" calcext:value-type="float">
            <text:p>0,623</text:p>
          </table:table-cell>
          <table:table-cell table:style-name="ce178" table:formula="of:=COM.MICROSOFT.CONCAT(&quot;[&quot; ; TEXT([.F27]-[$V_050.P27];&quot;0,000&quot;) ; &quot;;&quot;  ; TEXT([.F27]+[$V_050.P27];&quot;0,000&quot;) ; &quot;]&quot; )" office:value-type="string" office:string-value="[0,620;0,626]" calcext:value-type="string">
            <text:p>[0,620;0,626]</text:p>
          </table:table-cell>
          <table:table-cell table:style-name="ce170" table:formula="of:=[$V_050.E27]" office:value-type="float" office:value="0.575503574618463" calcext:value-type="float">
            <text:p>0,576</text:p>
          </table:table-cell>
          <table:table-cell table:style-name="ce173" table:formula="of:=COM.MICROSOFT.CONCAT(&quot;[&quot; ; TEXT([.H27]-[$V_050.Q27];&quot;0,000&quot;) ; &quot;;&quot;  ; TEXT([.H27]+[$V_050.Q27];&quot;0,000&quot;) ; &quot;]&quot; )" office:value-type="string" office:string-value="[0,574;0,577]" calcext:value-type="string">
            <text:p>[0,574;0,577]</text:p>
          </table:table-cell>
          <table:table-cell table:style-name="ce16"/>
          <table:table-cell table:style-name="ce180" office:value-type="string" calcext:value-type="string">
            <text:p>C015</text:p>
          </table:table-cell>
          <table:table-cell table:style-name="ce181" table:formula="of:=100*([.D27]-[.$B27])/[.$B27]" office:value-type="float" office:value="92.6002583959363" calcext:value-type="float">
            <text:p>92,6</text:p>
          </table:table-cell>
          <table:table-cell table:style-name="ce171" table:formula="of:=COM.MICROSOFT.CONCAT(&quot;[&quot; ; TEXT([.L27]-[.S27];&quot;0,0&quot;) ; &quot;;&quot;  ; TEXT( [.L27]+[.S27];&quot;0,0&quot;) ; &quot;]&quot; )" office:value-type="string" office:string-value="[91,4;93,8]" calcext:value-type="string">
            <text:p>[91,4;93,8]</text:p>
          </table:table-cell>
          <table:table-cell table:style-name="ce182" table:formula="of:=100*([.F27]-[.$B27])/[.$B27]" office:value-type="float" office:value="151.503514564337" calcext:value-type="float">
            <text:p>151,5</text:p>
          </table:table-cell>
          <table:table-cell table:style-name="ce176" table:formula="of:=COM.MICROSOFT.CONCAT(&quot;[&quot; ; TEXT([.N27]-[.T27];&quot;0,0&quot;) ; &quot;;&quot;  ; TEXT( [.N27]+[.T27];&quot;0,0&quot;) ; &quot;]&quot; )" office:value-type="string" office:string-value="[148,9;154,1]" calcext:value-type="string">
            <text:p>[148,9;154,1]</text:p>
          </table:table-cell>
          <table:table-cell table:style-name="ce181" table:formula="of:=100*([.H27]-[.$B27])/[.$B27]" office:value-type="float" office:value="132.369962552098" calcext:value-type="float">
            <text:p>132,4</text:p>
          </table:table-cell>
          <table:table-cell table:style-name="ce171" table:formula="of:=COM.MICROSOFT.CONCAT(&quot;[&quot; ; TEXT([.P27]-[.U27];&quot;0,0&quot;) ; &quot;;&quot;  ; TEXT( [.P27]+[.U27];&quot;0,0&quot;) ; &quot;]&quot; )" office:value-type="string" office:string-value="[129,8;134,9]" calcext:value-type="string">
            <text:p>[129,8;134,9]</text:p>
          </table:table-cell>
          <table:table-cell table:style-name="ce16"/>
          <table:table-cell table:style-name="ce183" table:formula="of:=100*( ( ([.D27]-[.$B27])*[$V_050.N27]+[.$B27]*([$V_050.O27]+[$V_050.$N27])) / [.$B27]^2  )" office:value-type="float" office:value="1.16161030199503" calcext:value-type="float">
            <text:p>1,16</text:p>
          </table:table-cell>
          <table:table-cell table:style-name="ce183" table:formula="of:=100*( ( ([.F27]-[.$B27])*[$V_050.O27]+[.$B27]*([$V_050.P27]+[$V_050.$N27])) / [.$B27]^2  )" office:value-type="float" office:value="2.56645830985038" calcext:value-type="float">
            <text:p>2,57</text:p>
          </table:table-cell>
          <table:table-cell table:style-name="ce183" table:formula="of:=100*( ( ([.H27]-[.$B27])*[$V_050.P27]+[.$B27]*([$V_050.Q27]+[$V_050.$N27])) / [.$B27]^2  )" office:value-type="float" office:value="2.57262505313216" calcext:value-type="float">
            <text:p>2,57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68" office:value-type="string" calcext:value-type="string">
            <text:p>C016</text:p>
          </table:table-cell>
          <table:table-cell table:style-name="ce170" table:formula="of:=[$V_050.B28]" office:value-type="float" office:value="0.508393895295541" calcext:value-type="float">
            <text:p>0,508</text:p>
          </table:table-cell>
          <table:table-cell table:style-name="ce172" table:formula="of:=COM.MICROSOFT.CONCAT(&quot;[&quot; ; TEXT([.B28]-[$V_050.N28];&quot;0,000&quot;) ; &quot;;&quot;  ; TEXT( [.B28]+[$V_050.N28];&quot;0,000&quot;) ; &quot;]&quot; )" office:value-type="string" office:string-value="[0,508;0,509]" calcext:value-type="string">
            <text:p>[0,508;0,509]</text:p>
          </table:table-cell>
          <table:table-cell table:style-name="ce170" table:formula="of:=[$V_050.C28]" office:value-type="float" office:value="0.657367577687969" calcext:value-type="float">
            <text:p>0,657</text:p>
          </table:table-cell>
          <table:table-cell table:style-name="ce172" table:formula="of:=COM.MICROSOFT.CONCAT(&quot;[&quot; ; TEXT([.D28]-[$V_050.O28];&quot;0,000&quot;) ; &quot;;&quot;  ; TEXT([.D28]+[$V_050.O28];&quot;0,000&quot;) ; &quot;]&quot; )" office:value-type="string" office:string-value="[0,656;0,658]" calcext:value-type="string">
            <text:p>[0,656;0,658]</text:p>
          </table:table-cell>
          <table:table-cell table:style-name="ce175" table:formula="of:=[$V_050.D28]" office:value-type="float" office:value="0.758007325891866" calcext:value-type="float">
            <text:p>0,758</text:p>
          </table:table-cell>
          <table:table-cell table:style-name="ce177" table:formula="of:=COM.MICROSOFT.CONCAT(&quot;[&quot; ; TEXT([.F28]-[$V_050.P28];&quot;0,000&quot;) ; &quot;;&quot;  ; TEXT([.F28]+[$V_050.P28];&quot;0,000&quot;) ; &quot;]&quot; )" office:value-type="string" office:string-value="[0,757;0,759]" calcext:value-type="string">
            <text:p>[0,757;0,759]</text:p>
          </table:table-cell>
          <table:table-cell table:style-name="ce170" table:formula="of:=[$V_050.E28]" office:value-type="float" office:value="0.681747819195215" calcext:value-type="float">
            <text:p>0,682</text:p>
          </table:table-cell>
          <table:table-cell table:style-name="ce172" table:formula="of:=COM.MICROSOFT.CONCAT(&quot;[&quot; ; TEXT([.H28]-[$V_050.Q28];&quot;0,000&quot;) ; &quot;;&quot;  ; TEXT([.H28]+[$V_050.Q28];&quot;0,000&quot;) ; &quot;]&quot; )" office:value-type="string" office:string-value="[0,680;0,683]" calcext:value-type="string">
            <text:p>[0,680;0,683]</text:p>
          </table:table-cell>
          <table:table-cell table:style-name="ce16"/>
          <table:table-cell table:style-name="ce180" office:value-type="string" calcext:value-type="string">
            <text:p>C016</text:p>
          </table:table-cell>
          <table:table-cell table:style-name="ce181" table:formula="of:=100*([.D28]-[.$B28])/[.$B28]" office:value-type="float" office:value="29.3028070893388" calcext:value-type="float">
            <text:p>29,3</text:p>
          </table:table-cell>
          <table:table-cell table:style-name="ce171" table:formula="of:=COM.MICROSOFT.CONCAT(&quot;[&quot; ; TEXT([.L28]-[.S28];&quot;0,0&quot;) ; &quot;;&quot;  ; TEXT( [.L28]+[.S28];&quot;0,0&quot;) ; &quot;]&quot; )" office:value-type="string" office:string-value="[29,0;29,7]" calcext:value-type="string">
            <text:p>[29,0;29,7]</text:p>
          </table:table-cell>
          <table:table-cell table:style-name="ce182" table:formula="of:=100*([.F28]-[.$B28])/[.$B28]" office:value-type="float" office:value="49.0984319257449" calcext:value-type="float">
            <text:p>49,1</text:p>
          </table:table-cell>
          <table:table-cell table:style-name="ce176" table:formula="of:=COM.MICROSOFT.CONCAT(&quot;[&quot; ; TEXT([.N28]-[.T28];&quot;0,0&quot;) ; &quot;;&quot;  ; TEXT( [.N28]+[.T28];&quot;0,0&quot;) ; &quot;]&quot; )" office:value-type="string" office:string-value="[48,7;49,5]" calcext:value-type="string">
            <text:p>[48,7;49,5]</text:p>
          </table:table-cell>
          <table:table-cell table:style-name="ce181" table:formula="of:=100*([.H28]-[.$B28])/[.$B28]" office:value-type="float" office:value="34.0983488401053" calcext:value-type="float">
            <text:p>34,1</text:p>
          </table:table-cell>
          <table:table-cell table:style-name="ce171" table:formula="of:=COM.MICROSOFT.CONCAT(&quot;[&quot; ; TEXT([.P28]-[.U28];&quot;0,0&quot;) ; &quot;;&quot;  ; TEXT( [.P28]+[.U28];&quot;0,0&quot;) ; &quot;]&quot; )" office:value-type="string" office:string-value="[33,6;34,6]" calcext:value-type="string">
            <text:p>[33,6;34,6]</text:p>
          </table:table-cell>
          <table:table-cell table:style-name="ce16"/>
          <table:table-cell table:style-name="ce183" table:formula="of:=100*( ( ([.D28]-[.$B28])*[$V_050.N28]+[.$B28]*([$V_050.O28]+[$V_050.$N28])) / [.$B28]^2  )" office:value-type="float" office:value="0.35035199903308" calcext:value-type="float">
            <text:p>0,35</text:p>
          </table:table-cell>
          <table:table-cell table:style-name="ce183" table:formula="of:=100*( ( ([.F28]-[.$B28])*[$V_050.O28]+[.$B28]*([$V_050.P28]+[$V_050.$N28])) / [.$B28]^2  )" office:value-type="float" office:value="0.388105502789485" calcext:value-type="float">
            <text:p>0,39</text:p>
          </table:table-cell>
          <table:table-cell table:style-name="ce183" table:formula="of:=100*( ( ([.H28]-[.$B28])*[$V_050.P28]+[.$B28]*([$V_050.Q28]+[$V_050.$N28])) / [.$B28]^2  )" office:value-type="float" office:value="0.452950725539334" calcext:value-type="float">
            <text:p>0,45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68" office:value-type="string" calcext:value-type="string">
            <text:p>C017</text:p>
          </table:table-cell>
          <table:table-cell table:style-name="ce170" table:formula="of:=[$V_050.B29]" office:value-type="float" office:value="0.325745826890777" calcext:value-type="float">
            <text:p>0,326</text:p>
          </table:table-cell>
          <table:table-cell table:style-name="ce172" table:formula="of:=COM.MICROSOFT.CONCAT(&quot;[&quot; ; TEXT([.B29]-[$V_050.N29];&quot;0,000&quot;) ; &quot;;&quot;  ; TEXT( [.B29]+[$V_050.N29];&quot;0,000&quot;) ; &quot;]&quot; )" office:value-type="string" office:string-value="[0,325;0,326]" calcext:value-type="string">
            <text:p>[0,325;0,326]</text:p>
          </table:table-cell>
          <table:table-cell table:style-name="ce170" table:formula="of:=[$V_050.C29]" office:value-type="float" office:value="0.407125981776467" calcext:value-type="float">
            <text:p>0,407</text:p>
          </table:table-cell>
          <table:table-cell table:style-name="ce172" table:formula="of:=COM.MICROSOFT.CONCAT(&quot;[&quot; ; TEXT([.D29]-[$V_050.O29];&quot;0,000&quot;) ; &quot;;&quot;  ; TEXT([.D29]+[$V_050.O29];&quot;0,000&quot;) ; &quot;]&quot; )" office:value-type="string" office:string-value="[0,404;0,410]" calcext:value-type="string">
            <text:p>[0,404;0,410]</text:p>
          </table:table-cell>
          <table:table-cell table:style-name="ce175" table:formula="of:=[$V_050.D29]" office:value-type="float" office:value="0.527162282581062" calcext:value-type="float">
            <text:p>0,527</text:p>
          </table:table-cell>
          <table:table-cell table:style-name="ce177" table:formula="of:=COM.MICROSOFT.CONCAT(&quot;[&quot; ; TEXT([.F29]-[$V_050.P29];&quot;0,000&quot;) ; &quot;;&quot;  ; TEXT([.F29]+[$V_050.P29];&quot;0,000&quot;) ; &quot;]&quot; )" office:value-type="string" office:string-value="[0,524;0,530]" calcext:value-type="string">
            <text:p>[0,524;0,530]</text:p>
          </table:table-cell>
          <table:table-cell table:style-name="ce170" table:formula="of:=[$V_050.E29]" office:value-type="float" office:value="0.340144928872458" calcext:value-type="float">
            <text:p>0,340</text:p>
          </table:table-cell>
          <table:table-cell table:style-name="ce172" table:formula="of:=COM.MICROSOFT.CONCAT(&quot;[&quot; ; TEXT([.H29]-[$V_050.Q29];&quot;0,000&quot;) ; &quot;;&quot;  ; TEXT([.H29]+[$V_050.Q29];&quot;0,000&quot;) ; &quot;]&quot; )" office:value-type="string" office:string-value="[0,335;0,345]" calcext:value-type="string">
            <text:p>[0,335;0,345]</text:p>
          </table:table-cell>
          <table:table-cell table:style-name="ce16"/>
          <table:table-cell table:style-name="ce180" office:value-type="string" calcext:value-type="string">
            <text:p>C017</text:p>
          </table:table-cell>
          <table:table-cell table:style-name="ce181" table:formula="of:=100*([.D29]-[.$B29])/[.$B29]" office:value-type="float" office:value="24.9827160220156" calcext:value-type="float">
            <text:p>25,0</text:p>
          </table:table-cell>
          <table:table-cell table:style-name="ce171" table:formula="of:=COM.MICROSOFT.CONCAT(&quot;[&quot; ; TEXT([.L29]-[.S29];&quot;0,0&quot;) ; &quot;;&quot;  ; TEXT( [.L29]+[.S29];&quot;0,0&quot;) ; &quot;]&quot; )" office:value-type="string" office:string-value="[24,0;26,0]" calcext:value-type="string">
            <text:p>[24,0;26,0]</text:p>
          </table:table-cell>
          <table:table-cell table:style-name="ce182" table:formula="of:=100*([.F29]-[.$B29])/[.$B29]" office:value-type="float" office:value="61.8323978584136" calcext:value-type="float">
            <text:p>61,8</text:p>
          </table:table-cell>
          <table:table-cell table:style-name="ce176" table:formula="of:=COM.MICROSOFT.CONCAT(&quot;[&quot; ; TEXT([.N29]-[.T29];&quot;0,0&quot;) ; &quot;;&quot;  ; TEXT( [.N29]+[.T29];&quot;0,0&quot;) ; &quot;]&quot; )" office:value-type="string" office:string-value="[60,2;63,4]" calcext:value-type="string">
            <text:p>[60,2;63,4]</text:p>
          </table:table-cell>
          <table:table-cell table:style-name="ce181" table:formula="of:=100*([.H29]-[.$B29])/[.$B29]" office:value-type="float" office:value="4.42034887111805" calcext:value-type="float">
            <text:p>4,4</text:p>
          </table:table-cell>
          <table:table-cell table:style-name="ce171" table:formula="of:=COM.MICROSOFT.CONCAT(&quot;[&quot; ; TEXT([.P29]-[.U29];&quot;0,0&quot;) ; &quot;;&quot;  ; TEXT( [.P29]+[.U29];&quot;0,0&quot;) ; &quot;]&quot; )" office:value-type="string" office:string-value="[2,8;6,1]" calcext:value-type="string">
            <text:p>[2,8;6,1]</text:p>
          </table:table-cell>
          <table:table-cell table:style-name="ce16"/>
          <table:table-cell table:style-name="ce183" table:formula="of:=100*( ( ([.D29]-[.$B29])*[$V_050.N29]+[.$B29]*([$V_050.O29]+[$V_050.$N29])) / [.$B29]^2  )" office:value-type="float" office:value="1.01463641251031" calcext:value-type="float">
            <text:p>1,01</text:p>
          </table:table-cell>
          <table:table-cell table:style-name="ce183" table:formula="of:=100*( ( ([.F29]-[.$B29])*[$V_050.O29]+[.$B29]*([$V_050.P29]+[$V_050.$N29])) / [.$B29]^2  )" office:value-type="float" office:value="1.61711642140044" calcext:value-type="float">
            <text:p>1,62</text:p>
          </table:table-cell>
          <table:table-cell table:style-name="ce183" table:formula="of:=100*( ( ([.H29]-[.$B29])*[$V_050.P29]+[.$B29]*([$V_050.Q29]+[$V_050.$N29])) / [.$B29]^2  )" office:value-type="float" office:value="1.66564719734884" calcext:value-type="float">
            <text:p>1,67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68" office:value-type="string" calcext:value-type="string">
            <text:p>C019</text:p>
          </table:table-cell>
          <table:table-cell table:style-name="ce170" table:formula="of:=[$V_050.B30]" office:value-type="float" office:value="0.549779644593733" calcext:value-type="float">
            <text:p>0,550</text:p>
          </table:table-cell>
          <table:table-cell table:style-name="ce172" table:formula="of:=COM.MICROSOFT.CONCAT(&quot;[&quot; ; TEXT([.B30]-[$V_050.N30];&quot;0,000&quot;) ; &quot;;&quot;  ; TEXT( [.B30]+[$V_050.N30];&quot;0,000&quot;) ; &quot;]&quot; )" office:value-type="string" office:string-value="[0,549;0,550]" calcext:value-type="string">
            <text:p>[0,549;0,550]</text:p>
          </table:table-cell>
          <table:table-cell table:style-name="ce170" table:formula="of:=[$V_050.C30]" office:value-type="float" office:value="0.643781148095338" calcext:value-type="float">
            <text:p>0,644</text:p>
          </table:table-cell>
          <table:table-cell table:style-name="ce172" table:formula="of:=COM.MICROSOFT.CONCAT(&quot;[&quot; ; TEXT([.D30]-[$V_050.O30];&quot;0,000&quot;) ; &quot;;&quot;  ; TEXT([.D30]+[$V_050.O30];&quot;0,000&quot;) ; &quot;]&quot; )" office:value-type="string" office:string-value="[0,642;0,645]" calcext:value-type="string">
            <text:p>[0,642;0,645]</text:p>
          </table:table-cell>
          <table:table-cell table:style-name="ce175" table:formula="of:=[$V_050.D30]" office:value-type="float" office:value="0.703009800286019" calcext:value-type="float">
            <text:p>0,703</text:p>
          </table:table-cell>
          <table:table-cell table:style-name="ce177" table:formula="of:=COM.MICROSOFT.CONCAT(&quot;[&quot; ; TEXT([.F30]-[$V_050.P30];&quot;0,000&quot;) ; &quot;;&quot;  ; TEXT([.F30]+[$V_050.P30];&quot;0,000&quot;) ; &quot;]&quot; )" office:value-type="string" office:string-value="[0,702;0,704]" calcext:value-type="string">
            <text:p>[0,702;0,704]</text:p>
          </table:table-cell>
          <table:table-cell table:style-name="ce170" table:formula="of:=[$V_050.E30]" office:value-type="float" office:value="0.618233920030854" calcext:value-type="float">
            <text:p>0,618</text:p>
          </table:table-cell>
          <table:table-cell table:style-name="ce172" table:formula="of:=COM.MICROSOFT.CONCAT(&quot;[&quot; ; TEXT([.H30]-[$V_050.Q30];&quot;0,000&quot;) ; &quot;;&quot;  ; TEXT([.H30]+[$V_050.Q30];&quot;0,000&quot;) ; &quot;]&quot; )" office:value-type="string" office:string-value="[0,617;0,620]" calcext:value-type="string">
            <text:p>[0,617;0,620]</text:p>
          </table:table-cell>
          <table:table-cell table:style-name="ce16"/>
          <table:table-cell table:style-name="ce180" office:value-type="string" calcext:value-type="string">
            <text:p>C019</text:p>
          </table:table-cell>
          <table:table-cell table:style-name="ce181" table:formula="of:=100*([.D30]-[.$B30])/[.$B30]" office:value-type="float" office:value="17.0980327165566" calcext:value-type="float">
            <text:p>17,1</text:p>
          </table:table-cell>
          <table:table-cell table:style-name="ce171" table:formula="of:=COM.MICROSOFT.CONCAT(&quot;[&quot; ; TEXT([.L30]-[.S30];&quot;0,0&quot;) ; &quot;;&quot;  ; TEXT( [.L30]+[.S30];&quot;0,0&quot;) ; &quot;]&quot; )" office:value-type="string" office:string-value="[16,7;17,5]" calcext:value-type="string">
            <text:p>[16,7;17,5]</text:p>
          </table:table-cell>
          <table:table-cell table:style-name="ce182" table:formula="of:=100*([.F30]-[.$B30])/[.$B30]" office:value-type="float" office:value="27.8711947957837" calcext:value-type="float">
            <text:p>27,9</text:p>
          </table:table-cell>
          <table:table-cell table:style-name="ce176" table:formula="of:=COM.MICROSOFT.CONCAT(&quot;[&quot; ; TEXT([.N30]-[.T30];&quot;0,0&quot;) ; &quot;;&quot;  ; TEXT( [.N30]+[.T30];&quot;0,0&quot;) ; &quot;]&quot; )" office:value-type="string" office:string-value="[27,4;28,3]" calcext:value-type="string">
            <text:p>[27,4;28,3]</text:p>
          </table:table-cell>
          <table:table-cell table:style-name="ce181" table:formula="of:=100*([.H30]-[.$B30])/[.$B30]" office:value-type="float" office:value="12.4512204317253" calcext:value-type="float">
            <text:p>12,5</text:p>
          </table:table-cell>
          <table:table-cell table:style-name="ce171" table:formula="of:=COM.MICROSOFT.CONCAT(&quot;[&quot; ; TEXT([.P30]-[.U30];&quot;0,0&quot;) ; &quot;;&quot;  ; TEXT( [.P30]+[.U30];&quot;0,0&quot;) ; &quot;]&quot; )" office:value-type="string" office:string-value="[12,0;12,9]" calcext:value-type="string">
            <text:p>[12,0;12,9]</text:p>
          </table:table-cell>
          <table:table-cell table:style-name="ce16"/>
          <table:table-cell table:style-name="ce183" table:formula="of:=100*( ( ([.D30]-[.$B30])*[$V_050.N30]+[.$B30]*([$V_050.O30]+[$V_050.$N30])) / [.$B30]^2  )" office:value-type="float" office:value="0.394732890476095" calcext:value-type="float">
            <text:p>0,39</text:p>
          </table:table-cell>
          <table:table-cell table:style-name="ce183" table:formula="of:=100*( ( ([.F30]-[.$B30])*[$V_050.O30]+[.$B30]*([$V_050.P30]+[$V_050.$N30])) / [.$B30]^2  )" office:value-type="float" office:value="0.432466447566433" calcext:value-type="float">
            <text:p>0,43</text:p>
          </table:table-cell>
          <table:table-cell table:style-name="ce183" table:formula="of:=100*( ( ([.H30]-[.$B30])*[$V_050.P30]+[.$B30]*([$V_050.Q30]+[$V_050.$N30])) / [.$B30]^2  )" office:value-type="float" office:value="0.436986498725542" calcext:value-type="float">
            <text:p>0,44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68" office:value-type="string" calcext:value-type="string">
            <text:p>C024</text:p>
          </table:table-cell>
          <table:table-cell table:style-name="ce170" table:formula="of:=[$V_050.B31]" office:value-type="float" office:value="0.42043770742662" calcext:value-type="float">
            <text:p>0,420</text:p>
          </table:table-cell>
          <table:table-cell table:style-name="ce172" table:formula="of:=COM.MICROSOFT.CONCAT(&quot;[&quot; ; TEXT([.B31]-[$V_050.N31];&quot;0,000&quot;) ; &quot;;&quot;  ; TEXT( [.B31]+[$V_050.N31];&quot;0,000&quot;) ; &quot;]&quot; )" office:value-type="string" office:string-value="[0,420;0,421]" calcext:value-type="string">
            <text:p>[0,420;0,421]</text:p>
          </table:table-cell>
          <table:table-cell table:style-name="ce170" table:formula="of:=[$V_050.C31]" office:value-type="float" office:value="0.538711732062287" calcext:value-type="float">
            <text:p>0,539</text:p>
          </table:table-cell>
          <table:table-cell table:style-name="ce172" table:formula="of:=COM.MICROSOFT.CONCAT(&quot;[&quot; ; TEXT([.D31]-[$V_050.O31];&quot;0,000&quot;) ; &quot;;&quot;  ; TEXT([.D31]+[$V_050.O31];&quot;0,000&quot;) ; &quot;]&quot; )" office:value-type="string" office:string-value="[0,537;0,540]" calcext:value-type="string">
            <text:p>[0,537;0,540]</text:p>
          </table:table-cell>
          <table:table-cell table:style-name="ce175" table:formula="of:=[$V_050.D31]" office:value-type="float" office:value="0.613173665151368" calcext:value-type="float">
            <text:p>0,613</text:p>
          </table:table-cell>
          <table:table-cell table:style-name="ce177" table:formula="of:=COM.MICROSOFT.CONCAT(&quot;[&quot; ; TEXT([.F31]-[$V_050.P31];&quot;0,000&quot;) ; &quot;;&quot;  ; TEXT([.F31]+[$V_050.P31];&quot;0,000&quot;) ; &quot;]&quot; )" office:value-type="string" office:string-value="[0,611;0,615]" calcext:value-type="string">
            <text:p>[0,611;0,615]</text:p>
          </table:table-cell>
          <table:table-cell table:style-name="ce170" table:formula="of:=[$V_050.E31]" office:value-type="float" office:value="0.524649105279843" calcext:value-type="float">
            <text:p>0,525</text:p>
          </table:table-cell>
          <table:table-cell table:style-name="ce172" table:formula="of:=COM.MICROSOFT.CONCAT(&quot;[&quot; ; TEXT([.H31]-[$V_050.Q31];&quot;0,000&quot;) ; &quot;;&quot;  ; TEXT([.H31]+[$V_050.Q31];&quot;0,000&quot;) ; &quot;]&quot; )" office:value-type="string" office:string-value="[0,522;0,527]" calcext:value-type="string">
            <text:p>[0,522;0,527]</text:p>
          </table:table-cell>
          <table:table-cell table:style-name="ce16"/>
          <table:table-cell table:style-name="ce180" office:value-type="string" calcext:value-type="string">
            <text:p>C024</text:p>
          </table:table-cell>
          <table:table-cell table:style-name="ce181" table:formula="of:=100*([.D31]-[.$B31])/[.$B31]" office:value-type="float" office:value="28.1311648661554" calcext:value-type="float">
            <text:p>28,1</text:p>
          </table:table-cell>
          <table:table-cell table:style-name="ce171" table:formula="of:=COM.MICROSOFT.CONCAT(&quot;[&quot; ; TEXT([.L31]-[.S31];&quot;0,0&quot;) ; &quot;;&quot;  ; TEXT( [.L31]+[.S31];&quot;0,0&quot;) ; &quot;]&quot; )" office:value-type="string" office:string-value="[27,5;28,8]" calcext:value-type="string">
            <text:p>[27,5;28,8]</text:p>
          </table:table-cell>
          <table:table-cell table:style-name="ce182" table:formula="of:=100*([.F31]-[.$B31])/[.$B31]" office:value-type="float" office:value="45.8417392922319" calcext:value-type="float">
            <text:p>45,8</text:p>
          </table:table-cell>
          <table:table-cell table:style-name="ce176" table:formula="of:=COM.MICROSOFT.CONCAT(&quot;[&quot; ; TEXT([.N31]-[.T31];&quot;0,0&quot;) ; &quot;;&quot;  ; TEXT( [.N31]+[.T31];&quot;0,0&quot;) ; &quot;]&quot; )" office:value-type="string" office:string-value="[45,1;46,6]" calcext:value-type="string">
            <text:p>[45,1;46,6]</text:p>
          </table:table-cell>
          <table:table-cell table:style-name="ce181" table:formula="of:=100*([.H31]-[.$B31])/[.$B31]" office:value-type="float" office:value="24.7864061696729" calcext:value-type="float">
            <text:p>24,8</text:p>
          </table:table-cell>
          <table:table-cell table:style-name="ce171" table:formula="of:=COM.MICROSOFT.CONCAT(&quot;[&quot; ; TEXT([.P31]-[.U31];&quot;0,0&quot;) ; &quot;;&quot;  ; TEXT( [.P31]+[.U31];&quot;0,0&quot;) ; &quot;]&quot; )" office:value-type="string" office:string-value="[23,9;25,7]" calcext:value-type="string">
            <text:p>[23,9;25,7]</text:p>
          </table:table-cell>
          <table:table-cell table:style-name="ce16"/>
          <table:table-cell table:style-name="ce183" table:formula="of:=100*( ( ([.D31]-[.$B31])*[$V_050.N31]+[.$B31]*([$V_050.O31]+[$V_050.$N31])) / [.$B31]^2  )" office:value-type="float" office:value="0.624879697118141" calcext:value-type="float">
            <text:p>0,62</text:p>
          </table:table-cell>
          <table:table-cell table:style-name="ce183" table:formula="of:=100*( ( ([.F31]-[.$B31])*[$V_050.O31]+[.$B31]*([$V_050.P31]+[$V_050.$N31])) / [.$B31]^2  )" office:value-type="float" office:value="0.790401186174995" calcext:value-type="float">
            <text:p>0,79</text:p>
          </table:table-cell>
          <table:table-cell table:style-name="ce183" table:formula="of:=100*( ( ([.H31]-[.$B31])*[$V_050.P31]+[.$B31]*([$V_050.Q31]+[$V_050.$N31])) / [.$B31]^2  )" office:value-type="float" office:value="0.883823353561469" calcext:value-type="float">
            <text:p>0,88</text:p>
          </table:table-cell>
          <table:table-cell table:style-name="ce16" table:number-columns-repeated="994"/>
          <table:table-cell table:number-columns-repeated="8"/>
        </table:table-row>
        <table:table-row table:style-name="ro3">
          <table:table-cell table:style-name="ce19" office:value-type="string" calcext:value-type="string">
            <text:p>Média</text:p>
          </table:table-cell>
          <table:table-cell table:style-name="ce26" table:formula="of:=[$V_050.B32]" office:value-type="float" office:value="0.394940331096542" calcext:value-type="float">
            <text:p>0,395</text:p>
          </table:table-cell>
          <table:table-cell table:style-name="ce44" table:formula="of:=COM.MICROSOFT.CONCAT(&quot;[&quot; ; TEXT([.B32]-[$V_050.N32];&quot;0,000&quot;) ; &quot;;&quot;  ; TEXT( [.B32]+[$V_050.N32];&quot;0,000&quot;) ; &quot;]&quot; )" office:value-type="string" office:string-value="[0,394;0,396]" calcext:value-type="string">
            <text:p>[0,394;0,396]</text:p>
          </table:table-cell>
          <table:table-cell table:style-name="ce26" table:formula="of:=[$V_050.C32]" office:value-type="float" office:value="0.568533389437941" calcext:value-type="float">
            <text:p>0,569</text:p>
          </table:table-cell>
          <table:table-cell table:style-name="ce44" table:formula="of:=COM.MICROSOFT.CONCAT(&quot;[&quot; ; TEXT([.D32]-[$V_050.O32];&quot;0,000&quot;) ; &quot;;&quot;  ; TEXT( [.D32]+[$V_050.O32];&quot;0,000&quot;) ; &quot;]&quot; )" office:value-type="string" office:string-value="[0,567;0,570]" calcext:value-type="string">
            <text:p>[0,567;0,570]</text:p>
          </table:table-cell>
          <table:table-cell table:style-name="ce64" table:formula="of:=[$V_050.D32]" office:value-type="float" office:value="0.690544934809867" calcext:value-type="float">
            <text:p>0,691</text:p>
          </table:table-cell>
          <table:table-cell table:style-name="ce66" table:formula="of:=COM.MICROSOFT.CONCAT(&quot;[&quot; ; TEXT([.F32]-[$V_050.P32];&quot;0,000&quot;) ; &quot;;&quot;  ; TEXT( [.F32]+[$V_050.P32];&quot;0,000&quot;) ; &quot;]&quot; )" office:value-type="string" office:string-value="[0,689;0,692]" calcext:value-type="string">
            <text:p>[0,689;0,692]</text:p>
          </table:table-cell>
          <table:table-cell table:style-name="ce26" table:formula="of:=[$V_050.E32]" office:value-type="float" office:value="0.620926631508632" calcext:value-type="float">
            <text:p>0,621</text:p>
          </table:table-cell>
          <table:table-cell table:style-name="ce44" table:formula="of:=COM.MICROSOFT.CONCAT(&quot;[&quot; ; TEXT([.H32]-[$V_050.Q32];&quot;0,000&quot;) ; &quot;;&quot;  ; TEXT( [.H32]+[$V_050.Q32];&quot;0,000&quot;) ; &quot;]&quot; )" office:value-type="string" office:string-value="[0,619;0,623]" calcext:value-type="string">
            <text:p>[0,619;0,623]</text:p>
          </table:table-cell>
          <table:table-cell table:style-name="ce54"/>
          <table:table-cell table:style-name="ce67" office:value-type="string" calcext:value-type="string">
            <text:p>Média</text:p>
          </table:table-cell>
          <table:table-cell table:style-name="ce86" table:formula="of:=AVERAGE([.L20:.L31])" office:value-type="float" office:value="51.765422130518" calcext:value-type="float">
            <text:p>51,8</text:p>
          </table:table-cell>
          <table:table-cell table:style-name="ce92" table:formula="of:=COM.MICROSOFT.CONCAT(&quot;[&quot; ; TEXT([.L32]-[.S32];&quot;0,0&quot;) ; &quot;;&quot;  ; TEXT( [.L32]+[.S32];&quot;0,0&quot;) ; &quot;]&quot; )" office:value-type="string" office:string-value="[51,2;52,3]" calcext:value-type="string">
            <text:p>[51,2;52,3]</text:p>
          </table:table-cell>
          <table:table-cell table:style-name="ce112" table:formula="of:=AVERAGE([.N20:.N31])" office:value-type="float" office:value="88.0373583756063" calcext:value-type="float">
            <text:p>88,0</text:p>
          </table:table-cell>
          <table:table-cell table:style-name="ce114" table:formula="of:=COM.MICROSOFT.CONCAT(&quot;[&quot; ; TEXT([.N32]-[.T32];&quot;0,0&quot;) ; &quot;;&quot;  ; TEXT( [.N32]+[.T32];&quot;0,0&quot;) ; &quot;]&quot; )" office:value-type="string" office:string-value="[87,2;88,9]" calcext:value-type="string">
            <text:p>[87,2;88,9]</text:p>
          </table:table-cell>
          <table:table-cell table:style-name="ce86" table:formula="of:=AVERAGE([.P20:.P31])" office:value-type="float" office:value="69.1642305909816" calcext:value-type="float">
            <text:p>69,2</text:p>
          </table:table-cell>
          <table:table-cell table:style-name="ce91" table:formula="of:=COM.MICROSOFT.CONCAT(&quot;[&quot; ; TEXT([.P32]-[.U32];&quot;0,0&quot;) ; &quot;;&quot;  ; TEXT( [.P32]+[.U32];&quot;0,0&quot;) ; &quot;]&quot; )" office:value-type="string" office:string-value="[68,2;70,2]" calcext:value-type="string">
            <text:p>[68,2;70,2]</text:p>
          </table:table-cell>
          <table:table-cell table:style-name="ce46"/>
          <table:table-cell table:style-name="ce125" table:formula="of:=100*( ( ([.D32]-[.$B32])*[$V_050.N32]+[.$B32]*([$V_050.O32]+[$V_050.$N32])) / [.$B32]^2  )" office:value-type="float" office:value="0.561491386073219" calcext:value-type="float">
            <text:p>0,56</text:p>
          </table:table-cell>
          <table:table-cell table:style-name="ce125" table:formula="of:=100*( ( ([.F32]-[.$B32])*[$V_050.O32]+[.$B32]*([$V_050.P32]+[$V_050.$N32])) / [.$B32]^2  )" office:value-type="float" office:value="0.859191648091701" calcext:value-type="float">
            <text:p>0,86</text:p>
          </table:table-cell>
          <table:table-cell table:style-name="ce125" table:formula="of:=100*( ( ([.F32]-[.$B32])*[$V_050.P32]+[.$B32]*([$V_050.Q32]+[$V_050.$N32])) / [.$B32]^2  )" office:value-type="float" office:value="0.986582372666061" calcext:value-type="float">
            <text:p>0,99</text:p>
          </table:table-cell>
          <table:table-cell table:style-name="ce46" table:number-columns-repeated="994"/>
          <table:table-cell table:style-name="ce128" table:number-columns-repeated="8"/>
        </table:table-row>
        <table:table-row table:style-name="ro3">
          <table:table-cell table:number-columns-repeated="1023"/>
        </table:table-row>
        <table:table-row table:style-name="ro4">
          <table:table-cell table:style-name="Default" table:number-columns-repeated="2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 table:number-columns-repeated="2"/>
          <table:table-cell table:number-columns-repeated="1012"/>
        </table:table-row>
        <table:table-row table:style-name="ro5">
          <table:table-cell table:style-name="Default"/>
          <table:table-cell table:style-name="ce29"/>
          <table:table-cell table:style-name="ce50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number-columns-repeated="1013"/>
        </table:table-row>
        <table:table-row table:style-name="ro6" table:number-rows-repeated="12">
          <table:table-cell table:style-name="Default" table:number-columns-repeated="2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27"/>
          <table:table-cell table:style-name="ce105"/>
          <table:table-cell table:style-name="ce119"/>
          <table:table-cell table:style-name="ce105"/>
          <table:table-cell table:style-name="ce119"/>
          <table:table-cell table:style-name="ce27"/>
          <table:table-cell table:style-name="ce119"/>
          <table:table-cell table:style-name="ce27"/>
          <table:table-cell table:style-name="ce126" table:number-columns-repeated="3"/>
          <table:table-cell table:style-name="ce27" table:number-columns-repeated="994"/>
          <table:table-cell table:number-columns-repeated="8"/>
        </table:table-row>
        <table:table-row table:style-name="ro6">
          <table:table-cell table:style-name="Default" table:number-columns-repeated="2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49"/>
          <table:table-cell table:style-name="Default"/>
          <table:table-cell table:style-name="ce28"/>
          <table:table-cell table:style-name="ce106"/>
          <table:table-cell table:style-name="ce120"/>
          <table:table-cell table:style-name="ce106"/>
          <table:table-cell table:style-name="ce120"/>
          <table:table-cell table:style-name="ce28"/>
          <table:table-cell table:style-name="ce120"/>
          <table:table-cell table:style-name="ce28"/>
          <table:table-cell table:style-name="ce127" table:number-columns-repeated="3"/>
          <table:table-cell table:style-name="ce28" table:number-columns-repeated="994"/>
          <table:table-cell table:number-columns-repeated="8"/>
        </table:table-row>
        <table:table-row table:style-name="ro3" table:number-rows-repeated="1048527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sigma_050.A20:sigma_050.I31 sigma_050.A4:sigma_050.I15 sigma_050.K4:sigma_050.Q15 sigma_050.S20:sigma_050.U31 sigma_050.K20:sigma_050.Q31">
            <calcext:condition calcext:apply-style-name="ConditionalStyle_1" calcext:value="formula-is(ISEVEN(ROW()))" calcext:base-cell-address="sigma_050.A4"/>
            <calcext:condition calcext:apply-style-name="ConditionalStyle_2" calcext:value="formula-is(ISODD(ROW()))" calcext:base-cell-address="sigma_050.A4"/>
          </calcext:conditional-format>
          <calcext:conditional-format calcext:target-range-address="sigma_050.B4:sigma_050.I15 sigma_050.L4:sigma_050.Q15 sigma_050.S20:sigma_050.U31 sigma_050.L20:sigma_050.Q31">
            <calcext:condition calcext:apply-style-name="ConditionalStyle_3" calcext:value="formula-is(#REF!=#REF!)" calcext:base-cell-address="sigma_050.B4"/>
            <calcext:condition calcext:apply-style-name="ConditionalStyle_3" calcext:value="formula-is(#REF!)" calcext:base-cell-address="sigma_050.B4"/>
          </calcext:conditional-format>
        </calcext:conditional-formats>
      </table:table>
      <table:table table:name="V_010" table:style-name="ta1"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13"/>
        <table:table-column table:style-name="co21" table:default-cell-style-name="ce13"/>
        <table:table-column table:style-name="co4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13"/>
        <table:table-column table:style-name="co21" table:default-cell-style-name="ce13"/>
        <table:table-column table:style-name="co4" table:default-cell-style-name="ce6"/>
        <table:table-column table:style-name="co22" table:default-cell-style-name="ce6"/>
        <table:table-column table:style-name="co19" table:default-cell-style-name="ce6"/>
        <table:table-column table:style-name="co23" table:number-columns-repeated="2" table:default-cell-style-name="ce6"/>
        <table:table-column table:style-name="co24" table:default-cell-style-name="ce6"/>
        <table:table-column table:style-name="co12" table:number-columns-repeated="1001" table:default-cell-style-name="ce6"/>
        <table:table-column table:style-name="co13" table:default-cell-style-name="ce6"/>
        <table:table-row table:style-name="ro7">
          <table:table-cell table:style-name="ce206" office:value-type="string" calcext:value-type="string" table:number-columns-spanned="5" table:number-rows-spanned="1">
            <text:p>AVERAGE</text:p>
          </table:table-cell>
          <table:covered-table-cell table:number-columns-repeated="4" table:style-name="ce29"/>
          <table:table-cell/>
          <table:table-cell table:style-name="ce215" office:value-type="string" calcext:value-type="string" table:number-columns-spanned="5" table:number-rows-spanned="1">
            <text:p>STANDARD DEVIATION</text:p>
          </table:table-cell>
          <table:covered-table-cell table:number-columns-repeated="4" table:style-name="ce29"/>
          <table:table-cell table:style-name="ce29"/>
          <table:table-cell table:style-name="ce217" office:value-type="string" calcext:value-type="string" table:number-columns-spanned="5" table:number-rows-spanned="1">
            <text:p>CONFIDENCE INTERVAL</text:p>
          </table:table-cell>
          <table:covered-table-cell table:number-columns-repeated="4" table:style-name="ce15"/>
          <table:table-cell table:number-columns-repeated="1001"/>
          <table:table-cell table:style-name="Default"/>
        </table:table-row>
        <table:table-row table:style-name="ro2">
          <table:table-cell table:style-name="ce207" office:value-type="string" calcext:value-type="string" table:number-columns-spanned="5" table:number-rows-spanned="1">
            <text:p>PSNR (AVG) - sigma=10</text:p>
          </table:table-cell>
          <table:covered-table-cell table:number-columns-repeated="4" table:style-name="ce21"/>
          <table:table-cell/>
          <table:table-cell table:style-name="ce21" office:value-type="string" calcext:value-type="string" table:number-columns-spanned="5" table:number-rows-spanned="1">
            <text:p>PSNR ( STDEV ) - sigma=10</text:p>
          </table:table-cell>
          <table:covered-table-cell table:number-columns-repeated="4" table:style-name="ce21"/>
          <table:table-cell/>
          <table:table-cell table:style-name="ce218" office:value-type="string" calcext:value-type="string" table:number-columns-spanned="5" table:number-rows-spanned="1">
            <text:p>PSNR ( CI ) - sigma=10</text:p>
          </table:table-cell>
          <table:covered-table-cell table:number-columns-repeated="4" table:style-name="ce21"/>
          <table:table-cell table:number-columns-repeated="1002"/>
        </table:table-row>
        <table:table-row table:style-name="ro3">
          <table:table-cell table:style-name="ce208" office:value-type="string" calcext:value-type="string">
            <text:p>Imagem</text:p>
          </table:table-cell>
          <table:table-cell table:style-name="ce211" office:value-type="string" calcext:value-type="string">
            <text:p>noisy</text:p>
          </table:table-cell>
          <table:table-cell table:style-name="ce211" office:value-type="string" calcext:value-type="string">
            <text:p>nlm</text:p>
          </table:table-cell>
          <table:table-cell table:style-name="ce211" office:value-type="string" calcext:value-type="string">
            <text:p>nlm-lbp</text:p>
          </table:table-cell>
          <table:table-cell table:style-name="ce211" office:value-type="string" calcext:value-type="string">
            <text:p>nlm-glcm</text:p>
          </table:table-cell>
          <table:table-cell/>
          <table:table-cell table:style-name="ce3" office:value-type="string" calcext:value-type="string">
            <text:p>Imagem</text:p>
          </table:table-cell>
          <table:table-cell table:style-name="ce151" office:value-type="string" calcext:value-type="string">
            <text:p>noisy</text:p>
          </table:table-cell>
          <table:table-cell table:style-name="ce151" office:value-type="string" calcext:value-type="string">
            <text:p>nlm</text:p>
          </table:table-cell>
          <table:table-cell table:style-name="ce151" office:value-type="string" calcext:value-type="string">
            <text:p>nlm-lbp</text:p>
          </table:table-cell>
          <table:table-cell table:style-name="ce151" office:value-type="string" calcext:value-type="string">
            <text:p>nlm-glcm</text:p>
          </table:table-cell>
          <table:table-cell table:style-name="ce14"/>
          <table:table-cell table:style-name="ce219" office:value-type="string" calcext:value-type="string">
            <text:p>Imagem</text:p>
          </table:table-cell>
          <table:table-cell table:style-name="ce222" office:value-type="string" calcext:value-type="string">
            <text:p>noisy</text:p>
          </table:table-cell>
          <table:table-cell table:style-name="ce222" office:value-type="string" calcext:value-type="string">
            <text:p>nlm</text:p>
          </table:table-cell>
          <table:table-cell table:style-name="ce222" office:value-type="string" calcext:value-type="string">
            <text:p>nlm-lbp</text:p>
          </table:table-cell>
          <table:table-cell table:style-name="ce222" office:value-type="string" calcext:value-type="string">
            <text:p>nlm-glcm</text:p>
          </table:table-cell>
          <table:table-cell table:style-name="ce14" table:number-columns-repeated="1002"/>
        </table:table-row>
        <table:table-row table:style-name="ro3">
          <table:table-cell table:style-name="ce187" office:value-type="string" calcext:value-type="string">
            <text:p>C001</text:p>
          </table:table-cell>
          <table:table-cell table:style-name="ce190" table:formula="of:=AVERAGE(['file:///mnt/Dados/vinma/documentos/Gradua%C3%A7%C3%A3o/TCC/results-partial/HW_C001_120.xlsx'#$sigma_010.B$3:.B$12])" office:value-type="float" office:value="28.1138153547898" calcext:value-type="float">
            <text:p>28,11</text:p>
          </table:table-cell>
          <table:table-cell table:style-name="ce190" table:formula="of:=AVERAGE(['file:///mnt/Dados/vinma/documentos/Gradua%C3%A7%C3%A3o/TCC/results-partial/HW_C001_120.xlsx'#$sigma_010.C$3:.C$12])" office:value-type="float" office:value="30.0915009643157" calcext:value-type="float">
            <text:p>30,09</text:p>
          </table:table-cell>
          <table:table-cell table:style-name="ce190" table:formula="of:=AVERAGE(['file:///mnt/Dados/vinma/documentos/Gradua%C3%A7%C3%A3o/TCC/results-partial/HW_C001_120.xlsx'#$sigma_010.D$3:.D$12])" office:value-type="float" office:value="30.1941010452462" calcext:value-type="float">
            <text:p>30,19</text:p>
          </table:table-cell>
          <table:table-cell table:style-name="ce190" table:formula="of:=AVERAGE(['file:///mnt/Dados/vinma/documentos/Gradua%C3%A7%C3%A3o/TCC/results-partial/HW_C001_120.xlsx'#$sigma_010.E$3:.E$12])" office:value-type="float" office:value="29.8151319251258" calcext:value-type="float">
            <text:p>29,82</text:p>
          </table:table-cell>
          <table:table-cell/>
          <table:table-cell table:style-name="ce187" office:value-type="string" calcext:value-type="string">
            <text:p>C001</text:p>
          </table:table-cell>
          <table:table-cell table:style-name="ce190" table:formula="of:=COM.MICROSOFT.STDEV.S(['file:///mnt/Dados/vinma/documentos/Gradua%C3%A7%C3%A3o/TCC/results-partial/HW_C001_120.xlsx'#$sigma_010.B$3:.B$12])" office:value-type="float" office:value="0.0115388999305255" calcext:value-type="float">
            <text:p>0,01</text:p>
          </table:table-cell>
          <table:table-cell table:style-name="ce190" table:formula="of:=COM.MICROSOFT.STDEV.S(['file:///mnt/Dados/vinma/documentos/Gradua%C3%A7%C3%A3o/TCC/results-partial/HW_C001_120.xlsx'#$sigma_010.C$3:.C$12])" office:value-type="float" office:value="0.0144022184456099" calcext:value-type="float">
            <text:p>0,01</text:p>
          </table:table-cell>
          <table:table-cell table:style-name="ce190" table:formula="of:=COM.MICROSOFT.STDEV.S(['file:///mnt/Dados/vinma/documentos/Gradua%C3%A7%C3%A3o/TCC/results-partial/HW_C001_120.xlsx'#$sigma_010.D$3:.D$12])" office:value-type="float" office:value="0.00990218132869492" calcext:value-type="float">
            <text:p>0,01</text:p>
          </table:table-cell>
          <table:table-cell table:style-name="ce190" table:formula="of:=COM.MICROSOFT.STDEV.S(['file:///mnt/Dados/vinma/documentos/Gradua%C3%A7%C3%A3o/TCC/results-partial/HW_C001_120.xlsx'#$sigma_010.E$3:.E$12])" office:value-type="float" office:value="0.00919076820362419" calcext:value-type="float">
            <text:p>0,01</text:p>
          </table:table-cell>
          <table:table-cell/>
          <table:table-cell table:style-name="ce187" office:value-type="string" calcext:value-type="string">
            <text:p>C001</text:p>
          </table:table-cell>
          <table:table-cell table:style-name="ce190" table:formula="of:=COM.MICROSOFT.CONFIDENCE.T(0.05/2; [.H4]; 10)" office:value-type="float" office:value="0.00979739124873078" calcext:value-type="float">
            <text:p>0,01</text:p>
          </table:table-cell>
          <table:table-cell table:style-name="ce190" table:formula="of:=COM.MICROSOFT.CONFIDENCE.T(0.05/2; [.I4]; 10)" office:value-type="float" office:value="0.0122285633648702" calcext:value-type="float">
            <text:p>0,01</text:p>
          </table:table-cell>
          <table:table-cell table:style-name="ce190" table:formula="of:=COM.MICROSOFT.CONFIDENCE.T(0.05/2; [.J4]; 10)" office:value-type="float" office:value="0.00840769443163746" calcext:value-type="float">
            <text:p>0,01</text:p>
          </table:table-cell>
          <table:table-cell table:style-name="ce190" table:formula="of:=COM.MICROSOFT.CONFIDENCE.T(0.05/2; [.K4]; 10)" office:value-type="float" office:value="0.00780365134540171" calcext:value-type="float">
            <text:p>0,01</text:p>
          </table:table-cell>
          <table:table-cell table:number-columns-repeated="1002"/>
        </table:table-row>
        <table:table-row table:style-name="ro3">
          <table:table-cell table:style-name="ce187" office:value-type="string" calcext:value-type="string">
            <text:p>C002</text:p>
          </table:table-cell>
          <table:table-cell table:style-name="ce190" table:formula="of:=AVERAGE(['file:///mnt/Dados/vinma/documentos/Gradua%C3%A7%C3%A3o/TCC/results-partial/HW_C002_120.xlsx'#$sigma_010.B$3:.B$12])" office:value-type="float" office:value="28.1142853763488" calcext:value-type="float">
            <text:p>28,11</text:p>
          </table:table-cell>
          <table:table-cell table:style-name="ce190" table:formula="of:=AVERAGE(['file:///mnt/Dados/vinma/documentos/Gradua%C3%A7%C3%A3o/TCC/results-partial/HW_C002_120.xlsx'#$sigma_010.C$3:.C$12])" office:value-type="float" office:value="32.2317926036431" calcext:value-type="float">
            <text:p>32,23</text:p>
          </table:table-cell>
          <table:table-cell table:style-name="ce190" table:formula="of:=AVERAGE(['file:///mnt/Dados/vinma/documentos/Gradua%C3%A7%C3%A3o/TCC/results-partial/HW_C002_120.xlsx'#$sigma_010.D$3:.D$12])" office:value-type="float" office:value="33.9131480650491" calcext:value-type="float">
            <text:p>33,91</text:p>
          </table:table-cell>
          <table:table-cell table:style-name="ce190" table:formula="of:=AVERAGE(['file:///mnt/Dados/vinma/documentos/Gradua%C3%A7%C3%A3o/TCC/results-partial/HW_C002_120.xlsx'#$sigma_010.E$3:.E$12])" office:value-type="float" office:value="33.3753405766924" calcext:value-type="float">
            <text:p>33,38</text:p>
          </table:table-cell>
          <table:table-cell/>
          <table:table-cell table:style-name="ce187" office:value-type="string" calcext:value-type="string">
            <text:p>C002</text:p>
          </table:table-cell>
          <table:table-cell table:style-name="ce190" table:formula="of:=COM.MICROSOFT.STDEV.S(['file:///mnt/Dados/vinma/documentos/Gradua%C3%A7%C3%A3o/TCC/results-partial/HW_C002_120.xlsx'#$sigma_010.B$3:.B$12])" office:value-type="float" office:value="0.00717028154458347" calcext:value-type="float">
            <text:p>0,01</text:p>
          </table:table-cell>
          <table:table-cell table:style-name="ce190" table:formula="of:=COM.MICROSOFT.STDEV.S(['file:///mnt/Dados/vinma/documentos/Gradua%C3%A7%C3%A3o/TCC/results-partial/HW_C002_120.xlsx'#$sigma_010.C$3:.C$12])" office:value-type="float" office:value="0.0171821270122345" calcext:value-type="float">
            <text:p>0,02</text:p>
          </table:table-cell>
          <table:table-cell table:style-name="ce190" table:formula="of:=COM.MICROSOFT.STDEV.S(['file:///mnt/Dados/vinma/documentos/Gradua%C3%A7%C3%A3o/TCC/results-partial/HW_C002_120.xlsx'#$sigma_010.D$3:.D$12])" office:value-type="float" office:value="0.0160018723563151" calcext:value-type="float">
            <text:p>0,02</text:p>
          </table:table-cell>
          <table:table-cell table:style-name="ce190" table:formula="of:=COM.MICROSOFT.STDEV.S(['file:///mnt/Dados/vinma/documentos/Gradua%C3%A7%C3%A3o/TCC/results-partial/HW_C002_120.xlsx'#$sigma_010.E$3:.E$12])" office:value-type="float" office:value="0.0190897236965483" calcext:value-type="float">
            <text:p>0,02</text:p>
          </table:table-cell>
          <table:table-cell/>
          <table:table-cell table:style-name="ce187" office:value-type="string" calcext:value-type="string">
            <text:p>C002</text:p>
          </table:table-cell>
          <table:table-cell table:style-name="ce190" table:formula="of:=COM.MICROSOFT.CONFIDENCE.T(0.05/2; [.H5]; 10)" office:value-type="float" office:value="0.00608810667210967" calcext:value-type="float">
            <text:p>0,01</text:p>
          </table:table-cell>
          <table:table-cell table:style-name="ce190" table:formula="of:=COM.MICROSOFT.CONFIDENCE.T(0.05/2; [.I5]; 10)" office:value-type="float" office:value="0.0145889141805376" calcext:value-type="float">
            <text:p>0,01</text:p>
          </table:table-cell>
          <table:table-cell table:style-name="ce190" table:formula="of:=COM.MICROSOFT.CONFIDENCE.T(0.05/2; [.J5]; 10)" office:value-type="float" office:value="0.0135867894800202" calcext:value-type="float">
            <text:p>0,01</text:p>
          </table:table-cell>
          <table:table-cell table:style-name="ce190" table:formula="of:=COM.MICROSOFT.CONFIDENCE.T(0.05/2; [.K5]; 10)" office:value-type="float" office:value="0.0162086068005907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187" office:value-type="string" calcext:value-type="string">
            <text:p>C004</text:p>
          </table:table-cell>
          <table:table-cell table:style-name="ce190" table:formula="of:=AVERAGE(['file:///mnt/Dados/vinma/documentos/Gradua%C3%A7%C3%A3o/TCC/results-partial/HW_C004_120.xlsx'#$sigma_010.B$3:.B$12])" office:value-type="float" office:value="28.1089605111408" calcext:value-type="float">
            <text:p>28,11</text:p>
          </table:table-cell>
          <table:table-cell table:style-name="ce190" table:formula="of:=AVERAGE(['file:///mnt/Dados/vinma/documentos/Gradua%C3%A7%C3%A3o/TCC/results-partial/HW_C004_120.xlsx'#$sigma_010.C$3:.C$12])" office:value-type="float" office:value="30.7589920316122" calcext:value-type="float">
            <text:p>30,76</text:p>
          </table:table-cell>
          <table:table-cell table:style-name="ce190" table:formula="of:=AVERAGE(['file:///mnt/Dados/vinma/documentos/Gradua%C3%A7%C3%A3o/TCC/results-partial/HW_C004_120.xlsx'#$sigma_010.D$3:.D$12])" office:value-type="float" office:value="33.0009817445931" calcext:value-type="float">
            <text:p>33,00</text:p>
          </table:table-cell>
          <table:table-cell table:style-name="ce190" table:formula="of:=AVERAGE(['file:///mnt/Dados/vinma/documentos/Gradua%C3%A7%C3%A3o/TCC/results-partial/HW_C004_120.xlsx'#$sigma_010.E$3:.E$12])" office:value-type="float" office:value="32.3714190299005" calcext:value-type="float">
            <text:p>32,37</text:p>
          </table:table-cell>
          <table:table-cell/>
          <table:table-cell table:style-name="ce187" office:value-type="string" calcext:value-type="string">
            <text:p>C004</text:p>
          </table:table-cell>
          <table:table-cell table:style-name="ce190" table:formula="of:=COM.MICROSOFT.STDEV.S(['file:///mnt/Dados/vinma/documentos/Gradua%C3%A7%C3%A3o/TCC/results-partial/HW_C004_120.xlsx'#$sigma_010.B$3:.B$12])" office:value-type="float" office:value="0.0152371190511576" calcext:value-type="float">
            <text:p>0,02</text:p>
          </table:table-cell>
          <table:table-cell table:style-name="ce190" table:formula="of:=COM.MICROSOFT.STDEV.S(['file:///mnt/Dados/vinma/documentos/Gradua%C3%A7%C3%A3o/TCC/results-partial/HW_C004_120.xlsx'#$sigma_010.C$3:.C$12])" office:value-type="float" office:value="0.0209027601743406" calcext:value-type="float">
            <text:p>0,02</text:p>
          </table:table-cell>
          <table:table-cell table:style-name="ce190" table:formula="of:=COM.MICROSOFT.STDEV.S(['file:///mnt/Dados/vinma/documentos/Gradua%C3%A7%C3%A3o/TCC/results-partial/HW_C004_120.xlsx'#$sigma_010.D$3:.D$12])" office:value-type="float" office:value="0.0159430087141496" calcext:value-type="float">
            <text:p>0,02</text:p>
          </table:table-cell>
          <table:table-cell table:style-name="ce190" table:formula="of:=COM.MICROSOFT.STDEV.S(['file:///mnt/Dados/vinma/documentos/Gradua%C3%A7%C3%A3o/TCC/results-partial/HW_C004_120.xlsx'#$sigma_010.E$3:.E$12])" office:value-type="float" office:value="0.0249513973122233" calcext:value-type="float">
            <text:p>0,02</text:p>
          </table:table-cell>
          <table:table-cell/>
          <table:table-cell table:style-name="ce187" office:value-type="string" calcext:value-type="string">
            <text:p>C004</text:p>
          </table:table-cell>
          <table:table-cell table:style-name="ce190" table:formula="of:=COM.MICROSOFT.CONFIDENCE.T(0.05/2; [.H6]; 10)" office:value-type="float" office:value="0.0129374565813469" calcext:value-type="float">
            <text:p>0,01</text:p>
          </table:table-cell>
          <table:table-cell table:style-name="ce190" table:formula="of:=COM.MICROSOFT.CONFIDENCE.T(0.05/2; [.I6]; 10)" office:value-type="float" office:value="0.0177480107150107" calcext:value-type="float">
            <text:p>0,02</text:p>
          </table:table-cell>
          <table:table-cell table:style-name="ce190" table:formula="of:=COM.MICROSOFT.CONFIDENCE.T(0.05/2; [.J6]; 10)" office:value-type="float" office:value="0.0135368098341187" calcext:value-type="float">
            <text:p>0,01</text:p>
          </table:table-cell>
          <table:table-cell table:style-name="ce190" table:formula="of:=COM.MICROSOFT.CONFIDENCE.T(0.05/2; [.K6]; 10)" office:value-type="float" office:value="0.0211856072192533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187" office:value-type="string" calcext:value-type="string">
            <text:p>C009</text:p>
          </table:table-cell>
          <table:table-cell table:style-name="ce190" table:formula="of:=AVERAGE(['file:///mnt/Dados/vinma/documentos/Gradua%C3%A7%C3%A3o/TCC/results-partial/HW_C009_120.xlsx'#$sigma_010.B$3:.B$12])" office:value-type="float" office:value="28.1191951757141" calcext:value-type="float">
            <text:p>28,12</text:p>
          </table:table-cell>
          <table:table-cell table:style-name="ce190" table:formula="of:=AVERAGE(['file:///mnt/Dados/vinma/documentos/Gradua%C3%A7%C3%A3o/TCC/results-partial/HW_C009_120.xlsx'#$sigma_010.C$3:.C$12])" office:value-type="float" office:value="29.376692299688" calcext:value-type="float">
            <text:p>29,38</text:p>
          </table:table-cell>
          <table:table-cell table:style-name="ce190" table:formula="of:=AVERAGE(['file:///mnt/Dados/vinma/documentos/Gradua%C3%A7%C3%A3o/TCC/results-partial/HW_C009_120.xlsx'#$sigma_010.D$3:.D$12])" office:value-type="float" office:value="30.8384270150352" calcext:value-type="float">
            <text:p>30,84</text:p>
          </table:table-cell>
          <table:table-cell table:style-name="ce190" table:formula="of:=AVERAGE(['file:///mnt/Dados/vinma/documentos/Gradua%C3%A7%C3%A3o/TCC/results-partial/HW_C009_120.xlsx'#$sigma_010.E$3:.E$12])" office:value-type="float" office:value="30.4980475156161" calcext:value-type="float">
            <text:p>30,50</text:p>
          </table:table-cell>
          <table:table-cell/>
          <table:table-cell table:style-name="ce187" office:value-type="string" calcext:value-type="string">
            <text:p>C009</text:p>
          </table:table-cell>
          <table:table-cell table:style-name="ce190" table:formula="of:=COM.MICROSOFT.STDEV.S(['file:///mnt/Dados/vinma/documentos/Gradua%C3%A7%C3%A3o/TCC/results-partial/HW_C009_120.xlsx'#$sigma_010.B$3:.B$12])" office:value-type="float" office:value="0.00672396710200998" calcext:value-type="float">
            <text:p>0,01</text:p>
          </table:table-cell>
          <table:table-cell table:style-name="ce190" table:formula="of:=COM.MICROSOFT.STDEV.S(['file:///mnt/Dados/vinma/documentos/Gradua%C3%A7%C3%A3o/TCC/results-partial/HW_C009_120.xlsx'#$sigma_010.C$3:.C$12])" office:value-type="float" office:value="0.0110590685227355" calcext:value-type="float">
            <text:p>0,01</text:p>
          </table:table-cell>
          <table:table-cell table:style-name="ce190" table:formula="of:=COM.MICROSOFT.STDEV.S(['file:///mnt/Dados/vinma/documentos/Gradua%C3%A7%C3%A3o/TCC/results-partial/HW_C009_120.xlsx'#$sigma_010.D$3:.D$12])" office:value-type="float" office:value="0.0126707569814453" calcext:value-type="float">
            <text:p>0,01</text:p>
          </table:table-cell>
          <table:table-cell table:style-name="ce190" table:formula="of:=COM.MICROSOFT.STDEV.S(['file:///mnt/Dados/vinma/documentos/Gradua%C3%A7%C3%A3o/TCC/results-partial/HW_C009_120.xlsx'#$sigma_010.E$3:.E$12])" office:value-type="float" office:value="0.0125878796826662" calcext:value-type="float">
            <text:p>0,01</text:p>
          </table:table-cell>
          <table:table-cell/>
          <table:table-cell table:style-name="ce187" office:value-type="string" calcext:value-type="string">
            <text:p>C009</text:p>
          </table:table-cell>
          <table:table-cell table:style-name="ce190" table:formula="of:=COM.MICROSOFT.CONFIDENCE.T(0.05/2; [.H7]; 10)" office:value-type="float" office:value="0.00570915224489569" calcext:value-type="float">
            <text:p>0,01</text:p>
          </table:table-cell>
          <table:table-cell table:style-name="ce190" table:formula="of:=COM.MICROSOFT.CONFIDENCE.T(0.05/2; [.I7]; 10)" office:value-type="float" office:value="0.00938997840488495" calcext:value-type="float">
            <text:p>0,01</text:p>
          </table:table-cell>
          <table:table-cell table:style-name="ce190" table:formula="of:=COM.MICROSOFT.CONFIDENCE.T(0.05/2; [.J7]; 10)" office:value-type="float" office:value="0.0107584227536631" calcext:value-type="float">
            <text:p>0,01</text:p>
          </table:table-cell>
          <table:table-cell table:style-name="ce190" table:formula="of:=COM.MICROSOFT.CONFIDENCE.T(0.05/2; [.K7]; 10)" office:value-type="float" office:value="0.0106880537127089" calcext:value-type="float">
            <text:p>0,01</text:p>
          </table:table-cell>
          <table:table-cell table:number-columns-repeated="1002"/>
        </table:table-row>
        <table:table-row table:style-name="ro3">
          <table:table-cell table:style-name="ce187" office:value-type="string" calcext:value-type="string">
            <text:p>C011</text:p>
          </table:table-cell>
          <table:table-cell table:style-name="ce190" table:formula="of:=AVERAGE(['file:///mnt/Dados/vinma/documentos/Gradua%C3%A7%C3%A3o/TCC/results-partial/HW_C011_120.xlsx'#$sigma_010.B$3:.B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1_120.xlsx'#$sigma_010.C$3:.C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1_120.xlsx'#$sigma_010.D$3:.D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1_120.xlsx'#$sigma_010.E$3:.E$12])" office:value-type="string" office:string-value="" calcext:value-type="error">
            <text:p>#DIV/0!</text:p>
          </table:table-cell>
          <table:table-cell/>
          <table:table-cell table:style-name="ce187" office:value-type="string" calcext:value-type="string">
            <text:p>C011</text:p>
          </table:table-cell>
          <table:table-cell table:style-name="ce190" table:formula="of:=COM.MICROSOFT.STDEV.S(['file:///mnt/Dados/vinma/documentos/Gradua%C3%A7%C3%A3o/TCC/results-partial/HW_C011_120.xlsx'#$sigma_010.B$3:.B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1_120.xlsx'#$sigma_010.C$3:.C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1_120.xlsx'#$sigma_010.D$3:.D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1_120.xlsx'#$sigma_010.E$3:.E$12])" office:value-type="string" office:string-value="" calcext:value-type="error">
            <text:p>#DIV/0!</text:p>
          </table:table-cell>
          <table:table-cell/>
          <table:table-cell table:style-name="ce187" office:value-type="string" calcext:value-type="string">
            <text:p>C011</text:p>
          </table:table-cell>
          <table:table-cell table:style-name="ce190" table:formula="of:=COM.MICROSOFT.CONFIDENCE.T(0.05/2; [.H8]; 10)" office:value-type="string" office:string-value="" calcext:value-type="error">
            <text:p>#DIV/0!</text:p>
          </table:table-cell>
          <table:table-cell table:style-name="ce190" table:formula="of:=COM.MICROSOFT.CONFIDENCE.T(0.05/2; [.I8]; 10)" office:value-type="string" office:string-value="" calcext:value-type="error">
            <text:p>#DIV/0!</text:p>
          </table:table-cell>
          <table:table-cell table:style-name="ce190" table:formula="of:=COM.MICROSOFT.CONFIDENCE.T(0.05/2; [.J8]; 10)" office:value-type="string" office:string-value="" calcext:value-type="error">
            <text:p>#DIV/0!</text:p>
          </table:table-cell>
          <table:table-cell table:style-name="ce190" table:formula="of:=COM.MICROSOFT.CONFIDENCE.T(0.05/2; [.K8]; 10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3">
          <table:table-cell table:style-name="ce187" office:value-type="string" calcext:value-type="string">
            <text:p>C012</text:p>
          </table:table-cell>
          <table:table-cell table:style-name="ce190" table:formula="of:=AVERAGE(['file:///mnt/Dados/vinma/documentos/Gradua%C3%A7%C3%A3o/TCC/results-partial/HW_C012_120.xlsx'#$sigma_010.B$3:.B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2_120.xlsx'#$sigma_010.C$3:.C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2_120.xlsx'#$sigma_010.D$3:.D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2_120.xlsx'#$sigma_010.E$3:.E$12])" office:value-type="string" office:string-value="" calcext:value-type="error">
            <text:p>#DIV/0!</text:p>
          </table:table-cell>
          <table:table-cell/>
          <table:table-cell table:style-name="ce187" office:value-type="string" calcext:value-type="string">
            <text:p>C012</text:p>
          </table:table-cell>
          <table:table-cell table:style-name="ce190" table:formula="of:=COM.MICROSOFT.STDEV.S(['file:///mnt/Dados/vinma/documentos/Gradua%C3%A7%C3%A3o/TCC/results-partial/HW_C012_120.xlsx'#$sigma_010.B$3:.B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2_120.xlsx'#$sigma_010.C$3:.C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2_120.xlsx'#$sigma_010.D$3:.D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2_120.xlsx'#$sigma_010.E$3:.E$12])" office:value-type="string" office:string-value="" calcext:value-type="error">
            <text:p>#DIV/0!</text:p>
          </table:table-cell>
          <table:table-cell/>
          <table:table-cell table:style-name="ce187" office:value-type="string" calcext:value-type="string">
            <text:p>C012</text:p>
          </table:table-cell>
          <table:table-cell table:style-name="ce190" table:formula="of:=COM.MICROSOFT.CONFIDENCE.T(0.05/2; [.H9]; 10)" office:value-type="string" office:string-value="" calcext:value-type="error">
            <text:p>#DIV/0!</text:p>
          </table:table-cell>
          <table:table-cell table:style-name="ce190" table:formula="of:=COM.MICROSOFT.CONFIDENCE.T(0.05/2; [.I9]; 10)" office:value-type="string" office:string-value="" calcext:value-type="error">
            <text:p>#DIV/0!</text:p>
          </table:table-cell>
          <table:table-cell table:style-name="ce190" table:formula="of:=COM.MICROSOFT.CONFIDENCE.T(0.05/2; [.J9]; 10)" office:value-type="string" office:string-value="" calcext:value-type="error">
            <text:p>#DIV/0!</text:p>
          </table:table-cell>
          <table:table-cell table:style-name="ce190" table:formula="of:=COM.MICROSOFT.CONFIDENCE.T(0.05/2; [.K9]; 10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3">
          <table:table-cell table:style-name="ce187" office:value-type="string" calcext:value-type="string">
            <text:p>C013</text:p>
          </table:table-cell>
          <table:table-cell table:style-name="ce190" table:formula="of:=AVERAGE(['file:///mnt/Dados/vinma/documentos/Gradua%C3%A7%C3%A3o/TCC/results-partial/HW_C013_120.xlsx'#$sigma_010.B$3:.B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3_120.xlsx'#$sigma_010.C$3:.C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3_120.xlsx'#$sigma_010.D$3:.D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3_120.xlsx'#$sigma_010.E$3:.E$12])" office:value-type="string" office:string-value="" calcext:value-type="error">
            <text:p>#DIV/0!</text:p>
          </table:table-cell>
          <table:table-cell/>
          <table:table-cell table:style-name="ce187" office:value-type="string" calcext:value-type="string">
            <text:p>C013</text:p>
          </table:table-cell>
          <table:table-cell table:style-name="ce190" table:formula="of:=COM.MICROSOFT.STDEV.S(['file:///mnt/Dados/vinma/documentos/Gradua%C3%A7%C3%A3o/TCC/results-partial/HW_C013_120.xlsx'#$sigma_010.B$3:.B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3_120.xlsx'#$sigma_010.C$3:.C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3_120.xlsx'#$sigma_010.D$3:.D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3_120.xlsx'#$sigma_010.E$3:.E$12])" office:value-type="string" office:string-value="" calcext:value-type="error">
            <text:p>#DIV/0!</text:p>
          </table:table-cell>
          <table:table-cell/>
          <table:table-cell table:style-name="ce187" office:value-type="string" calcext:value-type="string">
            <text:p>C013</text:p>
          </table:table-cell>
          <table:table-cell table:style-name="ce190" table:formula="of:=COM.MICROSOFT.CONFIDENCE.T(0.05/2; [.H10]; 10)" office:value-type="string" office:string-value="" calcext:value-type="error">
            <text:p>#DIV/0!</text:p>
          </table:table-cell>
          <table:table-cell table:style-name="ce190" table:formula="of:=COM.MICROSOFT.CONFIDENCE.T(0.05/2; [.I10]; 10)" office:value-type="string" office:string-value="" calcext:value-type="error">
            <text:p>#DIV/0!</text:p>
          </table:table-cell>
          <table:table-cell table:style-name="ce190" table:formula="of:=COM.MICROSOFT.CONFIDENCE.T(0.05/2; [.J10]; 10)" office:value-type="string" office:string-value="" calcext:value-type="error">
            <text:p>#DIV/0!</text:p>
          </table:table-cell>
          <table:table-cell table:style-name="ce190" table:formula="of:=COM.MICROSOFT.CONFIDENCE.T(0.05/2; [.K10]; 10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3">
          <table:table-cell table:style-name="ce187" office:value-type="string" calcext:value-type="string">
            <text:p>C015</text:p>
          </table:table-cell>
          <table:table-cell table:style-name="ce190" table:formula="of:=AVERAGE(['file:///mnt/Dados/vinma/documentos/Gradua%C3%A7%C3%A3o/TCC/results-partial/HW_C015_120.xlsx'#$sigma_010.B$3:.B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5_120.xlsx'#$sigma_010.C$3:.C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5_120.xlsx'#$sigma_010.D$3:.D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5_120.xlsx'#$sigma_010.E$3:.E$12])" office:value-type="string" office:string-value="" calcext:value-type="error">
            <text:p>#DIV/0!</text:p>
          </table:table-cell>
          <table:table-cell/>
          <table:table-cell table:style-name="ce187" office:value-type="string" calcext:value-type="string">
            <text:p>C015</text:p>
          </table:table-cell>
          <table:table-cell table:style-name="ce190" table:formula="of:=COM.MICROSOFT.STDEV.S(['file:///mnt/Dados/vinma/documentos/Gradua%C3%A7%C3%A3o/TCC/results-partial/HW_C015_120.xlsx'#$sigma_010.B$3:.B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5_120.xlsx'#$sigma_010.C$3:.C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5_120.xlsx'#$sigma_010.D$3:.D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5_120.xlsx'#$sigma_010.E$3:.E$12])" office:value-type="string" office:string-value="" calcext:value-type="error">
            <text:p>#DIV/0!</text:p>
          </table:table-cell>
          <table:table-cell/>
          <table:table-cell table:style-name="ce187" office:value-type="string" calcext:value-type="string">
            <text:p>C015</text:p>
          </table:table-cell>
          <table:table-cell table:style-name="ce190" table:formula="of:=COM.MICROSOFT.CONFIDENCE.T(0.05/2; [.H11]; 10)" office:value-type="string" office:string-value="" calcext:value-type="error">
            <text:p>#DIV/0!</text:p>
          </table:table-cell>
          <table:table-cell table:style-name="ce190" table:formula="of:=COM.MICROSOFT.CONFIDENCE.T(0.05/2; [.I11]; 10)" office:value-type="string" office:string-value="" calcext:value-type="error">
            <text:p>#DIV/0!</text:p>
          </table:table-cell>
          <table:table-cell table:style-name="ce190" table:formula="of:=COM.MICROSOFT.CONFIDENCE.T(0.05/2; [.J11]; 10)" office:value-type="string" office:string-value="" calcext:value-type="error">
            <text:p>#DIV/0!</text:p>
          </table:table-cell>
          <table:table-cell table:style-name="ce190" table:formula="of:=COM.MICROSOFT.CONFIDENCE.T(0.05/2; [.K11]; 10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3">
          <table:table-cell table:style-name="ce187" office:value-type="string" calcext:value-type="string">
            <text:p>C016</text:p>
          </table:table-cell>
          <table:table-cell table:style-name="ce190" table:formula="of:=AVERAGE(['file:///mnt/Dados/vinma/documentos/Gradua%C3%A7%C3%A3o/TCC/results-partial/HW_C016_120.xlsx'#$sigma_010.B$3:.B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6_120.xlsx'#$sigma_010.C$3:.C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6_120.xlsx'#$sigma_010.D$3:.D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6_120.xlsx'#$sigma_010.E$3:.E$12])" office:value-type="string" office:string-value="" calcext:value-type="error">
            <text:p>#DIV/0!</text:p>
          </table:table-cell>
          <table:table-cell/>
          <table:table-cell table:style-name="ce187" office:value-type="string" calcext:value-type="string">
            <text:p>C016</text:p>
          </table:table-cell>
          <table:table-cell table:style-name="ce190" table:formula="of:=COM.MICROSOFT.STDEV.S(['file:///mnt/Dados/vinma/documentos/Gradua%C3%A7%C3%A3o/TCC/results-partial/HW_C016_120.xlsx'#$sigma_010.B$3:.B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6_120.xlsx'#$sigma_010.C$3:.C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6_120.xlsx'#$sigma_010.D$3:.D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6_120.xlsx'#$sigma_010.E$3:.E$12])" office:value-type="string" office:string-value="" calcext:value-type="error">
            <text:p>#DIV/0!</text:p>
          </table:table-cell>
          <table:table-cell/>
          <table:table-cell table:style-name="ce187" office:value-type="string" calcext:value-type="string">
            <text:p>C016</text:p>
          </table:table-cell>
          <table:table-cell table:style-name="ce190" table:formula="of:=COM.MICROSOFT.CONFIDENCE.T(0.05/2; [.H12]; 10)" office:value-type="string" office:string-value="" calcext:value-type="error">
            <text:p>#DIV/0!</text:p>
          </table:table-cell>
          <table:table-cell table:style-name="ce190" table:formula="of:=COM.MICROSOFT.CONFIDENCE.T(0.05/2; [.I12]; 10)" office:value-type="string" office:string-value="" calcext:value-type="error">
            <text:p>#DIV/0!</text:p>
          </table:table-cell>
          <table:table-cell table:style-name="ce190" table:formula="of:=COM.MICROSOFT.CONFIDENCE.T(0.05/2; [.J12]; 10)" office:value-type="string" office:string-value="" calcext:value-type="error">
            <text:p>#DIV/0!</text:p>
          </table:table-cell>
          <table:table-cell table:style-name="ce190" table:formula="of:=COM.MICROSOFT.CONFIDENCE.T(0.05/2; [.K12]; 10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3">
          <table:table-cell table:style-name="ce187" office:value-type="string" calcext:value-type="string">
            <text:p>C017</text:p>
          </table:table-cell>
          <table:table-cell table:style-name="ce190" table:formula="of:=AVERAGE(['file:///mnt/Dados/vinma/documentos/Gradua%C3%A7%C3%A3o/TCC/results-partial/HW_C017_120.xlsx'#$sigma_010.B$3:.B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7_120.xlsx'#$sigma_010.C$3:.C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7_120.xlsx'#$sigma_010.D$3:.D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7_120.xlsx'#$sigma_010.E$3:.E$12])" office:value-type="string" office:string-value="" calcext:value-type="error">
            <text:p>#DIV/0!</text:p>
          </table:table-cell>
          <table:table-cell/>
          <table:table-cell table:style-name="ce187" office:value-type="string" calcext:value-type="string">
            <text:p>C017</text:p>
          </table:table-cell>
          <table:table-cell table:style-name="ce190" table:formula="of:=COM.MICROSOFT.STDEV.S(['file:///mnt/Dados/vinma/documentos/Gradua%C3%A7%C3%A3o/TCC/results-partial/HW_C017_120.xlsx'#$sigma_010.B$3:.B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7_120.xlsx'#$sigma_010.C$3:.C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7_120.xlsx'#$sigma_010.D$3:.D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7_120.xlsx'#$sigma_010.E$3:.E$12])" office:value-type="string" office:string-value="" calcext:value-type="error">
            <text:p>#DIV/0!</text:p>
          </table:table-cell>
          <table:table-cell/>
          <table:table-cell table:style-name="ce187" office:value-type="string" calcext:value-type="string">
            <text:p>C017</text:p>
          </table:table-cell>
          <table:table-cell table:style-name="ce190" table:formula="of:=COM.MICROSOFT.CONFIDENCE.T(0.05/2; [.H13]; 10)" office:value-type="string" office:string-value="" calcext:value-type="error">
            <text:p>#DIV/0!</text:p>
          </table:table-cell>
          <table:table-cell table:style-name="ce190" table:formula="of:=COM.MICROSOFT.CONFIDENCE.T(0.05/2; [.I13]; 10)" office:value-type="string" office:string-value="" calcext:value-type="error">
            <text:p>#DIV/0!</text:p>
          </table:table-cell>
          <table:table-cell table:style-name="ce190" table:formula="of:=COM.MICROSOFT.CONFIDENCE.T(0.05/2; [.J13]; 10)" office:value-type="string" office:string-value="" calcext:value-type="error">
            <text:p>#DIV/0!</text:p>
          </table:table-cell>
          <table:table-cell table:style-name="ce190" table:formula="of:=COM.MICROSOFT.CONFIDENCE.T(0.05/2; [.K13]; 10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3">
          <table:table-cell table:style-name="ce187" office:value-type="string" calcext:value-type="string">
            <text:p>C019</text:p>
          </table:table-cell>
          <table:table-cell table:style-name="ce190" table:formula="of:=AVERAGE(['file:///mnt/Dados/vinma/documentos/Gradua%C3%A7%C3%A3o/TCC/results-partial/HW_C019_120.xlsx'#$sigma_010.B$3:.B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9_120.xlsx'#$sigma_010.C$3:.C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9_120.xlsx'#$sigma_010.D$3:.D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19_120.xlsx'#$sigma_010.E$3:.E$12])" office:value-type="string" office:string-value="" calcext:value-type="error">
            <text:p>#DIV/0!</text:p>
          </table:table-cell>
          <table:table-cell/>
          <table:table-cell table:style-name="ce187" office:value-type="string" calcext:value-type="string">
            <text:p>C019</text:p>
          </table:table-cell>
          <table:table-cell table:style-name="ce190" table:formula="of:=COM.MICROSOFT.STDEV.S(['file:///mnt/Dados/vinma/documentos/Gradua%C3%A7%C3%A3o/TCC/results-partial/HW_C019_120.xlsx'#$sigma_010.B$3:.B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9_120.xlsx'#$sigma_010.C$3:.C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9_120.xlsx'#$sigma_010.D$3:.D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19_120.xlsx'#$sigma_010.E$3:.E$12])" office:value-type="string" office:string-value="" calcext:value-type="error">
            <text:p>#DIV/0!</text:p>
          </table:table-cell>
          <table:table-cell/>
          <table:table-cell table:style-name="ce187" office:value-type="string" calcext:value-type="string">
            <text:p>C019</text:p>
          </table:table-cell>
          <table:table-cell table:style-name="ce190" table:formula="of:=COM.MICROSOFT.CONFIDENCE.T(0.05/2; [.H14]; 10)" office:value-type="string" office:string-value="" calcext:value-type="error">
            <text:p>#DIV/0!</text:p>
          </table:table-cell>
          <table:table-cell table:style-name="ce190" table:formula="of:=COM.MICROSOFT.CONFIDENCE.T(0.05/2; [.I14]; 10)" office:value-type="string" office:string-value="" calcext:value-type="error">
            <text:p>#DIV/0!</text:p>
          </table:table-cell>
          <table:table-cell table:style-name="ce190" table:formula="of:=COM.MICROSOFT.CONFIDENCE.T(0.05/2; [.J14]; 10)" office:value-type="string" office:string-value="" calcext:value-type="error">
            <text:p>#DIV/0!</text:p>
          </table:table-cell>
          <table:table-cell table:style-name="ce190" table:formula="of:=COM.MICROSOFT.CONFIDENCE.T(0.05/2; [.K14]; 10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3">
          <table:table-cell table:style-name="ce187" office:value-type="string" calcext:value-type="string">
            <text:p>C024</text:p>
          </table:table-cell>
          <table:table-cell table:style-name="ce190" table:formula="of:=AVERAGE(['file:///mnt/Dados/vinma/documentos/Gradua%C3%A7%C3%A3o/TCC/results-partial/HW_C024_120.xlsx'#$sigma_010.B$3:.B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24_120.xlsx'#$sigma_010.C$3:.C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24_120.xlsx'#$sigma_010.D$3:.D$12])" office:value-type="string" office:string-value="" calcext:value-type="error">
            <text:p>#DIV/0!</text:p>
          </table:table-cell>
          <table:table-cell table:style-name="ce190" table:formula="of:=AVERAGE(['file:///mnt/Dados/vinma/documentos/Gradua%C3%A7%C3%A3o/TCC/results-partial/HW_C024_120.xlsx'#$sigma_010.E$3:.E$12])" office:value-type="string" office:string-value="" calcext:value-type="error">
            <text:p>#DIV/0!</text:p>
          </table:table-cell>
          <table:table-cell/>
          <table:table-cell table:style-name="ce187" office:value-type="string" calcext:value-type="string">
            <text:p>C024</text:p>
          </table:table-cell>
          <table:table-cell table:style-name="ce190" table:formula="of:=COM.MICROSOFT.STDEV.S(['file:///mnt/Dados/vinma/documentos/Gradua%C3%A7%C3%A3o/TCC/results-partial/HW_C024_120.xlsx'#$sigma_010.B$3:.B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24_120.xlsx'#$sigma_010.C$3:.C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24_120.xlsx'#$sigma_010.D$3:.D$12])" office:value-type="string" office:string-value="" calcext:value-type="error">
            <text:p>#DIV/0!</text:p>
          </table:table-cell>
          <table:table-cell table:style-name="ce190" table:formula="of:=COM.MICROSOFT.STDEV.S(['file:///mnt/Dados/vinma/documentos/Gradua%C3%A7%C3%A3o/TCC/results-partial/HW_C024_120.xlsx'#$sigma_010.E$3:.E$12])" office:value-type="string" office:string-value="" calcext:value-type="error">
            <text:p>#DIV/0!</text:p>
          </table:table-cell>
          <table:table-cell/>
          <table:table-cell table:style-name="ce187" office:value-type="string" calcext:value-type="string">
            <text:p>C024</text:p>
          </table:table-cell>
          <table:table-cell table:style-name="ce190" table:formula="of:=COM.MICROSOFT.CONFIDENCE.T(0.05/2; [.H15]; 10)" office:value-type="string" office:string-value="" calcext:value-type="error">
            <text:p>#DIV/0!</text:p>
          </table:table-cell>
          <table:table-cell table:style-name="ce190" table:formula="of:=COM.MICROSOFT.CONFIDENCE.T(0.05/2; [.I15]; 10)" office:value-type="string" office:string-value="" calcext:value-type="error">
            <text:p>#DIV/0!</text:p>
          </table:table-cell>
          <table:table-cell table:style-name="ce190" table:formula="of:=COM.MICROSOFT.CONFIDENCE.T(0.05/2; [.J15]; 10)" office:value-type="string" office:string-value="" calcext:value-type="error">
            <text:p>#DIV/0!</text:p>
          </table:table-cell>
          <table:table-cell table:style-name="ce190" table:formula="of:=COM.MICROSOFT.CONFIDENCE.T(0.05/2; [.K15]; 10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3">
          <table:table-cell table:style-name="ce208" office:value-type="string" calcext:value-type="string">
            <text:p>Média</text:p>
          </table:table-cell>
          <table:table-cell table:style-name="ce213" table:formula="of:=AVERAGE([.B4:.B15])" office:value-type="string" office:string-value="" calcext:value-type="error">
            <text:p>#DIV/0!</text:p>
          </table:table-cell>
          <table:table-cell table:style-name="ce213" table:formula="of:=AVERAGE([.C4:.C15])" office:value-type="string" office:string-value="" calcext:value-type="error">
            <text:p>#DIV/0!</text:p>
          </table:table-cell>
          <table:table-cell table:style-name="ce213" table:formula="of:=AVERAGE([.D4:.D15])" office:value-type="string" office:string-value="" calcext:value-type="error">
            <text:p>#DIV/0!</text:p>
          </table:table-cell>
          <table:table-cell table:style-name="ce213" table:formula="of:=AVERAGE([.E4:.E15])" office:value-type="string" office:string-value="" calcext:value-type="error">
            <text:p>#DIV/0!</text:p>
          </table:table-cell>
          <table:table-cell table:style-name="ce6"/>
          <table:table-cell table:number-columns-repeated="2"/>
          <table:table-cell table:style-name="ce6" table:number-columns-repeated="3"/>
          <table:table-cell/>
          <table:table-cell table:style-name="ce220" office:value-type="string" calcext:value-type="string">
            <text:p>Média</text:p>
          </table:table-cell>
          <table:table-cell table:style-name="ce220" table:formula="of:=AVERAGE([.N4:.N15])" office:value-type="string" office:string-value="" calcext:value-type="error">
            <text:p>#DIV/0!</text:p>
          </table:table-cell>
          <table:table-cell table:style-name="ce220" table:formula="of:=AVERAGE([.O4:.O15])" office:value-type="string" office:string-value="" calcext:value-type="error">
            <text:p>#DIV/0!</text:p>
          </table:table-cell>
          <table:table-cell table:style-name="ce220" table:formula="of:=AVERAGE([.P4:.P15])" office:value-type="string" office:string-value="" calcext:value-type="error">
            <text:p>#DIV/0!</text:p>
          </table:table-cell>
          <table:table-cell table:style-name="ce220" table:formula="of:=AVERAGE([.Q4:.Q15])" office:value-type="string" office:string-value="" calcext:value-type="error">
            <text:p>#DIV/0!</text:p>
          </table:table-cell>
          <table:table-cell table:style-name="ce14" table:number-columns-repeated="1002"/>
        </table:table-row>
        <table:table-row table:style-name="ro8">
          <table:table-cell table:number-columns-repeated="1019"/>
        </table:table-row>
        <table:table-row table:style-name="ro2">
          <table:table-cell table:style-name="ce207" office:value-type="string" calcext:value-type="string" table:number-columns-spanned="5" table:number-rows-spanned="1">
            <text:p>MSSIM (AVG) - sigma=10</text:p>
          </table:table-cell>
          <table:covered-table-cell table:number-columns-repeated="4" table:style-name="ce21"/>
          <table:table-cell/>
          <table:table-cell table:style-name="ce21" office:value-type="string" calcext:value-type="string" table:number-columns-spanned="5" table:number-rows-spanned="1">
            <text:p>MSSIM (STDEV) - sigma=10</text:p>
          </table:table-cell>
          <table:covered-table-cell table:number-columns-repeated="4" table:style-name="ce21"/>
          <table:table-cell/>
          <table:table-cell table:style-name="ce218" office:value-type="string" calcext:value-type="string" table:number-columns-spanned="5" table:number-rows-spanned="1">
            <text:p>MSSIM ( CI ) - sigma=10</text:p>
          </table:table-cell>
          <table:covered-table-cell table:number-columns-repeated="4" table:style-name="ce21"/>
          <table:table-cell table:number-columns-repeated="1002"/>
        </table:table-row>
        <table:table-row table:style-name="ro3">
          <table:table-cell table:style-name="ce208" office:value-type="string" calcext:value-type="string">
            <text:p>Imagem</text:p>
          </table:table-cell>
          <table:table-cell table:style-name="ce211" office:value-type="string" calcext:value-type="string">
            <text:p>noisy</text:p>
          </table:table-cell>
          <table:table-cell table:style-name="ce211" office:value-type="string" calcext:value-type="string">
            <text:p>nlm</text:p>
          </table:table-cell>
          <table:table-cell table:style-name="ce211" office:value-type="string" calcext:value-type="string">
            <text:p>nlm-lbp</text:p>
          </table:table-cell>
          <table:table-cell table:style-name="ce211" office:value-type="string" calcext:value-type="string">
            <text:p>nlm-glcm</text:p>
          </table:table-cell>
          <table:table-cell/>
          <table:table-cell table:style-name="ce3" office:value-type="string" calcext:value-type="string">
            <text:p>Imagem</text:p>
          </table:table-cell>
          <table:table-cell table:style-name="ce151" office:value-type="string" calcext:value-type="string">
            <text:p>noisy</text:p>
          </table:table-cell>
          <table:table-cell table:style-name="ce151" office:value-type="string" calcext:value-type="string">
            <text:p>nlm</text:p>
          </table:table-cell>
          <table:table-cell table:style-name="ce151" office:value-type="string" calcext:value-type="string">
            <text:p>nlm-lbp</text:p>
          </table:table-cell>
          <table:table-cell table:style-name="ce151" office:value-type="string" calcext:value-type="string">
            <text:p>nlm-glcm</text:p>
          </table:table-cell>
          <table:table-cell table:style-name="ce14"/>
          <table:table-cell table:style-name="ce219" office:value-type="string" calcext:value-type="string">
            <text:p>Imagem</text:p>
          </table:table-cell>
          <table:table-cell table:style-name="ce222" office:value-type="string" calcext:value-type="string">
            <text:p>noisy</text:p>
          </table:table-cell>
          <table:table-cell table:style-name="ce222" office:value-type="string" calcext:value-type="string">
            <text:p>nlm</text:p>
          </table:table-cell>
          <table:table-cell table:style-name="ce222" office:value-type="string" calcext:value-type="string">
            <text:p>nlm-lbp</text:p>
          </table:table-cell>
          <table:table-cell table:style-name="ce222" office:value-type="string" calcext:value-type="string">
            <text:p>nlm-glcm</text:p>
          </table:table-cell>
          <table:table-cell table:style-name="ce14" table:number-columns-repeated="1002"/>
        </table:table-row>
        <table:table-row table:style-name="ro3">
          <table:table-cell table:style-name="ce188" office:value-type="string" calcext:value-type="string">
            <text:p>C001</text:p>
          </table:table-cell>
          <table:table-cell table:style-name="ce139" table:formula="of:=AVERAGE(['file:///mnt/Dados/vinma/documentos/Gradua%C3%A7%C3%A3o/TCC/results-partial/HW_C001_120.xlsx'#$sigma_010.B$16:.B$25])" office:value-type="float" office:value="0.957961112805555" calcext:value-type="float">
            <text:p>0,958</text:p>
          </table:table-cell>
          <table:table-cell table:style-name="ce139" table:formula="of:=AVERAGE(['file:///mnt/Dados/vinma/documentos/Gradua%C3%A7%C3%A3o/TCC/results-partial/HW_C001_120.xlsx'#$sigma_010.C$16:.C$25])" office:value-type="float" office:value="0.978438749508071" calcext:value-type="float">
            <text:p>0,978</text:p>
          </table:table-cell>
          <table:table-cell table:style-name="ce139" table:formula="of:=AVERAGE(['file:///mnt/Dados/vinma/documentos/Gradua%C3%A7%C3%A3o/TCC/results-partial/HW_C001_120.xlsx'#$sigma_010.D$16:.D$25])" office:value-type="float" office:value="0.976713104501998" calcext:value-type="float">
            <text:p>0,977</text:p>
          </table:table-cell>
          <table:table-cell table:style-name="ce139" table:formula="of:=AVERAGE(['file:///mnt/Dados/vinma/documentos/Gradua%C3%A7%C3%A3o/TCC/results-partial/HW_C001_120.xlsx'#$sigma_010.E$16:.E$25])" office:value-type="float" office:value="0.975370421877838" calcext:value-type="float">
            <text:p>0,975</text:p>
          </table:table-cell>
          <table:table-cell/>
          <table:table-cell table:style-name="ce188" office:value-type="string" calcext:value-type="string">
            <text:p>C001</text:p>
          </table:table-cell>
          <table:table-cell table:style-name="ce139" table:formula="of:=COM.MICROSOFT.STDEV.S(['file:///mnt/Dados/vinma/documentos/Gradua%C3%A7%C3%A3o/TCC/results-partial/HW_C001_120.xlsx'#$sigma_010.B$16:.B$25])" office:value-type="float" office:value="0.000143161283934307" calcext:value-type="float">
            <text:p>0,000</text:p>
          </table:table-cell>
          <table:table-cell table:style-name="ce139" table:formula="of:=COM.MICROSOFT.STDEV.S(['file:///mnt/Dados/vinma/documentos/Gradua%C3%A7%C3%A3o/TCC/results-partial/HW_C001_120.xlsx'#$sigma_010.C$16:.C$25])" office:value-type="float" office:value="0.000166200476327983" calcext:value-type="float">
            <text:p>0,000</text:p>
          </table:table-cell>
          <table:table-cell table:style-name="ce139" table:formula="of:=COM.MICROSOFT.STDEV.S(['file:///mnt/Dados/vinma/documentos/Gradua%C3%A7%C3%A3o/TCC/results-partial/HW_C001_120.xlsx'#$sigma_010.D$16:.D$25])" office:value-type="float" office:value="0.0000836476521164231" calcext:value-type="float">
            <text:p>0,000</text:p>
          </table:table-cell>
          <table:table-cell table:style-name="ce139" table:formula="of:=COM.MICROSOFT.STDEV.S(['file:///mnt/Dados/vinma/documentos/Gradua%C3%A7%C3%A3o/TCC/results-partial/HW_C001_120.xlsx'#$sigma_010.E$16:.E$25])" office:value-type="float" office:value="0.000151091742317579" calcext:value-type="float">
            <text:p>0,000</text:p>
          </table:table-cell>
          <table:table-cell table:style-name="ce216"/>
          <table:table-cell table:style-name="ce221" office:value-type="string" calcext:value-type="string">
            <text:p>C001</text:p>
          </table:table-cell>
          <table:table-cell table:style-name="ce121" table:formula="of:=COM.MICROSOFT.CONFIDENCE.T(0.05/2; [.H20]; 10)" office:value-type="float" office:value="0.000121554664553813" calcext:value-type="float">
            <text:p>0,000</text:p>
          </table:table-cell>
          <table:table-cell table:style-name="ce121" table:formula="of:=COM.MICROSOFT.CONFIDENCE.T(0.05/2; [.I20]; 10)" office:value-type="float" office:value="0.000141116666416615" calcext:value-type="float">
            <text:p>0,000</text:p>
          </table:table-cell>
          <table:table-cell table:style-name="ce121" table:formula="of:=COM.MICROSOFT.CONFIDENCE.T(0.05/2; [.J20]; 10)" office:value-type="float" office:value="0.0000710231287000163" calcext:value-type="float">
            <text:p>0,000</text:p>
          </table:table-cell>
          <table:table-cell table:style-name="ce121" table:formula="of:=COM.MICROSOFT.CONFIDENCE.T(0.05/2; [.K20]; 10)" office:value-type="float" office:value="0.000128288218361412" calcext:value-type="float">
            <text:p>0,000</text:p>
          </table:table-cell>
          <table:table-cell table:style-name="ce16" table:number-columns-repeated="1002"/>
        </table:table-row>
        <table:table-row table:style-name="ro3">
          <table:table-cell table:style-name="ce188" office:value-type="string" calcext:value-type="string">
            <text:p>C002</text:p>
          </table:table-cell>
          <table:table-cell table:style-name="ce139" table:formula="of:=AVERAGE(['file:///mnt/Dados/vinma/documentos/Gradua%C3%A7%C3%A3o/TCC/results-partial/HW_C002_120.xlsx'#$sigma_010.B$16:.B$25])" office:value-type="float" office:value="0.756653814380736" calcext:value-type="float">
            <text:p>0,757</text:p>
          </table:table-cell>
          <table:table-cell table:style-name="ce139" table:formula="of:=AVERAGE(['file:///mnt/Dados/vinma/documentos/Gradua%C3%A7%C3%A3o/TCC/results-partial/HW_C002_120.xlsx'#$sigma_010.C$16:.C$25])" office:value-type="float" office:value="0.882825755026203" calcext:value-type="float">
            <text:p>0,883</text:p>
          </table:table-cell>
          <table:table-cell table:style-name="ce139" table:formula="of:=AVERAGE(['file:///mnt/Dados/vinma/documentos/Gradua%C3%A7%C3%A3o/TCC/results-partial/HW_C002_120.xlsx'#$sigma_010.D$16:.D$25])" office:value-type="float" office:value="0.907099796792293" calcext:value-type="float">
            <text:p>0,907</text:p>
          </table:table-cell>
          <table:table-cell table:style-name="ce139" table:formula="of:=AVERAGE(['file:///mnt/Dados/vinma/documentos/Gradua%C3%A7%C3%A3o/TCC/results-partial/HW_C002_120.xlsx'#$sigma_010.E$16:.E$25])" office:value-type="float" office:value="0.899802684812129" calcext:value-type="float">
            <text:p>0,900</text:p>
          </table:table-cell>
          <table:table-cell/>
          <table:table-cell table:style-name="ce188" office:value-type="string" calcext:value-type="string">
            <text:p>C002</text:p>
          </table:table-cell>
          <table:table-cell table:style-name="ce139" table:formula="of:=COM.MICROSOFT.STDEV.S(['file:///mnt/Dados/vinma/documentos/Gradua%C3%A7%C3%A3o/TCC/results-partial/HW_C002_120.xlsx'#$sigma_010.B$16:.B$25])" office:value-type="float" office:value="0.00109142307640884" calcext:value-type="float">
            <text:p>0,001</text:p>
          </table:table-cell>
          <table:table-cell table:style-name="ce139" table:formula="of:=COM.MICROSOFT.STDEV.S(['file:///mnt/Dados/vinma/documentos/Gradua%C3%A7%C3%A3o/TCC/results-partial/HW_C002_120.xlsx'#$sigma_010.C$16:.C$25])" office:value-type="float" office:value="0.000862817848848229" calcext:value-type="float">
            <text:p>0,001</text:p>
          </table:table-cell>
          <table:table-cell table:style-name="ce139" table:formula="of:=COM.MICROSOFT.STDEV.S(['file:///mnt/Dados/vinma/documentos/Gradua%C3%A7%C3%A3o/TCC/results-partial/HW_C002_120.xlsx'#$sigma_010.D$16:.D$25])" office:value-type="float" office:value="0.00128087580370699" calcext:value-type="float">
            <text:p>0,001</text:p>
          </table:table-cell>
          <table:table-cell table:style-name="ce139" table:formula="of:=COM.MICROSOFT.STDEV.S(['file:///mnt/Dados/vinma/documentos/Gradua%C3%A7%C3%A3o/TCC/results-partial/HW_C002_120.xlsx'#$sigma_010.E$16:.E$25])" office:value-type="float" office:value="0.00110546566995262" calcext:value-type="float">
            <text:p>0,001</text:p>
          </table:table-cell>
          <table:table-cell table:style-name="ce216"/>
          <table:table-cell table:style-name="ce221" office:value-type="string" calcext:value-type="string">
            <text:p>C002</text:p>
          </table:table-cell>
          <table:table-cell table:style-name="ce121" table:formula="of:=COM.MICROSOFT.CONFIDENCE.T(0.05/2; [.H21]; 10)" office:value-type="float" office:value="0.000926700028759489" calcext:value-type="float">
            <text:p>0,001</text:p>
          </table:table-cell>
          <table:table-cell table:style-name="ce121" table:formula="of:=COM.MICROSOFT.CONFIDENCE.T(0.05/2; [.I21]; 10)" office:value-type="float" office:value="0.000732597049324562" calcext:value-type="float">
            <text:p>0,001</text:p>
          </table:table-cell>
          <table:table-cell table:style-name="ce121" table:formula="of:=COM.MICROSOFT.CONFIDENCE.T(0.05/2; [.J21]; 10)" office:value-type="float" office:value="0.00108755959974586" calcext:value-type="float">
            <text:p>0,001</text:p>
          </table:table-cell>
          <table:table-cell table:style-name="ce121" table:formula="of:=COM.MICROSOFT.CONFIDENCE.T(0.05/2; [.K21]; 10)" office:value-type="float" office:value="0.00093862324361737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188" office:value-type="string" calcext:value-type="string">
            <text:p>C004</text:p>
          </table:table-cell>
          <table:table-cell table:style-name="ce139" table:formula="of:=AVERAGE(['file:///mnt/Dados/vinma/documentos/Gradua%C3%A7%C3%A3o/TCC/results-partial/HW_C004_120.xlsx'#$sigma_010.B$16:.B$25])" office:value-type="float" office:value="0.839033823701573" calcext:value-type="float">
            <text:p>0,839</text:p>
          </table:table-cell>
          <table:table-cell table:style-name="ce139" table:formula="of:=AVERAGE(['file:///mnt/Dados/vinma/documentos/Gradua%C3%A7%C3%A3o/TCC/results-partial/HW_C004_120.xlsx'#$sigma_010.C$16:.C$25])" office:value-type="float" office:value="0.914970371517357" calcext:value-type="float">
            <text:p>0,915</text:p>
          </table:table-cell>
          <table:table-cell table:style-name="ce139" table:formula="of:=AVERAGE(['file:///mnt/Dados/vinma/documentos/Gradua%C3%A7%C3%A3o/TCC/results-partial/HW_C004_120.xlsx'#$sigma_010.D$16:.D$25])" office:value-type="float" office:value="0.944810001418684" calcext:value-type="float">
            <text:p>0,945</text:p>
          </table:table-cell>
          <table:table-cell table:style-name="ce139" table:formula="of:=AVERAGE(['file:///mnt/Dados/vinma/documentos/Gradua%C3%A7%C3%A3o/TCC/results-partial/HW_C004_120.xlsx'#$sigma_010.E$16:.E$25])" office:value-type="float" office:value="0.938309848973315" calcext:value-type="float">
            <text:p>0,938</text:p>
          </table:table-cell>
          <table:table-cell/>
          <table:table-cell table:style-name="ce188" office:value-type="string" calcext:value-type="string">
            <text:p>C004</text:p>
          </table:table-cell>
          <table:table-cell table:style-name="ce139" table:formula="of:=COM.MICROSOFT.STDEV.S(['file:///mnt/Dados/vinma/documentos/Gradua%C3%A7%C3%A3o/TCC/results-partial/HW_C004_120.xlsx'#$sigma_010.B$16:.B$25])" office:value-type="float" office:value="0.00067510828068043" calcext:value-type="float">
            <text:p>0,001</text:p>
          </table:table-cell>
          <table:table-cell table:style-name="ce139" table:formula="of:=COM.MICROSOFT.STDEV.S(['file:///mnt/Dados/vinma/documentos/Gradua%C3%A7%C3%A3o/TCC/results-partial/HW_C004_120.xlsx'#$sigma_010.C$16:.C$25])" office:value-type="float" office:value="0.000784361198075077" calcext:value-type="float">
            <text:p>0,001</text:p>
          </table:table-cell>
          <table:table-cell table:style-name="ce139" table:formula="of:=COM.MICROSOFT.STDEV.S(['file:///mnt/Dados/vinma/documentos/Gradua%C3%A7%C3%A3o/TCC/results-partial/HW_C004_120.xlsx'#$sigma_010.D$16:.D$25])" office:value-type="float" office:value="0.000302017333110142" calcext:value-type="float">
            <text:p>0,000</text:p>
          </table:table-cell>
          <table:table-cell table:style-name="ce139" table:formula="of:=COM.MICROSOFT.STDEV.S(['file:///mnt/Dados/vinma/documentos/Gradua%C3%A7%C3%A3o/TCC/results-partial/HW_C004_120.xlsx'#$sigma_010.E$16:.E$25])" office:value-type="float" office:value="0.000832900052884528" calcext:value-type="float">
            <text:p>0,001</text:p>
          </table:table-cell>
          <table:table-cell table:style-name="ce216"/>
          <table:table-cell table:style-name="ce221" office:value-type="string" calcext:value-type="string">
            <text:p>C004</text:p>
          </table:table-cell>
          <table:table-cell table:style-name="ce121" table:formula="of:=COM.MICROSOFT.CONFIDENCE.T(0.05/2; [.H22]; 10)" office:value-type="float" office:value="0.000573217551145096" calcext:value-type="float">
            <text:p>0,001</text:p>
          </table:table-cell>
          <table:table-cell table:style-name="ce121" table:formula="of:=COM.MICROSOFT.CONFIDENCE.T(0.05/2; [.I22]; 10)" office:value-type="float" office:value="0.00066598146999571" calcext:value-type="float">
            <text:p>0,001</text:p>
          </table:table-cell>
          <table:table-cell table:style-name="ce121" table:formula="of:=COM.MICROSOFT.CONFIDENCE.T(0.05/2; [.J22]; 10)" office:value-type="float" office:value="0.000256435361619742" calcext:value-type="float">
            <text:p>0,000</text:p>
          </table:table-cell>
          <table:table-cell table:style-name="ce121" table:formula="of:=COM.MICROSOFT.CONFIDENCE.T(0.05/2; [.K22]; 10)" office:value-type="float" office:value="0.000707194597260596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188" office:value-type="string" calcext:value-type="string">
            <text:p>C009</text:p>
          </table:table-cell>
          <table:table-cell table:style-name="ce139" table:formula="of:=AVERAGE(['file:///mnt/Dados/vinma/documentos/Gradua%C3%A7%C3%A3o/TCC/results-partial/HW_C009_120.xlsx'#$sigma_010.B$16:.B$25])" office:value-type="float" office:value="0.92685470609057" calcext:value-type="float">
            <text:p>0,927</text:p>
          </table:table-cell>
          <table:table-cell table:style-name="ce139" table:formula="of:=AVERAGE(['file:///mnt/Dados/vinma/documentos/Gradua%C3%A7%C3%A3o/TCC/results-partial/HW_C009_120.xlsx'#$sigma_010.C$16:.C$25])" office:value-type="float" office:value="0.943220768966224" calcext:value-type="float">
            <text:p>0,943</text:p>
          </table:table-cell>
          <table:table-cell table:style-name="ce139" table:formula="of:=AVERAGE(['file:///mnt/Dados/vinma/documentos/Gradua%C3%A7%C3%A3o/TCC/results-partial/HW_C009_120.xlsx'#$sigma_010.D$16:.D$25])" office:value-type="float" office:value="0.958592197367846" calcext:value-type="float">
            <text:p>0,959</text:p>
          </table:table-cell>
          <table:table-cell table:style-name="ce139" table:formula="of:=AVERAGE(['file:///mnt/Dados/vinma/documentos/Gradua%C3%A7%C3%A3o/TCC/results-partial/HW_C009_120.xlsx'#$sigma_010.E$16:.E$25])" office:value-type="float" office:value="0.955823948617099" calcext:value-type="float">
            <text:p>0,956</text:p>
          </table:table-cell>
          <table:table-cell/>
          <table:table-cell table:style-name="ce188" office:value-type="string" calcext:value-type="string">
            <text:p>C009</text:p>
          </table:table-cell>
          <table:table-cell table:style-name="ce139" table:formula="of:=COM.MICROSOFT.STDEV.S(['file:///mnt/Dados/vinma/documentos/Gradua%C3%A7%C3%A3o/TCC/results-partial/HW_C009_120.xlsx'#$sigma_010.B$16:.B$25])" office:value-type="float" office:value="0.000127289569074401" calcext:value-type="float">
            <text:p>0,000</text:p>
          </table:table-cell>
          <table:table-cell table:style-name="ce139" table:formula="of:=COM.MICROSOFT.STDEV.S(['file:///mnt/Dados/vinma/documentos/Gradua%C3%A7%C3%A3o/TCC/results-partial/HW_C009_120.xlsx'#$sigma_010.C$16:.C$25])" office:value-type="float" office:value="0.000161162576219703" calcext:value-type="float">
            <text:p>0,000</text:p>
          </table:table-cell>
          <table:table-cell table:style-name="ce139" table:formula="of:=COM.MICROSOFT.STDEV.S(['file:///mnt/Dados/vinma/documentos/Gradua%C3%A7%C3%A3o/TCC/results-partial/HW_C009_120.xlsx'#$sigma_010.D$16:.D$25])" office:value-type="float" office:value="0.000152843983408099" calcext:value-type="float">
            <text:p>0,000</text:p>
          </table:table-cell>
          <table:table-cell table:style-name="ce139" table:formula="of:=COM.MICROSOFT.STDEV.S(['file:///mnt/Dados/vinma/documentos/Gradua%C3%A7%C3%A3o/TCC/results-partial/HW_C009_120.xlsx'#$sigma_010.E$16:.E$25])" office:value-type="float" office:value="0.000170856877724988" calcext:value-type="float">
            <text:p>0,000</text:p>
          </table:table-cell>
          <table:table-cell table:style-name="ce216"/>
          <table:table-cell table:style-name="ce221" office:value-type="string" calcext:value-type="string">
            <text:p>C009</text:p>
          </table:table-cell>
          <table:table-cell table:style-name="ce121" table:formula="of:=COM.MICROSOFT.CONFIDENCE.T(0.05/2; [.H23]; 10)" office:value-type="float" office:value="0.00010807838854769" calcext:value-type="float">
            <text:p>0,000</text:p>
          </table:table-cell>
          <table:table-cell table:style-name="ce121" table:formula="of:=COM.MICROSOFT.CONFIDENCE.T(0.05/2; [.I23]; 10)" office:value-type="float" office:value="0.000136839111473768" calcext:value-type="float">
            <text:p>0,000</text:p>
          </table:table-cell>
          <table:table-cell table:style-name="ce121" table:formula="of:=COM.MICROSOFT.CONFIDENCE.T(0.05/2; [.J23]; 10)" office:value-type="float" office:value="0.000129776002433489" calcext:value-type="float">
            <text:p>0,000</text:p>
          </table:table-cell>
          <table:table-cell table:style-name="ce121" table:formula="of:=COM.MICROSOFT.CONFIDENCE.T(0.05/2; [.K23]; 10)" office:value-type="float" office:value="0.000145070300348122" calcext:value-type="float">
            <text:p>0,000</text:p>
          </table:table-cell>
          <table:table-cell table:style-name="ce16" table:number-columns-repeated="1002"/>
        </table:table-row>
        <table:table-row table:style-name="ro3">
          <table:table-cell table:style-name="ce188" office:value-type="string" calcext:value-type="string">
            <text:p>C011</text:p>
          </table:table-cell>
          <table:table-cell table:style-name="ce139" table:formula="of:=AVERAGE(['file:///mnt/Dados/vinma/documentos/Gradua%C3%A7%C3%A3o/TCC/results-partial/HW_C011_120.xlsx'#$sigma_010.B$16:.B$25])" office:value-type="float" office:value="0.873649688861527" calcext:value-type="float">
            <text:p>0,874</text:p>
          </table:table-cell>
          <table:table-cell table:style-name="ce139" table:formula="of:=AVERAGE(['file:///mnt/Dados/vinma/documentos/Gradua%C3%A7%C3%A3o/TCC/results-partial/HW_C011_120.xlsx'#$sigma_010.C$16:.C$25])" office:value-type="float" office:value="0.911929943905517" calcext:value-type="float">
            <text:p>0,912</text:p>
          </table:table-cell>
          <table:table-cell table:style-name="ce139" table:formula="of:=AVERAGE(['file:///mnt/Dados/vinma/documentos/Gradua%C3%A7%C3%A3o/TCC/results-partial/HW_C011_120.xlsx'#$sigma_010.D$16:.D$25])" office:value-type="float" office:value="0.944219254288992" calcext:value-type="float">
            <text:p>0,944</text:p>
          </table:table-cell>
          <table:table-cell table:style-name="ce139" table:formula="of:=AVERAGE(['file:///mnt/Dados/vinma/documentos/Gradua%C3%A7%C3%A3o/TCC/results-partial/HW_C011_120.xlsx'#$sigma_010.E$16:.E$25])" office:value-type="float" office:value="0.937190229203906" calcext:value-type="float">
            <text:p>0,937</text:p>
          </table:table-cell>
          <table:table-cell/>
          <table:table-cell table:style-name="ce188" office:value-type="string" calcext:value-type="string">
            <text:p>C011</text:p>
          </table:table-cell>
          <table:table-cell table:style-name="ce139" table:formula="of:=COM.MICROSOFT.STDEV.S(['file:///mnt/Dados/vinma/documentos/Gradua%C3%A7%C3%A3o/TCC/results-partial/HW_C011_120.xlsx'#$sigma_010.B$16:.B$25])" office:value-type="float" office:value="0.000334043710930553" calcext:value-type="float">
            <text:p>0,000</text:p>
          </table:table-cell>
          <table:table-cell table:style-name="ce139" table:formula="of:=COM.MICROSOFT.STDEV.S(['file:///mnt/Dados/vinma/documentos/Gradua%C3%A7%C3%A3o/TCC/results-partial/HW_C011_120.xlsx'#$sigma_010.C$16:.C$25])" office:value-type="float" office:value="0.000770064297189631" calcext:value-type="float">
            <text:p>0,001</text:p>
          </table:table-cell>
          <table:table-cell table:style-name="ce139" table:formula="of:=COM.MICROSOFT.STDEV.S(['file:///mnt/Dados/vinma/documentos/Gradua%C3%A7%C3%A3o/TCC/results-partial/HW_C011_120.xlsx'#$sigma_010.D$16:.D$25])" office:value-type="float" office:value="0.000341527805163358" calcext:value-type="float">
            <text:p>0,000</text:p>
          </table:table-cell>
          <table:table-cell table:style-name="ce139" table:formula="of:=COM.MICROSOFT.STDEV.S(['file:///mnt/Dados/vinma/documentos/Gradua%C3%A7%C3%A3o/TCC/results-partial/HW_C011_120.xlsx'#$sigma_010.E$16:.E$25])" office:value-type="float" office:value="0.000686297611947692" calcext:value-type="float">
            <text:p>0,001</text:p>
          </table:table-cell>
          <table:table-cell table:style-name="ce216"/>
          <table:table-cell table:style-name="ce221" office:value-type="string" calcext:value-type="string">
            <text:p>C011</text:p>
          </table:table-cell>
          <table:table-cell table:style-name="ce121" table:formula="of:=COM.MICROSOFT.CONFIDENCE.T(0.05/2; [.H24]; 10)" office:value-type="float" office:value="0.00028362815778536" calcext:value-type="float">
            <text:p>0,000</text:p>
          </table:table-cell>
          <table:table-cell table:style-name="ce121" table:formula="of:=COM.MICROSOFT.CONFIDENCE.T(0.05/2; [.I24]; 10)" office:value-type="float" office:value="0.000653842329136321" calcext:value-type="float">
            <text:p>0,001</text:p>
          </table:table-cell>
          <table:table-cell table:style-name="ce121" table:formula="of:=COM.MICROSOFT.CONFIDENCE.T(0.05/2; [.J24]; 10)" office:value-type="float" office:value="0.000289982714960016" calcext:value-type="float">
            <text:p>0,000</text:p>
          </table:table-cell>
          <table:table-cell table:style-name="ce121" table:formula="of:=COM.MICROSOFT.CONFIDENCE.T(0.05/2; [.K24]; 10)" office:value-type="float" office:value="0.000582718132387421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188" office:value-type="string" calcext:value-type="string">
            <text:p>C012</text:p>
          </table:table-cell>
          <table:table-cell table:style-name="ce139" table:formula="of:=AVERAGE(['file:///mnt/Dados/vinma/documentos/Gradua%C3%A7%C3%A3o/TCC/results-partial/HW_C012_120.xlsx'#$sigma_010.B$16:.B$25])" office:value-type="float" office:value="0.751870628102443" calcext:value-type="float">
            <text:p>0,752</text:p>
          </table:table-cell>
          <table:table-cell table:style-name="ce139" table:formula="of:=AVERAGE(['file:///mnt/Dados/vinma/documentos/Gradua%C3%A7%C3%A3o/TCC/results-partial/HW_C012_120.xlsx'#$sigma_010.C$16:.C$25])" office:value-type="float" office:value="0.8941587622832" calcext:value-type="float">
            <text:p>0,894</text:p>
          </table:table-cell>
          <table:table-cell table:style-name="ce139" table:formula="of:=AVERAGE(['file:///mnt/Dados/vinma/documentos/Gradua%C3%A7%C3%A3o/TCC/results-partial/HW_C012_120.xlsx'#$sigma_010.D$16:.D$25])" office:value-type="float" office:value="0.925913439507998" calcext:value-type="float">
            <text:p>0,926</text:p>
          </table:table-cell>
          <table:table-cell table:style-name="ce139" table:formula="of:=AVERAGE(['file:///mnt/Dados/vinma/documentos/Gradua%C3%A7%C3%A3o/TCC/results-partial/HW_C012_120.xlsx'#$sigma_010.E$16:.E$25])" office:value-type="float" office:value="0.920003245061752" calcext:value-type="float">
            <text:p>0,920</text:p>
          </table:table-cell>
          <table:table-cell/>
          <table:table-cell table:style-name="ce188" office:value-type="string" calcext:value-type="string">
            <text:p>C012</text:p>
          </table:table-cell>
          <table:table-cell table:style-name="ce139" table:formula="of:=COM.MICROSOFT.STDEV.S(['file:///mnt/Dados/vinma/documentos/Gradua%C3%A7%C3%A3o/TCC/results-partial/HW_C012_120.xlsx'#$sigma_010.B$16:.B$25])" office:value-type="float" office:value="0.00124224281245863" calcext:value-type="float">
            <text:p>0,001</text:p>
          </table:table-cell>
          <table:table-cell table:style-name="ce139" table:formula="of:=COM.MICROSOFT.STDEV.S(['file:///mnt/Dados/vinma/documentos/Gradua%C3%A7%C3%A3o/TCC/results-partial/HW_C012_120.xlsx'#$sigma_010.C$16:.C$25])" office:value-type="float" office:value="0.00144600784459987" calcext:value-type="float">
            <text:p>0,001</text:p>
          </table:table-cell>
          <table:table-cell table:style-name="ce139" table:formula="of:=COM.MICROSOFT.STDEV.S(['file:///mnt/Dados/vinma/documentos/Gradua%C3%A7%C3%A3o/TCC/results-partial/HW_C012_120.xlsx'#$sigma_010.D$16:.D$25])" office:value-type="float" office:value="0.000952256869331057" calcext:value-type="float">
            <text:p>0,001</text:p>
          </table:table-cell>
          <table:table-cell table:style-name="ce139" table:formula="of:=COM.MICROSOFT.STDEV.S(['file:///mnt/Dados/vinma/documentos/Gradua%C3%A7%C3%A3o/TCC/results-partial/HW_C012_120.xlsx'#$sigma_010.E$16:.E$25])" office:value-type="float" office:value="0.0011511391358113" calcext:value-type="float">
            <text:p>0,001</text:p>
          </table:table-cell>
          <table:table-cell table:style-name="ce216"/>
          <table:table-cell table:style-name="ce221" office:value-type="string" calcext:value-type="string">
            <text:p>C012</text:p>
          </table:table-cell>
          <table:table-cell table:style-name="ce121" table:formula="of:=COM.MICROSOFT.CONFIDENCE.T(0.05/2; [.H25]; 10)" office:value-type="float" office:value="0.00105475729340402" calcext:value-type="float">
            <text:p>0,001</text:p>
          </table:table-cell>
          <table:table-cell table:style-name="ce121" table:formula="of:=COM.MICROSOFT.CONFIDENCE.T(0.05/2; [.I25]; 10)" office:value-type="float" office:value="0.00122776908436484" calcext:value-type="float">
            <text:p>0,001</text:p>
          </table:table-cell>
          <table:table-cell table:style-name="ce121" table:formula="of:=COM.MICROSOFT.CONFIDENCE.T(0.05/2; [.J25]; 10)" office:value-type="float" office:value="0.000808537484014996" calcext:value-type="float">
            <text:p>0,001</text:p>
          </table:table-cell>
          <table:table-cell table:style-name="ce121" table:formula="of:=COM.MICROSOFT.CONFIDENCE.T(0.05/2; [.K25]; 10)" office:value-type="float" office:value="0.000977403440810979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188" office:value-type="string" calcext:value-type="string">
            <text:p>C013</text:p>
          </table:table-cell>
          <table:table-cell table:style-name="ce139" table:formula="of:=AVERAGE(['file:///mnt/Dados/vinma/documentos/Gradua%C3%A7%C3%A3o/TCC/results-partial/HW_C013_120.xlsx'#$sigma_010.B$16:.B$25])" office:value-type="float" office:value="0.875620559572388" calcext:value-type="float">
            <text:p>0,876</text:p>
          </table:table-cell>
          <table:table-cell table:style-name="ce139" table:formula="of:=AVERAGE(['file:///mnt/Dados/vinma/documentos/Gradua%C3%A7%C3%A3o/TCC/results-partial/HW_C013_120.xlsx'#$sigma_010.C$16:.C$25])" office:value-type="float" office:value="0.926889035351249" calcext:value-type="float">
            <text:p>0,927</text:p>
          </table:table-cell>
          <table:table-cell table:style-name="ce139" table:formula="of:=AVERAGE(['file:///mnt/Dados/vinma/documentos/Gradua%C3%A7%C3%A3o/TCC/results-partial/HW_C013_120.xlsx'#$sigma_010.D$16:.D$25])" office:value-type="float" office:value="0.951600937468983" calcext:value-type="float">
            <text:p>0,952</text:p>
          </table:table-cell>
          <table:table-cell table:style-name="ce139" table:formula="of:=AVERAGE(['file:///mnt/Dados/vinma/documentos/Gradua%C3%A7%C3%A3o/TCC/results-partial/HW_C013_120.xlsx'#$sigma_010.E$16:.E$25])" office:value-type="float" office:value="0.945995448078901" calcext:value-type="float">
            <text:p>0,946</text:p>
          </table:table-cell>
          <table:table-cell/>
          <table:table-cell table:style-name="ce188" office:value-type="string" calcext:value-type="string">
            <text:p>C013</text:p>
          </table:table-cell>
          <table:table-cell table:style-name="ce139" table:formula="of:=COM.MICROSOFT.STDEV.S(['file:///mnt/Dados/vinma/documentos/Gradua%C3%A7%C3%A3o/TCC/results-partial/HW_C013_120.xlsx'#$sigma_010.B$16:.B$25])" office:value-type="float" office:value="0.000433976133985052" calcext:value-type="float">
            <text:p>0,000</text:p>
          </table:table-cell>
          <table:table-cell table:style-name="ce139" table:formula="of:=COM.MICROSOFT.STDEV.S(['file:///mnt/Dados/vinma/documentos/Gradua%C3%A7%C3%A3o/TCC/results-partial/HW_C013_120.xlsx'#$sigma_010.C$16:.C$25])" office:value-type="float" office:value="0.00094504074933035" calcext:value-type="float">
            <text:p>0,001</text:p>
          </table:table-cell>
          <table:table-cell table:style-name="ce139" table:formula="of:=COM.MICROSOFT.STDEV.S(['file:///mnt/Dados/vinma/documentos/Gradua%C3%A7%C3%A3o/TCC/results-partial/HW_C013_120.xlsx'#$sigma_010.D$16:.D$25])" office:value-type="float" office:value="0.000366372831531375" calcext:value-type="float">
            <text:p>0,000</text:p>
          </table:table-cell>
          <table:table-cell table:style-name="ce139" table:formula="of:=COM.MICROSOFT.STDEV.S(['file:///mnt/Dados/vinma/documentos/Gradua%C3%A7%C3%A3o/TCC/results-partial/HW_C013_120.xlsx'#$sigma_010.E$16:.E$25])" office:value-type="float" office:value="0.000445841268093517" calcext:value-type="float">
            <text:p>0,000</text:p>
          </table:table-cell>
          <table:table-cell table:style-name="ce216"/>
          <table:table-cell table:style-name="ce221" office:value-type="string" calcext:value-type="string">
            <text:p>C013</text:p>
          </table:table-cell>
          <table:table-cell table:style-name="ce121" table:formula="of:=COM.MICROSOFT.CONFIDENCE.T(0.05/2; [.H26]; 10)" office:value-type="float" office:value="0.000368478278073561" calcext:value-type="float">
            <text:p>0,000</text:p>
          </table:table-cell>
          <table:table-cell table:style-name="ce121" table:formula="of:=COM.MICROSOFT.CONFIDENCE.T(0.05/2; [.I26]; 10)" office:value-type="float" office:value="0.000802410457056586" calcext:value-type="float">
            <text:p>0,001</text:p>
          </table:table-cell>
          <table:table-cell table:style-name="ce121" table:formula="of:=COM.MICROSOFT.CONFIDENCE.T(0.05/2; [.J26]; 10)" office:value-type="float" office:value="0.000311078005271751" calcext:value-type="float">
            <text:p>0,000</text:p>
          </table:table-cell>
          <table:table-cell table:style-name="ce121" table:formula="of:=COM.MICROSOFT.CONFIDENCE.T(0.05/2; [.K26]; 10)" office:value-type="float" office:value="0.000378552666600996" calcext:value-type="float">
            <text:p>0,000</text:p>
          </table:table-cell>
          <table:table-cell table:style-name="ce16" table:number-columns-repeated="1002"/>
        </table:table-row>
        <table:table-row table:style-name="ro3">
          <table:table-cell table:style-name="ce188" office:value-type="string" calcext:value-type="string">
            <text:p>C015</text:p>
          </table:table-cell>
          <table:table-cell table:style-name="ce139" table:formula="of:=AVERAGE(['file:///mnt/Dados/vinma/documentos/Gradua%C3%A7%C3%A3o/TCC/results-partial/HW_C015_120.xlsx'#$sigma_010.B$16:.B$25])" office:value-type="float" office:value="0.732581487389045" calcext:value-type="float">
            <text:p>0,733</text:p>
          </table:table-cell>
          <table:table-cell table:style-name="ce139" table:formula="of:=AVERAGE(['file:///mnt/Dados/vinma/documentos/Gradua%C3%A7%C3%A3o/TCC/results-partial/HW_C015_120.xlsx'#$sigma_010.C$16:.C$25])" office:value-type="float" office:value="0.885769317730853" calcext:value-type="float">
            <text:p>0,886</text:p>
          </table:table-cell>
          <table:table-cell table:style-name="ce139" table:formula="of:=AVERAGE(['file:///mnt/Dados/vinma/documentos/Gradua%C3%A7%C3%A3o/TCC/results-partial/HW_C015_120.xlsx'#$sigma_010.D$16:.D$25])" office:value-type="float" office:value="0.909473383853877" calcext:value-type="float">
            <text:p>0,909</text:p>
          </table:table-cell>
          <table:table-cell table:style-name="ce139" table:formula="of:=AVERAGE(['file:///mnt/Dados/vinma/documentos/Gradua%C3%A7%C3%A3o/TCC/results-partial/HW_C015_120.xlsx'#$sigma_010.E$16:.E$25])" office:value-type="float" office:value="0.902391495917986" calcext:value-type="float">
            <text:p>0,902</text:p>
          </table:table-cell>
          <table:table-cell/>
          <table:table-cell table:style-name="ce188" office:value-type="string" calcext:value-type="string">
            <text:p>C015</text:p>
          </table:table-cell>
          <table:table-cell table:style-name="ce139" table:formula="of:=COM.MICROSOFT.STDEV.S(['file:///mnt/Dados/vinma/documentos/Gradua%C3%A7%C3%A3o/TCC/results-partial/HW_C015_120.xlsx'#$sigma_010.B$16:.B$25])" office:value-type="float" office:value="0.00177459821074558" calcext:value-type="float">
            <text:p>0,002</text:p>
          </table:table-cell>
          <table:table-cell table:style-name="ce139" table:formula="of:=COM.MICROSOFT.STDEV.S(['file:///mnt/Dados/vinma/documentos/Gradua%C3%A7%C3%A3o/TCC/results-partial/HW_C015_120.xlsx'#$sigma_010.C$16:.C$25])" office:value-type="float" office:value="0.00103220149418696" calcext:value-type="float">
            <text:p>0,001</text:p>
          </table:table-cell>
          <table:table-cell table:style-name="ce139" table:formula="of:=COM.MICROSOFT.STDEV.S(['file:///mnt/Dados/vinma/documentos/Gradua%C3%A7%C3%A3o/TCC/results-partial/HW_C015_120.xlsx'#$sigma_010.D$16:.D$25])" office:value-type="float" office:value="0.000628342015346942" calcext:value-type="float">
            <text:p>0,001</text:p>
          </table:table-cell>
          <table:table-cell table:style-name="ce139" table:formula="of:=COM.MICROSOFT.STDEV.S(['file:///mnt/Dados/vinma/documentos/Gradua%C3%A7%C3%A3o/TCC/results-partial/HW_C015_120.xlsx'#$sigma_010.E$16:.E$25])" office:value-type="float" office:value="0.0018436559796846" calcext:value-type="float">
            <text:p>0,002</text:p>
          </table:table-cell>
          <table:table-cell table:style-name="ce216"/>
          <table:table-cell table:style-name="ce221" office:value-type="string" calcext:value-type="string">
            <text:p>C015</text:p>
          </table:table-cell>
          <table:table-cell table:style-name="ce121" table:formula="of:=COM.MICROSOFT.CONFIDENCE.T(0.05/2; [.H27]; 10)" office:value-type="float" office:value="0.00150676694352616" calcext:value-type="float">
            <text:p>0,002</text:p>
          </table:table-cell>
          <table:table-cell table:style-name="ce121" table:formula="of:=COM.MICROSOFT.CONFIDENCE.T(0.05/2; [.I27]; 10)" office:value-type="float" office:value="0.000876416464911103" calcext:value-type="float">
            <text:p>0,001</text:p>
          </table:table-cell>
          <table:table-cell table:style-name="ce121" table:formula="of:=COM.MICROSOFT.CONFIDENCE.T(0.05/2; [.J27]; 10)" office:value-type="float" office:value="0.000533509485257287" calcext:value-type="float">
            <text:p>0,001</text:p>
          </table:table-cell>
          <table:table-cell table:style-name="ce121" table:formula="of:=COM.MICROSOFT.CONFIDENCE.T(0.05/2; [.K27]; 10)" office:value-type="float" office:value="0.00156540216743257" calcext:value-type="float">
            <text:p>0,002</text:p>
          </table:table-cell>
          <table:table-cell table:style-name="ce16" table:number-columns-repeated="1002"/>
        </table:table-row>
        <table:table-row table:style-name="ro3">
          <table:table-cell table:style-name="ce188" office:value-type="string" calcext:value-type="string">
            <text:p>C016</text:p>
          </table:table-cell>
          <table:table-cell table:style-name="ce139" table:formula="of:=AVERAGE(['file:///mnt/Dados/vinma/documentos/Gradua%C3%A7%C3%A3o/TCC/results-partial/HW_C016_120.xlsx'#$sigma_010.B$16:.B$25])" office:value-type="float" office:value="0.941284630727155" calcext:value-type="float">
            <text:p>0,941</text:p>
          </table:table-cell>
          <table:table-cell table:style-name="ce139" table:formula="of:=AVERAGE(['file:///mnt/Dados/vinma/documentos/Gradua%C3%A7%C3%A3o/TCC/results-partial/HW_C016_120.xlsx'#$sigma_010.C$16:.C$25])" office:value-type="float" office:value="0.961732253492152" calcext:value-type="float">
            <text:p>0,962</text:p>
          </table:table-cell>
          <table:table-cell table:style-name="ce139" table:formula="of:=AVERAGE(['file:///mnt/Dados/vinma/documentos/Gradua%C3%A7%C3%A3o/TCC/results-partial/HW_C016_120.xlsx'#$sigma_010.D$16:.D$25])" office:value-type="float" office:value="0.971826519519449" calcext:value-type="float">
            <text:p>0,972</text:p>
          </table:table-cell>
          <table:table-cell table:style-name="ce139" table:formula="of:=AVERAGE(['file:///mnt/Dados/vinma/documentos/Gradua%C3%A7%C3%A3o/TCC/results-partial/HW_C016_120.xlsx'#$sigma_010.E$16:.E$25])" office:value-type="float" office:value="0.970306351299293" calcext:value-type="float">
            <text:p>0,970</text:p>
          </table:table-cell>
          <table:table-cell/>
          <table:table-cell table:style-name="ce188" office:value-type="string" calcext:value-type="string">
            <text:p>C016</text:p>
          </table:table-cell>
          <table:table-cell table:style-name="ce139" table:formula="of:=COM.MICROSOFT.STDEV.S(['file:///mnt/Dados/vinma/documentos/Gradua%C3%A7%C3%A3o/TCC/results-partial/HW_C016_120.xlsx'#$sigma_010.B$16:.B$25])" office:value-type="float" office:value="0.00017447797238866" calcext:value-type="float">
            <text:p>0,000</text:p>
          </table:table-cell>
          <table:table-cell table:style-name="ce139" table:formula="of:=COM.MICROSOFT.STDEV.S(['file:///mnt/Dados/vinma/documentos/Gradua%C3%A7%C3%A3o/TCC/results-partial/HW_C016_120.xlsx'#$sigma_010.C$16:.C$25])" office:value-type="float" office:value="0.000190367032125859" calcext:value-type="float">
            <text:p>0,000</text:p>
          </table:table-cell>
          <table:table-cell table:style-name="ce139" table:formula="of:=COM.MICROSOFT.STDEV.S(['file:///mnt/Dados/vinma/documentos/Gradua%C3%A7%C3%A3o/TCC/results-partial/HW_C016_120.xlsx'#$sigma_010.D$16:.D$25])" office:value-type="float" office:value="0.000142948556504772" calcext:value-type="float">
            <text:p>0,000</text:p>
          </table:table-cell>
          <table:table-cell table:style-name="ce139" table:formula="of:=COM.MICROSOFT.STDEV.S(['file:///mnt/Dados/vinma/documentos/Gradua%C3%A7%C3%A3o/TCC/results-partial/HW_C016_120.xlsx'#$sigma_010.E$16:.E$25])" office:value-type="float" office:value="0.000145900081225911" calcext:value-type="float">
            <text:p>0,000</text:p>
          </table:table-cell>
          <table:table-cell table:style-name="ce216"/>
          <table:table-cell table:style-name="ce221" office:value-type="string" calcext:value-type="string">
            <text:p>C016</text:p>
          </table:table-cell>
          <table:table-cell table:style-name="ce121" table:formula="of:=COM.MICROSOFT.CONFIDENCE.T(0.05/2; [.H28]; 10)" office:value-type="float" office:value="0.000148144881233847" calcext:value-type="float">
            <text:p>0,000</text:p>
          </table:table-cell>
          <table:table-cell table:style-name="ce121" table:formula="of:=COM.MICROSOFT.CONFIDENCE.T(0.05/2; [.I28]; 10)" office:value-type="float" office:value="0.000161635884341343" calcext:value-type="float">
            <text:p>0,000</text:p>
          </table:table-cell>
          <table:table-cell table:style-name="ce121" table:formula="of:=COM.MICROSOFT.CONFIDENCE.T(0.05/2; [.J28]; 10)" office:value-type="float" office:value="0.000121374043015448" calcext:value-type="float">
            <text:p>0,000</text:p>
          </table:table-cell>
          <table:table-cell table:style-name="ce121" table:formula="of:=COM.MICROSOFT.CONFIDENCE.T(0.05/2; [.K28]; 10)" office:value-type="float" office:value="0.00012388010881439" calcext:value-type="float">
            <text:p>0,000</text:p>
          </table:table-cell>
          <table:table-cell table:style-name="ce16" table:number-columns-repeated="1002"/>
        </table:table-row>
        <table:table-row table:style-name="ro3">
          <table:table-cell table:style-name="ce188" office:value-type="string" calcext:value-type="string">
            <text:p>C017</text:p>
          </table:table-cell>
          <table:table-cell table:style-name="ce139" table:formula="of:=AVERAGE(['file:///mnt/Dados/vinma/documentos/Gradua%C3%A7%C3%A3o/TCC/results-partial/HW_C017_120.xlsx'#$sigma_010.B$16:.B$25])" office:value-type="float" office:value="0.838270373024754" calcext:value-type="float">
            <text:p>0,838</text:p>
          </table:table-cell>
          <table:table-cell table:style-name="ce139" table:formula="of:=AVERAGE(['file:///mnt/Dados/vinma/documentos/Gradua%C3%A7%C3%A3o/TCC/results-partial/HW_C017_120.xlsx'#$sigma_010.C$16:.C$25])" office:value-type="float" office:value="0.889741652583834" calcext:value-type="float">
            <text:p>0,890</text:p>
          </table:table-cell>
          <table:table-cell table:style-name="ce139" table:formula="of:=AVERAGE(['file:///mnt/Dados/vinma/documentos/Gradua%C3%A7%C3%A3o/TCC/results-partial/HW_C017_120.xlsx'#$sigma_010.D$16:.D$25])" office:value-type="float" office:value="0.913755538887464" calcext:value-type="float">
            <text:p>0,914</text:p>
          </table:table-cell>
          <table:table-cell table:style-name="ce139" table:formula="of:=AVERAGE(['file:///mnt/Dados/vinma/documentos/Gradua%C3%A7%C3%A3o/TCC/results-partial/HW_C017_120.xlsx'#$sigma_010.E$16:.E$25])" office:value-type="float" office:value="0.904649486484462" calcext:value-type="float">
            <text:p>0,905</text:p>
          </table:table-cell>
          <table:table-cell/>
          <table:table-cell table:style-name="ce188" office:value-type="string" calcext:value-type="string">
            <text:p>C017</text:p>
          </table:table-cell>
          <table:table-cell table:style-name="ce139" table:formula="of:=COM.MICROSOFT.STDEV.S(['file:///mnt/Dados/vinma/documentos/Gradua%C3%A7%C3%A3o/TCC/results-partial/HW_C017_120.xlsx'#$sigma_010.B$16:.B$25])" office:value-type="float" office:value="0.000283005628012533" calcext:value-type="float">
            <text:p>0,000</text:p>
          </table:table-cell>
          <table:table-cell table:style-name="ce139" table:formula="of:=COM.MICROSOFT.STDEV.S(['file:///mnt/Dados/vinma/documentos/Gradua%C3%A7%C3%A3o/TCC/results-partial/HW_C017_120.xlsx'#$sigma_010.C$16:.C$25])" office:value-type="float" office:value="0.00114160209790699" calcext:value-type="float">
            <text:p>0,001</text:p>
          </table:table-cell>
          <table:table-cell table:style-name="ce139" table:formula="of:=COM.MICROSOFT.STDEV.S(['file:///mnt/Dados/vinma/documentos/Gradua%C3%A7%C3%A3o/TCC/results-partial/HW_C017_120.xlsx'#$sigma_010.D$16:.D$25])" office:value-type="float" office:value="0.000714891161949688" calcext:value-type="float">
            <text:p>0,001</text:p>
          </table:table-cell>
          <table:table-cell table:style-name="ce139" table:formula="of:=COM.MICROSOFT.STDEV.S(['file:///mnt/Dados/vinma/documentos/Gradua%C3%A7%C3%A3o/TCC/results-partial/HW_C017_120.xlsx'#$sigma_010.E$16:.E$25])" office:value-type="float" office:value="0.000820906021322254" calcext:value-type="float">
            <text:p>0,001</text:p>
          </table:table-cell>
          <table:table-cell table:style-name="ce216"/>
          <table:table-cell table:style-name="ce221" office:value-type="string" calcext:value-type="string">
            <text:p>C017</text:p>
          </table:table-cell>
          <table:table-cell table:style-name="ce121" table:formula="of:=COM.MICROSOFT.CONFIDENCE.T(0.05/2; [.H29]; 10)" office:value-type="float" office:value="0.000240292998459627" calcext:value-type="float">
            <text:p>0,000</text:p>
          </table:table-cell>
          <table:table-cell table:style-name="ce121" table:formula="of:=COM.MICROSOFT.CONFIDENCE.T(0.05/2; [.I29]; 10)" office:value-type="float" office:value="0.000969305780525761" calcext:value-type="float">
            <text:p>0,001</text:p>
          </table:table-cell>
          <table:table-cell table:style-name="ce121" table:formula="of:=COM.MICROSOFT.CONFIDENCE.T(0.05/2; [.J29]; 10)" office:value-type="float" office:value="0.000606996200335528" calcext:value-type="float">
            <text:p>0,001</text:p>
          </table:table-cell>
          <table:table-cell table:style-name="ce121" table:formula="of:=COM.MICROSOFT.CONFIDENCE.T(0.05/2; [.K29]; 10)" office:value-type="float" office:value="0.000697010765129912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188" office:value-type="string" calcext:value-type="string">
            <text:p>C019</text:p>
          </table:table-cell>
          <table:table-cell table:style-name="ce139" table:formula="of:=AVERAGE(['file:///mnt/Dados/vinma/documentos/Gradua%C3%A7%C3%A3o/TCC/results-partial/HW_C019_120.xlsx'#$sigma_010.B$16:.B$25])" office:value-type="float" office:value="0.956662299086708" calcext:value-type="float">
            <text:p>0,957</text:p>
          </table:table-cell>
          <table:table-cell table:style-name="ce139" table:formula="of:=AVERAGE(['file:///mnt/Dados/vinma/documentos/Gradua%C3%A7%C3%A3o/TCC/results-partial/HW_C019_120.xlsx'#$sigma_010.C$16:.C$25])" office:value-type="float" office:value="0.965417234196619" calcext:value-type="float">
            <text:p>0,965</text:p>
          </table:table-cell>
          <table:table-cell table:style-name="ce139" table:formula="of:=AVERAGE(['file:///mnt/Dados/vinma/documentos/Gradua%C3%A7%C3%A3o/TCC/results-partial/HW_C019_120.xlsx'#$sigma_010.D$16:.D$25])" office:value-type="float" office:value="0.969669595263409" calcext:value-type="float">
            <text:p>0,970</text:p>
          </table:table-cell>
          <table:table-cell table:style-name="ce139" table:formula="of:=AVERAGE(['file:///mnt/Dados/vinma/documentos/Gradua%C3%A7%C3%A3o/TCC/results-partial/HW_C019_120.xlsx'#$sigma_010.E$16:.E$25])" office:value-type="float" office:value="0.967823224166809" calcext:value-type="float">
            <text:p>0,968</text:p>
          </table:table-cell>
          <table:table-cell/>
          <table:table-cell table:style-name="ce188" office:value-type="string" calcext:value-type="string">
            <text:p>C019</text:p>
          </table:table-cell>
          <table:table-cell table:style-name="ce139" table:formula="of:=COM.MICROSOFT.STDEV.S(['file:///mnt/Dados/vinma/documentos/Gradua%C3%A7%C3%A3o/TCC/results-partial/HW_C019_120.xlsx'#$sigma_010.B$16:.B$25])" office:value-type="float" office:value="0.0000971506277217385" calcext:value-type="float">
            <text:p>0,000</text:p>
          </table:table-cell>
          <table:table-cell table:style-name="ce139" table:formula="of:=COM.MICROSOFT.STDEV.S(['file:///mnt/Dados/vinma/documentos/Gradua%C3%A7%C3%A3o/TCC/results-partial/HW_C019_120.xlsx'#$sigma_010.C$16:.C$25])" office:value-type="float" office:value="0.000111220474867691" calcext:value-type="float">
            <text:p>0,000</text:p>
          </table:table-cell>
          <table:table-cell table:style-name="ce139" table:formula="of:=COM.MICROSOFT.STDEV.S(['file:///mnt/Dados/vinma/documentos/Gradua%C3%A7%C3%A3o/TCC/results-partial/HW_C019_120.xlsx'#$sigma_010.D$16:.D$25])" office:value-type="float" office:value="0.0000777495383599972" calcext:value-type="float">
            <text:p>0,000</text:p>
          </table:table-cell>
          <table:table-cell table:style-name="ce139" table:formula="of:=COM.MICROSOFT.STDEV.S(['file:///mnt/Dados/vinma/documentos/Gradua%C3%A7%C3%A3o/TCC/results-partial/HW_C019_120.xlsx'#$sigma_010.E$16:.E$25])" office:value-type="float" office:value="0.0000625319130745487" calcext:value-type="float">
            <text:p>0,000</text:p>
          </table:table-cell>
          <table:table-cell table:style-name="ce216"/>
          <table:table-cell table:style-name="ce221" office:value-type="string" calcext:value-type="string">
            <text:p>C019</text:p>
          </table:table-cell>
          <table:table-cell table:style-name="ce121" table:formula="of:=COM.MICROSOFT.CONFIDENCE.T(0.05/2; [.H30]; 10)" office:value-type="float" office:value="0.000082488167466612" calcext:value-type="float">
            <text:p>0,000</text:p>
          </table:table-cell>
          <table:table-cell table:style-name="ce121" table:formula="of:=COM.MICROSOFT.CONFIDENCE.T(0.05/2; [.I30]; 10)" office:value-type="float" office:value="0.0000944345226762685" calcext:value-type="float">
            <text:p>0,000</text:p>
          </table:table-cell>
          <table:table-cell table:style-name="ce121" table:formula="of:=COM.MICROSOFT.CONFIDENCE.T(0.05/2; [.J30]; 10)" office:value-type="float" office:value="0.0000660151878695082" calcext:value-type="float">
            <text:p>0,000</text:p>
          </table:table-cell>
          <table:table-cell table:style-name="ce121" table:formula="of:=COM.MICROSOFT.CONFIDENCE.T(0.05/2; [.K30]; 10)" office:value-type="float" office:value="0.0000530942829569263" calcext:value-type="float">
            <text:p>0,000</text:p>
          </table:table-cell>
          <table:table-cell table:style-name="ce16" table:number-columns-repeated="1002"/>
        </table:table-row>
        <table:table-row table:style-name="ro3">
          <table:table-cell table:style-name="ce188" office:value-type="string" calcext:value-type="string">
            <text:p>C024</text:p>
          </table:table-cell>
          <table:table-cell table:style-name="ce139" table:formula="of:=AVERAGE(['file:///mnt/Dados/vinma/documentos/Gradua%C3%A7%C3%A3o/TCC/results-partial/HW_C024_120.xlsx'#$sigma_010.B$16:.B$25])" office:value-type="float" office:value="0.880319626288397" calcext:value-type="float">
            <text:p>0,880</text:p>
          </table:table-cell>
          <table:table-cell table:style-name="ce139" table:formula="of:=AVERAGE(['file:///mnt/Dados/vinma/documentos/Gradua%C3%A7%C3%A3o/TCC/results-partial/HW_C024_120.xlsx'#$sigma_010.C$16:.C$25])" office:value-type="float" office:value="0.931818111703987" calcext:value-type="float">
            <text:p>0,932</text:p>
          </table:table-cell>
          <table:table-cell table:style-name="ce139" table:formula="of:=AVERAGE(['file:///mnt/Dados/vinma/documentos/Gradua%C3%A7%C3%A3o/TCC/results-partial/HW_C024_120.xlsx'#$sigma_010.D$16:.D$25])" office:value-type="float" office:value="0.939944195774694" calcext:value-type="float">
            <text:p>0,940</text:p>
          </table:table-cell>
          <table:table-cell table:style-name="ce139" table:formula="of:=AVERAGE(['file:///mnt/Dados/vinma/documentos/Gradua%C3%A7%C3%A3o/TCC/results-partial/HW_C024_120.xlsx'#$sigma_010.E$16:.E$25])" office:value-type="float" office:value="0.935691966123327" calcext:value-type="float">
            <text:p>0,936</text:p>
          </table:table-cell>
          <table:table-cell/>
          <table:table-cell table:style-name="ce188" office:value-type="string" calcext:value-type="string">
            <text:p>C024</text:p>
          </table:table-cell>
          <table:table-cell table:style-name="ce139" table:formula="of:=COM.MICROSOFT.STDEV.S(['file:///mnt/Dados/vinma/documentos/Gradua%C3%A7%C3%A3o/TCC/results-partial/HW_C024_120.xlsx'#$sigma_010.B$16:.B$25])" office:value-type="float" office:value="0.000577263011170356" calcext:value-type="float">
            <text:p>0,001</text:p>
          </table:table-cell>
          <table:table-cell table:style-name="ce139" table:formula="of:=COM.MICROSOFT.STDEV.S(['file:///mnt/Dados/vinma/documentos/Gradua%C3%A7%C3%A3o/TCC/results-partial/HW_C024_120.xlsx'#$sigma_010.C$16:.C$25])" office:value-type="float" office:value="0.000618259315513712" calcext:value-type="float">
            <text:p>0,001</text:p>
          </table:table-cell>
          <table:table-cell table:style-name="ce139" table:formula="of:=COM.MICROSOFT.STDEV.S(['file:///mnt/Dados/vinma/documentos/Gradua%C3%A7%C3%A3o/TCC/results-partial/HW_C024_120.xlsx'#$sigma_010.D$16:.D$25])" office:value-type="float" office:value="0.000717845544884091" calcext:value-type="float">
            <text:p>0,001</text:p>
          </table:table-cell>
          <table:table-cell table:style-name="ce139" table:formula="of:=COM.MICROSOFT.STDEV.S(['file:///mnt/Dados/vinma/documentos/Gradua%C3%A7%C3%A3o/TCC/results-partial/HW_C024_120.xlsx'#$sigma_010.E$16:.E$25])" office:value-type="float" office:value="0.000442723999576581" calcext:value-type="float">
            <text:p>0,000</text:p>
          </table:table-cell>
          <table:table-cell table:style-name="ce216"/>
          <table:table-cell table:style-name="ce221" office:value-type="string" calcext:value-type="string">
            <text:p>C024</text:p>
          </table:table-cell>
          <table:table-cell table:style-name="ce121" table:formula="of:=COM.MICROSOFT.CONFIDENCE.T(0.05/2; [.H31]; 10)" office:value-type="float" office:value="0.000490139580714682" calcext:value-type="float">
            <text:p>0,000</text:p>
          </table:table-cell>
          <table:table-cell table:style-name="ce121" table:formula="of:=COM.MICROSOFT.CONFIDENCE.T(0.05/2; [.I31]; 10)" office:value-type="float" office:value="0.000524948517079693" calcext:value-type="float">
            <text:p>0,001</text:p>
          </table:table-cell>
          <table:table-cell table:style-name="ce121" table:formula="of:=COM.MICROSOFT.CONFIDENCE.T(0.05/2; [.J31]; 10)" office:value-type="float" office:value="0.000609504692971845" calcext:value-type="float">
            <text:p>0,001</text:p>
          </table:table-cell>
          <table:table-cell table:style-name="ce121" table:formula="of:=COM.MICROSOFT.CONFIDENCE.T(0.05/2; [.K31]; 10)" office:value-type="float" office:value="0.00037590587189165" calcext:value-type="float">
            <text:p>0,000</text:p>
          </table:table-cell>
          <table:table-cell table:style-name="ce16" table:number-columns-repeated="1002"/>
        </table:table-row>
        <table:table-row table:style-name="ro3">
          <table:table-cell table:style-name="ce208" office:value-type="string" calcext:value-type="string">
            <text:p>Média</text:p>
          </table:table-cell>
          <table:table-cell table:style-name="ce213" table:formula="of:=AVERAGE([.B20:.B31])" office:value-type="float" office:value="0.860896895835904" calcext:value-type="float">
            <text:p>0,86</text:p>
          </table:table-cell>
          <table:table-cell table:style-name="ce213" table:formula="of:=AVERAGE([.C20:.C31])" office:value-type="float" office:value="0.923909329688772" calcext:value-type="float">
            <text:p>0,92</text:p>
          </table:table-cell>
          <table:table-cell table:style-name="ce213" table:formula="of:=AVERAGE([.D20:.D31])" office:value-type="float" office:value="0.942801497053807" calcext:value-type="float">
            <text:p>0,94</text:p>
          </table:table-cell>
          <table:table-cell table:style-name="ce213" table:formula="of:=AVERAGE([.E20:.E31])" office:value-type="float" office:value="0.937779862551401" calcext:value-type="float">
            <text:p>0,94</text:p>
          </table:table-cell>
          <table:table-cell table:style-name="ce6"/>
          <table:table-cell table:number-columns-repeated="2"/>
          <table:table-cell table:style-name="ce6" table:number-columns-repeated="3"/>
          <table:table-cell/>
          <table:table-cell table:style-name="ce220" office:value-type="string" calcext:value-type="string">
            <text:p>Média</text:p>
          </table:table-cell>
          <table:table-cell table:style-name="ce220" table:formula="of:=AVERAGE([.N20:.N31])" office:value-type="float" office:value="0.00049202057780583" calcext:value-type="float">
            <text:p>0,00</text:p>
          </table:table-cell>
          <table:table-cell table:style-name="ce220" table:formula="of:=AVERAGE([.O20:.O31])" office:value-type="float" office:value="0.000582274778108548" calcext:value-type="float">
            <text:p>0,00</text:p>
          </table:table-cell>
          <table:table-cell table:style-name="ce220" table:formula="of:=AVERAGE([.P20:.P31])" office:value-type="float" office:value="0.000407649325516291" calcext:value-type="float">
            <text:p>0,00</text:p>
          </table:table-cell>
          <table:table-cell table:style-name="ce220" table:formula="of:=AVERAGE([.Q20:.Q31])" office:value-type="float" office:value="0.000556095316301029" calcext:value-type="float">
            <text:p>0,00</text:p>
          </table:table-cell>
          <table:table-cell table:style-name="ce14" table:number-columns-repeated="1002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7"/>
          <table:table-cell table:number-columns-repeated="1006"/>
        </table:table-row>
        <table:table-row table:style-name="ro5">
          <table:table-cell table:style-name="Default" table:number-columns-repeated="5"/>
          <table:table-cell/>
          <table:table-cell table:style-name="Default" table:number-columns-repeated="6"/>
          <table:table-cell table:number-columns-repeated="1006"/>
          <table:table-cell table:style-name="Default"/>
        </table:table-row>
        <table:table-row table:style-name="ro6" table:number-rows-repeated="12">
          <table:table-cell table:style-name="Default" table:number-columns-repeated="5"/>
          <table:table-cell/>
          <table:table-cell table:style-name="Default" table:number-columns-repeated="6"/>
          <table:table-cell table:style-name="ce27" table:number-columns-repeated="1006"/>
          <table:table-cell table:style-name="Default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6"/>
          <table:table-cell table:style-name="ce28" table:number-columns-repeated="1005"/>
          <table:table-cell table:style-name="ce27"/>
          <table:table-cell table:style-name="Default"/>
        </table:table-row>
        <table:table-row table:style-name="ro3" table:number-rows-repeated="1048528">
          <table:table-cell table:number-columns-repeated="1019"/>
        </table:table-row>
        <table:table-row table:style-name="ro3">
          <table:table-cell table:number-columns-repeated="1019"/>
        </table:table-row>
        <calcext:conditional-formats>
          <calcext:conditional-format calcext:target-range-address="V_010.G20:V_010.K31 V_010.G4:V_010.K15 V_010.M4:V_010.Q15 V_010.M20:V_010.Q31 V_010.A20:V_010.E31 V_010.A4:V_010.E15">
            <calcext:condition calcext:apply-style-name="ConditionalStyle_1" calcext:value="formula-is(ISEVEN(ROW()))" calcext:base-cell-address="V_010.A4"/>
            <calcext:condition calcext:apply-style-name="ConditionalStyle_2" calcext:value="formula-is(ISODD(ROW()))" calcext:base-cell-address="V_010.A4"/>
          </calcext:conditional-format>
          <calcext:conditional-format calcext:target-range-address="V_010.H4:V_010.K15 V_010.N4:V_010.Q15 V_010.N20:V_010.Q31 V_010.B4:V_010.E15">
            <calcext:condition calcext:apply-style-name="ConditionalStyle_3" calcext:value="formula-is(#REF!=#REF!)" calcext:base-cell-address="V_010.B4"/>
            <calcext:condition calcext:apply-style-name="ConditionalStyle_3" calcext:value="formula-is(#REF!)" calcext:base-cell-address="V_010.B4"/>
          </calcext:conditional-format>
        </calcext:conditional-formats>
      </table:table>
      <table:table table:name="V_025" table:style-name="ta1"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13"/>
        <table:table-column table:style-name="co21" table:default-cell-style-name="ce13"/>
        <table:table-column table:style-name="co4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13"/>
        <table:table-column table:style-name="co21" table:default-cell-style-name="ce13"/>
        <table:table-column table:style-name="co4" table:default-cell-style-name="ce6"/>
        <table:table-column table:style-name="co22" table:default-cell-style-name="ce6"/>
        <table:table-column table:style-name="co19" table:default-cell-style-name="ce6"/>
        <table:table-column table:style-name="co23" table:number-columns-repeated="2" table:default-cell-style-name="ce6"/>
        <table:table-column table:style-name="co24" table:default-cell-style-name="ce6"/>
        <table:table-column table:style-name="co12" table:number-columns-repeated="1001" table:default-cell-style-name="ce6"/>
        <table:table-column table:style-name="co13" table:default-cell-style-name="ce6"/>
        <table:table-row table:style-name="ro7">
          <table:table-cell table:style-name="ce206" office:value-type="string" calcext:value-type="string" table:number-columns-spanned="5" table:number-rows-spanned="1">
            <text:p>AVERAGE</text:p>
          </table:table-cell>
          <table:covered-table-cell table:number-columns-repeated="4" table:style-name="ce29"/>
          <table:table-cell/>
          <table:table-cell table:style-name="ce215" office:value-type="string" calcext:value-type="string" table:number-columns-spanned="5" table:number-rows-spanned="1">
            <text:p>STANDARD DEVIATION</text:p>
          </table:table-cell>
          <table:covered-table-cell table:number-columns-repeated="4" table:style-name="ce29"/>
          <table:table-cell table:style-name="ce29"/>
          <table:table-cell table:style-name="ce217" office:value-type="string" calcext:value-type="string" table:number-columns-spanned="5" table:number-rows-spanned="1">
            <text:p>CONFIDENCE INTERVAL</text:p>
          </table:table-cell>
          <table:covered-table-cell table:number-columns-repeated="4" table:style-name="ce15"/>
          <table:table-cell table:number-columns-repeated="1001"/>
          <table:table-cell table:style-name="Default"/>
        </table:table-row>
        <table:table-row table:style-name="ro2">
          <table:table-cell table:style-name="ce207" office:value-type="string" calcext:value-type="string" table:number-columns-spanned="5" table:number-rows-spanned="1">
            <text:p>PSNR (AVG) - sigma=25</text:p>
          </table:table-cell>
          <table:covered-table-cell table:number-columns-repeated="4" table:style-name="ce21"/>
          <table:table-cell/>
          <table:table-cell table:style-name="ce21" office:value-type="string" calcext:value-type="string" table:number-columns-spanned="5" table:number-rows-spanned="1">
            <text:p>PSNR ( STDEV ) - sigma=25</text:p>
          </table:table-cell>
          <table:covered-table-cell table:number-columns-repeated="4" table:style-name="ce21"/>
          <table:table-cell/>
          <table:table-cell table:style-name="ce218" office:value-type="string" calcext:value-type="string" table:number-columns-spanned="5" table:number-rows-spanned="1">
            <text:p>PSNR ( CI ) - sigma=25</text:p>
          </table:table-cell>
          <table:covered-table-cell table:number-columns-repeated="4" table:style-name="ce21"/>
          <table:table-cell table:number-columns-repeated="1002"/>
        </table:table-row>
        <table:table-row table:style-name="ro3">
          <table:table-cell table:style-name="ce208" office:value-type="string" calcext:value-type="string">
            <text:p>Imagem</text:p>
          </table:table-cell>
          <table:table-cell table:style-name="ce211" office:value-type="string" calcext:value-type="string">
            <text:p>noisy</text:p>
          </table:table-cell>
          <table:table-cell table:style-name="ce211" office:value-type="string" calcext:value-type="string">
            <text:p>nlm</text:p>
          </table:table-cell>
          <table:table-cell table:style-name="ce211" office:value-type="string" calcext:value-type="string">
            <text:p>nlm-lbp</text:p>
          </table:table-cell>
          <table:table-cell table:style-name="ce211" office:value-type="string" calcext:value-type="string">
            <text:p>nlm-glcm</text:p>
          </table:table-cell>
          <table:table-cell/>
          <table:table-cell table:style-name="ce3" office:value-type="string" calcext:value-type="string">
            <text:p>Imagem</text:p>
          </table:table-cell>
          <table:table-cell table:style-name="ce151" office:value-type="string" calcext:value-type="string">
            <text:p>noisy</text:p>
          </table:table-cell>
          <table:table-cell table:style-name="ce151" office:value-type="string" calcext:value-type="string">
            <text:p>nlm</text:p>
          </table:table-cell>
          <table:table-cell table:style-name="ce151" office:value-type="string" calcext:value-type="string">
            <text:p>nlm-lbp</text:p>
          </table:table-cell>
          <table:table-cell table:style-name="ce151" office:value-type="string" calcext:value-type="string">
            <text:p>nlm-glcm</text:p>
          </table:table-cell>
          <table:table-cell table:style-name="ce14"/>
          <table:table-cell table:style-name="ce219" office:value-type="string" calcext:value-type="string">
            <text:p>Imagem</text:p>
          </table:table-cell>
          <table:table-cell table:style-name="ce222" office:value-type="string" calcext:value-type="string">
            <text:p>noisy</text:p>
          </table:table-cell>
          <table:table-cell table:style-name="ce222" office:value-type="string" calcext:value-type="string">
            <text:p>nlm</text:p>
          </table:table-cell>
          <table:table-cell table:style-name="ce222" office:value-type="string" calcext:value-type="string">
            <text:p>nlm-lbp</text:p>
          </table:table-cell>
          <table:table-cell table:style-name="ce222" office:value-type="string" calcext:value-type="string">
            <text:p>nlm-glcm</text:p>
          </table:table-cell>
          <table:table-cell table:style-name="ce14" table:number-columns-repeated="1002"/>
        </table:table-row>
        <table:table-row table:style-name="ro3">
          <table:table-cell table:style-name="ce205" office:value-type="string" calcext:value-type="string">
            <text:p>C001</text:p>
          </table:table-cell>
          <table:table-cell table:style-name="ce210" table:formula="of:=AVERAGE(['file:///mnt/Dados/vinma/documentos/Gradua%C3%A7%C3%A3o/TCC/results-partial/HW_C001_120.xlsx'#$sigma_025.B$3:.B$12])" office:value-type="float" office:value="20.3362883184958" calcext:value-type="float">
            <text:p>20,34</text:p>
          </table:table-cell>
          <table:table-cell table:style-name="ce210" table:formula="of:=AVERAGE(['file:///mnt/Dados/vinma/documentos/Gradua%C3%A7%C3%A3o/TCC/results-partial/HW_C001_120.xlsx'#$sigma_025.C$3:.C$12])" office:value-type="float" office:value="23.4814340000305" calcext:value-type="float">
            <text:p>23,48</text:p>
          </table:table-cell>
          <table:table-cell table:style-name="ce210" table:formula="of:=AVERAGE(['file:///mnt/Dados/vinma/documentos/Gradua%C3%A7%C3%A3o/TCC/results-partial/HW_C001_120.xlsx'#$sigma_025.D$3:.D$12])" office:value-type="float" office:value="26.6420021041057" calcext:value-type="float">
            <text:p>26,64</text:p>
          </table:table-cell>
          <table:table-cell table:style-name="ce210" table:formula="of:=AVERAGE(['file:///mnt/Dados/vinma/documentos/Gradua%C3%A7%C3%A3o/TCC/results-partial/HW_C001_120.xlsx'#$sigma_025.E$3:.E$12])" office:value-type="float" office:value="27.133666027633" calcext:value-type="float">
            <text:p>27,13</text:p>
          </table:table-cell>
          <table:table-cell/>
          <table:table-cell table:style-name="ce205" office:value-type="string" calcext:value-type="string">
            <text:p>C001</text:p>
          </table:table-cell>
          <table:table-cell table:style-name="ce210" table:formula="of:=COM.MICROSOFT.STDEV.S(['file:///mnt/Dados/vinma/documentos/Gradua%C3%A7%C3%A3o/TCC/results-partial/HW_C001_120.xlsx'#$sigma_025.B$3:.B$12])" office:value-type="float" office:value="0.0123313002306799" calcext:value-type="float">
            <text:p>0,01</text:p>
          </table:table-cell>
          <table:table-cell table:style-name="ce210" table:formula="of:=COM.MICROSOFT.STDEV.S(['file:///mnt/Dados/vinma/documentos/Gradua%C3%A7%C3%A3o/TCC/results-partial/HW_C001_120.xlsx'#$sigma_025.C$3:.C$12])" office:value-type="float" office:value="0.0161390973882328" calcext:value-type="float">
            <text:p>0,02</text:p>
          </table:table-cell>
          <table:table-cell table:style-name="ce210" table:formula="of:=COM.MICROSOFT.STDEV.S(['file:///mnt/Dados/vinma/documentos/Gradua%C3%A7%C3%A3o/TCC/results-partial/HW_C001_120.xlsx'#$sigma_025.D$3:.D$12])" office:value-type="float" office:value="0.0191260726553137" calcext:value-type="float">
            <text:p>0,02</text:p>
          </table:table-cell>
          <table:table-cell table:style-name="ce210" table:formula="of:=COM.MICROSOFT.STDEV.S(['file:///mnt/Dados/vinma/documentos/Gradua%C3%A7%C3%A3o/TCC/results-partial/HW_C001_120.xlsx'#$sigma_025.E$3:.E$12])" office:value-type="float" office:value="0.0265959746911849" calcext:value-type="float">
            <text:p>0,03</text:p>
          </table:table-cell>
          <table:table-cell/>
          <table:table-cell table:style-name="ce205" office:value-type="string" calcext:value-type="string">
            <text:p>C001</text:p>
          </table:table-cell>
          <table:table-cell table:style-name="ce210" table:formula="of:=COM.MICROSOFT.CONFIDENCE.T(0.05/2; [.H4]; 10)" office:value-type="float" office:value="0.0104701985191784" calcext:value-type="float">
            <text:p>0,01</text:p>
          </table:table-cell>
          <table:table-cell table:style-name="ce210" table:formula="of:=COM.MICROSOFT.CONFIDENCE.T(0.05/2; [.I4]; 10)" office:value-type="float" office:value="0.0137033038215009" calcext:value-type="float">
            <text:p>0,01</text:p>
          </table:table-cell>
          <table:table-cell table:style-name="ce210" table:formula="of:=COM.MICROSOFT.CONFIDENCE.T(0.05/2; [.J4]; 10)" office:value-type="float" office:value="0.0162394697920936" calcext:value-type="float">
            <text:p>0,02</text:p>
          </table:table-cell>
          <table:table-cell table:style-name="ce210" table:formula="of:=COM.MICROSOFT.CONFIDENCE.T(0.05/2; [.K4]; 10)" office:value-type="float" office:value="0.0225819767273962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205" office:value-type="string" calcext:value-type="string">
            <text:p>C002</text:p>
          </table:table-cell>
          <table:table-cell table:style-name="ce210" table:formula="of:=AVERAGE(['file:///mnt/Dados/vinma/documentos/Gradua%C3%A7%C3%A3o/TCC/results-partial/HW_C002_120.xlsx'#$sigma_025.B$3:.B$12])" office:value-type="float" office:value="20.2172724447851" calcext:value-type="float">
            <text:p>20,22</text:p>
          </table:table-cell>
          <table:table-cell table:style-name="ce210" table:formula="of:=AVERAGE(['file:///mnt/Dados/vinma/documentos/Gradua%C3%A7%C3%A3o/TCC/results-partial/HW_C002_120.xlsx'#$sigma_025.C$3:.C$12])" office:value-type="float" office:value="26.8887190643348" calcext:value-type="float">
            <text:p>26,89</text:p>
          </table:table-cell>
          <table:table-cell table:style-name="ce210" table:formula="of:=AVERAGE(['file:///mnt/Dados/vinma/documentos/Gradua%C3%A7%C3%A3o/TCC/results-partial/HW_C002_120.xlsx'#$sigma_025.D$3:.D$12])" office:value-type="float" office:value="30.2683656970923" calcext:value-type="float">
            <text:p>30,27</text:p>
          </table:table-cell>
          <table:table-cell table:style-name="ce210" table:formula="of:=AVERAGE(['file:///mnt/Dados/vinma/documentos/Gradua%C3%A7%C3%A3o/TCC/results-partial/HW_C002_120.xlsx'#$sigma_025.E$3:.E$12])" office:value-type="float" office:value="29.7821402230254" calcext:value-type="float">
            <text:p>29,78</text:p>
          </table:table-cell>
          <table:table-cell/>
          <table:table-cell table:style-name="ce205" office:value-type="string" calcext:value-type="string">
            <text:p>C002</text:p>
          </table:table-cell>
          <table:table-cell table:style-name="ce210" table:formula="of:=COM.MICROSOFT.STDEV.S(['file:///mnt/Dados/vinma/documentos/Gradua%C3%A7%C3%A3o/TCC/results-partial/HW_C002_120.xlsx'#$sigma_025.B$3:.B$12])" office:value-type="float" office:value="0.010130176066784" calcext:value-type="float">
            <text:p>0,01</text:p>
          </table:table-cell>
          <table:table-cell table:style-name="ce210" table:formula="of:=COM.MICROSOFT.STDEV.S(['file:///mnt/Dados/vinma/documentos/Gradua%C3%A7%C3%A3o/TCC/results-partial/HW_C002_120.xlsx'#$sigma_025.C$3:.C$12])" office:value-type="float" office:value="0.0192092084920107" calcext:value-type="float">
            <text:p>0,02</text:p>
          </table:table-cell>
          <table:table-cell table:style-name="ce210" table:formula="of:=COM.MICROSOFT.STDEV.S(['file:///mnt/Dados/vinma/documentos/Gradua%C3%A7%C3%A3o/TCC/results-partial/HW_C002_120.xlsx'#$sigma_025.D$3:.D$12])" office:value-type="float" office:value="0.028405303779933" calcext:value-type="float">
            <text:p>0,03</text:p>
          </table:table-cell>
          <table:table-cell table:style-name="ce210" table:formula="of:=COM.MICROSOFT.STDEV.S(['file:///mnt/Dados/vinma/documentos/Gradua%C3%A7%C3%A3o/TCC/results-partial/HW_C002_120.xlsx'#$sigma_025.E$3:.E$12])" office:value-type="float" office:value="0.0262819359083204" calcext:value-type="float">
            <text:p>0,03</text:p>
          </table:table-cell>
          <table:table-cell/>
          <table:table-cell table:style-name="ce205" office:value-type="string" calcext:value-type="string">
            <text:p>C002</text:p>
          </table:table-cell>
          <table:table-cell table:style-name="ce210" table:formula="of:=COM.MICROSOFT.CONFIDENCE.T(0.05/2; [.H5]; 10)" office:value-type="float" office:value="0.00860127905973545" calcext:value-type="float">
            <text:p>0,01</text:p>
          </table:table-cell>
          <table:table-cell table:style-name="ce210" table:formula="of:=COM.MICROSOFT.CONFIDENCE.T(0.05/2; [.I5]; 10)" office:value-type="float" office:value="0.0163100583511257" calcext:value-type="float">
            <text:p>0,02</text:p>
          </table:table-cell>
          <table:table-cell table:style-name="ce210" table:formula="of:=COM.MICROSOFT.CONFIDENCE.T(0.05/2; [.J5]; 10)" office:value-type="float" office:value="0.0241182327905309" calcext:value-type="float">
            <text:p>0,02</text:p>
          </table:table-cell>
          <table:table-cell table:style-name="ce210" table:formula="of:=COM.MICROSOFT.CONFIDENCE.T(0.05/2; [.K5]; 10)" office:value-type="float" office:value="0.0223153342535448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205" office:value-type="string" calcext:value-type="string">
            <text:p>C004</text:p>
          </table:table-cell>
          <table:table-cell table:style-name="ce210" table:formula="of:=AVERAGE(['file:///mnt/Dados/vinma/documentos/Gradua%C3%A7%C3%A3o/TCC/results-partial/HW_C004_120.xlsx'#$sigma_025.B$3:.B$12])" office:value-type="float" office:value="20.2626062988492" calcext:value-type="float">
            <text:p>20,26</text:p>
          </table:table-cell>
          <table:table-cell table:style-name="ce210" table:formula="of:=AVERAGE(['file:///mnt/Dados/vinma/documentos/Gradua%C3%A7%C3%A3o/TCC/results-partial/HW_C004_120.xlsx'#$sigma_025.C$3:.C$12])" office:value-type="float" office:value="25.2885185776415" calcext:value-type="float">
            <text:p>25,29</text:p>
          </table:table-cell>
          <table:table-cell table:style-name="ce210" table:formula="of:=AVERAGE(['file:///mnt/Dados/vinma/documentos/Gradua%C3%A7%C3%A3o/TCC/results-partial/HW_C004_120.xlsx'#$sigma_025.D$3:.D$12])" office:value-type="float" office:value="28.3381423945697" calcext:value-type="float">
            <text:p>28,34</text:p>
          </table:table-cell>
          <table:table-cell table:style-name="ce210" table:formula="of:=AVERAGE(['file:///mnt/Dados/vinma/documentos/Gradua%C3%A7%C3%A3o/TCC/results-partial/HW_C004_120.xlsx'#$sigma_025.E$3:.E$12])" office:value-type="float" office:value="27.2903399360893" calcext:value-type="float">
            <text:p>27,29</text:p>
          </table:table-cell>
          <table:table-cell/>
          <table:table-cell table:style-name="ce205" office:value-type="string" calcext:value-type="string">
            <text:p>C004</text:p>
          </table:table-cell>
          <table:table-cell table:style-name="ce210" table:formula="of:=COM.MICROSOFT.STDEV.S(['file:///mnt/Dados/vinma/documentos/Gradua%C3%A7%C3%A3o/TCC/results-partial/HW_C004_120.xlsx'#$sigma_025.B$3:.B$12])" office:value-type="float" office:value="0.00905730331957844" calcext:value-type="float">
            <text:p>0,01</text:p>
          </table:table-cell>
          <table:table-cell table:style-name="ce210" table:formula="of:=COM.MICROSOFT.STDEV.S(['file:///mnt/Dados/vinma/documentos/Gradua%C3%A7%C3%A3o/TCC/results-partial/HW_C004_120.xlsx'#$sigma_025.C$3:.C$12])" office:value-type="float" office:value="0.0114773661997566" calcext:value-type="float">
            <text:p>0,01</text:p>
          </table:table-cell>
          <table:table-cell table:style-name="ce210" table:formula="of:=COM.MICROSOFT.STDEV.S(['file:///mnt/Dados/vinma/documentos/Gradua%C3%A7%C3%A3o/TCC/results-partial/HW_C004_120.xlsx'#$sigma_025.D$3:.D$12])" office:value-type="float" office:value="0.0193735202370046" calcext:value-type="float">
            <text:p>0,02</text:p>
          </table:table-cell>
          <table:table-cell table:style-name="ce210" table:formula="of:=COM.MICROSOFT.STDEV.S(['file:///mnt/Dados/vinma/documentos/Gradua%C3%A7%C3%A3o/TCC/results-partial/HW_C004_120.xlsx'#$sigma_025.E$3:.E$12])" office:value-type="float" office:value="0.016972737697137" calcext:value-type="float">
            <text:p>0,02</text:p>
          </table:table-cell>
          <table:table-cell/>
          <table:table-cell table:style-name="ce205" office:value-type="string" calcext:value-type="string">
            <text:p>C004</text:p>
          </table:table-cell>
          <table:table-cell table:style-name="ce210" table:formula="of:=COM.MICROSOFT.CONFIDENCE.T(0.05/2; [.H6]; 10)" office:value-type="float" office:value="0.00769032965140699" calcext:value-type="float">
            <text:p>0,01</text:p>
          </table:table-cell>
          <table:table-cell table:style-name="ce210" table:formula="of:=COM.MICROSOFT.CONFIDENCE.T(0.05/2; [.I6]; 10)" office:value-type="float" office:value="0.0097451444973969" calcext:value-type="float">
            <text:p>0,01</text:p>
          </table:table-cell>
          <table:table-cell table:style-name="ce210" table:formula="of:=COM.MICROSOFT.CONFIDENCE.T(0.05/2; [.J6]; 10)" office:value-type="float" office:value="0.0164495713430191" calcext:value-type="float">
            <text:p>0,02</text:p>
          </table:table-cell>
          <table:table-cell table:style-name="ce210" table:formula="of:=COM.MICROSOFT.CONFIDENCE.T(0.05/2; [.K6]; 10)" office:value-type="float" office:value="0.0144111269516279" calcext:value-type="float">
            <text:p>0,01</text:p>
          </table:table-cell>
          <table:table-cell table:number-columns-repeated="1002"/>
        </table:table-row>
        <table:table-row table:style-name="ro3">
          <table:table-cell table:style-name="ce205" office:value-type="string" calcext:value-type="string">
            <text:p>C009</text:p>
          </table:table-cell>
          <table:table-cell table:style-name="ce210" table:formula="of:=AVERAGE(['file:///mnt/Dados/vinma/documentos/Gradua%C3%A7%C3%A3o/TCC/results-partial/HW_C009_120.xlsx'#$sigma_025.B$3:.B$12])" office:value-type="float" office:value="20.2135424749783" calcext:value-type="float">
            <text:p>20,21</text:p>
          </table:table-cell>
          <table:table-cell table:style-name="ce210" table:formula="of:=AVERAGE(['file:///mnt/Dados/vinma/documentos/Gradua%C3%A7%C3%A3o/TCC/results-partial/HW_C009_120.xlsx'#$sigma_025.C$3:.C$12])" office:value-type="float" office:value="23.8239169458353" calcext:value-type="float">
            <text:p>23,82</text:p>
          </table:table-cell>
          <table:table-cell table:style-name="ce210" table:formula="of:=AVERAGE(['file:///mnt/Dados/vinma/documentos/Gradua%C3%A7%C3%A3o/TCC/results-partial/HW_C009_120.xlsx'#$sigma_025.D$3:.D$12])" office:value-type="float" office:value="25.9612339549989" calcext:value-type="float">
            <text:p>25,96</text:p>
          </table:table-cell>
          <table:table-cell table:style-name="ce210" table:formula="of:=AVERAGE(['file:///mnt/Dados/vinma/documentos/Gradua%C3%A7%C3%A3o/TCC/results-partial/HW_C009_120.xlsx'#$sigma_025.E$3:.E$12])" office:value-type="float" office:value="24.8394511114559" calcext:value-type="float">
            <text:p>24,84</text:p>
          </table:table-cell>
          <table:table-cell/>
          <table:table-cell table:style-name="ce205" office:value-type="string" calcext:value-type="string">
            <text:p>C009</text:p>
          </table:table-cell>
          <table:table-cell table:style-name="ce210" table:formula="of:=COM.MICROSOFT.STDEV.S(['file:///mnt/Dados/vinma/documentos/Gradua%C3%A7%C3%A3o/TCC/results-partial/HW_C009_120.xlsx'#$sigma_025.B$3:.B$12])" office:value-type="float" office:value="0.00927515528261363" calcext:value-type="float">
            <text:p>0,01</text:p>
          </table:table-cell>
          <table:table-cell table:style-name="ce210" table:formula="of:=COM.MICROSOFT.STDEV.S(['file:///mnt/Dados/vinma/documentos/Gradua%C3%A7%C3%A3o/TCC/results-partial/HW_C009_120.xlsx'#$sigma_025.C$3:.C$12])" office:value-type="float" office:value="0.0116155279526601" calcext:value-type="float">
            <text:p>0,01</text:p>
          </table:table-cell>
          <table:table-cell table:style-name="ce210" table:formula="of:=COM.MICROSOFT.STDEV.S(['file:///mnt/Dados/vinma/documentos/Gradua%C3%A7%C3%A3o/TCC/results-partial/HW_C009_120.xlsx'#$sigma_025.D$3:.D$12])" office:value-type="float" office:value="0.0118111938199532" calcext:value-type="float">
            <text:p>0,01</text:p>
          </table:table-cell>
          <table:table-cell table:style-name="ce210" table:formula="of:=COM.MICROSOFT.STDEV.S(['file:///mnt/Dados/vinma/documentos/Gradua%C3%A7%C3%A3o/TCC/results-partial/HW_C009_120.xlsx'#$sigma_025.E$3:.E$12])" office:value-type="float" office:value="0.0133110703694243" calcext:value-type="float">
            <text:p>0,01</text:p>
          </table:table-cell>
          <table:table-cell/>
          <table:table-cell table:style-name="ce205" office:value-type="string" calcext:value-type="string">
            <text:p>C009</text:p>
          </table:table-cell>
          <table:table-cell table:style-name="ce210" table:formula="of:=COM.MICROSOFT.CONFIDENCE.T(0.05/2; [.H7]; 10)" office:value-type="float" office:value="0.00787530230296049" calcext:value-type="float">
            <text:p>0,01</text:p>
          </table:table-cell>
          <table:table-cell table:style-name="ce210" table:formula="of:=COM.MICROSOFT.CONFIDENCE.T(0.05/2; [.I7]; 10)" office:value-type="float" office:value="0.00986245418523161" calcext:value-type="float">
            <text:p>0,01</text:p>
          </table:table-cell>
          <table:table-cell table:style-name="ce210" table:formula="of:=COM.MICROSOFT.CONFIDENCE.T(0.05/2; [.J7]; 10)" office:value-type="float" office:value="0.0100285891779462" calcext:value-type="float">
            <text:p>0,01</text:p>
          </table:table-cell>
          <table:table-cell table:style-name="ce210" table:formula="of:=COM.MICROSOFT.CONFIDENCE.T(0.05/2; [.K7]; 10)" office:value-type="float" office:value="0.0113020968319203" calcext:value-type="float">
            <text:p>0,01</text:p>
          </table:table-cell>
          <table:table-cell table:number-columns-repeated="1002"/>
        </table:table-row>
        <table:table-row table:style-name="ro3">
          <table:table-cell table:style-name="ce205" office:value-type="string" calcext:value-type="string">
            <text:p>C011</text:p>
          </table:table-cell>
          <table:table-cell table:style-name="ce210" table:formula="of:=AVERAGE(['file:///mnt/Dados/vinma/documentos/Gradua%C3%A7%C3%A3o/TCC/results-partial/HW_C011_120.xlsx'#$sigma_025.B$3:.B$12])" office:value-type="float" office:value="20.238019845239" calcext:value-type="float">
            <text:p>20,24</text:p>
          </table:table-cell>
          <table:table-cell table:style-name="ce210" table:formula="of:=AVERAGE(['file:///mnt/Dados/vinma/documentos/Gradua%C3%A7%C3%A3o/TCC/results-partial/HW_C011_120.xlsx'#$sigma_025.C$3:.C$12])" office:value-type="float" office:value="23.8050607885778" calcext:value-type="float">
            <text:p>23,81</text:p>
          </table:table-cell>
          <table:table-cell table:style-name="ce210" table:formula="of:=AVERAGE(['file:///mnt/Dados/vinma/documentos/Gradua%C3%A7%C3%A3o/TCC/results-partial/HW_C011_120.xlsx'#$sigma_025.D$3:.D$12])" office:value-type="float" office:value="28.0392276868958" calcext:value-type="float">
            <text:p>28,04</text:p>
          </table:table-cell>
          <table:table-cell table:style-name="ce210" table:formula="of:=AVERAGE(['file:///mnt/Dados/vinma/documentos/Gradua%C3%A7%C3%A3o/TCC/results-partial/HW_C011_120.xlsx'#$sigma_025.E$3:.E$12])" office:value-type="float" office:value="27.1470323393088" calcext:value-type="float">
            <text:p>27,15</text:p>
          </table:table-cell>
          <table:table-cell/>
          <table:table-cell table:style-name="ce205" office:value-type="string" calcext:value-type="string">
            <text:p>C011</text:p>
          </table:table-cell>
          <table:table-cell table:style-name="ce210" table:formula="of:=COM.MICROSOFT.STDEV.S(['file:///mnt/Dados/vinma/documentos/Gradua%C3%A7%C3%A3o/TCC/results-partial/HW_C011_120.xlsx'#$sigma_025.B$3:.B$12])" office:value-type="float" office:value="0.0153735004174394" calcext:value-type="float">
            <text:p>0,02</text:p>
          </table:table-cell>
          <table:table-cell table:style-name="ce210" table:formula="of:=COM.MICROSOFT.STDEV.S(['file:///mnt/Dados/vinma/documentos/Gradua%C3%A7%C3%A3o/TCC/results-partial/HW_C011_120.xlsx'#$sigma_025.C$3:.C$12])" office:value-type="float" office:value="0.0141428528714999" calcext:value-type="float">
            <text:p>0,01</text:p>
          </table:table-cell>
          <table:table-cell table:style-name="ce210" table:formula="of:=COM.MICROSOFT.STDEV.S(['file:///mnt/Dados/vinma/documentos/Gradua%C3%A7%C3%A3o/TCC/results-partial/HW_C011_120.xlsx'#$sigma_025.D$3:.D$12])" office:value-type="float" office:value="0.0206979365454338" calcext:value-type="float">
            <text:p>0,02</text:p>
          </table:table-cell>
          <table:table-cell table:style-name="ce210" table:formula="of:=COM.MICROSOFT.STDEV.S(['file:///mnt/Dados/vinma/documentos/Gradua%C3%A7%C3%A3o/TCC/results-partial/HW_C011_120.xlsx'#$sigma_025.E$3:.E$12])" office:value-type="float" office:value="0.0269799141913419" calcext:value-type="float">
            <text:p>0,03</text:p>
          </table:table-cell>
          <table:table-cell/>
          <table:table-cell table:style-name="ce205" office:value-type="string" calcext:value-type="string">
            <text:p>C011</text:p>
          </table:table-cell>
          <table:table-cell table:style-name="ce210" table:formula="of:=COM.MICROSOFT.CONFIDENCE.T(0.05/2; [.H8]; 10)" office:value-type="float" office:value="0.0130532545874432" calcext:value-type="float">
            <text:p>0,01</text:p>
          </table:table-cell>
          <table:table-cell table:style-name="ce210" table:formula="of:=COM.MICROSOFT.CONFIDENCE.T(0.05/2; [.I8]; 10)" office:value-type="float" office:value="0.0120083425447481" calcext:value-type="float">
            <text:p>0,01</text:p>
          </table:table-cell>
          <table:table-cell table:style-name="ce210" table:formula="of:=COM.MICROSOFT.CONFIDENCE.T(0.05/2; [.J8]; 10)" office:value-type="float" office:value="0.0175741000960205" calcext:value-type="float">
            <text:p>0,02</text:p>
          </table:table-cell>
          <table:table-cell table:style-name="ce210" table:formula="of:=COM.MICROSOFT.CONFIDENCE.T(0.05/2; [.K8]; 10)" office:value-type="float" office:value="0.0229079701515119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205" office:value-type="string" calcext:value-type="string">
            <text:p>C012</text:p>
          </table:table-cell>
          <table:table-cell table:style-name="ce210" table:formula="of:=AVERAGE(['file:///mnt/Dados/vinma/documentos/Gradua%C3%A7%C3%A3o/TCC/results-partial/HW_C012_120.xlsx'#$sigma_025.B$3:.B$12])" office:value-type="float" office:value="20.3706527459953" calcext:value-type="float">
            <text:p>20,37</text:p>
          </table:table-cell>
          <table:table-cell table:style-name="ce210" table:formula="of:=AVERAGE(['file:///mnt/Dados/vinma/documentos/Gradua%C3%A7%C3%A3o/TCC/results-partial/HW_C012_120.xlsx'#$sigma_025.C$3:.C$12])" office:value-type="float" office:value="26.447875777748" calcext:value-type="float">
            <text:p>26,45</text:p>
          </table:table-cell>
          <table:table-cell table:style-name="ce210" table:formula="of:=AVERAGE(['file:///mnt/Dados/vinma/documentos/Gradua%C3%A7%C3%A3o/TCC/results-partial/HW_C012_120.xlsx'#$sigma_025.D$3:.D$12])" office:value-type="float" office:value="29.6263354961483" calcext:value-type="float">
            <text:p>29,63</text:p>
          </table:table-cell>
          <table:table-cell table:style-name="ce210" table:formula="of:=AVERAGE(['file:///mnt/Dados/vinma/documentos/Gradua%C3%A7%C3%A3o/TCC/results-partial/HW_C012_120.xlsx'#$sigma_025.E$3:.E$12])" office:value-type="float" office:value="28.6695439640567" calcext:value-type="float">
            <text:p>28,67</text:p>
          </table:table-cell>
          <table:table-cell/>
          <table:table-cell table:style-name="ce205" office:value-type="string" calcext:value-type="string">
            <text:p>C012</text:p>
          </table:table-cell>
          <table:table-cell table:style-name="ce210" table:formula="of:=COM.MICROSOFT.STDEV.S(['file:///mnt/Dados/vinma/documentos/Gradua%C3%A7%C3%A3o/TCC/results-partial/HW_C012_120.xlsx'#$sigma_025.B$3:.B$12])" office:value-type="float" office:value="0.00955617096687121" calcext:value-type="float">
            <text:p>0,01</text:p>
          </table:table-cell>
          <table:table-cell table:style-name="ce210" table:formula="of:=COM.MICROSOFT.STDEV.S(['file:///mnt/Dados/vinma/documentos/Gradua%C3%A7%C3%A3o/TCC/results-partial/HW_C012_120.xlsx'#$sigma_025.C$3:.C$12])" office:value-type="float" office:value="0.016009491268838" calcext:value-type="float">
            <text:p>0,02</text:p>
          </table:table-cell>
          <table:table-cell table:style-name="ce210" table:formula="of:=COM.MICROSOFT.STDEV.S(['file:///mnt/Dados/vinma/documentos/Gradua%C3%A7%C3%A3o/TCC/results-partial/HW_C012_120.xlsx'#$sigma_025.D$3:.D$12])" office:value-type="float" office:value="0.0293388246938438" calcext:value-type="float">
            <text:p>0,03</text:p>
          </table:table-cell>
          <table:table-cell table:style-name="ce210" table:formula="of:=COM.MICROSOFT.STDEV.S(['file:///mnt/Dados/vinma/documentos/Gradua%C3%A7%C3%A3o/TCC/results-partial/HW_C012_120.xlsx'#$sigma_025.E$3:.E$12])" office:value-type="float" office:value="0.0297897860819734" calcext:value-type="float">
            <text:p>0,03</text:p>
          </table:table-cell>
          <table:table-cell/>
          <table:table-cell table:style-name="ce205" office:value-type="string" calcext:value-type="string">
            <text:p>C012</text:p>
          </table:table-cell>
          <table:table-cell table:style-name="ce210" table:formula="of:=COM.MICROSOFT.CONFIDENCE.T(0.05/2; [.H9]; 10)" office:value-type="float" office:value="0.00811390568996256" calcext:value-type="float">
            <text:p>0,01</text:p>
          </table:table-cell>
          <table:table-cell table:style-name="ce210" table:formula="of:=COM.MICROSOFT.CONFIDENCE.T(0.05/2; [.I9]; 10)" office:value-type="float" office:value="0.013593258508032" calcext:value-type="float">
            <text:p>0,01</text:p>
          </table:table-cell>
          <table:table-cell table:style-name="ce210" table:formula="of:=COM.MICROSOFT.CONFIDENCE.T(0.05/2; [.J9]; 10)" office:value-type="float" office:value="0.0249108620435381" calcext:value-type="float">
            <text:p>0,02</text:p>
          </table:table-cell>
          <table:table-cell table:style-name="ce210" table:formula="of:=COM.MICROSOFT.CONFIDENCE.T(0.05/2; [.K9]; 10)" office:value-type="float" office:value="0.0252937620759656" calcext:value-type="float">
            <text:p>0,03</text:p>
          </table:table-cell>
          <table:table-cell table:number-columns-repeated="1002"/>
        </table:table-row>
        <table:table-row table:style-name="ro3">
          <table:table-cell table:style-name="ce205" office:value-type="string" calcext:value-type="string">
            <text:p>C013</text:p>
          </table:table-cell>
          <table:table-cell table:style-name="ce210" table:formula="of:=AVERAGE(['file:///mnt/Dados/vinma/documentos/Gradua%C3%A7%C3%A3o/TCC/results-partial/HW_C013_120.xlsx'#$sigma_025.B$3:.B$12])" office:value-type="float" office:value="20.2480254580776" calcext:value-type="float">
            <text:p>20,25</text:p>
          </table:table-cell>
          <table:table-cell table:style-name="ce210" table:formula="of:=AVERAGE(['file:///mnt/Dados/vinma/documentos/Gradua%C3%A7%C3%A3o/TCC/results-partial/HW_C013_120.xlsx'#$sigma_025.C$3:.C$12])" office:value-type="float" office:value="24.5023254786641" calcext:value-type="float">
            <text:p>24,50</text:p>
          </table:table-cell>
          <table:table-cell table:style-name="ce210" table:formula="of:=AVERAGE(['file:///mnt/Dados/vinma/documentos/Gradua%C3%A7%C3%A3o/TCC/results-partial/HW_C013_120.xlsx'#$sigma_025.D$3:.D$12])" office:value-type="float" office:value="27.3972259961345" calcext:value-type="float">
            <text:p>27,40</text:p>
          </table:table-cell>
          <table:table-cell table:style-name="ce210" table:formula="of:=AVERAGE(['file:///mnt/Dados/vinma/documentos/Gradua%C3%A7%C3%A3o/TCC/results-partial/HW_C013_120.xlsx'#$sigma_025.E$3:.E$12])" office:value-type="float" office:value="26.4767368302113" calcext:value-type="float">
            <text:p>26,48</text:p>
          </table:table-cell>
          <table:table-cell/>
          <table:table-cell table:style-name="ce205" office:value-type="string" calcext:value-type="string">
            <text:p>C013</text:p>
          </table:table-cell>
          <table:table-cell table:style-name="ce210" table:formula="of:=COM.MICROSOFT.STDEV.S(['file:///mnt/Dados/vinma/documentos/Gradua%C3%A7%C3%A3o/TCC/results-partial/HW_C013_120.xlsx'#$sigma_025.B$3:.B$12])" office:value-type="float" office:value="0.0106917787835121" calcext:value-type="float">
            <text:p>0,01</text:p>
          </table:table-cell>
          <table:table-cell table:style-name="ce210" table:formula="of:=COM.MICROSOFT.STDEV.S(['file:///mnt/Dados/vinma/documentos/Gradua%C3%A7%C3%A3o/TCC/results-partial/HW_C013_120.xlsx'#$sigma_025.C$3:.C$12])" office:value-type="float" office:value="0.0134784637088416" calcext:value-type="float">
            <text:p>0,01</text:p>
          </table:table-cell>
          <table:table-cell table:style-name="ce210" table:formula="of:=COM.MICROSOFT.STDEV.S(['file:///mnt/Dados/vinma/documentos/Gradua%C3%A7%C3%A3o/TCC/results-partial/HW_C013_120.xlsx'#$sigma_025.D$3:.D$12])" office:value-type="float" office:value="0.0169701351885947" calcext:value-type="float">
            <text:p>0,02</text:p>
          </table:table-cell>
          <table:table-cell table:style-name="ce210" table:formula="of:=COM.MICROSOFT.STDEV.S(['file:///mnt/Dados/vinma/documentos/Gradua%C3%A7%C3%A3o/TCC/results-partial/HW_C013_120.xlsx'#$sigma_025.E$3:.E$12])" office:value-type="float" office:value="0.0239037752901432" calcext:value-type="float">
            <text:p>0,02</text:p>
          </table:table-cell>
          <table:table-cell/>
          <table:table-cell table:style-name="ce205" office:value-type="string" calcext:value-type="string">
            <text:p>C013</text:p>
          </table:table-cell>
          <table:table-cell table:style-name="ce210" table:formula="of:=COM.MICROSOFT.CONFIDENCE.T(0.05/2; [.H10]; 10)" office:value-type="float" office:value="0.00907812187623127" calcext:value-type="float">
            <text:p>0,01</text:p>
          </table:table-cell>
          <table:table-cell table:style-name="ce210" table:formula="of:=COM.MICROSOFT.CONFIDENCE.T(0.05/2; [.I10]; 10)" office:value-type="float" office:value="0.0114442263285428" calcext:value-type="float">
            <text:p>0,01</text:p>
          </table:table-cell>
          <table:table-cell table:style-name="ce210" table:formula="of:=COM.MICROSOFT.CONFIDENCE.T(0.05/2; [.J10]; 10)" office:value-type="float" office:value="0.0144089172267347" calcext:value-type="float">
            <text:p>0,01</text:p>
          </table:table-cell>
          <table:table-cell table:style-name="ce210" table:formula="of:=COM.MICROSOFT.CONFIDENCE.T(0.05/2; [.K10]; 10)" office:value-type="float" office:value="0.0202960975699016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205" office:value-type="string" calcext:value-type="string">
            <text:p>C015</text:p>
          </table:table-cell>
          <table:table-cell table:style-name="ce210" table:formula="of:=AVERAGE(['file:///mnt/Dados/vinma/documentos/Gradua%C3%A7%C3%A3o/TCC/results-partial/HW_C015_120.xlsx'#$sigma_025.B$3:.B$12])" office:value-type="float" office:value="20.2980880529333" calcext:value-type="float">
            <text:p>20,30</text:p>
          </table:table-cell>
          <table:table-cell table:style-name="ce210" table:formula="of:=AVERAGE(['file:///mnt/Dados/vinma/documentos/Gradua%C3%A7%C3%A3o/TCC/results-partial/HW_C015_120.xlsx'#$sigma_025.C$3:.C$12])" office:value-type="float" office:value="26.0451917745247" calcext:value-type="float">
            <text:p>26,05</text:p>
          </table:table-cell>
          <table:table-cell table:style-name="ce210" table:formula="of:=AVERAGE(['file:///mnt/Dados/vinma/documentos/Gradua%C3%A7%C3%A3o/TCC/results-partial/HW_C015_120.xlsx'#$sigma_025.D$3:.D$12])" office:value-type="float" office:value="27.9974887168784" calcext:value-type="float">
            <text:p>28,00</text:p>
          </table:table-cell>
          <table:table-cell table:style-name="ce210" table:formula="of:=AVERAGE(['file:///mnt/Dados/vinma/documentos/Gradua%C3%A7%C3%A3o/TCC/results-partial/HW_C015_120.xlsx'#$sigma_025.E$3:.E$12])" office:value-type="float" office:value="26.8585836538117" calcext:value-type="float">
            <text:p>26,86</text:p>
          </table:table-cell>
          <table:table-cell/>
          <table:table-cell table:style-name="ce205" office:value-type="string" calcext:value-type="string">
            <text:p>C015</text:p>
          </table:table-cell>
          <table:table-cell table:style-name="ce210" table:formula="of:=COM.MICROSOFT.STDEV.S(['file:///mnt/Dados/vinma/documentos/Gradua%C3%A7%C3%A3o/TCC/results-partial/HW_C015_120.xlsx'#$sigma_025.B$3:.B$12])" office:value-type="float" office:value="0.00839884374327277" calcext:value-type="float">
            <text:p>0,01</text:p>
          </table:table-cell>
          <table:table-cell table:style-name="ce210" table:formula="of:=COM.MICROSOFT.STDEV.S(['file:///mnt/Dados/vinma/documentos/Gradua%C3%A7%C3%A3o/TCC/results-partial/HW_C015_120.xlsx'#$sigma_025.C$3:.C$12])" office:value-type="float" office:value="0.0179520260871198" calcext:value-type="float">
            <text:p>0,02</text:p>
          </table:table-cell>
          <table:table-cell table:style-name="ce210" table:formula="of:=COM.MICROSOFT.STDEV.S(['file:///mnt/Dados/vinma/documentos/Gradua%C3%A7%C3%A3o/TCC/results-partial/HW_C015_120.xlsx'#$sigma_025.D$3:.D$12])" office:value-type="float" office:value="0.0229946684471278" calcext:value-type="float">
            <text:p>0,02</text:p>
          </table:table-cell>
          <table:table-cell table:style-name="ce210" table:formula="of:=COM.MICROSOFT.STDEV.S(['file:///mnt/Dados/vinma/documentos/Gradua%C3%A7%C3%A3o/TCC/results-partial/HW_C015_120.xlsx'#$sigma_025.E$3:.E$12])" office:value-type="float" office:value="0.0232861872770738" calcext:value-type="float">
            <text:p>0,02</text:p>
          </table:table-cell>
          <table:table-cell/>
          <table:table-cell table:style-name="ce205" office:value-type="string" calcext:value-type="string">
            <text:p>C015</text:p>
          </table:table-cell>
          <table:table-cell table:style-name="ce210" table:formula="of:=COM.MICROSOFT.CONFIDENCE.T(0.05/2; [.H11]; 10)" office:value-type="float" office:value="0.00713124809862621" calcext:value-type="float">
            <text:p>0,01</text:p>
          </table:table-cell>
          <table:table-cell table:style-name="ce210" table:formula="of:=COM.MICROSOFT.CONFIDENCE.T(0.05/2; [.I11]; 10)" office:value-type="float" office:value="0.0152426162235488" calcext:value-type="float">
            <text:p>0,02</text:p>
          </table:table-cell>
          <table:table-cell table:style-name="ce210" table:formula="of:=COM.MICROSOFT.CONFIDENCE.T(0.05/2; [.J11]; 10)" office:value-type="float" office:value="0.0195241976936961" calcext:value-type="float">
            <text:p>0,02</text:p>
          </table:table-cell>
          <table:table-cell table:style-name="ce210" table:formula="of:=COM.MICROSOFT.CONFIDENCE.T(0.05/2; [.K11]; 10)" office:value-type="float" office:value="0.0197717190389326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205" office:value-type="string" calcext:value-type="string">
            <text:p>C016</text:p>
          </table:table-cell>
          <table:table-cell table:style-name="ce210" table:formula="of:=AVERAGE(['file:///mnt/Dados/vinma/documentos/Gradua%C3%A7%C3%A3o/TCC/results-partial/HW_C016_120.xlsx'#$sigma_025.B$3:.B$12])" office:value-type="float" office:value="20.2639608494346" calcext:value-type="float">
            <text:p>20,26</text:p>
          </table:table-cell>
          <table:table-cell table:style-name="ce210" table:formula="of:=AVERAGE(['file:///mnt/Dados/vinma/documentos/Gradua%C3%A7%C3%A3o/TCC/results-partial/HW_C016_120.xlsx'#$sigma_025.C$3:.C$12])" office:value-type="float" office:value="23.9560037024742" calcext:value-type="float">
            <text:p>23,96</text:p>
          </table:table-cell>
          <table:table-cell table:style-name="ce210" table:formula="of:=AVERAGE(['file:///mnt/Dados/vinma/documentos/Gradua%C3%A7%C3%A3o/TCC/results-partial/HW_C016_120.xlsx'#$sigma_025.D$3:.D$12])" office:value-type="float" office:value="26.7367431702847" calcext:value-type="float">
            <text:p>26,74</text:p>
          </table:table-cell>
          <table:table-cell table:style-name="ce210" table:formula="of:=AVERAGE(['file:///mnt/Dados/vinma/documentos/Gradua%C3%A7%C3%A3o/TCC/results-partial/HW_C016_120.xlsx'#$sigma_025.E$3:.E$12])" office:value-type="float" office:value="25.9754833283737" calcext:value-type="float">
            <text:p>25,98</text:p>
          </table:table-cell>
          <table:table-cell/>
          <table:table-cell table:style-name="ce205" office:value-type="string" calcext:value-type="string">
            <text:p>C016</text:p>
          </table:table-cell>
          <table:table-cell table:style-name="ce210" table:formula="of:=COM.MICROSOFT.STDEV.S(['file:///mnt/Dados/vinma/documentos/Gradua%C3%A7%C3%A3o/TCC/results-partial/HW_C016_120.xlsx'#$sigma_025.B$3:.B$12])" office:value-type="float" office:value="0.0102516088277002" calcext:value-type="float">
            <text:p>0,01</text:p>
          </table:table-cell>
          <table:table-cell table:style-name="ce210" table:formula="of:=COM.MICROSOFT.STDEV.S(['file:///mnt/Dados/vinma/documentos/Gradua%C3%A7%C3%A3o/TCC/results-partial/HW_C016_120.xlsx'#$sigma_025.C$3:.C$12])" office:value-type="float" office:value="0.0137749320827917" calcext:value-type="float">
            <text:p>0,01</text:p>
          </table:table-cell>
          <table:table-cell table:style-name="ce210" table:formula="of:=COM.MICROSOFT.STDEV.S(['file:///mnt/Dados/vinma/documentos/Gradua%C3%A7%C3%A3o/TCC/results-partial/HW_C016_120.xlsx'#$sigma_025.D$3:.D$12])" office:value-type="float" office:value="0.0223612055468024" calcext:value-type="float">
            <text:p>0,02</text:p>
          </table:table-cell>
          <table:table-cell table:style-name="ce210" table:formula="of:=COM.MICROSOFT.STDEV.S(['file:///mnt/Dados/vinma/documentos/Gradua%C3%A7%C3%A3o/TCC/results-partial/HW_C016_120.xlsx'#$sigma_025.E$3:.E$12])" office:value-type="float" office:value="0.0211036700882011" calcext:value-type="float">
            <text:p>0,02</text:p>
          </table:table-cell>
          <table:table-cell/>
          <table:table-cell table:style-name="ce205" office:value-type="string" calcext:value-type="string">
            <text:p>C016</text:p>
          </table:table-cell>
          <table:table-cell table:style-name="ce210" table:formula="of:=COM.MICROSOFT.CONFIDENCE.T(0.05/2; [.H12]; 10)" office:value-type="float" office:value="0.00870438457900269" calcext:value-type="float">
            <text:p>0,01</text:p>
          </table:table-cell>
          <table:table-cell table:style-name="ce210" table:formula="of:=COM.MICROSOFT.CONFIDENCE.T(0.05/2; [.I12]; 10)" office:value-type="float" office:value="0.0116959502077646" calcext:value-type="float">
            <text:p>0,01</text:p>
          </table:table-cell>
          <table:table-cell table:style-name="ce210" table:formula="of:=COM.MICROSOFT.CONFIDENCE.T(0.05/2; [.J12]; 10)" office:value-type="float" office:value="0.0189863401931188" calcext:value-type="float">
            <text:p>0,02</text:p>
          </table:table-cell>
          <table:table-cell table:style-name="ce210" table:formula="of:=COM.MICROSOFT.CONFIDENCE.T(0.05/2; [.K12]; 10)" office:value-type="float" office:value="0.0179185982964693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205" office:value-type="string" calcext:value-type="string">
            <text:p>C017</text:p>
          </table:table-cell>
          <table:table-cell table:style-name="ce210" table:formula="of:=AVERAGE(['file:///mnt/Dados/vinma/documentos/Gradua%C3%A7%C3%A3o/TCC/results-partial/HW_C017_120.xlsx'#$sigma_025.B$3:.B$12])" office:value-type="float" office:value="20.2640612950059" calcext:value-type="float">
            <text:p>20,26</text:p>
          </table:table-cell>
          <table:table-cell table:style-name="ce210" table:formula="of:=AVERAGE(['file:///mnt/Dados/vinma/documentos/Gradua%C3%A7%C3%A3o/TCC/results-partial/HW_C017_120.xlsx'#$sigma_025.C$3:.C$12])" office:value-type="float" office:value="24.0000478458767" calcext:value-type="float">
            <text:p>24,00</text:p>
          </table:table-cell>
          <table:table-cell table:style-name="ce210" table:formula="of:=AVERAGE(['file:///mnt/Dados/vinma/documentos/Gradua%C3%A7%C3%A3o/TCC/results-partial/HW_C017_120.xlsx'#$sigma_025.D$3:.D$12])" office:value-type="float" office:value="27.0756162963573" calcext:value-type="float">
            <text:p>27,08</text:p>
          </table:table-cell>
          <table:table-cell table:style-name="ce210" table:formula="of:=AVERAGE(['file:///mnt/Dados/vinma/documentos/Gradua%C3%A7%C3%A3o/TCC/results-partial/HW_C017_120.xlsx'#$sigma_025.E$3:.E$12])" office:value-type="float" office:value="25.3328355005897" calcext:value-type="float">
            <text:p>25,33</text:p>
          </table:table-cell>
          <table:table-cell/>
          <table:table-cell table:style-name="ce205" office:value-type="string" calcext:value-type="string">
            <text:p>C017</text:p>
          </table:table-cell>
          <table:table-cell table:style-name="ce210" table:formula="of:=COM.MICROSOFT.STDEV.S(['file:///mnt/Dados/vinma/documentos/Gradua%C3%A7%C3%A3o/TCC/results-partial/HW_C017_120.xlsx'#$sigma_025.B$3:.B$12])" office:value-type="float" office:value="0.0106425707626826" calcext:value-type="float">
            <text:p>0,01</text:p>
          </table:table-cell>
          <table:table-cell table:style-name="ce210" table:formula="of:=COM.MICROSOFT.STDEV.S(['file:///mnt/Dados/vinma/documentos/Gradua%C3%A7%C3%A3o/TCC/results-partial/HW_C017_120.xlsx'#$sigma_025.C$3:.C$12])" office:value-type="float" office:value="0.015387504817541" calcext:value-type="float">
            <text:p>0,02</text:p>
          </table:table-cell>
          <table:table-cell table:style-name="ce210" table:formula="of:=COM.MICROSOFT.STDEV.S(['file:///mnt/Dados/vinma/documentos/Gradua%C3%A7%C3%A3o/TCC/results-partial/HW_C017_120.xlsx'#$sigma_025.D$3:.D$12])" office:value-type="float" office:value="0.0246777823867574" calcext:value-type="float">
            <text:p>0,02</text:p>
          </table:table-cell>
          <table:table-cell table:style-name="ce210" table:formula="of:=COM.MICROSOFT.STDEV.S(['file:///mnt/Dados/vinma/documentos/Gradua%C3%A7%C3%A3o/TCC/results-partial/HW_C017_120.xlsx'#$sigma_025.E$3:.E$12])" office:value-type="float" office:value="0.0294710866020183" calcext:value-type="float">
            <text:p>0,03</text:p>
          </table:table-cell>
          <table:table-cell/>
          <table:table-cell table:style-name="ce205" office:value-type="string" calcext:value-type="string">
            <text:p>C017</text:p>
          </table:table-cell>
          <table:table-cell table:style-name="ce210" table:formula="of:=COM.MICROSOFT.CONFIDENCE.T(0.05/2; [.H13]; 10)" office:value-type="float" office:value="0.00903634057684006" calcext:value-type="float">
            <text:p>0,01</text:p>
          </table:table-cell>
          <table:table-cell table:style-name="ce210" table:formula="of:=COM.MICROSOFT.CONFIDENCE.T(0.05/2; [.I13]; 10)" office:value-type="float" office:value="0.0130651453732049" calcext:value-type="float">
            <text:p>0,01</text:p>
          </table:table-cell>
          <table:table-cell table:style-name="ce210" table:formula="of:=COM.MICROSOFT.CONFIDENCE.T(0.05/2; [.J13]; 10)" office:value-type="float" office:value="0.0209532876313877" calcext:value-type="float">
            <text:p>0,02</text:p>
          </table:table-cell>
          <table:table-cell table:style-name="ce210" table:formula="of:=COM.MICROSOFT.CONFIDENCE.T(0.05/2; [.K13]; 10)" office:value-type="float" office:value="0.0250231623208169" calcext:value-type="float">
            <text:p>0,03</text:p>
          </table:table-cell>
          <table:table-cell table:number-columns-repeated="1002"/>
        </table:table-row>
        <table:table-row table:style-name="ro3">
          <table:table-cell table:style-name="ce205" office:value-type="string" calcext:value-type="string">
            <text:p>C019</text:p>
          </table:table-cell>
          <table:table-cell table:style-name="ce210" table:formula="of:=AVERAGE(['file:///mnt/Dados/vinma/documentos/Gradua%C3%A7%C3%A3o/TCC/results-partial/HW_C019_120.xlsx'#$sigma_025.B$3:.B$12])" office:value-type="float" office:value="20.2765554327875" calcext:value-type="float">
            <text:p>20,28</text:p>
          </table:table-cell>
          <table:table-cell table:style-name="ce210" table:formula="of:=AVERAGE(['file:///mnt/Dados/vinma/documentos/Gradua%C3%A7%C3%A3o/TCC/results-partial/HW_C019_120.xlsx'#$sigma_025.C$3:.C$12])" office:value-type="float" office:value="22.8966273661892" calcext:value-type="float">
            <text:p>22,90</text:p>
          </table:table-cell>
          <table:table-cell table:style-name="ce210" table:formula="of:=AVERAGE(['file:///mnt/Dados/vinma/documentos/Gradua%C3%A7%C3%A3o/TCC/results-partial/HW_C019_120.xlsx'#$sigma_025.D$3:.D$12])" office:value-type="float" office:value="25.4023942133093" calcext:value-type="float">
            <text:p>25,40</text:p>
          </table:table-cell>
          <table:table-cell table:style-name="ce210" table:formula="of:=AVERAGE(['file:///mnt/Dados/vinma/documentos/Gradua%C3%A7%C3%A3o/TCC/results-partial/HW_C019_120.xlsx'#$sigma_025.E$3:.E$12])" office:value-type="float" office:value="24.5815469066589" calcext:value-type="float">
            <text:p>24,58</text:p>
          </table:table-cell>
          <table:table-cell/>
          <table:table-cell table:style-name="ce205" office:value-type="string" calcext:value-type="string">
            <text:p>C019</text:p>
          </table:table-cell>
          <table:table-cell table:style-name="ce210" table:formula="of:=COM.MICROSOFT.STDEV.S(['file:///mnt/Dados/vinma/documentos/Gradua%C3%A7%C3%A3o/TCC/results-partial/HW_C019_120.xlsx'#$sigma_025.B$3:.B$12])" office:value-type="float" office:value="0.00585689633369129" calcext:value-type="float">
            <text:p>0,01</text:p>
          </table:table-cell>
          <table:table-cell table:style-name="ce210" table:formula="of:=COM.MICROSOFT.STDEV.S(['file:///mnt/Dados/vinma/documentos/Gradua%C3%A7%C3%A3o/TCC/results-partial/HW_C019_120.xlsx'#$sigma_025.C$3:.C$12])" office:value-type="float" office:value="0.0144437618450219" calcext:value-type="float">
            <text:p>0,01</text:p>
          </table:table-cell>
          <table:table-cell table:style-name="ce210" table:formula="of:=COM.MICROSOFT.STDEV.S(['file:///mnt/Dados/vinma/documentos/Gradua%C3%A7%C3%A3o/TCC/results-partial/HW_C019_120.xlsx'#$sigma_025.D$3:.D$12])" office:value-type="float" office:value="0.023253733302386" calcext:value-type="float">
            <text:p>0,02</text:p>
          </table:table-cell>
          <table:table-cell table:style-name="ce210" table:formula="of:=COM.MICROSOFT.STDEV.S(['file:///mnt/Dados/vinma/documentos/Gradua%C3%A7%C3%A3o/TCC/results-partial/HW_C019_120.xlsx'#$sigma_025.E$3:.E$12])" office:value-type="float" office:value="0.0221044548915713" calcext:value-type="float">
            <text:p>0,02</text:p>
          </table:table-cell>
          <table:table-cell/>
          <table:table-cell table:style-name="ce205" office:value-type="string" calcext:value-type="string">
            <text:p>C019</text:p>
          </table:table-cell>
          <table:table-cell table:style-name="ce210" table:formula="of:=COM.MICROSOFT.CONFIDENCE.T(0.05/2; [.H14]; 10)" office:value-type="float" office:value="0.00497294414804907" calcext:value-type="float">
            <text:p>0,00</text:p>
          </table:table-cell>
          <table:table-cell table:style-name="ce210" table:formula="of:=COM.MICROSOFT.CONFIDENCE.T(0.05/2; [.I14]; 10)" office:value-type="float" office:value="0.0122638368259707" calcext:value-type="float">
            <text:p>0,01</text:p>
          </table:table-cell>
          <table:table-cell table:style-name="ce210" table:formula="of:=COM.MICROSOFT.CONFIDENCE.T(0.05/2; [.J14]; 10)" office:value-type="float" office:value="0.0197441631809646" calcext:value-type="float">
            <text:p>0,02</text:p>
          </table:table-cell>
          <table:table-cell table:style-name="ce210" table:formula="of:=COM.MICROSOFT.CONFIDENCE.T(0.05/2; [.K14]; 10)" office:value-type="float" office:value="0.0187683396351963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205" office:value-type="string" calcext:value-type="string">
            <text:p>C024</text:p>
          </table:table-cell>
          <table:table-cell table:style-name="ce210" table:formula="of:=AVERAGE(['file:///mnt/Dados/vinma/documentos/Gradua%C3%A7%C3%A3o/TCC/results-partial/HW_C024_120.xlsx'#$sigma_025.B$3:.B$12])" office:value-type="float" office:value="20.21327044813" calcext:value-type="float">
            <text:p>20,21</text:p>
          </table:table-cell>
          <table:table-cell table:style-name="ce210" table:formula="of:=AVERAGE(['file:///mnt/Dados/vinma/documentos/Gradua%C3%A7%C3%A3o/TCC/results-partial/HW_C024_120.xlsx'#$sigma_025.C$3:.C$12])" office:value-type="float" office:value="23.9172843071231" calcext:value-type="float">
            <text:p>23,92</text:p>
          </table:table-cell>
          <table:table-cell table:style-name="ce210" table:formula="of:=AVERAGE(['file:///mnt/Dados/vinma/documentos/Gradua%C3%A7%C3%A3o/TCC/results-partial/HW_C024_120.xlsx'#$sigma_025.D$3:.D$12])" office:value-type="float" office:value="25.9669817275763" calcext:value-type="float">
            <text:p>25,97</text:p>
          </table:table-cell>
          <table:table-cell table:style-name="ce210" table:formula="of:=AVERAGE(['file:///mnt/Dados/vinma/documentos/Gradua%C3%A7%C3%A3o/TCC/results-partial/HW_C024_120.xlsx'#$sigma_025.E$3:.E$12])" office:value-type="float" office:value="24.9828178615933" calcext:value-type="float">
            <text:p>24,98</text:p>
          </table:table-cell>
          <table:table-cell/>
          <table:table-cell table:style-name="ce205" office:value-type="string" calcext:value-type="string">
            <text:p>C024</text:p>
          </table:table-cell>
          <table:table-cell table:style-name="ce210" table:formula="of:=COM.MICROSOFT.STDEV.S(['file:///mnt/Dados/vinma/documentos/Gradua%C3%A7%C3%A3o/TCC/results-partial/HW_C024_120.xlsx'#$sigma_025.B$3:.B$12])" office:value-type="float" office:value="0.0123320894659849" calcext:value-type="float">
            <text:p>0,01</text:p>
          </table:table-cell>
          <table:table-cell table:style-name="ce210" table:formula="of:=COM.MICROSOFT.STDEV.S(['file:///mnt/Dados/vinma/documentos/Gradua%C3%A7%C3%A3o/TCC/results-partial/HW_C024_120.xlsx'#$sigma_025.C$3:.C$12])" office:value-type="float" office:value="0.0158291539375012" calcext:value-type="float">
            <text:p>0,02</text:p>
          </table:table-cell>
          <table:table-cell table:style-name="ce210" table:formula="of:=COM.MICROSOFT.STDEV.S(['file:///mnt/Dados/vinma/documentos/Gradua%C3%A7%C3%A3o/TCC/results-partial/HW_C024_120.xlsx'#$sigma_025.D$3:.D$12])" office:value-type="float" office:value="0.021281207760356" calcext:value-type="float">
            <text:p>0,02</text:p>
          </table:table-cell>
          <table:table-cell table:style-name="ce210" table:formula="of:=COM.MICROSOFT.STDEV.S(['file:///mnt/Dados/vinma/documentos/Gradua%C3%A7%C3%A3o/TCC/results-partial/HW_C024_120.xlsx'#$sigma_025.E$3:.E$12])" office:value-type="float" office:value="0.0240374158050831" calcext:value-type="float">
            <text:p>0,02</text:p>
          </table:table-cell>
          <table:table-cell/>
          <table:table-cell table:style-name="ce205" office:value-type="string" calcext:value-type="string">
            <text:p>C024</text:p>
          </table:table-cell>
          <table:table-cell table:style-name="ce210" table:formula="of:=COM.MICROSOFT.CONFIDENCE.T(0.05/2; [.H15]; 10)" office:value-type="float" office:value="0.0104708686391306" calcext:value-type="float">
            <text:p>0,01</text:p>
          </table:table-cell>
          <table:table-cell table:style-name="ce210" table:formula="of:=COM.MICROSOFT.CONFIDENCE.T(0.05/2; [.I15]; 10)" office:value-type="float" office:value="0.0134401385917058" calcext:value-type="float">
            <text:p>0,01</text:p>
          </table:table-cell>
          <table:table-cell table:style-name="ce210" table:formula="of:=COM.MICROSOFT.CONFIDENCE.T(0.05/2; [.J15]; 10)" office:value-type="float" office:value="0.0180693410922265" calcext:value-type="float">
            <text:p>0,02</text:p>
          </table:table-cell>
          <table:table-cell table:style-name="ce210" table:formula="of:=COM.MICROSOFT.CONFIDENCE.T(0.05/2; [.K15]; 10)" office:value-type="float" office:value="0.0204095683876946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208" office:value-type="string" calcext:value-type="string">
            <text:p>Média</text:p>
          </table:table-cell>
          <table:table-cell table:style-name="ce213" table:formula="of:=AVERAGE([.B4:.B15])" office:value-type="float" office:value="20.2668619720593" calcext:value-type="float">
            <text:p>20,27</text:p>
          </table:table-cell>
          <table:table-cell table:style-name="ce213" table:formula="of:=AVERAGE([.C4:.C15])" office:value-type="float" office:value="24.587750469085" calcext:value-type="float">
            <text:p>24,59</text:p>
          </table:table-cell>
          <table:table-cell table:style-name="ce213" table:formula="of:=AVERAGE([.D4:.D15])" office:value-type="float" office:value="27.4543131211959" calcext:value-type="float">
            <text:p>27,45</text:p>
          </table:table-cell>
          <table:table-cell table:style-name="ce213" table:formula="of:=AVERAGE([.E4:.E15])" office:value-type="float" office:value="26.5891814735673" calcext:value-type="float">
            <text:p>26,59</text:p>
          </table:table-cell>
          <table:table-cell table:style-name="ce6"/>
          <table:table-cell table:number-columns-repeated="2"/>
          <table:table-cell table:style-name="ce6" table:number-columns-repeated="3"/>
          <table:table-cell/>
          <table:table-cell table:style-name="ce220" office:value-type="string" calcext:value-type="string">
            <text:p>Média</text:p>
          </table:table-cell>
          <table:table-cell table:style-name="ce220" table:formula="of:=AVERAGE([.N4:.N15])" office:value-type="float" office:value="0.00876651481071392" calcext:value-type="float">
            <text:p>0,01</text:p>
          </table:table-cell>
          <table:table-cell table:style-name="ce220" table:formula="of:=AVERAGE([.O4:.O15])" office:value-type="float" office:value="0.0126978729548977" calcext:value-type="float">
            <text:p>0,01</text:p>
          </table:table-cell>
          <table:table-cell table:style-name="ce220" table:formula="of:=AVERAGE([.P4:.P15])" office:value-type="float" office:value="0.0184172560217731" calcext:value-type="float">
            <text:p>0,02</text:p>
          </table:table-cell>
          <table:table-cell table:style-name="ce220" table:formula="of:=AVERAGE([.Q4:.Q15])" office:value-type="float" office:value="0.0200833126867482" calcext:value-type="float">
            <text:p>0,02</text:p>
          </table:table-cell>
          <table:table-cell table:style-name="ce14" table:number-columns-repeated="1002"/>
        </table:table-row>
        <table:table-row table:style-name="ro8">
          <table:table-cell table:number-columns-repeated="1019"/>
        </table:table-row>
        <table:table-row table:style-name="ro2">
          <table:table-cell table:style-name="ce207" office:value-type="string" calcext:value-type="string" table:number-columns-spanned="5" table:number-rows-spanned="1">
            <text:p>MSSIM (AVG) - sigma=25</text:p>
          </table:table-cell>
          <table:covered-table-cell table:number-columns-repeated="4" table:style-name="ce21"/>
          <table:table-cell/>
          <table:table-cell table:style-name="ce21" office:value-type="string" calcext:value-type="string" table:number-columns-spanned="5" table:number-rows-spanned="1">
            <text:p>MSSIM (STDEV) - sigma=25</text:p>
          </table:table-cell>
          <table:covered-table-cell table:number-columns-repeated="4" table:style-name="ce21"/>
          <table:table-cell/>
          <table:table-cell table:style-name="ce218" office:value-type="string" calcext:value-type="string" table:number-columns-spanned="5" table:number-rows-spanned="1">
            <text:p>MSSIM ( CI ) - sigma=25</text:p>
          </table:table-cell>
          <table:covered-table-cell table:number-columns-repeated="4" table:style-name="ce21"/>
          <table:table-cell table:number-columns-repeated="1002"/>
        </table:table-row>
        <table:table-row table:style-name="ro3">
          <table:table-cell table:style-name="ce208" office:value-type="string" calcext:value-type="string">
            <text:p>Imagem</text:p>
          </table:table-cell>
          <table:table-cell table:style-name="ce211" office:value-type="string" calcext:value-type="string">
            <text:p>noisy</text:p>
          </table:table-cell>
          <table:table-cell table:style-name="ce211" office:value-type="string" calcext:value-type="string">
            <text:p>nlm</text:p>
          </table:table-cell>
          <table:table-cell table:style-name="ce211" office:value-type="string" calcext:value-type="string">
            <text:p>nlm-lbp</text:p>
          </table:table-cell>
          <table:table-cell table:style-name="ce211" office:value-type="string" calcext:value-type="string">
            <text:p>nlm-glcm</text:p>
          </table:table-cell>
          <table:table-cell/>
          <table:table-cell table:style-name="ce3" office:value-type="string" calcext:value-type="string">
            <text:p>Imagem</text:p>
          </table:table-cell>
          <table:table-cell table:style-name="ce151" office:value-type="string" calcext:value-type="string">
            <text:p>noisy</text:p>
          </table:table-cell>
          <table:table-cell table:style-name="ce151" office:value-type="string" calcext:value-type="string">
            <text:p>nlm</text:p>
          </table:table-cell>
          <table:table-cell table:style-name="ce151" office:value-type="string" calcext:value-type="string">
            <text:p>nlm-lbp</text:p>
          </table:table-cell>
          <table:table-cell table:style-name="ce151" office:value-type="string" calcext:value-type="string">
            <text:p>nlm-glcm</text:p>
          </table:table-cell>
          <table:table-cell table:style-name="ce14"/>
          <table:table-cell table:style-name="ce219" office:value-type="string" calcext:value-type="string">
            <text:p>Imagem</text:p>
          </table:table-cell>
          <table:table-cell table:style-name="ce222" office:value-type="string" calcext:value-type="string">
            <text:p>noisy</text:p>
          </table:table-cell>
          <table:table-cell table:style-name="ce222" office:value-type="string" calcext:value-type="string">
            <text:p>nlm</text:p>
          </table:table-cell>
          <table:table-cell table:style-name="ce222" office:value-type="string" calcext:value-type="string">
            <text:p>nlm-lbp</text:p>
          </table:table-cell>
          <table:table-cell table:style-name="ce222" office:value-type="string" calcext:value-type="string">
            <text:p>nlm-glcm</text:p>
          </table:table-cell>
          <table:table-cell table:style-name="ce14" table:number-columns-repeated="1002"/>
        </table:table-row>
        <table:table-row table:style-name="ro3">
          <table:table-cell table:style-name="ce209" office:value-type="string" calcext:value-type="string">
            <text:p>C001</text:p>
          </table:table-cell>
          <table:table-cell table:style-name="ce212" table:formula="of:=AVERAGE(['file:///mnt/Dados/vinma/documentos/Gradua%C3%A7%C3%A3o/TCC/results-partial/HW_C001_120.xlsx'#$sigma_025.B$16:.B$25])" office:value-type="float" office:value="0.847211104734105" calcext:value-type="float">
            <text:p>0,847</text:p>
          </table:table-cell>
          <table:table-cell table:style-name="ce212" table:formula="of:=AVERAGE(['file:///mnt/Dados/vinma/documentos/Gradua%C3%A7%C3%A3o/TCC/results-partial/HW_C001_120.xlsx'#$sigma_025.C$16:.C$25])" office:value-type="float" office:value="0.920620114477592" calcext:value-type="float">
            <text:p>0,921</text:p>
          </table:table-cell>
          <table:table-cell table:style-name="ce212" table:formula="of:=AVERAGE(['file:///mnt/Dados/vinma/documentos/Gradua%C3%A7%C3%A3o/TCC/results-partial/HW_C001_120.xlsx'#$sigma_025.D$16:.D$25])" office:value-type="float" office:value="0.954966153677876" calcext:value-type="float">
            <text:p>0,955</text:p>
          </table:table-cell>
          <table:table-cell table:style-name="ce212" table:formula="of:=AVERAGE(['file:///mnt/Dados/vinma/documentos/Gradua%C3%A7%C3%A3o/TCC/results-partial/HW_C001_120.xlsx'#$sigma_025.E$16:.E$25])" office:value-type="float" office:value="0.961810038077112" calcext:value-type="float">
            <text:p>0,962</text:p>
          </table:table-cell>
          <table:table-cell/>
          <table:table-cell table:style-name="ce209" office:value-type="string" calcext:value-type="string">
            <text:p>C001</text:p>
          </table:table-cell>
          <table:table-cell table:style-name="ce212" table:formula="of:=COM.MICROSOFT.STDEV.S(['file:///mnt/Dados/vinma/documentos/Gradua%C3%A7%C3%A3o/TCC/results-partial/HW_C001_120.xlsx'#$sigma_025.B$16:.B$25])" office:value-type="float" office:value="0.000305230405706129" calcext:value-type="float">
            <text:p>0,000</text:p>
          </table:table-cell>
          <table:table-cell table:style-name="ce212" table:formula="of:=COM.MICROSOFT.STDEV.S(['file:///mnt/Dados/vinma/documentos/Gradua%C3%A7%C3%A3o/TCC/results-partial/HW_C001_120.xlsx'#$sigma_025.C$16:.C$25])" office:value-type="float" office:value="0.000339360139271698" calcext:value-type="float">
            <text:p>0,000</text:p>
          </table:table-cell>
          <table:table-cell table:style-name="ce212" table:formula="of:=COM.MICROSOFT.STDEV.S(['file:///mnt/Dados/vinma/documentos/Gradua%C3%A7%C3%A3o/TCC/results-partial/HW_C001_120.xlsx'#$sigma_025.D$16:.D$25])" office:value-type="float" office:value="0.000143855668460755" calcext:value-type="float">
            <text:p>0,000</text:p>
          </table:table-cell>
          <table:table-cell table:style-name="ce212" table:formula="of:=COM.MICROSOFT.STDEV.S(['file:///mnt/Dados/vinma/documentos/Gradua%C3%A7%C3%A3o/TCC/results-partial/HW_C001_120.xlsx'#$sigma_025.E$16:.E$25])" office:value-type="float" office:value="0.000150615816042945" calcext:value-type="float">
            <text:p>0,000</text:p>
          </table:table-cell>
          <table:table-cell table:style-name="ce216"/>
          <table:table-cell table:style-name="ce214" office:value-type="string" calcext:value-type="string">
            <text:p>C001</text:p>
          </table:table-cell>
          <table:table-cell table:style-name="ce223" table:formula="of:=COM.MICROSOFT.CONFIDENCE.T(0.05/2; [.H20]; 10)" office:value-type="float" office:value="0.000259163501175765" calcext:value-type="float">
            <text:p>0,000</text:p>
          </table:table-cell>
          <table:table-cell table:style-name="ce223" table:formula="of:=COM.MICROSOFT.CONFIDENCE.T(0.05/2; [.I20]; 10)" office:value-type="float" office:value="0.000288142204082463" calcext:value-type="float">
            <text:p>0,000</text:p>
          </table:table-cell>
          <table:table-cell table:style-name="ce223" table:formula="of:=COM.MICROSOFT.CONFIDENCE.T(0.05/2; [.J20]; 10)" office:value-type="float" office:value="0.000122144249082983" calcext:value-type="float">
            <text:p>0,000</text:p>
          </table:table-cell>
          <table:table-cell table:style-name="ce223" table:formula="of:=COM.MICROSOFT.CONFIDENCE.T(0.05/2; [.K20]; 10)" office:value-type="float" office:value="0.000127884121268429" calcext:value-type="float">
            <text:p>0,000</text:p>
          </table:table-cell>
          <table:table-cell table:style-name="ce16" table:number-columns-repeated="1002"/>
        </table:table-row>
        <table:table-row table:style-name="ro3">
          <table:table-cell table:style-name="ce209" office:value-type="string" calcext:value-type="string">
            <text:p>C002</text:p>
          </table:table-cell>
          <table:table-cell table:style-name="ce212" table:formula="of:=AVERAGE(['file:///mnt/Dados/vinma/documentos/Gradua%C3%A7%C3%A3o/TCC/results-partial/HW_C002_120.xlsx'#$sigma_025.B$16:.B$25])" office:value-type="float" office:value="0.484288451359512" calcext:value-type="float">
            <text:p>0,484</text:p>
          </table:table-cell>
          <table:table-cell table:style-name="ce212" table:formula="of:=AVERAGE(['file:///mnt/Dados/vinma/documentos/Gradua%C3%A7%C3%A3o/TCC/results-partial/HW_C002_120.xlsx'#$sigma_025.C$16:.C$25])" office:value-type="float" office:value="0.730281664749568" calcext:value-type="float">
            <text:p>0,730</text:p>
          </table:table-cell>
          <table:table-cell table:style-name="ce212" table:formula="of:=AVERAGE(['file:///mnt/Dados/vinma/documentos/Gradua%C3%A7%C3%A3o/TCC/results-partial/HW_C002_120.xlsx'#$sigma_025.D$16:.D$25])" office:value-type="float" office:value="0.833884433712007" calcext:value-type="float">
            <text:p>0,834</text:p>
          </table:table-cell>
          <table:table-cell table:style-name="ce212" table:formula="of:=AVERAGE(['file:///mnt/Dados/vinma/documentos/Gradua%C3%A7%C3%A3o/TCC/results-partial/HW_C002_120.xlsx'#$sigma_025.E$16:.E$25])" office:value-type="float" office:value="0.822049707483433" calcext:value-type="float">
            <text:p>0,822</text:p>
          </table:table-cell>
          <table:table-cell/>
          <table:table-cell table:style-name="ce209" office:value-type="string" calcext:value-type="string">
            <text:p>C002</text:p>
          </table:table-cell>
          <table:table-cell table:style-name="ce212" table:formula="of:=COM.MICROSOFT.STDEV.S(['file:///mnt/Dados/vinma/documentos/Gradua%C3%A7%C3%A3o/TCC/results-partial/HW_C002_120.xlsx'#$sigma_025.B$16:.B$25])" office:value-type="float" office:value="0.000496700243773519" calcext:value-type="float">
            <text:p>0,000</text:p>
          </table:table-cell>
          <table:table-cell table:style-name="ce212" table:formula="of:=COM.MICROSOFT.STDEV.S(['file:///mnt/Dados/vinma/documentos/Gradua%C3%A7%C3%A3o/TCC/results-partial/HW_C002_120.xlsx'#$sigma_025.C$16:.C$25])" office:value-type="float" office:value="0.000823648140851063" calcext:value-type="float">
            <text:p>0,001</text:p>
          </table:table-cell>
          <table:table-cell table:style-name="ce212" table:formula="of:=COM.MICROSOFT.STDEV.S(['file:///mnt/Dados/vinma/documentos/Gradua%C3%A7%C3%A3o/TCC/results-partial/HW_C002_120.xlsx'#$sigma_025.D$16:.D$25])" office:value-type="float" office:value="0.00224433535683073" calcext:value-type="float">
            <text:p>0,002</text:p>
          </table:table-cell>
          <table:table-cell table:style-name="ce212" table:formula="of:=COM.MICROSOFT.STDEV.S(['file:///mnt/Dados/vinma/documentos/Gradua%C3%A7%C3%A3o/TCC/results-partial/HW_C002_120.xlsx'#$sigma_025.E$16:.E$25])" office:value-type="float" office:value="0.00269820918134951" calcext:value-type="float">
            <text:p>0,003</text:p>
          </table:table-cell>
          <table:table-cell table:style-name="ce216"/>
          <table:table-cell table:style-name="ce214" office:value-type="string" calcext:value-type="string">
            <text:p>C002</text:p>
          </table:table-cell>
          <table:table-cell table:style-name="ce223" table:formula="of:=COM.MICROSOFT.CONFIDENCE.T(0.05/2; [.H21]; 10)" office:value-type="float" office:value="0.000421735750451864" calcext:value-type="float">
            <text:p>0,000</text:p>
          </table:table-cell>
          <table:table-cell table:style-name="ce223" table:formula="of:=COM.MICROSOFT.CONFIDENCE.T(0.05/2; [.I21]; 10)" office:value-type="float" office:value="0.000699339030218984" calcext:value-type="float">
            <text:p>0,001</text:p>
          </table:table-cell>
          <table:table-cell table:style-name="ce223" table:formula="of:=COM.MICROSOFT.CONFIDENCE.T(0.05/2; [.J21]; 10)" office:value-type="float" office:value="0.00190560900229847" calcext:value-type="float">
            <text:p>0,002</text:p>
          </table:table-cell>
          <table:table-cell table:style-name="ce223" table:formula="of:=COM.MICROSOFT.CONFIDENCE.T(0.05/2; [.K21]; 10)" office:value-type="float" office:value="0.00229098191160021" calcext:value-type="float">
            <text:p>0,002</text:p>
          </table:table-cell>
          <table:table-cell table:style-name="ce16" table:number-columns-repeated="1002"/>
        </table:table-row>
        <table:table-row table:style-name="ro3">
          <table:table-cell table:style-name="ce209" office:value-type="string" calcext:value-type="string">
            <text:p>C004</text:p>
          </table:table-cell>
          <table:table-cell table:style-name="ce212" table:formula="of:=AVERAGE(['file:///mnt/Dados/vinma/documentos/Gradua%C3%A7%C3%A3o/TCC/results-partial/HW_C004_120.xlsx'#$sigma_025.B$16:.B$25])" office:value-type="float" office:value="0.559966522837806" calcext:value-type="float">
            <text:p>0,560</text:p>
          </table:table-cell>
          <table:table-cell table:style-name="ce212" table:formula="of:=AVERAGE(['file:///mnt/Dados/vinma/documentos/Gradua%C3%A7%C3%A3o/TCC/results-partial/HW_C004_120.xlsx'#$sigma_025.C$16:.C$25])" office:value-type="float" office:value="0.760669831714572" calcext:value-type="float">
            <text:p>0,761</text:p>
          </table:table-cell>
          <table:table-cell table:style-name="ce212" table:formula="of:=AVERAGE(['file:///mnt/Dados/vinma/documentos/Gradua%C3%A7%C3%A3o/TCC/results-partial/HW_C004_120.xlsx'#$sigma_025.D$16:.D$25])" office:value-type="float" office:value="0.855900904305684" calcext:value-type="float">
            <text:p>0,856</text:p>
          </table:table-cell>
          <table:table-cell table:style-name="ce212" table:formula="of:=AVERAGE(['file:///mnt/Dados/vinma/documentos/Gradua%C3%A7%C3%A3o/TCC/results-partial/HW_C004_120.xlsx'#$sigma_025.E$16:.E$25])" office:value-type="float" office:value="0.826039392835257" calcext:value-type="float">
            <text:p>0,826</text:p>
          </table:table-cell>
          <table:table-cell/>
          <table:table-cell table:style-name="ce209" office:value-type="string" calcext:value-type="string">
            <text:p>C004</text:p>
          </table:table-cell>
          <table:table-cell table:style-name="ce212" table:formula="of:=COM.MICROSOFT.STDEV.S(['file:///mnt/Dados/vinma/documentos/Gradua%C3%A7%C3%A3o/TCC/results-partial/HW_C004_120.xlsx'#$sigma_025.B$16:.B$25])" office:value-type="float" office:value="0.000507151357046869" calcext:value-type="float">
            <text:p>0,001</text:p>
          </table:table-cell>
          <table:table-cell table:style-name="ce212" table:formula="of:=COM.MICROSOFT.STDEV.S(['file:///mnt/Dados/vinma/documentos/Gradua%C3%A7%C3%A3o/TCC/results-partial/HW_C004_120.xlsx'#$sigma_025.C$16:.C$25])" office:value-type="float" office:value="0.00110120693171676" calcext:value-type="float">
            <text:p>0,001</text:p>
          </table:table-cell>
          <table:table-cell table:style-name="ce212" table:formula="of:=COM.MICROSOFT.STDEV.S(['file:///mnt/Dados/vinma/documentos/Gradua%C3%A7%C3%A3o/TCC/results-partial/HW_C004_120.xlsx'#$sigma_025.D$16:.D$25])" office:value-type="float" office:value="0.00138300042814758" calcext:value-type="float">
            <text:p>0,001</text:p>
          </table:table-cell>
          <table:table-cell table:style-name="ce212" table:formula="of:=COM.MICROSOFT.STDEV.S(['file:///mnt/Dados/vinma/documentos/Gradua%C3%A7%C3%A3o/TCC/results-partial/HW_C004_120.xlsx'#$sigma_025.E$16:.E$25])" office:value-type="float" office:value="0.00107824335326072" calcext:value-type="float">
            <text:p>0,001</text:p>
          </table:table-cell>
          <table:table-cell table:style-name="ce216"/>
          <table:table-cell table:style-name="ce214" office:value-type="string" calcext:value-type="string">
            <text:p>C004</text:p>
          </table:table-cell>
          <table:table-cell table:style-name="ce223" table:formula="of:=COM.MICROSOFT.CONFIDENCE.T(0.05/2; [.H22]; 10)" office:value-type="float" office:value="0.000430609529264429" calcext:value-type="float">
            <text:p>0,000</text:p>
          </table:table-cell>
          <table:table-cell table:style-name="ce223" table:formula="of:=COM.MICROSOFT.CONFIDENCE.T(0.05/2; [.I22]; 10)" office:value-type="float" office:value="0.000935007255527189" calcext:value-type="float">
            <text:p>0,001</text:p>
          </table:table-cell>
          <table:table-cell table:style-name="ce223" table:formula="of:=COM.MICROSOFT.CONFIDENCE.T(0.05/2; [.J22]; 10)" office:value-type="float" office:value="0.00117427106338611" calcext:value-type="float">
            <text:p>0,001</text:p>
          </table:table-cell>
          <table:table-cell table:style-name="ce223" table:formula="of:=COM.MICROSOFT.CONFIDENCE.T(0.05/2; [.K22]; 10)" office:value-type="float" office:value="0.00091550945556711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209" office:value-type="string" calcext:value-type="string">
            <text:p>C009</text:p>
          </table:table-cell>
          <table:table-cell table:style-name="ce212" table:formula="of:=AVERAGE(['file:///mnt/Dados/vinma/documentos/Gradua%C3%A7%C3%A3o/TCC/results-partial/HW_C009_120.xlsx'#$sigma_025.B$16:.B$25])" office:value-type="float" office:value="0.698735731299924" calcext:value-type="float">
            <text:p>0,699</text:p>
          </table:table-cell>
          <table:table-cell table:style-name="ce212" table:formula="of:=AVERAGE(['file:///mnt/Dados/vinma/documentos/Gradua%C3%A7%C3%A3o/TCC/results-partial/HW_C009_120.xlsx'#$sigma_025.C$16:.C$25])" office:value-type="float" office:value="0.806643208505363" calcext:value-type="float">
            <text:p>0,807</text:p>
          </table:table-cell>
          <table:table-cell table:style-name="ce212" table:formula="of:=AVERAGE(['file:///mnt/Dados/vinma/documentos/Gradua%C3%A7%C3%A3o/TCC/results-partial/HW_C009_120.xlsx'#$sigma_025.D$16:.D$25])" office:value-type="float" office:value="0.859045363856636" calcext:value-type="float">
            <text:p>0,859</text:p>
          </table:table-cell>
          <table:table-cell table:style-name="ce212" table:formula="of:=AVERAGE(['file:///mnt/Dados/vinma/documentos/Gradua%C3%A7%C3%A3o/TCC/results-partial/HW_C009_120.xlsx'#$sigma_025.E$16:.E$25])" office:value-type="float" office:value="0.815727690104267" calcext:value-type="float">
            <text:p>0,816</text:p>
          </table:table-cell>
          <table:table-cell/>
          <table:table-cell table:style-name="ce209" office:value-type="string" calcext:value-type="string">
            <text:p>C009</text:p>
          </table:table-cell>
          <table:table-cell table:style-name="ce212" table:formula="of:=COM.MICROSOFT.STDEV.S(['file:///mnt/Dados/vinma/documentos/Gradua%C3%A7%C3%A3o/TCC/results-partial/HW_C009_120.xlsx'#$sigma_025.B$16:.B$25])" office:value-type="float" office:value="0.000562634924114431" calcext:value-type="float">
            <text:p>0,001</text:p>
          </table:table-cell>
          <table:table-cell table:style-name="ce212" table:formula="of:=COM.MICROSOFT.STDEV.S(['file:///mnt/Dados/vinma/documentos/Gradua%C3%A7%C3%A3o/TCC/results-partial/HW_C009_120.xlsx'#$sigma_025.C$16:.C$25])" office:value-type="float" office:value="0.000587258132314851" calcext:value-type="float">
            <text:p>0,001</text:p>
          </table:table-cell>
          <table:table-cell table:style-name="ce212" table:formula="of:=COM.MICROSOFT.STDEV.S(['file:///mnt/Dados/vinma/documentos/Gradua%C3%A7%C3%A3o/TCC/results-partial/HW_C009_120.xlsx'#$sigma_025.D$16:.D$25])" office:value-type="float" office:value="0.000590644569624858" calcext:value-type="float">
            <text:p>0,001</text:p>
          </table:table-cell>
          <table:table-cell table:style-name="ce212" table:formula="of:=COM.MICROSOFT.STDEV.S(['file:///mnt/Dados/vinma/documentos/Gradua%C3%A7%C3%A3o/TCC/results-partial/HW_C009_120.xlsx'#$sigma_025.E$16:.E$25])" office:value-type="float" office:value="0.000718210128595157" calcext:value-type="float">
            <text:p>0,001</text:p>
          </table:table-cell>
          <table:table-cell table:style-name="ce216"/>
          <table:table-cell table:style-name="ce214" office:value-type="string" calcext:value-type="string">
            <text:p>C009</text:p>
          </table:table-cell>
          <table:table-cell table:style-name="ce223" table:formula="of:=COM.MICROSOFT.CONFIDENCE.T(0.05/2; [.H23]; 10)" office:value-type="float" office:value="0.000477719237963614" calcext:value-type="float">
            <text:p>0,000</text:p>
          </table:table-cell>
          <table:table-cell table:style-name="ce223" table:formula="of:=COM.MICROSOFT.CONFIDENCE.T(0.05/2; [.I23]; 10)" office:value-type="float" office:value="0.00049862618801873" calcext:value-type="float">
            <text:p>0,000</text:p>
          </table:table-cell>
          <table:table-cell table:style-name="ce223" table:formula="of:=COM.MICROSOFT.CONFIDENCE.T(0.05/2; [.J23]; 10)" office:value-type="float" office:value="0.000501501527216158" calcext:value-type="float">
            <text:p>0,001</text:p>
          </table:table-cell>
          <table:table-cell table:style-name="ce223" table:formula="of:=COM.MICROSOFT.CONFIDENCE.T(0.05/2; [.K23]; 10)" office:value-type="float" office:value="0.00060981425187969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209" office:value-type="string" calcext:value-type="string">
            <text:p>C011</text:p>
          </table:table-cell>
          <table:table-cell table:style-name="ce212" table:formula="of:=AVERAGE(['file:///mnt/Dados/vinma/documentos/Gradua%C3%A7%C3%A3o/TCC/results-partial/HW_C011_120.xlsx'#$sigma_025.B$16:.B$25])" office:value-type="float" office:value="0.620177887854576" calcext:value-type="float">
            <text:p>0,620</text:p>
          </table:table-cell>
          <table:table-cell table:style-name="ce212" table:formula="of:=AVERAGE(['file:///mnt/Dados/vinma/documentos/Gradua%C3%A7%C3%A3o/TCC/results-partial/HW_C011_120.xlsx'#$sigma_025.C$16:.C$25])" office:value-type="float" office:value="0.744563056060049" calcext:value-type="float">
            <text:p>0,745</text:p>
          </table:table-cell>
          <table:table-cell table:style-name="ce212" table:formula="of:=AVERAGE(['file:///mnt/Dados/vinma/documentos/Gradua%C3%A7%C3%A3o/TCC/results-partial/HW_C011_120.xlsx'#$sigma_025.D$16:.D$25])" office:value-type="float" office:value="0.852710186167317" calcext:value-type="float">
            <text:p>0,853</text:p>
          </table:table-cell>
          <table:table-cell table:style-name="ce212" table:formula="of:=AVERAGE(['file:///mnt/Dados/vinma/documentos/Gradua%C3%A7%C3%A3o/TCC/results-partial/HW_C011_120.xlsx'#$sigma_025.E$16:.E$25])" office:value-type="float" office:value="0.823247499560134" calcext:value-type="float">
            <text:p>0,823</text:p>
          </table:table-cell>
          <table:table-cell/>
          <table:table-cell table:style-name="ce209" office:value-type="string" calcext:value-type="string">
            <text:p>C011</text:p>
          </table:table-cell>
          <table:table-cell table:style-name="ce212" table:formula="of:=COM.MICROSOFT.STDEV.S(['file:///mnt/Dados/vinma/documentos/Gradua%C3%A7%C3%A3o/TCC/results-partial/HW_C011_120.xlsx'#$sigma_025.B$16:.B$25])" office:value-type="float" office:value="0.000938257947731266" calcext:value-type="float">
            <text:p>0,001</text:p>
          </table:table-cell>
          <table:table-cell table:style-name="ce212" table:formula="of:=COM.MICROSOFT.STDEV.S(['file:///mnt/Dados/vinma/documentos/Gradua%C3%A7%C3%A3o/TCC/results-partial/HW_C011_120.xlsx'#$sigma_025.C$16:.C$25])" office:value-type="float" office:value="0.00122882668943237" calcext:value-type="float">
            <text:p>0,001</text:p>
          </table:table-cell>
          <table:table-cell table:style-name="ce212" table:formula="of:=COM.MICROSOFT.STDEV.S(['file:///mnt/Dados/vinma/documentos/Gradua%C3%A7%C3%A3o/TCC/results-partial/HW_C011_120.xlsx'#$sigma_025.D$16:.D$25])" office:value-type="float" office:value="0.00120302723555566" calcext:value-type="float">
            <text:p>0,001</text:p>
          </table:table-cell>
          <table:table-cell table:style-name="ce212" table:formula="of:=COM.MICROSOFT.STDEV.S(['file:///mnt/Dados/vinma/documentos/Gradua%C3%A7%C3%A3o/TCC/results-partial/HW_C011_120.xlsx'#$sigma_025.E$16:.E$25])" office:value-type="float" office:value="0.00137983135137262" calcext:value-type="float">
            <text:p>0,001</text:p>
          </table:table-cell>
          <table:table-cell table:style-name="ce216"/>
          <table:table-cell table:style-name="ce214" office:value-type="string" calcext:value-type="string">
            <text:p>C011</text:p>
          </table:table-cell>
          <table:table-cell table:style-name="ce223" table:formula="of:=COM.MICROSOFT.CONFIDENCE.T(0.05/2; [.H24]; 10)" office:value-type="float" office:value="0.000796651349912157" calcext:value-type="float">
            <text:p>0,001</text:p>
          </table:table-cell>
          <table:table-cell table:style-name="ce223" table:formula="of:=COM.MICROSOFT.CONFIDENCE.T(0.05/2; [.I24]; 10)" office:value-type="float" office:value="0.00104336599898941" calcext:value-type="float">
            <text:p>0,001</text:p>
          </table:table-cell>
          <table:table-cell table:style-name="ce223" table:formula="of:=COM.MICROSOFT.CONFIDENCE.T(0.05/2; [.J24]; 10)" office:value-type="float" office:value="0.00102146032815808" calcext:value-type="float">
            <text:p>0,001</text:p>
          </table:table-cell>
          <table:table-cell table:style-name="ce223" table:formula="of:=COM.MICROSOFT.CONFIDENCE.T(0.05/2; [.K24]; 10)" office:value-type="float" office:value="0.00117158027958102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209" office:value-type="string" calcext:value-type="string">
            <text:p>C012</text:p>
          </table:table-cell>
          <table:table-cell table:style-name="ce212" table:formula="of:=AVERAGE(['file:///mnt/Dados/vinma/documentos/Gradua%C3%A7%C3%A3o/TCC/results-partial/HW_C012_120.xlsx'#$sigma_025.B$16:.B$25])" office:value-type="float" office:value="0.456583801647773" calcext:value-type="float">
            <text:p>0,457</text:p>
          </table:table-cell>
          <table:table-cell table:style-name="ce212" table:formula="of:=AVERAGE(['file:///mnt/Dados/vinma/documentos/Gradua%C3%A7%C3%A3o/TCC/results-partial/HW_C012_120.xlsx'#$sigma_025.C$16:.C$25])" office:value-type="float" office:value="0.734857678028668" calcext:value-type="float">
            <text:p>0,735</text:p>
          </table:table-cell>
          <table:table-cell table:style-name="ce212" table:formula="of:=AVERAGE(['file:///mnt/Dados/vinma/documentos/Gradua%C3%A7%C3%A3o/TCC/results-partial/HW_C012_120.xlsx'#$sigma_025.D$16:.D$25])" office:value-type="float" office:value="0.845005230778056" calcext:value-type="float">
            <text:p>0,845</text:p>
          </table:table-cell>
          <table:table-cell table:style-name="ce212" table:formula="of:=AVERAGE(['file:///mnt/Dados/vinma/documentos/Gradua%C3%A7%C3%A3o/TCC/results-partial/HW_C012_120.xlsx'#$sigma_025.E$16:.E$25])" office:value-type="float" office:value="0.823044265763863" calcext:value-type="float">
            <text:p>0,823</text:p>
          </table:table-cell>
          <table:table-cell/>
          <table:table-cell table:style-name="ce209" office:value-type="string" calcext:value-type="string">
            <text:p>C012</text:p>
          </table:table-cell>
          <table:table-cell table:style-name="ce212" table:formula="of:=COM.MICROSOFT.STDEV.S(['file:///mnt/Dados/vinma/documentos/Gradua%C3%A7%C3%A3o/TCC/results-partial/HW_C012_120.xlsx'#$sigma_025.B$16:.B$25])" office:value-type="float" office:value="0.000402999927530868" calcext:value-type="float">
            <text:p>0,000</text:p>
          </table:table-cell>
          <table:table-cell table:style-name="ce212" table:formula="of:=COM.MICROSOFT.STDEV.S(['file:///mnt/Dados/vinma/documentos/Gradua%C3%A7%C3%A3o/TCC/results-partial/HW_C012_120.xlsx'#$sigma_025.C$16:.C$25])" office:value-type="float" office:value="0.00120360964269458" calcext:value-type="float">
            <text:p>0,001</text:p>
          </table:table-cell>
          <table:table-cell table:style-name="ce212" table:formula="of:=COM.MICROSOFT.STDEV.S(['file:///mnt/Dados/vinma/documentos/Gradua%C3%A7%C3%A3o/TCC/results-partial/HW_C012_120.xlsx'#$sigma_025.D$16:.D$25])" office:value-type="float" office:value="0.00140137657838921" calcext:value-type="float">
            <text:p>0,001</text:p>
          </table:table-cell>
          <table:table-cell table:style-name="ce212" table:formula="of:=COM.MICROSOFT.STDEV.S(['file:///mnt/Dados/vinma/documentos/Gradua%C3%A7%C3%A3o/TCC/results-partial/HW_C012_120.xlsx'#$sigma_025.E$16:.E$25])" office:value-type="float" office:value="0.00156813865090716" calcext:value-type="float">
            <text:p>0,002</text:p>
          </table:table-cell>
          <table:table-cell table:style-name="ce216"/>
          <table:table-cell table:style-name="ce214" office:value-type="string" calcext:value-type="string">
            <text:p>C012</text:p>
          </table:table-cell>
          <table:table-cell table:style-name="ce223" table:formula="of:=COM.MICROSOFT.CONFIDENCE.T(0.05/2; [.H25]; 10)" office:value-type="float" office:value="0.000342177156141631" calcext:value-type="float">
            <text:p>0,000</text:p>
          </table:table-cell>
          <table:table-cell table:style-name="ce223" table:formula="of:=COM.MICROSOFT.CONFIDENCE.T(0.05/2; [.I25]; 10)" office:value-type="float" office:value="0.00102195483548897" calcext:value-type="float">
            <text:p>0,001</text:p>
          </table:table-cell>
          <table:table-cell table:style-name="ce223" table:formula="of:=COM.MICROSOFT.CONFIDENCE.T(0.05/2; [.J25]; 10)" office:value-type="float" office:value="0.00118987379281843" calcext:value-type="float">
            <text:p>0,001</text:p>
          </table:table-cell>
          <table:table-cell table:style-name="ce223" table:formula="of:=COM.MICROSOFT.CONFIDENCE.T(0.05/2; [.K25]; 10)" office:value-type="float" office:value="0.00133146729650984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209" office:value-type="string" calcext:value-type="string">
            <text:p>C013</text:p>
          </table:table-cell>
          <table:table-cell table:style-name="ce212" table:formula="of:=AVERAGE(['file:///mnt/Dados/vinma/documentos/Gradua%C3%A7%C3%A3o/TCC/results-partial/HW_C013_120.xlsx'#$sigma_025.B$16:.B$25])" office:value-type="float" office:value="0.639331325819998" calcext:value-type="float">
            <text:p>0,639</text:p>
          </table:table-cell>
          <table:table-cell table:style-name="ce212" table:formula="of:=AVERAGE(['file:///mnt/Dados/vinma/documentos/Gradua%C3%A7%C3%A3o/TCC/results-partial/HW_C013_120.xlsx'#$sigma_025.C$16:.C$25])" office:value-type="float" office:value="0.792125286850433" calcext:value-type="float">
            <text:p>0,792</text:p>
          </table:table-cell>
          <table:table-cell table:style-name="ce212" table:formula="of:=AVERAGE(['file:///mnt/Dados/vinma/documentos/Gradua%C3%A7%C3%A3o/TCC/results-partial/HW_C013_120.xlsx'#$sigma_025.D$16:.D$25])" office:value-type="float" office:value="0.878601604388088" calcext:value-type="float">
            <text:p>0,879</text:p>
          </table:table-cell>
          <table:table-cell table:style-name="ce212" table:formula="of:=AVERAGE(['file:///mnt/Dados/vinma/documentos/Gradua%C3%A7%C3%A3o/TCC/results-partial/HW_C013_120.xlsx'#$sigma_025.E$16:.E$25])" office:value-type="float" office:value="0.851686351318173" calcext:value-type="float">
            <text:p>0,852</text:p>
          </table:table-cell>
          <table:table-cell/>
          <table:table-cell table:style-name="ce209" office:value-type="string" calcext:value-type="string">
            <text:p>C013</text:p>
          </table:table-cell>
          <table:table-cell table:style-name="ce212" table:formula="of:=COM.MICROSOFT.STDEV.S(['file:///mnt/Dados/vinma/documentos/Gradua%C3%A7%C3%A3o/TCC/results-partial/HW_C013_120.xlsx'#$sigma_025.B$16:.B$25])" office:value-type="float" office:value="0.000487710825278241" calcext:value-type="float">
            <text:p>0,000</text:p>
          </table:table-cell>
          <table:table-cell table:style-name="ce212" table:formula="of:=COM.MICROSOFT.STDEV.S(['file:///mnt/Dados/vinma/documentos/Gradua%C3%A7%C3%A3o/TCC/results-partial/HW_C013_120.xlsx'#$sigma_025.C$16:.C$25])" office:value-type="float" office:value="0.000865256397571693" calcext:value-type="float">
            <text:p>0,001</text:p>
          </table:table-cell>
          <table:table-cell table:style-name="ce212" table:formula="of:=COM.MICROSOFT.STDEV.S(['file:///mnt/Dados/vinma/documentos/Gradua%C3%A7%C3%A3o/TCC/results-partial/HW_C013_120.xlsx'#$sigma_025.D$16:.D$25])" office:value-type="float" office:value="0.00108336287511772" calcext:value-type="float">
            <text:p>0,001</text:p>
          </table:table-cell>
          <table:table-cell table:style-name="ce212" table:formula="of:=COM.MICROSOFT.STDEV.S(['file:///mnt/Dados/vinma/documentos/Gradua%C3%A7%C3%A3o/TCC/results-partial/HW_C013_120.xlsx'#$sigma_025.E$16:.E$25])" office:value-type="float" office:value="0.00124955307663434" calcext:value-type="float">
            <text:p>0,001</text:p>
          </table:table-cell>
          <table:table-cell table:style-name="ce216"/>
          <table:table-cell table:style-name="ce214" office:value-type="string" calcext:value-type="string">
            <text:p>C013</text:p>
          </table:table-cell>
          <table:table-cell table:style-name="ce223" table:formula="of:=COM.MICROSOFT.CONFIDENCE.T(0.05/2; [.H26]; 10)" office:value-type="float" office:value="0.000414103060106416" calcext:value-type="float">
            <text:p>0,000</text:p>
          </table:table-cell>
          <table:table-cell table:style-name="ce223" table:formula="of:=COM.MICROSOFT.CONFIDENCE.T(0.05/2; [.I26]; 10)" office:value-type="float" office:value="0.000734667560037604" calcext:value-type="float">
            <text:p>0,001</text:p>
          </table:table-cell>
          <table:table-cell table:style-name="ce223" table:formula="of:=COM.MICROSOFT.CONFIDENCE.T(0.05/2; [.J26]; 10)" office:value-type="float" office:value="0.000919856313494762" calcext:value-type="float">
            <text:p>0,001</text:p>
          </table:table-cell>
          <table:table-cell table:style-name="ce223" table:formula="of:=COM.MICROSOFT.CONFIDENCE.T(0.05/2; [.K26]; 10)" office:value-type="float" office:value="0.00106096425582611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209" office:value-type="string" calcext:value-type="string">
            <text:p>C015</text:p>
          </table:table-cell>
          <table:table-cell table:style-name="ce212" table:formula="of:=AVERAGE(['file:///mnt/Dados/vinma/documentos/Gradua%C3%A7%C3%A3o/TCC/results-partial/HW_C015_120.xlsx'#$sigma_025.B$16:.B$25])" office:value-type="float" office:value="0.450498127423062" calcext:value-type="float">
            <text:p>0,450</text:p>
          </table:table-cell>
          <table:table-cell table:style-name="ce212" table:formula="of:=AVERAGE(['file:///mnt/Dados/vinma/documentos/Gradua%C3%A7%C3%A3o/TCC/results-partial/HW_C015_120.xlsx'#$sigma_025.C$16:.C$25])" office:value-type="float" office:value="0.698404750601249" calcext:value-type="float">
            <text:p>0,698</text:p>
          </table:table-cell>
          <table:table-cell table:style-name="ce212" table:formula="of:=AVERAGE(['file:///mnt/Dados/vinma/documentos/Gradua%C3%A7%C3%A3o/TCC/results-partial/HW_C015_120.xlsx'#$sigma_025.D$16:.D$25])" office:value-type="float" office:value="0.792034674596092" calcext:value-type="float">
            <text:p>0,792</text:p>
          </table:table-cell>
          <table:table-cell table:style-name="ce212" table:formula="of:=AVERAGE(['file:///mnt/Dados/vinma/documentos/Gradua%C3%A7%C3%A3o/TCC/results-partial/HW_C015_120.xlsx'#$sigma_025.E$16:.E$25])" office:value-type="float" office:value="0.756183243414189" calcext:value-type="float">
            <text:p>0,756</text:p>
          </table:table-cell>
          <table:table-cell/>
          <table:table-cell table:style-name="ce209" office:value-type="string" calcext:value-type="string">
            <text:p>C015</text:p>
          </table:table-cell>
          <table:table-cell table:style-name="ce212" table:formula="of:=COM.MICROSOFT.STDEV.S(['file:///mnt/Dados/vinma/documentos/Gradua%C3%A7%C3%A3o/TCC/results-partial/HW_C015_120.xlsx'#$sigma_025.B$16:.B$25])" office:value-type="float" office:value="0.000561616648211733" calcext:value-type="float">
            <text:p>0,001</text:p>
          </table:table-cell>
          <table:table-cell table:style-name="ce212" table:formula="of:=COM.MICROSOFT.STDEV.S(['file:///mnt/Dados/vinma/documentos/Gradua%C3%A7%C3%A3o/TCC/results-partial/HW_C015_120.xlsx'#$sigma_025.C$16:.C$25])" office:value-type="float" office:value="0.00387227040187579" calcext:value-type="float">
            <text:p>0,004</text:p>
          </table:table-cell>
          <table:table-cell table:style-name="ce212" table:formula="of:=COM.MICROSOFT.STDEV.S(['file:///mnt/Dados/vinma/documentos/Gradua%C3%A7%C3%A3o/TCC/results-partial/HW_C015_120.xlsx'#$sigma_025.D$16:.D$25])" office:value-type="float" office:value="0.00255211067239074" calcext:value-type="float">
            <text:p>0,003</text:p>
          </table:table-cell>
          <table:table-cell table:style-name="ce212" table:formula="of:=COM.MICROSOFT.STDEV.S(['file:///mnt/Dados/vinma/documentos/Gradua%C3%A7%C3%A3o/TCC/results-partial/HW_C015_120.xlsx'#$sigma_025.E$16:.E$25])" office:value-type="float" office:value="0.00418335182150067" calcext:value-type="float">
            <text:p>0,004</text:p>
          </table:table-cell>
          <table:table-cell table:style-name="ce216"/>
          <table:table-cell table:style-name="ce214" office:value-type="string" calcext:value-type="string">
            <text:p>C015</text:p>
          </table:table-cell>
          <table:table-cell table:style-name="ce223" table:formula="of:=COM.MICROSOFT.CONFIDENCE.T(0.05/2; [.H27]; 10)" office:value-type="float" office:value="0.000476854645370044" calcext:value-type="float">
            <text:p>0,000</text:p>
          </table:table-cell>
          <table:table-cell table:style-name="ce223" table:formula="of:=COM.MICROSOFT.CONFIDENCE.T(0.05/2; [.I27]; 10)" office:value-type="float" office:value="0.00328784792107382" calcext:value-type="float">
            <text:p>0,003</text:p>
          </table:table-cell>
          <table:table-cell table:style-name="ce223" table:formula="of:=COM.MICROSOFT.CONFIDENCE.T(0.05/2; [.J27]; 10)" office:value-type="float" office:value="0.00216693332276215" calcext:value-type="float">
            <text:p>0,002</text:p>
          </table:table-cell>
          <table:table-cell table:style-name="ce223" table:formula="of:=COM.MICROSOFT.CONFIDENCE.T(0.05/2; [.K27]; 10)" office:value-type="float" office:value="0.00355197937178628" calcext:value-type="float">
            <text:p>0,004</text:p>
          </table:table-cell>
          <table:table-cell table:style-name="ce16" table:number-columns-repeated="1002"/>
        </table:table-row>
        <table:table-row table:style-name="ro3">
          <table:table-cell table:style-name="ce209" office:value-type="string" calcext:value-type="string">
            <text:p>C016</text:p>
          </table:table-cell>
          <table:table-cell table:style-name="ce212" table:formula="of:=AVERAGE(['file:///mnt/Dados/vinma/documentos/Gradua%C3%A7%C3%A3o/TCC/results-partial/HW_C016_120.xlsx'#$sigma_025.B$16:.B$25])" office:value-type="float" office:value="0.762694529436069" calcext:value-type="float">
            <text:p>0,763</text:p>
          </table:table-cell>
          <table:table-cell table:style-name="ce212" table:formula="of:=AVERAGE(['file:///mnt/Dados/vinma/documentos/Gradua%C3%A7%C3%A3o/TCC/results-partial/HW_C016_120.xlsx'#$sigma_025.C$16:.C$25])" office:value-type="float" office:value="0.867519860040797" calcext:value-type="float">
            <text:p>0,868</text:p>
          </table:table-cell>
          <table:table-cell table:style-name="ce212" table:formula="of:=AVERAGE(['file:///mnt/Dados/vinma/documentos/Gradua%C3%A7%C3%A3o/TCC/results-partial/HW_C016_120.xlsx'#$sigma_025.D$16:.D$25])" office:value-type="float" office:value="0.923060221019996" calcext:value-type="float">
            <text:p>0,923</text:p>
          </table:table-cell>
          <table:table-cell table:style-name="ce212" table:formula="of:=AVERAGE(['file:///mnt/Dados/vinma/documentos/Gradua%C3%A7%C3%A3o/TCC/results-partial/HW_C016_120.xlsx'#$sigma_025.E$16:.E$25])" office:value-type="float" office:value="0.908172182730739" calcext:value-type="float">
            <text:p>0,908</text:p>
          </table:table-cell>
          <table:table-cell/>
          <table:table-cell table:style-name="ce209" office:value-type="string" calcext:value-type="string">
            <text:p>C016</text:p>
          </table:table-cell>
          <table:table-cell table:style-name="ce212" table:formula="of:=COM.MICROSOFT.STDEV.S(['file:///mnt/Dados/vinma/documentos/Gradua%C3%A7%C3%A3o/TCC/results-partial/HW_C016_120.xlsx'#$sigma_025.B$16:.B$25])" office:value-type="float" office:value="0.00048032804915657" calcext:value-type="float">
            <text:p>0,000</text:p>
          </table:table-cell>
          <table:table-cell table:style-name="ce212" table:formula="of:=COM.MICROSOFT.STDEV.S(['file:///mnt/Dados/vinma/documentos/Gradua%C3%A7%C3%A3o/TCC/results-partial/HW_C016_120.xlsx'#$sigma_025.C$16:.C$25])" office:value-type="float" office:value="0.000393069366767765" calcext:value-type="float">
            <text:p>0,000</text:p>
          </table:table-cell>
          <table:table-cell table:style-name="ce212" table:formula="of:=COM.MICROSOFT.STDEV.S(['file:///mnt/Dados/vinma/documentos/Gradua%C3%A7%C3%A3o/TCC/results-partial/HW_C016_120.xlsx'#$sigma_025.D$16:.D$25])" office:value-type="float" office:value="0.00047733979612098" calcext:value-type="float">
            <text:p>0,000</text:p>
          </table:table-cell>
          <table:table-cell table:style-name="ce212" table:formula="of:=COM.MICROSOFT.STDEV.S(['file:///mnt/Dados/vinma/documentos/Gradua%C3%A7%C3%A3o/TCC/results-partial/HW_C016_120.xlsx'#$sigma_025.E$16:.E$25])" office:value-type="float" office:value="0.000508856845385108" calcext:value-type="float">
            <text:p>0,001</text:p>
          </table:table-cell>
          <table:table-cell table:style-name="ce216"/>
          <table:table-cell table:style-name="ce214" office:value-type="string" calcext:value-type="string">
            <text:p>C016</text:p>
          </table:table-cell>
          <table:table-cell table:style-name="ce223" table:formula="of:=COM.MICROSOFT.CONFIDENCE.T(0.05/2; [.H28]; 10)" office:value-type="float" office:value="0.000407834529605128" calcext:value-type="float">
            <text:p>0,000</text:p>
          </table:table-cell>
          <table:table-cell table:style-name="ce223" table:formula="of:=COM.MICROSOFT.CONFIDENCE.T(0.05/2; [.I28]; 10)" office:value-type="float" office:value="0.000333745365442239" calcext:value-type="float">
            <text:p>0,000</text:p>
          </table:table-cell>
          <table:table-cell table:style-name="ce223" table:formula="of:=COM.MICROSOFT.CONFIDENCE.T(0.05/2; [.J28]; 10)" office:value-type="float" office:value="0.000405297278713262" calcext:value-type="float">
            <text:p>0,000</text:p>
          </table:table-cell>
          <table:table-cell table:style-name="ce223" table:formula="of:=COM.MICROSOFT.CONFIDENCE.T(0.05/2; [.K28]; 10)" office:value-type="float" office:value="0.000432057616744213" calcext:value-type="float">
            <text:p>0,000</text:p>
          </table:table-cell>
          <table:table-cell table:style-name="ce16" table:number-columns-repeated="1002"/>
        </table:table-row>
        <table:table-row table:style-name="ro3">
          <table:table-cell table:style-name="ce209" office:value-type="string" calcext:value-type="string">
            <text:p>C017</text:p>
          </table:table-cell>
          <table:table-cell table:style-name="ce212" table:formula="of:=AVERAGE(['file:///mnt/Dados/vinma/documentos/Gradua%C3%A7%C3%A3o/TCC/results-partial/HW_C017_120.xlsx'#$sigma_025.B$16:.B$25])" office:value-type="float" office:value="0.55550047611941" calcext:value-type="float">
            <text:p>0,556</text:p>
          </table:table-cell>
          <table:table-cell table:style-name="ce212" table:formula="of:=AVERAGE(['file:///mnt/Dados/vinma/documentos/Gradua%C3%A7%C3%A3o/TCC/results-partial/HW_C017_120.xlsx'#$sigma_025.C$16:.C$25])" office:value-type="float" office:value="0.698063678755114" calcext:value-type="float">
            <text:p>0,698</text:p>
          </table:table-cell>
          <table:table-cell table:style-name="ce212" table:formula="of:=AVERAGE(['file:///mnt/Dados/vinma/documentos/Gradua%C3%A7%C3%A3o/TCC/results-partial/HW_C017_120.xlsx'#$sigma_025.D$16:.D$25])" office:value-type="float" office:value="0.782274822385113" calcext:value-type="float">
            <text:p>0,782</text:p>
          </table:table-cell>
          <table:table-cell table:style-name="ce212" table:formula="of:=AVERAGE(['file:///mnt/Dados/vinma/documentos/Gradua%C3%A7%C3%A3o/TCC/results-partial/HW_C017_120.xlsx'#$sigma_025.E$16:.E$25])" office:value-type="float" office:value="0.70618904062234" calcext:value-type="float">
            <text:p>0,706</text:p>
          </table:table-cell>
          <table:table-cell/>
          <table:table-cell table:style-name="ce209" office:value-type="string" calcext:value-type="string">
            <text:p>C017</text:p>
          </table:table-cell>
          <table:table-cell table:style-name="ce212" table:formula="of:=COM.MICROSOFT.STDEV.S(['file:///mnt/Dados/vinma/documentos/Gradua%C3%A7%C3%A3o/TCC/results-partial/HW_C017_120.xlsx'#$sigma_025.B$16:.B$25])" office:value-type="float" office:value="0.000445799265994501" calcext:value-type="float">
            <text:p>0,000</text:p>
          </table:table-cell>
          <table:table-cell table:style-name="ce212" table:formula="of:=COM.MICROSOFT.STDEV.S(['file:///mnt/Dados/vinma/documentos/Gradua%C3%A7%C3%A3o/TCC/results-partial/HW_C017_120.xlsx'#$sigma_025.C$16:.C$25])" office:value-type="float" office:value="0.00398141149529632" calcext:value-type="float">
            <text:p>0,004</text:p>
          </table:table-cell>
          <table:table-cell table:style-name="ce212" table:formula="of:=COM.MICROSOFT.STDEV.S(['file:///mnt/Dados/vinma/documentos/Gradua%C3%A7%C3%A3o/TCC/results-partial/HW_C017_120.xlsx'#$sigma_025.D$16:.D$25])" office:value-type="float" office:value="0.00203559386992247" calcext:value-type="float">
            <text:p>0,002</text:p>
          </table:table-cell>
          <table:table-cell table:style-name="ce212" table:formula="of:=COM.MICROSOFT.STDEV.S(['file:///mnt/Dados/vinma/documentos/Gradua%C3%A7%C3%A3o/TCC/results-partial/HW_C017_120.xlsx'#$sigma_025.E$16:.E$25])" office:value-type="float" office:value="0.00217698582164885" calcext:value-type="float">
            <text:p>0,002</text:p>
          </table:table-cell>
          <table:table-cell table:style-name="ce216"/>
          <table:table-cell table:style-name="ce214" office:value-type="string" calcext:value-type="string">
            <text:p>C017</text:p>
          </table:table-cell>
          <table:table-cell table:style-name="ce223" table:formula="of:=COM.MICROSOFT.CONFIDENCE.T(0.05/2; [.H29]; 10)" office:value-type="float" office:value="0.000378517003669537" calcext:value-type="float">
            <text:p>0,000</text:p>
          </table:table-cell>
          <table:table-cell table:style-name="ce223" table:formula="of:=COM.MICROSOFT.CONFIDENCE.T(0.05/2; [.I29]; 10)" office:value-type="float" office:value="0.00338051689298565" calcext:value-type="float">
            <text:p>0,003</text:p>
          </table:table-cell>
          <table:table-cell table:style-name="ce223" table:formula="of:=COM.MICROSOFT.CONFIDENCE.T(0.05/2; [.J29]; 10)" office:value-type="float" office:value="0.0017283718280968" calcext:value-type="float">
            <text:p>0,002</text:p>
          </table:table-cell>
          <table:table-cell table:style-name="ce223" table:formula="of:=COM.MICROSOFT.CONFIDENCE.T(0.05/2; [.K29]; 10)" office:value-type="float" office:value="0.00184842419693834" calcext:value-type="float">
            <text:p>0,002</text:p>
          </table:table-cell>
          <table:table-cell table:style-name="ce16" table:number-columns-repeated="1002"/>
        </table:table-row>
        <table:table-row table:style-name="ro3">
          <table:table-cell table:style-name="ce209" office:value-type="string" calcext:value-type="string">
            <text:p>C019</text:p>
          </table:table-cell>
          <table:table-cell table:style-name="ce212" table:formula="of:=AVERAGE(['file:///mnt/Dados/vinma/documentos/Gradua%C3%A7%C3%A3o/TCC/results-partial/HW_C019_120.xlsx'#$sigma_025.B$16:.B$25])" office:value-type="float" office:value="0.802211965744154" calcext:value-type="float">
            <text:p>0,802</text:p>
          </table:table-cell>
          <table:table-cell table:style-name="ce212" table:formula="of:=AVERAGE(['file:///mnt/Dados/vinma/documentos/Gradua%C3%A7%C3%A3o/TCC/results-partial/HW_C019_120.xlsx'#$sigma_025.C$16:.C$25])" office:value-type="float" office:value="0.859837120315095" calcext:value-type="float">
            <text:p>0,860</text:p>
          </table:table-cell>
          <table:table-cell table:style-name="ce212" table:formula="of:=AVERAGE(['file:///mnt/Dados/vinma/documentos/Gradua%C3%A7%C3%A3o/TCC/results-partial/HW_C019_120.xlsx'#$sigma_025.D$16:.D$25])" office:value-type="float" office:value="0.909713118809817" calcext:value-type="float">
            <text:p>0,910</text:p>
          </table:table-cell>
          <table:table-cell table:style-name="ce212" table:formula="of:=AVERAGE(['file:///mnt/Dados/vinma/documentos/Gradua%C3%A7%C3%A3o/TCC/results-partial/HW_C019_120.xlsx'#$sigma_025.E$16:.E$25])" office:value-type="float" office:value="0.885883116596805" calcext:value-type="float">
            <text:p>0,886</text:p>
          </table:table-cell>
          <table:table-cell/>
          <table:table-cell table:style-name="ce209" office:value-type="string" calcext:value-type="string">
            <text:p>C019</text:p>
          </table:table-cell>
          <table:table-cell table:style-name="ce212" table:formula="of:=COM.MICROSOFT.STDEV.S(['file:///mnt/Dados/vinma/documentos/Gradua%C3%A7%C3%A3o/TCC/results-partial/HW_C019_120.xlsx'#$sigma_025.B$16:.B$25])" office:value-type="float" office:value="0.000343578492337734" calcext:value-type="float">
            <text:p>0,000</text:p>
          </table:table-cell>
          <table:table-cell table:style-name="ce212" table:formula="of:=COM.MICROSOFT.STDEV.S(['file:///mnt/Dados/vinma/documentos/Gradua%C3%A7%C3%A3o/TCC/results-partial/HW_C019_120.xlsx'#$sigma_025.C$16:.C$25])" office:value-type="float" office:value="0.000662495863317893" calcext:value-type="float">
            <text:p>0,001</text:p>
          </table:table-cell>
          <table:table-cell table:style-name="ce212" table:formula="of:=COM.MICROSOFT.STDEV.S(['file:///mnt/Dados/vinma/documentos/Gradua%C3%A7%C3%A3o/TCC/results-partial/HW_C019_120.xlsx'#$sigma_025.D$16:.D$25])" office:value-type="float" office:value="0.000679913056151708" calcext:value-type="float">
            <text:p>0,001</text:p>
          </table:table-cell>
          <table:table-cell table:style-name="ce212" table:formula="of:=COM.MICROSOFT.STDEV.S(['file:///mnt/Dados/vinma/documentos/Gradua%C3%A7%C3%A3o/TCC/results-partial/HW_C019_120.xlsx'#$sigma_025.E$16:.E$25])" office:value-type="float" office:value="0.000820566681687109" calcext:value-type="float">
            <text:p>0,001</text:p>
          </table:table-cell>
          <table:table-cell table:style-name="ce216"/>
          <table:table-cell table:style-name="ce214" office:value-type="string" calcext:value-type="string">
            <text:p>C019</text:p>
          </table:table-cell>
          <table:table-cell table:style-name="ce223" table:formula="of:=COM.MICROSOFT.CONFIDENCE.T(0.05/2; [.H30]; 10)" office:value-type="float" office:value="0.000291723902135317" calcext:value-type="float">
            <text:p>0,000</text:p>
          </table:table-cell>
          <table:table-cell table:style-name="ce223" table:formula="of:=COM.MICROSOFT.CONFIDENCE.T(0.05/2; [.I30]; 10)" office:value-type="float" office:value="0.000562508663102296" calcext:value-type="float">
            <text:p>0,001</text:p>
          </table:table-cell>
          <table:table-cell table:style-name="ce223" table:formula="of:=COM.MICROSOFT.CONFIDENCE.T(0.05/2; [.J30]; 10)" office:value-type="float" office:value="0.00057729716579102" calcext:value-type="float">
            <text:p>0,001</text:p>
          </table:table-cell>
          <table:table-cell table:style-name="ce223" table:formula="of:=COM.MICROSOFT.CONFIDENCE.T(0.05/2; [.K30]; 10)" office:value-type="float" office:value="0.000696722640335371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209" office:value-type="string" calcext:value-type="string">
            <text:p>C024</text:p>
          </table:table-cell>
          <table:table-cell table:style-name="ce212" table:formula="of:=AVERAGE(['file:///mnt/Dados/vinma/documentos/Gradua%C3%A7%C3%A3o/TCC/results-partial/HW_C024_120.xlsx'#$sigma_025.B$16:.B$25])" office:value-type="float" office:value="0.667273109989889" calcext:value-type="float">
            <text:p>0,667</text:p>
          </table:table-cell>
          <table:table-cell table:style-name="ce212" table:formula="of:=AVERAGE(['file:///mnt/Dados/vinma/documentos/Gradua%C3%A7%C3%A3o/TCC/results-partial/HW_C024_120.xlsx'#$sigma_025.C$16:.C$25])" office:value-type="float" office:value="0.781001509026986" calcext:value-type="float">
            <text:p>0,781</text:p>
          </table:table-cell>
          <table:table-cell table:style-name="ce212" table:formula="of:=AVERAGE(['file:///mnt/Dados/vinma/documentos/Gradua%C3%A7%C3%A3o/TCC/results-partial/HW_C024_120.xlsx'#$sigma_025.D$16:.D$25])" office:value-type="float" office:value="0.844080673356285" calcext:value-type="float">
            <text:p>0,844</text:p>
          </table:table-cell>
          <table:table-cell table:style-name="ce212" table:formula="of:=AVERAGE(['file:///mnt/Dados/vinma/documentos/Gradua%C3%A7%C3%A3o/TCC/results-partial/HW_C024_120.xlsx'#$sigma_025.E$16:.E$25])" office:value-type="float" office:value="0.806785070413392" calcext:value-type="float">
            <text:p>0,807</text:p>
          </table:table-cell>
          <table:table-cell/>
          <table:table-cell table:style-name="ce209" office:value-type="string" calcext:value-type="string">
            <text:p>C024</text:p>
          </table:table-cell>
          <table:table-cell table:style-name="ce212" table:formula="of:=COM.MICROSOFT.STDEV.S(['file:///mnt/Dados/vinma/documentos/Gradua%C3%A7%C3%A3o/TCC/results-partial/HW_C024_120.xlsx'#$sigma_025.B$16:.B$25])" office:value-type="float" office:value="0.000365463232651547" calcext:value-type="float">
            <text:p>0,000</text:p>
          </table:table-cell>
          <table:table-cell table:style-name="ce212" table:formula="of:=COM.MICROSOFT.STDEV.S(['file:///mnt/Dados/vinma/documentos/Gradua%C3%A7%C3%A3o/TCC/results-partial/HW_C024_120.xlsx'#$sigma_025.C$16:.C$25])" office:value-type="float" office:value="0.000994312914428961" calcext:value-type="float">
            <text:p>0,001</text:p>
          </table:table-cell>
          <table:table-cell table:style-name="ce212" table:formula="of:=COM.MICROSOFT.STDEV.S(['file:///mnt/Dados/vinma/documentos/Gradua%C3%A7%C3%A3o/TCC/results-partial/HW_C024_120.xlsx'#$sigma_025.D$16:.D$25])" office:value-type="float" office:value="0.00110638922832075" calcext:value-type="float">
            <text:p>0,001</text:p>
          </table:table-cell>
          <table:table-cell table:style-name="ce212" table:formula="of:=COM.MICROSOFT.STDEV.S(['file:///mnt/Dados/vinma/documentos/Gradua%C3%A7%C3%A3o/TCC/results-partial/HW_C024_120.xlsx'#$sigma_025.E$16:.E$25])" office:value-type="float" office:value="0.000996363964380933" calcext:value-type="float">
            <text:p>0,001</text:p>
          </table:table-cell>
          <table:table-cell table:style-name="ce216"/>
          <table:table-cell table:style-name="ce214" office:value-type="string" calcext:value-type="string">
            <text:p>C024</text:p>
          </table:table-cell>
          <table:table-cell table:style-name="ce223" table:formula="of:=COM.MICROSOFT.CONFIDENCE.T(0.05/2; [.H31]; 10)" office:value-type="float" office:value="0.000310305687619398" calcext:value-type="float">
            <text:p>0,000</text:p>
          </table:table-cell>
          <table:table-cell table:style-name="ce223" table:formula="of:=COM.MICROSOFT.CONFIDENCE.T(0.05/2; [.I31]; 10)" office:value-type="float" office:value="0.000844246219741908" calcext:value-type="float">
            <text:p>0,001</text:p>
          </table:table-cell>
          <table:table-cell table:style-name="ce223" table:formula="of:=COM.MICROSOFT.CONFIDENCE.T(0.05/2; [.J31]; 10)" office:value-type="float" office:value="0.000939407413922005" calcext:value-type="float">
            <text:p>0,001</text:p>
          </table:table-cell>
          <table:table-cell table:style-name="ce223" table:formula="of:=COM.MICROSOFT.CONFIDENCE.T(0.05/2; [.K31]; 10)" office:value-type="float" office:value="0.00084598771494259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208" office:value-type="string" calcext:value-type="string">
            <text:p>Média</text:p>
          </table:table-cell>
          <table:table-cell table:style-name="ce213" table:formula="of:=AVERAGE([.B20:.B31])" office:value-type="float" office:value="0.628706086188857" calcext:value-type="float">
            <text:p>0,63</text:p>
          </table:table-cell>
          <table:table-cell table:style-name="ce213" table:formula="of:=AVERAGE([.C20:.C31])" office:value-type="float" office:value="0.782882313260457" calcext:value-type="float">
            <text:p>0,78</text:p>
          </table:table-cell>
          <table:table-cell table:style-name="ce213" table:formula="of:=AVERAGE([.D20:.D31])" office:value-type="float" office:value="0.860939782254414" calcext:value-type="float">
            <text:p>0,86</text:p>
          </table:table-cell>
          <table:table-cell table:style-name="ce213" table:formula="of:=AVERAGE([.E20:.E31])" office:value-type="float" office:value="0.832234799909975" calcext:value-type="float">
            <text:p>0,83</text:p>
          </table:table-cell>
          <table:table-cell table:style-name="ce6"/>
          <table:table-cell table:number-columns-repeated="2"/>
          <table:table-cell table:style-name="ce6" table:number-columns-repeated="3"/>
          <table:table-cell/>
          <table:table-cell table:style-name="ce220" office:value-type="string" calcext:value-type="string">
            <text:p>Média</text:p>
          </table:table-cell>
          <table:table-cell table:style-name="ce220" table:formula="of:=AVERAGE([.N20:.N31])" office:value-type="float" office:value="0.000417282946117942" calcext:value-type="float">
            <text:p>0,00</text:p>
          </table:table-cell>
          <table:table-cell table:style-name="ce220" table:formula="of:=AVERAGE([.O20:.O31])" office:value-type="float" office:value="0.00113583067789244" calcext:value-type="float">
            <text:p>0,00</text:p>
          </table:table-cell>
          <table:table-cell table:style-name="ce220" table:formula="of:=AVERAGE([.P20:.P31])" office:value-type="float" office:value="0.00105433527381169" calcext:value-type="float">
            <text:p>0,00</text:p>
          </table:table-cell>
          <table:table-cell table:style-name="ce220" table:formula="of:=AVERAGE([.Q20:.Q31])" office:value-type="float" office:value="0.00124028109274827" calcext:value-type="float">
            <text:p>0,00</text:p>
          </table:table-cell>
          <table:table-cell table:style-name="ce14" table:number-columns-repeated="1002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7"/>
          <table:table-cell table:number-columns-repeated="1006"/>
        </table:table-row>
        <table:table-row table:style-name="ro5">
          <table:table-cell table:style-name="Default" table:number-columns-repeated="5"/>
          <table:table-cell/>
          <table:table-cell table:style-name="Default" table:number-columns-repeated="6"/>
          <table:table-cell table:number-columns-repeated="1006"/>
          <table:table-cell table:style-name="Default"/>
        </table:table-row>
        <table:table-row table:style-name="ro6" table:number-rows-repeated="12">
          <table:table-cell table:style-name="Default" table:number-columns-repeated="5"/>
          <table:table-cell/>
          <table:table-cell table:style-name="Default" table:number-columns-repeated="6"/>
          <table:table-cell table:style-name="ce27" table:number-columns-repeated="1006"/>
          <table:table-cell table:style-name="Default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6"/>
          <table:table-cell table:style-name="ce28" table:number-columns-repeated="1005"/>
          <table:table-cell table:style-name="ce27"/>
          <table:table-cell table:style-name="Default"/>
        </table:table-row>
        <table:table-row table:style-name="ro3" table:number-rows-repeated="1048528">
          <table:table-cell table:number-columns-repeated="1019"/>
        </table:table-row>
        <table:table-row table:style-name="ro3">
          <table:table-cell table:number-columns-repeated="1019"/>
        </table:table-row>
        <calcext:conditional-formats>
          <calcext:conditional-format calcext:target-range-address="V_025.G20:V_025.K31 V_025.G4:V_025.K15 V_025.M4:V_025.Q15 V_025.M20:V_025.Q31 V_025.A20:V_025.E31 V_025.A4:V_025.E15">
            <calcext:condition calcext:apply-style-name="ConditionalStyle_1" calcext:value="formula-is(ISEVEN(ROW()))" calcext:base-cell-address="V_025.A4"/>
            <calcext:condition calcext:apply-style-name="ConditionalStyle_2" calcext:value="formula-is(ISODD(ROW()))" calcext:base-cell-address="V_025.A4"/>
          </calcext:conditional-format>
          <calcext:conditional-format calcext:target-range-address="V_025.H4:V_025.K15 V_025.N4:V_025.Q15 V_025.N20:V_025.Q31 V_025.B4:V_025.E15">
            <calcext:condition calcext:apply-style-name="ConditionalStyle_3" calcext:value="formula-is(#REF!=#REF!)" calcext:base-cell-address="V_025.B4"/>
            <calcext:condition calcext:apply-style-name="ConditionalStyle_3" calcext:value="formula-is(#REF!)" calcext:base-cell-address="V_025.B4"/>
          </calcext:conditional-format>
        </calcext:conditional-formats>
      </table:table>
      <table:table table:name="V_050" table:style-name="ta1" table:print="false"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13"/>
        <table:table-column table:style-name="co21" table:default-cell-style-name="ce13"/>
        <table:table-column table:style-name="co4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13"/>
        <table:table-column table:style-name="co21" table:default-cell-style-name="ce13"/>
        <table:table-column table:style-name="co4" table:default-cell-style-name="ce6"/>
        <table:table-column table:style-name="co22" table:default-cell-style-name="ce6"/>
        <table:table-column table:style-name="co19" table:default-cell-style-name="ce6"/>
        <table:table-column table:style-name="co23" table:number-columns-repeated="2" table:default-cell-style-name="ce6"/>
        <table:table-column table:style-name="co24" table:default-cell-style-name="ce6"/>
        <table:table-column table:style-name="co12" table:number-columns-repeated="1001" table:default-cell-style-name="ce6"/>
        <table:table-column table:style-name="co13" table:default-cell-style-name="ce6"/>
        <table:table-row table:style-name="ro7">
          <table:table-cell table:style-name="ce206" office:value-type="string" calcext:value-type="string" table:number-columns-spanned="5" table:number-rows-spanned="1">
            <text:p>AVERAGE</text:p>
          </table:table-cell>
          <table:covered-table-cell table:number-columns-repeated="4" table:style-name="ce29"/>
          <table:table-cell/>
          <table:table-cell table:style-name="ce215" office:value-type="string" calcext:value-type="string" table:number-columns-spanned="5" table:number-rows-spanned="1">
            <text:p>STANDARD DEVIATION</text:p>
          </table:table-cell>
          <table:covered-table-cell table:number-columns-repeated="4" table:style-name="ce29"/>
          <table:table-cell table:style-name="ce29"/>
          <table:table-cell table:style-name="ce217" office:value-type="string" calcext:value-type="string" table:number-columns-spanned="5" table:number-rows-spanned="1">
            <text:p>CONFIDENCE INTERVAL</text:p>
          </table:table-cell>
          <table:covered-table-cell table:number-columns-repeated="4" table:style-name="ce15"/>
          <table:table-cell table:number-columns-repeated="1001"/>
          <table:table-cell table:style-name="Default"/>
        </table:table-row>
        <table:table-row table:style-name="ro2">
          <table:table-cell table:style-name="ce207" office:value-type="string" calcext:value-type="string" table:number-columns-spanned="5" table:number-rows-spanned="1">
            <text:p>PSNR (AVG) - sigma=50</text:p>
          </table:table-cell>
          <table:covered-table-cell table:number-columns-repeated="4" table:style-name="ce21"/>
          <table:table-cell/>
          <table:table-cell table:style-name="ce21" office:value-type="string" calcext:value-type="string" table:number-columns-spanned="5" table:number-rows-spanned="1">
            <text:p>PSNR ( STDEV ) - sigma=50</text:p>
          </table:table-cell>
          <table:covered-table-cell table:number-columns-repeated="4" table:style-name="ce21"/>
          <table:table-cell/>
          <table:table-cell table:style-name="ce218" office:value-type="string" calcext:value-type="string" table:number-columns-spanned="5" table:number-rows-spanned="1">
            <text:p>PSNR ( CI ) - sigma=50</text:p>
          </table:table-cell>
          <table:covered-table-cell table:number-columns-repeated="4" table:style-name="ce21"/>
          <table:table-cell table:number-columns-repeated="1002"/>
        </table:table-row>
        <table:table-row table:style-name="ro3">
          <table:table-cell table:style-name="ce208" office:value-type="string" calcext:value-type="string">
            <text:p>Imagem</text:p>
          </table:table-cell>
          <table:table-cell table:style-name="ce211" office:value-type="string" calcext:value-type="string">
            <text:p>noisy</text:p>
          </table:table-cell>
          <table:table-cell table:style-name="ce211" office:value-type="string" calcext:value-type="string">
            <text:p>nlm</text:p>
          </table:table-cell>
          <table:table-cell table:style-name="ce211" office:value-type="string" calcext:value-type="string">
            <text:p>nlm-lbp</text:p>
          </table:table-cell>
          <table:table-cell table:style-name="ce211" office:value-type="string" calcext:value-type="string">
            <text:p>nlm-glcm</text:p>
          </table:table-cell>
          <table:table-cell/>
          <table:table-cell table:style-name="ce3" office:value-type="string" calcext:value-type="string">
            <text:p>Imagem</text:p>
          </table:table-cell>
          <table:table-cell table:style-name="ce151" office:value-type="string" calcext:value-type="string">
            <text:p>noisy</text:p>
          </table:table-cell>
          <table:table-cell table:style-name="ce151" office:value-type="string" calcext:value-type="string">
            <text:p>nlm</text:p>
          </table:table-cell>
          <table:table-cell table:style-name="ce151" office:value-type="string" calcext:value-type="string">
            <text:p>nlm-lbp</text:p>
          </table:table-cell>
          <table:table-cell table:style-name="ce151" office:value-type="string" calcext:value-type="string">
            <text:p>nlm-glcm</text:p>
          </table:table-cell>
          <table:table-cell table:style-name="ce14"/>
          <table:table-cell table:style-name="ce219" office:value-type="string" calcext:value-type="string">
            <text:p>Imagem</text:p>
          </table:table-cell>
          <table:table-cell table:style-name="ce222" office:value-type="string" calcext:value-type="string">
            <text:p>noisy</text:p>
          </table:table-cell>
          <table:table-cell table:style-name="ce222" office:value-type="string" calcext:value-type="string">
            <text:p>nlm</text:p>
          </table:table-cell>
          <table:table-cell table:style-name="ce222" office:value-type="string" calcext:value-type="string">
            <text:p>nlm-lbp</text:p>
          </table:table-cell>
          <table:table-cell table:style-name="ce222" office:value-type="string" calcext:value-type="string">
            <text:p>nlm-glcm</text:p>
          </table:table-cell>
          <table:table-cell table:style-name="ce14" table:number-columns-repeated="1002"/>
        </table:table-row>
        <table:table-row table:style-name="ro3">
          <table:table-cell table:style-name="ce224" office:value-type="string" calcext:value-type="string">
            <text:p>C001</text:p>
          </table:table-cell>
          <table:table-cell table:style-name="ce226" table:formula="of:=AVERAGE(['file:///mnt/Dados/vinma/documentos/Gradua%C3%A7%C3%A3o/TCC/results-partial/HW_C001_120.xlsx'#$sigma_050.B$3:.B$12])" office:value-type="float" office:value="15.0512097813438" calcext:value-type="float">
            <text:p>15,05</text:p>
          </table:table-cell>
          <table:table-cell table:style-name="ce226" table:formula="of:=AVERAGE(['file:///mnt/Dados/vinma/documentos/Gradua%C3%A7%C3%A3o/TCC/results-partial/HW_C001_120.xlsx'#$sigma_050.C$3:.C$12])" office:value-type="float" office:value="18.7226403098333" calcext:value-type="float">
            <text:p>18,72</text:p>
          </table:table-cell>
          <table:table-cell table:style-name="ce226" table:formula="of:=AVERAGE(['file:///mnt/Dados/vinma/documentos/Gradua%C3%A7%C3%A3o/TCC/results-partial/HW_C001_120.xlsx'#$sigma_050.D$3:.D$12])" office:value-type="float" office:value="21.4165087743688" calcext:value-type="float">
            <text:p>21,42</text:p>
          </table:table-cell>
          <table:table-cell table:style-name="ce226" table:formula="of:=AVERAGE(['file:///mnt/Dados/vinma/documentos/Gradua%C3%A7%C3%A3o/TCC/results-partial/HW_C001_120.xlsx'#$sigma_050.E$3:.E$12])" office:value-type="float" office:value="20.372415101563" calcext:value-type="float">
            <text:p>20,37</text:p>
          </table:table-cell>
          <table:table-cell/>
          <table:table-cell table:style-name="ce224" office:value-type="string" calcext:value-type="string">
            <text:p>C001</text:p>
          </table:table-cell>
          <table:table-cell table:style-name="ce226" table:formula="of:=COM.MICROSOFT.STDEV.S(['file:///mnt/Dados/vinma/documentos/Gradua%C3%A7%C3%A3o/TCC/results-partial/HW_C001_120.xlsx'#$sigma_050.B$3:.B$12])" office:value-type="float" office:value="0.00758940346344872" calcext:value-type="float">
            <text:p>0,01</text:p>
          </table:table-cell>
          <table:table-cell table:style-name="ce226" table:formula="of:=COM.MICROSOFT.STDEV.S(['file:///mnt/Dados/vinma/documentos/Gradua%C3%A7%C3%A3o/TCC/results-partial/HW_C001_120.xlsx'#$sigma_050.C$3:.C$12])" office:value-type="float" office:value="0.0196400298444761" calcext:value-type="float">
            <text:p>0,02</text:p>
          </table:table-cell>
          <table:table-cell table:style-name="ce226" table:formula="of:=COM.MICROSOFT.STDEV.S(['file:///mnt/Dados/vinma/documentos/Gradua%C3%A7%C3%A3o/TCC/results-partial/HW_C001_120.xlsx'#$sigma_050.D$3:.D$12])" office:value-type="float" office:value="0.0259772770916253" calcext:value-type="float">
            <text:p>0,03</text:p>
          </table:table-cell>
          <table:table-cell table:style-name="ce226" table:formula="of:=COM.MICROSOFT.STDEV.S(['file:///mnt/Dados/vinma/documentos/Gradua%C3%A7%C3%A3o/TCC/results-partial/HW_C001_120.xlsx'#$sigma_050.E$3:.E$12])" office:value-type="float" office:value="0.0280024563292935" calcext:value-type="float">
            <text:p>0,03</text:p>
          </table:table-cell>
          <table:table-cell/>
          <table:table-cell table:style-name="ce224" office:value-type="string" calcext:value-type="string">
            <text:p>C001</text:p>
          </table:table-cell>
          <table:table-cell table:style-name="ce226" table:formula="of:=COM.MICROSOFT.CONFIDENCE.T(0.05/2; [.H4]; 10)" office:value-type="float" office:value="0.00644397260775043" calcext:value-type="float">
            <text:p>0,01</text:p>
          </table:table-cell>
          <table:table-cell table:style-name="ce226" table:formula="of:=COM.MICROSOFT.CONFIDENCE.T(0.05/2; [.I4]; 10)" office:value-type="float" office:value="0.0166758579831378" calcext:value-type="float">
            <text:p>0,02</text:p>
          </table:table-cell>
          <table:table-cell table:style-name="ce226" table:formula="of:=COM.MICROSOFT.CONFIDENCE.T(0.05/2; [.J4]; 10)" office:value-type="float" office:value="0.0220566560742983" calcext:value-type="float">
            <text:p>0,02</text:p>
          </table:table-cell>
          <table:table-cell table:style-name="ce226" table:formula="of:=COM.MICROSOFT.CONFIDENCE.T(0.05/2; [.K4]; 10)" office:value-type="float" office:value="0.0237761850987031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224" office:value-type="string" calcext:value-type="string">
            <text:p>C002</text:p>
          </table:table-cell>
          <table:table-cell table:style-name="ce226" table:formula="of:=AVERAGE(['file:///mnt/Dados/vinma/documentos/Gradua%C3%A7%C3%A3o/TCC/results-partial/HW_C002_120.xlsx'#$sigma_050.B$3:.B$12])" office:value-type="float" office:value="14.5999001674175" calcext:value-type="float">
            <text:p>14,60</text:p>
          </table:table-cell>
          <table:table-cell table:style-name="ce226" table:formula="of:=AVERAGE(['file:///mnt/Dados/vinma/documentos/Gradua%C3%A7%C3%A3o/TCC/results-partial/HW_C002_120.xlsx'#$sigma_050.C$3:.C$12])" office:value-type="float" office:value="21.7179311366272" calcext:value-type="float">
            <text:p>21,72</text:p>
          </table:table-cell>
          <table:table-cell table:style-name="ce226" table:formula="of:=AVERAGE(['file:///mnt/Dados/vinma/documentos/Gradua%C3%A7%C3%A3o/TCC/results-partial/HW_C002_120.xlsx'#$sigma_050.D$3:.D$12])" office:value-type="float" office:value="25.1789711557005" calcext:value-type="float">
            <text:p>25,18</text:p>
          </table:table-cell>
          <table:table-cell table:style-name="ce226" table:formula="of:=AVERAGE(['file:///mnt/Dados/vinma/documentos/Gradua%C3%A7%C3%A3o/TCC/results-partial/HW_C002_120.xlsx'#$sigma_050.E$3:.E$12])" office:value-type="float" office:value="24.1306303133405" calcext:value-type="float">
            <text:p>24,13</text:p>
          </table:table-cell>
          <table:table-cell/>
          <table:table-cell table:style-name="ce224" office:value-type="string" calcext:value-type="string">
            <text:p>C002</text:p>
          </table:table-cell>
          <table:table-cell table:style-name="ce226" table:formula="of:=COM.MICROSOFT.STDEV.S(['file:///mnt/Dados/vinma/documentos/Gradua%C3%A7%C3%A3o/TCC/results-partial/HW_C002_120.xlsx'#$sigma_050.B$3:.B$12])" office:value-type="float" office:value="0.00968301032864759" calcext:value-type="float">
            <text:p>0,01</text:p>
          </table:table-cell>
          <table:table-cell table:style-name="ce226" table:formula="of:=COM.MICROSOFT.STDEV.S(['file:///mnt/Dados/vinma/documentos/Gradua%C3%A7%C3%A3o/TCC/results-partial/HW_C002_120.xlsx'#$sigma_050.C$3:.C$12])" office:value-type="float" office:value="0.0231166034791358" calcext:value-type="float">
            <text:p>0,02</text:p>
          </table:table-cell>
          <table:table-cell table:style-name="ce226" table:formula="of:=COM.MICROSOFT.STDEV.S(['file:///mnt/Dados/vinma/documentos/Gradua%C3%A7%C3%A3o/TCC/results-partial/HW_C002_120.xlsx'#$sigma_050.D$3:.D$12])" office:value-type="float" office:value="0.035249639989784" calcext:value-type="float">
            <text:p>0,04</text:p>
          </table:table-cell>
          <table:table-cell table:style-name="ce226" table:formula="of:=COM.MICROSOFT.STDEV.S(['file:///mnt/Dados/vinma/documentos/Gradua%C3%A7%C3%A3o/TCC/results-partial/HW_C002_120.xlsx'#$sigma_050.E$3:.E$12])" office:value-type="float" office:value="0.0449700538155736" calcext:value-type="float">
            <text:p>0,04</text:p>
          </table:table-cell>
          <table:table-cell/>
          <table:table-cell table:style-name="ce224" office:value-type="string" calcext:value-type="string">
            <text:p>C002</text:p>
          </table:table-cell>
          <table:table-cell table:style-name="ce226" table:formula="of:=COM.MICROSOFT.CONFIDENCE.T(0.05/2; [.H5]; 10)" office:value-type="float" office:value="0.00822160181875686" calcext:value-type="float">
            <text:p>0,01</text:p>
          </table:table-cell>
          <table:table-cell table:style-name="ce226" table:formula="of:=COM.MICROSOFT.CONFIDENCE.T(0.05/2; [.I5]; 10)" office:value-type="float" office:value="0.0196277296787815" calcext:value-type="float">
            <text:p>0,02</text:p>
          </table:table-cell>
          <table:table-cell table:style-name="ce226" table:formula="of:=COM.MICROSOFT.CONFIDENCE.T(0.05/2; [.J5]; 10)" office:value-type="float" office:value="0.0299295874334785" calcext:value-type="float">
            <text:p>0,03</text:p>
          </table:table-cell>
          <table:table-cell table:style-name="ce226" table:formula="of:=COM.MICROSOFT.CONFIDENCE.T(0.05/2; [.K5]; 10)" office:value-type="float" office:value="0.0381829476258912" calcext:value-type="float">
            <text:p>0,04</text:p>
          </table:table-cell>
          <table:table-cell table:number-columns-repeated="1002"/>
        </table:table-row>
        <table:table-row table:style-name="ro3">
          <table:table-cell table:style-name="ce224" office:value-type="string" calcext:value-type="string">
            <text:p>C004</text:p>
          </table:table-cell>
          <table:table-cell table:style-name="ce226" table:formula="of:=AVERAGE(['file:///mnt/Dados/vinma/documentos/Gradua%C3%A7%C3%A3o/TCC/results-partial/HW_C004_120.xlsx'#$sigma_050.B$3:.B$12])" office:value-type="float" office:value="14.7845424487448" calcext:value-type="float">
            <text:p>14,78</text:p>
          </table:table-cell>
          <table:table-cell table:style-name="ce226" table:formula="of:=AVERAGE(['file:///mnt/Dados/vinma/documentos/Gradua%C3%A7%C3%A3o/TCC/results-partial/HW_C004_120.xlsx'#$sigma_050.C$3:.C$12])" office:value-type="float" office:value="21.2053277860823" calcext:value-type="float">
            <text:p>21,21</text:p>
          </table:table-cell>
          <table:table-cell table:style-name="ce226" table:formula="of:=AVERAGE(['file:///mnt/Dados/vinma/documentos/Gradua%C3%A7%C3%A3o/TCC/results-partial/HW_C004_120.xlsx'#$sigma_050.D$3:.D$12])" office:value-type="float" office:value="23.798878109345" calcext:value-type="float">
            <text:p>23,80</text:p>
          </table:table-cell>
          <table:table-cell table:style-name="ce226" table:formula="of:=AVERAGE(['file:///mnt/Dados/vinma/documentos/Gradua%C3%A7%C3%A3o/TCC/results-partial/HW_C004_120.xlsx'#$sigma_050.E$3:.E$12])" office:value-type="float" office:value="22.5697008097591" calcext:value-type="float">
            <text:p>22,57</text:p>
          </table:table-cell>
          <table:table-cell/>
          <table:table-cell table:style-name="ce224" office:value-type="string" calcext:value-type="string">
            <text:p>C004</text:p>
          </table:table-cell>
          <table:table-cell table:style-name="ce226" table:formula="of:=COM.MICROSOFT.STDEV.S(['file:///mnt/Dados/vinma/documentos/Gradua%C3%A7%C3%A3o/TCC/results-partial/HW_C004_120.xlsx'#$sigma_050.B$3:.B$12])" office:value-type="float" office:value="0.0098169851795095" calcext:value-type="float">
            <text:p>0,01</text:p>
          </table:table-cell>
          <table:table-cell table:style-name="ce226" table:formula="of:=COM.MICROSOFT.STDEV.S(['file:///mnt/Dados/vinma/documentos/Gradua%C3%A7%C3%A3o/TCC/results-partial/HW_C004_120.xlsx'#$sigma_050.C$3:.C$12])" office:value-type="float" office:value="0.0187216721763656" calcext:value-type="float">
            <text:p>0,02</text:p>
          </table:table-cell>
          <table:table-cell table:style-name="ce226" table:formula="of:=COM.MICROSOFT.STDEV.S(['file:///mnt/Dados/vinma/documentos/Gradua%C3%A7%C3%A3o/TCC/results-partial/HW_C004_120.xlsx'#$sigma_050.D$3:.D$12])" office:value-type="float" office:value="0.0297493450234112" calcext:value-type="float">
            <text:p>0,03</text:p>
          </table:table-cell>
          <table:table-cell table:style-name="ce226" table:formula="of:=COM.MICROSOFT.STDEV.S(['file:///mnt/Dados/vinma/documentos/Gradua%C3%A7%C3%A3o/TCC/results-partial/HW_C004_120.xlsx'#$sigma_050.E$3:.E$12])" office:value-type="float" office:value="0.0259849970833175" calcext:value-type="float">
            <text:p>0,03</text:p>
          </table:table-cell>
          <table:table-cell/>
          <table:table-cell table:style-name="ce224" office:value-type="string" calcext:value-type="string">
            <text:p>C004</text:p>
          </table:table-cell>
          <table:table-cell table:style-name="ce226" table:formula="of:=COM.MICROSOFT.CONFIDENCE.T(0.05/2; [.H6]; 10)" office:value-type="float" office:value="0.00833535651281674" calcext:value-type="float">
            <text:p>0,01</text:p>
          </table:table-cell>
          <table:table-cell table:style-name="ce226" table:formula="of:=COM.MICROSOFT.CONFIDENCE.T(0.05/2; [.I6]; 10)" office:value-type="float" office:value="0.0158961034627829" calcext:value-type="float">
            <text:p>0,02</text:p>
          </table:table-cell>
          <table:table-cell table:style-name="ce226" table:formula="of:=COM.MICROSOFT.CONFIDENCE.T(0.05/2; [.J6]; 10)" office:value-type="float" office:value="0.0252594245849022" calcext:value-type="float">
            <text:p>0,03</text:p>
          </table:table-cell>
          <table:table-cell table:style-name="ce226" table:formula="of:=COM.MICROSOFT.CONFIDENCE.T(0.05/2; [.K6]; 10)" office:value-type="float" office:value="0.022063210926104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224" office:value-type="string" calcext:value-type="string">
            <text:p>C009</text:p>
          </table:table-cell>
          <table:table-cell table:style-name="ce226" table:formula="of:=AVERAGE(['file:///mnt/Dados/vinma/documentos/Gradua%C3%A7%C3%A3o/TCC/results-partial/HW_C009_120.xlsx'#$sigma_050.B$3:.B$12])" office:value-type="float" office:value="14.6008084123042" calcext:value-type="float">
            <text:p>14,60</text:p>
          </table:table-cell>
          <table:table-cell table:style-name="ce226" table:formula="of:=AVERAGE(['file:///mnt/Dados/vinma/documentos/Gradua%C3%A7%C3%A3o/TCC/results-partial/HW_C009_120.xlsx'#$sigma_050.C$3:.C$12])" office:value-type="float" office:value="19.8869377497759" calcext:value-type="float">
            <text:p>19,89</text:p>
          </table:table-cell>
          <table:table-cell table:style-name="ce226" table:formula="of:=AVERAGE(['file:///mnt/Dados/vinma/documentos/Gradua%C3%A7%C3%A3o/TCC/results-partial/HW_C009_120.xlsx'#$sigma_050.D$3:.D$12])" office:value-type="float" office:value="21.5389937892352" calcext:value-type="float">
            <text:p>21,54</text:p>
          </table:table-cell>
          <table:table-cell table:style-name="ce226" table:formula="of:=AVERAGE(['file:///mnt/Dados/vinma/documentos/Gradua%C3%A7%C3%A3o/TCC/results-partial/HW_C009_120.xlsx'#$sigma_050.E$3:.E$12])" office:value-type="float" office:value="20.251565215656" calcext:value-type="float">
            <text:p>20,25</text:p>
          </table:table-cell>
          <table:table-cell/>
          <table:table-cell table:style-name="ce224" office:value-type="string" calcext:value-type="string">
            <text:p>C009</text:p>
          </table:table-cell>
          <table:table-cell table:style-name="ce226" table:formula="of:=COM.MICROSOFT.STDEV.S(['file:///mnt/Dados/vinma/documentos/Gradua%C3%A7%C3%A3o/TCC/results-partial/HW_C009_120.xlsx'#$sigma_050.B$3:.B$12])" office:value-type="float" office:value="0.00887189263892139" calcext:value-type="float">
            <text:p>0,01</text:p>
          </table:table-cell>
          <table:table-cell table:style-name="ce226" table:formula="of:=COM.MICROSOFT.STDEV.S(['file:///mnt/Dados/vinma/documentos/Gradua%C3%A7%C3%A3o/TCC/results-partial/HW_C009_120.xlsx'#$sigma_050.C$3:.C$12])" office:value-type="float" office:value="0.0114774048761839" calcext:value-type="float">
            <text:p>0,01</text:p>
          </table:table-cell>
          <table:table-cell table:style-name="ce226" table:formula="of:=COM.MICROSOFT.STDEV.S(['file:///mnt/Dados/vinma/documentos/Gradua%C3%A7%C3%A3o/TCC/results-partial/HW_C009_120.xlsx'#$sigma_050.D$3:.D$12])" office:value-type="float" office:value="0.0183307566166181" calcext:value-type="float">
            <text:p>0,02</text:p>
          </table:table-cell>
          <table:table-cell table:style-name="ce226" table:formula="of:=COM.MICROSOFT.STDEV.S(['file:///mnt/Dados/vinma/documentos/Gradua%C3%A7%C3%A3o/TCC/results-partial/HW_C009_120.xlsx'#$sigma_050.E$3:.E$12])" office:value-type="float" office:value="0.0193179041577934" calcext:value-type="float">
            <text:p>0,02</text:p>
          </table:table-cell>
          <table:table-cell/>
          <table:table-cell table:style-name="ce224" office:value-type="string" calcext:value-type="string">
            <text:p>C009</text:p>
          </table:table-cell>
          <table:table-cell table:style-name="ce226" table:formula="of:=COM.MICROSOFT.CONFIDENCE.T(0.05/2; [.H7]; 10)" office:value-type="float" office:value="0.00753290208109891" calcext:value-type="float">
            <text:p>0,01</text:p>
          </table:table-cell>
          <table:table-cell table:style-name="ce226" table:formula="of:=COM.MICROSOFT.CONFIDENCE.T(0.05/2; [.I7]; 10)" office:value-type="float" office:value="0.00974517733658374" calcext:value-type="float">
            <text:p>0,01</text:p>
          </table:table-cell>
          <table:table-cell table:style-name="ce226" table:formula="of:=COM.MICROSOFT.CONFIDENCE.T(0.05/2; [.J7]; 10)" office:value-type="float" office:value="0.0155641868409972" calcext:value-type="float">
            <text:p>0,02</text:p>
          </table:table-cell>
          <table:table-cell table:style-name="ce226" table:formula="of:=COM.MICROSOFT.CONFIDENCE.T(0.05/2; [.K7]; 10)" office:value-type="float" office:value="0.016402349121574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224" office:value-type="string" calcext:value-type="string">
            <text:p>C011</text:p>
          </table:table-cell>
          <table:table-cell table:style-name="ce226" table:formula="of:=AVERAGE(['file:///mnt/Dados/vinma/documentos/Gradua%C3%A7%C3%A3o/TCC/results-partial/HW_C011_120.xlsx'#$sigma_050.B$3:.B$12])" office:value-type="float" office:value="14.6901230150083" calcext:value-type="float">
            <text:p>14,69</text:p>
          </table:table-cell>
          <table:table-cell table:style-name="ce226" table:formula="of:=AVERAGE(['file:///mnt/Dados/vinma/documentos/Gradua%C3%A7%C3%A3o/TCC/results-partial/HW_C011_120.xlsx'#$sigma_050.C$3:.C$12])" office:value-type="float" office:value="19.8404631378382" calcext:value-type="float">
            <text:p>19,84</text:p>
          </table:table-cell>
          <table:table-cell table:style-name="ce226" table:formula="of:=AVERAGE(['file:///mnt/Dados/vinma/documentos/Gradua%C3%A7%C3%A3o/TCC/results-partial/HW_C011_120.xlsx'#$sigma_050.D$3:.D$12])" office:value-type="float" office:value="22.5463174449158" calcext:value-type="float">
            <text:p>22,55</text:p>
          </table:table-cell>
          <table:table-cell table:style-name="ce226" table:formula="of:=AVERAGE(['file:///mnt/Dados/vinma/documentos/Gradua%C3%A7%C3%A3o/TCC/results-partial/HW_C011_120.xlsx'#$sigma_050.E$3:.E$12])" office:value-type="float" office:value="21.0960118952176" calcext:value-type="float">
            <text:p>21,10</text:p>
          </table:table-cell>
          <table:table-cell/>
          <table:table-cell table:style-name="ce224" office:value-type="string" calcext:value-type="string">
            <text:p>C011</text:p>
          </table:table-cell>
          <table:table-cell table:style-name="ce226" table:formula="of:=COM.MICROSOFT.STDEV.S(['file:///mnt/Dados/vinma/documentos/Gradua%C3%A7%C3%A3o/TCC/results-partial/HW_C011_120.xlsx'#$sigma_050.B$3:.B$12])" office:value-type="float" office:value="0.0147269114308567" calcext:value-type="float">
            <text:p>0,01</text:p>
          </table:table-cell>
          <table:table-cell table:style-name="ce226" table:formula="of:=COM.MICROSOFT.STDEV.S(['file:///mnt/Dados/vinma/documentos/Gradua%C3%A7%C3%A3o/TCC/results-partial/HW_C011_120.xlsx'#$sigma_050.C$3:.C$12])" office:value-type="float" office:value="0.0193060332040165" calcext:value-type="float">
            <text:p>0,02</text:p>
          </table:table-cell>
          <table:table-cell table:style-name="ce226" table:formula="of:=COM.MICROSOFT.STDEV.S(['file:///mnt/Dados/vinma/documentos/Gradua%C3%A7%C3%A3o/TCC/results-partial/HW_C011_120.xlsx'#$sigma_050.D$3:.D$12])" office:value-type="float" office:value="0.036634773553232" calcext:value-type="float">
            <text:p>0,04</text:p>
          </table:table-cell>
          <table:table-cell table:style-name="ce226" table:formula="of:=COM.MICROSOFT.STDEV.S(['file:///mnt/Dados/vinma/documentos/Gradua%C3%A7%C3%A3o/TCC/results-partial/HW_C011_120.xlsx'#$sigma_050.E$3:.E$12])" office:value-type="float" office:value="0.0337472573992966" calcext:value-type="float">
            <text:p>0,03</text:p>
          </table:table-cell>
          <table:table-cell/>
          <table:table-cell table:style-name="ce224" office:value-type="string" calcext:value-type="string">
            <text:p>C011</text:p>
          </table:table-cell>
          <table:table-cell table:style-name="ce226" table:formula="of:=COM.MICROSOFT.CONFIDENCE.T(0.05/2; [.H8]; 10)" office:value-type="float" office:value="0.0125042520554156" calcext:value-type="float">
            <text:p>0,01</text:p>
          </table:table-cell>
          <table:table-cell table:style-name="ce226" table:formula="of:=COM.MICROSOFT.CONFIDENCE.T(0.05/2; [.I8]; 10)" office:value-type="float" office:value="0.0163922697917117" calcext:value-type="float">
            <text:p>0,02</text:p>
          </table:table-cell>
          <table:table-cell table:style-name="ce226" table:formula="of:=COM.MICROSOFT.CONFIDENCE.T(0.05/2; [.J8]; 10)" office:value-type="float" office:value="0.031105669688681" calcext:value-type="float">
            <text:p>0,03</text:p>
          </table:table-cell>
          <table:table-cell table:style-name="ce226" table:formula="of:=COM.MICROSOFT.CONFIDENCE.T(0.05/2; [.K8]; 10)" office:value-type="float" office:value="0.028653951962774" calcext:value-type="float">
            <text:p>0,03</text:p>
          </table:table-cell>
          <table:table-cell table:number-columns-repeated="1002"/>
        </table:table-row>
        <table:table-row table:style-name="ro3">
          <table:table-cell table:style-name="ce224" office:value-type="string" calcext:value-type="string">
            <text:p>C012</text:p>
          </table:table-cell>
          <table:table-cell table:style-name="ce226" table:formula="of:=AVERAGE(['file:///mnt/Dados/vinma/documentos/Gradua%C3%A7%C3%A3o/TCC/results-partial/HW_C012_120.xlsx'#$sigma_050.B$3:.B$12])" office:value-type="float" office:value="14.9857628694245" calcext:value-type="float">
            <text:p>14,99</text:p>
          </table:table-cell>
          <table:table-cell table:style-name="ce226" table:formula="of:=AVERAGE(['file:///mnt/Dados/vinma/documentos/Gradua%C3%A7%C3%A3o/TCC/results-partial/HW_C012_120.xlsx'#$sigma_050.C$3:.C$12])" office:value-type="float" office:value="22.3551215882279" calcext:value-type="float">
            <text:p>22,36</text:p>
          </table:table-cell>
          <table:table-cell table:style-name="ce226" table:formula="of:=AVERAGE(['file:///mnt/Dados/vinma/documentos/Gradua%C3%A7%C3%A3o/TCC/results-partial/HW_C012_120.xlsx'#$sigma_050.D$3:.D$12])" office:value-type="float" office:value="25.1146762841327" calcext:value-type="float">
            <text:p>25,11</text:p>
          </table:table-cell>
          <table:table-cell table:style-name="ce226" table:formula="of:=AVERAGE(['file:///mnt/Dados/vinma/documentos/Gradua%C3%A7%C3%A3o/TCC/results-partial/HW_C012_120.xlsx'#$sigma_050.E$3:.E$12])" office:value-type="float" office:value="24.0090688031969" calcext:value-type="float">
            <text:p>24,01</text:p>
          </table:table-cell>
          <table:table-cell/>
          <table:table-cell table:style-name="ce224" office:value-type="string" calcext:value-type="string">
            <text:p>C012</text:p>
          </table:table-cell>
          <table:table-cell table:style-name="ce226" table:formula="of:=COM.MICROSOFT.STDEV.S(['file:///mnt/Dados/vinma/documentos/Gradua%C3%A7%C3%A3o/TCC/results-partial/HW_C012_120.xlsx'#$sigma_050.B$3:.B$12])" office:value-type="float" office:value="0.00778406213122189" calcext:value-type="float">
            <text:p>0,01</text:p>
          </table:table-cell>
          <table:table-cell table:style-name="ce226" table:formula="of:=COM.MICROSOFT.STDEV.S(['file:///mnt/Dados/vinma/documentos/Gradua%C3%A7%C3%A3o/TCC/results-partial/HW_C012_120.xlsx'#$sigma_050.C$3:.C$12])" office:value-type="float" office:value="0.0151468606065164" calcext:value-type="float">
            <text:p>0,02</text:p>
          </table:table-cell>
          <table:table-cell table:style-name="ce226" table:formula="of:=COM.MICROSOFT.STDEV.S(['file:///mnt/Dados/vinma/documentos/Gradua%C3%A7%C3%A3o/TCC/results-partial/HW_C012_120.xlsx'#$sigma_050.D$3:.D$12])" office:value-type="float" office:value="0.0222565699480882" calcext:value-type="float">
            <text:p>0,02</text:p>
          </table:table-cell>
          <table:table-cell table:style-name="ce226" table:formula="of:=COM.MICROSOFT.STDEV.S(['file:///mnt/Dados/vinma/documentos/Gradua%C3%A7%C3%A3o/TCC/results-partial/HW_C012_120.xlsx'#$sigma_050.E$3:.E$12])" office:value-type="float" office:value="0.0153412590629094" calcext:value-type="float">
            <text:p>0,02</text:p>
          </table:table-cell>
          <table:table-cell/>
          <table:table-cell table:style-name="ce224" office:value-type="string" calcext:value-type="string">
            <text:p>C012</text:p>
          </table:table-cell>
          <table:table-cell table:style-name="ce226" table:formula="of:=COM.MICROSOFT.CONFIDENCE.T(0.05/2; [.H9]; 10)" office:value-type="float" office:value="0.006609252412551" calcext:value-type="float">
            <text:p>0,01</text:p>
          </table:table-cell>
          <table:table-cell table:style-name="ce226" table:formula="of:=COM.MICROSOFT.CONFIDENCE.T(0.05/2; [.I9]; 10)" office:value-type="float" office:value="0.0128608203941042" calcext:value-type="float">
            <text:p>0,01</text:p>
          </table:table-cell>
          <table:table-cell table:style-name="ce226" table:formula="of:=COM.MICROSOFT.CONFIDENCE.T(0.05/2; [.J9]; 10)" office:value-type="float" office:value="0.0188974967240429" calcext:value-type="float">
            <text:p>0,02</text:p>
          </table:table-cell>
          <table:table-cell table:style-name="ce226" table:formula="of:=COM.MICROSOFT.CONFIDENCE.T(0.05/2; [.K9]; 10)" office:value-type="float" office:value="0.0130258792599318" calcext:value-type="float">
            <text:p>0,01</text:p>
          </table:table-cell>
          <table:table-cell table:number-columns-repeated="1002"/>
        </table:table-row>
        <table:table-row table:style-name="ro3">
          <table:table-cell table:style-name="ce224" office:value-type="string" calcext:value-type="string">
            <text:p>C013</text:p>
          </table:table-cell>
          <table:table-cell table:style-name="ce226" table:formula="of:=AVERAGE(['file:///mnt/Dados/vinma/documentos/Gradua%C3%A7%C3%A3o/TCC/results-partial/HW_C013_120.xlsx'#$sigma_050.B$3:.B$12])" office:value-type="float" office:value="14.7959978855594" calcext:value-type="float">
            <text:p>14,80</text:p>
          </table:table-cell>
          <table:table-cell table:style-name="ce226" table:formula="of:=AVERAGE(['file:///mnt/Dados/vinma/documentos/Gradua%C3%A7%C3%A3o/TCC/results-partial/HW_C013_120.xlsx'#$sigma_050.C$3:.C$12])" office:value-type="float" office:value="20.4785617992817" calcext:value-type="float">
            <text:p>20,48</text:p>
          </table:table-cell>
          <table:table-cell table:style-name="ce226" table:formula="of:=AVERAGE(['file:///mnt/Dados/vinma/documentos/Gradua%C3%A7%C3%A3o/TCC/results-partial/HW_C013_120.xlsx'#$sigma_050.D$3:.D$12])" office:value-type="float" office:value="22.9986478585425" calcext:value-type="float">
            <text:p>23,00</text:p>
          </table:table-cell>
          <table:table-cell table:style-name="ce226" table:formula="of:=AVERAGE(['file:///mnt/Dados/vinma/documentos/Gradua%C3%A7%C3%A3o/TCC/results-partial/HW_C013_120.xlsx'#$sigma_050.E$3:.E$12])" office:value-type="float" office:value="22.1450066147347" calcext:value-type="float">
            <text:p>22,15</text:p>
          </table:table-cell>
          <table:table-cell/>
          <table:table-cell table:style-name="ce224" office:value-type="string" calcext:value-type="string">
            <text:p>C013</text:p>
          </table:table-cell>
          <table:table-cell table:style-name="ce226" table:formula="of:=COM.MICROSOFT.STDEV.S(['file:///mnt/Dados/vinma/documentos/Gradua%C3%A7%C3%A3o/TCC/results-partial/HW_C013_120.xlsx'#$sigma_050.B$3:.B$12])" office:value-type="float" office:value="0.0114190550662986" calcext:value-type="float">
            <text:p>0,01</text:p>
          </table:table-cell>
          <table:table-cell table:style-name="ce226" table:formula="of:=COM.MICROSOFT.STDEV.S(['file:///mnt/Dados/vinma/documentos/Gradua%C3%A7%C3%A3o/TCC/results-partial/HW_C013_120.xlsx'#$sigma_050.C$3:.C$12])" office:value-type="float" office:value="0.0185422176413178" calcext:value-type="float">
            <text:p>0,02</text:p>
          </table:table-cell>
          <table:table-cell table:style-name="ce226" table:formula="of:=COM.MICROSOFT.STDEV.S(['file:///mnt/Dados/vinma/documentos/Gradua%C3%A7%C3%A3o/TCC/results-partial/HW_C013_120.xlsx'#$sigma_050.D$3:.D$12])" office:value-type="float" office:value="0.0251456332259556" calcext:value-type="float">
            <text:p>0,03</text:p>
          </table:table-cell>
          <table:table-cell table:style-name="ce226" table:formula="of:=COM.MICROSOFT.STDEV.S(['file:///mnt/Dados/vinma/documentos/Gradua%C3%A7%C3%A3o/TCC/results-partial/HW_C013_120.xlsx'#$sigma_050.E$3:.E$12])" office:value-type="float" office:value="0.0182962333157761" calcext:value-type="float">
            <text:p>0,02</text:p>
          </table:table-cell>
          <table:table-cell/>
          <table:table-cell table:style-name="ce224" office:value-type="string" calcext:value-type="string">
            <text:p>C013</text:p>
          </table:table-cell>
          <table:table-cell table:style-name="ce226" table:formula="of:=COM.MICROSOFT.CONFIDENCE.T(0.05/2; [.H10]; 10)" office:value-type="float" office:value="0.00969563397281616" calcext:value-type="float">
            <text:p>0,01</text:p>
          </table:table-cell>
          <table:table-cell table:style-name="ce226" table:formula="of:=COM.MICROSOFT.CONFIDENCE.T(0.05/2; [.I10]; 10)" office:value-type="float" office:value="0.0157437331066997" calcext:value-type="float">
            <text:p>0,02</text:p>
          </table:table-cell>
          <table:table-cell table:style-name="ce226" table:formula="of:=COM.MICROSOFT.CONFIDENCE.T(0.05/2; [.J10]; 10)" office:value-type="float" office:value="0.0213505280741743" calcext:value-type="float">
            <text:p>0,02</text:p>
          </table:table-cell>
          <table:table-cell table:style-name="ce226" table:formula="of:=COM.MICROSOFT.CONFIDENCE.T(0.05/2; [.K10]; 10)" office:value-type="float" office:value="0.0155348739699624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224" office:value-type="string" calcext:value-type="string">
            <text:p>C015</text:p>
          </table:table-cell>
          <table:table-cell table:style-name="ce226" table:formula="of:=AVERAGE(['file:///mnt/Dados/vinma/documentos/Gradua%C3%A7%C3%A3o/TCC/results-partial/HW_C015_120.xlsx'#$sigma_050.B$3:.B$12])" office:value-type="float" office:value="14.8409136661112" calcext:value-type="float">
            <text:p>14,84</text:p>
          </table:table-cell>
          <table:table-cell table:style-name="ce226" table:formula="of:=AVERAGE(['file:///mnt/Dados/vinma/documentos/Gradua%C3%A7%C3%A3o/TCC/results-partial/HW_C015_120.xlsx'#$sigma_050.C$3:.C$12])" office:value-type="float" office:value="22.1041951111242" calcext:value-type="float">
            <text:p>22,10</text:p>
          </table:table-cell>
          <table:table-cell table:style-name="ce226" table:formula="of:=AVERAGE(['file:///mnt/Dados/vinma/documentos/Gradua%C3%A7%C3%A3o/TCC/results-partial/HW_C015_120.xlsx'#$sigma_050.D$3:.D$12])" office:value-type="float" office:value="23.8442218367083" calcext:value-type="float">
            <text:p>23,84</text:p>
          </table:table-cell>
          <table:table-cell table:style-name="ce226" table:formula="of:=AVERAGE(['file:///mnt/Dados/vinma/documentos/Gradua%C3%A7%C3%A3o/TCC/results-partial/HW_C015_120.xlsx'#$sigma_050.E$3:.E$12])" office:value-type="float" office:value="22.6932063615536" calcext:value-type="float">
            <text:p>22,69</text:p>
          </table:table-cell>
          <table:table-cell/>
          <table:table-cell table:style-name="ce224" office:value-type="string" calcext:value-type="string">
            <text:p>C015</text:p>
          </table:table-cell>
          <table:table-cell table:style-name="ce226" table:formula="of:=COM.MICROSOFT.STDEV.S(['file:///mnt/Dados/vinma/documentos/Gradua%C3%A7%C3%A3o/TCC/results-partial/HW_C015_120.xlsx'#$sigma_050.B$3:.B$12])" office:value-type="float" office:value="0.0127830392541414" calcext:value-type="float">
            <text:p>0,01</text:p>
          </table:table-cell>
          <table:table-cell table:style-name="ce226" table:formula="of:=COM.MICROSOFT.STDEV.S(['file:///mnt/Dados/vinma/documentos/Gradua%C3%A7%C3%A3o/TCC/results-partial/HW_C015_120.xlsx'#$sigma_050.C$3:.C$12])" office:value-type="float" office:value="0.0173243762819318" calcext:value-type="float">
            <text:p>0,02</text:p>
          </table:table-cell>
          <table:table-cell table:style-name="ce226" table:formula="of:=COM.MICROSOFT.STDEV.S(['file:///mnt/Dados/vinma/documentos/Gradua%C3%A7%C3%A3o/TCC/results-partial/HW_C015_120.xlsx'#$sigma_050.D$3:.D$12])" office:value-type="float" office:value="0.0134682161252273" calcext:value-type="float">
            <text:p>0,01</text:p>
          </table:table-cell>
          <table:table-cell table:style-name="ce226" table:formula="of:=COM.MICROSOFT.STDEV.S(['file:///mnt/Dados/vinma/documentos/Gradua%C3%A7%C3%A3o/TCC/results-partial/HW_C015_120.xlsx'#$sigma_050.E$3:.E$12])" office:value-type="float" office:value="0.014957590378802" calcext:value-type="float">
            <text:p>0,01</text:p>
          </table:table-cell>
          <table:table-cell/>
          <table:table-cell table:style-name="ce224" office:value-type="string" calcext:value-type="string">
            <text:p>C015</text:p>
          </table:table-cell>
          <table:table-cell table:style-name="ce226" table:formula="of:=COM.MICROSOFT.CONFIDENCE.T(0.05/2; [.H11]; 10)" office:value-type="float" office:value="0.0108537588223112" calcext:value-type="float">
            <text:p>0,01</text:p>
          </table:table-cell>
          <table:table-cell table:style-name="ce226" table:formula="of:=COM.MICROSOFT.CONFIDENCE.T(0.05/2; [.I11]; 10)" office:value-type="float" office:value="0.0147096944766197" calcext:value-type="float">
            <text:p>0,01</text:p>
          </table:table-cell>
          <table:table-cell table:style-name="ce226" table:formula="of:=COM.MICROSOFT.CONFIDENCE.T(0.05/2; [.J11]; 10)" office:value-type="float" office:value="0.0114355253616717" calcext:value-type="float">
            <text:p>0,01</text:p>
          </table:table-cell>
          <table:table-cell table:style-name="ce226" table:formula="of:=COM.MICROSOFT.CONFIDENCE.T(0.05/2; [.K11]; 10)" office:value-type="float" office:value="0.0127001157789485" calcext:value-type="float">
            <text:p>0,01</text:p>
          </table:table-cell>
          <table:table-cell table:number-columns-repeated="1002"/>
        </table:table-row>
        <table:table-row table:style-name="ro3">
          <table:table-cell table:style-name="ce224" office:value-type="string" calcext:value-type="string">
            <text:p>C016</text:p>
          </table:table-cell>
          <table:table-cell table:style-name="ce226" table:formula="of:=AVERAGE(['file:///mnt/Dados/vinma/documentos/Gradua%C3%A7%C3%A3o/TCC/results-partial/HW_C016_120.xlsx'#$sigma_050.B$3:.B$12])" office:value-type="float" office:value="14.7878017519043" calcext:value-type="float">
            <text:p>14,79</text:p>
          </table:table-cell>
          <table:table-cell table:style-name="ce226" table:formula="of:=AVERAGE(['file:///mnt/Dados/vinma/documentos/Gradua%C3%A7%C3%A3o/TCC/results-partial/HW_C016_120.xlsx'#$sigma_050.C$3:.C$12])" office:value-type="float" office:value="19.2393539321132" calcext:value-type="float">
            <text:p>19,24</text:p>
          </table:table-cell>
          <table:table-cell table:style-name="ce226" table:formula="of:=AVERAGE(['file:///mnt/Dados/vinma/documentos/Gradua%C3%A7%C3%A3o/TCC/results-partial/HW_C016_120.xlsx'#$sigma_050.D$3:.D$12])" office:value-type="float" office:value="21.3116126517538" calcext:value-type="float">
            <text:p>21,31</text:p>
          </table:table-cell>
          <table:table-cell table:style-name="ce226" table:formula="of:=AVERAGE(['file:///mnt/Dados/vinma/documentos/Gradua%C3%A7%C3%A3o/TCC/results-partial/HW_C016_120.xlsx'#$sigma_050.E$3:.E$12])" office:value-type="float" office:value="19.8753800284" calcext:value-type="float">
            <text:p>19,88</text:p>
          </table:table-cell>
          <table:table-cell/>
          <table:table-cell table:style-name="ce224" office:value-type="string" calcext:value-type="string">
            <text:p>C016</text:p>
          </table:table-cell>
          <table:table-cell table:style-name="ce226" table:formula="of:=COM.MICROSOFT.STDEV.S(['file:///mnt/Dados/vinma/documentos/Gradua%C3%A7%C3%A3o/TCC/results-partial/HW_C016_120.xlsx'#$sigma_050.B$3:.B$12])" office:value-type="float" office:value="0.00987689853086858" calcext:value-type="float">
            <text:p>0,01</text:p>
          </table:table-cell>
          <table:table-cell table:style-name="ce226" table:formula="of:=COM.MICROSOFT.STDEV.S(['file:///mnt/Dados/vinma/documentos/Gradua%C3%A7%C3%A3o/TCC/results-partial/HW_C016_120.xlsx'#$sigma_050.C$3:.C$12])" office:value-type="float" office:value="0.0173540016234932" calcext:value-type="float">
            <text:p>0,02</text:p>
          </table:table-cell>
          <table:table-cell table:style-name="ce226" table:formula="of:=COM.MICROSOFT.STDEV.S(['file:///mnt/Dados/vinma/documentos/Gradua%C3%A7%C3%A3o/TCC/results-partial/HW_C016_120.xlsx'#$sigma_050.D$3:.D$12])" office:value-type="float" office:value="0.022003096734179" calcext:value-type="float">
            <text:p>0,02</text:p>
          </table:table-cell>
          <table:table-cell table:style-name="ce226" table:formula="of:=COM.MICROSOFT.STDEV.S(['file:///mnt/Dados/vinma/documentos/Gradua%C3%A7%C3%A3o/TCC/results-partial/HW_C016_120.xlsx'#$sigma_050.E$3:.E$12])" office:value-type="float" office:value="0.0265052152364143" calcext:value-type="float">
            <text:p>0,03</text:p>
          </table:table-cell>
          <table:table-cell/>
          <table:table-cell table:style-name="ce224" office:value-type="string" calcext:value-type="string">
            <text:p>C016</text:p>
          </table:table-cell>
          <table:table-cell table:style-name="ce226" table:formula="of:=COM.MICROSOFT.CONFIDENCE.T(0.05/2; [.H12]; 10)" office:value-type="float" office:value="0.00838622744053271" calcext:value-type="float">
            <text:p>0,01</text:p>
          </table:table-cell>
          <table:table-cell table:style-name="ce226" table:formula="of:=COM.MICROSOFT.CONFIDENCE.T(0.05/2; [.I12]; 10)" office:value-type="float" office:value="0.0147348486129673" calcext:value-type="float">
            <text:p>0,01</text:p>
          </table:table-cell>
          <table:table-cell table:style-name="ce226" table:formula="of:=COM.MICROSOFT.CONFIDENCE.T(0.05/2; [.J12]; 10)" office:value-type="float" office:value="0.0186822789595512" calcext:value-type="float">
            <text:p>0,02</text:p>
          </table:table-cell>
          <table:table-cell table:style-name="ce226" table:formula="of:=COM.MICROSOFT.CONFIDENCE.T(0.05/2; [.K12]; 10)" office:value-type="float" office:value="0.0225049151449869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224" office:value-type="string" calcext:value-type="string">
            <text:p>C017</text:p>
          </table:table-cell>
          <table:table-cell table:style-name="ce226" table:formula="of:=AVERAGE(['file:///mnt/Dados/vinma/documentos/Gradua%C3%A7%C3%A3o/TCC/results-partial/HW_C017_120.xlsx'#$sigma_050.B$3:.B$12])" office:value-type="float" office:value="14.8349587349594" calcext:value-type="float">
            <text:p>14,83</text:p>
          </table:table-cell>
          <table:table-cell table:style-name="ce226" table:formula="of:=AVERAGE(['file:///mnt/Dados/vinma/documentos/Gradua%C3%A7%C3%A3o/TCC/results-partial/HW_C017_120.xlsx'#$sigma_050.C$3:.C$12])" office:value-type="float" office:value="19.904631869315" calcext:value-type="float">
            <text:p>19,90</text:p>
          </table:table-cell>
          <table:table-cell table:style-name="ce226" table:formula="of:=AVERAGE(['file:///mnt/Dados/vinma/documentos/Gradua%C3%A7%C3%A3o/TCC/results-partial/HW_C017_120.xlsx'#$sigma_050.D$3:.D$12])" office:value-type="float" office:value="21.4653484500254" calcext:value-type="float">
            <text:p>21,47</text:p>
          </table:table-cell>
          <table:table-cell table:style-name="ce226" table:formula="of:=AVERAGE(['file:///mnt/Dados/vinma/documentos/Gradua%C3%A7%C3%A3o/TCC/results-partial/HW_C017_120.xlsx'#$sigma_050.E$3:.E$12])" office:value-type="float" office:value="19.3839923516713" calcext:value-type="float">
            <text:p>19,38</text:p>
          </table:table-cell>
          <table:table-cell/>
          <table:table-cell table:style-name="ce224" office:value-type="string" calcext:value-type="string">
            <text:p>C017</text:p>
          </table:table-cell>
          <table:table-cell table:style-name="ce226" table:formula="of:=COM.MICROSOFT.STDEV.S(['file:///mnt/Dados/vinma/documentos/Gradua%C3%A7%C3%A3o/TCC/results-partial/HW_C017_120.xlsx'#$sigma_050.B$3:.B$12])" office:value-type="float" office:value="0.00906282560445373" calcext:value-type="float">
            <text:p>0,01</text:p>
          </table:table-cell>
          <table:table-cell table:style-name="ce226" table:formula="of:=COM.MICROSOFT.STDEV.S(['file:///mnt/Dados/vinma/documentos/Gradua%C3%A7%C3%A3o/TCC/results-partial/HW_C017_120.xlsx'#$sigma_050.C$3:.C$12])" office:value-type="float" office:value="0.0156991424762507" calcext:value-type="float">
            <text:p>0,02</text:p>
          </table:table-cell>
          <table:table-cell table:style-name="ce226" table:formula="of:=COM.MICROSOFT.STDEV.S(['file:///mnt/Dados/vinma/documentos/Gradua%C3%A7%C3%A3o/TCC/results-partial/HW_C017_120.xlsx'#$sigma_050.D$3:.D$12])" office:value-type="float" office:value="0.0338832124611813" calcext:value-type="float">
            <text:p>0,03</text:p>
          </table:table-cell>
          <table:table-cell table:style-name="ce226" table:formula="of:=COM.MICROSOFT.STDEV.S(['file:///mnt/Dados/vinma/documentos/Gradua%C3%A7%C3%A3o/TCC/results-partial/HW_C017_120.xlsx'#$sigma_050.E$3:.E$12])" office:value-type="float" office:value="0.0169450835099256" calcext:value-type="float">
            <text:p>0,02</text:p>
          </table:table-cell>
          <table:table-cell/>
          <table:table-cell table:style-name="ce224" office:value-type="string" calcext:value-type="string">
            <text:p>C017</text:p>
          </table:table-cell>
          <table:table-cell table:style-name="ce226" table:formula="of:=COM.MICROSOFT.CONFIDENCE.T(0.05/2; [.H13]; 10)" office:value-type="float" office:value="0.00769501848533708" calcext:value-type="float">
            <text:p>0,01</text:p>
          </table:table-cell>
          <table:table-cell table:style-name="ce226" table:formula="of:=COM.MICROSOFT.CONFIDENCE.T(0.05/2; [.I13]; 10)" office:value-type="float" office:value="0.0133297491126082" calcext:value-type="float">
            <text:p>0,01</text:p>
          </table:table-cell>
          <table:table-cell table:style-name="ce226" table:formula="of:=COM.MICROSOFT.CONFIDENCE.T(0.05/2; [.J13]; 10)" office:value-type="float" office:value="0.0287693880044721" calcext:value-type="float">
            <text:p>0,03</text:p>
          </table:table-cell>
          <table:table-cell table:style-name="ce226" table:formula="of:=COM.MICROSOFT.CONFIDENCE.T(0.05/2; [.K13]; 10)" office:value-type="float" office:value="0.0143876464731242" calcext:value-type="float">
            <text:p>0,01</text:p>
          </table:table-cell>
          <table:table-cell table:number-columns-repeated="1002"/>
        </table:table-row>
        <table:table-row table:style-name="ro3">
          <table:table-cell table:style-name="ce224" office:value-type="string" calcext:value-type="string">
            <text:p>C019</text:p>
          </table:table-cell>
          <table:table-cell table:style-name="ce226" table:formula="of:=AVERAGE(['file:///mnt/Dados/vinma/documentos/Gradua%C3%A7%C3%A3o/TCC/results-partial/HW_C019_120.xlsx'#$sigma_050.B$3:.B$12])" office:value-type="float" office:value="14.7904885333823" calcext:value-type="float">
            <text:p>14,79</text:p>
          </table:table-cell>
          <table:table-cell table:style-name="ce226" table:formula="of:=AVERAGE(['file:///mnt/Dados/vinma/documentos/Gradua%C3%A7%C3%A3o/TCC/results-partial/HW_C019_120.xlsx'#$sigma_050.C$3:.C$12])" office:value-type="float" office:value="18.7329079567502" calcext:value-type="float">
            <text:p>18,73</text:p>
          </table:table-cell>
          <table:table-cell table:style-name="ce226" table:formula="of:=AVERAGE(['file:///mnt/Dados/vinma/documentos/Gradua%C3%A7%C3%A3o/TCC/results-partial/HW_C019_120.xlsx'#$sigma_050.D$3:.D$12])" office:value-type="float" office:value="20.3192813227832" calcext:value-type="float">
            <text:p>20,32</text:p>
          </table:table-cell>
          <table:table-cell table:style-name="ce226" table:formula="of:=AVERAGE(['file:///mnt/Dados/vinma/documentos/Gradua%C3%A7%C3%A3o/TCC/results-partial/HW_C019_120.xlsx'#$sigma_050.E$3:.E$12])" office:value-type="float" office:value="19.0834590327698" calcext:value-type="float">
            <text:p>19,08</text:p>
          </table:table-cell>
          <table:table-cell/>
          <table:table-cell table:style-name="ce224" office:value-type="string" calcext:value-type="string">
            <text:p>C019</text:p>
          </table:table-cell>
          <table:table-cell table:style-name="ce226" table:formula="of:=COM.MICROSOFT.STDEV.S(['file:///mnt/Dados/vinma/documentos/Gradua%C3%A7%C3%A3o/TCC/results-partial/HW_C019_120.xlsx'#$sigma_050.B$3:.B$12])" office:value-type="float" office:value="0.0106639535864939" calcext:value-type="float">
            <text:p>0,01</text:p>
          </table:table-cell>
          <table:table-cell table:style-name="ce226" table:formula="of:=COM.MICROSOFT.STDEV.S(['file:///mnt/Dados/vinma/documentos/Gradua%C3%A7%C3%A3o/TCC/results-partial/HW_C019_120.xlsx'#$sigma_050.C$3:.C$12])" office:value-type="float" office:value="0.0217584821852999" calcext:value-type="float">
            <text:p>0,02</text:p>
          </table:table-cell>
          <table:table-cell table:style-name="ce226" table:formula="of:=COM.MICROSOFT.STDEV.S(['file:///mnt/Dados/vinma/documentos/Gradua%C3%A7%C3%A3o/TCC/results-partial/HW_C019_120.xlsx'#$sigma_050.D$3:.D$12])" office:value-type="float" office:value="0.0253701791007369" calcext:value-type="float">
            <text:p>0,03</text:p>
          </table:table-cell>
          <table:table-cell table:style-name="ce226" table:formula="of:=COM.MICROSOFT.STDEV.S(['file:///mnt/Dados/vinma/documentos/Gradua%C3%A7%C3%A3o/TCC/results-partial/HW_C019_120.xlsx'#$sigma_050.E$3:.E$12])" office:value-type="float" office:value="0.0254589925030409" calcext:value-type="float">
            <text:p>0,03</text:p>
          </table:table-cell>
          <table:table-cell/>
          <table:table-cell table:style-name="ce224" office:value-type="string" calcext:value-type="string">
            <text:p>C019</text:p>
          </table:table-cell>
          <table:table-cell table:style-name="ce226" table:formula="of:=COM.MICROSOFT.CONFIDENCE.T(0.05/2; [.H14]; 10)" office:value-type="float" office:value="0.00905449619757889" calcext:value-type="float">
            <text:p>0,01</text:p>
          </table:table-cell>
          <table:table-cell table:style-name="ce226" table:formula="of:=COM.MICROSOFT.CONFIDENCE.T(0.05/2; [.I14]; 10)" office:value-type="float" office:value="0.0184745828659088" calcext:value-type="float">
            <text:p>0,02</text:p>
          </table:table-cell>
          <table:table-cell table:style-name="ce226" table:formula="of:=COM.MICROSOFT.CONFIDENCE.T(0.05/2; [.J14]; 10)" office:value-type="float" office:value="0.0215411843587218" calcext:value-type="float">
            <text:p>0,02</text:p>
          </table:table-cell>
          <table:table-cell table:style-name="ce226" table:formula="of:=COM.MICROSOFT.CONFIDENCE.T(0.05/2; [.K14]; 10)" office:value-type="float" office:value="0.0216165935966685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224" office:value-type="string" calcext:value-type="string">
            <text:p>C024</text:p>
          </table:table-cell>
          <table:table-cell table:style-name="ce226" table:formula="of:=AVERAGE(['file:///mnt/Dados/vinma/documentos/Gradua%C3%A7%C3%A3o/TCC/results-partial/HW_C024_120.xlsx'#$sigma_050.B$3:.B$12])" office:value-type="float" office:value="14.5821794930661" calcext:value-type="float">
            <text:p>14,58</text:p>
          </table:table-cell>
          <table:table-cell table:style-name="ce226" table:formula="of:=AVERAGE(['file:///mnt/Dados/vinma/documentos/Gradua%C3%A7%C3%A3o/TCC/results-partial/HW_C024_120.xlsx'#$sigma_050.C$3:.C$12])" office:value-type="float" office:value="19.7477894086335" calcext:value-type="float">
            <text:p>19,75</text:p>
          </table:table-cell>
          <table:table-cell table:style-name="ce226" table:formula="of:=AVERAGE(['file:///mnt/Dados/vinma/documentos/Gradua%C3%A7%C3%A3o/TCC/results-partial/HW_C024_120.xlsx'#$sigma_050.D$3:.D$12])" office:value-type="float" office:value="21.0283339364821" calcext:value-type="float">
            <text:p>21,03</text:p>
          </table:table-cell>
          <table:table-cell table:style-name="ce226" table:formula="of:=AVERAGE(['file:///mnt/Dados/vinma/documentos/Gradua%C3%A7%C3%A3o/TCC/results-partial/HW_C024_120.xlsx'#$sigma_050.E$3:.E$12])" office:value-type="float" office:value="19.8077744952618" calcext:value-type="float">
            <text:p>19,81</text:p>
          </table:table-cell>
          <table:table-cell/>
          <table:table-cell table:style-name="ce224" office:value-type="string" calcext:value-type="string">
            <text:p>C024</text:p>
          </table:table-cell>
          <table:table-cell table:style-name="ce226" table:formula="of:=COM.MICROSOFT.STDEV.S(['file:///mnt/Dados/vinma/documentos/Gradua%C3%A7%C3%A3o/TCC/results-partial/HW_C024_120.xlsx'#$sigma_050.B$3:.B$12])" office:value-type="float" office:value="0.0104390511323563" calcext:value-type="float">
            <text:p>0,01</text:p>
          </table:table-cell>
          <table:table-cell table:style-name="ce226" table:formula="of:=COM.MICROSOFT.STDEV.S(['file:///mnt/Dados/vinma/documentos/Gradua%C3%A7%C3%A3o/TCC/results-partial/HW_C024_120.xlsx'#$sigma_050.C$3:.C$12])" office:value-type="float" office:value="0.0248934786310487" calcext:value-type="float">
            <text:p>0,02</text:p>
          </table:table-cell>
          <table:table-cell table:style-name="ce226" table:formula="of:=COM.MICROSOFT.STDEV.S(['file:///mnt/Dados/vinma/documentos/Gradua%C3%A7%C3%A3o/TCC/results-partial/HW_C024_120.xlsx'#$sigma_050.D$3:.D$12])" office:value-type="float" office:value="0.0243852956601809" calcext:value-type="float">
            <text:p>0,02</text:p>
          </table:table-cell>
          <table:table-cell table:style-name="ce226" table:formula="of:=COM.MICROSOFT.STDEV.S(['file:///mnt/Dados/vinma/documentos/Gradua%C3%A7%C3%A3o/TCC/results-partial/HW_C024_120.xlsx'#$sigma_050.E$3:.E$12])" office:value-type="float" office:value="0.0281278777474011" calcext:value-type="float">
            <text:p>0,03</text:p>
          </table:table-cell>
          <table:table-cell/>
          <table:table-cell table:style-name="ce224" office:value-type="string" calcext:value-type="string">
            <text:p>C024</text:p>
          </table:table-cell>
          <table:table-cell table:style-name="ce226" table:formula="of:=COM.MICROSOFT.CONFIDENCE.T(0.05/2; [.H15]; 10)" office:value-type="float" office:value="0.00886353715042084" calcext:value-type="float">
            <text:p>0,01</text:p>
          </table:table-cell>
          <table:table-cell table:style-name="ce226" table:formula="of:=COM.MICROSOFT.CONFIDENCE.T(0.05/2; [.I15]; 10)" office:value-type="float" office:value="0.0211364299160879" calcext:value-type="float">
            <text:p>0,02</text:p>
          </table:table-cell>
          <table:table-cell table:style-name="ce226" table:formula="of:=COM.MICROSOFT.CONFIDENCE.T(0.05/2; [.J15]; 10)" office:value-type="float" office:value="0.0207049444693372" calcext:value-type="float">
            <text:p>0,02</text:p>
          </table:table-cell>
          <table:table-cell table:style-name="ce226" table:formula="of:=COM.MICROSOFT.CONFIDENCE.T(0.05/2; [.K15]; 10)" office:value-type="float" office:value="0.0238826772870027" calcext:value-type="float">
            <text:p>0,02</text:p>
          </table:table-cell>
          <table:table-cell table:number-columns-repeated="1002"/>
        </table:table-row>
        <table:table-row table:style-name="ro3">
          <table:table-cell table:style-name="ce208" office:value-type="string" calcext:value-type="string">
            <text:p>Média</text:p>
          </table:table-cell>
          <table:table-cell table:style-name="ce213" table:formula="of:=AVERAGE([.B4:.B15])" office:value-type="float" office:value="14.7787238966022" calcext:value-type="float">
            <text:p>14,78</text:p>
          </table:table-cell>
          <table:table-cell table:style-name="ce213" table:formula="of:=AVERAGE([.C4:.C15])" office:value-type="float" office:value="20.3279884821336" calcext:value-type="float">
            <text:p>20,33</text:p>
          </table:table-cell>
          <table:table-cell table:style-name="ce213" table:formula="of:=AVERAGE([.D4:.D15])" office:value-type="float" office:value="22.5468159678328" calcext:value-type="float">
            <text:p>22,55</text:p>
          </table:table-cell>
          <table:table-cell table:style-name="ce213" table:formula="of:=AVERAGE([.E4:.E15])" office:value-type="float" office:value="21.2848509185937" calcext:value-type="float">
            <text:p>21,28</text:p>
          </table:table-cell>
          <table:table-cell table:style-name="ce6"/>
          <table:table-cell table:number-columns-repeated="2"/>
          <table:table-cell table:style-name="ce6" table:number-columns-repeated="3"/>
          <table:table-cell/>
          <table:table-cell table:style-name="ce220" office:value-type="string" calcext:value-type="string">
            <text:p>Média</text:p>
          </table:table-cell>
          <table:table-cell table:style-name="ce220" table:formula="of:=AVERAGE([.N4:.N15])" office:value-type="float" office:value="0.00868300079644888" calcext:value-type="float">
            <text:p>0,01</text:p>
          </table:table-cell>
          <table:table-cell table:style-name="ce220" table:formula="of:=AVERAGE([.O4:.O15])" office:value-type="float" office:value="0.0157772497281661" calcext:value-type="float">
            <text:p>0,02</text:p>
          </table:table-cell>
          <table:table-cell table:style-name="ce220" table:formula="of:=AVERAGE([.P4:.P15])" office:value-type="float" office:value="0.0221080725478607" calcext:value-type="float">
            <text:p>0,02</text:p>
          </table:table-cell>
          <table:table-cell table:style-name="ce220" table:formula="of:=AVERAGE([.Q4:.Q15])" office:value-type="float" office:value="0.0210609455204726" calcext:value-type="float">
            <text:p>0,02</text:p>
          </table:table-cell>
          <table:table-cell table:style-name="ce14" table:number-columns-repeated="1002"/>
        </table:table-row>
        <table:table-row table:style-name="ro8">
          <table:table-cell table:number-columns-repeated="1019"/>
        </table:table-row>
        <table:table-row table:style-name="ro2">
          <table:table-cell table:style-name="ce207" office:value-type="string" calcext:value-type="string" table:number-columns-spanned="5" table:number-rows-spanned="1">
            <text:p>MSSIM (AVG) - sigma=50</text:p>
          </table:table-cell>
          <table:covered-table-cell table:number-columns-repeated="4" table:style-name="ce21"/>
          <table:table-cell/>
          <table:table-cell table:style-name="ce21" office:value-type="string" calcext:value-type="string" table:number-columns-spanned="5" table:number-rows-spanned="1">
            <text:p>MSSIM (STDEV) - sigma=50</text:p>
          </table:table-cell>
          <table:covered-table-cell table:number-columns-repeated="4" table:style-name="ce21"/>
          <table:table-cell/>
          <table:table-cell table:style-name="ce218" office:value-type="string" calcext:value-type="string" table:number-columns-spanned="5" table:number-rows-spanned="1">
            <text:p>MSSIM ( CI ) - sigma=50</text:p>
          </table:table-cell>
          <table:covered-table-cell table:number-columns-repeated="4" table:style-name="ce21"/>
          <table:table-cell table:number-columns-repeated="1002"/>
        </table:table-row>
        <table:table-row table:style-name="ro3">
          <table:table-cell table:style-name="ce208" office:value-type="string" calcext:value-type="string">
            <text:p>Imagem</text:p>
          </table:table-cell>
          <table:table-cell table:style-name="ce211" office:value-type="string" calcext:value-type="string">
            <text:p>noisy</text:p>
          </table:table-cell>
          <table:table-cell table:style-name="ce211" office:value-type="string" calcext:value-type="string">
            <text:p>nlm</text:p>
          </table:table-cell>
          <table:table-cell table:style-name="ce211" office:value-type="string" calcext:value-type="string">
            <text:p>nlm-lbp</text:p>
          </table:table-cell>
          <table:table-cell table:style-name="ce211" office:value-type="string" calcext:value-type="string">
            <text:p>nlm-glcm</text:p>
          </table:table-cell>
          <table:table-cell/>
          <table:table-cell table:style-name="ce3" office:value-type="string" calcext:value-type="string">
            <text:p>Imagem</text:p>
          </table:table-cell>
          <table:table-cell table:style-name="ce151" office:value-type="string" calcext:value-type="string">
            <text:p>noisy</text:p>
          </table:table-cell>
          <table:table-cell table:style-name="ce151" office:value-type="string" calcext:value-type="string">
            <text:p>nlm</text:p>
          </table:table-cell>
          <table:table-cell table:style-name="ce151" office:value-type="string" calcext:value-type="string">
            <text:p>nlm-lbp</text:p>
          </table:table-cell>
          <table:table-cell table:style-name="ce151" office:value-type="string" calcext:value-type="string">
            <text:p>nlm-glcm</text:p>
          </table:table-cell>
          <table:table-cell table:style-name="ce14"/>
          <table:table-cell table:style-name="ce219" office:value-type="string" calcext:value-type="string">
            <text:p>Imagem</text:p>
          </table:table-cell>
          <table:table-cell table:style-name="ce222" office:value-type="string" calcext:value-type="string">
            <text:p>noisy</text:p>
          </table:table-cell>
          <table:table-cell table:style-name="ce222" office:value-type="string" calcext:value-type="string">
            <text:p>nlm</text:p>
          </table:table-cell>
          <table:table-cell table:style-name="ce222" office:value-type="string" calcext:value-type="string">
            <text:p>nlm-lbp</text:p>
          </table:table-cell>
          <table:table-cell table:style-name="ce222" office:value-type="string" calcext:value-type="string">
            <text:p>nlm-glcm</text:p>
          </table:table-cell>
          <table:table-cell table:style-name="ce14" table:number-columns-repeated="1002"/>
        </table:table-row>
        <table:table-row table:style-name="ro3">
          <table:table-cell table:style-name="ce225" office:value-type="string" calcext:value-type="string">
            <text:p>C001</text:p>
          </table:table-cell>
          <table:table-cell table:style-name="ce227" table:formula="of:=AVERAGE(['file:///mnt/Dados/vinma/documentos/Gradua%C3%A7%C3%A3o/TCC/results-partial/HW_C001_120.xlsx'#$sigma_050.B$16:.B$25])" office:value-type="float" office:value="0.664727868554424" calcext:value-type="float">
            <text:p>0,665</text:p>
          </table:table-cell>
          <table:table-cell table:style-name="ce227" table:formula="of:=AVERAGE(['file:///mnt/Dados/vinma/documentos/Gradua%C3%A7%C3%A3o/TCC/results-partial/HW_C001_120.xlsx'#$sigma_050.C$16:.C$25])" office:value-type="float" office:value="0.787404271010707" calcext:value-type="float">
            <text:p>0,787</text:p>
          </table:table-cell>
          <table:table-cell table:style-name="ce227" table:formula="of:=AVERAGE(['file:///mnt/Dados/vinma/documentos/Gradua%C3%A7%C3%A3o/TCC/results-partial/HW_C001_120.xlsx'#$sigma_050.D$16:.D$25])" office:value-type="float" office:value="0.881563713321989" calcext:value-type="float">
            <text:p>0,882</text:p>
          </table:table-cell>
          <table:table-cell table:style-name="ce227" table:formula="of:=AVERAGE(['file:///mnt/Dados/vinma/documentos/Gradua%C3%A7%C3%A3o/TCC/results-partial/HW_C001_120.xlsx'#$sigma_050.E$16:.E$25])" office:value-type="float" office:value="0.859483723927" calcext:value-type="float">
            <text:p>0,859</text:p>
          </table:table-cell>
          <table:table-cell/>
          <table:table-cell table:style-name="ce225" office:value-type="string" calcext:value-type="string">
            <text:p>C001</text:p>
          </table:table-cell>
          <table:table-cell table:style-name="ce227" table:formula="of:=COM.MICROSOFT.STDEV.S(['file:///mnt/Dados/vinma/documentos/Gradua%C3%A7%C3%A3o/TCC/results-partial/HW_C001_120.xlsx'#$sigma_050.B$16:.B$25])" office:value-type="float" office:value="0.000416082447928343" calcext:value-type="float">
            <text:p>0,000</text:p>
          </table:table-cell>
          <table:table-cell table:style-name="ce227" table:formula="of:=COM.MICROSOFT.STDEV.S(['file:///mnt/Dados/vinma/documentos/Gradua%C3%A7%C3%A3o/TCC/results-partial/HW_C001_120.xlsx'#$sigma_050.C$16:.C$25])" office:value-type="float" office:value="0.000843202556320518" calcext:value-type="float">
            <text:p>0,001</text:p>
          </table:table-cell>
          <table:table-cell table:style-name="ce227" table:formula="of:=COM.MICROSOFT.STDEV.S(['file:///mnt/Dados/vinma/documentos/Gradua%C3%A7%C3%A3o/TCC/results-partial/HW_C001_120.xlsx'#$sigma_050.D$16:.D$25])" office:value-type="float" office:value="0.000735148107089631" calcext:value-type="float">
            <text:p>0,001</text:p>
          </table:table-cell>
          <table:table-cell table:style-name="ce227" table:formula="of:=COM.MICROSOFT.STDEV.S(['file:///mnt/Dados/vinma/documentos/Gradua%C3%A7%C3%A3o/TCC/results-partial/HW_C001_120.xlsx'#$sigma_050.E$16:.E$25])" office:value-type="float" office:value="0.000953103635660183" calcext:value-type="float">
            <text:p>0,001</text:p>
          </table:table-cell>
          <table:table-cell table:style-name="ce216"/>
          <table:table-cell table:style-name="ce228" office:value-type="string" calcext:value-type="string">
            <text:p>C001</text:p>
          </table:table-cell>
          <table:table-cell table:style-name="ce229" table:formula="of:=COM.MICROSOFT.CONFIDENCE.T(0.05/2; [.H20]; 10)" office:value-type="float" office:value="0.000353285196910273" calcext:value-type="float">
            <text:p>0,000</text:p>
          </table:table-cell>
          <table:table-cell table:style-name="ce229" table:formula="of:=COM.MICROSOFT.CONFIDENCE.T(0.05/2; [.I20]; 10)" office:value-type="float" office:value="0.000715942195178207" calcext:value-type="float">
            <text:p>0,001</text:p>
          </table:table-cell>
          <table:table-cell table:style-name="ce229" table:formula="of:=COM.MICROSOFT.CONFIDENCE.T(0.05/2; [.J20]; 10)" office:value-type="float" office:value="0.000624195865661949" calcext:value-type="float">
            <text:p>0,001</text:p>
          </table:table-cell>
          <table:table-cell table:style-name="ce229" table:formula="of:=COM.MICROSOFT.CONFIDENCE.T(0.05/2; [.K20]; 10)" office:value-type="float" office:value="0.000809256452120503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225" office:value-type="string" calcext:value-type="string">
            <text:p>C002</text:p>
          </table:table-cell>
          <table:table-cell table:style-name="ce227" table:formula="of:=AVERAGE(['file:///mnt/Dados/vinma/documentos/Gradua%C3%A7%C3%A3o/TCC/results-partial/HW_C002_120.xlsx'#$sigma_050.B$16:.B$25])" office:value-type="float" office:value="0.281842921550437" calcext:value-type="float">
            <text:p>0,282</text:p>
          </table:table-cell>
          <table:table-cell table:style-name="ce227" table:formula="of:=AVERAGE(['file:///mnt/Dados/vinma/documentos/Gradua%C3%A7%C3%A3o/TCC/results-partial/HW_C002_120.xlsx'#$sigma_050.C$16:.C$25])" office:value-type="float" office:value="0.508725684354537" calcext:value-type="float">
            <text:p>0,509</text:p>
          </table:table-cell>
          <table:table-cell table:style-name="ce227" table:formula="of:=AVERAGE(['file:///mnt/Dados/vinma/documentos/Gradua%C3%A7%C3%A3o/TCC/results-partial/HW_C002_120.xlsx'#$sigma_050.D$16:.D$25])" office:value-type="float" office:value="0.704691802487972" calcext:value-type="float">
            <text:p>0,705</text:p>
          </table:table-cell>
          <table:table-cell table:style-name="ce227" table:formula="of:=AVERAGE(['file:///mnt/Dados/vinma/documentos/Gradua%C3%A7%C3%A3o/TCC/results-partial/HW_C002_120.xlsx'#$sigma_050.E$16:.E$25])" office:value-type="float" office:value="0.678691624449172" calcext:value-type="float">
            <text:p>0,679</text:p>
          </table:table-cell>
          <table:table-cell/>
          <table:table-cell table:style-name="ce225" office:value-type="string" calcext:value-type="string">
            <text:p>C002</text:p>
          </table:table-cell>
          <table:table-cell table:style-name="ce227" table:formula="of:=COM.MICROSOFT.STDEV.S(['file:///mnt/Dados/vinma/documentos/Gradua%C3%A7%C3%A3o/TCC/results-partial/HW_C002_120.xlsx'#$sigma_050.B$16:.B$25])" office:value-type="float" office:value="0.000637556387532548" calcext:value-type="float">
            <text:p>0,001</text:p>
          </table:table-cell>
          <table:table-cell table:style-name="ce227" table:formula="of:=COM.MICROSOFT.STDEV.S(['file:///mnt/Dados/vinma/documentos/Gradua%C3%A7%C3%A3o/TCC/results-partial/HW_C002_120.xlsx'#$sigma_050.C$16:.C$25])" office:value-type="float" office:value="0.00179608401659104" calcext:value-type="float">
            <text:p>0,002</text:p>
          </table:table-cell>
          <table:table-cell table:style-name="ce227" table:formula="of:=COM.MICROSOFT.STDEV.S(['file:///mnt/Dados/vinma/documentos/Gradua%C3%A7%C3%A3o/TCC/results-partial/HW_C002_120.xlsx'#$sigma_050.D$16:.D$25])" office:value-type="float" office:value="0.00214108153012368" calcext:value-type="float">
            <text:p>0,002</text:p>
          </table:table-cell>
          <table:table-cell table:style-name="ce227" table:formula="of:=COM.MICROSOFT.STDEV.S(['file:///mnt/Dados/vinma/documentos/Gradua%C3%A7%C3%A3o/TCC/results-partial/HW_C002_120.xlsx'#$sigma_050.E$16:.E$25])" office:value-type="float" office:value="0.00287942965097874" calcext:value-type="float">
            <text:p>0,003</text:p>
          </table:table-cell>
          <table:table-cell table:style-name="ce216"/>
          <table:table-cell table:style-name="ce228" office:value-type="string" calcext:value-type="string">
            <text:p>C002</text:p>
          </table:table-cell>
          <table:table-cell table:style-name="ce229" table:formula="of:=COM.MICROSOFT.CONFIDENCE.T(0.05/2; [.H21]; 10)" office:value-type="float" office:value="0.000541333178153261" calcext:value-type="float">
            <text:p>0,001</text:p>
          </table:table-cell>
          <table:table-cell table:style-name="ce229" table:formula="of:=COM.MICROSOFT.CONFIDENCE.T(0.05/2; [.I21]; 10)" office:value-type="float" office:value="0.00152501000373378" calcext:value-type="float">
            <text:p>0,002</text:p>
          </table:table-cell>
          <table:table-cell table:style-name="ce229" table:formula="of:=COM.MICROSOFT.CONFIDENCE.T(0.05/2; [.J21]; 10)" office:value-type="float" office:value="0.00181793876126435" calcext:value-type="float">
            <text:p>0,002</text:p>
          </table:table-cell>
          <table:table-cell table:style-name="ce229" table:formula="of:=COM.MICROSOFT.CONFIDENCE.T(0.05/2; [.K21]; 10)" office:value-type="float" office:value="0.00244485167855601" calcext:value-type="float">
            <text:p>0,002</text:p>
          </table:table-cell>
          <table:table-cell table:style-name="ce16" table:number-columns-repeated="1002"/>
        </table:table-row>
        <table:table-row table:style-name="ro3">
          <table:table-cell table:style-name="ce225" office:value-type="string" calcext:value-type="string">
            <text:p>C004</text:p>
          </table:table-cell>
          <table:table-cell table:style-name="ce227" table:formula="of:=AVERAGE(['file:///mnt/Dados/vinma/documentos/Gradua%C3%A7%C3%A3o/TCC/results-partial/HW_C004_120.xlsx'#$sigma_050.B$16:.B$25])" office:value-type="float" office:value="0.314636660285426" calcext:value-type="float">
            <text:p>0,315</text:p>
          </table:table-cell>
          <table:table-cell table:style-name="ce227" table:formula="of:=AVERAGE(['file:///mnt/Dados/vinma/documentos/Gradua%C3%A7%C3%A3o/TCC/results-partial/HW_C004_120.xlsx'#$sigma_050.C$16:.C$25])" office:value-type="float" office:value="0.561249303354291" calcext:value-type="float">
            <text:p>0,561</text:p>
          </table:table-cell>
          <table:table-cell table:style-name="ce227" table:formula="of:=AVERAGE(['file:///mnt/Dados/vinma/documentos/Gradua%C3%A7%C3%A3o/TCC/results-partial/HW_C004_120.xlsx'#$sigma_050.D$16:.D$25])" office:value-type="float" office:value="0.707855038685013" calcext:value-type="float">
            <text:p>0,708</text:p>
          </table:table-cell>
          <table:table-cell table:style-name="ce227" table:formula="of:=AVERAGE(['file:///mnt/Dados/vinma/documentos/Gradua%C3%A7%C3%A3o/TCC/results-partial/HW_C004_120.xlsx'#$sigma_050.E$16:.E$25])" office:value-type="float" office:value="0.653360821842185" calcext:value-type="float">
            <text:p>0,653</text:p>
          </table:table-cell>
          <table:table-cell/>
          <table:table-cell table:style-name="ce225" office:value-type="string" calcext:value-type="string">
            <text:p>C004</text:p>
          </table:table-cell>
          <table:table-cell table:style-name="ce227" table:formula="of:=COM.MICROSOFT.STDEV.S(['file:///mnt/Dados/vinma/documentos/Gradua%C3%A7%C3%A3o/TCC/results-partial/HW_C004_120.xlsx'#$sigma_050.B$16:.B$25])" office:value-type="float" office:value="0.00055050768433537" calcext:value-type="float">
            <text:p>0,001</text:p>
          </table:table-cell>
          <table:table-cell table:style-name="ce227" table:formula="of:=COM.MICROSOFT.STDEV.S(['file:///mnt/Dados/vinma/documentos/Gradua%C3%A7%C3%A3o/TCC/results-partial/HW_C004_120.xlsx'#$sigma_050.C$16:.C$25])" office:value-type="float" office:value="0.00144668344322883" calcext:value-type="float">
            <text:p>0,001</text:p>
          </table:table-cell>
          <table:table-cell table:style-name="ce227" table:formula="of:=COM.MICROSOFT.STDEV.S(['file:///mnt/Dados/vinma/documentos/Gradua%C3%A7%C3%A3o/TCC/results-partial/HW_C004_120.xlsx'#$sigma_050.D$16:.D$25])" office:value-type="float" office:value="0.00147053121160194" calcext:value-type="float">
            <text:p>0,001</text:p>
          </table:table-cell>
          <table:table-cell table:style-name="ce227" table:formula="of:=COM.MICROSOFT.STDEV.S(['file:///mnt/Dados/vinma/documentos/Gradua%C3%A7%C3%A3o/TCC/results-partial/HW_C004_120.xlsx'#$sigma_050.E$16:.E$25])" office:value-type="float" office:value="0.00224810855449252" calcext:value-type="float">
            <text:p>0,002</text:p>
          </table:table-cell>
          <table:table-cell table:style-name="ce216"/>
          <table:table-cell table:style-name="ce228" office:value-type="string" calcext:value-type="string">
            <text:p>C004</text:p>
          </table:table-cell>
          <table:table-cell table:style-name="ce229" table:formula="of:=COM.MICROSOFT.CONFIDENCE.T(0.05/2; [.H22]; 10)" office:value-type="float" office:value="0.000467422302068685" calcext:value-type="float">
            <text:p>0,000</text:p>
          </table:table-cell>
          <table:table-cell table:style-name="ce229" table:formula="of:=COM.MICROSOFT.CONFIDENCE.T(0.05/2; [.I22]; 10)" office:value-type="float" office:value="0.00122834271825844" calcext:value-type="float">
            <text:p>0,001</text:p>
          </table:table-cell>
          <table:table-cell table:style-name="ce229" table:formula="of:=COM.MICROSOFT.CONFIDENCE.T(0.05/2; [.J22]; 10)" office:value-type="float" office:value="0.00124859126175629" calcext:value-type="float">
            <text:p>0,001</text:p>
          </table:table-cell>
          <table:table-cell table:style-name="ce229" table:formula="of:=COM.MICROSOFT.CONFIDENCE.T(0.05/2; [.K22]; 10)" office:value-type="float" office:value="0.00190881273003455" calcext:value-type="float">
            <text:p>0,002</text:p>
          </table:table-cell>
          <table:table-cell table:style-name="ce16" table:number-columns-repeated="1002"/>
        </table:table-row>
        <table:table-row table:style-name="ro3">
          <table:table-cell table:style-name="ce225" office:value-type="string" calcext:value-type="string">
            <text:p>C009</text:p>
          </table:table-cell>
          <table:table-cell table:style-name="ce227" table:formula="of:=AVERAGE(['file:///mnt/Dados/vinma/documentos/Gradua%C3%A7%C3%A3o/TCC/results-partial/HW_C009_120.xlsx'#$sigma_050.B$16:.B$25])" office:value-type="float" office:value="0.408974405590117" calcext:value-type="float">
            <text:p>0,409</text:p>
          </table:table-cell>
          <table:table-cell table:style-name="ce227" table:formula="of:=AVERAGE(['file:///mnt/Dados/vinma/documentos/Gradua%C3%A7%C3%A3o/TCC/results-partial/HW_C009_120.xlsx'#$sigma_050.C$16:.C$25])" office:value-type="float" office:value="0.569234096907105" calcext:value-type="float">
            <text:p>0,569</text:p>
          </table:table-cell>
          <table:table-cell table:style-name="ce227" table:formula="of:=AVERAGE(['file:///mnt/Dados/vinma/documentos/Gradua%C3%A7%C3%A3o/TCC/results-partial/HW_C009_120.xlsx'#$sigma_050.D$16:.D$25])" office:value-type="float" office:value="0.644211564012192" calcext:value-type="float">
            <text:p>0,644</text:p>
          </table:table-cell>
          <table:table-cell table:style-name="ce227" table:formula="of:=AVERAGE(['file:///mnt/Dados/vinma/documentos/Gradua%C3%A7%C3%A3o/TCC/results-partial/HW_C009_120.xlsx'#$sigma_050.E$16:.E$25])" office:value-type="float" office:value="0.547534503671072" calcext:value-type="float">
            <text:p>0,548</text:p>
          </table:table-cell>
          <table:table-cell/>
          <table:table-cell table:style-name="ce225" office:value-type="string" calcext:value-type="string">
            <text:p>C009</text:p>
          </table:table-cell>
          <table:table-cell table:style-name="ce227" table:formula="of:=COM.MICROSOFT.STDEV.S(['file:///mnt/Dados/vinma/documentos/Gradua%C3%A7%C3%A3o/TCC/results-partial/HW_C009_120.xlsx'#$sigma_050.B$16:.B$25])" office:value-type="float" office:value="0.00084955422034087" calcext:value-type="float">
            <text:p>0,001</text:p>
          </table:table-cell>
          <table:table-cell table:style-name="ce227" table:formula="of:=COM.MICROSOFT.STDEV.S(['file:///mnt/Dados/vinma/documentos/Gradua%C3%A7%C3%A3o/TCC/results-partial/HW_C009_120.xlsx'#$sigma_050.C$16:.C$25])" office:value-type="float" office:value="0.00150471610264894" calcext:value-type="float">
            <text:p>0,002</text:p>
          </table:table-cell>
          <table:table-cell table:style-name="ce227" table:formula="of:=COM.MICROSOFT.STDEV.S(['file:///mnt/Dados/vinma/documentos/Gradua%C3%A7%C3%A3o/TCC/results-partial/HW_C009_120.xlsx'#$sigma_050.D$16:.D$25])" office:value-type="float" office:value="0.00154492193732642" calcext:value-type="float">
            <text:p>0,002</text:p>
          </table:table-cell>
          <table:table-cell table:style-name="ce227" table:formula="of:=COM.MICROSOFT.STDEV.S(['file:///mnt/Dados/vinma/documentos/Gradua%C3%A7%C3%A3o/TCC/results-partial/HW_C009_120.xlsx'#$sigma_050.E$16:.E$25])" office:value-type="float" office:value="0.00175078385246835" calcext:value-type="float">
            <text:p>0,002</text:p>
          </table:table-cell>
          <table:table-cell table:style-name="ce216"/>
          <table:table-cell table:style-name="ce228" office:value-type="string" calcext:value-type="string">
            <text:p>C009</text:p>
          </table:table-cell>
          <table:table-cell table:style-name="ce229" table:formula="of:=COM.MICROSOFT.CONFIDENCE.T(0.05/2; [.H23]; 10)" office:value-type="float" office:value="0.000721335234190813" calcext:value-type="float">
            <text:p>0,001</text:p>
          </table:table-cell>
          <table:table-cell table:style-name="ce229" table:formula="of:=COM.MICROSOFT.CONFIDENCE.T(0.05/2; [.I23]; 10)" office:value-type="float" office:value="0.00127761679750053" calcext:value-type="float">
            <text:p>0,001</text:p>
          </table:table-cell>
          <table:table-cell table:style-name="ce229" table:formula="of:=COM.MICROSOFT.CONFIDENCE.T(0.05/2; [.J23]; 10)" office:value-type="float" office:value="0.00131175456584836" calcext:value-type="float">
            <text:p>0,001</text:p>
          </table:table-cell>
          <table:table-cell table:style-name="ce229" table:formula="of:=COM.MICROSOFT.CONFIDENCE.T(0.05/2; [.K23]; 10)" office:value-type="float" office:value="0.00148654676770487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225" office:value-type="string" calcext:value-type="string">
            <text:p>C011</text:p>
          </table:table-cell>
          <table:table-cell table:style-name="ce227" table:formula="of:=AVERAGE(['file:///mnt/Dados/vinma/documentos/Gradua%C3%A7%C3%A3o/TCC/results-partial/HW_C011_120.xlsx'#$sigma_050.B$16:.B$25])" office:value-type="float" office:value="0.375342936428023" calcext:value-type="float">
            <text:p>0,375</text:p>
          </table:table-cell>
          <table:table-cell table:style-name="ce227" table:formula="of:=AVERAGE(['file:///mnt/Dados/vinma/documentos/Gradua%C3%A7%C3%A3o/TCC/results-partial/HW_C011_120.xlsx'#$sigma_050.C$16:.C$25])" office:value-type="float" office:value="0.501898231919149" calcext:value-type="float">
            <text:p>0,502</text:p>
          </table:table-cell>
          <table:table-cell table:style-name="ce227" table:formula="of:=AVERAGE(['file:///mnt/Dados/vinma/documentos/Gradua%C3%A7%C3%A3o/TCC/results-partial/HW_C011_120.xlsx'#$sigma_050.D$16:.D$25])" office:value-type="float" office:value="0.658650657366503" calcext:value-type="float">
            <text:p>0,659</text:p>
          </table:table-cell>
          <table:table-cell table:style-name="ce227" table:formula="of:=AVERAGE(['file:///mnt/Dados/vinma/documentos/Gradua%C3%A7%C3%A3o/TCC/results-partial/HW_C011_120.xlsx'#$sigma_050.E$16:.E$25])" office:value-type="float" office:value="0.580207456707655" calcext:value-type="float">
            <text:p>0,580</text:p>
          </table:table-cell>
          <table:table-cell/>
          <table:table-cell table:style-name="ce225" office:value-type="string" calcext:value-type="string">
            <text:p>C011</text:p>
          </table:table-cell>
          <table:table-cell table:style-name="ce227" table:formula="of:=COM.MICROSOFT.STDEV.S(['file:///mnt/Dados/vinma/documentos/Gradua%C3%A7%C3%A3o/TCC/results-partial/HW_C011_120.xlsx'#$sigma_050.B$16:.B$25])" office:value-type="float" office:value="0.000945248357735923" calcext:value-type="float">
            <text:p>0,001</text:p>
          </table:table-cell>
          <table:table-cell table:style-name="ce227" table:formula="of:=COM.MICROSOFT.STDEV.S(['file:///mnt/Dados/vinma/documentos/Gradua%C3%A7%C3%A3o/TCC/results-partial/HW_C011_120.xlsx'#$sigma_050.C$16:.C$25])" office:value-type="float" office:value="0.00127813198851997" calcext:value-type="float">
            <text:p>0,001</text:p>
          </table:table-cell>
          <table:table-cell table:style-name="ce227" table:formula="of:=COM.MICROSOFT.STDEV.S(['file:///mnt/Dados/vinma/documentos/Gradua%C3%A7%C3%A3o/TCC/results-partial/HW_C011_120.xlsx'#$sigma_050.D$16:.D$25])" office:value-type="float" office:value="0.00248747341257162" calcext:value-type="float">
            <text:p>0,002</text:p>
          </table:table-cell>
          <table:table-cell table:style-name="ce227" table:formula="of:=COM.MICROSOFT.STDEV.S(['file:///mnt/Dados/vinma/documentos/Gradua%C3%A7%C3%A3o/TCC/results-partial/HW_C011_120.xlsx'#$sigma_050.E$16:.E$25])" office:value-type="float" office:value="0.00296154395370737" calcext:value-type="float">
            <text:p>0,003</text:p>
          </table:table-cell>
          <table:table-cell table:style-name="ce216"/>
          <table:table-cell table:style-name="ce228" office:value-type="string" calcext:value-type="string">
            <text:p>C011</text:p>
          </table:table-cell>
          <table:table-cell table:style-name="ce229" table:formula="of:=COM.MICROSOFT.CONFIDENCE.T(0.05/2; [.H24]; 10)" office:value-type="float" office:value="0.000802586732159774" calcext:value-type="float">
            <text:p>0,001</text:p>
          </table:table-cell>
          <table:table-cell table:style-name="ce229" table:formula="of:=COM.MICROSOFT.CONFIDENCE.T(0.05/2; [.I24]; 10)" office:value-type="float" office:value="0.00108522989491583" calcext:value-type="float">
            <text:p>0,001</text:p>
          </table:table-cell>
          <table:table-cell table:style-name="ce229" table:formula="of:=COM.MICROSOFT.CONFIDENCE.T(0.05/2; [.J24]; 10)" office:value-type="float" office:value="0.00211205144255635" calcext:value-type="float">
            <text:p>0,002</text:p>
          </table:table-cell>
          <table:table-cell table:style-name="ce229" table:formula="of:=COM.MICROSOFT.CONFIDENCE.T(0.05/2; [.K24]; 10)" office:value-type="float" office:value="0.00251457287865247" calcext:value-type="float">
            <text:p>0,003</text:p>
          </table:table-cell>
          <table:table-cell table:style-name="ce16" table:number-columns-repeated="1002"/>
        </table:table-row>
        <table:table-row table:style-name="ro3">
          <table:table-cell table:style-name="ce225" office:value-type="string" calcext:value-type="string">
            <text:p>C012</text:p>
          </table:table-cell>
          <table:table-cell table:style-name="ce227" table:formula="of:=AVERAGE(['file:///mnt/Dados/vinma/documentos/Gradua%C3%A7%C3%A3o/TCC/results-partial/HW_C012_120.xlsx'#$sigma_050.B$16:.B$25])" office:value-type="float" office:value="0.248574683437762" calcext:value-type="float">
            <text:p>0,249</text:p>
          </table:table-cell>
          <table:table-cell table:style-name="ce227" table:formula="of:=AVERAGE(['file:///mnt/Dados/vinma/documentos/Gradua%C3%A7%C3%A3o/TCC/results-partial/HW_C012_120.xlsx'#$sigma_050.C$16:.C$25])" office:value-type="float" office:value="0.549329472596076" calcext:value-type="float">
            <text:p>0,549</text:p>
          </table:table-cell>
          <table:table-cell table:style-name="ce227" table:formula="of:=AVERAGE(['file:///mnt/Dados/vinma/documentos/Gradua%C3%A7%C3%A3o/TCC/results-partial/HW_C012_120.xlsx'#$sigma_050.D$16:.D$25])" office:value-type="float" office:value="0.72306538375519" calcext:value-type="float">
            <text:p>0,723</text:p>
          </table:table-cell>
          <table:table-cell table:style-name="ce227" table:formula="of:=AVERAGE(['file:///mnt/Dados/vinma/documentos/Gradua%C3%A7%C3%A3o/TCC/results-partial/HW_C012_120.xlsx'#$sigma_050.E$16:.E$25])" office:value-type="float" office:value="0.687300104580204" calcext:value-type="float">
            <text:p>0,687</text:p>
          </table:table-cell>
          <table:table-cell/>
          <table:table-cell table:style-name="ce225" office:value-type="string" calcext:value-type="string">
            <text:p>C012</text:p>
          </table:table-cell>
          <table:table-cell table:style-name="ce227" table:formula="of:=COM.MICROSOFT.STDEV.S(['file:///mnt/Dados/vinma/documentos/Gradua%C3%A7%C3%A3o/TCC/results-partial/HW_C012_120.xlsx'#$sigma_050.B$16:.B$25])" office:value-type="float" office:value="0.000358843901188915" calcext:value-type="float">
            <text:p>0,000</text:p>
          </table:table-cell>
          <table:table-cell table:style-name="ce227" table:formula="of:=COM.MICROSOFT.STDEV.S(['file:///mnt/Dados/vinma/documentos/Gradua%C3%A7%C3%A3o/TCC/results-partial/HW_C012_120.xlsx'#$sigma_050.C$16:.C$25])" office:value-type="float" office:value="0.000992600614720286" calcext:value-type="float">
            <text:p>0,001</text:p>
          </table:table-cell>
          <table:table-cell table:style-name="ce227" table:formula="of:=COM.MICROSOFT.STDEV.S(['file:///mnt/Dados/vinma/documentos/Gradua%C3%A7%C3%A3o/TCC/results-partial/HW_C012_120.xlsx'#$sigma_050.D$16:.D$25])" office:value-type="float" office:value="0.00288434874443591" calcext:value-type="float">
            <text:p>0,003</text:p>
          </table:table-cell>
          <table:table-cell table:style-name="ce227" table:formula="of:=COM.MICROSOFT.STDEV.S(['file:///mnt/Dados/vinma/documentos/Gradua%C3%A7%C3%A3o/TCC/results-partial/HW_C012_120.xlsx'#$sigma_050.E$16:.E$25])" office:value-type="float" office:value="0.00182843445446054" calcext:value-type="float">
            <text:p>0,002</text:p>
          </table:table-cell>
          <table:table-cell table:style-name="ce216"/>
          <table:table-cell table:style-name="ce228" office:value-type="string" calcext:value-type="string">
            <text:p>C012</text:p>
          </table:table-cell>
          <table:table-cell table:style-name="ce229" table:formula="of:=COM.MICROSOFT.CONFIDENCE.T(0.05/2; [.H25]; 10)" office:value-type="float" office:value="0.000304685378878104" calcext:value-type="float">
            <text:p>0,000</text:p>
          </table:table-cell>
          <table:table-cell table:style-name="ce229" table:formula="of:=COM.MICROSOFT.CONFIDENCE.T(0.05/2; [.I25]; 10)" office:value-type="float" office:value="0.000842792348897896" calcext:value-type="float">
            <text:p>0,001</text:p>
          </table:table-cell>
          <table:table-cell table:style-name="ce229" table:formula="of:=COM.MICROSOFT.CONFIDENCE.T(0.05/2; [.J25]; 10)" office:value-type="float" office:value="0.00244902835774373" calcext:value-type="float">
            <text:p>0,002</text:p>
          </table:table-cell>
          <table:table-cell table:style-name="ce229" table:formula="of:=COM.MICROSOFT.CONFIDENCE.T(0.05/2; [.K25]; 10)" office:value-type="float" office:value="0.00155247795117968" calcext:value-type="float">
            <text:p>0,002</text:p>
          </table:table-cell>
          <table:table-cell table:style-name="ce16" table:number-columns-repeated="1002"/>
        </table:table-row>
        <table:table-row table:style-name="ro3">
          <table:table-cell table:style-name="ce225" office:value-type="string" calcext:value-type="string">
            <text:p>C013</text:p>
          </table:table-cell>
          <table:table-cell table:style-name="ce227" table:formula="of:=AVERAGE(['file:///mnt/Dados/vinma/documentos/Gradua%C3%A7%C3%A3o/TCC/results-partial/HW_C013_120.xlsx'#$sigma_050.B$16:.B$25])" office:value-type="float" office:value="0.393160483584819" calcext:value-type="float">
            <text:p>0,393</text:p>
          </table:table-cell>
          <table:table-cell table:style-name="ce227" table:formula="of:=AVERAGE(['file:///mnt/Dados/vinma/documentos/Gradua%C3%A7%C3%A3o/TCC/results-partial/HW_C013_120.xlsx'#$sigma_050.C$16:.C$25])" office:value-type="float" office:value="0.62056600801296" calcext:value-type="float">
            <text:p>0,621</text:p>
          </table:table-cell>
          <table:table-cell table:style-name="ce227" table:formula="of:=AVERAGE(['file:///mnt/Dados/vinma/documentos/Gradua%C3%A7%C3%A3o/TCC/results-partial/HW_C013_120.xlsx'#$sigma_050.D$16:.D$25])" office:value-type="float" office:value="0.742256926870425" calcext:value-type="float">
            <text:p>0,742</text:p>
          </table:table-cell>
          <table:table-cell table:style-name="ce227" table:formula="of:=AVERAGE(['file:///mnt/Dados/vinma/documentos/Gradua%C3%A7%C3%A3o/TCC/results-partial/HW_C013_120.xlsx'#$sigma_050.E$16:.E$25])" office:value-type="float" office:value="0.704261994929462" calcext:value-type="float">
            <text:p>0,704</text:p>
          </table:table-cell>
          <table:table-cell/>
          <table:table-cell table:style-name="ce225" office:value-type="string" calcext:value-type="string">
            <text:p>C013</text:p>
          </table:table-cell>
          <table:table-cell table:style-name="ce227" table:formula="of:=COM.MICROSOFT.STDEV.S(['file:///mnt/Dados/vinma/documentos/Gradua%C3%A7%C3%A3o/TCC/results-partial/HW_C013_120.xlsx'#$sigma_050.B$16:.B$25])" office:value-type="float" office:value="0.000958834369056951" calcext:value-type="float">
            <text:p>0,001</text:p>
          </table:table-cell>
          <table:table-cell table:style-name="ce227" table:formula="of:=COM.MICROSOFT.STDEV.S(['file:///mnt/Dados/vinma/documentos/Gradua%C3%A7%C3%A3o/TCC/results-partial/HW_C013_120.xlsx'#$sigma_050.C$16:.C$25])" office:value-type="float" office:value="0.00148094692382083" calcext:value-type="float">
            <text:p>0,001</text:p>
          </table:table-cell>
          <table:table-cell table:style-name="ce227" table:formula="of:=COM.MICROSOFT.STDEV.S(['file:///mnt/Dados/vinma/documentos/Gradua%C3%A7%C3%A3o/TCC/results-partial/HW_C013_120.xlsx'#$sigma_050.D$16:.D$25])" office:value-type="float" office:value="0.00163775450470517" calcext:value-type="float">
            <text:p>0,002</text:p>
          </table:table-cell>
          <table:table-cell table:style-name="ce227" table:formula="of:=COM.MICROSOFT.STDEV.S(['file:///mnt/Dados/vinma/documentos/Gradua%C3%A7%C3%A3o/TCC/results-partial/HW_C013_120.xlsx'#$sigma_050.E$16:.E$25])" office:value-type="float" office:value="0.00135377059700858" calcext:value-type="float">
            <text:p>0,001</text:p>
          </table:table-cell>
          <table:table-cell table:style-name="ce216"/>
          <table:table-cell table:style-name="ce228" office:value-type="string" calcext:value-type="string">
            <text:p>C013</text:p>
          </table:table-cell>
          <table:table-cell table:style-name="ce229" table:formula="of:=COM.MICROSOFT.CONFIDENCE.T(0.05/2; [.H26]; 10)" office:value-type="float" office:value="0.000814122274475178" calcext:value-type="float">
            <text:p>0,001</text:p>
          </table:table-cell>
          <table:table-cell table:style-name="ce229" table:formula="of:=COM.MICROSOFT.CONFIDENCE.T(0.05/2; [.I26]; 10)" office:value-type="float" office:value="0.00125743498241918" calcext:value-type="float">
            <text:p>0,001</text:p>
          </table:table-cell>
          <table:table-cell table:style-name="ce229" table:formula="of:=COM.MICROSOFT.CONFIDENCE.T(0.05/2; [.J26]; 10)" office:value-type="float" office:value="0.00139057637630775" calcext:value-type="float">
            <text:p>0,001</text:p>
          </table:table-cell>
          <table:table-cell table:style-name="ce229" table:formula="of:=COM.MICROSOFT.CONFIDENCE.T(0.05/2; [.K26]; 10)" office:value-type="float" office:value="0.00114945274504316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225" office:value-type="string" calcext:value-type="string">
            <text:p>C015</text:p>
          </table:table-cell>
          <table:table-cell table:style-name="ce227" table:formula="of:=AVERAGE(['file:///mnt/Dados/vinma/documentos/Gradua%C3%A7%C3%A3o/TCC/results-partial/HW_C015_120.xlsx'#$sigma_050.B$16:.B$25])" office:value-type="float" office:value="0.247666939520823" calcext:value-type="float">
            <text:p>0,248</text:p>
          </table:table-cell>
          <table:table-cell table:style-name="ce227" table:formula="of:=AVERAGE(['file:///mnt/Dados/vinma/documentos/Gradua%C3%A7%C3%A3o/TCC/results-partial/HW_C015_120.xlsx'#$sigma_050.C$16:.C$25])" office:value-type="float" office:value="0.477007165478412" calcext:value-type="float">
            <text:p>0,477</text:p>
          </table:table-cell>
          <table:table-cell table:style-name="ce227" table:formula="of:=AVERAGE(['file:///mnt/Dados/vinma/documentos/Gradua%C3%A7%C3%A3o/TCC/results-partial/HW_C015_120.xlsx'#$sigma_050.D$16:.D$25])" office:value-type="float" office:value="0.6228910573088" calcext:value-type="float">
            <text:p>0,623</text:p>
          </table:table-cell>
          <table:table-cell table:style-name="ce227" table:formula="of:=AVERAGE(['file:///mnt/Dados/vinma/documentos/Gradua%C3%A7%C3%A3o/TCC/results-partial/HW_C015_120.xlsx'#$sigma_050.E$16:.E$25])" office:value-type="float" office:value="0.575503574618463" calcext:value-type="float">
            <text:p>0,576</text:p>
          </table:table-cell>
          <table:table-cell/>
          <table:table-cell table:style-name="ce225" office:value-type="string" calcext:value-type="string">
            <text:p>C015</text:p>
          </table:table-cell>
          <table:table-cell table:style-name="ce227" table:formula="of:=COM.MICROSOFT.STDEV.S(['file:///mnt/Dados/vinma/documentos/Gradua%C3%A7%C3%A3o/TCC/results-partial/HW_C015_120.xlsx'#$sigma_050.B$16:.B$25])" office:value-type="float" office:value="0.000741454749364092" calcext:value-type="float">
            <text:p>0,001</text:p>
          </table:table-cell>
          <table:table-cell table:style-name="ce227" table:formula="of:=COM.MICROSOFT.STDEV.S(['file:///mnt/Dados/vinma/documentos/Gradua%C3%A7%C3%A3o/TCC/results-partial/HW_C015_120.xlsx'#$sigma_050.C$16:.C$25])" office:value-type="float" office:value="0.00196026085740516" calcext:value-type="float">
            <text:p>0,002</text:p>
          </table:table-cell>
          <table:table-cell table:style-name="ce227" table:formula="of:=COM.MICROSOFT.STDEV.S(['file:///mnt/Dados/vinma/documentos/Gradua%C3%A7%C3%A3o/TCC/results-partial/HW_C015_120.xlsx'#$sigma_050.D$16:.D$25])" office:value-type="float" office:value="0.00377479120171451" calcext:value-type="float">
            <text:p>0,004</text:p>
          </table:table-cell>
          <table:table-cell table:style-name="ce227" table:formula="of:=COM.MICROSOFT.STDEV.S(['file:///mnt/Dados/vinma/documentos/Gradua%C3%A7%C3%A3o/TCC/results-partial/HW_C015_120.xlsx'#$sigma_050.E$16:.E$25])" office:value-type="float" office:value="0.00176595338740521" calcext:value-type="float">
            <text:p>0,002</text:p>
          </table:table-cell>
          <table:table-cell table:style-name="ce216"/>
          <table:table-cell table:style-name="ce228" office:value-type="string" calcext:value-type="string">
            <text:p>C015</text:p>
          </table:table-cell>
          <table:table-cell table:style-name="ce229" table:formula="of:=COM.MICROSOFT.CONFIDENCE.T(0.05/2; [.H27]; 10)" office:value-type="float" office:value="0.00062955067783648" calcext:value-type="float">
            <text:p>0,001</text:p>
          </table:table-cell>
          <table:table-cell table:style-name="ce229" table:formula="of:=COM.MICROSOFT.CONFIDENCE.T(0.05/2; [.I27]; 10)" office:value-type="float" office:value="0.00166440845186325" calcext:value-type="float">
            <text:p>0,002</text:p>
          </table:table-cell>
          <table:table-cell table:style-name="ce229" table:formula="of:=COM.MICROSOFT.CONFIDENCE.T(0.05/2; [.J27]; 10)" office:value-type="float" office:value="0.00320508077096908" calcext:value-type="float">
            <text:p>0,003</text:p>
          </table:table-cell>
          <table:table-cell table:style-name="ce229" table:formula="of:=COM.MICROSOFT.CONFIDENCE.T(0.05/2; [.K27]; 10)" office:value-type="float" office:value="0.0014994268403056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225" office:value-type="string" calcext:value-type="string">
            <text:p>C016</text:p>
          </table:table-cell>
          <table:table-cell table:style-name="ce227" table:formula="of:=AVERAGE(['file:///mnt/Dados/vinma/documentos/Gradua%C3%A7%C3%A3o/TCC/results-partial/HW_C016_120.xlsx'#$sigma_050.B$16:.B$25])" office:value-type="float" office:value="0.508393895295541" calcext:value-type="float">
            <text:p>0,508</text:p>
          </table:table-cell>
          <table:table-cell table:style-name="ce227" table:formula="of:=AVERAGE(['file:///mnt/Dados/vinma/documentos/Gradua%C3%A7%C3%A3o/TCC/results-partial/HW_C016_120.xlsx'#$sigma_050.C$16:.C$25])" office:value-type="float" office:value="0.657367577687969" calcext:value-type="float">
            <text:p>0,657</text:p>
          </table:table-cell>
          <table:table-cell table:style-name="ce227" table:formula="of:=AVERAGE(['file:///mnt/Dados/vinma/documentos/Gradua%C3%A7%C3%A3o/TCC/results-partial/HW_C016_120.xlsx'#$sigma_050.D$16:.D$25])" office:value-type="float" office:value="0.758007325891866" calcext:value-type="float">
            <text:p>0,758</text:p>
          </table:table-cell>
          <table:table-cell table:style-name="ce227" table:formula="of:=AVERAGE(['file:///mnt/Dados/vinma/documentos/Gradua%C3%A7%C3%A3o/TCC/results-partial/HW_C016_120.xlsx'#$sigma_050.E$16:.E$25])" office:value-type="float" office:value="0.681747819195215" calcext:value-type="float">
            <text:p>0,682</text:p>
          </table:table-cell>
          <table:table-cell/>
          <table:table-cell table:style-name="ce225" office:value-type="string" calcext:value-type="string">
            <text:p>C016</text:p>
          </table:table-cell>
          <table:table-cell table:style-name="ce227" table:formula="of:=COM.MICROSOFT.STDEV.S(['file:///mnt/Dados/vinma/documentos/Gradua%C3%A7%C3%A3o/TCC/results-partial/HW_C016_120.xlsx'#$sigma_050.B$16:.B$25])" office:value-type="float" office:value="0.000656402961002297" calcext:value-type="float">
            <text:p>0,001</text:p>
          </table:table-cell>
          <table:table-cell table:style-name="ce227" table:formula="of:=COM.MICROSOFT.STDEV.S(['file:///mnt/Dados/vinma/documentos/Gradua%C3%A7%C3%A3o/TCC/results-partial/HW_C016_120.xlsx'#$sigma_050.C$16:.C$25])" office:value-type="float" office:value="0.00124902743388863" calcext:value-type="float">
            <text:p>0,001</text:p>
          </table:table-cell>
          <table:table-cell table:style-name="ce227" table:formula="of:=COM.MICROSOFT.STDEV.S(['file:///mnt/Dados/vinma/documentos/Gradua%C3%A7%C3%A3o/TCC/results-partial/HW_C016_120.xlsx'#$sigma_050.D$16:.D$25])" office:value-type="float" office:value="0.00105417270421715" calcext:value-type="float">
            <text:p>0,001</text:p>
          </table:table-cell>
          <table:table-cell table:style-name="ce227" table:formula="of:=COM.MICROSOFT.STDEV.S(['file:///mnt/Dados/vinma/documentos/Gradua%C3%A7%C3%A3o/TCC/results-partial/HW_C016_120.xlsx'#$sigma_050.E$16:.E$25])" office:value-type="float" office:value="0.00169623870176966" calcext:value-type="float">
            <text:p>0,002</text:p>
          </table:table-cell>
          <table:table-cell table:style-name="ce216"/>
          <table:table-cell table:style-name="ce228" office:value-type="string" calcext:value-type="string">
            <text:p>C016</text:p>
          </table:table-cell>
          <table:table-cell table:style-name="ce229" table:formula="of:=COM.MICROSOFT.CONFIDENCE.T(0.05/2; [.H28]; 10)" office:value-type="float" office:value="0.000557335332179453" calcext:value-type="float">
            <text:p>0,001</text:p>
          </table:table-cell>
          <table:table-cell table:style-name="ce229" table:formula="of:=COM.MICROSOFT.CONFIDENCE.T(0.05/2; [.I28]; 10)" office:value-type="float" office:value="0.00106051794572135" calcext:value-type="float">
            <text:p>0,001</text:p>
          </table:table-cell>
          <table:table-cell table:style-name="ce229" table:formula="of:=COM.MICROSOFT.CONFIDENCE.T(0.05/2; [.J28]; 10)" office:value-type="float" office:value="0.000895071669668051" calcext:value-type="float">
            <text:p>0,001</text:p>
          </table:table-cell>
          <table:table-cell table:style-name="ce229" table:formula="of:=COM.MICROSOFT.CONFIDENCE.T(0.05/2; [.K28]; 10)" office:value-type="float" office:value="0.00144023384486702" calcext:value-type="float">
            <text:p>0,001</text:p>
          </table:table-cell>
          <table:table-cell table:style-name="ce16" table:number-columns-repeated="1002"/>
        </table:table-row>
        <table:table-row table:style-name="ro3">
          <table:table-cell table:style-name="ce225" office:value-type="string" calcext:value-type="string">
            <text:p>C017</text:p>
          </table:table-cell>
          <table:table-cell table:style-name="ce227" table:formula="of:=AVERAGE(['file:///mnt/Dados/vinma/documentos/Gradua%C3%A7%C3%A3o/TCC/results-partial/HW_C017_120.xlsx'#$sigma_050.B$16:.B$25])" office:value-type="float" office:value="0.325745826890777" calcext:value-type="float">
            <text:p>0,326</text:p>
          </table:table-cell>
          <table:table-cell table:style-name="ce227" table:formula="of:=AVERAGE(['file:///mnt/Dados/vinma/documentos/Gradua%C3%A7%C3%A3o/TCC/results-partial/HW_C017_120.xlsx'#$sigma_050.C$16:.C$25])" office:value-type="float" office:value="0.407125981776467" calcext:value-type="float">
            <text:p>0,407</text:p>
          </table:table-cell>
          <table:table-cell table:style-name="ce227" table:formula="of:=AVERAGE(['file:///mnt/Dados/vinma/documentos/Gradua%C3%A7%C3%A3o/TCC/results-partial/HW_C017_120.xlsx'#$sigma_050.D$16:.D$25])" office:value-type="float" office:value="0.527162282581062" calcext:value-type="float">
            <text:p>0,527</text:p>
          </table:table-cell>
          <table:table-cell table:style-name="ce227" table:formula="of:=AVERAGE(['file:///mnt/Dados/vinma/documentos/Gradua%C3%A7%C3%A3o/TCC/results-partial/HW_C017_120.xlsx'#$sigma_050.E$16:.E$25])" office:value-type="float" office:value="0.340144928872458" calcext:value-type="float">
            <text:p>0,340</text:p>
          </table:table-cell>
          <table:table-cell/>
          <table:table-cell table:style-name="ce225" office:value-type="string" calcext:value-type="string">
            <text:p>C017</text:p>
          </table:table-cell>
          <table:table-cell table:style-name="ce227" table:formula="of:=COM.MICROSOFT.STDEV.S(['file:///mnt/Dados/vinma/documentos/Gradua%C3%A7%C3%A3o/TCC/results-partial/HW_C017_120.xlsx'#$sigma_050.B$16:.B$25])" office:value-type="float" office:value="0.000630676590484299" calcext:value-type="float">
            <text:p>0,001</text:p>
          </table:table-cell>
          <table:table-cell table:style-name="ce227" table:formula="of:=COM.MICROSOFT.STDEV.S(['file:///mnt/Dados/vinma/documentos/Gradua%C3%A7%C3%A3o/TCC/results-partial/HW_C017_120.xlsx'#$sigma_050.C$16:.C$25])" office:value-type="float" office:value="0.00310439447554794" calcext:value-type="float">
            <text:p>0,003</text:p>
          </table:table-cell>
          <table:table-cell table:style-name="ce227" table:formula="of:=COM.MICROSOFT.STDEV.S(['file:///mnt/Dados/vinma/documentos/Gradua%C3%A7%C3%A3o/TCC/results-partial/HW_C017_120.xlsx'#$sigma_050.D$16:.D$25])" office:value-type="float" office:value="0.00365383492753554" calcext:value-type="float">
            <text:p>0,004</text:p>
          </table:table-cell>
          <table:table-cell table:style-name="ce227" table:formula="of:=COM.MICROSOFT.STDEV.S(['file:///mnt/Dados/vinma/documentos/Gradua%C3%A7%C3%A3o/TCC/results-partial/HW_C017_120.xlsx'#$sigma_050.E$16:.E$25])" office:value-type="float" office:value="0.00559803151865677" calcext:value-type="float">
            <text:p>0,006</text:p>
          </table:table-cell>
          <table:table-cell table:style-name="ce216"/>
          <table:table-cell table:style-name="ce228" office:value-type="string" calcext:value-type="string">
            <text:p>C017</text:p>
          </table:table-cell>
          <table:table-cell table:style-name="ce229" table:formula="of:=COM.MICROSOFT.CONFIDENCE.T(0.05/2; [.H29]; 10)" office:value-type="float" office:value="0.000535491714599595" calcext:value-type="float">
            <text:p>0,001</text:p>
          </table:table-cell>
          <table:table-cell table:style-name="ce229" table:formula="of:=COM.MICROSOFT.CONFIDENCE.T(0.05/2; [.I29]; 10)" office:value-type="float" office:value="0.00263586368288719" calcext:value-type="float">
            <text:p>0,003</text:p>
          </table:table-cell>
          <table:table-cell table:style-name="ce229" table:formula="of:=COM.MICROSOFT.CONFIDENCE.T(0.05/2; [.J29]; 10)" office:value-type="float" office:value="0.00310237982466959" calcext:value-type="float">
            <text:p>0,003</text:p>
          </table:table-cell>
          <table:table-cell table:style-name="ce229" table:formula="of:=COM.MICROSOFT.CONFIDENCE.T(0.05/2; [.K29]; 10)" office:value-type="float" office:value="0.00475314850992986" calcext:value-type="float">
            <text:p>0,005</text:p>
          </table:table-cell>
          <table:table-cell table:style-name="ce16" table:number-columns-repeated="1002"/>
        </table:table-row>
        <table:table-row table:style-name="ro3">
          <table:table-cell table:style-name="ce225" office:value-type="string" calcext:value-type="string">
            <text:p>C019</text:p>
          </table:table-cell>
          <table:table-cell table:style-name="ce227" table:formula="of:=AVERAGE(['file:///mnt/Dados/vinma/documentos/Gradua%C3%A7%C3%A3o/TCC/results-partial/HW_C019_120.xlsx'#$sigma_050.B$16:.B$25])" office:value-type="float" office:value="0.549779644593733" calcext:value-type="float">
            <text:p>0,550</text:p>
          </table:table-cell>
          <table:table-cell table:style-name="ce227" table:formula="of:=AVERAGE(['file:///mnt/Dados/vinma/documentos/Gradua%C3%A7%C3%A3o/TCC/results-partial/HW_C019_120.xlsx'#$sigma_050.C$16:.C$25])" office:value-type="float" office:value="0.643781148095338" calcext:value-type="float">
            <text:p>0,644</text:p>
          </table:table-cell>
          <table:table-cell table:style-name="ce227" table:formula="of:=AVERAGE(['file:///mnt/Dados/vinma/documentos/Gradua%C3%A7%C3%A3o/TCC/results-partial/HW_C019_120.xlsx'#$sigma_050.D$16:.D$25])" office:value-type="float" office:value="0.703009800286019" calcext:value-type="float">
            <text:p>0,703</text:p>
          </table:table-cell>
          <table:table-cell table:style-name="ce227" table:formula="of:=AVERAGE(['file:///mnt/Dados/vinma/documentos/Gradua%C3%A7%C3%A3o/TCC/results-partial/HW_C019_120.xlsx'#$sigma_050.E$16:.E$25])" office:value-type="float" office:value="0.618233920030854" calcext:value-type="float">
            <text:p>0,618</text:p>
          </table:table-cell>
          <table:table-cell/>
          <table:table-cell table:style-name="ce225" office:value-type="string" calcext:value-type="string">
            <text:p>C019</text:p>
          </table:table-cell>
          <table:table-cell table:style-name="ce227" table:formula="of:=COM.MICROSOFT.STDEV.S(['file:///mnt/Dados/vinma/documentos/Gradua%C3%A7%C3%A3o/TCC/results-partial/HW_C019_120.xlsx'#$sigma_050.B$16:.B$25])" office:value-type="float" office:value="0.000747469718666784" calcext:value-type="float">
            <text:p>0,001</text:p>
          </table:table-cell>
          <table:table-cell table:style-name="ce227" table:formula="of:=COM.MICROSOFT.STDEV.S(['file:///mnt/Dados/vinma/documentos/Gradua%C3%A7%C3%A3o/TCC/results-partial/HW_C019_120.xlsx'#$sigma_050.C$16:.C$25])" office:value-type="float" office:value="0.00168063983791484" calcext:value-type="float">
            <text:p>0,002</text:p>
          </table:table-cell>
          <table:table-cell table:style-name="ce227" table:formula="of:=COM.MICROSOFT.STDEV.S(['file:///mnt/Dados/vinma/documentos/Gradua%C3%A7%C3%A3o/TCC/results-partial/HW_C019_120.xlsx'#$sigma_050.D$16:.D$25])" office:value-type="float" office:value="0.00158435443121994" calcext:value-type="float">
            <text:p>0,002</text:p>
          </table:table-cell>
          <table:table-cell table:style-name="ce227" table:formula="of:=COM.MICROSOFT.STDEV.S(['file:///mnt/Dados/vinma/documentos/Gradua%C3%A7%C3%A3o/TCC/results-partial/HW_C019_120.xlsx'#$sigma_050.E$16:.E$25])" office:value-type="float" office:value="0.0018847648941844" calcext:value-type="float">
            <text:p>0,002</text:p>
          </table:table-cell>
          <table:table-cell table:style-name="ce216"/>
          <table:table-cell table:style-name="ce228" office:value-type="string" calcext:value-type="string">
            <text:p>C019</text:p>
          </table:table-cell>
          <table:table-cell table:style-name="ce229" table:formula="of:=COM.MICROSOFT.CONFIDENCE.T(0.05/2; [.H30]; 10)" office:value-type="float" office:value="0.00063465783778781" calcext:value-type="float">
            <text:p>0,001</text:p>
          </table:table-cell>
          <table:table-cell table:style-name="ce229" table:formula="of:=COM.MICROSOFT.CONFIDENCE.T(0.05/2; [.I30]; 10)" office:value-type="float" office:value="0.00142698923982308" calcext:value-type="float">
            <text:p>0,001</text:p>
          </table:table-cell>
          <table:table-cell table:style-name="ce229" table:formula="of:=COM.MICROSOFT.CONFIDENCE.T(0.05/2; [.J30]; 10)" office:value-type="float" office:value="0.00134523570988411" calcext:value-type="float">
            <text:p>0,001</text:p>
          </table:table-cell>
          <table:table-cell table:style-name="ce229" table:formula="of:=COM.MICROSOFT.CONFIDENCE.T(0.05/2; [.K30]; 10)" office:value-type="float" office:value="0.00160030671826412" calcext:value-type="float">
            <text:p>0,002</text:p>
          </table:table-cell>
          <table:table-cell table:style-name="ce16" table:number-columns-repeated="1002"/>
        </table:table-row>
        <table:table-row table:style-name="ro3">
          <table:table-cell table:style-name="ce225" office:value-type="string" calcext:value-type="string">
            <text:p>C024</text:p>
          </table:table-cell>
          <table:table-cell table:style-name="ce227" table:formula="of:=AVERAGE(['file:///mnt/Dados/vinma/documentos/Gradua%C3%A7%C3%A3o/TCC/results-partial/HW_C024_120.xlsx'#$sigma_050.B$16:.B$25])" office:value-type="float" office:value="0.42043770742662" calcext:value-type="float">
            <text:p>0,420</text:p>
          </table:table-cell>
          <table:table-cell table:style-name="ce227" table:formula="of:=AVERAGE(['file:///mnt/Dados/vinma/documentos/Gradua%C3%A7%C3%A3o/TCC/results-partial/HW_C024_120.xlsx'#$sigma_050.C$16:.C$25])" office:value-type="float" office:value="0.538711732062287" calcext:value-type="float">
            <text:p>0,539</text:p>
          </table:table-cell>
          <table:table-cell table:style-name="ce227" table:formula="of:=AVERAGE(['file:///mnt/Dados/vinma/documentos/Gradua%C3%A7%C3%A3o/TCC/results-partial/HW_C024_120.xlsx'#$sigma_050.D$16:.D$25])" office:value-type="float" office:value="0.613173665151368" calcext:value-type="float">
            <text:p>0,613</text:p>
          </table:table-cell>
          <table:table-cell table:style-name="ce227" table:formula="of:=AVERAGE(['file:///mnt/Dados/vinma/documentos/Gradua%C3%A7%C3%A3o/TCC/results-partial/HW_C024_120.xlsx'#$sigma_050.E$16:.E$25])" office:value-type="float" office:value="0.524649105279843" calcext:value-type="float">
            <text:p>0,525</text:p>
          </table:table-cell>
          <table:table-cell/>
          <table:table-cell table:style-name="ce225" office:value-type="string" calcext:value-type="string">
            <text:p>C024</text:p>
          </table:table-cell>
          <table:table-cell table:style-name="ce227" table:formula="of:=COM.MICROSOFT.STDEV.S(['file:///mnt/Dados/vinma/documentos/Gradua%C3%A7%C3%A3o/TCC/results-partial/HW_C024_120.xlsx'#$sigma_050.B$16:.B$25])" office:value-type="float" office:value="0.000783054526548773" calcext:value-type="float">
            <text:p>0,001</text:p>
          </table:table-cell>
          <table:table-cell table:style-name="ce227" table:formula="of:=COM.MICROSOFT.STDEV.S(['file:///mnt/Dados/vinma/documentos/Gradua%C3%A7%C3%A3o/TCC/results-partial/HW_C024_120.xlsx'#$sigma_050.C$16:.C$25])" office:value-type="float" office:value="0.00209088909951202" calcext:value-type="float">
            <text:p>0,002</text:p>
          </table:table-cell>
          <table:table-cell table:style-name="ce227" table:formula="of:=COM.MICROSOFT.STDEV.S(['file:///mnt/Dados/vinma/documentos/Gradua%C3%A7%C3%A3o/TCC/results-partial/HW_C024_120.xlsx'#$sigma_050.D$16:.D$25])" office:value-type="float" office:value="0.00217228672105826" calcext:value-type="float">
            <text:p>0,002</text:p>
          </table:table-cell>
          <table:table-cell table:style-name="ce227" table:formula="of:=COM.MICROSOFT.STDEV.S(['file:///mnt/Dados/vinma/documentos/Gradua%C3%A7%C3%A3o/TCC/results-partial/HW_C024_120.xlsx'#$sigma_050.E$16:.E$25])" office:value-type="float" office:value="0.00305495476124108" calcext:value-type="float">
            <text:p>0,003</text:p>
          </table:table-cell>
          <table:table-cell table:style-name="ce216"/>
          <table:table-cell table:style-name="ce228" office:value-type="string" calcext:value-type="string">
            <text:p>C024</text:p>
          </table:table-cell>
          <table:table-cell table:style-name="ce229" table:formula="of:=COM.MICROSOFT.CONFIDENCE.T(0.05/2; [.H31]; 10)" office:value-type="float" office:value="0.000664872007893269" calcext:value-type="float">
            <text:p>0,001</text:p>
          </table:table-cell>
          <table:table-cell table:style-name="ce229" table:formula="of:=COM.MICROSOFT.CONFIDENCE.T(0.05/2; [.I31]; 10)" office:value-type="float" office:value="0.00177532162415528" calcext:value-type="float">
            <text:p>0,002</text:p>
          </table:table-cell>
          <table:table-cell table:style-name="ce229" table:formula="of:=COM.MICROSOFT.CONFIDENCE.T(0.05/2; [.J31]; 10)" office:value-type="float" office:value="0.00184443430818981" calcext:value-type="float">
            <text:p>0,002</text:p>
          </table:table-cell>
          <table:table-cell table:style-name="ce229" table:formula="of:=COM.MICROSOFT.CONFIDENCE.T(0.05/2; [.K31]; 10)" office:value-type="float" office:value="0.00259388565836092" calcext:value-type="float">
            <text:p>0,003</text:p>
          </table:table-cell>
          <table:table-cell table:style-name="ce16" table:number-columns-repeated="1002"/>
        </table:table-row>
        <table:table-row table:style-name="ro3">
          <table:table-cell table:style-name="ce208" office:value-type="string" calcext:value-type="string">
            <text:p>Média</text:p>
          </table:table-cell>
          <table:table-cell table:style-name="ce213" table:formula="of:=AVERAGE([.B20:.B31])" office:value-type="float" office:value="0.394940331096542" calcext:value-type="float">
            <text:p>0,39</text:p>
          </table:table-cell>
          <table:table-cell table:style-name="ce213" table:formula="of:=AVERAGE([.C20:.C31])" office:value-type="float" office:value="0.568533389437941" calcext:value-type="float">
            <text:p>0,57</text:p>
          </table:table-cell>
          <table:table-cell table:style-name="ce213" table:formula="of:=AVERAGE([.D20:.D31])" office:value-type="float" office:value="0.690544934809867" calcext:value-type="float">
            <text:p>0,69</text:p>
          </table:table-cell>
          <table:table-cell table:style-name="ce213" table:formula="of:=AVERAGE([.E20:.E31])" office:value-type="float" office:value="0.620926631508632" calcext:value-type="float">
            <text:p>0,62</text:p>
          </table:table-cell>
          <table:table-cell table:style-name="ce6"/>
          <table:table-cell table:number-columns-repeated="2"/>
          <table:table-cell table:style-name="ce6" table:number-columns-repeated="3"/>
          <table:table-cell/>
          <table:table-cell table:style-name="ce220" office:value-type="string" calcext:value-type="string">
            <text:p>Média</text:p>
          </table:table-cell>
          <table:table-cell table:style-name="ce220" table:formula="of:=AVERAGE([.N20:.N31])" office:value-type="float" office:value="0.000585556488927725" calcext:value-type="float">
            <text:p>0,00</text:p>
          </table:table-cell>
          <table:table-cell table:style-name="ce220" table:formula="of:=AVERAGE([.O20:.O31])" office:value-type="float" office:value="0.00137462249044617" calcext:value-type="float">
            <text:p>0,00</text:p>
          </table:table-cell>
          <table:table-cell table:style-name="ce220" table:formula="of:=AVERAGE([.P20:.P31])" office:value-type="float" office:value="0.00177886157620995" calcext:value-type="float">
            <text:p>0,00</text:p>
          </table:table-cell>
          <table:table-cell table:style-name="ce220" table:formula="of:=AVERAGE([.Q20:.Q31])" office:value-type="float" office:value="0.00197941439791823" calcext:value-type="float">
            <text:p>0,00</text:p>
          </table:table-cell>
          <table:table-cell table:style-name="ce14" table:number-columns-repeated="1002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7"/>
          <table:table-cell table:number-columns-repeated="1006"/>
        </table:table-row>
        <table:table-row table:style-name="ro5">
          <table:table-cell table:style-name="Default" table:number-columns-repeated="5"/>
          <table:table-cell/>
          <table:table-cell table:style-name="Default" table:number-columns-repeated="6"/>
          <table:table-cell table:number-columns-repeated="1006"/>
          <table:table-cell table:style-name="Default"/>
        </table:table-row>
        <table:table-row table:style-name="ro6" table:number-rows-repeated="12">
          <table:table-cell table:style-name="Default" table:number-columns-repeated="5"/>
          <table:table-cell/>
          <table:table-cell table:style-name="Default" table:number-columns-repeated="6"/>
          <table:table-cell table:style-name="ce27" table:number-columns-repeated="1006"/>
          <table:table-cell table:style-name="Default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6"/>
          <table:table-cell table:style-name="ce28" table:number-columns-repeated="1005"/>
          <table:table-cell table:style-name="ce27"/>
          <table:table-cell table:style-name="Default"/>
        </table:table-row>
        <table:table-row table:style-name="ro3" table:number-rows-repeated="1048528">
          <table:table-cell table:number-columns-repeated="1019"/>
        </table:table-row>
        <table:table-row table:style-name="ro3">
          <table:table-cell table:number-columns-repeated="1019"/>
        </table:table-row>
        <calcext:conditional-formats>
          <calcext:conditional-format calcext:target-range-address="V_050.G20:V_050.K31 V_050.G4:V_050.K15 V_050.M4:V_050.Q15 V_050.M20:V_050.Q31 V_050.A20:V_050.E31 V_050.A4:V_050.E15">
            <calcext:condition calcext:apply-style-name="ConditionalStyle_1" calcext:value="formula-is(ISEVEN(ROW()))" calcext:base-cell-address="V_050.A4"/>
            <calcext:condition calcext:apply-style-name="ConditionalStyle_2" calcext:value="formula-is(ISODD(ROW()))" calcext:base-cell-address="V_050.A4"/>
          </calcext:conditional-format>
          <calcext:conditional-format calcext:target-range-address="V_050.H4:V_050.K15 V_050.N4:V_050.Q15 V_050.N20:V_050.Q31 V_050.B4:V_050.E15">
            <calcext:condition calcext:apply-style-name="ConditionalStyle_3" calcext:value="formula-is(#REF!=#REF!)" calcext:base-cell-address="V_050.B4"/>
            <calcext:condition calcext:apply-style-name="ConditionalStyle_3" calcext:value="formula-is(#REF!)" calcext:base-cell-address="V_050.B4"/>
          </calcext:conditional-format>
        </calcext:conditional-formats>
      </table:table>
      <table:table table:name="'file:///mnt/Dados/vinma/documentos/Gradua%C3%A7%C3%A3o/TCC/results-partial/HW_C001_120.xlsx'#sigma_010" table:print="false" table:style-name="ta_extref">
        <table:table-source xlink:type="simple" xlink:href="../../results-partial/HW_C001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57704878843713">
            <text:p>0.957704878843713</text:p>
          </table:table-cell>
          <table:table-cell table:style-name="ce1" office:value-type="float" office:value="0.978365178520198">
            <text:p>0.978365178520198</text:p>
          </table:table-cell>
          <table:table-cell table:style-name="ce1" office:value-type="float" office:value="0.976645716946248">
            <text:p>0.976645716946248</text:p>
          </table:table-cell>
          <table:table-cell table:style-name="ce1" office:value-type="float" office:value="0.975241097402729">
            <text:p>0.975241097402729</text:p>
          </table:table-cell>
        </table:table-row>
        <table:table-row>
          <table:table-cell/>
          <table:table-cell table:style-name="ce1" office:value-type="float" office:value="0.957904238532355">
            <text:p>0.957904238532355</text:p>
          </table:table-cell>
          <table:table-cell table:style-name="ce1" office:value-type="float" office:value="0.978347481545775">
            <text:p>0.978347481545775</text:p>
          </table:table-cell>
          <table:table-cell table:style-name="ce1" office:value-type="float" office:value="0.976642938602088">
            <text:p>0.976642938602088</text:p>
          </table:table-cell>
          <table:table-cell table:style-name="ce1" office:value-type="float" office:value="0.9752220454514">
            <text:p>0.9752220454514</text:p>
          </table:table-cell>
        </table:table-row>
        <table:table-row>
          <table:table-cell/>
          <table:table-cell table:style-name="ce1" office:value-type="float" office:value="0.957961525388392">
            <text:p>0.957961525388392</text:p>
          </table:table-cell>
          <table:table-cell table:style-name="ce1" office:value-type="float" office:value="0.978441539929235">
            <text:p>0.978441539929235</text:p>
          </table:table-cell>
          <table:table-cell table:style-name="ce1" office:value-type="float" office:value="0.976774608585052">
            <text:p>0.976774608585052</text:p>
          </table:table-cell>
          <table:table-cell table:style-name="ce1" office:value-type="float" office:value="0.975258359147199">
            <text:p>0.975258359147199</text:p>
          </table:table-cell>
        </table:table-row>
        <table:table-row>
          <table:table-cell/>
          <table:table-cell table:style-name="ce1" office:value-type="float" office:value="0.958104251198202">
            <text:p>0.958104251198202</text:p>
          </table:table-cell>
          <table:table-cell table:style-name="ce1" office:value-type="float" office:value="0.978451793119404">
            <text:p>0.978451793119404</text:p>
          </table:table-cell>
          <table:table-cell table:style-name="ce1" office:value-type="float" office:value="0.976709912006146">
            <text:p>0.976709912006146</text:p>
          </table:table-cell>
          <table:table-cell table:style-name="ce1" office:value-type="float" office:value="0.975367746100813">
            <text:p>0.975367746100813</text:p>
          </table:table-cell>
        </table:table-row>
        <table:table-row>
          <table:table-cell/>
          <table:table-cell table:style-name="ce1" office:value-type="float" office:value="0.9581268033879">
            <text:p>0.9581268033879</text:p>
          </table:table-cell>
          <table:table-cell table:style-name="ce1" office:value-type="float" office:value="0.978562226748437">
            <text:p>0.978562226748437</text:p>
          </table:table-cell>
          <table:table-cell table:style-name="ce1" office:value-type="float" office:value="0.976706937778948">
            <text:p>0.976706937778948</text:p>
          </table:table-cell>
          <table:table-cell table:style-name="ce1" office:value-type="float" office:value="0.975509341990056">
            <text:p>0.975509341990056</text:p>
          </table:table-cell>
        </table:table-row>
        <table:table-row>
          <table:table-cell/>
          <table:table-cell table:style-name="ce1" office:value-type="float" office:value="0.95806986591719">
            <text:p>0.95806986591719</text:p>
          </table:table-cell>
          <table:table-cell table:style-name="ce1" office:value-type="float" office:value="0.978223366694513">
            <text:p>0.978223366694513</text:p>
          </table:table-cell>
          <table:table-cell table:style-name="ce1" office:value-type="float" office:value="0.976793450982941">
            <text:p>0.976793450982941</text:p>
          </table:table-cell>
          <table:table-cell table:style-name="ce1" office:value-type="float" office:value="0.97537383883148">
            <text:p>0.97537383883148</text:p>
          </table:table-cell>
        </table:table-row>
        <table:table-row>
          <table:table-cell/>
          <table:table-cell table:style-name="ce1" office:value-type="float" office:value="0.957790578584945">
            <text:p>0.957790578584945</text:p>
          </table:table-cell>
          <table:table-cell table:style-name="ce1" office:value-type="float" office:value="0.978297332697736">
            <text:p>0.978297332697736</text:p>
          </table:table-cell>
          <table:table-cell table:style-name="ce1" office:value-type="float" office:value="0.976747192398647">
            <text:p>0.976747192398647</text:p>
          </table:table-cell>
          <table:table-cell table:style-name="ce1" office:value-type="float" office:value="0.975395741458618">
            <text:p>0.975395741458618</text:p>
          </table:table-cell>
        </table:table-row>
        <table:table-row>
          <table:table-cell/>
          <table:table-cell table:style-name="ce1" office:value-type="float" office:value="0.957862051194634">
            <text:p>0.957862051194634</text:p>
          </table:table-cell>
          <table:table-cell table:style-name="ce1" office:value-type="float" office:value="0.978316001271692">
            <text:p>0.978316001271692</text:p>
          </table:table-cell>
          <table:table-cell table:style-name="ce1" office:value-type="float" office:value="0.976537828989494">
            <text:p>0.976537828989494</text:p>
          </table:table-cell>
          <table:table-cell table:style-name="ce1" office:value-type="float" office:value="0.975216448834756">
            <text:p>0.975216448834756</text:p>
          </table:table-cell>
        </table:table-row>
        <table:table-row>
          <table:table-cell/>
          <table:table-cell table:style-name="ce1" office:value-type="float" office:value="0.95808431330474">
            <text:p>0.95808431330474</text:p>
          </table:table-cell>
          <table:table-cell table:style-name="ce1" office:value-type="float" office:value="0.978619072135909">
            <text:p>0.978619072135909</text:p>
          </table:table-cell>
          <table:table-cell table:style-name="ce1" office:value-type="float" office:value="0.976804167037929">
            <text:p>0.976804167037929</text:p>
          </table:table-cell>
          <table:table-cell table:style-name="ce1" office:value-type="float" office:value="0.975420577656468">
            <text:p>0.975420577656468</text:p>
          </table:table-cell>
        </table:table-row>
        <table:table-row>
          <table:table-cell/>
          <table:table-cell table:style-name="ce1" office:value-type="float" office:value="0.958002621703482">
            <text:p>0.958002621703482</text:p>
          </table:table-cell>
          <table:table-cell table:style-name="ce1" office:value-type="float" office:value="0.978763502417812">
            <text:p>0.978763502417812</text:p>
          </table:table-cell>
          <table:table-cell table:style-name="ce1" office:value-type="float" office:value="0.97676829169249">
            <text:p>0.97676829169249</text:p>
          </table:table-cell>
          <table:table-cell table:style-name="ce1" office:value-type="float" office:value="0.975699021904855">
            <text:p>0.975699021904855</text:p>
          </table:table-cell>
        </table:table-row>
      </table:table>
      <table:table table:name="'file:///mnt/Dados/vinma/documentos/Gradua%C3%A7%C3%A3o/TCC/results-partial/HW_C001_120.xlsx'#sigma_025" table:print="false" table:style-name="ta_extref">
        <table:table-source xlink:type="simple" xlink:href="../../results-partial/HW_C001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0983106842638">
            <text:p>28.0983106842638</text:p>
          </table:table-cell>
          <table:table-cell table:style-name="ce1" office:value-type="float" office:value="30.0867267110653">
            <text:p>30.0867267110653</text:p>
          </table:table-cell>
          <table:table-cell table:style-name="ce1" office:value-type="float" office:value="30.1972289899953">
            <text:p>30.1972289899953</text:p>
          </table:table-cell>
          <table:table-cell table:style-name="ce1" office:value-type="float" office:value="29.8119041189066">
            <text:p>29.8119041189066</text:p>
          </table:table-cell>
        </table:table-row>
        <table:table-row>
          <table:table-cell/>
          <table:table-cell table:style-name="ce1" office:value-type="float" office:value="28.1132720281733">
            <text:p>28.1132720281733</text:p>
          </table:table-cell>
          <table:table-cell table:style-name="ce1" office:value-type="float" office:value="30.0922765080588">
            <text:p>30.0922765080588</text:p>
          </table:table-cell>
          <table:table-cell table:style-name="ce1" office:value-type="float" office:value="30.1784321301785">
            <text:p>30.1784321301785</text:p>
          </table:table-cell>
          <table:table-cell table:style-name="ce1" office:value-type="float" office:value="29.8002543072627">
            <text:p>29.8002543072627</text:p>
          </table:table-cell>
        </table:table-row>
        <table:table-row>
          <table:table-cell/>
          <table:table-cell table:style-name="ce1" office:value-type="float" office:value="28.1036016545708">
            <text:p>28.1036016545708</text:p>
          </table:table-cell>
          <table:table-cell table:style-name="ce1" office:value-type="float" office:value="30.0762749216125">
            <text:p>30.0762749216125</text:p>
          </table:table-cell>
          <table:table-cell table:style-name="ce1" office:value-type="float" office:value="30.19313478187">
            <text:p>30.19313478187</text:p>
          </table:table-cell>
          <table:table-cell table:style-name="ce1" office:value-type="float" office:value="29.8126967948187">
            <text:p>29.8126967948187</text:p>
          </table:table-cell>
        </table:table-row>
        <table:table-row>
          <table:table-cell/>
          <table:table-cell table:style-name="ce1" office:value-type="float" office:value="28.1307647315802">
            <text:p>28.1307647315802</text:p>
          </table:table-cell>
          <table:table-cell table:style-name="ce1" office:value-type="float" office:value="30.1074305945668">
            <text:p>30.1074305945668</text:p>
          </table:table-cell>
          <table:table-cell table:style-name="ce1" office:value-type="float" office:value="30.2019385528185">
            <text:p>30.2019385528185</text:p>
          </table:table-cell>
          <table:table-cell table:style-name="ce1" office:value-type="float" office:value="29.8161252690449">
            <text:p>29.8161252690449</text:p>
          </table:table-cell>
        </table:table-row>
        <table:table-row>
          <table:table-cell/>
          <table:table-cell table:style-name="ce1" office:value-type="float" office:value="28.1317019786531">
            <text:p>28.1317019786531</text:p>
          </table:table-cell>
          <table:table-cell table:style-name="ce1" office:value-type="float" office:value="30.1116823305314">
            <text:p>30.1116823305314</text:p>
          </table:table-cell>
          <table:table-cell table:style-name="ce1" office:value-type="float" office:value="30.2065720586047">
            <text:p>30.2065720586047</text:p>
          </table:table-cell>
          <table:table-cell table:style-name="ce1" office:value-type="float" office:value="29.8247471535712">
            <text:p>29.8247471535712</text:p>
          </table:table-cell>
        </table:table-row>
        <table:table-row>
          <table:table-cell/>
          <table:table-cell table:style-name="ce1" office:value-type="float" office:value="28.1193857439106">
            <text:p>28.1193857439106</text:p>
          </table:table-cell>
          <table:table-cell table:style-name="ce1" office:value-type="float" office:value="30.0853679742217">
            <text:p>30.0853679742217</text:p>
          </table:table-cell>
          <table:table-cell table:style-name="ce1" office:value-type="float" office:value="30.1783886366135">
            <text:p>30.1783886366135</text:p>
          </table:table-cell>
          <table:table-cell table:style-name="ce1" office:value-type="float" office:value="29.805062764472">
            <text:p>29.805062764472</text:p>
          </table:table-cell>
        </table:table-row>
        <table:table-row>
          <table:table-cell/>
          <table:table-cell table:style-name="ce1" office:value-type="float" office:value="28.1004781580219">
            <text:p>28.1004781580219</text:p>
          </table:table-cell>
          <table:table-cell table:style-name="ce1" office:value-type="float" office:value="30.0658475630003">
            <text:p>30.0658475630003</text:p>
          </table:table-cell>
          <table:table-cell table:style-name="ce1" office:value-type="float" office:value="30.1868608816787">
            <text:p>30.1868608816787</text:p>
          </table:table-cell>
          <table:table-cell table:style-name="ce1" office:value-type="float" office:value="29.8155557523999">
            <text:p>29.8155557523999</text:p>
          </table:table-cell>
        </table:table-row>
        <table:table-row>
          <table:table-cell/>
          <table:table-cell table:style-name="ce1" office:value-type="float" office:value="28.1091476331789">
            <text:p>28.1091476331789</text:p>
          </table:table-cell>
          <table:table-cell table:style-name="ce1" office:value-type="float" office:value="30.0890708492976">
            <text:p>30.0890708492976</text:p>
          </table:table-cell>
          <table:table-cell table:style-name="ce1" office:value-type="float" office:value="30.1962071231906">
            <text:p>30.1962071231906</text:p>
          </table:table-cell>
          <table:table-cell table:style-name="ce1" office:value-type="float" office:value="29.821207128897">
            <text:p>29.821207128897</text:p>
          </table:table-cell>
        </table:table-row>
        <table:table-row>
          <table:table-cell/>
          <table:table-cell table:style-name="ce1" office:value-type="float" office:value="28.1177386039553">
            <text:p>28.1177386039553</text:p>
          </table:table-cell>
          <table:table-cell table:style-name="ce1" office:value-type="float" office:value="30.0931389321921">
            <text:p>30.0931389321921</text:p>
          </table:table-cell>
          <table:table-cell table:style-name="ce1" office:value-type="float" office:value="30.2029843228077">
            <text:p>30.2029843228077</text:p>
          </table:table-cell>
          <table:table-cell table:style-name="ce1" office:value-type="float" office:value="29.8118962074518">
            <text:p>29.8118962074518</text:p>
          </table:table-cell>
        </table:table-row>
        <table:table-row>
          <table:table-cell/>
          <table:table-cell table:style-name="ce1" office:value-type="float" office:value="28.1137523315902">
            <text:p>28.1137523315902</text:p>
          </table:table-cell>
          <table:table-cell table:style-name="ce1" office:value-type="float" office:value="30.1071932586101">
            <text:p>30.1071932586101</text:p>
          </table:table-cell>
          <table:table-cell table:style-name="ce1" office:value-type="float" office:value="30.1992629747042">
            <text:p>30.1992629747042</text:p>
          </table:table-cell>
          <table:table-cell table:style-name="ce1" office:value-type="float" office:value="29.8318697544329">
            <text:p>29.831869754432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57704878843713">
            <text:p>0.957704878843713</text:p>
          </table:table-cell>
          <table:table-cell table:style-name="ce1" office:value-type="float" office:value="0.978365178520198">
            <text:p>0.978365178520198</text:p>
          </table:table-cell>
          <table:table-cell table:style-name="ce1" office:value-type="float" office:value="0.976645716946248">
            <text:p>0.976645716946248</text:p>
          </table:table-cell>
          <table:table-cell table:style-name="ce1" office:value-type="float" office:value="0.975241097402729">
            <text:p>0.975241097402729</text:p>
          </table:table-cell>
        </table:table-row>
        <table:table-row>
          <table:table-cell/>
          <table:table-cell table:style-name="ce1" office:value-type="float" office:value="0.957904238532355">
            <text:p>0.957904238532355</text:p>
          </table:table-cell>
          <table:table-cell table:style-name="ce1" office:value-type="float" office:value="0.978347481545775">
            <text:p>0.978347481545775</text:p>
          </table:table-cell>
          <table:table-cell table:style-name="ce1" office:value-type="float" office:value="0.976642938602088">
            <text:p>0.976642938602088</text:p>
          </table:table-cell>
          <table:table-cell table:style-name="ce1" office:value-type="float" office:value="0.9752220454514">
            <text:p>0.9752220454514</text:p>
          </table:table-cell>
        </table:table-row>
        <table:table-row>
          <table:table-cell/>
          <table:table-cell table:style-name="ce1" office:value-type="float" office:value="0.957961525388392">
            <text:p>0.957961525388392</text:p>
          </table:table-cell>
          <table:table-cell table:style-name="ce1" office:value-type="float" office:value="0.978441539929235">
            <text:p>0.978441539929235</text:p>
          </table:table-cell>
          <table:table-cell table:style-name="ce1" office:value-type="float" office:value="0.976774608585052">
            <text:p>0.976774608585052</text:p>
          </table:table-cell>
          <table:table-cell table:style-name="ce1" office:value-type="float" office:value="0.975258359147199">
            <text:p>0.975258359147199</text:p>
          </table:table-cell>
        </table:table-row>
        <table:table-row>
          <table:table-cell/>
          <table:table-cell table:style-name="ce1" office:value-type="float" office:value="0.958104251198202">
            <text:p>0.958104251198202</text:p>
          </table:table-cell>
          <table:table-cell table:style-name="ce1" office:value-type="float" office:value="0.978451793119404">
            <text:p>0.978451793119404</text:p>
          </table:table-cell>
          <table:table-cell table:style-name="ce1" office:value-type="float" office:value="0.976709912006146">
            <text:p>0.976709912006146</text:p>
          </table:table-cell>
          <table:table-cell table:style-name="ce1" office:value-type="float" office:value="0.975367746100813">
            <text:p>0.975367746100813</text:p>
          </table:table-cell>
        </table:table-row>
        <table:table-row>
          <table:table-cell/>
          <table:table-cell table:style-name="ce1" office:value-type="float" office:value="0.9581268033879">
            <text:p>0.9581268033879</text:p>
          </table:table-cell>
          <table:table-cell table:style-name="ce1" office:value-type="float" office:value="0.978562226748437">
            <text:p>0.978562226748437</text:p>
          </table:table-cell>
          <table:table-cell table:style-name="ce1" office:value-type="float" office:value="0.976706937778948">
            <text:p>0.976706937778948</text:p>
          </table:table-cell>
          <table:table-cell table:style-name="ce1" office:value-type="float" office:value="0.975509341990056">
            <text:p>0.975509341990056</text:p>
          </table:table-cell>
        </table:table-row>
        <table:table-row>
          <table:table-cell/>
          <table:table-cell table:style-name="ce1" office:value-type="float" office:value="0.95806986591719">
            <text:p>0.95806986591719</text:p>
          </table:table-cell>
          <table:table-cell table:style-name="ce1" office:value-type="float" office:value="0.978223366694513">
            <text:p>0.978223366694513</text:p>
          </table:table-cell>
          <table:table-cell table:style-name="ce1" office:value-type="float" office:value="0.976793450982941">
            <text:p>0.976793450982941</text:p>
          </table:table-cell>
          <table:table-cell table:style-name="ce1" office:value-type="float" office:value="0.97537383883148">
            <text:p>0.97537383883148</text:p>
          </table:table-cell>
        </table:table-row>
        <table:table-row>
          <table:table-cell/>
          <table:table-cell table:style-name="ce1" office:value-type="float" office:value="0.957790578584945">
            <text:p>0.957790578584945</text:p>
          </table:table-cell>
          <table:table-cell table:style-name="ce1" office:value-type="float" office:value="0.978297332697736">
            <text:p>0.978297332697736</text:p>
          </table:table-cell>
          <table:table-cell table:style-name="ce1" office:value-type="float" office:value="0.976747192398647">
            <text:p>0.976747192398647</text:p>
          </table:table-cell>
          <table:table-cell table:style-name="ce1" office:value-type="float" office:value="0.975395741458618">
            <text:p>0.975395741458618</text:p>
          </table:table-cell>
        </table:table-row>
        <table:table-row>
          <table:table-cell/>
          <table:table-cell table:style-name="ce1" office:value-type="float" office:value="0.957862051194634">
            <text:p>0.957862051194634</text:p>
          </table:table-cell>
          <table:table-cell table:style-name="ce1" office:value-type="float" office:value="0.978316001271692">
            <text:p>0.978316001271692</text:p>
          </table:table-cell>
          <table:table-cell table:style-name="ce1" office:value-type="float" office:value="0.976537828989494">
            <text:p>0.976537828989494</text:p>
          </table:table-cell>
          <table:table-cell table:style-name="ce1" office:value-type="float" office:value="0.975216448834756">
            <text:p>0.975216448834756</text:p>
          </table:table-cell>
        </table:table-row>
        <table:table-row>
          <table:table-cell/>
          <table:table-cell table:style-name="ce1" office:value-type="float" office:value="0.95808431330474">
            <text:p>0.95808431330474</text:p>
          </table:table-cell>
          <table:table-cell table:style-name="ce1" office:value-type="float" office:value="0.978619072135909">
            <text:p>0.978619072135909</text:p>
          </table:table-cell>
          <table:table-cell table:style-name="ce1" office:value-type="float" office:value="0.976804167037929">
            <text:p>0.976804167037929</text:p>
          </table:table-cell>
          <table:table-cell table:style-name="ce1" office:value-type="float" office:value="0.975420577656468">
            <text:p>0.975420577656468</text:p>
          </table:table-cell>
        </table:table-row>
        <table:table-row>
          <table:table-cell/>
          <table:table-cell table:style-name="ce1" office:value-type="float" office:value="0.958002621703482">
            <text:p>0.958002621703482</text:p>
          </table:table-cell>
          <table:table-cell table:style-name="ce1" office:value-type="float" office:value="0.978763502417812">
            <text:p>0.978763502417812</text:p>
          </table:table-cell>
          <table:table-cell table:style-name="ce1" office:value-type="float" office:value="0.97676829169249">
            <text:p>0.97676829169249</text:p>
          </table:table-cell>
          <table:table-cell table:style-name="ce1" office:value-type="float" office:value="0.975699021904855">
            <text:p>0.975699021904855</text:p>
          </table:table-cell>
        </table:table-row>
      </table:table>
      <table:table table:name="'file:///mnt/Dados/vinma/documentos/Gradua%C3%A7%C3%A3o/TCC/results-partial/HW_C001_120.xlsx'#sigma_050" table:print="false" table:style-name="ta_extref">
        <table:table-source xlink:type="simple" xlink:href="../../results-partial/HW_C001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3499996714892">
            <text:p>20.3499996714892</text:p>
          </table:table-cell>
          <table:table-cell table:style-name="ce1" office:value-type="float" office:value="23.4951326162302">
            <text:p>23.4951326162302</text:p>
          </table:table-cell>
          <table:table-cell table:style-name="ce1" office:value-type="float" office:value="26.6539374326443">
            <text:p>26.6539374326443</text:p>
          </table:table-cell>
          <table:table-cell table:style-name="ce1" office:value-type="float" office:value="27.1529300975963">
            <text:p>27.1529300975963</text:p>
          </table:table-cell>
        </table:table-row>
        <table:table-row>
          <table:table-cell/>
          <table:table-cell table:style-name="ce1" office:value-type="float" office:value="20.3341587082198">
            <text:p>20.3341587082198</text:p>
          </table:table-cell>
          <table:table-cell table:style-name="ce1" office:value-type="float" office:value="23.4797858669465">
            <text:p>23.4797858669465</text:p>
          </table:table-cell>
          <table:table-cell table:style-name="ce1" office:value-type="float" office:value="26.6435567949474">
            <text:p>26.6435567949474</text:p>
          </table:table-cell>
          <table:table-cell table:style-name="ce1" office:value-type="float" office:value="27.1242106428434">
            <text:p>27.1242106428434</text:p>
          </table:table-cell>
        </table:table-row>
        <table:table-row>
          <table:table-cell/>
          <table:table-cell table:style-name="ce1" office:value-type="float" office:value="20.3252255568026">
            <text:p>20.3252255568026</text:p>
          </table:table-cell>
          <table:table-cell table:style-name="ce1" office:value-type="float" office:value="23.4624731769389">
            <text:p>23.4624731769389</text:p>
          </table:table-cell>
          <table:table-cell table:style-name="ce1" office:value-type="float" office:value="26.6313956808892">
            <text:p>26.6313956808892</text:p>
          </table:table-cell>
          <table:table-cell table:style-name="ce1" office:value-type="float" office:value="27.1177864655083">
            <text:p>27.1177864655083</text:p>
          </table:table-cell>
        </table:table-row>
        <table:table-row>
          <table:table-cell/>
          <table:table-cell table:style-name="ce1" office:value-type="float" office:value="20.3368153230742">
            <text:p>20.3368153230742</text:p>
          </table:table-cell>
          <table:table-cell table:style-name="ce1" office:value-type="float" office:value="23.4969460526974">
            <text:p>23.4969460526974</text:p>
          </table:table-cell>
          <table:table-cell table:style-name="ce1" office:value-type="float" office:value="26.6292177097462">
            <text:p>26.6292177097462</text:p>
          </table:table-cell>
          <table:table-cell table:style-name="ce1" office:value-type="float" office:value="27.1118168530961">
            <text:p>27.1118168530961</text:p>
          </table:table-cell>
        </table:table-row>
        <table:table-row>
          <table:table-cell/>
          <table:table-cell table:style-name="ce1" office:value-type="float" office:value="20.3244931645272">
            <text:p>20.3244931645272</text:p>
          </table:table-cell>
          <table:table-cell table:style-name="ce1" office:value-type="float" office:value="23.469142701937">
            <text:p>23.469142701937</text:p>
          </table:table-cell>
          <table:table-cell table:style-name="ce1" office:value-type="float" office:value="26.6147024486128">
            <text:p>26.6147024486128</text:p>
          </table:table-cell>
          <table:table-cell table:style-name="ce1" office:value-type="float" office:value="27.092443259464">
            <text:p>27.092443259464</text:p>
          </table:table-cell>
        </table:table-row>
        <table:table-row>
          <table:table-cell/>
          <table:table-cell table:style-name="ce1" office:value-type="float" office:value="20.342778486551">
            <text:p>20.342778486551</text:p>
          </table:table-cell>
          <table:table-cell table:style-name="ce1" office:value-type="float" office:value="23.4997609268189">
            <text:p>23.4997609268189</text:p>
          </table:table-cell>
          <table:table-cell table:style-name="ce1" office:value-type="float" office:value="26.6596703136885">
            <text:p>26.6596703136885</text:p>
          </table:table-cell>
          <table:table-cell table:style-name="ce1" office:value-type="float" office:value="27.168656848985">
            <text:p>27.168656848985</text:p>
          </table:table-cell>
        </table:table-row>
        <table:table-row>
          <table:table-cell/>
          <table:table-cell table:style-name="ce1" office:value-type="float" office:value="20.3555124116917">
            <text:p>20.3555124116917</text:p>
          </table:table-cell>
          <table:table-cell table:style-name="ce1" office:value-type="float" office:value="23.4677151401183">
            <text:p>23.4677151401183</text:p>
          </table:table-cell>
          <table:table-cell table:style-name="ce1" office:value-type="float" office:value="26.6734949924338">
            <text:p>26.6734949924338</text:p>
          </table:table-cell>
          <table:table-cell table:style-name="ce1" office:value-type="float" office:value="27.1668478244324">
            <text:p>27.1668478244324</text:p>
          </table:table-cell>
        </table:table-row>
        <table:table-row>
          <table:table-cell/>
          <table:table-cell table:style-name="ce1" office:value-type="float" office:value="20.3467125872383">
            <text:p>20.3467125872383</text:p>
          </table:table-cell>
          <table:table-cell table:style-name="ce1" office:value-type="float" office:value="23.4623736790783">
            <text:p>23.4623736790783</text:p>
          </table:table-cell>
          <table:table-cell table:style-name="ce1" office:value-type="float" office:value="26.6343324269287">
            <text:p>26.6343324269287</text:p>
          </table:table-cell>
          <table:table-cell table:style-name="ce1" office:value-type="float" office:value="27.1291575142516">
            <text:p>27.1291575142516</text:p>
          </table:table-cell>
        </table:table-row>
        <table:table-row>
          <table:table-cell/>
          <table:table-cell table:style-name="ce1" office:value-type="float" office:value="20.3176119615376">
            <text:p>20.3176119615376</text:p>
          </table:table-cell>
          <table:table-cell table:style-name="ce1" office:value-type="float" office:value="23.5037471020976">
            <text:p>23.5037471020976</text:p>
          </table:table-cell>
          <table:table-cell table:style-name="ce1" office:value-type="float" office:value="26.6204377530673">
            <text:p>26.6204377530673</text:p>
          </table:table-cell>
          <table:table-cell table:style-name="ce1" office:value-type="float" office:value="27.1127831865218">
            <text:p>27.1127831865218</text:p>
          </table:table-cell>
        </table:table-row>
        <table:table-row>
          <table:table-cell/>
          <table:table-cell table:style-name="ce1" office:value-type="float" office:value="20.3295753138267">
            <text:p>20.3295753138267</text:p>
          </table:table-cell>
          <table:table-cell table:style-name="ce1" office:value-type="float" office:value="23.4772627374422">
            <text:p>23.4772627374422</text:p>
          </table:table-cell>
          <table:table-cell table:style-name="ce1" office:value-type="float" office:value="26.659275488099">
            <text:p>26.659275488099</text:p>
          </table:table-cell>
          <table:table-cell table:style-name="ce1" office:value-type="float" office:value="27.1600275836313">
            <text:p>27.160027583631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47193945530426">
            <text:p>0.847193945530426</text:p>
          </table:table-cell>
          <table:table-cell table:style-name="ce1" office:value-type="float" office:value="0.920429932909511">
            <text:p>0.920429932909511</text:p>
          </table:table-cell>
          <table:table-cell table:style-name="ce1" office:value-type="float" office:value="0.955006306933204">
            <text:p>0.955006306933204</text:p>
          </table:table-cell>
          <table:table-cell table:style-name="ce1" office:value-type="float" office:value="0.961816668988712">
            <text:p>0.961816668988712</text:p>
          </table:table-cell>
        </table:table-row>
        <table:table-row>
          <table:table-cell/>
          <table:table-cell table:style-name="ce1" office:value-type="float" office:value="0.8472013433205">
            <text:p>0.8472013433205</text:p>
          </table:table-cell>
          <table:table-cell table:style-name="ce1" office:value-type="float" office:value="0.920440010102109">
            <text:p>0.920440010102109</text:p>
          </table:table-cell>
          <table:table-cell table:style-name="ce1" office:value-type="float" office:value="0.954838597296044">
            <text:p>0.954838597296044</text:p>
          </table:table-cell>
          <table:table-cell table:style-name="ce1" office:value-type="float" office:value="0.96174961722979">
            <text:p>0.96174961722979</text:p>
          </table:table-cell>
        </table:table-row>
        <table:table-row>
          <table:table-cell/>
          <table:table-cell table:style-name="ce1" office:value-type="float" office:value="0.84693615562255">
            <text:p>0.84693615562255</text:p>
          </table:table-cell>
          <table:table-cell table:style-name="ce1" office:value-type="float" office:value="0.92136633889035">
            <text:p>0.92136633889035</text:p>
          </table:table-cell>
          <table:table-cell table:style-name="ce1" office:value-type="float" office:value="0.954970853237922">
            <text:p>0.954970853237922</text:p>
          </table:table-cell>
          <table:table-cell table:style-name="ce1" office:value-type="float" office:value="0.961843482154451">
            <text:p>0.961843482154451</text:p>
          </table:table-cell>
        </table:table-row>
        <table:table-row>
          <table:table-cell/>
          <table:table-cell table:style-name="ce1" office:value-type="float" office:value="0.847412434168719">
            <text:p>0.847412434168719</text:p>
          </table:table-cell>
          <table:table-cell table:style-name="ce1" office:value-type="float" office:value="0.920522398020981">
            <text:p>0.920522398020981</text:p>
          </table:table-cell>
          <table:table-cell table:style-name="ce1" office:value-type="float" office:value="0.955123055622746">
            <text:p>0.955123055622746</text:p>
          </table:table-cell>
          <table:table-cell table:style-name="ce1" office:value-type="float" office:value="0.961913944444495">
            <text:p>0.961913944444495</text:p>
          </table:table-cell>
        </table:table-row>
        <table:table-row>
          <table:table-cell/>
          <table:table-cell table:style-name="ce1" office:value-type="float" office:value="0.846934091073799">
            <text:p>0.846934091073799</text:p>
          </table:table-cell>
          <table:table-cell table:style-name="ce1" office:value-type="float" office:value="0.920108657287986">
            <text:p>0.920108657287986</text:p>
          </table:table-cell>
          <table:table-cell table:style-name="ce1" office:value-type="float" office:value="0.954679334853964">
            <text:p>0.954679334853964</text:p>
          </table:table-cell>
          <table:table-cell table:style-name="ce1" office:value-type="float" office:value="0.961490883322309">
            <text:p>0.961490883322309</text:p>
          </table:table-cell>
        </table:table-row>
        <table:table-row>
          <table:table-cell/>
          <table:table-cell table:style-name="ce1" office:value-type="float" office:value="0.847331959779943">
            <text:p>0.847331959779943</text:p>
          </table:table-cell>
          <table:table-cell table:style-name="ce1" office:value-type="float" office:value="0.92068385471836">
            <text:p>0.92068385471836</text:p>
          </table:table-cell>
          <table:table-cell table:style-name="ce1" office:value-type="float" office:value="0.95510035085769">
            <text:p>0.95510035085769</text:p>
          </table:table-cell>
          <table:table-cell table:style-name="ce1" office:value-type="float" office:value="0.9618870439676">
            <text:p>0.9618870439676</text:p>
          </table:table-cell>
        </table:table-row>
        <table:table-row>
          <table:table-cell/>
          <table:table-cell table:style-name="ce1" office:value-type="float" office:value="0.847697029756004">
            <text:p>0.847697029756004</text:p>
          </table:table-cell>
          <table:table-cell table:style-name="ce1" office:value-type="float" office:value="0.920919887720439">
            <text:p>0.920919887720439</text:p>
          </table:table-cell>
          <table:table-cell table:style-name="ce1" office:value-type="float" office:value="0.955040201103947">
            <text:p>0.955040201103947</text:p>
          </table:table-cell>
          <table:table-cell table:style-name="ce1" office:value-type="float" office:value="0.961966947576696">
            <text:p>0.961966947576696</text:p>
          </table:table-cell>
        </table:table-row>
        <table:table-row>
          <table:table-cell/>
          <table:table-cell table:style-name="ce1" office:value-type="float" office:value="0.847615484394466">
            <text:p>0.847615484394466</text:p>
          </table:table-cell>
          <table:table-cell table:style-name="ce1" office:value-type="float" office:value="0.920605848720815">
            <text:p>0.920605848720815</text:p>
          </table:table-cell>
          <table:table-cell table:style-name="ce1" office:value-type="float" office:value="0.955004565808634">
            <text:p>0.955004565808634</text:p>
          </table:table-cell>
          <table:table-cell table:style-name="ce1" office:value-type="float" office:value="0.96169811365833">
            <text:p>0.96169811365833</text:p>
          </table:table-cell>
        </table:table-row>
        <table:table-row>
          <table:table-cell/>
          <table:table-cell table:style-name="ce1" office:value-type="float" office:value="0.846771311112744">
            <text:p>0.846771311112744</text:p>
          </table:table-cell>
          <table:table-cell table:style-name="ce1" office:value-type="float" office:value="0.920701810568893">
            <text:p>0.920701810568893</text:p>
          </table:table-cell>
          <table:table-cell table:style-name="ce1" office:value-type="float" office:value="0.954815129579017">
            <text:p>0.954815129579017</text:p>
          </table:table-cell>
          <table:table-cell table:style-name="ce1" office:value-type="float" office:value="0.961730519785788">
            <text:p>0.961730519785788</text:p>
          </table:table-cell>
        </table:table-row>
        <table:table-row>
          <table:table-cell/>
          <table:table-cell table:style-name="ce1" office:value-type="float" office:value="0.8470172925819">
            <text:p>0.8470172925819</text:p>
          </table:table-cell>
          <table:table-cell table:style-name="ce1" office:value-type="float" office:value="0.920422405836472">
            <text:p>0.920422405836472</text:p>
          </table:table-cell>
          <table:table-cell table:style-name="ce1" office:value-type="float" office:value="0.955083141485587">
            <text:p>0.955083141485587</text:p>
          </table:table-cell>
          <table:table-cell table:style-name="ce1" office:value-type="float" office:value="0.96200315964295">
            <text:p>0.96200315964295</text:p>
          </table:table-cell>
        </table:table-row>
      </table:table>
      <table:table table:name="'file:///mnt/Dados/vinma/documentos/Gradua%C3%A7%C3%A3o/TCC/results-partial/HW_C002_120.xlsx'#sigma_010" table:print="false" table:style-name="ta_extref">
        <table:table-source xlink:type="simple" xlink:href="../../results-partial/HW_C002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56639156001427">
            <text:p>0.756639156001427</text:p>
          </table:table-cell>
          <table:table-cell table:style-name="ce1" office:value-type="float" office:value="0.88270345209593">
            <text:p>0.88270345209593</text:p>
          </table:table-cell>
          <table:table-cell table:style-name="ce1" office:value-type="float" office:value="0.908079678225511">
            <text:p>0.908079678225511</text:p>
          </table:table-cell>
          <table:table-cell table:style-name="ce1" office:value-type="float" office:value="0.898769292434055">
            <text:p>0.898769292434055</text:p>
          </table:table-cell>
        </table:table-row>
        <table:table-row>
          <table:table-cell/>
          <table:table-cell table:style-name="ce1" office:value-type="float" office:value="0.754574434039699">
            <text:p>0.754574434039699</text:p>
          </table:table-cell>
          <table:table-cell table:style-name="ce1" office:value-type="float" office:value="0.883563674846901">
            <text:p>0.883563674846901</text:p>
          </table:table-cell>
          <table:table-cell table:style-name="ce1" office:value-type="float" office:value="0.906918391770713">
            <text:p>0.906918391770713</text:p>
          </table:table-cell>
          <table:table-cell table:style-name="ce1" office:value-type="float" office:value="0.899658367346994">
            <text:p>0.899658367346994</text:p>
          </table:table-cell>
        </table:table-row>
        <table:table-row>
          <table:table-cell/>
          <table:table-cell table:style-name="ce1" office:value-type="float" office:value="0.756767434187353">
            <text:p>0.756767434187353</text:p>
          </table:table-cell>
          <table:table-cell table:style-name="ce1" office:value-type="float" office:value="0.881777479256603">
            <text:p>0.881777479256603</text:p>
          </table:table-cell>
          <table:table-cell table:style-name="ce1" office:value-type="float" office:value="0.907115761912135">
            <text:p>0.907115761912135</text:p>
          </table:table-cell>
          <table:table-cell table:style-name="ce1" office:value-type="float" office:value="0.900996596208949">
            <text:p>0.900996596208949</text:p>
          </table:table-cell>
        </table:table-row>
        <table:table-row>
          <table:table-cell/>
          <table:table-cell table:style-name="ce1" office:value-type="float" office:value="0.755567599478476">
            <text:p>0.755567599478476</text:p>
          </table:table-cell>
          <table:table-cell table:style-name="ce1" office:value-type="float" office:value="0.882274581782631">
            <text:p>0.882274581782631</text:p>
          </table:table-cell>
          <table:table-cell table:style-name="ce1" office:value-type="float" office:value="0.906614820386006">
            <text:p>0.906614820386006</text:p>
          </table:table-cell>
          <table:table-cell table:style-name="ce1" office:value-type="float" office:value="0.901079658149698">
            <text:p>0.901079658149698</text:p>
          </table:table-cell>
        </table:table-row>
        <table:table-row>
          <table:table-cell/>
          <table:table-cell table:style-name="ce1" office:value-type="float" office:value="0.757395989007993">
            <text:p>0.757395989007993</text:p>
          </table:table-cell>
          <table:table-cell table:style-name="ce1" office:value-type="float" office:value="0.883250016627566">
            <text:p>0.883250016627566</text:p>
          </table:table-cell>
          <table:table-cell table:style-name="ce1" office:value-type="float" office:value="0.906761204637502">
            <text:p>0.906761204637502</text:p>
          </table:table-cell>
          <table:table-cell table:style-name="ce1" office:value-type="float" office:value="0.898386150465608">
            <text:p>0.898386150465608</text:p>
          </table:table-cell>
        </table:table-row>
        <table:table-row>
          <table:table-cell/>
          <table:table-cell table:style-name="ce1" office:value-type="float" office:value="0.756099504353173">
            <text:p>0.756099504353173</text:p>
          </table:table-cell>
          <table:table-cell table:style-name="ce1" office:value-type="float" office:value="0.882096232452041">
            <text:p>0.882096232452041</text:p>
          </table:table-cell>
          <table:table-cell table:style-name="ce1" office:value-type="float" office:value="0.90661953522495">
            <text:p>0.90661953522495</text:p>
          </table:table-cell>
          <table:table-cell table:style-name="ce1" office:value-type="float" office:value="0.89961842946816">
            <text:p>0.89961842946816</text:p>
          </table:table-cell>
        </table:table-row>
        <table:table-row>
          <table:table-cell/>
          <table:table-cell table:style-name="ce1" office:value-type="float" office:value="0.757226381412981">
            <text:p>0.757226381412981</text:p>
          </table:table-cell>
          <table:table-cell table:style-name="ce1" office:value-type="float" office:value="0.882830119939764">
            <text:p>0.882830119939764</text:p>
          </table:table-cell>
          <table:table-cell table:style-name="ce1" office:value-type="float" office:value="0.905018798303736">
            <text:p>0.905018798303736</text:p>
          </table:table-cell>
          <table:table-cell table:style-name="ce1" office:value-type="float" office:value="0.899116550678688">
            <text:p>0.899116550678688</text:p>
          </table:table-cell>
        </table:table-row>
        <table:table-row>
          <table:table-cell/>
          <table:table-cell table:style-name="ce1" office:value-type="float" office:value="0.756432259631404">
            <text:p>0.756432259631404</text:p>
          </table:table-cell>
          <table:table-cell table:style-name="ce1" office:value-type="float" office:value="0.882545031235508">
            <text:p>0.882545031235508</text:p>
          </table:table-cell>
          <table:table-cell table:style-name="ce1" office:value-type="float" office:value="0.906804654445728">
            <text:p>0.906804654445728</text:p>
          </table:table-cell>
          <table:table-cell table:style-name="ce1" office:value-type="float" office:value="0.898650179442939">
            <text:p>0.898650179442939</text:p>
          </table:table-cell>
        </table:table-row>
        <table:table-row>
          <table:table-cell/>
          <table:table-cell table:style-name="ce1" office:value-type="float" office:value="0.757295499394449">
            <text:p>0.757295499394449</text:p>
          </table:table-cell>
          <table:table-cell table:style-name="ce1" office:value-type="float" office:value="0.884775011794264">
            <text:p>0.884775011794264</text:p>
          </table:table-cell>
          <table:table-cell table:style-name="ce1" office:value-type="float" office:value="0.910060413598433">
            <text:p>0.910060413598433</text:p>
          </table:table-cell>
          <table:table-cell table:style-name="ce1" office:value-type="float" office:value="0.901472010099139">
            <text:p>0.901472010099139</text:p>
          </table:table-cell>
        </table:table-row>
        <table:table-row>
          <table:table-cell/>
          <table:table-cell table:style-name="ce1" office:value-type="float" office:value="0.758539886300401">
            <text:p>0.758539886300401</text:p>
          </table:table-cell>
          <table:table-cell table:style-name="ce1" office:value-type="float" office:value="0.882441950230818">
            <text:p>0.882441950230818</text:p>
          </table:table-cell>
          <table:table-cell table:style-name="ce1" office:value-type="float" office:value="0.907004709418215">
            <text:p>0.907004709418215</text:p>
          </table:table-cell>
          <table:table-cell table:style-name="ce1" office:value-type="float" office:value="0.900279613827058">
            <text:p>0.900279613827058</text:p>
          </table:table-cell>
        </table:table-row>
      </table:table>
      <table:table table:name="'file:///mnt/Dados/vinma/documentos/Gradua%C3%A7%C3%A3o/TCC/results-partial/HW_C002_120.xlsx'#sigma_025" table:print="false" table:style-name="ta_extref">
        <table:table-source xlink:type="simple" xlink:href="../../results-partial/HW_C002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156597068578">
            <text:p>28.1156597068578</text:p>
          </table:table-cell>
          <table:table-cell table:style-name="ce1" office:value-type="float" office:value="32.234218142334">
            <text:p>32.234218142334</text:p>
          </table:table-cell>
          <table:table-cell table:style-name="ce1" office:value-type="float" office:value="33.8931225848316">
            <text:p>33.8931225848316</text:p>
          </table:table-cell>
          <table:table-cell table:style-name="ce1" office:value-type="float" office:value="33.3569453855059">
            <text:p>33.3569453855059</text:p>
          </table:table-cell>
        </table:table-row>
        <table:table-row>
          <table:table-cell/>
          <table:table-cell table:style-name="ce1" office:value-type="float" office:value="28.1170977641035">
            <text:p>28.1170977641035</text:p>
          </table:table-cell>
          <table:table-cell table:style-name="ce1" office:value-type="float" office:value="32.2348065962983">
            <text:p>32.2348065962983</text:p>
          </table:table-cell>
          <table:table-cell table:style-name="ce1" office:value-type="float" office:value="33.9127663150494">
            <text:p>33.9127663150494</text:p>
          </table:table-cell>
          <table:table-cell table:style-name="ce1" office:value-type="float" office:value="33.3972351996642">
            <text:p>33.3972351996642</text:p>
          </table:table-cell>
        </table:table-row>
        <table:table-row>
          <table:table-cell/>
          <table:table-cell table:style-name="ce1" office:value-type="float" office:value="28.1110514387057">
            <text:p>28.1110514387057</text:p>
          </table:table-cell>
          <table:table-cell table:style-name="ce1" office:value-type="float" office:value="32.2168459863903">
            <text:p>32.2168459863903</text:p>
          </table:table-cell>
          <table:table-cell table:style-name="ce1" office:value-type="float" office:value="33.8883717386118">
            <text:p>33.8883717386118</text:p>
          </table:table-cell>
          <table:table-cell table:style-name="ce1" office:value-type="float" office:value="33.3518329078008">
            <text:p>33.3518329078008</text:p>
          </table:table-cell>
        </table:table-row>
        <table:table-row>
          <table:table-cell/>
          <table:table-cell table:style-name="ce1" office:value-type="float" office:value="28.1125103541879">
            <text:p>28.1125103541879</text:p>
          </table:table-cell>
          <table:table-cell table:style-name="ce1" office:value-type="float" office:value="32.2218623106097">
            <text:p>32.2218623106097</text:p>
          </table:table-cell>
          <table:table-cell table:style-name="ce1" office:value-type="float" office:value="33.8954154580532">
            <text:p>33.8954154580532</text:p>
          </table:table-cell>
          <table:table-cell table:style-name="ce1" office:value-type="float" office:value="33.3611718870172">
            <text:p>33.3611718870172</text:p>
          </table:table-cell>
        </table:table-row>
        <table:table-row>
          <table:table-cell/>
          <table:table-cell table:style-name="ce1" office:value-type="float" office:value="28.1064801078257">
            <text:p>28.1064801078257</text:p>
          </table:table-cell>
          <table:table-cell table:style-name="ce1" office:value-type="float" office:value="32.2273277471567">
            <text:p>32.2273277471567</text:p>
          </table:table-cell>
          <table:table-cell table:style-name="ce1" office:value-type="float" office:value="33.9243136857922">
            <text:p>33.9243136857922</text:p>
          </table:table-cell>
          <table:table-cell table:style-name="ce1" office:value-type="float" office:value="33.3861041307855">
            <text:p>33.3861041307855</text:p>
          </table:table-cell>
        </table:table-row>
        <table:table-row>
          <table:table-cell/>
          <table:table-cell table:style-name="ce1" office:value-type="float" office:value="28.1131351704333">
            <text:p>28.1131351704333</text:p>
          </table:table-cell>
          <table:table-cell table:style-name="ce1" office:value-type="float" office:value="32.2000680038959">
            <text:p>32.2000680038959</text:p>
          </table:table-cell>
          <table:table-cell table:style-name="ce1" office:value-type="float" office:value="33.9143793328148">
            <text:p>33.9143793328148</text:p>
          </table:table-cell>
          <table:table-cell table:style-name="ce1" office:value-type="float" office:value="33.3825259590329">
            <text:p>33.3825259590329</text:p>
          </table:table-cell>
        </table:table-row>
        <table:table-row>
          <table:table-cell/>
          <table:table-cell table:style-name="ce1" office:value-type="float" office:value="28.1034117173412">
            <text:p>28.1034117173412</text:p>
          </table:table-cell>
          <table:table-cell table:style-name="ce1" office:value-type="float" office:value="32.251101453032">
            <text:p>32.251101453032</text:p>
          </table:table-cell>
          <table:table-cell table:style-name="ce1" office:value-type="float" office:value="33.9168441829749">
            <text:p>33.9168441829749</text:p>
          </table:table-cell>
          <table:table-cell table:style-name="ce1" office:value-type="float" office:value="33.3543747447901">
            <text:p>33.3543747447901</text:p>
          </table:table-cell>
        </table:table-row>
        <table:table-row>
          <table:table-cell/>
          <table:table-cell table:style-name="ce1" office:value-type="float" office:value="28.1201972788408">
            <text:p>28.1201972788408</text:p>
          </table:table-cell>
          <table:table-cell table:style-name="ce1" office:value-type="float" office:value="32.2595639443452">
            <text:p>32.2595639443452</text:p>
          </table:table-cell>
          <table:table-cell table:style-name="ce1" office:value-type="float" office:value="33.9370801532755">
            <text:p>33.9370801532755</text:p>
          </table:table-cell>
          <table:table-cell table:style-name="ce1" office:value-type="float" office:value="33.4028302510382">
            <text:p>33.4028302510382</text:p>
          </table:table-cell>
        </table:table-row>
        <table:table-row>
          <table:table-cell/>
          <table:table-cell table:style-name="ce1" office:value-type="float" office:value="28.1140639728621">
            <text:p>28.1140639728621</text:p>
          </table:table-cell>
          <table:table-cell table:style-name="ce1" office:value-type="float" office:value="32.2435846743688">
            <text:p>32.2435846743688</text:p>
          </table:table-cell>
          <table:table-cell table:style-name="ce1" office:value-type="float" office:value="33.9250774462946">
            <text:p>33.9250774462946</text:p>
          </table:table-cell>
          <table:table-cell table:style-name="ce1" office:value-type="float" office:value="33.3924160044651">
            <text:p>33.3924160044651</text:p>
          </table:table-cell>
        </table:table-row>
        <table:table-row>
          <table:table-cell/>
          <table:table-cell table:style-name="ce1" office:value-type="float" office:value="28.1292462523297">
            <text:p>28.1292462523297</text:p>
          </table:table-cell>
          <table:table-cell table:style-name="ce1" office:value-type="float" office:value="32.2285471780005">
            <text:p>32.2285471780005</text:p>
          </table:table-cell>
          <table:table-cell table:style-name="ce1" office:value-type="float" office:value="33.9241097527925">
            <text:p>33.9241097527925</text:p>
          </table:table-cell>
          <table:table-cell table:style-name="ce1" office:value-type="float" office:value="33.367969296824">
            <text:p>33.36796929682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56639156001427">
            <text:p>0.756639156001427</text:p>
          </table:table-cell>
          <table:table-cell table:style-name="ce1" office:value-type="float" office:value="0.88270345209593">
            <text:p>0.88270345209593</text:p>
          </table:table-cell>
          <table:table-cell table:style-name="ce1" office:value-type="float" office:value="0.908079678225511">
            <text:p>0.908079678225511</text:p>
          </table:table-cell>
          <table:table-cell table:style-name="ce1" office:value-type="float" office:value="0.898769292434055">
            <text:p>0.898769292434055</text:p>
          </table:table-cell>
        </table:table-row>
        <table:table-row>
          <table:table-cell/>
          <table:table-cell table:style-name="ce1" office:value-type="float" office:value="0.754574434039699">
            <text:p>0.754574434039699</text:p>
          </table:table-cell>
          <table:table-cell table:style-name="ce1" office:value-type="float" office:value="0.883563674846901">
            <text:p>0.883563674846901</text:p>
          </table:table-cell>
          <table:table-cell table:style-name="ce1" office:value-type="float" office:value="0.906918391770713">
            <text:p>0.906918391770713</text:p>
          </table:table-cell>
          <table:table-cell table:style-name="ce1" office:value-type="float" office:value="0.899658367346994">
            <text:p>0.899658367346994</text:p>
          </table:table-cell>
        </table:table-row>
        <table:table-row>
          <table:table-cell/>
          <table:table-cell table:style-name="ce1" office:value-type="float" office:value="0.756767434187353">
            <text:p>0.756767434187353</text:p>
          </table:table-cell>
          <table:table-cell table:style-name="ce1" office:value-type="float" office:value="0.881777479256603">
            <text:p>0.881777479256603</text:p>
          </table:table-cell>
          <table:table-cell table:style-name="ce1" office:value-type="float" office:value="0.907115761912135">
            <text:p>0.907115761912135</text:p>
          </table:table-cell>
          <table:table-cell table:style-name="ce1" office:value-type="float" office:value="0.900996596208949">
            <text:p>0.900996596208949</text:p>
          </table:table-cell>
        </table:table-row>
        <table:table-row>
          <table:table-cell/>
          <table:table-cell table:style-name="ce1" office:value-type="float" office:value="0.755567599478476">
            <text:p>0.755567599478476</text:p>
          </table:table-cell>
          <table:table-cell table:style-name="ce1" office:value-type="float" office:value="0.882274581782631">
            <text:p>0.882274581782631</text:p>
          </table:table-cell>
          <table:table-cell table:style-name="ce1" office:value-type="float" office:value="0.906614820386006">
            <text:p>0.906614820386006</text:p>
          </table:table-cell>
          <table:table-cell table:style-name="ce1" office:value-type="float" office:value="0.901079658149698">
            <text:p>0.901079658149698</text:p>
          </table:table-cell>
        </table:table-row>
        <table:table-row>
          <table:table-cell/>
          <table:table-cell table:style-name="ce1" office:value-type="float" office:value="0.757395989007993">
            <text:p>0.757395989007993</text:p>
          </table:table-cell>
          <table:table-cell table:style-name="ce1" office:value-type="float" office:value="0.883250016627566">
            <text:p>0.883250016627566</text:p>
          </table:table-cell>
          <table:table-cell table:style-name="ce1" office:value-type="float" office:value="0.906761204637502">
            <text:p>0.906761204637502</text:p>
          </table:table-cell>
          <table:table-cell table:style-name="ce1" office:value-type="float" office:value="0.898386150465608">
            <text:p>0.898386150465608</text:p>
          </table:table-cell>
        </table:table-row>
        <table:table-row>
          <table:table-cell/>
          <table:table-cell table:style-name="ce1" office:value-type="float" office:value="0.756099504353173">
            <text:p>0.756099504353173</text:p>
          </table:table-cell>
          <table:table-cell table:style-name="ce1" office:value-type="float" office:value="0.882096232452041">
            <text:p>0.882096232452041</text:p>
          </table:table-cell>
          <table:table-cell table:style-name="ce1" office:value-type="float" office:value="0.90661953522495">
            <text:p>0.90661953522495</text:p>
          </table:table-cell>
          <table:table-cell table:style-name="ce1" office:value-type="float" office:value="0.89961842946816">
            <text:p>0.89961842946816</text:p>
          </table:table-cell>
        </table:table-row>
        <table:table-row>
          <table:table-cell/>
          <table:table-cell table:style-name="ce1" office:value-type="float" office:value="0.757226381412981">
            <text:p>0.757226381412981</text:p>
          </table:table-cell>
          <table:table-cell table:style-name="ce1" office:value-type="float" office:value="0.882830119939764">
            <text:p>0.882830119939764</text:p>
          </table:table-cell>
          <table:table-cell table:style-name="ce1" office:value-type="float" office:value="0.905018798303736">
            <text:p>0.905018798303736</text:p>
          </table:table-cell>
          <table:table-cell table:style-name="ce1" office:value-type="float" office:value="0.899116550678688">
            <text:p>0.899116550678688</text:p>
          </table:table-cell>
        </table:table-row>
        <table:table-row>
          <table:table-cell/>
          <table:table-cell table:style-name="ce1" office:value-type="float" office:value="0.756432259631404">
            <text:p>0.756432259631404</text:p>
          </table:table-cell>
          <table:table-cell table:style-name="ce1" office:value-type="float" office:value="0.882545031235508">
            <text:p>0.882545031235508</text:p>
          </table:table-cell>
          <table:table-cell table:style-name="ce1" office:value-type="float" office:value="0.906804654445728">
            <text:p>0.906804654445728</text:p>
          </table:table-cell>
          <table:table-cell table:style-name="ce1" office:value-type="float" office:value="0.898650179442939">
            <text:p>0.898650179442939</text:p>
          </table:table-cell>
        </table:table-row>
        <table:table-row>
          <table:table-cell/>
          <table:table-cell table:style-name="ce1" office:value-type="float" office:value="0.757295499394449">
            <text:p>0.757295499394449</text:p>
          </table:table-cell>
          <table:table-cell table:style-name="ce1" office:value-type="float" office:value="0.884775011794264">
            <text:p>0.884775011794264</text:p>
          </table:table-cell>
          <table:table-cell table:style-name="ce1" office:value-type="float" office:value="0.910060413598433">
            <text:p>0.910060413598433</text:p>
          </table:table-cell>
          <table:table-cell table:style-name="ce1" office:value-type="float" office:value="0.901472010099139">
            <text:p>0.901472010099139</text:p>
          </table:table-cell>
        </table:table-row>
        <table:table-row>
          <table:table-cell/>
          <table:table-cell table:style-name="ce1" office:value-type="float" office:value="0.758539886300401">
            <text:p>0.758539886300401</text:p>
          </table:table-cell>
          <table:table-cell table:style-name="ce1" office:value-type="float" office:value="0.882441950230818">
            <text:p>0.882441950230818</text:p>
          </table:table-cell>
          <table:table-cell table:style-name="ce1" office:value-type="float" office:value="0.907004709418215">
            <text:p>0.907004709418215</text:p>
          </table:table-cell>
          <table:table-cell table:style-name="ce1" office:value-type="float" office:value="0.900279613827058">
            <text:p>0.900279613827058</text:p>
          </table:table-cell>
        </table:table-row>
      </table:table>
      <table:table table:name="'file:///mnt/Dados/vinma/documentos/Gradua%C3%A7%C3%A3o/TCC/results-partial/HW_C002_120.xlsx'#sigma_050" table:print="false" table:style-name="ta_extref">
        <table:table-source xlink:type="simple" xlink:href="../../results-partial/HW_C002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112370811311">
            <text:p>20.2112370811311</text:p>
          </table:table-cell>
          <table:table-cell table:style-name="ce1" office:value-type="float" office:value="26.8523856447793">
            <text:p>26.8523856447793</text:p>
          </table:table-cell>
          <table:table-cell table:style-name="ce1" office:value-type="float" office:value="30.2584759400206">
            <text:p>30.2584759400206</text:p>
          </table:table-cell>
          <table:table-cell table:style-name="ce1" office:value-type="float" office:value="29.7701346980319">
            <text:p>29.7701346980319</text:p>
          </table:table-cell>
        </table:table-row>
        <table:table-row>
          <table:table-cell/>
          <table:table-cell table:style-name="ce1" office:value-type="float" office:value="20.2175577721658">
            <text:p>20.2175577721658</text:p>
          </table:table-cell>
          <table:table-cell table:style-name="ce1" office:value-type="float" office:value="26.8755004665262">
            <text:p>26.8755004665262</text:p>
          </table:table-cell>
          <table:table-cell table:style-name="ce1" office:value-type="float" office:value="30.2381975827502">
            <text:p>30.2381975827502</text:p>
          </table:table-cell>
          <table:table-cell table:style-name="ce1" office:value-type="float" office:value="29.78122962005">
            <text:p>29.78122962005</text:p>
          </table:table-cell>
        </table:table-row>
        <table:table-row>
          <table:table-cell/>
          <table:table-cell table:style-name="ce1" office:value-type="float" office:value="20.2283284875993">
            <text:p>20.2283284875993</text:p>
          </table:table-cell>
          <table:table-cell table:style-name="ce1" office:value-type="float" office:value="26.9079689608103">
            <text:p>26.9079689608103</text:p>
          </table:table-cell>
          <table:table-cell table:style-name="ce1" office:value-type="float" office:value="30.2554037481661">
            <text:p>30.2554037481661</text:p>
          </table:table-cell>
          <table:table-cell table:style-name="ce1" office:value-type="float" office:value="29.7840298677167">
            <text:p>29.7840298677167</text:p>
          </table:table-cell>
        </table:table-row>
        <table:table-row>
          <table:table-cell/>
          <table:table-cell table:style-name="ce1" office:value-type="float" office:value="20.2302436683793">
            <text:p>20.2302436683793</text:p>
          </table:table-cell>
          <table:table-cell table:style-name="ce1" office:value-type="float" office:value="26.9025447266905">
            <text:p>26.9025447266905</text:p>
          </table:table-cell>
          <table:table-cell table:style-name="ce1" office:value-type="float" office:value="30.2522205943501">
            <text:p>30.2522205943501</text:p>
          </table:table-cell>
          <table:table-cell table:style-name="ce1" office:value-type="float" office:value="29.7765465866875">
            <text:p>29.7765465866875</text:p>
          </table:table-cell>
        </table:table-row>
        <table:table-row>
          <table:table-cell/>
          <table:table-cell table:style-name="ce1" office:value-type="float" office:value="20.1953628995544">
            <text:p>20.1953628995544</text:p>
          </table:table-cell>
          <table:table-cell table:style-name="ce1" office:value-type="float" office:value="26.8726832619292">
            <text:p>26.8726832619292</text:p>
          </table:table-cell>
          <table:table-cell table:style-name="ce1" office:value-type="float" office:value="30.2651613513053">
            <text:p>30.2651613513053</text:p>
          </table:table-cell>
          <table:table-cell table:style-name="ce1" office:value-type="float" office:value="29.785852311543">
            <text:p>29.785852311543</text:p>
          </table:table-cell>
        </table:table-row>
        <table:table-row>
          <table:table-cell/>
          <table:table-cell table:style-name="ce1" office:value-type="float" office:value="20.2155699227256">
            <text:p>20.2155699227256</text:p>
          </table:table-cell>
          <table:table-cell table:style-name="ce1" office:value-type="float" office:value="26.8957348526695">
            <text:p>26.8957348526695</text:p>
          </table:table-cell>
          <table:table-cell table:style-name="ce1" office:value-type="float" office:value="30.3329974943326">
            <text:p>30.3329974943326</text:p>
          </table:table-cell>
          <table:table-cell table:style-name="ce1" office:value-type="float" office:value="29.8425273819836">
            <text:p>29.8425273819836</text:p>
          </table:table-cell>
        </table:table-row>
        <table:table-row>
          <table:table-cell/>
          <table:table-cell table:style-name="ce1" office:value-type="float" office:value="20.2100919307141">
            <text:p>20.2100919307141</text:p>
          </table:table-cell>
          <table:table-cell table:style-name="ce1" office:value-type="float" office:value="26.883354777921">
            <text:p>26.883354777921</text:p>
          </table:table-cell>
          <table:table-cell table:style-name="ce1" office:value-type="float" office:value="30.2473360765826">
            <text:p>30.2473360765826</text:p>
          </table:table-cell>
          <table:table-cell table:style-name="ce1" office:value-type="float" office:value="29.7531041685243">
            <text:p>29.7531041685243</text:p>
          </table:table-cell>
        </table:table-row>
        <table:table-row>
          <table:table-cell/>
          <table:table-cell table:style-name="ce1" office:value-type="float" office:value="20.2239427984322">
            <text:p>20.2239427984322</text:p>
          </table:table-cell>
          <table:table-cell table:style-name="ce1" office:value-type="float" office:value="26.8818699640716">
            <text:p>26.8818699640716</text:p>
          </table:table-cell>
          <table:table-cell table:style-name="ce1" office:value-type="float" office:value="30.2552227460216">
            <text:p>30.2552227460216</text:p>
          </table:table-cell>
          <table:table-cell table:style-name="ce1" office:value-type="float" office:value="29.745580030756">
            <text:p>29.745580030756</text:p>
          </table:table-cell>
        </table:table-row>
        <table:table-row>
          <table:table-cell/>
          <table:table-cell table:style-name="ce1" office:value-type="float" office:value="20.2207079259708">
            <text:p>20.2207079259708</text:p>
          </table:table-cell>
          <table:table-cell table:style-name="ce1" office:value-type="float" office:value="26.9168291635604">
            <text:p>26.9168291635604</text:p>
          </table:table-cell>
          <table:table-cell table:style-name="ce1" office:value-type="float" office:value="30.2978180022653">
            <text:p>30.2978180022653</text:p>
          </table:table-cell>
          <table:table-cell table:style-name="ce1" office:value-type="float" office:value="29.7952358826989">
            <text:p>29.7952358826989</text:p>
          </table:table-cell>
        </table:table-row>
        <table:table-row>
          <table:table-cell/>
          <table:table-cell table:style-name="ce1" office:value-type="float" office:value="20.2196819611788">
            <text:p>20.2196819611788</text:p>
          </table:table-cell>
          <table:table-cell table:style-name="ce1" office:value-type="float" office:value="26.8983188243902">
            <text:p>26.8983188243902</text:p>
          </table:table-cell>
          <table:table-cell table:style-name="ce1" office:value-type="float" office:value="30.2808234351289">
            <text:p>30.2808234351289</text:p>
          </table:table-cell>
          <table:table-cell table:style-name="ce1" office:value-type="float" office:value="29.787161682262">
            <text:p>29.787161682262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484041250975316">
            <text:p>0.484041250975316</text:p>
          </table:table-cell>
          <table:table-cell table:style-name="ce1" office:value-type="float" office:value="0.730109898073216">
            <text:p>0.730109898073216</text:p>
          </table:table-cell>
          <table:table-cell table:style-name="ce1" office:value-type="float" office:value="0.83344471455625">
            <text:p>0.83344471455625</text:p>
          </table:table-cell>
          <table:table-cell table:style-name="ce1" office:value-type="float" office:value="0.82557223121636">
            <text:p>0.82557223121636</text:p>
          </table:table-cell>
        </table:table-row>
        <table:table-row>
          <table:table-cell/>
          <table:table-cell table:style-name="ce1" office:value-type="float" office:value="0.484590373926825">
            <text:p>0.484590373926825</text:p>
          </table:table-cell>
          <table:table-cell table:style-name="ce1" office:value-type="float" office:value="0.729813607158099">
            <text:p>0.729813607158099</text:p>
          </table:table-cell>
          <table:table-cell table:style-name="ce1" office:value-type="float" office:value="0.83363931411687">
            <text:p>0.83363931411687</text:p>
          </table:table-cell>
          <table:table-cell table:style-name="ce1" office:value-type="float" office:value="0.820908825637478">
            <text:p>0.820908825637478</text:p>
          </table:table-cell>
        </table:table-row>
        <table:table-row>
          <table:table-cell/>
          <table:table-cell table:style-name="ce1" office:value-type="float" office:value="0.48450733653288">
            <text:p>0.48450733653288</text:p>
          </table:table-cell>
          <table:table-cell table:style-name="ce1" office:value-type="float" office:value="0.731965797842535">
            <text:p>0.731965797842535</text:p>
          </table:table-cell>
          <table:table-cell table:style-name="ce1" office:value-type="float" office:value="0.831575535537893">
            <text:p>0.831575535537893</text:p>
          </table:table-cell>
          <table:table-cell table:style-name="ce1" office:value-type="float" office:value="0.821946944800725">
            <text:p>0.821946944800725</text:p>
          </table:table-cell>
        </table:table-row>
        <table:table-row>
          <table:table-cell/>
          <table:table-cell table:style-name="ce1" office:value-type="float" office:value="0.484943381020182">
            <text:p>0.484943381020182</text:p>
          </table:table-cell>
          <table:table-cell table:style-name="ce1" office:value-type="float" office:value="0.730450688663714">
            <text:p>0.730450688663714</text:p>
          </table:table-cell>
          <table:table-cell table:style-name="ce1" office:value-type="float" office:value="0.832499459051057">
            <text:p>0.832499459051057</text:p>
          </table:table-cell>
          <table:table-cell table:style-name="ce1" office:value-type="float" office:value="0.81905841468506">
            <text:p>0.81905841468506</text:p>
          </table:table-cell>
        </table:table-row>
        <table:table-row>
          <table:table-cell/>
          <table:table-cell table:style-name="ce1" office:value-type="float" office:value="0.483428852551918">
            <text:p>0.483428852551918</text:p>
          </table:table-cell>
          <table:table-cell table:style-name="ce1" office:value-type="float" office:value="0.729999819456598">
            <text:p>0.729999819456598</text:p>
          </table:table-cell>
          <table:table-cell table:style-name="ce1" office:value-type="float" office:value="0.837014557843292">
            <text:p>0.837014557843292</text:p>
          </table:table-cell>
          <table:table-cell table:style-name="ce1" office:value-type="float" office:value="0.819936556198595">
            <text:p>0.819936556198595</text:p>
          </table:table-cell>
        </table:table-row>
        <table:table-row>
          <table:table-cell/>
          <table:table-cell table:style-name="ce1" office:value-type="float" office:value="0.48454748372401">
            <text:p>0.48454748372401</text:p>
          </table:table-cell>
          <table:table-cell table:style-name="ce1" office:value-type="float" office:value="0.730400694114152">
            <text:p>0.730400694114152</text:p>
          </table:table-cell>
          <table:table-cell table:style-name="ce1" office:value-type="float" office:value="0.837668285421594">
            <text:p>0.837668285421594</text:p>
          </table:table-cell>
          <table:table-cell table:style-name="ce1" office:value-type="float" office:value="0.8206563705202">
            <text:p>0.8206563705202</text:p>
          </table:table-cell>
        </table:table-row>
        <table:table-row>
          <table:table-cell/>
          <table:table-cell table:style-name="ce1" office:value-type="float" office:value="0.483598427883067">
            <text:p>0.483598427883067</text:p>
          </table:table-cell>
          <table:table-cell table:style-name="ce1" office:value-type="float" office:value="0.72937439558006">
            <text:p>0.72937439558006</text:p>
          </table:table-cell>
          <table:table-cell table:style-name="ce1" office:value-type="float" office:value="0.836072862985065">
            <text:p>0.836072862985065</text:p>
          </table:table-cell>
          <table:table-cell table:style-name="ce1" office:value-type="float" office:value="0.823245499424628">
            <text:p>0.823245499424628</text:p>
          </table:table-cell>
        </table:table-row>
        <table:table-row>
          <table:table-cell/>
          <table:table-cell table:style-name="ce1" office:value-type="float" office:value="0.484746265163889">
            <text:p>0.484746265163889</text:p>
          </table:table-cell>
          <table:table-cell table:style-name="ce1" office:value-type="float" office:value="0.730280567061547">
            <text:p>0.730280567061547</text:p>
          </table:table-cell>
          <table:table-cell table:style-name="ce1" office:value-type="float" office:value="0.833107973668007">
            <text:p>0.833107973668007</text:p>
          </table:table-cell>
          <table:table-cell table:style-name="ce1" office:value-type="float" office:value="0.827369097471514">
            <text:p>0.827369097471514</text:p>
          </table:table-cell>
        </table:table-row>
        <table:table-row>
          <table:table-cell/>
          <table:table-cell table:style-name="ce1" office:value-type="float" office:value="0.484022657491351">
            <text:p>0.484022657491351</text:p>
          </table:table-cell>
          <table:table-cell table:style-name="ce1" office:value-type="float" office:value="0.731226774959408">
            <text:p>0.731226774959408</text:p>
          </table:table-cell>
          <table:table-cell table:style-name="ce1" office:value-type="float" office:value="0.831394523064122">
            <text:p>0.831394523064122</text:p>
          </table:table-cell>
          <table:table-cell table:style-name="ce1" office:value-type="float" office:value="0.819472277075754">
            <text:p>0.819472277075754</text:p>
          </table:table-cell>
        </table:table-row>
        <table:table-row>
          <table:table-cell/>
          <table:table-cell table:style-name="ce1" office:value-type="float" office:value="0.484458484325686">
            <text:p>0.484458484325686</text:p>
          </table:table-cell>
          <table:table-cell table:style-name="ce1" office:value-type="float" office:value="0.729194404586348">
            <text:p>0.729194404586348</text:p>
          </table:table-cell>
          <table:table-cell table:style-name="ce1" office:value-type="float" office:value="0.832427110875922">
            <text:p>0.832427110875922</text:p>
          </table:table-cell>
          <table:table-cell table:style-name="ce1" office:value-type="float" office:value="0.822330857804019">
            <text:p>0.822330857804019</text:p>
          </table:table-cell>
        </table:table-row>
      </table:table>
      <table:table table:name="'file:///mnt/Dados/vinma/documentos/Gradua%C3%A7%C3%A3o/TCC/results-partial/HW_C004_120.xlsx'#sigma_010" table:print="false" table:style-name="ta_extref">
        <table:table-source xlink:type="simple" xlink:href="../../results-partial/HW_C004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38831041575623">
            <text:p>0.838831041575623</text:p>
          </table:table-cell>
          <table:table-cell table:style-name="ce1" office:value-type="float" office:value="0.914873039138195">
            <text:p>0.914873039138195</text:p>
          </table:table-cell>
          <table:table-cell table:style-name="ce1" office:value-type="float" office:value="0.944407407814837">
            <text:p>0.944407407814837</text:p>
          </table:table-cell>
          <table:table-cell table:style-name="ce1" office:value-type="float" office:value="0.938840880097344">
            <text:p>0.938840880097344</text:p>
          </table:table-cell>
        </table:table-row>
        <table:table-row>
          <table:table-cell/>
          <table:table-cell table:style-name="ce1" office:value-type="float" office:value="0.837761690840396">
            <text:p>0.837761690840396</text:p>
          </table:table-cell>
          <table:table-cell table:style-name="ce1" office:value-type="float" office:value="0.914438748962258">
            <text:p>0.914438748962258</text:p>
          </table:table-cell>
          <table:table-cell table:style-name="ce1" office:value-type="float" office:value="0.944979954917498">
            <text:p>0.944979954917498</text:p>
          </table:table-cell>
          <table:table-cell table:style-name="ce1" office:value-type="float" office:value="0.938837125273176">
            <text:p>0.938837125273176</text:p>
          </table:table-cell>
        </table:table-row>
        <table:table-row>
          <table:table-cell/>
          <table:table-cell table:style-name="ce1" office:value-type="float" office:value="0.839523725096798">
            <text:p>0.839523725096798</text:p>
          </table:table-cell>
          <table:table-cell table:style-name="ce1" office:value-type="float" office:value="0.916914474316636">
            <text:p>0.916914474316636</text:p>
          </table:table-cell>
          <table:table-cell table:style-name="ce1" office:value-type="float" office:value="0.944779510750576">
            <text:p>0.944779510750576</text:p>
          </table:table-cell>
          <table:table-cell table:style-name="ce1" office:value-type="float" office:value="0.937915321046026">
            <text:p>0.937915321046026</text:p>
          </table:table-cell>
        </table:table-row>
        <table:table-row>
          <table:table-cell/>
          <table:table-cell table:style-name="ce1" office:value-type="float" office:value="0.839472290591917">
            <text:p>0.839472290591917</text:p>
          </table:table-cell>
          <table:table-cell table:style-name="ce1" office:value-type="float" office:value="0.915083498267805">
            <text:p>0.915083498267805</text:p>
          </table:table-cell>
          <table:table-cell table:style-name="ce1" office:value-type="float" office:value="0.944507495696325">
            <text:p>0.944507495696325</text:p>
          </table:table-cell>
          <table:table-cell table:style-name="ce1" office:value-type="float" office:value="0.937281141708972">
            <text:p>0.937281141708972</text:p>
          </table:table-cell>
        </table:table-row>
        <table:table-row>
          <table:table-cell/>
          <table:table-cell table:style-name="ce1" office:value-type="float" office:value="0.838928695398989">
            <text:p>0.838928695398989</text:p>
          </table:table-cell>
          <table:table-cell table:style-name="ce1" office:value-type="float" office:value="0.914780883994238">
            <text:p>0.914780883994238</text:p>
          </table:table-cell>
          <table:table-cell table:style-name="ce1" office:value-type="float" office:value="0.94522772125925">
            <text:p>0.94522772125925</text:p>
          </table:table-cell>
          <table:table-cell table:style-name="ce1" office:value-type="float" office:value="0.938611117002159">
            <text:p>0.938611117002159</text:p>
          </table:table-cell>
        </table:table-row>
        <table:table-row>
          <table:table-cell/>
          <table:table-cell table:style-name="ce1" office:value-type="float" office:value="0.838850646076738">
            <text:p>0.838850646076738</text:p>
          </table:table-cell>
          <table:table-cell table:style-name="ce1" office:value-type="float" office:value="0.915546831756789">
            <text:p>0.915546831756789</text:p>
          </table:table-cell>
          <table:table-cell table:style-name="ce1" office:value-type="float" office:value="0.944409096665892">
            <text:p>0.944409096665892</text:p>
          </table:table-cell>
          <table:table-cell table:style-name="ce1" office:value-type="float" office:value="0.936997994747819">
            <text:p>0.936997994747819</text:p>
          </table:table-cell>
        </table:table-row>
        <table:table-row>
          <table:table-cell/>
          <table:table-cell table:style-name="ce1" office:value-type="float" office:value="0.839595610825906">
            <text:p>0.839595610825906</text:p>
          </table:table-cell>
          <table:table-cell table:style-name="ce1" office:value-type="float" office:value="0.914242200297662">
            <text:p>0.914242200297662</text:p>
          </table:table-cell>
          <table:table-cell table:style-name="ce1" office:value-type="float" office:value="0.94495586076661">
            <text:p>0.94495586076661</text:p>
          </table:table-cell>
          <table:table-cell table:style-name="ce1" office:value-type="float" office:value="0.938063033854452">
            <text:p>0.938063033854452</text:p>
          </table:table-cell>
        </table:table-row>
        <table:table-row>
          <table:table-cell/>
          <table:table-cell table:style-name="ce1" office:value-type="float" office:value="0.838124018799285">
            <text:p>0.838124018799285</text:p>
          </table:table-cell>
          <table:table-cell table:style-name="ce1" office:value-type="float" office:value="0.914283253969541">
            <text:p>0.914283253969541</text:p>
          </table:table-cell>
          <table:table-cell table:style-name="ce1" office:value-type="float" office:value="0.944666001841435">
            <text:p>0.944666001841435</text:p>
          </table:table-cell>
          <table:table-cell table:style-name="ce1" office:value-type="float" office:value="0.937816405070192">
            <text:p>0.937816405070192</text:p>
          </table:table-cell>
        </table:table-row>
        <table:table-row>
          <table:table-cell/>
          <table:table-cell table:style-name="ce1" office:value-type="float" office:value="0.839872942758364">
            <text:p>0.839872942758364</text:p>
          </table:table-cell>
          <table:table-cell table:style-name="ce1" office:value-type="float" office:value="0.914738661279383">
            <text:p>0.914738661279383</text:p>
          </table:table-cell>
          <table:table-cell table:style-name="ce1" office:value-type="float" office:value="0.945010283189643">
            <text:p>0.945010283189643</text:p>
          </table:table-cell>
          <table:table-cell table:style-name="ce1" office:value-type="float" office:value="0.939607757364589">
            <text:p>0.939607757364589</text:p>
          </table:table-cell>
        </table:table-row>
        <table:table-row>
          <table:table-cell/>
          <table:table-cell table:style-name="ce1" office:value-type="float" office:value="0.839377575051709">
            <text:p>0.839377575051709</text:p>
          </table:table-cell>
          <table:table-cell table:style-name="ce1" office:value-type="float" office:value="0.914802123191062">
            <text:p>0.914802123191062</text:p>
          </table:table-cell>
          <table:table-cell table:style-name="ce1" office:value-type="float" office:value="0.945156681284777">
            <text:p>0.945156681284777</text:p>
          </table:table-cell>
          <table:table-cell table:style-name="ce1" office:value-type="float" office:value="0.93912771356842">
            <text:p>0.93912771356842</text:p>
          </table:table-cell>
        </table:table-row>
      </table:table>
      <table:table table:name="'file:///mnt/Dados/vinma/documentos/Gradua%C3%A7%C3%A3o/TCC/results-partial/HW_C004_120.xlsx'#sigma_025" table:print="false" table:style-name="ta_extref">
        <table:table-source xlink:type="simple" xlink:href="../../results-partial/HW_C004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80512589917">
            <text:p>28.1080512589917</text:p>
          </table:table-cell>
          <table:table-cell table:style-name="ce1" office:value-type="float" office:value="30.7348988823174">
            <text:p>30.7348988823174</text:p>
          </table:table-cell>
          <table:table-cell table:style-name="ce1" office:value-type="float" office:value="33.0004883914204">
            <text:p>33.0004883914204</text:p>
          </table:table-cell>
          <table:table-cell table:style-name="ce1" office:value-type="float" office:value="32.3865557900384">
            <text:p>32.3865557900384</text:p>
          </table:table-cell>
        </table:table-row>
        <table:table-row>
          <table:table-cell/>
          <table:table-cell table:style-name="ce1" office:value-type="float" office:value="28.079956761168">
            <text:p>28.079956761168</text:p>
          </table:table-cell>
          <table:table-cell table:style-name="ce1" office:value-type="float" office:value="30.7594116313745">
            <text:p>30.7594116313745</text:p>
          </table:table-cell>
          <table:table-cell table:style-name="ce1" office:value-type="float" office:value="33.0186766377543">
            <text:p>33.0186766377543</text:p>
          </table:table-cell>
          <table:table-cell table:style-name="ce1" office:value-type="float" office:value="32.3962404666439">
            <text:p>32.3962404666439</text:p>
          </table:table-cell>
        </table:table-row>
        <table:table-row>
          <table:table-cell/>
          <table:table-cell table:style-name="ce1" office:value-type="float" office:value="28.1211085503048">
            <text:p>28.1211085503048</text:p>
          </table:table-cell>
          <table:table-cell table:style-name="ce1" office:value-type="float" office:value="30.7945563659487">
            <text:p>30.7945563659487</text:p>
          </table:table-cell>
          <table:table-cell table:style-name="ce1" office:value-type="float" office:value="32.9869887090427">
            <text:p>32.9869887090427</text:p>
          </table:table-cell>
          <table:table-cell table:style-name="ce1" office:value-type="float" office:value="32.3724479398935">
            <text:p>32.3724479398935</text:p>
          </table:table-cell>
        </table:table-row>
        <table:table-row>
          <table:table-cell/>
          <table:table-cell table:style-name="ce1" office:value-type="float" office:value="28.1188271350065">
            <text:p>28.1188271350065</text:p>
          </table:table-cell>
          <table:table-cell table:style-name="ce1" office:value-type="float" office:value="30.74739877633">
            <text:p>30.74739877633</text:p>
          </table:table-cell>
          <table:table-cell table:style-name="ce1" office:value-type="float" office:value="32.9768296034386">
            <text:p>32.9768296034386</text:p>
          </table:table-cell>
          <table:table-cell table:style-name="ce1" office:value-type="float" office:value="32.3269244798517">
            <text:p>32.3269244798517</text:p>
          </table:table-cell>
        </table:table-row>
        <table:table-row>
          <table:table-cell/>
          <table:table-cell table:style-name="ce1" office:value-type="float" office:value="28.1084575673179">
            <text:p>28.1084575673179</text:p>
          </table:table-cell>
          <table:table-cell table:style-name="ce1" office:value-type="float" office:value="30.7728405315466">
            <text:p>30.7728405315466</text:p>
          </table:table-cell>
          <table:table-cell table:style-name="ce1" office:value-type="float" office:value="32.99513721174">
            <text:p>32.99513721174</text:p>
          </table:table-cell>
          <table:table-cell table:style-name="ce1" office:value-type="float" office:value="32.3780247588518">
            <text:p>32.3780247588518</text:p>
          </table:table-cell>
        </table:table-row>
        <table:table-row>
          <table:table-cell/>
          <table:table-cell table:style-name="ce1" office:value-type="float" office:value="28.0889870179182">
            <text:p>28.0889870179182</text:p>
          </table:table-cell>
          <table:table-cell table:style-name="ce1" office:value-type="float" office:value="30.7328751678616">
            <text:p>30.7328751678616</text:p>
          </table:table-cell>
          <table:table-cell table:style-name="ce1" office:value-type="float" office:value="32.9814329667964">
            <text:p>32.9814329667964</text:p>
          </table:table-cell>
          <table:table-cell table:style-name="ce1" office:value-type="float" office:value="32.3248883174859">
            <text:p>32.3248883174859</text:p>
          </table:table-cell>
        </table:table-row>
        <table:table-row>
          <table:table-cell/>
          <table:table-cell table:style-name="ce1" office:value-type="float" office:value="28.1200432800164">
            <text:p>28.1200432800164</text:p>
          </table:table-cell>
          <table:table-cell table:style-name="ce1" office:value-type="float" office:value="30.782607709048">
            <text:p>30.782607709048</text:p>
          </table:table-cell>
          <table:table-cell table:style-name="ce1" office:value-type="float" office:value="33.0168746749485">
            <text:p>33.0168746749485</text:p>
          </table:table-cell>
          <table:table-cell table:style-name="ce1" office:value-type="float" office:value="32.3878365899046">
            <text:p>32.3878365899046</text:p>
          </table:table-cell>
        </table:table-row>
        <table:table-row>
          <table:table-cell/>
          <table:table-cell table:style-name="ce1" office:value-type="float" office:value="28.1046811671621">
            <text:p>28.1046811671621</text:p>
          </table:table-cell>
          <table:table-cell table:style-name="ce1" office:value-type="float" office:value="30.742092615712">
            <text:p>30.742092615712</text:p>
          </table:table-cell>
          <table:table-cell table:style-name="ce1" office:value-type="float" office:value="33.0231649753261">
            <text:p>33.0231649753261</text:p>
          </table:table-cell>
          <table:table-cell table:style-name="ce1" office:value-type="float" office:value="32.3783927914674">
            <text:p>32.3783927914674</text:p>
          </table:table-cell>
        </table:table-row>
        <table:table-row>
          <table:table-cell/>
          <table:table-cell table:style-name="ce1" office:value-type="float" office:value="28.130459805823">
            <text:p>28.130459805823</text:p>
          </table:table-cell>
          <table:table-cell table:style-name="ce1" office:value-type="float" office:value="30.7510960146636">
            <text:p>30.7510960146636</text:p>
          </table:table-cell>
          <table:table-cell table:style-name="ce1" office:value-type="float" office:value="33.0050183280415">
            <text:p>33.0050183280415</text:p>
          </table:table-cell>
          <table:table-cell table:style-name="ce1" office:value-type="float" office:value="32.3764713958753">
            <text:p>32.3764713958753</text:p>
          </table:table-cell>
        </table:table-row>
        <table:table-row>
          <table:table-cell/>
          <table:table-cell table:style-name="ce1" office:value-type="float" office:value="28.1090325676991">
            <text:p>28.1090325676991</text:p>
          </table:table-cell>
          <table:table-cell table:style-name="ce1" office:value-type="float" office:value="30.7721426213192">
            <text:p>30.7721426213192</text:p>
          </table:table-cell>
          <table:table-cell table:style-name="ce1" office:value-type="float" office:value="33.0052059474229">
            <text:p>33.0052059474229</text:p>
          </table:table-cell>
          <table:table-cell table:style-name="ce1" office:value-type="float" office:value="32.3864077689929">
            <text:p>32.386407768992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38831041575623">
            <text:p>0.838831041575623</text:p>
          </table:table-cell>
          <table:table-cell table:style-name="ce1" office:value-type="float" office:value="0.914873039138195">
            <text:p>0.914873039138195</text:p>
          </table:table-cell>
          <table:table-cell table:style-name="ce1" office:value-type="float" office:value="0.944407407814837">
            <text:p>0.944407407814837</text:p>
          </table:table-cell>
          <table:table-cell table:style-name="ce1" office:value-type="float" office:value="0.938840880097344">
            <text:p>0.938840880097344</text:p>
          </table:table-cell>
        </table:table-row>
        <table:table-row>
          <table:table-cell/>
          <table:table-cell table:style-name="ce1" office:value-type="float" office:value="0.837761690840396">
            <text:p>0.837761690840396</text:p>
          </table:table-cell>
          <table:table-cell table:style-name="ce1" office:value-type="float" office:value="0.914438748962258">
            <text:p>0.914438748962258</text:p>
          </table:table-cell>
          <table:table-cell table:style-name="ce1" office:value-type="float" office:value="0.944979954917498">
            <text:p>0.944979954917498</text:p>
          </table:table-cell>
          <table:table-cell table:style-name="ce1" office:value-type="float" office:value="0.938837125273176">
            <text:p>0.938837125273176</text:p>
          </table:table-cell>
        </table:table-row>
        <table:table-row>
          <table:table-cell/>
          <table:table-cell table:style-name="ce1" office:value-type="float" office:value="0.839523725096798">
            <text:p>0.839523725096798</text:p>
          </table:table-cell>
          <table:table-cell table:style-name="ce1" office:value-type="float" office:value="0.916914474316636">
            <text:p>0.916914474316636</text:p>
          </table:table-cell>
          <table:table-cell table:style-name="ce1" office:value-type="float" office:value="0.944779510750576">
            <text:p>0.944779510750576</text:p>
          </table:table-cell>
          <table:table-cell table:style-name="ce1" office:value-type="float" office:value="0.937915321046026">
            <text:p>0.937915321046026</text:p>
          </table:table-cell>
        </table:table-row>
        <table:table-row>
          <table:table-cell/>
          <table:table-cell table:style-name="ce1" office:value-type="float" office:value="0.839472290591917">
            <text:p>0.839472290591917</text:p>
          </table:table-cell>
          <table:table-cell table:style-name="ce1" office:value-type="float" office:value="0.915083498267805">
            <text:p>0.915083498267805</text:p>
          </table:table-cell>
          <table:table-cell table:style-name="ce1" office:value-type="float" office:value="0.944507495696325">
            <text:p>0.944507495696325</text:p>
          </table:table-cell>
          <table:table-cell table:style-name="ce1" office:value-type="float" office:value="0.937281141708972">
            <text:p>0.937281141708972</text:p>
          </table:table-cell>
        </table:table-row>
        <table:table-row>
          <table:table-cell/>
          <table:table-cell table:style-name="ce1" office:value-type="float" office:value="0.838928695398989">
            <text:p>0.838928695398989</text:p>
          </table:table-cell>
          <table:table-cell table:style-name="ce1" office:value-type="float" office:value="0.914780883994238">
            <text:p>0.914780883994238</text:p>
          </table:table-cell>
          <table:table-cell table:style-name="ce1" office:value-type="float" office:value="0.94522772125925">
            <text:p>0.94522772125925</text:p>
          </table:table-cell>
          <table:table-cell table:style-name="ce1" office:value-type="float" office:value="0.938611117002159">
            <text:p>0.938611117002159</text:p>
          </table:table-cell>
        </table:table-row>
        <table:table-row>
          <table:table-cell/>
          <table:table-cell table:style-name="ce1" office:value-type="float" office:value="0.838850646076738">
            <text:p>0.838850646076738</text:p>
          </table:table-cell>
          <table:table-cell table:style-name="ce1" office:value-type="float" office:value="0.915546831756789">
            <text:p>0.915546831756789</text:p>
          </table:table-cell>
          <table:table-cell table:style-name="ce1" office:value-type="float" office:value="0.944409096665892">
            <text:p>0.944409096665892</text:p>
          </table:table-cell>
          <table:table-cell table:style-name="ce1" office:value-type="float" office:value="0.936997994747819">
            <text:p>0.936997994747819</text:p>
          </table:table-cell>
        </table:table-row>
        <table:table-row>
          <table:table-cell/>
          <table:table-cell table:style-name="ce1" office:value-type="float" office:value="0.839595610825906">
            <text:p>0.839595610825906</text:p>
          </table:table-cell>
          <table:table-cell table:style-name="ce1" office:value-type="float" office:value="0.914242200297662">
            <text:p>0.914242200297662</text:p>
          </table:table-cell>
          <table:table-cell table:style-name="ce1" office:value-type="float" office:value="0.94495586076661">
            <text:p>0.94495586076661</text:p>
          </table:table-cell>
          <table:table-cell table:style-name="ce1" office:value-type="float" office:value="0.938063033854452">
            <text:p>0.938063033854452</text:p>
          </table:table-cell>
        </table:table-row>
        <table:table-row>
          <table:table-cell/>
          <table:table-cell table:style-name="ce1" office:value-type="float" office:value="0.838124018799285">
            <text:p>0.838124018799285</text:p>
          </table:table-cell>
          <table:table-cell table:style-name="ce1" office:value-type="float" office:value="0.914283253969541">
            <text:p>0.914283253969541</text:p>
          </table:table-cell>
          <table:table-cell table:style-name="ce1" office:value-type="float" office:value="0.944666001841435">
            <text:p>0.944666001841435</text:p>
          </table:table-cell>
          <table:table-cell table:style-name="ce1" office:value-type="float" office:value="0.937816405070192">
            <text:p>0.937816405070192</text:p>
          </table:table-cell>
        </table:table-row>
        <table:table-row>
          <table:table-cell/>
          <table:table-cell table:style-name="ce1" office:value-type="float" office:value="0.839872942758364">
            <text:p>0.839872942758364</text:p>
          </table:table-cell>
          <table:table-cell table:style-name="ce1" office:value-type="float" office:value="0.914738661279383">
            <text:p>0.914738661279383</text:p>
          </table:table-cell>
          <table:table-cell table:style-name="ce1" office:value-type="float" office:value="0.945010283189643">
            <text:p>0.945010283189643</text:p>
          </table:table-cell>
          <table:table-cell table:style-name="ce1" office:value-type="float" office:value="0.939607757364589">
            <text:p>0.939607757364589</text:p>
          </table:table-cell>
        </table:table-row>
        <table:table-row>
          <table:table-cell/>
          <table:table-cell table:style-name="ce1" office:value-type="float" office:value="0.839377575051709">
            <text:p>0.839377575051709</text:p>
          </table:table-cell>
          <table:table-cell table:style-name="ce1" office:value-type="float" office:value="0.914802123191062">
            <text:p>0.914802123191062</text:p>
          </table:table-cell>
          <table:table-cell table:style-name="ce1" office:value-type="float" office:value="0.945156681284777">
            <text:p>0.945156681284777</text:p>
          </table:table-cell>
          <table:table-cell table:style-name="ce1" office:value-type="float" office:value="0.93912771356842">
            <text:p>0.93912771356842</text:p>
          </table:table-cell>
        </table:table-row>
      </table:table>
      <table:table table:name="'file:///mnt/Dados/vinma/documentos/Gradua%C3%A7%C3%A3o/TCC/results-partial/HW_C004_120.xlsx'#sigma_050" table:print="false" table:style-name="ta_extref">
        <table:table-source xlink:type="simple" xlink:href="../../results-partial/HW_C004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661921770897">
            <text:p>20.2661921770897</text:p>
          </table:table-cell>
          <table:table-cell table:style-name="ce1" office:value-type="float" office:value="25.2706284822431">
            <text:p>25.2706284822431</text:p>
          </table:table-cell>
          <table:table-cell table:style-name="ce1" office:value-type="float" office:value="28.2931673130004">
            <text:p>28.2931673130004</text:p>
          </table:table-cell>
          <table:table-cell table:style-name="ce1" office:value-type="float" office:value="27.2546836828399">
            <text:p>27.2546836828399</text:p>
          </table:table-cell>
        </table:table-row>
        <table:table-row>
          <table:table-cell/>
          <table:table-cell table:style-name="ce1" office:value-type="float" office:value="20.2588700455033">
            <text:p>20.2588700455033</text:p>
          </table:table-cell>
          <table:table-cell table:style-name="ce1" office:value-type="float" office:value="25.2778677219868">
            <text:p>25.2778677219868</text:p>
          </table:table-cell>
          <table:table-cell table:style-name="ce1" office:value-type="float" office:value="28.3541045045839">
            <text:p>28.3541045045839</text:p>
          </table:table-cell>
          <table:table-cell table:style-name="ce1" office:value-type="float" office:value="27.2952621100396">
            <text:p>27.2952621100396</text:p>
          </table:table-cell>
        </table:table-row>
        <table:table-row>
          <table:table-cell/>
          <table:table-cell table:style-name="ce1" office:value-type="float" office:value="20.2549658973274">
            <text:p>20.2549658973274</text:p>
          </table:table-cell>
          <table:table-cell table:style-name="ce1" office:value-type="float" office:value="25.2943694819821">
            <text:p>25.2943694819821</text:p>
          </table:table-cell>
          <table:table-cell table:style-name="ce1" office:value-type="float" office:value="28.3458731787256">
            <text:p>28.3458731787256</text:p>
          </table:table-cell>
          <table:table-cell table:style-name="ce1" office:value-type="float" office:value="27.2940037418746">
            <text:p>27.2940037418746</text:p>
          </table:table-cell>
        </table:table-row>
        <table:table-row>
          <table:table-cell/>
          <table:table-cell table:style-name="ce1" office:value-type="float" office:value="20.2484935083495">
            <text:p>20.2484935083495</text:p>
          </table:table-cell>
          <table:table-cell table:style-name="ce1" office:value-type="float" office:value="25.2953069058039">
            <text:p>25.2953069058039</text:p>
          </table:table-cell>
          <table:table-cell table:style-name="ce1" office:value-type="float" office:value="28.3474786971494">
            <text:p>28.3474786971494</text:p>
          </table:table-cell>
          <table:table-cell table:style-name="ce1" office:value-type="float" office:value="27.2967673597931">
            <text:p>27.2967673597931</text:p>
          </table:table-cell>
        </table:table-row>
        <table:table-row>
          <table:table-cell/>
          <table:table-cell table:style-name="ce1" office:value-type="float" office:value="20.2765564323063">
            <text:p>20.2765564323063</text:p>
          </table:table-cell>
          <table:table-cell table:style-name="ce1" office:value-type="float" office:value="25.2905155150216">
            <text:p>25.2905155150216</text:p>
          </table:table-cell>
          <table:table-cell table:style-name="ce1" office:value-type="float" office:value="28.3498390219431">
            <text:p>28.3498390219431</text:p>
          </table:table-cell>
          <table:table-cell table:style-name="ce1" office:value-type="float" office:value="27.2963588004104">
            <text:p>27.2963588004104</text:p>
          </table:table-cell>
        </table:table-row>
        <table:table-row>
          <table:table-cell/>
          <table:table-cell table:style-name="ce1" office:value-type="float" office:value="20.2619152479962">
            <text:p>20.2619152479962</text:p>
          </table:table-cell>
          <table:table-cell table:style-name="ce1" office:value-type="float" office:value="25.2984278363683">
            <text:p>25.2984278363683</text:p>
          </table:table-cell>
          <table:table-cell table:style-name="ce1" office:value-type="float" office:value="28.3527319050343">
            <text:p>28.3527319050343</text:p>
          </table:table-cell>
          <table:table-cell table:style-name="ce1" office:value-type="float" office:value="27.2948475114455">
            <text:p>27.2948475114455</text:p>
          </table:table-cell>
        </table:table-row>
        <table:table-row>
          <table:table-cell/>
          <table:table-cell table:style-name="ce1" office:value-type="float" office:value="20.256854827918">
            <text:p>20.256854827918</text:p>
          </table:table-cell>
          <table:table-cell table:style-name="ce1" office:value-type="float" office:value="25.2851733776161">
            <text:p>25.2851733776161</text:p>
          </table:table-cell>
          <table:table-cell table:style-name="ce1" office:value-type="float" office:value="28.3480807338313">
            <text:p>28.3480807338313</text:p>
          </table:table-cell>
          <table:table-cell table:style-name="ce1" office:value-type="float" office:value="27.3192739498715">
            <text:p>27.3192739498715</text:p>
          </table:table-cell>
        </table:table-row>
        <table:table-row>
          <table:table-cell/>
          <table:table-cell table:style-name="ce1" office:value-type="float" office:value="20.2776257276431">
            <text:p>20.2776257276431</text:p>
          </table:table-cell>
          <table:table-cell table:style-name="ce1" office:value-type="float" office:value="25.3081029384132">
            <text:p>25.3081029384132</text:p>
          </table:table-cell>
          <table:table-cell table:style-name="ce1" office:value-type="float" office:value="28.3400671571713">
            <text:p>28.3400671571713</text:p>
          </table:table-cell>
          <table:table-cell table:style-name="ce1" office:value-type="float" office:value="27.2938617304445">
            <text:p>27.2938617304445</text:p>
          </table:table-cell>
        </table:table-row>
        <table:table-row>
          <table:table-cell/>
          <table:table-cell table:style-name="ce1" office:value-type="float" office:value="20.2623545390972">
            <text:p>20.2623545390972</text:p>
          </table:table-cell>
          <table:table-cell table:style-name="ce1" office:value-type="float" office:value="25.2753296998141">
            <text:p>25.2753296998141</text:p>
          </table:table-cell>
          <table:table-cell table:style-name="ce1" office:value-type="float" office:value="28.3161504702205">
            <text:p>28.3161504702205</text:p>
          </table:table-cell>
          <table:table-cell table:style-name="ce1" office:value-type="float" office:value="27.2725867926998">
            <text:p>27.2725867926998</text:p>
          </table:table-cell>
        </table:table-row>
        <table:table-row>
          <table:table-cell/>
          <table:table-cell table:style-name="ce1" office:value-type="float" office:value="20.2622345852613">
            <text:p>20.2622345852613</text:p>
          </table:table-cell>
          <table:table-cell table:style-name="ce1" office:value-type="float" office:value="25.2894638171662">
            <text:p>25.2894638171662</text:p>
          </table:table-cell>
          <table:table-cell table:style-name="ce1" office:value-type="float" office:value="28.3339309640374">
            <text:p>28.3339309640374</text:p>
          </table:table-cell>
          <table:table-cell table:style-name="ce1" office:value-type="float" office:value="27.285753681474">
            <text:p>27.28575368147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559490896108632">
            <text:p>0.559490896108632</text:p>
          </table:table-cell>
          <table:table-cell table:style-name="ce1" office:value-type="float" office:value="0.758452121548606">
            <text:p>0.758452121548606</text:p>
          </table:table-cell>
          <table:table-cell table:style-name="ce1" office:value-type="float" office:value="0.854440277375163">
            <text:p>0.854440277375163</text:p>
          </table:table-cell>
          <table:table-cell table:style-name="ce1" office:value-type="float" office:value="0.825769884656896">
            <text:p>0.825769884656896</text:p>
          </table:table-cell>
        </table:table-row>
        <table:table-row>
          <table:table-cell/>
          <table:table-cell table:style-name="ce1" office:value-type="float" office:value="0.560444038228801">
            <text:p>0.560444038228801</text:p>
          </table:table-cell>
          <table:table-cell table:style-name="ce1" office:value-type="float" office:value="0.762640631381987">
            <text:p>0.762640631381987</text:p>
          </table:table-cell>
          <table:table-cell table:style-name="ce1" office:value-type="float" office:value="0.857257440956737">
            <text:p>0.857257440956737</text:p>
          </table:table-cell>
          <table:table-cell table:style-name="ce1" office:value-type="float" office:value="0.827276842836231">
            <text:p>0.827276842836231</text:p>
          </table:table-cell>
        </table:table-row>
        <table:table-row>
          <table:table-cell/>
          <table:table-cell table:style-name="ce1" office:value-type="float" office:value="0.55993514235372">
            <text:p>0.55993514235372</text:p>
          </table:table-cell>
          <table:table-cell table:style-name="ce1" office:value-type="float" office:value="0.761010615171012">
            <text:p>0.761010615171012</text:p>
          </table:table-cell>
          <table:table-cell table:style-name="ce1" office:value-type="float" office:value="0.855775855347963">
            <text:p>0.855775855347963</text:p>
          </table:table-cell>
          <table:table-cell table:style-name="ce1" office:value-type="float" office:value="0.825402404960229">
            <text:p>0.825402404960229</text:p>
          </table:table-cell>
        </table:table-row>
        <table:table-row>
          <table:table-cell/>
          <table:table-cell table:style-name="ce1" office:value-type="float" office:value="0.559905365883827">
            <text:p>0.559905365883827</text:p>
          </table:table-cell>
          <table:table-cell table:style-name="ce1" office:value-type="float" office:value="0.761434370028996">
            <text:p>0.761434370028996</text:p>
          </table:table-cell>
          <table:table-cell table:style-name="ce1" office:value-type="float" office:value="0.856640786090086">
            <text:p>0.856640786090086</text:p>
          </table:table-cell>
          <table:table-cell table:style-name="ce1" office:value-type="float" office:value="0.827311136719741">
            <text:p>0.827311136719741</text:p>
          </table:table-cell>
        </table:table-row>
        <table:table-row>
          <table:table-cell/>
          <table:table-cell table:style-name="ce1" office:value-type="float" office:value="0.560542756479238">
            <text:p>0.560542756479238</text:p>
          </table:table-cell>
          <table:table-cell table:style-name="ce1" office:value-type="float" office:value="0.760550241057952">
            <text:p>0.760550241057952</text:p>
          </table:table-cell>
          <table:table-cell table:style-name="ce1" office:value-type="float" office:value="0.856915710746021">
            <text:p>0.856915710746021</text:p>
          </table:table-cell>
          <table:table-cell table:style-name="ce1" office:value-type="float" office:value="0.82491648892417">
            <text:p>0.82491648892417</text:p>
          </table:table-cell>
        </table:table-row>
        <table:table-row>
          <table:table-cell/>
          <table:table-cell table:style-name="ce1" office:value-type="float" office:value="0.559810031239081">
            <text:p>0.559810031239081</text:p>
          </table:table-cell>
          <table:table-cell table:style-name="ce1" office:value-type="float" office:value="0.760635775075607">
            <text:p>0.760635775075607</text:p>
          </table:table-cell>
          <table:table-cell table:style-name="ce1" office:value-type="float" office:value="0.855314294995841">
            <text:p>0.855314294995841</text:p>
          </table:table-cell>
          <table:table-cell table:style-name="ce1" office:value-type="float" office:value="0.825130979339784">
            <text:p>0.825130979339784</text:p>
          </table:table-cell>
        </table:table-row>
        <table:table-row>
          <table:table-cell/>
          <table:table-cell table:style-name="ce1" office:value-type="float" office:value="0.559670364080372">
            <text:p>0.559670364080372</text:p>
          </table:table-cell>
          <table:table-cell table:style-name="ce1" office:value-type="float" office:value="0.759857470067628">
            <text:p>0.759857470067628</text:p>
          </table:table-cell>
          <table:table-cell table:style-name="ce1" office:value-type="float" office:value="0.856076925081037">
            <text:p>0.856076925081037</text:p>
          </table:table-cell>
          <table:table-cell table:style-name="ce1" office:value-type="float" office:value="0.827007425968971">
            <text:p>0.827007425968971</text:p>
          </table:table-cell>
        </table:table-row>
        <table:table-row>
          <table:table-cell/>
          <table:table-cell table:style-name="ce1" office:value-type="float" office:value="0.560862147623285">
            <text:p>0.560862147623285</text:p>
          </table:table-cell>
          <table:table-cell table:style-name="ce1" office:value-type="float" office:value="0.761403383984099">
            <text:p>0.761403383984099</text:p>
          </table:table-cell>
          <table:table-cell table:style-name="ce1" office:value-type="float" office:value="0.858217947416397">
            <text:p>0.858217947416397</text:p>
          </table:table-cell>
          <table:table-cell table:style-name="ce1" office:value-type="float" office:value="0.82702144684427">
            <text:p>0.82702144684427</text:p>
          </table:table-cell>
        </table:table-row>
        <table:table-row>
          <table:table-cell/>
          <table:table-cell table:style-name="ce1" office:value-type="float" office:value="0.559203616273664">
            <text:p>0.559203616273664</text:p>
          </table:table-cell>
          <table:table-cell table:style-name="ce1" office:value-type="float" office:value="0.760328865909513">
            <text:p>0.760328865909513</text:p>
          </table:table-cell>
          <table:table-cell table:style-name="ce1" office:value-type="float" office:value="0.854099498393577">
            <text:p>0.854099498393577</text:p>
          </table:table-cell>
          <table:table-cell table:style-name="ce1" office:value-type="float" office:value="0.824359040364288">
            <text:p>0.824359040364288</text:p>
          </table:table-cell>
        </table:table-row>
        <table:table-row>
          <table:table-cell/>
          <table:table-cell table:style-name="ce1" office:value-type="float" office:value="0.559800870107442">
            <text:p>0.559800870107442</text:p>
          </table:table-cell>
          <table:table-cell table:style-name="ce1" office:value-type="float" office:value="0.760384842920322">
            <text:p>0.760384842920322</text:p>
          </table:table-cell>
          <table:table-cell table:style-name="ce1" office:value-type="float" office:value="0.854270306654023">
            <text:p>0.854270306654023</text:p>
          </table:table-cell>
          <table:table-cell table:style-name="ce1" office:value-type="float" office:value="0.826198277737992">
            <text:p>0.826198277737992</text:p>
          </table:table-cell>
        </table:table-row>
      </table:table>
      <table:table table:name="'file:///mnt/Dados/vinma/documentos/Gradua%C3%A7%C3%A3o/TCC/results-partial/HW_C009_120.xlsx'#sigma_010" table:print="false" table:style-name="ta_extref">
        <table:table-source xlink:type="simple" xlink:href="../../results-partial/HW_C009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26889818677367">
            <text:p>0.926889818677367</text:p>
          </table:table-cell>
          <table:table-cell table:style-name="ce1" office:value-type="float" office:value="0.943273421111149">
            <text:p>0.943273421111149</text:p>
          </table:table-cell>
          <table:table-cell table:style-name="ce1" office:value-type="float" office:value="0.958702414287222">
            <text:p>0.958702414287222</text:p>
          </table:table-cell>
          <table:table-cell table:style-name="ce1" office:value-type="float" office:value="0.955973007980156">
            <text:p>0.955973007980156</text:p>
          </table:table-cell>
        </table:table-row>
        <table:table-row>
          <table:table-cell/>
          <table:table-cell table:style-name="ce1" office:value-type="float" office:value="0.926924981744194">
            <text:p>0.926924981744194</text:p>
          </table:table-cell>
          <table:table-cell table:style-name="ce1" office:value-type="float" office:value="0.943332120007148">
            <text:p>0.943332120007148</text:p>
          </table:table-cell>
          <table:table-cell table:style-name="ce1" office:value-type="float" office:value="0.958469658808601">
            <text:p>0.958469658808601</text:p>
          </table:table-cell>
          <table:table-cell table:style-name="ce1" office:value-type="float" office:value="0.955611109191208">
            <text:p>0.955611109191208</text:p>
          </table:table-cell>
        </table:table-row>
        <table:table-row>
          <table:table-cell/>
          <table:table-cell table:style-name="ce1" office:value-type="float" office:value="0.926759476048679">
            <text:p>0.926759476048679</text:p>
          </table:table-cell>
          <table:table-cell table:style-name="ce1" office:value-type="float" office:value="0.943202703733032">
            <text:p>0.943202703733032</text:p>
          </table:table-cell>
          <table:table-cell table:style-name="ce1" office:value-type="float" office:value="0.958366786450684">
            <text:p>0.958366786450684</text:p>
          </table:table-cell>
          <table:table-cell table:style-name="ce1" office:value-type="float" office:value="0.955582445331889">
            <text:p>0.955582445331889</text:p>
          </table:table-cell>
        </table:table-row>
        <table:table-row>
          <table:table-cell/>
          <table:table-cell table:style-name="ce1" office:value-type="float" office:value="0.926962379181426">
            <text:p>0.926962379181426</text:p>
          </table:table-cell>
          <table:table-cell table:style-name="ce1" office:value-type="float" office:value="0.943421557289286">
            <text:p>0.943421557289286</text:p>
          </table:table-cell>
          <table:table-cell table:style-name="ce1" office:value-type="float" office:value="0.958820885477966">
            <text:p>0.958820885477966</text:p>
          </table:table-cell>
          <table:table-cell table:style-name="ce1" office:value-type="float" office:value="0.95613297796809">
            <text:p>0.95613297796809</text:p>
          </table:table-cell>
        </table:table-row>
        <table:table-row>
          <table:table-cell/>
          <table:table-cell table:style-name="ce1" office:value-type="float" office:value="0.926735336100695">
            <text:p>0.926735336100695</text:p>
          </table:table-cell>
          <table:table-cell table:style-name="ce1" office:value-type="float" office:value="0.943144275912313">
            <text:p>0.943144275912313</text:p>
          </table:table-cell>
          <table:table-cell table:style-name="ce1" office:value-type="float" office:value="0.9585968125287">
            <text:p>0.9585968125287</text:p>
          </table:table-cell>
          <table:table-cell table:style-name="ce1" office:value-type="float" office:value="0.9558517100236">
            <text:p>0.9558517100236</text:p>
          </table:table-cell>
        </table:table-row>
        <table:table-row>
          <table:table-cell/>
          <table:table-cell table:style-name="ce1" office:value-type="float" office:value="0.926985614908288">
            <text:p>0.926985614908288</text:p>
          </table:table-cell>
          <table:table-cell table:style-name="ce1" office:value-type="float" office:value="0.942979938090159">
            <text:p>0.942979938090159</text:p>
          </table:table-cell>
          <table:table-cell table:style-name="ce1" office:value-type="float" office:value="0.958518317170226">
            <text:p>0.958518317170226</text:p>
          </table:table-cell>
          <table:table-cell table:style-name="ce1" office:value-type="float" office:value="0.955958747972744">
            <text:p>0.955958747972744</text:p>
          </table:table-cell>
        </table:table-row>
        <table:table-row>
          <table:table-cell/>
          <table:table-cell table:style-name="ce1" office:value-type="float" office:value="0.926744059854092">
            <text:p>0.926744059854092</text:p>
          </table:table-cell>
          <table:table-cell table:style-name="ce1" office:value-type="float" office:value="0.943136213651571">
            <text:p>0.943136213651571</text:p>
          </table:table-cell>
          <table:table-cell table:style-name="ce1" office:value-type="float" office:value="0.958501767562573">
            <text:p>0.958501767562573</text:p>
          </table:table-cell>
          <table:table-cell table:style-name="ce1" office:value-type="float" office:value="0.955832881492598">
            <text:p>0.955832881492598</text:p>
          </table:table-cell>
        </table:table-row>
        <table:table-row>
          <table:table-cell/>
          <table:table-cell table:style-name="ce1" office:value-type="float" office:value="0.926682153897649">
            <text:p>0.926682153897649</text:p>
          </table:table-cell>
          <table:table-cell table:style-name="ce1" office:value-type="float" office:value="0.94310414196171">
            <text:p>0.94310414196171</text:p>
          </table:table-cell>
          <table:table-cell table:style-name="ce1" office:value-type="float" office:value="0.958796001699629">
            <text:p>0.958796001699629</text:p>
          </table:table-cell>
          <table:table-cell table:style-name="ce1" office:value-type="float" office:value="0.955855225858791">
            <text:p>0.955855225858791</text:p>
          </table:table-cell>
        </table:table-row>
        <table:table-row>
          <table:table-cell/>
          <table:table-cell table:style-name="ce1" office:value-type="float" office:value="0.926801706513435">
            <text:p>0.926801706513435</text:p>
          </table:table-cell>
          <table:table-cell table:style-name="ce1" office:value-type="float" office:value="0.943108428732557">
            <text:p>0.943108428732557</text:p>
          </table:table-cell>
          <table:table-cell table:style-name="ce1" office:value-type="float" office:value="0.95846472934031">
            <text:p>0.95846472934031</text:p>
          </table:table-cell>
          <table:table-cell table:style-name="ce1" office:value-type="float" office:value="0.955726263644505">
            <text:p>0.955726263644505</text:p>
          </table:table-cell>
        </table:table-row>
        <table:table-row>
          <table:table-cell/>
          <table:table-cell table:style-name="ce1" office:value-type="float" office:value="0.927061533979878">
            <text:p>0.927061533979878</text:p>
          </table:table-cell>
          <table:table-cell table:style-name="ce1" office:value-type="float" office:value="0.94350488917331">
            <text:p>0.94350488917331</text:p>
          </table:table-cell>
          <table:table-cell table:style-name="ce1" office:value-type="float" office:value="0.958684600352552">
            <text:p>0.958684600352552</text:p>
          </table:table-cell>
          <table:table-cell table:style-name="ce1" office:value-type="float" office:value="0.955715116707408">
            <text:p>0.955715116707408</text:p>
          </table:table-cell>
        </table:table-row>
      </table:table>
      <table:table table:name="'file:///mnt/Dados/vinma/documentos/Gradua%C3%A7%C3%A3o/TCC/results-partial/HW_C009_120.xlsx'#sigma_025" table:print="false" table:style-name="ta_extref">
        <table:table-source xlink:type="simple" xlink:href="../../results-partial/HW_C009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24565558664">
            <text:p>28.1224565558664</text:p>
          </table:table-cell>
          <table:table-cell table:style-name="ce1" office:value-type="float" office:value="29.3947845007155">
            <text:p>29.3947845007155</text:p>
          </table:table-cell>
          <table:table-cell table:style-name="ce1" office:value-type="float" office:value="30.8494484848395">
            <text:p>30.8494484848395</text:p>
          </table:table-cell>
          <table:table-cell table:style-name="ce1" office:value-type="float" office:value="30.5113048562181">
            <text:p>30.5113048562181</text:p>
          </table:table-cell>
        </table:table-row>
        <table:table-row>
          <table:table-cell/>
          <table:table-cell table:style-name="ce1" office:value-type="float" office:value="28.1166376636134">
            <text:p>28.1166376636134</text:p>
          </table:table-cell>
          <table:table-cell table:style-name="ce1" office:value-type="float" office:value="29.3770438573158">
            <text:p>29.3770438573158</text:p>
          </table:table-cell>
          <table:table-cell table:style-name="ce1" office:value-type="float" office:value="30.8322840409997">
            <text:p>30.8322840409997</text:p>
          </table:table-cell>
          <table:table-cell table:style-name="ce1" office:value-type="float" office:value="30.4887992097716">
            <text:p>30.4887992097716</text:p>
          </table:table-cell>
        </table:table-row>
        <table:table-row>
          <table:table-cell/>
          <table:table-cell table:style-name="ce1" office:value-type="float" office:value="28.1219215359218">
            <text:p>28.1219215359218</text:p>
          </table:table-cell>
          <table:table-cell table:style-name="ce1" office:value-type="float" office:value="29.3847587459827">
            <text:p>29.3847587459827</text:p>
          </table:table-cell>
          <table:table-cell table:style-name="ce1" office:value-type="float" office:value="30.8233837017865">
            <text:p>30.8233837017865</text:p>
          </table:table-cell>
          <table:table-cell table:style-name="ce1" office:value-type="float" office:value="30.4845175785521">
            <text:p>30.4845175785521</text:p>
          </table:table-cell>
        </table:table-row>
        <table:table-row>
          <table:table-cell/>
          <table:table-cell table:style-name="ce1" office:value-type="float" office:value="28.1273460390723">
            <text:p>28.1273460390723</text:p>
          </table:table-cell>
          <table:table-cell table:style-name="ce1" office:value-type="float" office:value="29.3742225861314">
            <text:p>29.3742225861314</text:p>
          </table:table-cell>
          <table:table-cell table:style-name="ce1" office:value-type="float" office:value="30.8493382400353">
            <text:p>30.8493382400353</text:p>
          </table:table-cell>
          <table:table-cell table:style-name="ce1" office:value-type="float" office:value="30.5109688222692">
            <text:p>30.5109688222692</text:p>
          </table:table-cell>
        </table:table-row>
        <table:table-row>
          <table:table-cell/>
          <table:table-cell table:style-name="ce1" office:value-type="float" office:value="28.1128718862933">
            <text:p>28.1128718862933</text:p>
          </table:table-cell>
          <table:table-cell table:style-name="ce1" office:value-type="float" office:value="29.3826411696215">
            <text:p>29.3826411696215</text:p>
          </table:table-cell>
          <table:table-cell table:style-name="ce1" office:value-type="float" office:value="30.8511456032841">
            <text:p>30.8511456032841</text:p>
          </table:table-cell>
          <table:table-cell table:style-name="ce1" office:value-type="float" office:value="30.5032794331636">
            <text:p>30.5032794331636</text:p>
          </table:table-cell>
        </table:table-row>
        <table:table-row>
          <table:table-cell/>
          <table:table-cell table:style-name="ce1" office:value-type="float" office:value="28.1244987594407">
            <text:p>28.1244987594407</text:p>
          </table:table-cell>
          <table:table-cell table:style-name="ce1" office:value-type="float" office:value="29.3546629440821">
            <text:p>29.3546629440821</text:p>
          </table:table-cell>
          <table:table-cell table:style-name="ce1" office:value-type="float" office:value="30.8279230080175">
            <text:p>30.8279230080175</text:p>
          </table:table-cell>
          <table:table-cell table:style-name="ce1" office:value-type="float" office:value="30.4870433422673">
            <text:p>30.4870433422673</text:p>
          </table:table-cell>
        </table:table-row>
        <table:table-row>
          <table:table-cell/>
          <table:table-cell table:style-name="ce1" office:value-type="float" office:value="28.1134326866405">
            <text:p>28.1134326866405</text:p>
          </table:table-cell>
          <table:table-cell table:style-name="ce1" office:value-type="float" office:value="29.372159998456">
            <text:p>29.372159998456</text:p>
          </table:table-cell>
          <table:table-cell table:style-name="ce1" office:value-type="float" office:value="30.8232885701598">
            <text:p>30.8232885701598</text:p>
          </table:table-cell>
          <table:table-cell table:style-name="ce1" office:value-type="float" office:value="30.489576416285">
            <text:p>30.489576416285</text:p>
          </table:table-cell>
        </table:table-row>
        <table:table-row>
          <table:table-cell/>
          <table:table-cell table:style-name="ce1" office:value-type="float" office:value="28.1076237550994">
            <text:p>28.1076237550994</text:p>
          </table:table-cell>
          <table:table-cell table:style-name="ce1" office:value-type="float" office:value="29.3677541233811">
            <text:p>29.3677541233811</text:p>
          </table:table-cell>
          <table:table-cell table:style-name="ce1" office:value-type="float" office:value="30.8572819682497">
            <text:p>30.8572819682497</text:p>
          </table:table-cell>
          <table:table-cell table:style-name="ce1" office:value-type="float" office:value="30.520220713488">
            <text:p>30.520220713488</text:p>
          </table:table-cell>
        </table:table-row>
        <table:table-row>
          <table:table-cell/>
          <table:table-cell table:style-name="ce1" office:value-type="float" office:value="28.1172098020773">
            <text:p>28.1172098020773</text:p>
          </table:table-cell>
          <table:table-cell table:style-name="ce1" office:value-type="float" office:value="29.3737111763086">
            <text:p>29.3737111763086</text:p>
          </table:table-cell>
          <table:table-cell table:style-name="ce1" office:value-type="float" office:value="30.8295522569588">
            <text:p>30.8295522569588</text:p>
          </table:table-cell>
          <table:table-cell table:style-name="ce1" office:value-type="float" office:value="30.487982246555">
            <text:p>30.487982246555</text:p>
          </table:table-cell>
        </table:table-row>
        <table:table-row>
          <table:table-cell/>
          <table:table-cell table:style-name="ce1" office:value-type="float" office:value="28.1279530731162">
            <text:p>28.1279530731162</text:p>
          </table:table-cell>
          <table:table-cell table:style-name="ce1" office:value-type="float" office:value="29.3851838948856">
            <text:p>29.3851838948856</text:p>
          </table:table-cell>
          <table:table-cell table:style-name="ce1" office:value-type="float" office:value="30.8406242760215">
            <text:p>30.8406242760215</text:p>
          </table:table-cell>
          <table:table-cell table:style-name="ce1" office:value-type="float" office:value="30.4967825375913">
            <text:p>30.496782537591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26889818677367">
            <text:p>0.926889818677367</text:p>
          </table:table-cell>
          <table:table-cell table:style-name="ce1" office:value-type="float" office:value="0.943273421111149">
            <text:p>0.943273421111149</text:p>
          </table:table-cell>
          <table:table-cell table:style-name="ce1" office:value-type="float" office:value="0.958702414287222">
            <text:p>0.958702414287222</text:p>
          </table:table-cell>
          <table:table-cell table:style-name="ce1" office:value-type="float" office:value="0.955973007980156">
            <text:p>0.955973007980156</text:p>
          </table:table-cell>
        </table:table-row>
        <table:table-row>
          <table:table-cell/>
          <table:table-cell table:style-name="ce1" office:value-type="float" office:value="0.926924981744194">
            <text:p>0.926924981744194</text:p>
          </table:table-cell>
          <table:table-cell table:style-name="ce1" office:value-type="float" office:value="0.943332120007148">
            <text:p>0.943332120007148</text:p>
          </table:table-cell>
          <table:table-cell table:style-name="ce1" office:value-type="float" office:value="0.958469658808601">
            <text:p>0.958469658808601</text:p>
          </table:table-cell>
          <table:table-cell table:style-name="ce1" office:value-type="float" office:value="0.955611109191208">
            <text:p>0.955611109191208</text:p>
          </table:table-cell>
        </table:table-row>
        <table:table-row>
          <table:table-cell/>
          <table:table-cell table:style-name="ce1" office:value-type="float" office:value="0.926759476048679">
            <text:p>0.926759476048679</text:p>
          </table:table-cell>
          <table:table-cell table:style-name="ce1" office:value-type="float" office:value="0.943202703733032">
            <text:p>0.943202703733032</text:p>
          </table:table-cell>
          <table:table-cell table:style-name="ce1" office:value-type="float" office:value="0.958366786450684">
            <text:p>0.958366786450684</text:p>
          </table:table-cell>
          <table:table-cell table:style-name="ce1" office:value-type="float" office:value="0.955582445331889">
            <text:p>0.955582445331889</text:p>
          </table:table-cell>
        </table:table-row>
        <table:table-row>
          <table:table-cell/>
          <table:table-cell table:style-name="ce1" office:value-type="float" office:value="0.926962379181426">
            <text:p>0.926962379181426</text:p>
          </table:table-cell>
          <table:table-cell table:style-name="ce1" office:value-type="float" office:value="0.943421557289286">
            <text:p>0.943421557289286</text:p>
          </table:table-cell>
          <table:table-cell table:style-name="ce1" office:value-type="float" office:value="0.958820885477966">
            <text:p>0.958820885477966</text:p>
          </table:table-cell>
          <table:table-cell table:style-name="ce1" office:value-type="float" office:value="0.95613297796809">
            <text:p>0.95613297796809</text:p>
          </table:table-cell>
        </table:table-row>
        <table:table-row>
          <table:table-cell/>
          <table:table-cell table:style-name="ce1" office:value-type="float" office:value="0.926735336100695">
            <text:p>0.926735336100695</text:p>
          </table:table-cell>
          <table:table-cell table:style-name="ce1" office:value-type="float" office:value="0.943144275912313">
            <text:p>0.943144275912313</text:p>
          </table:table-cell>
          <table:table-cell table:style-name="ce1" office:value-type="float" office:value="0.9585968125287">
            <text:p>0.9585968125287</text:p>
          </table:table-cell>
          <table:table-cell table:style-name="ce1" office:value-type="float" office:value="0.9558517100236">
            <text:p>0.9558517100236</text:p>
          </table:table-cell>
        </table:table-row>
        <table:table-row>
          <table:table-cell/>
          <table:table-cell table:style-name="ce1" office:value-type="float" office:value="0.926985614908288">
            <text:p>0.926985614908288</text:p>
          </table:table-cell>
          <table:table-cell table:style-name="ce1" office:value-type="float" office:value="0.942979938090159">
            <text:p>0.942979938090159</text:p>
          </table:table-cell>
          <table:table-cell table:style-name="ce1" office:value-type="float" office:value="0.958518317170226">
            <text:p>0.958518317170226</text:p>
          </table:table-cell>
          <table:table-cell table:style-name="ce1" office:value-type="float" office:value="0.955958747972744">
            <text:p>0.955958747972744</text:p>
          </table:table-cell>
        </table:table-row>
        <table:table-row>
          <table:table-cell/>
          <table:table-cell table:style-name="ce1" office:value-type="float" office:value="0.926744059854092">
            <text:p>0.926744059854092</text:p>
          </table:table-cell>
          <table:table-cell table:style-name="ce1" office:value-type="float" office:value="0.943136213651571">
            <text:p>0.943136213651571</text:p>
          </table:table-cell>
          <table:table-cell table:style-name="ce1" office:value-type="float" office:value="0.958501767562573">
            <text:p>0.958501767562573</text:p>
          </table:table-cell>
          <table:table-cell table:style-name="ce1" office:value-type="float" office:value="0.955832881492598">
            <text:p>0.955832881492598</text:p>
          </table:table-cell>
        </table:table-row>
        <table:table-row>
          <table:table-cell/>
          <table:table-cell table:style-name="ce1" office:value-type="float" office:value="0.926682153897649">
            <text:p>0.926682153897649</text:p>
          </table:table-cell>
          <table:table-cell table:style-name="ce1" office:value-type="float" office:value="0.94310414196171">
            <text:p>0.94310414196171</text:p>
          </table:table-cell>
          <table:table-cell table:style-name="ce1" office:value-type="float" office:value="0.958796001699629">
            <text:p>0.958796001699629</text:p>
          </table:table-cell>
          <table:table-cell table:style-name="ce1" office:value-type="float" office:value="0.955855225858791">
            <text:p>0.955855225858791</text:p>
          </table:table-cell>
        </table:table-row>
        <table:table-row>
          <table:table-cell/>
          <table:table-cell table:style-name="ce1" office:value-type="float" office:value="0.926801706513435">
            <text:p>0.926801706513435</text:p>
          </table:table-cell>
          <table:table-cell table:style-name="ce1" office:value-type="float" office:value="0.943108428732557">
            <text:p>0.943108428732557</text:p>
          </table:table-cell>
          <table:table-cell table:style-name="ce1" office:value-type="float" office:value="0.95846472934031">
            <text:p>0.95846472934031</text:p>
          </table:table-cell>
          <table:table-cell table:style-name="ce1" office:value-type="float" office:value="0.955726263644505">
            <text:p>0.955726263644505</text:p>
          </table:table-cell>
        </table:table-row>
        <table:table-row>
          <table:table-cell/>
          <table:table-cell table:style-name="ce1" office:value-type="float" office:value="0.927061533979878">
            <text:p>0.927061533979878</text:p>
          </table:table-cell>
          <table:table-cell table:style-name="ce1" office:value-type="float" office:value="0.94350488917331">
            <text:p>0.94350488917331</text:p>
          </table:table-cell>
          <table:table-cell table:style-name="ce1" office:value-type="float" office:value="0.958684600352552">
            <text:p>0.958684600352552</text:p>
          </table:table-cell>
          <table:table-cell table:style-name="ce1" office:value-type="float" office:value="0.955715116707408">
            <text:p>0.955715116707408</text:p>
          </table:table-cell>
        </table:table-row>
      </table:table>
      <table:table table:name="'file:///mnt/Dados/vinma/documentos/Gradua%C3%A7%C3%A3o/TCC/results-partial/HW_C009_120.xlsx'#sigma_050" table:print="false" table:style-name="ta_extref">
        <table:table-source xlink:type="simple" xlink:href="../../results-partial/HW_C009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140286717068">
            <text:p>20.2140286717068</text:p>
          </table:table-cell>
          <table:table-cell table:style-name="ce1" office:value-type="float" office:value="23.8178638767577">
            <text:p>23.8178638767577</text:p>
          </table:table-cell>
          <table:table-cell table:style-name="ce1" office:value-type="float" office:value="25.9503117708817">
            <text:p>25.9503117708817</text:p>
          </table:table-cell>
          <table:table-cell table:style-name="ce1" office:value-type="float" office:value="24.830291397316">
            <text:p>24.830291397316</text:p>
          </table:table-cell>
        </table:table-row>
        <table:table-row>
          <table:table-cell/>
          <table:table-cell table:style-name="ce1" office:value-type="float" office:value="20.2175279197006">
            <text:p>20.2175279197006</text:p>
          </table:table-cell>
          <table:table-cell table:style-name="ce1" office:value-type="float" office:value="23.828621399756">
            <text:p>23.828621399756</text:p>
          </table:table-cell>
          <table:table-cell table:style-name="ce1" office:value-type="float" office:value="25.9695800674853">
            <text:p>25.9695800674853</text:p>
          </table:table-cell>
          <table:table-cell table:style-name="ce1" office:value-type="float" office:value="24.8511402543657">
            <text:p>24.8511402543657</text:p>
          </table:table-cell>
        </table:table-row>
        <table:table-row>
          <table:table-cell/>
          <table:table-cell table:style-name="ce1" office:value-type="float" office:value="20.1920389558448">
            <text:p>20.1920389558448</text:p>
          </table:table-cell>
          <table:table-cell table:style-name="ce1" office:value-type="float" office:value="23.8193330058658">
            <text:p>23.8193330058658</text:p>
          </table:table-cell>
          <table:table-cell table:style-name="ce1" office:value-type="float" office:value="25.9708369094227">
            <text:p>25.9708369094227</text:p>
          </table:table-cell>
          <table:table-cell table:style-name="ce1" office:value-type="float" office:value="24.8537546594123">
            <text:p>24.8537546594123</text:p>
          </table:table-cell>
        </table:table-row>
        <table:table-row>
          <table:table-cell/>
          <table:table-cell table:style-name="ce1" office:value-type="float" office:value="20.217696088218">
            <text:p>20.217696088218</text:p>
          </table:table-cell>
          <table:table-cell table:style-name="ce1" office:value-type="float" office:value="23.8070641882711">
            <text:p>23.8070641882711</text:p>
          </table:table-cell>
          <table:table-cell table:style-name="ce1" office:value-type="float" office:value="25.965376360988">
            <text:p>25.965376360988</text:p>
          </table:table-cell>
          <table:table-cell table:style-name="ce1" office:value-type="float" office:value="24.8369102349968">
            <text:p>24.8369102349968</text:p>
          </table:table-cell>
        </table:table-row>
        <table:table-row>
          <table:table-cell/>
          <table:table-cell table:style-name="ce1" office:value-type="float" office:value="20.210368776665">
            <text:p>20.210368776665</text:p>
          </table:table-cell>
          <table:table-cell table:style-name="ce1" office:value-type="float" office:value="23.834011747127">
            <text:p>23.834011747127</text:p>
          </table:table-cell>
          <table:table-cell table:style-name="ce1" office:value-type="float" office:value="25.9743812521558">
            <text:p>25.9743812521558</text:p>
          </table:table-cell>
          <table:table-cell table:style-name="ce1" office:value-type="float" office:value="24.8501830983193">
            <text:p>24.8501830983193</text:p>
          </table:table-cell>
        </table:table-row>
        <table:table-row>
          <table:table-cell/>
          <table:table-cell table:style-name="ce1" office:value-type="float" office:value="20.22658829876">
            <text:p>20.22658829876</text:p>
          </table:table-cell>
          <table:table-cell table:style-name="ce1" office:value-type="float" office:value="23.8484493542">
            <text:p>23.8484493542</text:p>
          </table:table-cell>
          <table:table-cell table:style-name="ce1" office:value-type="float" office:value="25.9777262980281">
            <text:p>25.9777262980281</text:p>
          </table:table-cell>
          <table:table-cell table:style-name="ce1" office:value-type="float" office:value="24.8549165315397">
            <text:p>24.8549165315397</text:p>
          </table:table-cell>
        </table:table-row>
        <table:table-row>
          <table:table-cell/>
          <table:table-cell table:style-name="ce1" office:value-type="float" office:value="20.2113887543893">
            <text:p>20.2113887543893</text:p>
          </table:table-cell>
          <table:table-cell table:style-name="ce1" office:value-type="float" office:value="23.8231730323387">
            <text:p>23.8231730323387</text:p>
          </table:table-cell>
          <table:table-cell table:style-name="ce1" office:value-type="float" office:value="25.9507660778065">
            <text:p>25.9507660778065</text:p>
          </table:table-cell>
          <table:table-cell table:style-name="ce1" office:value-type="float" office:value="24.8282694210406">
            <text:p>24.8282694210406</text:p>
          </table:table-cell>
        </table:table-row>
        <table:table-row>
          <table:table-cell/>
          <table:table-cell table:style-name="ce1" office:value-type="float" office:value="20.2077633307548">
            <text:p>20.2077633307548</text:p>
          </table:table-cell>
          <table:table-cell table:style-name="ce1" office:value-type="float" office:value="23.8272108432076">
            <text:p>23.8272108432076</text:p>
          </table:table-cell>
          <table:table-cell table:style-name="ce1" office:value-type="float" office:value="25.9549330451938">
            <text:p>25.9549330451938</text:p>
          </table:table-cell>
          <table:table-cell table:style-name="ce1" office:value-type="float" office:value="24.845035784391">
            <text:p>24.845035784391</text:p>
          </table:table-cell>
        </table:table-row>
        <table:table-row>
          <table:table-cell/>
          <table:table-cell table:style-name="ce1" office:value-type="float" office:value="20.2194295611746">
            <text:p>20.2194295611746</text:p>
          </table:table-cell>
          <table:table-cell table:style-name="ce1" office:value-type="float" office:value="23.8127351194466">
            <text:p>23.8127351194466</text:p>
          </table:table-cell>
          <table:table-cell table:style-name="ce1" office:value-type="float" office:value="25.9431261995974">
            <text:p>25.9431261995974</text:p>
          </table:table-cell>
          <table:table-cell table:style-name="ce1" office:value-type="float" office:value="24.8173272104264">
            <text:p>24.8173272104264</text:p>
          </table:table-cell>
        </table:table-row>
        <table:table-row>
          <table:table-cell/>
          <table:table-cell table:style-name="ce1" office:value-type="float" office:value="20.2185943925689">
            <text:p>20.2185943925689</text:p>
          </table:table-cell>
          <table:table-cell table:style-name="ce1" office:value-type="float" office:value="23.8207068913822">
            <text:p>23.8207068913822</text:p>
          </table:table-cell>
          <table:table-cell table:style-name="ce1" office:value-type="float" office:value="25.9553015684295">
            <text:p>25.9553015684295</text:p>
          </table:table-cell>
          <table:table-cell table:style-name="ce1" office:value-type="float" office:value="24.8266825227514">
            <text:p>24.82668252275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98905937522959">
            <text:p>0.698905937522959</text:p>
          </table:table-cell>
          <table:table-cell table:style-name="ce1" office:value-type="float" office:value="0.806282659700653">
            <text:p>0.806282659700653</text:p>
          </table:table-cell>
          <table:table-cell table:style-name="ce1" office:value-type="float" office:value="0.85891654761116">
            <text:p>0.85891654761116</text:p>
          </table:table-cell>
          <table:table-cell table:style-name="ce1" office:value-type="float" office:value="0.815573203804976">
            <text:p>0.815573203804976</text:p>
          </table:table-cell>
        </table:table-row>
        <table:table-row>
          <table:table-cell/>
          <table:table-cell table:style-name="ce1" office:value-type="float" office:value="0.698940326214745">
            <text:p>0.698940326214745</text:p>
          </table:table-cell>
          <table:table-cell table:style-name="ce1" office:value-type="float" office:value="0.806639078564282">
            <text:p>0.806639078564282</text:p>
          </table:table-cell>
          <table:table-cell table:style-name="ce1" office:value-type="float" office:value="0.859726903234327">
            <text:p>0.859726903234327</text:p>
          </table:table-cell>
          <table:table-cell table:style-name="ce1" office:value-type="float" office:value="0.816586512822285">
            <text:p>0.816586512822285</text:p>
          </table:table-cell>
        </table:table-row>
        <table:table-row>
          <table:table-cell/>
          <table:table-cell table:style-name="ce1" office:value-type="float" office:value="0.697698011958965">
            <text:p>0.697698011958965</text:p>
          </table:table-cell>
          <table:table-cell table:style-name="ce1" office:value-type="float" office:value="0.806406887904917">
            <text:p>0.806406887904917</text:p>
          </table:table-cell>
          <table:table-cell table:style-name="ce1" office:value-type="float" office:value="0.859108944501399">
            <text:p>0.859108944501399</text:p>
          </table:table-cell>
          <table:table-cell table:style-name="ce1" office:value-type="float" office:value="0.816242490748011">
            <text:p>0.816242490748011</text:p>
          </table:table-cell>
        </table:table-row>
        <table:table-row>
          <table:table-cell/>
          <table:table-cell table:style-name="ce1" office:value-type="float" office:value="0.698412365090369">
            <text:p>0.698412365090369</text:p>
          </table:table-cell>
          <table:table-cell table:style-name="ce1" office:value-type="float" office:value="0.805577132942414">
            <text:p>0.805577132942414</text:p>
          </table:table-cell>
          <table:table-cell table:style-name="ce1" office:value-type="float" office:value="0.859296340237273">
            <text:p>0.859296340237273</text:p>
          </table:table-cell>
          <table:table-cell table:style-name="ce1" office:value-type="float" office:value="0.81477633110544">
            <text:p>0.81477633110544</text:p>
          </table:table-cell>
        </table:table-row>
        <table:table-row>
          <table:table-cell/>
          <table:table-cell table:style-name="ce1" office:value-type="float" office:value="0.698660714319044">
            <text:p>0.698660714319044</text:p>
          </table:table-cell>
          <table:table-cell table:style-name="ce1" office:value-type="float" office:value="0.806729275313856">
            <text:p>0.806729275313856</text:p>
          </table:table-cell>
          <table:table-cell table:style-name="ce1" office:value-type="float" office:value="0.859124918024698">
            <text:p>0.859124918024698</text:p>
          </table:table-cell>
          <table:table-cell table:style-name="ce1" office:value-type="float" office:value="0.815843166026484">
            <text:p>0.815843166026484</text:p>
          </table:table-cell>
        </table:table-row>
        <table:table-row>
          <table:table-cell/>
          <table:table-cell table:style-name="ce1" office:value-type="float" office:value="0.699946078732299">
            <text:p>0.699946078732299</text:p>
          </table:table-cell>
          <table:table-cell table:style-name="ce1" office:value-type="float" office:value="0.80794981257966">
            <text:p>0.80794981257966</text:p>
          </table:table-cell>
          <table:table-cell table:style-name="ce1" office:value-type="float" office:value="0.860143726288863">
            <text:p>0.860143726288863</text:p>
          </table:table-cell>
          <table:table-cell table:style-name="ce1" office:value-type="float" office:value="0.816931345723863">
            <text:p>0.816931345723863</text:p>
          </table:table-cell>
        </table:table-row>
        <table:table-row>
          <table:table-cell/>
          <table:table-cell table:style-name="ce1" office:value-type="float" office:value="0.698546126549832">
            <text:p>0.698546126549832</text:p>
          </table:table-cell>
          <table:table-cell table:style-name="ce1" office:value-type="float" office:value="0.80667977812518">
            <text:p>0.80667977812518</text:p>
          </table:table-cell>
          <table:table-cell table:style-name="ce1" office:value-type="float" office:value="0.858074819946908">
            <text:p>0.858074819946908</text:p>
          </table:table-cell>
          <table:table-cell table:style-name="ce1" office:value-type="float" office:value="0.814832544500636">
            <text:p>0.814832544500636</text:p>
          </table:table-cell>
        </table:table-row>
        <table:table-row>
          <table:table-cell/>
          <table:table-cell table:style-name="ce1" office:value-type="float" office:value="0.698541830602315">
            <text:p>0.698541830602315</text:p>
          </table:table-cell>
          <table:table-cell table:style-name="ce1" office:value-type="float" office:value="0.806706123912535">
            <text:p>0.806706123912535</text:p>
          </table:table-cell>
          <table:table-cell table:style-name="ce1" office:value-type="float" office:value="0.858873303530072">
            <text:p>0.858873303530072</text:p>
          </table:table-cell>
          <table:table-cell table:style-name="ce1" office:value-type="float" office:value="0.815844661646079">
            <text:p>0.815844661646079</text:p>
          </table:table-cell>
        </table:table-row>
        <table:table-row>
          <table:table-cell/>
          <table:table-cell table:style-name="ce1" office:value-type="float" office:value="0.698740790055767">
            <text:p>0.698740790055767</text:p>
          </table:table-cell>
          <table:table-cell table:style-name="ce1" office:value-type="float" office:value="0.806578588617237">
            <text:p>0.806578588617237</text:p>
          </table:table-cell>
          <table:table-cell table:style-name="ce1" office:value-type="float" office:value="0.858593039667273">
            <text:p>0.858593039667273</text:p>
          </table:table-cell>
          <table:table-cell table:style-name="ce1" office:value-type="float" office:value="0.81509227055039">
            <text:p>0.81509227055039</text:p>
          </table:table-cell>
        </table:table-row>
        <table:table-row>
          <table:table-cell/>
          <table:table-cell table:style-name="ce1" office:value-type="float" office:value="0.698965131952945">
            <text:p>0.698965131952945</text:p>
          </table:table-cell>
          <table:table-cell table:style-name="ce1" office:value-type="float" office:value="0.80688274739289">
            <text:p>0.80688274739289</text:p>
          </table:table-cell>
          <table:table-cell table:style-name="ce1" office:value-type="float" office:value="0.858595095524391">
            <text:p>0.858595095524391</text:p>
          </table:table-cell>
          <table:table-cell table:style-name="ce1" office:value-type="float" office:value="0.815554374114504">
            <text:p>0.815554374114504</text:p>
          </table:table-cell>
        </table:table-row>
      </table:table>
      <table:table table:name="'file:///mnt/Dados/vinma/documentos/Gradua%C3%A7%C3%A3o/TCC/results-partial/HW_C011_120.xlsx'#sigma_010" table:print="false" table:style-name="ta_extref">
        <table:table-source xlink:type="simple" xlink:href="../../results-partial/HW_C011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73220725320722">
            <text:p>0.873220725320722</text:p>
          </table:table-cell>
          <table:table-cell table:style-name="ce1" office:value-type="float" office:value="0.913391557309051">
            <text:p>0.913391557309051</text:p>
          </table:table-cell>
          <table:table-cell table:style-name="ce1" office:value-type="float" office:value="0.943944975330204">
            <text:p>0.943944975330204</text:p>
          </table:table-cell>
          <table:table-cell table:style-name="ce1" office:value-type="float" office:value="0.936542176535558">
            <text:p>0.936542176535558</text:p>
          </table:table-cell>
        </table:table-row>
        <table:table-row>
          <table:table-cell/>
          <table:table-cell table:style-name="ce1" office:value-type="float" office:value="0.873870878558382">
            <text:p>0.873870878558382</text:p>
          </table:table-cell>
          <table:table-cell table:style-name="ce1" office:value-type="float" office:value="0.912204933958568">
            <text:p>0.912204933958568</text:p>
          </table:table-cell>
          <table:table-cell table:style-name="ce1" office:value-type="float" office:value="0.943757123677091">
            <text:p>0.943757123677091</text:p>
          </table:table-cell>
          <table:table-cell table:style-name="ce1" office:value-type="float" office:value="0.935996515614981">
            <text:p>0.935996515614981</text:p>
          </table:table-cell>
        </table:table-row>
        <table:table-row>
          <table:table-cell/>
          <table:table-cell table:style-name="ce1" office:value-type="float" office:value="0.87383129864733">
            <text:p>0.87383129864733</text:p>
          </table:table-cell>
          <table:table-cell table:style-name="ce1" office:value-type="float" office:value="0.912400465244461">
            <text:p>0.912400465244461</text:p>
          </table:table-cell>
          <table:table-cell table:style-name="ce1" office:value-type="float" office:value="0.944334145087141">
            <text:p>0.944334145087141</text:p>
          </table:table-cell>
          <table:table-cell table:style-name="ce1" office:value-type="float" office:value="0.936584706854102">
            <text:p>0.936584706854102</text:p>
          </table:table-cell>
        </table:table-row>
        <table:table-row>
          <table:table-cell/>
          <table:table-cell table:style-name="ce1" office:value-type="float" office:value="0.87345793924905">
            <text:p>0.87345793924905</text:p>
          </table:table-cell>
          <table:table-cell table:style-name="ce1" office:value-type="float" office:value="0.910600226882586">
            <text:p>0.910600226882586</text:p>
          </table:table-cell>
          <table:table-cell table:style-name="ce1" office:value-type="float" office:value="0.944492453525794">
            <text:p>0.944492453525794</text:p>
          </table:table-cell>
          <table:table-cell table:style-name="ce1" office:value-type="float" office:value="0.937487199358912">
            <text:p>0.937487199358912</text:p>
          </table:table-cell>
        </table:table-row>
        <table:table-row>
          <table:table-cell/>
          <table:table-cell table:style-name="ce1" office:value-type="float" office:value="0.873153787069342">
            <text:p>0.873153787069342</text:p>
          </table:table-cell>
          <table:table-cell table:style-name="ce1" office:value-type="float" office:value="0.912150620639439">
            <text:p>0.912150620639439</text:p>
          </table:table-cell>
          <table:table-cell table:style-name="ce1" office:value-type="float" office:value="0.944259865584007">
            <text:p>0.944259865584007</text:p>
          </table:table-cell>
          <table:table-cell table:style-name="ce1" office:value-type="float" office:value="0.93760141311909">
            <text:p>0.93760141311909</text:p>
          </table:table-cell>
        </table:table-row>
        <table:table-row>
          <table:table-cell/>
          <table:table-cell table:style-name="ce1" office:value-type="float" office:value="0.873924489246056">
            <text:p>0.873924489246056</text:p>
          </table:table-cell>
          <table:table-cell table:style-name="ce1" office:value-type="float" office:value="0.911440912701689">
            <text:p>0.911440912701689</text:p>
          </table:table-cell>
          <table:table-cell table:style-name="ce1" office:value-type="float" office:value="0.944643790157324">
            <text:p>0.944643790157324</text:p>
          </table:table-cell>
          <table:table-cell table:style-name="ce1" office:value-type="float" office:value="0.937194222905117">
            <text:p>0.937194222905117</text:p>
          </table:table-cell>
        </table:table-row>
        <table:table-row>
          <table:table-cell/>
          <table:table-cell table:style-name="ce1" office:value-type="float" office:value="0.873968722437589">
            <text:p>0.873968722437589</text:p>
          </table:table-cell>
          <table:table-cell table:style-name="ce1" office:value-type="float" office:value="0.912018371163574">
            <text:p>0.912018371163574</text:p>
          </table:table-cell>
          <table:table-cell table:style-name="ce1" office:value-type="float" office:value="0.944304719895558">
            <text:p>0.944304719895558</text:p>
          </table:table-cell>
          <table:table-cell table:style-name="ce1" office:value-type="float" office:value="0.937570023493889">
            <text:p>0.937570023493889</text:p>
          </table:table-cell>
        </table:table-row>
        <table:table-row>
          <table:table-cell/>
          <table:table-cell table:style-name="ce1" office:value-type="float" office:value="0.873501389974934">
            <text:p>0.873501389974934</text:p>
          </table:table-cell>
          <table:table-cell table:style-name="ce1" office:value-type="float" office:value="0.911354899934097">
            <text:p>0.911354899934097</text:p>
          </table:table-cell>
          <table:table-cell table:style-name="ce1" office:value-type="float" office:value="0.944709073239079">
            <text:p>0.944709073239079</text:p>
          </table:table-cell>
          <table:table-cell table:style-name="ce1" office:value-type="float" office:value="0.937866995071358">
            <text:p>0.937866995071358</text:p>
          </table:table-cell>
        </table:table-row>
        <table:table-row>
          <table:table-cell/>
          <table:table-cell table:style-name="ce1" office:value-type="float" office:value="0.874115782496216">
            <text:p>0.874115782496216</text:p>
          </table:table-cell>
          <table:table-cell table:style-name="ce1" office:value-type="float" office:value="0.912369564999614">
            <text:p>0.912369564999614</text:p>
          </table:table-cell>
          <table:table-cell table:style-name="ce1" office:value-type="float" office:value="0.943920754556903">
            <text:p>0.943920754556903</text:p>
          </table:table-cell>
          <table:table-cell table:style-name="ce1" office:value-type="float" office:value="0.936844798083296">
            <text:p>0.936844798083296</text:p>
          </table:table-cell>
        </table:table-row>
        <table:table-row>
          <table:table-cell/>
          <table:table-cell table:style-name="ce1" office:value-type="float" office:value="0.873451875615652">
            <text:p>0.873451875615652</text:p>
          </table:table-cell>
          <table:table-cell table:style-name="ce1" office:value-type="float" office:value="0.911367886222096">
            <text:p>0.911367886222096</text:p>
          </table:table-cell>
          <table:table-cell table:style-name="ce1" office:value-type="float" office:value="0.943825641836816">
            <text:p>0.943825641836816</text:p>
          </table:table-cell>
          <table:table-cell table:style-name="ce1" office:value-type="float" office:value="0.938214241002754">
            <text:p>0.938214241002754</text:p>
          </table:table-cell>
        </table:table-row>
      </table:table>
      <table:table table:name="'file:///mnt/Dados/vinma/documentos/Gradua%C3%A7%C3%A3o/TCC/results-partial/HW_C011_120.xlsx'#sigma_025" table:print="false" table:style-name="ta_extref">
        <table:table-source xlink:type="simple" xlink:href="../../results-partial/HW_C011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10689516809">
            <text:p>28.1010689516809</text:p>
          </table:table-cell>
          <table:table-cell table:style-name="ce1" office:value-type="float" office:value="29.8383492095367">
            <text:p>29.8383492095367</text:p>
          </table:table-cell>
          <table:table-cell table:style-name="ce1" office:value-type="float" office:value="32.4435835609539">
            <text:p>32.4435835609539</text:p>
          </table:table-cell>
          <table:table-cell table:style-name="ce1" office:value-type="float" office:value="31.8552852668644">
            <text:p>31.8552852668644</text:p>
          </table:table-cell>
        </table:table-row>
        <table:table-row>
          <table:table-cell/>
          <table:table-cell table:style-name="ce1" office:value-type="float" office:value="28.1286126142255">
            <text:p>28.1286126142255</text:p>
          </table:table-cell>
          <table:table-cell table:style-name="ce1" office:value-type="float" office:value="29.8354950989104">
            <text:p>29.8354950989104</text:p>
          </table:table-cell>
          <table:table-cell table:style-name="ce1" office:value-type="float" office:value="32.4572578347654">
            <text:p>32.4572578347654</text:p>
          </table:table-cell>
          <table:table-cell table:style-name="ce1" office:value-type="float" office:value="31.8492477376275">
            <text:p>31.8492477376275</text:p>
          </table:table-cell>
        </table:table-row>
        <table:table-row>
          <table:table-cell/>
          <table:table-cell table:style-name="ce1" office:value-type="float" office:value="28.1321318594194">
            <text:p>28.1321318594194</text:p>
          </table:table-cell>
          <table:table-cell table:style-name="ce1" office:value-type="float" office:value="29.8611014181703">
            <text:p>29.8611014181703</text:p>
          </table:table-cell>
          <table:table-cell table:style-name="ce1" office:value-type="float" office:value="32.4645128199644">
            <text:p>32.4645128199644</text:p>
          </table:table-cell>
          <table:table-cell table:style-name="ce1" office:value-type="float" office:value="31.8897634282473">
            <text:p>31.8897634282473</text:p>
          </table:table-cell>
        </table:table-row>
        <table:table-row>
          <table:table-cell/>
          <table:table-cell table:style-name="ce1" office:value-type="float" office:value="28.1178040039706">
            <text:p>28.1178040039706</text:p>
          </table:table-cell>
          <table:table-cell table:style-name="ce1" office:value-type="float" office:value="29.8571087743928">
            <text:p>29.8571087743928</text:p>
          </table:table-cell>
          <table:table-cell table:style-name="ce1" office:value-type="float" office:value="32.4837462184536">
            <text:p>32.4837462184536</text:p>
          </table:table-cell>
          <table:table-cell table:style-name="ce1" office:value-type="float" office:value="31.8767763557484">
            <text:p>31.8767763557484</text:p>
          </table:table-cell>
        </table:table-row>
        <table:table-row>
          <table:table-cell/>
          <table:table-cell table:style-name="ce1" office:value-type="float" office:value="28.096994278722">
            <text:p>28.096994278722</text:p>
          </table:table-cell>
          <table:table-cell table:style-name="ce1" office:value-type="float" office:value="29.8360452539775">
            <text:p>29.8360452539775</text:p>
          </table:table-cell>
          <table:table-cell table:style-name="ce1" office:value-type="float" office:value="32.4629864849059">
            <text:p>32.4629864849059</text:p>
          </table:table-cell>
          <table:table-cell table:style-name="ce1" office:value-type="float" office:value="31.856884646183">
            <text:p>31.856884646183</text:p>
          </table:table-cell>
        </table:table-row>
        <table:table-row>
          <table:table-cell/>
          <table:table-cell table:style-name="ce1" office:value-type="float" office:value="28.1088708059821">
            <text:p>28.1088708059821</text:p>
          </table:table-cell>
          <table:table-cell table:style-name="ce1" office:value-type="float" office:value="29.8163215851751">
            <text:p>29.8163215851751</text:p>
          </table:table-cell>
          <table:table-cell table:style-name="ce1" office:value-type="float" office:value="32.4609384119196">
            <text:p>32.4609384119196</text:p>
          </table:table-cell>
          <table:table-cell table:style-name="ce1" office:value-type="float" office:value="31.8621549639645">
            <text:p>31.8621549639645</text:p>
          </table:table-cell>
        </table:table-row>
        <table:table-row>
          <table:table-cell/>
          <table:table-cell table:style-name="ce1" office:value-type="float" office:value="28.1285816695047">
            <text:p>28.1285816695047</text:p>
          </table:table-cell>
          <table:table-cell table:style-name="ce1" office:value-type="float" office:value="29.8412678696514">
            <text:p>29.8412678696514</text:p>
          </table:table-cell>
          <table:table-cell table:style-name="ce1" office:value-type="float" office:value="32.4776878018659">
            <text:p>32.4776878018659</text:p>
          </table:table-cell>
          <table:table-cell table:style-name="ce1" office:value-type="float" office:value="31.8796014453027">
            <text:p>31.8796014453027</text:p>
          </table:table-cell>
        </table:table-row>
        <table:table-row>
          <table:table-cell/>
          <table:table-cell table:style-name="ce1" office:value-type="float" office:value="28.1028481359357">
            <text:p>28.1028481359357</text:p>
          </table:table-cell>
          <table:table-cell table:style-name="ce1" office:value-type="float" office:value="29.8359633962038">
            <text:p>29.8359633962038</text:p>
          </table:table-cell>
          <table:table-cell table:style-name="ce1" office:value-type="float" office:value="32.4746310104902">
            <text:p>32.4746310104902</text:p>
          </table:table-cell>
          <table:table-cell table:style-name="ce1" office:value-type="float" office:value="31.8602276438477">
            <text:p>31.8602276438477</text:p>
          </table:table-cell>
        </table:table-row>
        <table:table-row>
          <table:table-cell/>
          <table:table-cell table:style-name="ce1" office:value-type="float" office:value="28.122988819374">
            <text:p>28.122988819374</text:p>
          </table:table-cell>
          <table:table-cell table:style-name="ce1" office:value-type="float" office:value="29.8556959170273">
            <text:p>29.8556959170273</text:p>
          </table:table-cell>
          <table:table-cell table:style-name="ce1" office:value-type="float" office:value="32.4707629288786">
            <text:p>32.4707629288786</text:p>
          </table:table-cell>
          <table:table-cell table:style-name="ce1" office:value-type="float" office:value="31.8808835940989">
            <text:p>31.8808835940989</text:p>
          </table:table-cell>
        </table:table-row>
        <table:table-row>
          <table:table-cell/>
          <table:table-cell table:style-name="ce1" office:value-type="float" office:value="28.1113497973751">
            <text:p>28.1113497973751</text:p>
          </table:table-cell>
          <table:table-cell table:style-name="ce1" office:value-type="float" office:value="29.8301828230328">
            <text:p>29.8301828230328</text:p>
          </table:table-cell>
          <table:table-cell table:style-name="ce1" office:value-type="float" office:value="32.443594628202">
            <text:p>32.443594628202</text:p>
          </table:table-cell>
          <table:table-cell table:style-name="ce1" office:value-type="float" office:value="31.8488071082324">
            <text:p>31.848807108232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73220725320722">
            <text:p>0.873220725320722</text:p>
          </table:table-cell>
          <table:table-cell table:style-name="ce1" office:value-type="float" office:value="0.913391557309051">
            <text:p>0.913391557309051</text:p>
          </table:table-cell>
          <table:table-cell table:style-name="ce1" office:value-type="float" office:value="0.943944975330204">
            <text:p>0.943944975330204</text:p>
          </table:table-cell>
          <table:table-cell table:style-name="ce1" office:value-type="float" office:value="0.936542176535558">
            <text:p>0.936542176535558</text:p>
          </table:table-cell>
        </table:table-row>
        <table:table-row>
          <table:table-cell/>
          <table:table-cell table:style-name="ce1" office:value-type="float" office:value="0.873870878558382">
            <text:p>0.873870878558382</text:p>
          </table:table-cell>
          <table:table-cell table:style-name="ce1" office:value-type="float" office:value="0.912204933958568">
            <text:p>0.912204933958568</text:p>
          </table:table-cell>
          <table:table-cell table:style-name="ce1" office:value-type="float" office:value="0.943757123677091">
            <text:p>0.943757123677091</text:p>
          </table:table-cell>
          <table:table-cell table:style-name="ce1" office:value-type="float" office:value="0.935996515614981">
            <text:p>0.935996515614981</text:p>
          </table:table-cell>
        </table:table-row>
        <table:table-row>
          <table:table-cell/>
          <table:table-cell table:style-name="ce1" office:value-type="float" office:value="0.87383129864733">
            <text:p>0.87383129864733</text:p>
          </table:table-cell>
          <table:table-cell table:style-name="ce1" office:value-type="float" office:value="0.912400465244461">
            <text:p>0.912400465244461</text:p>
          </table:table-cell>
          <table:table-cell table:style-name="ce1" office:value-type="float" office:value="0.944334145087141">
            <text:p>0.944334145087141</text:p>
          </table:table-cell>
          <table:table-cell table:style-name="ce1" office:value-type="float" office:value="0.936584706854102">
            <text:p>0.936584706854102</text:p>
          </table:table-cell>
        </table:table-row>
        <table:table-row>
          <table:table-cell/>
          <table:table-cell table:style-name="ce1" office:value-type="float" office:value="0.87345793924905">
            <text:p>0.87345793924905</text:p>
          </table:table-cell>
          <table:table-cell table:style-name="ce1" office:value-type="float" office:value="0.910600226882586">
            <text:p>0.910600226882586</text:p>
          </table:table-cell>
          <table:table-cell table:style-name="ce1" office:value-type="float" office:value="0.944492453525794">
            <text:p>0.944492453525794</text:p>
          </table:table-cell>
          <table:table-cell table:style-name="ce1" office:value-type="float" office:value="0.937487199358912">
            <text:p>0.937487199358912</text:p>
          </table:table-cell>
        </table:table-row>
        <table:table-row>
          <table:table-cell/>
          <table:table-cell table:style-name="ce1" office:value-type="float" office:value="0.873153787069342">
            <text:p>0.873153787069342</text:p>
          </table:table-cell>
          <table:table-cell table:style-name="ce1" office:value-type="float" office:value="0.912150620639439">
            <text:p>0.912150620639439</text:p>
          </table:table-cell>
          <table:table-cell table:style-name="ce1" office:value-type="float" office:value="0.944259865584007">
            <text:p>0.944259865584007</text:p>
          </table:table-cell>
          <table:table-cell table:style-name="ce1" office:value-type="float" office:value="0.93760141311909">
            <text:p>0.93760141311909</text:p>
          </table:table-cell>
        </table:table-row>
        <table:table-row>
          <table:table-cell/>
          <table:table-cell table:style-name="ce1" office:value-type="float" office:value="0.873924489246056">
            <text:p>0.873924489246056</text:p>
          </table:table-cell>
          <table:table-cell table:style-name="ce1" office:value-type="float" office:value="0.911440912701689">
            <text:p>0.911440912701689</text:p>
          </table:table-cell>
          <table:table-cell table:style-name="ce1" office:value-type="float" office:value="0.944643790157324">
            <text:p>0.944643790157324</text:p>
          </table:table-cell>
          <table:table-cell table:style-name="ce1" office:value-type="float" office:value="0.937194222905117">
            <text:p>0.937194222905117</text:p>
          </table:table-cell>
        </table:table-row>
        <table:table-row>
          <table:table-cell/>
          <table:table-cell table:style-name="ce1" office:value-type="float" office:value="0.873968722437589">
            <text:p>0.873968722437589</text:p>
          </table:table-cell>
          <table:table-cell table:style-name="ce1" office:value-type="float" office:value="0.912018371163574">
            <text:p>0.912018371163574</text:p>
          </table:table-cell>
          <table:table-cell table:style-name="ce1" office:value-type="float" office:value="0.944304719895558">
            <text:p>0.944304719895558</text:p>
          </table:table-cell>
          <table:table-cell table:style-name="ce1" office:value-type="float" office:value="0.937570023493889">
            <text:p>0.937570023493889</text:p>
          </table:table-cell>
        </table:table-row>
        <table:table-row>
          <table:table-cell/>
          <table:table-cell table:style-name="ce1" office:value-type="float" office:value="0.873501389974934">
            <text:p>0.873501389974934</text:p>
          </table:table-cell>
          <table:table-cell table:style-name="ce1" office:value-type="float" office:value="0.911354899934097">
            <text:p>0.911354899934097</text:p>
          </table:table-cell>
          <table:table-cell table:style-name="ce1" office:value-type="float" office:value="0.944709073239079">
            <text:p>0.944709073239079</text:p>
          </table:table-cell>
          <table:table-cell table:style-name="ce1" office:value-type="float" office:value="0.937866995071358">
            <text:p>0.937866995071358</text:p>
          </table:table-cell>
        </table:table-row>
        <table:table-row>
          <table:table-cell/>
          <table:table-cell table:style-name="ce1" office:value-type="float" office:value="0.874115782496216">
            <text:p>0.874115782496216</text:p>
          </table:table-cell>
          <table:table-cell table:style-name="ce1" office:value-type="float" office:value="0.912369564999614">
            <text:p>0.912369564999614</text:p>
          </table:table-cell>
          <table:table-cell table:style-name="ce1" office:value-type="float" office:value="0.943920754556903">
            <text:p>0.943920754556903</text:p>
          </table:table-cell>
          <table:table-cell table:style-name="ce1" office:value-type="float" office:value="0.936844798083296">
            <text:p>0.936844798083296</text:p>
          </table:table-cell>
        </table:table-row>
        <table:table-row>
          <table:table-cell/>
          <table:table-cell table:style-name="ce1" office:value-type="float" office:value="0.873451875615652">
            <text:p>0.873451875615652</text:p>
          </table:table-cell>
          <table:table-cell table:style-name="ce1" office:value-type="float" office:value="0.911367886222096">
            <text:p>0.911367886222096</text:p>
          </table:table-cell>
          <table:table-cell table:style-name="ce1" office:value-type="float" office:value="0.943825641836816">
            <text:p>0.943825641836816</text:p>
          </table:table-cell>
          <table:table-cell table:style-name="ce1" office:value-type="float" office:value="0.938214241002754">
            <text:p>0.938214241002754</text:p>
          </table:table-cell>
        </table:table-row>
      </table:table>
      <table:table table:name="'file:///mnt/Dados/vinma/documentos/Gradua%C3%A7%C3%A3o/TCC/results-partial/HW_C011_120.xlsx'#sigma_050" table:print="false" table:style-name="ta_extref">
        <table:table-source xlink:type="simple" xlink:href="../../results-partial/HW_C011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430730920782">
            <text:p>20.2430730920782</text:p>
          </table:table-cell>
          <table:table-cell table:style-name="ce1" office:value-type="float" office:value="23.7874452832382">
            <text:p>23.7874452832382</text:p>
          </table:table-cell>
          <table:table-cell table:style-name="ce1" office:value-type="float" office:value="28.0289187315726">
            <text:p>28.0289187315726</text:p>
          </table:table-cell>
          <table:table-cell table:style-name="ce1" office:value-type="float" office:value="27.1391516764875">
            <text:p>27.1391516764875</text:p>
          </table:table-cell>
        </table:table-row>
        <table:table-row>
          <table:table-cell/>
          <table:table-cell table:style-name="ce1" office:value-type="float" office:value="20.2391723157599">
            <text:p>20.2391723157599</text:p>
          </table:table-cell>
          <table:table-cell table:style-name="ce1" office:value-type="float" office:value="23.8247242608239">
            <text:p>23.8247242608239</text:p>
          </table:table-cell>
          <table:table-cell table:style-name="ce1" office:value-type="float" office:value="28.0301392391813">
            <text:p>28.0301392391813</text:p>
          </table:table-cell>
          <table:table-cell table:style-name="ce1" office:value-type="float" office:value="27.1405429946905">
            <text:p>27.1405429946905</text:p>
          </table:table-cell>
        </table:table-row>
        <table:table-row>
          <table:table-cell/>
          <table:table-cell table:style-name="ce1" office:value-type="float" office:value="20.2257365690353">
            <text:p>20.2257365690353</text:p>
          </table:table-cell>
          <table:table-cell table:style-name="ce1" office:value-type="float" office:value="23.8027773301201">
            <text:p>23.8027773301201</text:p>
          </table:table-cell>
          <table:table-cell table:style-name="ce1" office:value-type="float" office:value="28.0617940349619">
            <text:p>28.0617940349619</text:p>
          </table:table-cell>
          <table:table-cell table:style-name="ce1" office:value-type="float" office:value="27.1804594120341">
            <text:p>27.1804594120341</text:p>
          </table:table-cell>
        </table:table-row>
        <table:table-row>
          <table:table-cell/>
          <table:table-cell table:style-name="ce1" office:value-type="float" office:value="20.2255343799054">
            <text:p>20.2255343799054</text:p>
          </table:table-cell>
          <table:table-cell table:style-name="ce1" office:value-type="float" office:value="23.8117776486026">
            <text:p>23.8117776486026</text:p>
          </table:table-cell>
          <table:table-cell table:style-name="ce1" office:value-type="float" office:value="28.0735643749904">
            <text:p>28.0735643749904</text:p>
          </table:table-cell>
          <table:table-cell table:style-name="ce1" office:value-type="float" office:value="27.1932554205028">
            <text:p>27.1932554205028</text:p>
          </table:table-cell>
        </table:table-row>
        <table:table-row>
          <table:table-cell/>
          <table:table-cell table:style-name="ce1" office:value-type="float" office:value="20.2477130372706">
            <text:p>20.2477130372706</text:p>
          </table:table-cell>
          <table:table-cell table:style-name="ce1" office:value-type="float" office:value="23.7841858750359">
            <text:p>23.7841858750359</text:p>
          </table:table-cell>
          <table:table-cell table:style-name="ce1" office:value-type="float" office:value="28.0158615741803">
            <text:p>28.0158615741803</text:p>
          </table:table-cell>
          <table:table-cell table:style-name="ce1" office:value-type="float" office:value="27.1037394665657">
            <text:p>27.1037394665657</text:p>
          </table:table-cell>
        </table:table-row>
        <table:table-row>
          <table:table-cell/>
          <table:table-cell table:style-name="ce1" office:value-type="float" office:value="20.2200245781487">
            <text:p>20.2200245781487</text:p>
          </table:table-cell>
          <table:table-cell table:style-name="ce1" office:value-type="float" office:value="23.8154777911375">
            <text:p>23.8154777911375</text:p>
          </table:table-cell>
          <table:table-cell table:style-name="ce1" office:value-type="float" office:value="28.0283717759306">
            <text:p>28.0283717759306</text:p>
          </table:table-cell>
          <table:table-cell table:style-name="ce1" office:value-type="float" office:value="27.1497822986457">
            <text:p>27.1497822986457</text:p>
          </table:table-cell>
        </table:table-row>
        <table:table-row>
          <table:table-cell/>
          <table:table-cell table:style-name="ce1" office:value-type="float" office:value="20.2481903268436">
            <text:p>20.2481903268436</text:p>
          </table:table-cell>
          <table:table-cell table:style-name="ce1" office:value-type="float" office:value="23.8161345982819">
            <text:p>23.8161345982819</text:p>
          </table:table-cell>
          <table:table-cell table:style-name="ce1" office:value-type="float" office:value="28.0506614108543">
            <text:p>28.0506614108543</text:p>
          </table:table-cell>
          <table:table-cell table:style-name="ce1" office:value-type="float" office:value="27.1676558068262">
            <text:p>27.1676558068262</text:p>
          </table:table-cell>
        </table:table-row>
        <table:table-row>
          <table:table-cell/>
          <table:table-cell table:style-name="ce1" office:value-type="float" office:value="20.2706716907999">
            <text:p>20.2706716907999</text:p>
          </table:table-cell>
          <table:table-cell table:style-name="ce1" office:value-type="float" office:value="23.818333803641">
            <text:p>23.818333803641</text:p>
          </table:table-cell>
          <table:table-cell table:style-name="ce1" office:value-type="float" office:value="28.0589423956152">
            <text:p>28.0589423956152</text:p>
          </table:table-cell>
          <table:table-cell table:style-name="ce1" office:value-type="float" office:value="27.1432884531295">
            <text:p>27.1432884531295</text:p>
          </table:table-cell>
        </table:table-row>
        <table:table-row>
          <table:table-cell/>
          <table:table-cell table:style-name="ce1" office:value-type="float" office:value="20.2237648653138">
            <text:p>20.2237648653138</text:p>
          </table:table-cell>
          <table:table-cell table:style-name="ce1" office:value-type="float" office:value="23.7937935942496">
            <text:p>23.7937935942496</text:p>
          </table:table-cell>
          <table:table-cell table:style-name="ce1" office:value-type="float" office:value="28.011949112307">
            <text:p>28.011949112307</text:p>
          </table:table-cell>
          <table:table-cell table:style-name="ce1" office:value-type="float" office:value="27.12450285133">
            <text:p>27.12450285133</text:p>
          </table:table-cell>
        </table:table-row>
        <table:table-row>
          <table:table-cell/>
          <table:table-cell table:style-name="ce1" office:value-type="float" office:value="20.2363175972344">
            <text:p>20.2363175972344</text:p>
          </table:table-cell>
          <table:table-cell table:style-name="ce1" office:value-type="float" office:value="23.7959577006472">
            <text:p>23.7959577006472</text:p>
          </table:table-cell>
          <table:table-cell table:style-name="ce1" office:value-type="float" office:value="28.0320742193643">
            <text:p>28.0320742193643</text:p>
          </table:table-cell>
          <table:table-cell table:style-name="ce1" office:value-type="float" office:value="27.1279450128756">
            <text:p>27.1279450128756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19782411632441">
            <text:p>0.619782411632441</text:p>
          </table:table-cell>
          <table:table-cell table:style-name="ce1" office:value-type="float" office:value="0.744426617129019">
            <text:p>0.744426617129019</text:p>
          </table:table-cell>
          <table:table-cell table:style-name="ce1" office:value-type="float" office:value="0.850809427371313">
            <text:p>0.850809427371313</text:p>
          </table:table-cell>
          <table:table-cell table:style-name="ce1" office:value-type="float" office:value="0.821249192384759">
            <text:p>0.821249192384759</text:p>
          </table:table-cell>
        </table:table-row>
        <table:table-row>
          <table:table-cell/>
          <table:table-cell table:style-name="ce1" office:value-type="float" office:value="0.619912167377359">
            <text:p>0.619912167377359</text:p>
          </table:table-cell>
          <table:table-cell table:style-name="ce1" office:value-type="float" office:value="0.744222401296877">
            <text:p>0.744222401296877</text:p>
          </table:table-cell>
          <table:table-cell table:style-name="ce1" office:value-type="float" office:value="0.851977251379554">
            <text:p>0.851977251379554</text:p>
          </table:table-cell>
          <table:table-cell table:style-name="ce1" office:value-type="float" office:value="0.82274915627512">
            <text:p>0.82274915627512</text:p>
          </table:table-cell>
        </table:table-row>
        <table:table-row>
          <table:table-cell/>
          <table:table-cell table:style-name="ce1" office:value-type="float" office:value="0.619537302479957">
            <text:p>0.619537302479957</text:p>
          </table:table-cell>
          <table:table-cell table:style-name="ce1" office:value-type="float" office:value="0.743625035992128">
            <text:p>0.743625035992128</text:p>
          </table:table-cell>
          <table:table-cell table:style-name="ce1" office:value-type="float" office:value="0.852393056262556">
            <text:p>0.852393056262556</text:p>
          </table:table-cell>
          <table:table-cell table:style-name="ce1" office:value-type="float" office:value="0.822911362775145">
            <text:p>0.822911362775145</text:p>
          </table:table-cell>
        </table:table-row>
        <table:table-row>
          <table:table-cell/>
          <table:table-cell table:style-name="ce1" office:value-type="float" office:value="0.620150090858379">
            <text:p>0.620150090858379</text:p>
          </table:table-cell>
          <table:table-cell table:style-name="ce1" office:value-type="float" office:value="0.745083638976887">
            <text:p>0.745083638976887</text:p>
          </table:table-cell>
          <table:table-cell table:style-name="ce1" office:value-type="float" office:value="0.854361602706802">
            <text:p>0.854361602706802</text:p>
          </table:table-cell>
          <table:table-cell table:style-name="ce1" office:value-type="float" office:value="0.82517825609179">
            <text:p>0.82517825609179</text:p>
          </table:table-cell>
        </table:table-row>
        <table:table-row>
          <table:table-cell/>
          <table:table-cell table:style-name="ce1" office:value-type="float" office:value="0.620900580114199">
            <text:p>0.620900580114199</text:p>
          </table:table-cell>
          <table:table-cell table:style-name="ce1" office:value-type="float" office:value="0.744016931989874">
            <text:p>0.744016931989874</text:p>
          </table:table-cell>
          <table:table-cell table:style-name="ce1" office:value-type="float" office:value="0.852579483783778">
            <text:p>0.852579483783778</text:p>
          </table:table-cell>
          <table:table-cell table:style-name="ce1" office:value-type="float" office:value="0.822287604133636">
            <text:p>0.822287604133636</text:p>
          </table:table-cell>
        </table:table-row>
        <table:table-row>
          <table:table-cell/>
          <table:table-cell table:style-name="ce1" office:value-type="float" office:value="0.619700859438571">
            <text:p>0.619700859438571</text:p>
          </table:table-cell>
          <table:table-cell table:style-name="ce1" office:value-type="float" office:value="0.745662474389464">
            <text:p>0.745662474389464</text:p>
          </table:table-cell>
          <table:table-cell table:style-name="ce1" office:value-type="float" office:value="0.852812707200491">
            <text:p>0.852812707200491</text:p>
          </table:table-cell>
          <table:table-cell table:style-name="ce1" office:value-type="float" office:value="0.824355769015052">
            <text:p>0.824355769015052</text:p>
          </table:table-cell>
        </table:table-row>
        <table:table-row>
          <table:table-cell/>
          <table:table-cell table:style-name="ce1" office:value-type="float" office:value="0.620187463548479">
            <text:p>0.620187463548479</text:p>
          </table:table-cell>
          <table:table-cell table:style-name="ce1" office:value-type="float" office:value="0.74560970854336">
            <text:p>0.74560970854336</text:p>
          </table:table-cell>
          <table:table-cell table:style-name="ce1" office:value-type="float" office:value="0.85277959584939">
            <text:p>0.85277959584939</text:p>
          </table:table-cell>
          <table:table-cell table:style-name="ce1" office:value-type="float" office:value="0.823325912400063">
            <text:p>0.823325912400063</text:p>
          </table:table-cell>
        </table:table-row>
        <table:table-row>
          <table:table-cell/>
          <table:table-cell table:style-name="ce1" office:value-type="float" office:value="0.622541623831611">
            <text:p>0.622541623831611</text:p>
          </table:table-cell>
          <table:table-cell table:style-name="ce1" office:value-type="float" office:value="0.746830907638827">
            <text:p>0.746830907638827</text:p>
          </table:table-cell>
          <table:table-cell table:style-name="ce1" office:value-type="float" office:value="0.854862826558213">
            <text:p>0.854862826558213</text:p>
          </table:table-cell>
          <table:table-cell table:style-name="ce1" office:value-type="float" office:value="0.824578228141104">
            <text:p>0.824578228141104</text:p>
          </table:table-cell>
        </table:table-row>
        <table:table-row>
          <table:table-cell/>
          <table:table-cell table:style-name="ce1" office:value-type="float" office:value="0.619291974574156">
            <text:p>0.619291974574156</text:p>
          </table:table-cell>
          <table:table-cell table:style-name="ce1" office:value-type="float" office:value="0.743339881724894">
            <text:p>0.743339881724894</text:p>
          </table:table-cell>
          <table:table-cell table:style-name="ce1" office:value-type="float" office:value="0.851562476003773">
            <text:p>0.851562476003773</text:p>
          </table:table-cell>
          <table:table-cell table:style-name="ce1" office:value-type="float" office:value="0.824486847974795">
            <text:p>0.824486847974795</text:p>
          </table:table-cell>
        </table:table-row>
        <table:table-row>
          <table:table-cell/>
          <table:table-cell table:style-name="ce1" office:value-type="float" office:value="0.61977440469061">
            <text:p>0.61977440469061</text:p>
          </table:table-cell>
          <table:table-cell table:style-name="ce1" office:value-type="float" office:value="0.742812962919156">
            <text:p>0.742812962919156</text:p>
          </table:table-cell>
          <table:table-cell table:style-name="ce1" office:value-type="float" office:value="0.8529634345573">
            <text:p>0.8529634345573</text:p>
          </table:table-cell>
          <table:table-cell table:style-name="ce1" office:value-type="float" office:value="0.821352666409872">
            <text:p>0.821352666409872</text:p>
          </table:table-cell>
        </table:table-row>
      </table:table>
      <table:table table:name="'file:///mnt/Dados/vinma/documentos/Gradua%C3%A7%C3%A3o/TCC/results-partial/HW_C012_120.xlsx'#sigma_010" table:print="false" table:style-name="ta_extref">
        <table:table-source xlink:type="simple" xlink:href="../../results-partial/HW_C012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51387045426362">
            <text:p>0.751387045426362</text:p>
          </table:table-cell>
          <table:table-cell table:style-name="ce1" office:value-type="float" office:value="0.892613078871195">
            <text:p>0.892613078871195</text:p>
          </table:table-cell>
          <table:table-cell table:style-name="ce1" office:value-type="float" office:value="0.925277125258">
            <text:p>0.925277125258</text:p>
          </table:table-cell>
          <table:table-cell table:style-name="ce1" office:value-type="float" office:value="0.918391765718218">
            <text:p>0.918391765718218</text:p>
          </table:table-cell>
        </table:table-row>
        <table:table-row>
          <table:table-cell/>
          <table:table-cell table:style-name="ce1" office:value-type="float" office:value="0.752513073031577">
            <text:p>0.752513073031577</text:p>
          </table:table-cell>
          <table:table-cell table:style-name="ce1" office:value-type="float" office:value="0.896523276422681">
            <text:p>0.896523276422681</text:p>
          </table:table-cell>
          <table:table-cell table:style-name="ce1" office:value-type="float" office:value="0.925538592967759">
            <text:p>0.925538592967759</text:p>
          </table:table-cell>
          <table:table-cell table:style-name="ce1" office:value-type="float" office:value="0.921805230336732">
            <text:p>0.921805230336732</text:p>
          </table:table-cell>
        </table:table-row>
        <table:table-row>
          <table:table-cell/>
          <table:table-cell table:style-name="ce1" office:value-type="float" office:value="0.75225218661124">
            <text:p>0.75225218661124</text:p>
          </table:table-cell>
          <table:table-cell table:style-name="ce1" office:value-type="float" office:value="0.892111497518718">
            <text:p>0.892111497518718</text:p>
          </table:table-cell>
          <table:table-cell table:style-name="ce1" office:value-type="float" office:value="0.926994782123115">
            <text:p>0.926994782123115</text:p>
          </table:table-cell>
          <table:table-cell table:style-name="ce1" office:value-type="float" office:value="0.921197356904787">
            <text:p>0.921197356904787</text:p>
          </table:table-cell>
        </table:table-row>
        <table:table-row>
          <table:table-cell/>
          <table:table-cell table:style-name="ce1" office:value-type="float" office:value="0.751385635013635">
            <text:p>0.751385635013635</text:p>
          </table:table-cell>
          <table:table-cell table:style-name="ce1" office:value-type="float" office:value="0.895434465377789">
            <text:p>0.895434465377789</text:p>
          </table:table-cell>
          <table:table-cell table:style-name="ce1" office:value-type="float" office:value="0.924879471449546">
            <text:p>0.924879471449546</text:p>
          </table:table-cell>
          <table:table-cell table:style-name="ce1" office:value-type="float" office:value="0.920315055331687">
            <text:p>0.920315055331687</text:p>
          </table:table-cell>
        </table:table-row>
        <table:table-row>
          <table:table-cell/>
          <table:table-cell table:style-name="ce1" office:value-type="float" office:value="0.752657487683754">
            <text:p>0.752657487683754</text:p>
          </table:table-cell>
          <table:table-cell table:style-name="ce1" office:value-type="float" office:value="0.894047058127012">
            <text:p>0.894047058127012</text:p>
          </table:table-cell>
          <table:table-cell table:style-name="ce1" office:value-type="float" office:value="0.926858791819209">
            <text:p>0.926858791819209</text:p>
          </table:table-cell>
          <table:table-cell table:style-name="ce1" office:value-type="float" office:value="0.919976926026666">
            <text:p>0.919976926026666</text:p>
          </table:table-cell>
        </table:table-row>
        <table:table-row>
          <table:table-cell/>
          <table:table-cell table:style-name="ce1" office:value-type="float" office:value="0.753720232436105">
            <text:p>0.753720232436105</text:p>
          </table:table-cell>
          <table:table-cell table:style-name="ce1" office:value-type="float" office:value="0.895952128310409">
            <text:p>0.895952128310409</text:p>
          </table:table-cell>
          <table:table-cell table:style-name="ce1" office:value-type="float" office:value="0.926627353614176">
            <text:p>0.926627353614176</text:p>
          </table:table-cell>
          <table:table-cell table:style-name="ce1" office:value-type="float" office:value="0.917971132038229">
            <text:p>0.917971132038229</text:p>
          </table:table-cell>
        </table:table-row>
        <table:table-row>
          <table:table-cell/>
          <table:table-cell table:style-name="ce1" office:value-type="float" office:value="0.750327556920414">
            <text:p>0.750327556920414</text:p>
          </table:table-cell>
          <table:table-cell table:style-name="ce1" office:value-type="float" office:value="0.89375632295236">
            <text:p>0.89375632295236</text:p>
          </table:table-cell>
          <table:table-cell table:style-name="ce1" office:value-type="float" office:value="0.926547230832164">
            <text:p>0.926547230832164</text:p>
          </table:table-cell>
          <table:table-cell table:style-name="ce1" office:value-type="float" office:value="0.919712990782746">
            <text:p>0.919712990782746</text:p>
          </table:table-cell>
        </table:table-row>
        <table:table-row>
          <table:table-cell/>
          <table:table-cell table:style-name="ce1" office:value-type="float" office:value="0.751662399217902">
            <text:p>0.751662399217902</text:p>
          </table:table-cell>
          <table:table-cell table:style-name="ce1" office:value-type="float" office:value="0.89381283694679">
            <text:p>0.89381283694679</text:p>
          </table:table-cell>
          <table:table-cell table:style-name="ce1" office:value-type="float" office:value="0.926824522722088">
            <text:p>0.926824522722088</text:p>
          </table:table-cell>
          <table:table-cell table:style-name="ce1" office:value-type="float" office:value="0.920003690021427">
            <text:p>0.920003690021427</text:p>
          </table:table-cell>
        </table:table-row>
        <table:table-row>
          <table:table-cell/>
          <table:table-cell table:style-name="ce1" office:value-type="float" office:value="0.749674913026818">
            <text:p>0.749674913026818</text:p>
          </table:table-cell>
          <table:table-cell table:style-name="ce1" office:value-type="float" office:value="0.892951312478545">
            <text:p>0.892951312478545</text:p>
          </table:table-cell>
          <table:table-cell table:style-name="ce1" office:value-type="float" office:value="0.924452221308655">
            <text:p>0.924452221308655</text:p>
          </table:table-cell>
          <table:table-cell table:style-name="ce1" office:value-type="float" office:value="0.920072157216267">
            <text:p>0.920072157216267</text:p>
          </table:table-cell>
        </table:table-row>
        <table:table-row>
          <table:table-cell/>
          <table:table-cell table:style-name="ce1" office:value-type="float" office:value="0.75312575165662">
            <text:p>0.75312575165662</text:p>
          </table:table-cell>
          <table:table-cell table:style-name="ce1" office:value-type="float" office:value="0.894385645826499">
            <text:p>0.894385645826499</text:p>
          </table:table-cell>
          <table:table-cell table:style-name="ce1" office:value-type="float" office:value="0.925134302985264">
            <text:p>0.925134302985264</text:p>
          </table:table-cell>
          <table:table-cell table:style-name="ce1" office:value-type="float" office:value="0.920586146240758">
            <text:p>0.920586146240758</text:p>
          </table:table-cell>
        </table:table-row>
      </table:table>
      <table:table table:name="'file:///mnt/Dados/vinma/documentos/Gradua%C3%A7%C3%A3o/TCC/results-partial/HW_C012_120.xlsx'#sigma_025" table:print="false" table:style-name="ta_extref">
        <table:table-source xlink:type="simple" xlink:href="../../results-partial/HW_C012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90054476545">
            <text:p>28.1290054476545</text:p>
          </table:table-cell>
          <table:table-cell table:style-name="ce1" office:value-type="float" office:value="31.808185288331">
            <text:p>31.808185288331</text:p>
          </table:table-cell>
          <table:table-cell table:style-name="ce1" office:value-type="float" office:value="33.8678592386904">
            <text:p>33.8678592386904</text:p>
          </table:table-cell>
          <table:table-cell table:style-name="ce1" office:value-type="float" office:value="33.2262375120849">
            <text:p>33.2262375120849</text:p>
          </table:table-cell>
        </table:table-row>
        <table:table-row>
          <table:table-cell/>
          <table:table-cell table:style-name="ce1" office:value-type="float" office:value="28.109191522038">
            <text:p>28.109191522038</text:p>
          </table:table-cell>
          <table:table-cell table:style-name="ce1" office:value-type="float" office:value="31.8008829388809">
            <text:p>31.8008829388809</text:p>
          </table:table-cell>
          <table:table-cell table:style-name="ce1" office:value-type="float" office:value="33.8502950132839">
            <text:p>33.8502950132839</text:p>
          </table:table-cell>
          <table:table-cell table:style-name="ce1" office:value-type="float" office:value="33.1870705797363">
            <text:p>33.1870705797363</text:p>
          </table:table-cell>
        </table:table-row>
        <table:table-row>
          <table:table-cell/>
          <table:table-cell table:style-name="ce1" office:value-type="float" office:value="28.1260501774707">
            <text:p>28.1260501774707</text:p>
          </table:table-cell>
          <table:table-cell table:style-name="ce1" office:value-type="float" office:value="31.7885540294739">
            <text:p>31.7885540294739</text:p>
          </table:table-cell>
          <table:table-cell table:style-name="ce1" office:value-type="float" office:value="33.8609785085587">
            <text:p>33.8609785085587</text:p>
          </table:table-cell>
          <table:table-cell table:style-name="ce1" office:value-type="float" office:value="33.2449379797181">
            <text:p>33.2449379797181</text:p>
          </table:table-cell>
        </table:table-row>
        <table:table-row>
          <table:table-cell/>
          <table:table-cell table:style-name="ce1" office:value-type="float" office:value="28.1253420306881">
            <text:p>28.1253420306881</text:p>
          </table:table-cell>
          <table:table-cell table:style-name="ce1" office:value-type="float" office:value="31.8084780598811">
            <text:p>31.8084780598811</text:p>
          </table:table-cell>
          <table:table-cell table:style-name="ce1" office:value-type="float" office:value="33.8513514150839">
            <text:p>33.8513514150839</text:p>
          </table:table-cell>
          <table:table-cell table:style-name="ce1" office:value-type="float" office:value="33.2227470561835">
            <text:p>33.2227470561835</text:p>
          </table:table-cell>
        </table:table-row>
        <table:table-row>
          <table:table-cell/>
          <table:table-cell table:style-name="ce1" office:value-type="float" office:value="28.1295375251223">
            <text:p>28.1295375251223</text:p>
          </table:table-cell>
          <table:table-cell table:style-name="ce1" office:value-type="float" office:value="31.806983087788">
            <text:p>31.806983087788</text:p>
          </table:table-cell>
          <table:table-cell table:style-name="ce1" office:value-type="float" office:value="33.8594507604944">
            <text:p>33.8594507604944</text:p>
          </table:table-cell>
          <table:table-cell table:style-name="ce1" office:value-type="float" office:value="33.229771023195">
            <text:p>33.229771023195</text:p>
          </table:table-cell>
        </table:table-row>
        <table:table-row>
          <table:table-cell/>
          <table:table-cell table:style-name="ce1" office:value-type="float" office:value="28.1223792335089">
            <text:p>28.1223792335089</text:p>
          </table:table-cell>
          <table:table-cell table:style-name="ce1" office:value-type="float" office:value="31.7986687694625">
            <text:p>31.7986687694625</text:p>
          </table:table-cell>
          <table:table-cell table:style-name="ce1" office:value-type="float" office:value="33.8622819348087">
            <text:p>33.8622819348087</text:p>
          </table:table-cell>
          <table:table-cell table:style-name="ce1" office:value-type="float" office:value="33.2408423006498">
            <text:p>33.2408423006498</text:p>
          </table:table-cell>
        </table:table-row>
        <table:table-row>
          <table:table-cell/>
          <table:table-cell table:style-name="ce1" office:value-type="float" office:value="28.1217323476496">
            <text:p>28.1217323476496</text:p>
          </table:table-cell>
          <table:table-cell table:style-name="ce1" office:value-type="float" office:value="31.792792169894">
            <text:p>31.792792169894</text:p>
          </table:table-cell>
          <table:table-cell table:style-name="ce1" office:value-type="float" office:value="33.8488881078438">
            <text:p>33.8488881078438</text:p>
          </table:table-cell>
          <table:table-cell table:style-name="ce1" office:value-type="float" office:value="33.2226488834246">
            <text:p>33.2226488834246</text:p>
          </table:table-cell>
        </table:table-row>
        <table:table-row>
          <table:table-cell/>
          <table:table-cell table:style-name="ce1" office:value-type="float" office:value="28.1318570984832">
            <text:p>28.1318570984832</text:p>
          </table:table-cell>
          <table:table-cell table:style-name="ce1" office:value-type="float" office:value="31.7996607120323">
            <text:p>31.7996607120323</text:p>
          </table:table-cell>
          <table:table-cell table:style-name="ce1" office:value-type="float" office:value="33.8600138864935">
            <text:p>33.8600138864935</text:p>
          </table:table-cell>
          <table:table-cell table:style-name="ce1" office:value-type="float" office:value="33.2526002177404">
            <text:p>33.2526002177404</text:p>
          </table:table-cell>
        </table:table-row>
        <table:table-row>
          <table:table-cell/>
          <table:table-cell table:style-name="ce1" office:value-type="float" office:value="28.1071514403559">
            <text:p>28.1071514403559</text:p>
          </table:table-cell>
          <table:table-cell table:style-name="ce1" office:value-type="float" office:value="31.7891550046519">
            <text:p>31.7891550046519</text:p>
          </table:table-cell>
          <table:table-cell table:style-name="ce1" office:value-type="float" office:value="33.8233677183403">
            <text:p>33.8233677183403</text:p>
          </table:table-cell>
          <table:table-cell table:style-name="ce1" office:value-type="float" office:value="33.2089552303979">
            <text:p>33.2089552303979</text:p>
          </table:table-cell>
        </table:table-row>
        <table:table-row>
          <table:table-cell/>
          <table:table-cell table:style-name="ce1" office:value-type="float" office:value="28.1207790544482">
            <text:p>28.1207790544482</text:p>
          </table:table-cell>
          <table:table-cell table:style-name="ce1" office:value-type="float" office:value="31.7838469160192">
            <text:p>31.7838469160192</text:p>
          </table:table-cell>
          <table:table-cell table:style-name="ce1" office:value-type="float" office:value="33.8502591360163">
            <text:p>33.8502591360163</text:p>
          </table:table-cell>
          <table:table-cell table:style-name="ce1" office:value-type="float" office:value="33.2145237666409">
            <text:p>33.214523766640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51387045426362">
            <text:p>0.751387045426362</text:p>
          </table:table-cell>
          <table:table-cell table:style-name="ce1" office:value-type="float" office:value="0.892613078871195">
            <text:p>0.892613078871195</text:p>
          </table:table-cell>
          <table:table-cell table:style-name="ce1" office:value-type="float" office:value="0.925277125258">
            <text:p>0.925277125258</text:p>
          </table:table-cell>
          <table:table-cell table:style-name="ce1" office:value-type="float" office:value="0.918391765718218">
            <text:p>0.918391765718218</text:p>
          </table:table-cell>
        </table:table-row>
        <table:table-row>
          <table:table-cell/>
          <table:table-cell table:style-name="ce1" office:value-type="float" office:value="0.752513073031577">
            <text:p>0.752513073031577</text:p>
          </table:table-cell>
          <table:table-cell table:style-name="ce1" office:value-type="float" office:value="0.896523276422681">
            <text:p>0.896523276422681</text:p>
          </table:table-cell>
          <table:table-cell table:style-name="ce1" office:value-type="float" office:value="0.925538592967759">
            <text:p>0.925538592967759</text:p>
          </table:table-cell>
          <table:table-cell table:style-name="ce1" office:value-type="float" office:value="0.921805230336732">
            <text:p>0.921805230336732</text:p>
          </table:table-cell>
        </table:table-row>
        <table:table-row>
          <table:table-cell/>
          <table:table-cell table:style-name="ce1" office:value-type="float" office:value="0.75225218661124">
            <text:p>0.75225218661124</text:p>
          </table:table-cell>
          <table:table-cell table:style-name="ce1" office:value-type="float" office:value="0.892111497518718">
            <text:p>0.892111497518718</text:p>
          </table:table-cell>
          <table:table-cell table:style-name="ce1" office:value-type="float" office:value="0.926994782123115">
            <text:p>0.926994782123115</text:p>
          </table:table-cell>
          <table:table-cell table:style-name="ce1" office:value-type="float" office:value="0.921197356904787">
            <text:p>0.921197356904787</text:p>
          </table:table-cell>
        </table:table-row>
        <table:table-row>
          <table:table-cell/>
          <table:table-cell table:style-name="ce1" office:value-type="float" office:value="0.751385635013635">
            <text:p>0.751385635013635</text:p>
          </table:table-cell>
          <table:table-cell table:style-name="ce1" office:value-type="float" office:value="0.895434465377789">
            <text:p>0.895434465377789</text:p>
          </table:table-cell>
          <table:table-cell table:style-name="ce1" office:value-type="float" office:value="0.924879471449546">
            <text:p>0.924879471449546</text:p>
          </table:table-cell>
          <table:table-cell table:style-name="ce1" office:value-type="float" office:value="0.920315055331687">
            <text:p>0.920315055331687</text:p>
          </table:table-cell>
        </table:table-row>
        <table:table-row>
          <table:table-cell/>
          <table:table-cell table:style-name="ce1" office:value-type="float" office:value="0.752657487683754">
            <text:p>0.752657487683754</text:p>
          </table:table-cell>
          <table:table-cell table:style-name="ce1" office:value-type="float" office:value="0.894047058127012">
            <text:p>0.894047058127012</text:p>
          </table:table-cell>
          <table:table-cell table:style-name="ce1" office:value-type="float" office:value="0.926858791819209">
            <text:p>0.926858791819209</text:p>
          </table:table-cell>
          <table:table-cell table:style-name="ce1" office:value-type="float" office:value="0.919976926026666">
            <text:p>0.919976926026666</text:p>
          </table:table-cell>
        </table:table-row>
        <table:table-row>
          <table:table-cell/>
          <table:table-cell table:style-name="ce1" office:value-type="float" office:value="0.753720232436105">
            <text:p>0.753720232436105</text:p>
          </table:table-cell>
          <table:table-cell table:style-name="ce1" office:value-type="float" office:value="0.895952128310409">
            <text:p>0.895952128310409</text:p>
          </table:table-cell>
          <table:table-cell table:style-name="ce1" office:value-type="float" office:value="0.926627353614176">
            <text:p>0.926627353614176</text:p>
          </table:table-cell>
          <table:table-cell table:style-name="ce1" office:value-type="float" office:value="0.917971132038229">
            <text:p>0.917971132038229</text:p>
          </table:table-cell>
        </table:table-row>
        <table:table-row>
          <table:table-cell/>
          <table:table-cell table:style-name="ce1" office:value-type="float" office:value="0.750327556920414">
            <text:p>0.750327556920414</text:p>
          </table:table-cell>
          <table:table-cell table:style-name="ce1" office:value-type="float" office:value="0.89375632295236">
            <text:p>0.89375632295236</text:p>
          </table:table-cell>
          <table:table-cell table:style-name="ce1" office:value-type="float" office:value="0.926547230832164">
            <text:p>0.926547230832164</text:p>
          </table:table-cell>
          <table:table-cell table:style-name="ce1" office:value-type="float" office:value="0.919712990782746">
            <text:p>0.919712990782746</text:p>
          </table:table-cell>
        </table:table-row>
        <table:table-row>
          <table:table-cell/>
          <table:table-cell table:style-name="ce1" office:value-type="float" office:value="0.751662399217902">
            <text:p>0.751662399217902</text:p>
          </table:table-cell>
          <table:table-cell table:style-name="ce1" office:value-type="float" office:value="0.89381283694679">
            <text:p>0.89381283694679</text:p>
          </table:table-cell>
          <table:table-cell table:style-name="ce1" office:value-type="float" office:value="0.926824522722088">
            <text:p>0.926824522722088</text:p>
          </table:table-cell>
          <table:table-cell table:style-name="ce1" office:value-type="float" office:value="0.920003690021427">
            <text:p>0.920003690021427</text:p>
          </table:table-cell>
        </table:table-row>
        <table:table-row>
          <table:table-cell/>
          <table:table-cell table:style-name="ce1" office:value-type="float" office:value="0.749674913026818">
            <text:p>0.749674913026818</text:p>
          </table:table-cell>
          <table:table-cell table:style-name="ce1" office:value-type="float" office:value="0.892951312478545">
            <text:p>0.892951312478545</text:p>
          </table:table-cell>
          <table:table-cell table:style-name="ce1" office:value-type="float" office:value="0.924452221308655">
            <text:p>0.924452221308655</text:p>
          </table:table-cell>
          <table:table-cell table:style-name="ce1" office:value-type="float" office:value="0.920072157216267">
            <text:p>0.920072157216267</text:p>
          </table:table-cell>
        </table:table-row>
        <table:table-row>
          <table:table-cell/>
          <table:table-cell table:style-name="ce1" office:value-type="float" office:value="0.75312575165662">
            <text:p>0.75312575165662</text:p>
          </table:table-cell>
          <table:table-cell table:style-name="ce1" office:value-type="float" office:value="0.894385645826499">
            <text:p>0.894385645826499</text:p>
          </table:table-cell>
          <table:table-cell table:style-name="ce1" office:value-type="float" office:value="0.925134302985264">
            <text:p>0.925134302985264</text:p>
          </table:table-cell>
          <table:table-cell table:style-name="ce1" office:value-type="float" office:value="0.920586146240758">
            <text:p>0.920586146240758</text:p>
          </table:table-cell>
        </table:table-row>
      </table:table>
      <table:table table:name="'file:///mnt/Dados/vinma/documentos/Gradua%C3%A7%C3%A3o/TCC/results-partial/HW_C012_120.xlsx'#sigma_050" table:print="false" table:style-name="ta_extref">
        <table:table-source xlink:type="simple" xlink:href="../../results-partial/HW_C012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3821027055471">
            <text:p>20.3821027055471</text:p>
          </table:table-cell>
          <table:table-cell table:style-name="ce1" office:value-type="float" office:value="26.433289538564">
            <text:p>26.433289538564</text:p>
          </table:table-cell>
          <table:table-cell table:style-name="ce1" office:value-type="float" office:value="29.5941452327584">
            <text:p>29.5941452327584</text:p>
          </table:table-cell>
          <table:table-cell table:style-name="ce1" office:value-type="float" office:value="28.6488708654218">
            <text:p>28.6488708654218</text:p>
          </table:table-cell>
        </table:table-row>
        <table:table-row>
          <table:table-cell/>
          <table:table-cell table:style-name="ce1" office:value-type="float" office:value="20.3691838664965">
            <text:p>20.3691838664965</text:p>
          </table:table-cell>
          <table:table-cell table:style-name="ce1" office:value-type="float" office:value="26.482846559138">
            <text:p>26.482846559138</text:p>
          </table:table-cell>
          <table:table-cell table:style-name="ce1" office:value-type="float" office:value="29.6283777146601">
            <text:p>29.6283777146601</text:p>
          </table:table-cell>
          <table:table-cell table:style-name="ce1" office:value-type="float" office:value="28.6772261134375">
            <text:p>28.6772261134375</text:p>
          </table:table-cell>
        </table:table-row>
        <table:table-row>
          <table:table-cell/>
          <table:table-cell table:style-name="ce1" office:value-type="float" office:value="20.3696937515937">
            <text:p>20.3696937515937</text:p>
          </table:table-cell>
          <table:table-cell table:style-name="ce1" office:value-type="float" office:value="26.4507366902151">
            <text:p>26.4507366902151</text:p>
          </table:table-cell>
          <table:table-cell table:style-name="ce1" office:value-type="float" office:value="29.6428076605504">
            <text:p>29.6428076605504</text:p>
          </table:table-cell>
          <table:table-cell table:style-name="ce1" office:value-type="float" office:value="28.6812043531682">
            <text:p>28.6812043531682</text:p>
          </table:table-cell>
        </table:table-row>
        <table:table-row>
          <table:table-cell/>
          <table:table-cell table:style-name="ce1" office:value-type="float" office:value="20.361037521468">
            <text:p>20.361037521468</text:p>
          </table:table-cell>
          <table:table-cell table:style-name="ce1" office:value-type="float" office:value="26.4424276847755">
            <text:p>26.4424276847755</text:p>
          </table:table-cell>
          <table:table-cell table:style-name="ce1" office:value-type="float" office:value="29.5996666165379">
            <text:p>29.5996666165379</text:p>
          </table:table-cell>
          <table:table-cell table:style-name="ce1" office:value-type="float" office:value="28.6335130523078">
            <text:p>28.6335130523078</text:p>
          </table:table-cell>
        </table:table-row>
        <table:table-row>
          <table:table-cell/>
          <table:table-cell table:style-name="ce1" office:value-type="float" office:value="20.3779725111618">
            <text:p>20.3779725111618</text:p>
          </table:table-cell>
          <table:table-cell table:style-name="ce1" office:value-type="float" office:value="26.4573603165748">
            <text:p>26.4573603165748</text:p>
          </table:table-cell>
          <table:table-cell table:style-name="ce1" office:value-type="float" office:value="29.6801895791748">
            <text:p>29.6801895791748</text:p>
          </table:table-cell>
          <table:table-cell table:style-name="ce1" office:value-type="float" office:value="28.6988722623604">
            <text:p>28.6988722623604</text:p>
          </table:table-cell>
        </table:table-row>
        <table:table-row>
          <table:table-cell/>
          <table:table-cell table:style-name="ce1" office:value-type="float" office:value="20.3676245435369">
            <text:p>20.3676245435369</text:p>
          </table:table-cell>
          <table:table-cell table:style-name="ce1" office:value-type="float" office:value="26.4494035773742">
            <text:p>26.4494035773742</text:p>
          </table:table-cell>
          <table:table-cell table:style-name="ce1" office:value-type="float" office:value="29.6238511686567">
            <text:p>29.6238511686567</text:p>
          </table:table-cell>
          <table:table-cell table:style-name="ce1" office:value-type="float" office:value="28.6638402605086">
            <text:p>28.6638402605086</text:p>
          </table:table-cell>
        </table:table-row>
        <table:table-row>
          <table:table-cell/>
          <table:table-cell table:style-name="ce1" office:value-type="float" office:value="20.3499869695265">
            <text:p>20.3499869695265</text:p>
          </table:table-cell>
          <table:table-cell table:style-name="ce1" office:value-type="float" office:value="26.4434247738546">
            <text:p>26.4434247738546</text:p>
          </table:table-cell>
          <table:table-cell table:style-name="ce1" office:value-type="float" office:value="29.6438118092755">
            <text:p>29.6438118092755</text:p>
          </table:table-cell>
          <table:table-cell table:style-name="ce1" office:value-type="float" office:value="28.6961969180887">
            <text:p>28.6961969180887</text:p>
          </table:table-cell>
        </table:table-row>
        <table:table-row>
          <table:table-cell/>
          <table:table-cell table:style-name="ce1" office:value-type="float" office:value="20.3788151785941">
            <text:p>20.3788151785941</text:p>
          </table:table-cell>
          <table:table-cell table:style-name="ce1" office:value-type="float" office:value="26.4439554723209">
            <text:p>26.4439554723209</text:p>
          </table:table-cell>
          <table:table-cell table:style-name="ce1" office:value-type="float" office:value="29.6554784597194">
            <text:p>29.6554784597194</text:p>
          </table:table-cell>
          <table:table-cell table:style-name="ce1" office:value-type="float" office:value="28.7118411105691">
            <text:p>28.7118411105691</text:p>
          </table:table-cell>
        </table:table-row>
        <table:table-row>
          <table:table-cell/>
          <table:table-cell table:style-name="ce1" office:value-type="float" office:value="20.3749131944135">
            <text:p>20.3749131944135</text:p>
          </table:table-cell>
          <table:table-cell table:style-name="ce1" office:value-type="float" office:value="26.4534175950805">
            <text:p>26.4534175950805</text:p>
          </table:table-cell>
          <table:table-cell table:style-name="ce1" office:value-type="float" office:value="29.5983366500663">
            <text:p>29.5983366500663</text:p>
          </table:table-cell>
          <table:table-cell table:style-name="ce1" office:value-type="float" office:value="28.6659158697637">
            <text:p>28.6659158697637</text:p>
          </table:table-cell>
        </table:table-row>
        <table:table-row>
          <table:table-cell/>
          <table:table-cell table:style-name="ce1" office:value-type="float" office:value="20.3751972176152">
            <text:p>20.3751972176152</text:p>
          </table:table-cell>
          <table:table-cell table:style-name="ce1" office:value-type="float" office:value="26.4218955695822">
            <text:p>26.4218955695822</text:p>
          </table:table-cell>
          <table:table-cell table:style-name="ce1" office:value-type="float" office:value="29.5966900700835">
            <text:p>29.5966900700835</text:p>
          </table:table-cell>
          <table:table-cell table:style-name="ce1" office:value-type="float" office:value="28.6179588349414">
            <text:p>28.61795883494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457012161452621">
            <text:p>0.457012161452621</text:p>
          </table:table-cell>
          <table:table-cell table:style-name="ce1" office:value-type="float" office:value="0.735649002968815">
            <text:p>0.735649002968815</text:p>
          </table:table-cell>
          <table:table-cell table:style-name="ce1" office:value-type="float" office:value="0.846455097413384">
            <text:p>0.846455097413384</text:p>
          </table:table-cell>
          <table:table-cell table:style-name="ce1" office:value-type="float" office:value="0.822340141503847">
            <text:p>0.822340141503847</text:p>
          </table:table-cell>
        </table:table-row>
        <table:table-row>
          <table:table-cell/>
          <table:table-cell table:style-name="ce1" office:value-type="float" office:value="0.456843476194769">
            <text:p>0.456843476194769</text:p>
          </table:table-cell>
          <table:table-cell table:style-name="ce1" office:value-type="float" office:value="0.734873641020251">
            <text:p>0.734873641020251</text:p>
          </table:table-cell>
          <table:table-cell table:style-name="ce1" office:value-type="float" office:value="0.845124779795954">
            <text:p>0.845124779795954</text:p>
          </table:table-cell>
          <table:table-cell table:style-name="ce1" office:value-type="float" office:value="0.823942325870539">
            <text:p>0.823942325870539</text:p>
          </table:table-cell>
        </table:table-row>
        <table:table-row>
          <table:table-cell/>
          <table:table-cell table:style-name="ce1" office:value-type="float" office:value="0.456711890157191">
            <text:p>0.456711890157191</text:p>
          </table:table-cell>
          <table:table-cell table:style-name="ce1" office:value-type="float" office:value="0.734306315734075">
            <text:p>0.734306315734075</text:p>
          </table:table-cell>
          <table:table-cell table:style-name="ce1" office:value-type="float" office:value="0.843757103957003">
            <text:p>0.843757103957003</text:p>
          </table:table-cell>
          <table:table-cell table:style-name="ce1" office:value-type="float" office:value="0.820928772116198">
            <text:p>0.820928772116198</text:p>
          </table:table-cell>
        </table:table-row>
        <table:table-row>
          <table:table-cell/>
          <table:table-cell table:style-name="ce1" office:value-type="float" office:value="0.456031948212589">
            <text:p>0.456031948212589</text:p>
          </table:table-cell>
          <table:table-cell table:style-name="ce1" office:value-type="float" office:value="0.733673001721262">
            <text:p>0.733673001721262</text:p>
          </table:table-cell>
          <table:table-cell table:style-name="ce1" office:value-type="float" office:value="0.844897962397275">
            <text:p>0.844897962397275</text:p>
          </table:table-cell>
          <table:table-cell table:style-name="ce1" office:value-type="float" office:value="0.822856540973364">
            <text:p>0.822856540973364</text:p>
          </table:table-cell>
        </table:table-row>
        <table:table-row>
          <table:table-cell/>
          <table:table-cell table:style-name="ce1" office:value-type="float" office:value="0.457041887307911">
            <text:p>0.457041887307911</text:p>
          </table:table-cell>
          <table:table-cell table:style-name="ce1" office:value-type="float" office:value="0.736357796598523">
            <text:p>0.736357796598523</text:p>
          </table:table-cell>
          <table:table-cell table:style-name="ce1" office:value-type="float" office:value="0.845610307163207">
            <text:p>0.845610307163207</text:p>
          </table:table-cell>
          <table:table-cell table:style-name="ce1" office:value-type="float" office:value="0.825453035002411">
            <text:p>0.825453035002411</text:p>
          </table:table-cell>
        </table:table-row>
        <table:table-row>
          <table:table-cell/>
          <table:table-cell table:style-name="ce1" office:value-type="float" office:value="0.456396204631815">
            <text:p>0.456396204631815</text:p>
          </table:table-cell>
          <table:table-cell table:style-name="ce1" office:value-type="float" office:value="0.732962444120864">
            <text:p>0.732962444120864</text:p>
          </table:table-cell>
          <table:table-cell table:style-name="ce1" office:value-type="float" office:value="0.844899845575623">
            <text:p>0.844899845575623</text:p>
          </table:table-cell>
          <table:table-cell table:style-name="ce1" office:value-type="float" office:value="0.821607300403763">
            <text:p>0.821607300403763</text:p>
          </table:table-cell>
        </table:table-row>
        <table:table-row>
          <table:table-cell/>
          <table:table-cell table:style-name="ce1" office:value-type="float" office:value="0.45599146814473">
            <text:p>0.45599146814473</text:p>
          </table:table-cell>
          <table:table-cell table:style-name="ce1" office:value-type="float" office:value="0.733865107675635">
            <text:p>0.733865107675635</text:p>
          </table:table-cell>
          <table:table-cell table:style-name="ce1" office:value-type="float" office:value="0.843035062298129">
            <text:p>0.843035062298129</text:p>
          </table:table-cell>
          <table:table-cell table:style-name="ce1" office:value-type="float" office:value="0.821150565791034">
            <text:p>0.821150565791034</text:p>
          </table:table-cell>
        </table:table-row>
        <table:table-row>
          <table:table-cell/>
          <table:table-cell table:style-name="ce1" office:value-type="float" office:value="0.45703506222964">
            <text:p>0.45703506222964</text:p>
          </table:table-cell>
          <table:table-cell table:style-name="ce1" office:value-type="float" office:value="0.736643438097114">
            <text:p>0.736643438097114</text:p>
          </table:table-cell>
          <table:table-cell table:style-name="ce1" office:value-type="float" office:value="0.847689002530078">
            <text:p>0.847689002530078</text:p>
          </table:table-cell>
          <table:table-cell table:style-name="ce1" office:value-type="float" office:value="0.825073889543863">
            <text:p>0.825073889543863</text:p>
          </table:table-cell>
        </table:table-row>
        <table:table-row>
          <table:table-cell/>
          <table:table-cell table:style-name="ce1" office:value-type="float" office:value="0.456307007840996">
            <text:p>0.456307007840996</text:p>
          </table:table-cell>
          <table:table-cell table:style-name="ce1" office:value-type="float" office:value="0.735645972366398">
            <text:p>0.735645972366398</text:p>
          </table:table-cell>
          <table:table-cell table:style-name="ce1" office:value-type="float" office:value="0.843422970283999">
            <text:p>0.843422970283999</text:p>
          </table:table-cell>
          <table:table-cell table:style-name="ce1" office:value-type="float" office:value="0.823195325132984">
            <text:p>0.823195325132984</text:p>
          </table:table-cell>
        </table:table-row>
        <table:table-row>
          <table:table-cell/>
          <table:table-cell table:style-name="ce1" office:value-type="float" office:value="0.456466910305462">
            <text:p>0.456466910305462</text:p>
          </table:table-cell>
          <table:table-cell table:style-name="ce1" office:value-type="float" office:value="0.734600059983741">
            <text:p>0.734600059983741</text:p>
          </table:table-cell>
          <table:table-cell table:style-name="ce1" office:value-type="float" office:value="0.845160176365913">
            <text:p>0.845160176365913</text:p>
          </table:table-cell>
          <table:table-cell table:style-name="ce1" office:value-type="float" office:value="0.823894761300627">
            <text:p>0.823894761300627</text:p>
          </table:table-cell>
        </table:table-row>
      </table:table>
      <table:table table:name="'file:///mnt/Dados/vinma/documentos/Gradua%C3%A7%C3%A3o/TCC/results-partial/HW_C013_120.xlsx'#sigma_010" table:print="false" table:style-name="ta_extref">
        <table:table-source xlink:type="simple" xlink:href="../../results-partial/HW_C013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74695418838402">
            <text:p>0.874695418838402</text:p>
          </table:table-cell>
          <table:table-cell table:style-name="ce1" office:value-type="float" office:value="0.928298322881409">
            <text:p>0.928298322881409</text:p>
          </table:table-cell>
          <table:table-cell table:style-name="ce1" office:value-type="float" office:value="0.951792578265918">
            <text:p>0.951792578265918</text:p>
          </table:table-cell>
          <table:table-cell table:style-name="ce1" office:value-type="float" office:value="0.94593079349372">
            <text:p>0.94593079349372</text:p>
          </table:table-cell>
        </table:table-row>
        <table:table-row>
          <table:table-cell/>
          <table:table-cell table:style-name="ce1" office:value-type="float" office:value="0.876060901259173">
            <text:p>0.876060901259173</text:p>
          </table:table-cell>
          <table:table-cell table:style-name="ce1" office:value-type="float" office:value="0.925604693645747">
            <text:p>0.925604693645747</text:p>
          </table:table-cell>
          <table:table-cell table:style-name="ce1" office:value-type="float" office:value="0.951304973879076">
            <text:p>0.951304973879076</text:p>
          </table:table-cell>
          <table:table-cell table:style-name="ce1" office:value-type="float" office:value="0.946325675315573">
            <text:p>0.946325675315573</text:p>
          </table:table-cell>
        </table:table-row>
        <table:table-row>
          <table:table-cell/>
          <table:table-cell table:style-name="ce1" office:value-type="float" office:value="0.876046068047973">
            <text:p>0.876046068047973</text:p>
          </table:table-cell>
          <table:table-cell table:style-name="ce1" office:value-type="float" office:value="0.925819770378247">
            <text:p>0.925819770378247</text:p>
          </table:table-cell>
          <table:table-cell table:style-name="ce1" office:value-type="float" office:value="0.951790018820212">
            <text:p>0.951790018820212</text:p>
          </table:table-cell>
          <table:table-cell table:style-name="ce1" office:value-type="float" office:value="0.946335290736343">
            <text:p>0.946335290736343</text:p>
          </table:table-cell>
        </table:table-row>
        <table:table-row>
          <table:table-cell/>
          <table:table-cell table:style-name="ce1" office:value-type="float" office:value="0.875355472080308">
            <text:p>0.875355472080308</text:p>
          </table:table-cell>
          <table:table-cell table:style-name="ce1" office:value-type="float" office:value="0.926094630047732">
            <text:p>0.926094630047732</text:p>
          </table:table-cell>
          <table:table-cell table:style-name="ce1" office:value-type="float" office:value="0.951676830663908">
            <text:p>0.951676830663908</text:p>
          </table:table-cell>
          <table:table-cell table:style-name="ce1" office:value-type="float" office:value="0.945525616477246">
            <text:p>0.945525616477246</text:p>
          </table:table-cell>
        </table:table-row>
        <table:table-row>
          <table:table-cell/>
          <table:table-cell table:style-name="ce1" office:value-type="float" office:value="0.876004959047318">
            <text:p>0.876004959047318</text:p>
          </table:table-cell>
          <table:table-cell table:style-name="ce1" office:value-type="float" office:value="0.927434982389303">
            <text:p>0.927434982389303</text:p>
          </table:table-cell>
          <table:table-cell table:style-name="ce1" office:value-type="float" office:value="0.951523248216279">
            <text:p>0.951523248216279</text:p>
          </table:table-cell>
          <table:table-cell table:style-name="ce1" office:value-type="float" office:value="0.945553903090854">
            <text:p>0.945553903090854</text:p>
          </table:table-cell>
        </table:table-row>
        <table:table-row>
          <table:table-cell/>
          <table:table-cell table:style-name="ce1" office:value-type="float" office:value="0.875795382444419">
            <text:p>0.875795382444419</text:p>
          </table:table-cell>
          <table:table-cell table:style-name="ce1" office:value-type="float" office:value="0.927481934703962">
            <text:p>0.927481934703962</text:p>
          </table:table-cell>
          <table:table-cell table:style-name="ce1" office:value-type="float" office:value="0.951578327938445">
            <text:p>0.951578327938445</text:p>
          </table:table-cell>
          <table:table-cell table:style-name="ce1" office:value-type="float" office:value="0.945749708558969">
            <text:p>0.945749708558969</text:p>
          </table:table-cell>
        </table:table-row>
        <table:table-row>
          <table:table-cell/>
          <table:table-cell table:style-name="ce1" office:value-type="float" office:value="0.875578830791945">
            <text:p>0.875578830791945</text:p>
          </table:table-cell>
          <table:table-cell table:style-name="ce1" office:value-type="float" office:value="0.926058522692481">
            <text:p>0.926058522692481</text:p>
          </table:table-cell>
          <table:table-cell table:style-name="ce1" office:value-type="float" office:value="0.950830256167303">
            <text:p>0.950830256167303</text:p>
          </table:table-cell>
          <table:table-cell table:style-name="ce1" office:value-type="float" office:value="0.945803603150468">
            <text:p>0.945803603150468</text:p>
          </table:table-cell>
        </table:table-row>
        <table:table-row>
          <table:table-cell/>
          <table:table-cell table:style-name="ce1" office:value-type="float" office:value="0.875428101474811">
            <text:p>0.875428101474811</text:p>
          </table:table-cell>
          <table:table-cell table:style-name="ce1" office:value-type="float" office:value="0.926867089719035">
            <text:p>0.926867089719035</text:p>
          </table:table-cell>
          <table:table-cell table:style-name="ce1" office:value-type="float" office:value="0.952254342692174">
            <text:p>0.952254342692174</text:p>
          </table:table-cell>
          <table:table-cell table:style-name="ce1" office:value-type="float" office:value="0.946957119645511">
            <text:p>0.946957119645511</text:p>
          </table:table-cell>
        </table:table-row>
        <table:table-row>
          <table:table-cell/>
          <table:table-cell table:style-name="ce1" office:value-type="float" office:value="0.875322913762688">
            <text:p>0.875322913762688</text:p>
          </table:table-cell>
          <table:table-cell table:style-name="ce1" office:value-type="float" office:value="0.927273571638103">
            <text:p>0.927273571638103</text:p>
          </table:table-cell>
          <table:table-cell table:style-name="ce1" office:value-type="float" office:value="0.951548237752671">
            <text:p>0.951548237752671</text:p>
          </table:table-cell>
          <table:table-cell table:style-name="ce1" office:value-type="float" office:value="0.946108588795207">
            <text:p>0.946108588795207</text:p>
          </table:table-cell>
        </table:table-row>
        <table:table-row>
          <table:table-cell/>
          <table:table-cell table:style-name="ce1" office:value-type="float" office:value="0.875917547976843">
            <text:p>0.875917547976843</text:p>
          </table:table-cell>
          <table:table-cell table:style-name="ce1" office:value-type="float" office:value="0.927956835416472">
            <text:p>0.927956835416472</text:p>
          </table:table-cell>
          <table:table-cell table:style-name="ce1" office:value-type="float" office:value="0.951710560293848">
            <text:p>0.951710560293848</text:p>
          </table:table-cell>
          <table:table-cell table:style-name="ce1" office:value-type="float" office:value="0.945664181525115">
            <text:p>0.945664181525115</text:p>
          </table:table-cell>
        </table:table-row>
      </table:table>
      <table:table table:name="'file:///mnt/Dados/vinma/documentos/Gradua%C3%A7%C3%A3o/TCC/results-partial/HW_C013_120.xlsx'#sigma_025" table:print="false" table:style-name="ta_extref">
        <table:table-source xlink:type="simple" xlink:href="../../results-partial/HW_C013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17230180534">
            <text:p>28.1017230180534</text:p>
          </table:table-cell>
          <table:table-cell table:style-name="ce1" office:value-type="float" office:value="30.039883238743">
            <text:p>30.039883238743</text:p>
          </table:table-cell>
          <table:table-cell table:style-name="ce1" office:value-type="float" office:value="31.6768476748874">
            <text:p>31.6768476748874</text:p>
          </table:table-cell>
          <table:table-cell table:style-name="ce1" office:value-type="float" office:value="31.2386315741294">
            <text:p>31.2386315741294</text:p>
          </table:table-cell>
        </table:table-row>
        <table:table-row>
          <table:table-cell/>
          <table:table-cell table:style-name="ce1" office:value-type="float" office:value="28.1231076421389">
            <text:p>28.1231076421389</text:p>
          </table:table-cell>
          <table:table-cell table:style-name="ce1" office:value-type="float" office:value="30.0409754164594">
            <text:p>30.0409754164594</text:p>
          </table:table-cell>
          <table:table-cell table:style-name="ce1" office:value-type="float" office:value="31.6830113782936">
            <text:p>31.6830113782936</text:p>
          </table:table-cell>
          <table:table-cell table:style-name="ce1" office:value-type="float" office:value="31.2418934245829">
            <text:p>31.2418934245829</text:p>
          </table:table-cell>
        </table:table-row>
        <table:table-row>
          <table:table-cell/>
          <table:table-cell table:style-name="ce1" office:value-type="float" office:value="28.1245001711091">
            <text:p>28.1245001711091</text:p>
          </table:table-cell>
          <table:table-cell table:style-name="ce1" office:value-type="float" office:value="30.0269384921131">
            <text:p>30.0269384921131</text:p>
          </table:table-cell>
          <table:table-cell table:style-name="ce1" office:value-type="float" office:value="31.6728454422726">
            <text:p>31.6728454422726</text:p>
          </table:table-cell>
          <table:table-cell table:style-name="ce1" office:value-type="float" office:value="31.2178706409776">
            <text:p>31.2178706409776</text:p>
          </table:table-cell>
        </table:table-row>
        <table:table-row>
          <table:table-cell/>
          <table:table-cell table:style-name="ce1" office:value-type="float" office:value="28.1113696417683">
            <text:p>28.1113696417683</text:p>
          </table:table-cell>
          <table:table-cell table:style-name="ce1" office:value-type="float" office:value="30.0184829540792">
            <text:p>30.0184829540792</text:p>
          </table:table-cell>
          <table:table-cell table:style-name="ce1" office:value-type="float" office:value="31.650852108455">
            <text:p>31.650852108455</text:p>
          </table:table-cell>
          <table:table-cell table:style-name="ce1" office:value-type="float" office:value="31.1956583653518">
            <text:p>31.1956583653518</text:p>
          </table:table-cell>
        </table:table-row>
        <table:table-row>
          <table:table-cell/>
          <table:table-cell table:style-name="ce1" office:value-type="float" office:value="28.1064943066646">
            <text:p>28.1064943066646</text:p>
          </table:table-cell>
          <table:table-cell table:style-name="ce1" office:value-type="float" office:value="30.0315386983508">
            <text:p>30.0315386983508</text:p>
          </table:table-cell>
          <table:table-cell table:style-name="ce1" office:value-type="float" office:value="31.6698383622924">
            <text:p>31.6698383622924</text:p>
          </table:table-cell>
          <table:table-cell table:style-name="ce1" office:value-type="float" office:value="31.2007500778953">
            <text:p>31.2007500778953</text:p>
          </table:table-cell>
        </table:table-row>
        <table:table-row>
          <table:table-cell/>
          <table:table-cell table:style-name="ce1" office:value-type="float" office:value="28.1041293640232">
            <text:p>28.1041293640232</text:p>
          </table:table-cell>
          <table:table-cell table:style-name="ce1" office:value-type="float" office:value="30.0243501872467">
            <text:p>30.0243501872467</text:p>
          </table:table-cell>
          <table:table-cell table:style-name="ce1" office:value-type="float" office:value="31.6776397342817">
            <text:p>31.6776397342817</text:p>
          </table:table-cell>
          <table:table-cell table:style-name="ce1" office:value-type="float" office:value="31.2265456898367">
            <text:p>31.2265456898367</text:p>
          </table:table-cell>
        </table:table-row>
        <table:table-row>
          <table:table-cell/>
          <table:table-cell table:style-name="ce1" office:value-type="float" office:value="28.1261334964488">
            <text:p>28.1261334964488</text:p>
          </table:table-cell>
          <table:table-cell table:style-name="ce1" office:value-type="float" office:value="30.0352553400186">
            <text:p>30.0352553400186</text:p>
          </table:table-cell>
          <table:table-cell table:style-name="ce1" office:value-type="float" office:value="31.6491275359376">
            <text:p>31.6491275359376</text:p>
          </table:table-cell>
          <table:table-cell table:style-name="ce1" office:value-type="float" office:value="31.1942825392359">
            <text:p>31.1942825392359</text:p>
          </table:table-cell>
        </table:table-row>
        <table:table-row>
          <table:table-cell/>
          <table:table-cell table:style-name="ce1" office:value-type="float" office:value="28.1102615908705">
            <text:p>28.1102615908705</text:p>
          </table:table-cell>
          <table:table-cell table:style-name="ce1" office:value-type="float" office:value="30.0652917925753">
            <text:p>30.0652917925753</text:p>
          </table:table-cell>
          <table:table-cell table:style-name="ce1" office:value-type="float" office:value="31.7076200318899">
            <text:p>31.7076200318899</text:p>
          </table:table-cell>
          <table:table-cell table:style-name="ce1" office:value-type="float" office:value="31.2668053210261">
            <text:p>31.2668053210261</text:p>
          </table:table-cell>
        </table:table-row>
        <table:table-row>
          <table:table-cell/>
          <table:table-cell table:style-name="ce1" office:value-type="float" office:value="28.1290310254516">
            <text:p>28.1290310254516</text:p>
          </table:table-cell>
          <table:table-cell table:style-name="ce1" office:value-type="float" office:value="30.0619114684174">
            <text:p>30.0619114684174</text:p>
          </table:table-cell>
          <table:table-cell table:style-name="ce1" office:value-type="float" office:value="31.6842742628127">
            <text:p>31.6842742628127</text:p>
          </table:table-cell>
          <table:table-cell table:style-name="ce1" office:value-type="float" office:value="31.2383904171202">
            <text:p>31.2383904171202</text:p>
          </table:table-cell>
        </table:table-row>
        <table:table-row>
          <table:table-cell/>
          <table:table-cell table:style-name="ce1" office:value-type="float" office:value="28.126257206897">
            <text:p>28.126257206897</text:p>
          </table:table-cell>
          <table:table-cell table:style-name="ce1" office:value-type="float" office:value="30.0507657027606">
            <text:p>30.0507657027606</text:p>
          </table:table-cell>
          <table:table-cell table:style-name="ce1" office:value-type="float" office:value="31.6818490930352">
            <text:p>31.6818490930352</text:p>
          </table:table-cell>
          <table:table-cell table:style-name="ce1" office:value-type="float" office:value="31.2306752593693">
            <text:p>31.230675259369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74695418838402">
            <text:p>0.874695418838402</text:p>
          </table:table-cell>
          <table:table-cell table:style-name="ce1" office:value-type="float" office:value="0.928298322881409">
            <text:p>0.928298322881409</text:p>
          </table:table-cell>
          <table:table-cell table:style-name="ce1" office:value-type="float" office:value="0.951792578265918">
            <text:p>0.951792578265918</text:p>
          </table:table-cell>
          <table:table-cell table:style-name="ce1" office:value-type="float" office:value="0.94593079349372">
            <text:p>0.94593079349372</text:p>
          </table:table-cell>
        </table:table-row>
        <table:table-row>
          <table:table-cell/>
          <table:table-cell table:style-name="ce1" office:value-type="float" office:value="0.876060901259173">
            <text:p>0.876060901259173</text:p>
          </table:table-cell>
          <table:table-cell table:style-name="ce1" office:value-type="float" office:value="0.925604693645747">
            <text:p>0.925604693645747</text:p>
          </table:table-cell>
          <table:table-cell table:style-name="ce1" office:value-type="float" office:value="0.951304973879076">
            <text:p>0.951304973879076</text:p>
          </table:table-cell>
          <table:table-cell table:style-name="ce1" office:value-type="float" office:value="0.946325675315573">
            <text:p>0.946325675315573</text:p>
          </table:table-cell>
        </table:table-row>
        <table:table-row>
          <table:table-cell/>
          <table:table-cell table:style-name="ce1" office:value-type="float" office:value="0.876046068047973">
            <text:p>0.876046068047973</text:p>
          </table:table-cell>
          <table:table-cell table:style-name="ce1" office:value-type="float" office:value="0.925819770378247">
            <text:p>0.925819770378247</text:p>
          </table:table-cell>
          <table:table-cell table:style-name="ce1" office:value-type="float" office:value="0.951790018820212">
            <text:p>0.951790018820212</text:p>
          </table:table-cell>
          <table:table-cell table:style-name="ce1" office:value-type="float" office:value="0.946335290736343">
            <text:p>0.946335290736343</text:p>
          </table:table-cell>
        </table:table-row>
        <table:table-row>
          <table:table-cell/>
          <table:table-cell table:style-name="ce1" office:value-type="float" office:value="0.875355472080308">
            <text:p>0.875355472080308</text:p>
          </table:table-cell>
          <table:table-cell table:style-name="ce1" office:value-type="float" office:value="0.926094630047732">
            <text:p>0.926094630047732</text:p>
          </table:table-cell>
          <table:table-cell table:style-name="ce1" office:value-type="float" office:value="0.951676830663908">
            <text:p>0.951676830663908</text:p>
          </table:table-cell>
          <table:table-cell table:style-name="ce1" office:value-type="float" office:value="0.945525616477246">
            <text:p>0.945525616477246</text:p>
          </table:table-cell>
        </table:table-row>
        <table:table-row>
          <table:table-cell/>
          <table:table-cell table:style-name="ce1" office:value-type="float" office:value="0.876004959047318">
            <text:p>0.876004959047318</text:p>
          </table:table-cell>
          <table:table-cell table:style-name="ce1" office:value-type="float" office:value="0.927434982389303">
            <text:p>0.927434982389303</text:p>
          </table:table-cell>
          <table:table-cell table:style-name="ce1" office:value-type="float" office:value="0.951523248216279">
            <text:p>0.951523248216279</text:p>
          </table:table-cell>
          <table:table-cell table:style-name="ce1" office:value-type="float" office:value="0.945553903090854">
            <text:p>0.945553903090854</text:p>
          </table:table-cell>
        </table:table-row>
        <table:table-row>
          <table:table-cell/>
          <table:table-cell table:style-name="ce1" office:value-type="float" office:value="0.875795382444419">
            <text:p>0.875795382444419</text:p>
          </table:table-cell>
          <table:table-cell table:style-name="ce1" office:value-type="float" office:value="0.927481934703962">
            <text:p>0.927481934703962</text:p>
          </table:table-cell>
          <table:table-cell table:style-name="ce1" office:value-type="float" office:value="0.951578327938445">
            <text:p>0.951578327938445</text:p>
          </table:table-cell>
          <table:table-cell table:style-name="ce1" office:value-type="float" office:value="0.945749708558969">
            <text:p>0.945749708558969</text:p>
          </table:table-cell>
        </table:table-row>
        <table:table-row>
          <table:table-cell/>
          <table:table-cell table:style-name="ce1" office:value-type="float" office:value="0.875578830791945">
            <text:p>0.875578830791945</text:p>
          </table:table-cell>
          <table:table-cell table:style-name="ce1" office:value-type="float" office:value="0.926058522692481">
            <text:p>0.926058522692481</text:p>
          </table:table-cell>
          <table:table-cell table:style-name="ce1" office:value-type="float" office:value="0.950830256167303">
            <text:p>0.950830256167303</text:p>
          </table:table-cell>
          <table:table-cell table:style-name="ce1" office:value-type="float" office:value="0.945803603150468">
            <text:p>0.945803603150468</text:p>
          </table:table-cell>
        </table:table-row>
        <table:table-row>
          <table:table-cell/>
          <table:table-cell table:style-name="ce1" office:value-type="float" office:value="0.875428101474811">
            <text:p>0.875428101474811</text:p>
          </table:table-cell>
          <table:table-cell table:style-name="ce1" office:value-type="float" office:value="0.926867089719035">
            <text:p>0.926867089719035</text:p>
          </table:table-cell>
          <table:table-cell table:style-name="ce1" office:value-type="float" office:value="0.952254342692174">
            <text:p>0.952254342692174</text:p>
          </table:table-cell>
          <table:table-cell table:style-name="ce1" office:value-type="float" office:value="0.946957119645511">
            <text:p>0.946957119645511</text:p>
          </table:table-cell>
        </table:table-row>
        <table:table-row>
          <table:table-cell/>
          <table:table-cell table:style-name="ce1" office:value-type="float" office:value="0.875322913762688">
            <text:p>0.875322913762688</text:p>
          </table:table-cell>
          <table:table-cell table:style-name="ce1" office:value-type="float" office:value="0.927273571638103">
            <text:p>0.927273571638103</text:p>
          </table:table-cell>
          <table:table-cell table:style-name="ce1" office:value-type="float" office:value="0.951548237752671">
            <text:p>0.951548237752671</text:p>
          </table:table-cell>
          <table:table-cell table:style-name="ce1" office:value-type="float" office:value="0.946108588795207">
            <text:p>0.946108588795207</text:p>
          </table:table-cell>
        </table:table-row>
        <table:table-row>
          <table:table-cell/>
          <table:table-cell table:style-name="ce1" office:value-type="float" office:value="0.875917547976843">
            <text:p>0.875917547976843</text:p>
          </table:table-cell>
          <table:table-cell table:style-name="ce1" office:value-type="float" office:value="0.927956835416472">
            <text:p>0.927956835416472</text:p>
          </table:table-cell>
          <table:table-cell table:style-name="ce1" office:value-type="float" office:value="0.951710560293848">
            <text:p>0.951710560293848</text:p>
          </table:table-cell>
          <table:table-cell table:style-name="ce1" office:value-type="float" office:value="0.945664181525115">
            <text:p>0.945664181525115</text:p>
          </table:table-cell>
        </table:table-row>
      </table:table>
      <table:table table:name="'file:///mnt/Dados/vinma/documentos/Gradua%C3%A7%C3%A3o/TCC/results-partial/HW_C013_120.xlsx'#sigma_050" table:print="false" table:style-name="ta_extref">
        <table:table-source xlink:type="simple" xlink:href="../../results-partial/HW_C013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502466209001">
            <text:p>20.2502466209001</text:p>
          </table:table-cell>
          <table:table-cell table:style-name="ce1" office:value-type="float" office:value="24.5000498309153">
            <text:p>24.5000498309153</text:p>
          </table:table-cell>
          <table:table-cell table:style-name="ce1" office:value-type="float" office:value="27.3737328670505">
            <text:p>27.3737328670505</text:p>
          </table:table-cell>
          <table:table-cell table:style-name="ce1" office:value-type="float" office:value="26.4349618272913">
            <text:p>26.4349618272913</text:p>
          </table:table-cell>
        </table:table-row>
        <table:table-row>
          <table:table-cell/>
          <table:table-cell table:style-name="ce1" office:value-type="float" office:value="20.2638559743867">
            <text:p>20.2638559743867</text:p>
          </table:table-cell>
          <table:table-cell table:style-name="ce1" office:value-type="float" office:value="24.4971896916237">
            <text:p>24.4971896916237</text:p>
          </table:table-cell>
          <table:table-cell table:style-name="ce1" office:value-type="float" office:value="27.3855787808048">
            <text:p>27.3855787808048</text:p>
          </table:table-cell>
          <table:table-cell table:style-name="ce1" office:value-type="float" office:value="26.4826624832182">
            <text:p>26.4826624832182</text:p>
          </table:table-cell>
        </table:table-row>
        <table:table-row>
          <table:table-cell/>
          <table:table-cell table:style-name="ce1" office:value-type="float" office:value="20.2521010122497">
            <text:p>20.2521010122497</text:p>
          </table:table-cell>
          <table:table-cell table:style-name="ce1" office:value-type="float" office:value="24.5197653981468">
            <text:p>24.5197653981468</text:p>
          </table:table-cell>
          <table:table-cell table:style-name="ce1" office:value-type="float" office:value="27.406222140837">
            <text:p>27.406222140837</text:p>
          </table:table-cell>
          <table:table-cell table:style-name="ce1" office:value-type="float" office:value="26.4594290381213">
            <text:p>26.4594290381213</text:p>
          </table:table-cell>
        </table:table-row>
        <table:table-row>
          <table:table-cell/>
          <table:table-cell table:style-name="ce1" office:value-type="float" office:value="20.2516230853804">
            <text:p>20.2516230853804</text:p>
          </table:table-cell>
          <table:table-cell table:style-name="ce1" office:value-type="float" office:value="24.5282833990862">
            <text:p>24.5282833990862</text:p>
          </table:table-cell>
          <table:table-cell table:style-name="ce1" office:value-type="float" office:value="27.4070309160594">
            <text:p>27.4070309160594</text:p>
          </table:table-cell>
          <table:table-cell table:style-name="ce1" office:value-type="float" office:value="26.4705283755505">
            <text:p>26.4705283755505</text:p>
          </table:table-cell>
        </table:table-row>
        <table:table-row>
          <table:table-cell/>
          <table:table-cell table:style-name="ce1" office:value-type="float" office:value="20.2360876663456">
            <text:p>20.2360876663456</text:p>
          </table:table-cell>
          <table:table-cell table:style-name="ce1" office:value-type="float" office:value="24.5077014364808">
            <text:p>24.5077014364808</text:p>
          </table:table-cell>
          <table:table-cell table:style-name="ce1" office:value-type="float" office:value="27.4273907780966">
            <text:p>27.4273907780966</text:p>
          </table:table-cell>
          <table:table-cell table:style-name="ce1" office:value-type="float" office:value="26.519764241114">
            <text:p>26.519764241114</text:p>
          </table:table-cell>
        </table:table-row>
        <table:table-row>
          <table:table-cell/>
          <table:table-cell table:style-name="ce1" office:value-type="float" office:value="20.2487593678338">
            <text:p>20.2487593678338</text:p>
          </table:table-cell>
          <table:table-cell table:style-name="ce1" office:value-type="float" office:value="24.4960113173033">
            <text:p>24.4960113173033</text:p>
          </table:table-cell>
          <table:table-cell table:style-name="ce1" office:value-type="float" office:value="27.4114741474196">
            <text:p>27.4114741474196</text:p>
          </table:table-cell>
          <table:table-cell table:style-name="ce1" office:value-type="float" office:value="26.5078985882297">
            <text:p>26.5078985882297</text:p>
          </table:table-cell>
        </table:table-row>
        <table:table-row>
          <table:table-cell/>
          <table:table-cell table:style-name="ce1" office:value-type="float" office:value="20.2584504428884">
            <text:p>20.2584504428884</text:p>
          </table:table-cell>
          <table:table-cell table:style-name="ce1" office:value-type="float" office:value="24.494013415969">
            <text:p>24.494013415969</text:p>
          </table:table-cell>
          <table:table-cell table:style-name="ce1" office:value-type="float" office:value="27.4032867351832">
            <text:p>27.4032867351832</text:p>
          </table:table-cell>
          <table:table-cell table:style-name="ce1" office:value-type="float" office:value="26.4701466139188">
            <text:p>26.4701466139188</text:p>
          </table:table-cell>
        </table:table-row>
        <table:table-row>
          <table:table-cell/>
          <table:table-cell table:style-name="ce1" office:value-type="float" office:value="20.249404354217">
            <text:p>20.249404354217</text:p>
          </table:table-cell>
          <table:table-cell table:style-name="ce1" office:value-type="float" office:value="24.5017698717916">
            <text:p>24.5017698717916</text:p>
          </table:table-cell>
          <table:table-cell table:style-name="ce1" office:value-type="float" office:value="27.3964094273148">
            <text:p>27.3964094273148</text:p>
          </table:table-cell>
          <table:table-cell table:style-name="ce1" office:value-type="float" office:value="26.4673778692933">
            <text:p>26.4673778692933</text:p>
          </table:table-cell>
        </table:table-row>
        <table:table-row>
          <table:table-cell/>
          <table:table-cell table:style-name="ce1" office:value-type="float" office:value="20.2433366654421">
            <text:p>20.2433366654421</text:p>
          </table:table-cell>
          <table:table-cell table:style-name="ce1" office:value-type="float" office:value="24.4807316022298">
            <text:p>24.4807316022298</text:p>
          </table:table-cell>
          <table:table-cell table:style-name="ce1" office:value-type="float" office:value="27.3838728115556">
            <text:p>27.3838728115556</text:p>
          </table:table-cell>
          <table:table-cell table:style-name="ce1" office:value-type="float" office:value="26.4713802744469">
            <text:p>26.4713802744469</text:p>
          </table:table-cell>
        </table:table-row>
        <table:table-row>
          <table:table-cell/>
          <table:table-cell table:style-name="ce1" office:value-type="float" office:value="20.2263893911321">
            <text:p>20.2263893911321</text:p>
          </table:table-cell>
          <table:table-cell table:style-name="ce1" office:value-type="float" office:value="24.497738823095">
            <text:p>24.497738823095</text:p>
          </table:table-cell>
          <table:table-cell table:style-name="ce1" office:value-type="float" office:value="27.3772613570237">
            <text:p>27.3772613570237</text:p>
          </table:table-cell>
          <table:table-cell table:style-name="ce1" office:value-type="float" office:value="26.4832189909294">
            <text:p>26.483218990929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39551735372306">
            <text:p>0.639551735372306</text:p>
          </table:table-cell>
          <table:table-cell table:style-name="ce1" office:value-type="float" office:value="0.791449882842619">
            <text:p>0.791449882842619</text:p>
          </table:table-cell>
          <table:table-cell table:style-name="ce1" office:value-type="float" office:value="0.877379766348888">
            <text:p>0.877379766348888</text:p>
          </table:table-cell>
          <table:table-cell table:style-name="ce1" office:value-type="float" office:value="0.850052785582256">
            <text:p>0.850052785582256</text:p>
          </table:table-cell>
        </table:table-row>
        <table:table-row>
          <table:table-cell/>
          <table:table-cell table:style-name="ce1" office:value-type="float" office:value="0.639606616420808">
            <text:p>0.639606616420808</text:p>
          </table:table-cell>
          <table:table-cell table:style-name="ce1" office:value-type="float" office:value="0.79085053645249">
            <text:p>0.79085053645249</text:p>
          </table:table-cell>
          <table:table-cell table:style-name="ce1" office:value-type="float" office:value="0.877150716062148">
            <text:p>0.877150716062148</text:p>
          </table:table-cell>
          <table:table-cell table:style-name="ce1" office:value-type="float" office:value="0.852292430626955">
            <text:p>0.852292430626955</text:p>
          </table:table-cell>
        </table:table-row>
        <table:table-row>
          <table:table-cell/>
          <table:table-cell table:style-name="ce1" office:value-type="float" office:value="0.639318343354449">
            <text:p>0.639318343354449</text:p>
          </table:table-cell>
          <table:table-cell table:style-name="ce1" office:value-type="float" office:value="0.793512757587826">
            <text:p>0.793512757587826</text:p>
          </table:table-cell>
          <table:table-cell table:style-name="ce1" office:value-type="float" office:value="0.879368728422654">
            <text:p>0.879368728422654</text:p>
          </table:table-cell>
          <table:table-cell table:style-name="ce1" office:value-type="float" office:value="0.851818398158111">
            <text:p>0.851818398158111</text:p>
          </table:table-cell>
        </table:table-row>
        <table:table-row>
          <table:table-cell/>
          <table:table-cell table:style-name="ce1" office:value-type="float" office:value="0.639362775966774">
            <text:p>0.639362775966774</text:p>
          </table:table-cell>
          <table:table-cell table:style-name="ce1" office:value-type="float" office:value="0.792312615582281">
            <text:p>0.792312615582281</text:p>
          </table:table-cell>
          <table:table-cell table:style-name="ce1" office:value-type="float" office:value="0.877933524170502">
            <text:p>0.877933524170502</text:p>
          </table:table-cell>
          <table:table-cell table:style-name="ce1" office:value-type="float" office:value="0.849479079802119">
            <text:p>0.849479079802119</text:p>
          </table:table-cell>
        </table:table-row>
        <table:table-row>
          <table:table-cell/>
          <table:table-cell table:style-name="ce1" office:value-type="float" office:value="0.639532719770188">
            <text:p>0.639532719770188</text:p>
          </table:table-cell>
          <table:table-cell table:style-name="ce1" office:value-type="float" office:value="0.792047870485073">
            <text:p>0.792047870485073</text:p>
          </table:table-cell>
          <table:table-cell table:style-name="ce1" office:value-type="float" office:value="0.878954465210425">
            <text:p>0.878954465210425</text:p>
          </table:table-cell>
          <table:table-cell table:style-name="ce1" office:value-type="float" office:value="0.852151630238702">
            <text:p>0.852151630238702</text:p>
          </table:table-cell>
        </table:table-row>
        <table:table-row>
          <table:table-cell/>
          <table:table-cell table:style-name="ce1" office:value-type="float" office:value="0.639213334351901">
            <text:p>0.639213334351901</text:p>
          </table:table-cell>
          <table:table-cell table:style-name="ce1" office:value-type="float" office:value="0.792284650778335">
            <text:p>0.792284650778335</text:p>
          </table:table-cell>
          <table:table-cell table:style-name="ce1" office:value-type="float" office:value="0.88042715418185">
            <text:p>0.88042715418185</text:p>
          </table:table-cell>
          <table:table-cell table:style-name="ce1" office:value-type="float" office:value="0.853621437287155">
            <text:p>0.853621437287155</text:p>
          </table:table-cell>
        </table:table-row>
        <table:table-row>
          <table:table-cell/>
          <table:table-cell table:style-name="ce1" office:value-type="float" office:value="0.640040895943813">
            <text:p>0.640040895943813</text:p>
          </table:table-cell>
          <table:table-cell table:style-name="ce1" office:value-type="float" office:value="0.793306929194642">
            <text:p>0.793306929194642</text:p>
          </table:table-cell>
          <table:table-cell table:style-name="ce1" office:value-type="float" office:value="0.878889959677321">
            <text:p>0.878889959677321</text:p>
          </table:table-cell>
          <table:table-cell table:style-name="ce1" office:value-type="float" office:value="0.852312113114652">
            <text:p>0.852312113114652</text:p>
          </table:table-cell>
        </table:table-row>
        <table:table-row>
          <table:table-cell/>
          <table:table-cell table:style-name="ce1" office:value-type="float" office:value="0.63947703049046">
            <text:p>0.63947703049046</text:p>
          </table:table-cell>
          <table:table-cell table:style-name="ce1" office:value-type="float" office:value="0.79239257330697">
            <text:p>0.79239257330697</text:p>
          </table:table-cell>
          <table:table-cell table:style-name="ce1" office:value-type="float" office:value="0.879874329301873">
            <text:p>0.879874329301873</text:p>
          </table:table-cell>
          <table:table-cell table:style-name="ce1" office:value-type="float" office:value="0.851189941721876">
            <text:p>0.851189941721876</text:p>
          </table:table-cell>
        </table:table-row>
        <table:table-row>
          <table:table-cell/>
          <table:table-cell table:style-name="ce1" office:value-type="float" office:value="0.639041167588689">
            <text:p>0.639041167588689</text:p>
          </table:table-cell>
          <table:table-cell table:style-name="ce1" office:value-type="float" office:value="0.791032761272453">
            <text:p>0.791032761272453</text:p>
          </table:table-cell>
          <table:table-cell table:style-name="ce1" office:value-type="float" office:value="0.87823156844184">
            <text:p>0.87823156844184</text:p>
          </table:table-cell>
          <table:table-cell table:style-name="ce1" office:value-type="float" office:value="0.851147048893472">
            <text:p>0.851147048893472</text:p>
          </table:table-cell>
        </table:table-row>
        <table:table-row>
          <table:table-cell/>
          <table:table-cell table:style-name="ce1" office:value-type="float" office:value="0.638168638940594">
            <text:p>0.638168638940594</text:p>
          </table:table-cell>
          <table:table-cell table:style-name="ce1" office:value-type="float" office:value="0.792062291001644">
            <text:p>0.792062291001644</text:p>
          </table:table-cell>
          <table:table-cell table:style-name="ce1" office:value-type="float" office:value="0.87780583206338">
            <text:p>0.87780583206338</text:p>
          </table:table-cell>
          <table:table-cell table:style-name="ce1" office:value-type="float" office:value="0.852798647756431">
            <text:p>0.852798647756431</text:p>
          </table:table-cell>
        </table:table-row>
      </table:table>
      <table:table table:name="'file:///mnt/Dados/vinma/documentos/Gradua%C3%A7%C3%A3o/TCC/results-partial/HW_C015_120.xlsx'#sigma_010" table:print="false" table:style-name="ta_extref">
        <table:table-source xlink:type="simple" xlink:href="../../results-partial/HW_C015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31762379308559">
            <text:p>0.731762379308559</text:p>
          </table:table-cell>
          <table:table-cell table:style-name="ce1" office:value-type="float" office:value="0.884634469674214">
            <text:p>0.884634469674214</text:p>
          </table:table-cell>
          <table:table-cell table:style-name="ce1" office:value-type="float" office:value="0.90875122842678">
            <text:p>0.90875122842678</text:p>
          </table:table-cell>
          <table:table-cell table:style-name="ce1" office:value-type="float" office:value="0.901539480917606">
            <text:p>0.901539480917606</text:p>
          </table:table-cell>
        </table:table-row>
        <table:table-row>
          <table:table-cell/>
          <table:table-cell table:style-name="ce1" office:value-type="float" office:value="0.732033856867777">
            <text:p>0.732033856867777</text:p>
          </table:table-cell>
          <table:table-cell table:style-name="ce1" office:value-type="float" office:value="0.886234527148061">
            <text:p>0.886234527148061</text:p>
          </table:table-cell>
          <table:table-cell table:style-name="ce1" office:value-type="float" office:value="0.9092715682012">
            <text:p>0.9092715682012</text:p>
          </table:table-cell>
          <table:table-cell table:style-name="ce1" office:value-type="float" office:value="0.902681226861326">
            <text:p>0.902681226861326</text:p>
          </table:table-cell>
        </table:table-row>
        <table:table-row>
          <table:table-cell/>
          <table:table-cell table:style-name="ce1" office:value-type="float" office:value="0.731615781826213">
            <text:p>0.731615781826213</text:p>
          </table:table-cell>
          <table:table-cell table:style-name="ce1" office:value-type="float" office:value="0.885241545523684">
            <text:p>0.885241545523684</text:p>
          </table:table-cell>
          <table:table-cell table:style-name="ce1" office:value-type="float" office:value="0.909336620838909">
            <text:p>0.909336620838909</text:p>
          </table:table-cell>
          <table:table-cell table:style-name="ce1" office:value-type="float" office:value="0.900613765594975">
            <text:p>0.900613765594975</text:p>
          </table:table-cell>
        </table:table-row>
        <table:table-row>
          <table:table-cell/>
          <table:table-cell table:style-name="ce1" office:value-type="float" office:value="0.733035762817641">
            <text:p>0.733035762817641</text:p>
          </table:table-cell>
          <table:table-cell table:style-name="ce1" office:value-type="float" office:value="0.884276060706313">
            <text:p>0.884276060706313</text:p>
          </table:table-cell>
          <table:table-cell table:style-name="ce1" office:value-type="float" office:value="0.908991883680944">
            <text:p>0.908991883680944</text:p>
          </table:table-cell>
          <table:table-cell table:style-name="ce1" office:value-type="float" office:value="0.902608370753818">
            <text:p>0.902608370753818</text:p>
          </table:table-cell>
        </table:table-row>
        <table:table-row>
          <table:table-cell/>
          <table:table-cell table:style-name="ce1" office:value-type="float" office:value="0.731265033982692">
            <text:p>0.731265033982692</text:p>
          </table:table-cell>
          <table:table-cell table:style-name="ce1" office:value-type="float" office:value="0.886161634606336">
            <text:p>0.886161634606336</text:p>
          </table:table-cell>
          <table:table-cell table:style-name="ce1" office:value-type="float" office:value="0.909628307580466">
            <text:p>0.909628307580466</text:p>
          </table:table-cell>
          <table:table-cell table:style-name="ce1" office:value-type="float" office:value="0.90193766967258">
            <text:p>0.90193766967258</text:p>
          </table:table-cell>
        </table:table-row>
        <table:table-row>
          <table:table-cell/>
          <table:table-cell table:style-name="ce1" office:value-type="float" office:value="0.731227530421726">
            <text:p>0.731227530421726</text:p>
          </table:table-cell>
          <table:table-cell table:style-name="ce1" office:value-type="float" office:value="0.886989668329349">
            <text:p>0.886989668329349</text:p>
          </table:table-cell>
          <table:table-cell table:style-name="ce1" office:value-type="float" office:value="0.909296247367737">
            <text:p>0.909296247367737</text:p>
          </table:table-cell>
          <table:table-cell table:style-name="ce1" office:value-type="float" office:value="0.900228282668371">
            <text:p>0.900228282668371</text:p>
          </table:table-cell>
        </table:table-row>
        <table:table-row>
          <table:table-cell/>
          <table:table-cell table:style-name="ce1" office:value-type="float" office:value="0.736494439965431">
            <text:p>0.736494439965431</text:p>
          </table:table-cell>
          <table:table-cell table:style-name="ce1" office:value-type="float" office:value="0.885651914819134">
            <text:p>0.885651914819134</text:p>
          </table:table-cell>
          <table:table-cell table:style-name="ce1" office:value-type="float" office:value="0.908947262561171">
            <text:p>0.908947262561171</text:p>
          </table:table-cell>
          <table:table-cell table:style-name="ce1" office:value-type="float" office:value="0.903586933033121">
            <text:p>0.903586933033121</text:p>
          </table:table-cell>
        </table:table-row>
        <table:table-row>
          <table:table-cell/>
          <table:table-cell table:style-name="ce1" office:value-type="float" office:value="0.732902521074447">
            <text:p>0.732902521074447</text:p>
          </table:table-cell>
          <table:table-cell table:style-name="ce1" office:value-type="float" office:value="0.886204013436107">
            <text:p>0.886204013436107</text:p>
          </table:table-cell>
          <table:table-cell table:style-name="ce1" office:value-type="float" office:value="0.910377013279377">
            <text:p>0.910377013279377</text:p>
          </table:table-cell>
          <table:table-cell table:style-name="ce1" office:value-type="float" office:value="0.901780956319234">
            <text:p>0.901780956319234</text:p>
          </table:table-cell>
        </table:table-row>
        <table:table-row>
          <table:table-cell/>
          <table:table-cell table:style-name="ce1" office:value-type="float" office:value="0.734636546283517">
            <text:p>0.734636546283517</text:p>
          </table:table-cell>
          <table:table-cell table:style-name="ce1" office:value-type="float" office:value="0.887461359266256">
            <text:p>0.887461359266256</text:p>
          </table:table-cell>
          <table:table-cell table:style-name="ce1" office:value-type="float" office:value="0.909400745870457">
            <text:p>0.909400745870457</text:p>
          </table:table-cell>
          <table:table-cell table:style-name="ce1" office:value-type="float" office:value="0.906841257289476">
            <text:p>0.906841257289476</text:p>
          </table:table-cell>
        </table:table-row>
        <table:table-row>
          <table:table-cell/>
          <table:table-cell table:style-name="ce1" office:value-type="float" office:value="0.730841021342444">
            <text:p>0.730841021342444</text:p>
          </table:table-cell>
          <table:table-cell table:style-name="ce1" office:value-type="float" office:value="0.884837983799071">
            <text:p>0.884837983799071</text:p>
          </table:table-cell>
          <table:table-cell table:style-name="ce1" office:value-type="float" office:value="0.910732960731728">
            <text:p>0.910732960731728</text:p>
          </table:table-cell>
          <table:table-cell table:style-name="ce1" office:value-type="float" office:value="0.902097016069356">
            <text:p>0.902097016069356</text:p>
          </table:table-cell>
        </table:table-row>
      </table:table>
      <table:table table:name="'file:///mnt/Dados/vinma/documentos/Gradua%C3%A7%C3%A3o/TCC/results-partial/HW_C015_120.xlsx'#sigma_025" table:print="false" table:style-name="ta_extref">
        <table:table-source xlink:type="simple" xlink:href="../../results-partial/HW_C015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38526869888">
            <text:p>28.1238526869888</text:p>
          </table:table-cell>
          <table:table-cell table:style-name="ce1" office:value-type="float" office:value="31.5912173057209">
            <text:p>31.5912173057209</text:p>
          </table:table-cell>
          <table:table-cell table:style-name="ce1" office:value-type="float" office:value="32.7707374243382">
            <text:p>32.7707374243382</text:p>
          </table:table-cell>
          <table:table-cell table:style-name="ce1" office:value-type="float" office:value="32.2715918673083">
            <text:p>32.2715918673083</text:p>
          </table:table-cell>
        </table:table-row>
        <table:table-row>
          <table:table-cell/>
          <table:table-cell table:style-name="ce1" office:value-type="float" office:value="28.1295869911469">
            <text:p>28.1295869911469</text:p>
          </table:table-cell>
          <table:table-cell table:style-name="ce1" office:value-type="float" office:value="31.5866480639189">
            <text:p>31.5866480639189</text:p>
          </table:table-cell>
          <table:table-cell table:style-name="ce1" office:value-type="float" office:value="32.7522787052796">
            <text:p>32.7522787052796</text:p>
          </table:table-cell>
          <table:table-cell table:style-name="ce1" office:value-type="float" office:value="32.242657241207">
            <text:p>32.242657241207</text:p>
          </table:table-cell>
        </table:table-row>
        <table:table-row>
          <table:table-cell/>
          <table:table-cell table:style-name="ce1" office:value-type="float" office:value="28.1266710128844">
            <text:p>28.1266710128844</text:p>
          </table:table-cell>
          <table:table-cell table:style-name="ce1" office:value-type="float" office:value="31.5663841479867">
            <text:p>31.5663841479867</text:p>
          </table:table-cell>
          <table:table-cell table:style-name="ce1" office:value-type="float" office:value="32.7679990166157">
            <text:p>32.7679990166157</text:p>
          </table:table-cell>
          <table:table-cell table:style-name="ce1" office:value-type="float" office:value="32.2711726229821">
            <text:p>32.2711726229821</text:p>
          </table:table-cell>
        </table:table-row>
        <table:table-row>
          <table:table-cell/>
          <table:table-cell table:style-name="ce1" office:value-type="float" office:value="28.1206487299386">
            <text:p>28.1206487299386</text:p>
          </table:table-cell>
          <table:table-cell table:style-name="ce1" office:value-type="float" office:value="31.5953860680837">
            <text:p>31.5953860680837</text:p>
          </table:table-cell>
          <table:table-cell table:style-name="ce1" office:value-type="float" office:value="32.7649500093417">
            <text:p>32.7649500093417</text:p>
          </table:table-cell>
          <table:table-cell table:style-name="ce1" office:value-type="float" office:value="32.2534977957078">
            <text:p>32.2534977957078</text:p>
          </table:table-cell>
        </table:table-row>
        <table:table-row>
          <table:table-cell/>
          <table:table-cell table:style-name="ce1" office:value-type="float" office:value="28.1147004214096">
            <text:p>28.1147004214096</text:p>
          </table:table-cell>
          <table:table-cell table:style-name="ce1" office:value-type="float" office:value="31.5771081947747">
            <text:p>31.5771081947747</text:p>
          </table:table-cell>
          <table:table-cell table:style-name="ce1" office:value-type="float" office:value="32.7529396696127">
            <text:p>32.7529396696127</text:p>
          </table:table-cell>
          <table:table-cell table:style-name="ce1" office:value-type="float" office:value="32.2370393003084">
            <text:p>32.2370393003084</text:p>
          </table:table-cell>
        </table:table-row>
        <table:table-row>
          <table:table-cell/>
          <table:table-cell table:style-name="ce1" office:value-type="float" office:value="28.1204006446296">
            <text:p>28.1204006446296</text:p>
          </table:table-cell>
          <table:table-cell table:style-name="ce1" office:value-type="float" office:value="31.5952284822463">
            <text:p>31.5952284822463</text:p>
          </table:table-cell>
          <table:table-cell table:style-name="ce1" office:value-type="float" office:value="32.7586027601958">
            <text:p>32.7586027601958</text:p>
          </table:table-cell>
          <table:table-cell table:style-name="ce1" office:value-type="float" office:value="32.2579507171765">
            <text:p>32.2579507171765</text:p>
          </table:table-cell>
        </table:table-row>
        <table:table-row>
          <table:table-cell/>
          <table:table-cell table:style-name="ce1" office:value-type="float" office:value="28.1323322493038">
            <text:p>28.1323322493038</text:p>
          </table:table-cell>
          <table:table-cell table:style-name="ce1" office:value-type="float" office:value="31.5551580493294">
            <text:p>31.5551580493294</text:p>
          </table:table-cell>
          <table:table-cell table:style-name="ce1" office:value-type="float" office:value="32.7243721079846">
            <text:p>32.7243721079846</text:p>
          </table:table-cell>
          <table:table-cell table:style-name="ce1" office:value-type="float" office:value="32.2269595884627">
            <text:p>32.2269595884627</text:p>
          </table:table-cell>
        </table:table-row>
        <table:table-row>
          <table:table-cell/>
          <table:table-cell table:style-name="ce1" office:value-type="float" office:value="28.1255631464774">
            <text:p>28.1255631464774</text:p>
          </table:table-cell>
          <table:table-cell table:style-name="ce1" office:value-type="float" office:value="31.5595441936043">
            <text:p>31.5595441936043</text:p>
          </table:table-cell>
          <table:table-cell table:style-name="ce1" office:value-type="float" office:value="32.7521754514929">
            <text:p>32.7521754514929</text:p>
          </table:table-cell>
          <table:table-cell table:style-name="ce1" office:value-type="float" office:value="32.23744761964">
            <text:p>32.23744761964</text:p>
          </table:table-cell>
        </table:table-row>
        <table:table-row>
          <table:table-cell/>
          <table:table-cell table:style-name="ce1" office:value-type="float" office:value="28.1166190633324">
            <text:p>28.1166190633324</text:p>
          </table:table-cell>
          <table:table-cell table:style-name="ce1" office:value-type="float" office:value="31.5937489610641">
            <text:p>31.5937489610641</text:p>
          </table:table-cell>
          <table:table-cell table:style-name="ce1" office:value-type="float" office:value="32.783072799623">
            <text:p>32.783072799623</text:p>
          </table:table-cell>
          <table:table-cell table:style-name="ce1" office:value-type="float" office:value="32.2950233693091">
            <text:p>32.2950233693091</text:p>
          </table:table-cell>
        </table:table-row>
        <table:table-row>
          <table:table-cell/>
          <table:table-cell table:style-name="ce1" office:value-type="float" office:value="28.1273930787057">
            <text:p>28.1273930787057</text:p>
          </table:table-cell>
          <table:table-cell table:style-name="ce1" office:value-type="float" office:value="31.560613160877">
            <text:p>31.560613160877</text:p>
          </table:table-cell>
          <table:table-cell table:style-name="ce1" office:value-type="float" office:value="32.7461774257217">
            <text:p>32.7461774257217</text:p>
          </table:table-cell>
          <table:table-cell table:style-name="ce1" office:value-type="float" office:value="32.2436936471019">
            <text:p>32.2436936471019</text:p>
          </table:table-cell>
        </table:table-row>
        <table:table-row table:number-rows-repeated="2">
          <table:table-cell table:number-columns-repeated="5"/>
        </table:table-row>
        <table:table-row>
          <table:table-cell/>
          <table:table-cell table:style-name="ce1" office:value-type="string">
            <text:p>noisy</text:p>
          </table:table-cell>
        </table:table-row>
        <table:table-row>
          <table:table-cell/>
          <table:table-cell table:style-name="ce1" office:value-type="float" office:value="0.731762379308559">
            <text:p>0.731762379308559</text:p>
          </table:table-cell>
          <table:table-cell table:style-name="ce1" office:value-type="float" office:value="0.884634469674214">
            <text:p>0.884634469674214</text:p>
          </table:table-cell>
          <table:table-cell table:style-name="ce1" office:value-type="float" office:value="0.90875122842678">
            <text:p>0.90875122842678</text:p>
          </table:table-cell>
          <table:table-cell table:style-name="ce1" office:value-type="float" office:value="0.901539480917606">
            <text:p>0.901539480917606</text:p>
          </table:table-cell>
        </table:table-row>
        <table:table-row>
          <table:table-cell/>
          <table:table-cell table:style-name="ce1" office:value-type="float" office:value="0.732033856867777">
            <text:p>0.732033856867777</text:p>
          </table:table-cell>
          <table:table-cell table:style-name="ce1" office:value-type="float" office:value="0.886234527148061">
            <text:p>0.886234527148061</text:p>
          </table:table-cell>
          <table:table-cell table:style-name="ce1" office:value-type="float" office:value="0.9092715682012">
            <text:p>0.9092715682012</text:p>
          </table:table-cell>
          <table:table-cell table:style-name="ce1" office:value-type="float" office:value="0.902681226861326">
            <text:p>0.902681226861326</text:p>
          </table:table-cell>
        </table:table-row>
        <table:table-row>
          <table:table-cell/>
          <table:table-cell table:style-name="ce1" office:value-type="float" office:value="0.731615781826213">
            <text:p>0.731615781826213</text:p>
          </table:table-cell>
          <table:table-cell table:style-name="ce1" office:value-type="float" office:value="0.885241545523684">
            <text:p>0.885241545523684</text:p>
          </table:table-cell>
          <table:table-cell table:style-name="ce1" office:value-type="float" office:value="0.909336620838909">
            <text:p>0.909336620838909</text:p>
          </table:table-cell>
          <table:table-cell table:style-name="ce1" office:value-type="float" office:value="0.900613765594975">
            <text:p>0.900613765594975</text:p>
          </table:table-cell>
        </table:table-row>
        <table:table-row>
          <table:table-cell/>
          <table:table-cell table:style-name="ce1" office:value-type="float" office:value="0.733035762817641">
            <text:p>0.733035762817641</text:p>
          </table:table-cell>
          <table:table-cell table:style-name="ce1" office:value-type="float" office:value="0.884276060706313">
            <text:p>0.884276060706313</text:p>
          </table:table-cell>
          <table:table-cell table:style-name="ce1" office:value-type="float" office:value="0.908991883680944">
            <text:p>0.908991883680944</text:p>
          </table:table-cell>
          <table:table-cell table:style-name="ce1" office:value-type="float" office:value="0.902608370753818">
            <text:p>0.902608370753818</text:p>
          </table:table-cell>
        </table:table-row>
        <table:table-row>
          <table:table-cell/>
          <table:table-cell table:style-name="ce1" office:value-type="float" office:value="0.731265033982692">
            <text:p>0.731265033982692</text:p>
          </table:table-cell>
          <table:table-cell table:style-name="ce1" office:value-type="float" office:value="0.886161634606336">
            <text:p>0.886161634606336</text:p>
          </table:table-cell>
          <table:table-cell table:style-name="ce1" office:value-type="float" office:value="0.909628307580466">
            <text:p>0.909628307580466</text:p>
          </table:table-cell>
          <table:table-cell table:style-name="ce1" office:value-type="float" office:value="0.90193766967258">
            <text:p>0.90193766967258</text:p>
          </table:table-cell>
        </table:table-row>
        <table:table-row>
          <table:table-cell/>
          <table:table-cell table:style-name="ce1" office:value-type="float" office:value="0.731227530421726">
            <text:p>0.731227530421726</text:p>
          </table:table-cell>
          <table:table-cell table:style-name="ce1" office:value-type="float" office:value="0.886989668329349">
            <text:p>0.886989668329349</text:p>
          </table:table-cell>
          <table:table-cell table:style-name="ce1" office:value-type="float" office:value="0.909296247367737">
            <text:p>0.909296247367737</text:p>
          </table:table-cell>
          <table:table-cell table:style-name="ce1" office:value-type="float" office:value="0.900228282668371">
            <text:p>0.900228282668371</text:p>
          </table:table-cell>
        </table:table-row>
        <table:table-row>
          <table:table-cell/>
          <table:table-cell table:style-name="ce1" office:value-type="float" office:value="0.736494439965431">
            <text:p>0.736494439965431</text:p>
          </table:table-cell>
          <table:table-cell table:style-name="ce1" office:value-type="float" office:value="0.885651914819134">
            <text:p>0.885651914819134</text:p>
          </table:table-cell>
          <table:table-cell table:style-name="ce1" office:value-type="float" office:value="0.908947262561171">
            <text:p>0.908947262561171</text:p>
          </table:table-cell>
          <table:table-cell table:style-name="ce1" office:value-type="float" office:value="0.903586933033121">
            <text:p>0.903586933033121</text:p>
          </table:table-cell>
        </table:table-row>
        <table:table-row>
          <table:table-cell/>
          <table:table-cell table:style-name="ce1" office:value-type="float" office:value="0.732902521074447">
            <text:p>0.732902521074447</text:p>
          </table:table-cell>
          <table:table-cell table:style-name="ce1" office:value-type="float" office:value="0.886204013436107">
            <text:p>0.886204013436107</text:p>
          </table:table-cell>
          <table:table-cell table:style-name="ce1" office:value-type="float" office:value="0.910377013279377">
            <text:p>0.910377013279377</text:p>
          </table:table-cell>
          <table:table-cell table:style-name="ce1" office:value-type="float" office:value="0.901780956319234">
            <text:p>0.901780956319234</text:p>
          </table:table-cell>
        </table:table-row>
        <table:table-row>
          <table:table-cell/>
          <table:table-cell table:style-name="ce1" office:value-type="float" office:value="0.734636546283517">
            <text:p>0.734636546283517</text:p>
          </table:table-cell>
          <table:table-cell table:style-name="ce1" office:value-type="float" office:value="0.887461359266256">
            <text:p>0.887461359266256</text:p>
          </table:table-cell>
          <table:table-cell table:style-name="ce1" office:value-type="float" office:value="0.909400745870457">
            <text:p>0.909400745870457</text:p>
          </table:table-cell>
          <table:table-cell table:style-name="ce1" office:value-type="float" office:value="0.906841257289476">
            <text:p>0.906841257289476</text:p>
          </table:table-cell>
        </table:table-row>
        <table:table-row>
          <table:table-cell/>
          <table:table-cell table:style-name="ce1" office:value-type="float" office:value="0.730841021342444">
            <text:p>0.730841021342444</text:p>
          </table:table-cell>
          <table:table-cell table:style-name="ce1" office:value-type="float" office:value="0.884837983799071">
            <text:p>0.884837983799071</text:p>
          </table:table-cell>
          <table:table-cell table:style-name="ce1" office:value-type="float" office:value="0.910732960731728">
            <text:p>0.910732960731728</text:p>
          </table:table-cell>
          <table:table-cell table:style-name="ce1" office:value-type="float" office:value="0.902097016069356">
            <text:p>0.902097016069356</text:p>
          </table:table-cell>
        </table:table-row>
      </table:table>
      <table:table table:name="'file:///mnt/Dados/vinma/documentos/Gradua%C3%A7%C3%A3o/TCC/results-partial/HW_C015_120.xlsx'#sigma_050" table:print="false" table:style-name="ta_extref">
        <table:table-source xlink:type="simple" xlink:href="../../results-partial/HW_C015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944685565768">
            <text:p>20.2944685565768</text:p>
          </table:table-cell>
          <table:table-cell table:style-name="ce1" office:value-type="float" office:value="26.0536218634591">
            <text:p>26.0536218634591</text:p>
          </table:table-cell>
          <table:table-cell table:style-name="ce1" office:value-type="float" office:value="27.9733401079978">
            <text:p>27.9733401079978</text:p>
          </table:table-cell>
          <table:table-cell table:style-name="ce1" office:value-type="float" office:value="26.8568159790911">
            <text:p>26.8568159790911</text:p>
          </table:table-cell>
        </table:table-row>
        <table:table-row>
          <table:table-cell/>
          <table:table-cell table:style-name="ce1" office:value-type="float" office:value="20.3011369439563">
            <text:p>20.3011369439563</text:p>
          </table:table-cell>
          <table:table-cell table:style-name="ce1" office:value-type="float" office:value="26.0325421272493">
            <text:p>26.0325421272493</text:p>
          </table:table-cell>
          <table:table-cell table:style-name="ce1" office:value-type="float" office:value="27.9549030528542">
            <text:p>27.9549030528542</text:p>
          </table:table-cell>
          <table:table-cell table:style-name="ce1" office:value-type="float" office:value="26.8170159382642">
            <text:p>26.8170159382642</text:p>
          </table:table-cell>
        </table:table-row>
        <table:table-row>
          <table:table-cell/>
          <table:table-cell table:style-name="ce1" office:value-type="float" office:value="20.3014171383302">
            <text:p>20.3014171383302</text:p>
          </table:table-cell>
          <table:table-cell table:style-name="ce1" office:value-type="float" office:value="26.0421253494511">
            <text:p>26.0421253494511</text:p>
          </table:table-cell>
          <table:table-cell table:style-name="ce1" office:value-type="float" office:value="28.008446163977">
            <text:p>28.008446163977</text:p>
          </table:table-cell>
          <table:table-cell table:style-name="ce1" office:value-type="float" office:value="26.8665848234008">
            <text:p>26.8665848234008</text:p>
          </table:table-cell>
        </table:table-row>
        <table:table-row>
          <table:table-cell/>
          <table:table-cell table:style-name="ce1" office:value-type="float" office:value="20.2802985066351">
            <text:p>20.2802985066351</text:p>
          </table:table-cell>
          <table:table-cell table:style-name="ce1" office:value-type="float" office:value="26.0574965918508">
            <text:p>26.0574965918508</text:p>
          </table:table-cell>
          <table:table-cell table:style-name="ce1" office:value-type="float" office:value="28.0227188746293">
            <text:p>28.0227188746293</text:p>
          </table:table-cell>
          <table:table-cell table:style-name="ce1" office:value-type="float" office:value="26.8997958572636">
            <text:p>26.8997958572636</text:p>
          </table:table-cell>
        </table:table-row>
        <table:table-row>
          <table:table-cell/>
          <table:table-cell table:style-name="ce1" office:value-type="float" office:value="20.2980148993829">
            <text:p>20.2980148993829</text:p>
          </table:table-cell>
          <table:table-cell table:style-name="ce1" office:value-type="float" office:value="26.022068733602">
            <text:p>26.022068733602</text:p>
          </table:table-cell>
          <table:table-cell table:style-name="ce1" office:value-type="float" office:value="28.0142907988903">
            <text:p>28.0142907988903</text:p>
          </table:table-cell>
          <table:table-cell table:style-name="ce1" office:value-type="float" office:value="26.8355436724467">
            <text:p>26.8355436724467</text:p>
          </table:table-cell>
        </table:table-row>
        <table:table-row>
          <table:table-cell/>
          <table:table-cell table:style-name="ce1" office:value-type="float" office:value="20.3076748600039">
            <text:p>20.3076748600039</text:p>
          </table:table-cell>
          <table:table-cell table:style-name="ce1" office:value-type="float" office:value="26.0295242569683">
            <text:p>26.0295242569683</text:p>
          </table:table-cell>
          <table:table-cell table:style-name="ce1" office:value-type="float" office:value="27.9830248938965">
            <text:p>27.9830248938965</text:p>
          </table:table-cell>
          <table:table-cell table:style-name="ce1" office:value-type="float" office:value="26.8554191503977">
            <text:p>26.8554191503977</text:p>
          </table:table-cell>
        </table:table-row>
        <table:table-row>
          <table:table-cell/>
          <table:table-cell table:style-name="ce1" office:value-type="float" office:value="20.2992146372014">
            <text:p>20.2992146372014</text:p>
          </table:table-cell>
          <table:table-cell table:style-name="ce1" office:value-type="float" office:value="26.0801993101851">
            <text:p>26.0801993101851</text:p>
          </table:table-cell>
          <table:table-cell table:style-name="ce1" office:value-type="float" office:value="28.0268549938129">
            <text:p>28.0268549938129</text:p>
          </table:table-cell>
          <table:table-cell table:style-name="ce1" office:value-type="float" office:value="26.8757514202702">
            <text:p>26.8757514202702</text:p>
          </table:table-cell>
        </table:table-row>
        <table:table-row>
          <table:table-cell/>
          <table:table-cell table:style-name="ce1" office:value-type="float" office:value="20.3045249098051">
            <text:p>20.3045249098051</text:p>
          </table:table-cell>
          <table:table-cell table:style-name="ce1" office:value-type="float" office:value="26.0583162876099">
            <text:p>26.0583162876099</text:p>
          </table:table-cell>
          <table:table-cell table:style-name="ce1" office:value-type="float" office:value="27.9844006900315">
            <text:p>27.9844006900315</text:p>
          </table:table-cell>
          <table:table-cell table:style-name="ce1" office:value-type="float" office:value="26.8512492579921">
            <text:p>26.8512492579921</text:p>
          </table:table-cell>
        </table:table-row>
        <table:table-row>
          <table:table-cell/>
          <table:table-cell table:style-name="ce1" office:value-type="float" office:value="20.2884566046967">
            <text:p>20.2884566046967</text:p>
          </table:table-cell>
          <table:table-cell table:style-name="ce1" office:value-type="float" office:value="26.0273450825871">
            <text:p>26.0273450825871</text:p>
          </table:table-cell>
          <table:table-cell table:style-name="ce1" office:value-type="float" office:value="28.0013182348786">
            <text:p>28.0013182348786</text:p>
          </table:table-cell>
          <table:table-cell table:style-name="ce1" office:value-type="float" office:value="26.8489587486547">
            <text:p>26.8489587486547</text:p>
          </table:table-cell>
        </table:table-row>
        <table:table-row>
          <table:table-cell/>
          <table:table-cell table:style-name="ce1" office:value-type="float" office:value="20.3056734727442">
            <text:p>20.3056734727442</text:p>
          </table:table-cell>
          <table:table-cell table:style-name="ce1" office:value-type="float" office:value="26.0486781422838">
            <text:p>26.0486781422838</text:p>
          </table:table-cell>
          <table:table-cell table:style-name="ce1" office:value-type="float" office:value="28.0055893578158">
            <text:p>28.0055893578158</text:p>
          </table:table-cell>
          <table:table-cell table:style-name="ce1" office:value-type="float" office:value="26.8787016903355">
            <text:p>26.878701690335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45018919812693">
            <text:p>0.45018919812693</text:p>
          </table:table-cell>
          <table:table-cell table:style-name="ce1" office:value-type="float" office:value="0.702319911132887">
            <text:p>0.702319911132887</text:p>
          </table:table-cell>
          <table:table-cell table:style-name="ce1" office:value-type="float" office:value="0.791169763471638">
            <text:p>0.791169763471638</text:p>
          </table:table-cell>
          <table:table-cell table:style-name="ce1" office:value-type="float" office:value="0.754824283669415">
            <text:p>0.754824283669415</text:p>
          </table:table-cell>
        </table:table-row>
        <table:table-row>
          <table:table-cell/>
          <table:table-cell table:style-name="ce1" office:value-type="float" office:value="0.449871148979636">
            <text:p>0.449871148979636</text:p>
          </table:table-cell>
          <table:table-cell table:style-name="ce1" office:value-type="float" office:value="0.701089530624994">
            <text:p>0.701089530624994</text:p>
          </table:table-cell>
          <table:table-cell table:style-name="ce1" office:value-type="float" office:value="0.797040750452452">
            <text:p>0.797040750452452</text:p>
          </table:table-cell>
          <table:table-cell table:style-name="ce1" office:value-type="float" office:value="0.766951969613707">
            <text:p>0.766951969613707</text:p>
          </table:table-cell>
        </table:table-row>
        <table:table-row>
          <table:table-cell/>
          <table:table-cell table:style-name="ce1" office:value-type="float" office:value="0.450819277104633">
            <text:p>0.450819277104633</text:p>
          </table:table-cell>
          <table:table-cell table:style-name="ce1" office:value-type="float" office:value="0.700969090000584">
            <text:p>0.700969090000584</text:p>
          </table:table-cell>
          <table:table-cell table:style-name="ce1" office:value-type="float" office:value="0.793960548119197">
            <text:p>0.793960548119197</text:p>
          </table:table-cell>
          <table:table-cell table:style-name="ce1" office:value-type="float" office:value="0.754906094390452">
            <text:p>0.754906094390452</text:p>
          </table:table-cell>
        </table:table-row>
        <table:table-row>
          <table:table-cell/>
          <table:table-cell table:style-name="ce1" office:value-type="float" office:value="0.450155003720152">
            <text:p>0.450155003720152</text:p>
          </table:table-cell>
          <table:table-cell table:style-name="ce1" office:value-type="float" office:value="0.693884406516071">
            <text:p>0.693884406516071</text:p>
          </table:table-cell>
          <table:table-cell table:style-name="ce1" office:value-type="float" office:value="0.788449416238419">
            <text:p>0.788449416238419</text:p>
          </table:table-cell>
          <table:table-cell table:style-name="ce1" office:value-type="float" office:value="0.758625852955368">
            <text:p>0.758625852955368</text:p>
          </table:table-cell>
        </table:table-row>
        <table:table-row>
          <table:table-cell/>
          <table:table-cell table:style-name="ce1" office:value-type="float" office:value="0.450858896110209">
            <text:p>0.450858896110209</text:p>
          </table:table-cell>
          <table:table-cell table:style-name="ce1" office:value-type="float" office:value="0.696067232854713">
            <text:p>0.696067232854713</text:p>
          </table:table-cell>
          <table:table-cell table:style-name="ce1" office:value-type="float" office:value="0.794485927084278">
            <text:p>0.794485927084278</text:p>
          </table:table-cell>
          <table:table-cell table:style-name="ce1" office:value-type="float" office:value="0.753869761394366">
            <text:p>0.753869761394366</text:p>
          </table:table-cell>
        </table:table-row>
        <table:table-row>
          <table:table-cell/>
          <table:table-cell table:style-name="ce1" office:value-type="float" office:value="0.451401881593747">
            <text:p>0.451401881593747</text:p>
          </table:table-cell>
          <table:table-cell table:style-name="ce1" office:value-type="float" office:value="0.696201378162195">
            <text:p>0.696201378162195</text:p>
          </table:table-cell>
          <table:table-cell table:style-name="ce1" office:value-type="float" office:value="0.792212261727334">
            <text:p>0.792212261727334</text:p>
          </table:table-cell>
          <table:table-cell table:style-name="ce1" office:value-type="float" office:value="0.75536216518609">
            <text:p>0.75536216518609</text:p>
          </table:table-cell>
        </table:table-row>
        <table:table-row>
          <table:table-cell/>
          <table:table-cell table:style-name="ce1" office:value-type="float" office:value="0.45074918606445">
            <text:p>0.45074918606445</text:p>
          </table:table-cell>
          <table:table-cell table:style-name="ce1" office:value-type="float" office:value="0.695522703230677">
            <text:p>0.695522703230677</text:p>
          </table:table-cell>
          <table:table-cell table:style-name="ce1" office:value-type="float" office:value="0.792381655403889">
            <text:p>0.792381655403889</text:p>
          </table:table-cell>
          <table:table-cell table:style-name="ce1" office:value-type="float" office:value="0.757192603743745">
            <text:p>0.757192603743745</text:p>
          </table:table-cell>
        </table:table-row>
        <table:table-row>
          <table:table-cell/>
          <table:table-cell table:style-name="ce1" office:value-type="float" office:value="0.45078128159832">
            <text:p>0.45078128159832</text:p>
          </table:table-cell>
          <table:table-cell table:style-name="ce1" office:value-type="float" office:value="0.698788799383988">
            <text:p>0.698788799383988</text:p>
          </table:table-cell>
          <table:table-cell table:style-name="ce1" office:value-type="float" office:value="0.790385423654818">
            <text:p>0.790385423654818</text:p>
          </table:table-cell>
          <table:table-cell table:style-name="ce1" office:value-type="float" office:value="0.752617622358479">
            <text:p>0.752617622358479</text:p>
          </table:table-cell>
        </table:table-row>
        <table:table-row>
          <table:table-cell/>
          <table:table-cell table:style-name="ce1" office:value-type="float" office:value="0.449492184011802">
            <text:p>0.449492184011802</text:p>
          </table:table-cell>
          <table:table-cell table:style-name="ce1" office:value-type="float" office:value="0.69395581225798">
            <text:p>0.69395581225798</text:p>
          </table:table-cell>
          <table:table-cell table:style-name="ce1" office:value-type="float" office:value="0.790370420823899">
            <text:p>0.790370420823899</text:p>
          </table:table-cell>
          <table:table-cell table:style-name="ce1" office:value-type="float" office:value="0.75329011673156">
            <text:p>0.75329011673156</text:p>
          </table:table-cell>
        </table:table-row>
        <table:table-row>
          <table:table-cell/>
          <table:table-cell table:style-name="ce1" office:value-type="float" office:value="0.450663216920739">
            <text:p>0.450663216920739</text:p>
          </table:table-cell>
          <table:table-cell table:style-name="ce1" office:value-type="float" office:value="0.705248641848405">
            <text:p>0.705248641848405</text:p>
          </table:table-cell>
          <table:table-cell table:style-name="ce1" office:value-type="float" office:value="0.789890578984996">
            <text:p>0.789890578984996</text:p>
          </table:table-cell>
          <table:table-cell table:style-name="ce1" office:value-type="float" office:value="0.754191964098711">
            <text:p>0.754191964098711</text:p>
          </table:table-cell>
        </table:table-row>
      </table:table>
      <table:table table:name="'file:///mnt/Dados/vinma/documentos/Gradua%C3%A7%C3%A3o/TCC/results-partial/HW_C016_120.xlsx'#sigma_010" table:print="false" table:style-name="ta_extref">
        <table:table-source xlink:type="simple" xlink:href="../../results-partial/HW_C016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41434647703005">
            <text:p>0.941434647703005</text:p>
          </table:table-cell>
          <table:table-cell table:style-name="ce1" office:value-type="float" office:value="0.961658800741568">
            <text:p>0.961658800741568</text:p>
          </table:table-cell>
          <table:table-cell table:style-name="ce1" office:value-type="float" office:value="0.971877901256568">
            <text:p>0.971877901256568</text:p>
          </table:table-cell>
          <table:table-cell table:style-name="ce1" office:value-type="float" office:value="0.970371733630338">
            <text:p>0.970371733630338</text:p>
          </table:table-cell>
        </table:table-row>
        <table:table-row>
          <table:table-cell/>
          <table:table-cell table:style-name="ce1" office:value-type="float" office:value="0.941497527373378">
            <text:p>0.941497527373378</text:p>
          </table:table-cell>
          <table:table-cell table:style-name="ce1" office:value-type="float" office:value="0.962038998126343">
            <text:p>0.962038998126343</text:p>
          </table:table-cell>
          <table:table-cell table:style-name="ce1" office:value-type="float" office:value="0.971930336297666">
            <text:p>0.971930336297666</text:p>
          </table:table-cell>
          <table:table-cell table:style-name="ce1" office:value-type="float" office:value="0.970461242164992">
            <text:p>0.970461242164992</text:p>
          </table:table-cell>
        </table:table-row>
        <table:table-row>
          <table:table-cell/>
          <table:table-cell table:style-name="ce1" office:value-type="float" office:value="0.941045373412154">
            <text:p>0.941045373412154</text:p>
          </table:table-cell>
          <table:table-cell table:style-name="ce1" office:value-type="float" office:value="0.961589794811149">
            <text:p>0.961589794811149</text:p>
          </table:table-cell>
          <table:table-cell table:style-name="ce1" office:value-type="float" office:value="0.971741841036941">
            <text:p>0.971741841036941</text:p>
          </table:table-cell>
          <table:table-cell table:style-name="ce1" office:value-type="float" office:value="0.970263114020551">
            <text:p>0.970263114020551</text:p>
          </table:table-cell>
        </table:table-row>
        <table:table-row>
          <table:table-cell/>
          <table:table-cell table:style-name="ce1" office:value-type="float" office:value="0.941186098509962">
            <text:p>0.941186098509962</text:p>
          </table:table-cell>
          <table:table-cell table:style-name="ce1" office:value-type="float" office:value="0.96202806777221">
            <text:p>0.96202806777221</text:p>
          </table:table-cell>
          <table:table-cell table:style-name="ce1" office:value-type="float" office:value="0.971877115926979">
            <text:p>0.971877115926979</text:p>
          </table:table-cell>
          <table:table-cell table:style-name="ce1" office:value-type="float" office:value="0.970281653882238">
            <text:p>0.970281653882238</text:p>
          </table:table-cell>
        </table:table-row>
        <table:table-row>
          <table:table-cell/>
          <table:table-cell table:style-name="ce1" office:value-type="float" office:value="0.941071122951647">
            <text:p>0.941071122951647</text:p>
          </table:table-cell>
          <table:table-cell table:style-name="ce1" office:value-type="float" office:value="0.961742070767417">
            <text:p>0.961742070767417</text:p>
          </table:table-cell>
          <table:table-cell table:style-name="ce1" office:value-type="float" office:value="0.971699920914613">
            <text:p>0.971699920914613</text:p>
          </table:table-cell>
          <table:table-cell table:style-name="ce1" office:value-type="float" office:value="0.970297900455182">
            <text:p>0.970297900455182</text:p>
          </table:table-cell>
        </table:table-row>
        <table:table-row>
          <table:table-cell/>
          <table:table-cell table:style-name="ce1" office:value-type="float" office:value="0.941158985470434">
            <text:p>0.941158985470434</text:p>
          </table:table-cell>
          <table:table-cell table:style-name="ce1" office:value-type="float" office:value="0.961554936979682">
            <text:p>0.961554936979682</text:p>
          </table:table-cell>
          <table:table-cell table:style-name="ce1" office:value-type="float" office:value="0.971715905575162">
            <text:p>0.971715905575162</text:p>
          </table:table-cell>
          <table:table-cell table:style-name="ce1" office:value-type="float" office:value="0.970172906361797">
            <text:p>0.970172906361797</text:p>
          </table:table-cell>
        </table:table-row>
        <table:table-row>
          <table:table-cell/>
          <table:table-cell table:style-name="ce1" office:value-type="float" office:value="0.941495504955862">
            <text:p>0.941495504955862</text:p>
          </table:table-cell>
          <table:table-cell table:style-name="ce1" office:value-type="float" office:value="0.96165510046771">
            <text:p>0.96165510046771</text:p>
          </table:table-cell>
          <table:table-cell table:style-name="ce1" office:value-type="float" office:value="0.971897050364816">
            <text:p>0.971897050364816</text:p>
          </table:table-cell>
          <table:table-cell table:style-name="ce1" office:value-type="float" office:value="0.970254026095209">
            <text:p>0.970254026095209</text:p>
          </table:table-cell>
        </table:table-row>
        <table:table-row>
          <table:table-cell/>
          <table:table-cell table:style-name="ce1" office:value-type="float" office:value="0.94132343702362">
            <text:p>0.94132343702362</text:p>
          </table:table-cell>
          <table:table-cell table:style-name="ce1" office:value-type="float" office:value="0.961570277281376">
            <text:p>0.961570277281376</text:p>
          </table:table-cell>
          <table:table-cell table:style-name="ce1" office:value-type="float" office:value="0.972098709648353">
            <text:p>0.972098709648353</text:p>
          </table:table-cell>
          <table:table-cell table:style-name="ce1" office:value-type="float" office:value="0.970588948887787">
            <text:p>0.970588948887787</text:p>
          </table:table-cell>
        </table:table-row>
        <table:table-row>
          <table:table-cell/>
          <table:table-cell table:style-name="ce1" office:value-type="float" office:value="0.94119477256114">
            <text:p>0.94119477256114</text:p>
          </table:table-cell>
          <table:table-cell table:style-name="ce1" office:value-type="float" office:value="0.961576499764613">
            <text:p>0.961576499764613</text:p>
          </table:table-cell>
          <table:table-cell table:style-name="ce1" office:value-type="float" office:value="0.97159540210508">
            <text:p>0.97159540210508</text:p>
          </table:table-cell>
          <table:table-cell table:style-name="ce1" office:value-type="float" office:value="0.970060722289291">
            <text:p>0.970060722289291</text:p>
          </table:table-cell>
        </table:table-row>
        <table:table-row>
          <table:table-cell/>
          <table:table-cell table:style-name="ce1" office:value-type="float" office:value="0.94143883731035">
            <text:p>0.94143883731035</text:p>
          </table:table-cell>
          <table:table-cell table:style-name="ce1" office:value-type="float" office:value="0.961907988209446">
            <text:p>0.961907988209446</text:p>
          </table:table-cell>
          <table:table-cell table:style-name="ce1" office:value-type="float" office:value="0.971831012068318">
            <text:p>0.971831012068318</text:p>
          </table:table-cell>
          <table:table-cell table:style-name="ce1" office:value-type="float" office:value="0.970311265205551">
            <text:p>0.970311265205551</text:p>
          </table:table-cell>
        </table:table-row>
      </table:table>
      <table:table table:name="'file:///mnt/Dados/vinma/documentos/Gradua%C3%A7%C3%A3o/TCC/results-partial/HW_C016_120.xlsx'#sigma_025" table:print="false" table:style-name="ta_extref">
        <table:table-source xlink:type="simple" xlink:href="../../results-partial/HW_C016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98860605989">
            <text:p>28.1298860605989</text:p>
          </table:table-cell>
          <table:table-cell table:style-name="ce1" office:value-type="float" office:value="29.7264157744759">
            <text:p>29.7264157744759</text:p>
          </table:table-cell>
          <table:table-cell table:style-name="ce1" office:value-type="float" office:value="31.0393331695953">
            <text:p>31.0393331695953</text:p>
          </table:table-cell>
          <table:table-cell table:style-name="ce1" office:value-type="float" office:value="30.6927978383875">
            <text:p>30.6927978383875</text:p>
          </table:table-cell>
        </table:table-row>
        <table:table-row>
          <table:table-cell/>
          <table:table-cell table:style-name="ce1" office:value-type="float" office:value="28.1328835459663">
            <text:p>28.1328835459663</text:p>
          </table:table-cell>
          <table:table-cell table:style-name="ce1" office:value-type="float" office:value="29.7547595694221">
            <text:p>29.7547595694221</text:p>
          </table:table-cell>
          <table:table-cell table:style-name="ce1" office:value-type="float" office:value="31.0419680419183">
            <text:p>31.0419680419183</text:p>
          </table:table-cell>
          <table:table-cell table:style-name="ce1" office:value-type="float" office:value="30.7021285841871">
            <text:p>30.7021285841871</text:p>
          </table:table-cell>
        </table:table-row>
        <table:table-row>
          <table:table-cell/>
          <table:table-cell table:style-name="ce1" office:value-type="float" office:value="28.1103267376792">
            <text:p>28.1103267376792</text:p>
          </table:table-cell>
          <table:table-cell table:style-name="ce1" office:value-type="float" office:value="29.7182593388283">
            <text:p>29.7182593388283</text:p>
          </table:table-cell>
          <table:table-cell table:style-name="ce1" office:value-type="float" office:value="31.0363719863099">
            <text:p>31.0363719863099</text:p>
          </table:table-cell>
          <table:table-cell table:style-name="ce1" office:value-type="float" office:value="30.6921266957191">
            <text:p>30.6921266957191</text:p>
          </table:table-cell>
        </table:table-row>
        <table:table-row>
          <table:table-cell/>
          <table:table-cell table:style-name="ce1" office:value-type="float" office:value="28.121284028334">
            <text:p>28.121284028334</text:p>
          </table:table-cell>
          <table:table-cell table:style-name="ce1" office:value-type="float" office:value="29.7736386852737">
            <text:p>29.7736386852737</text:p>
          </table:table-cell>
          <table:table-cell table:style-name="ce1" office:value-type="float" office:value="31.0544657207325">
            <text:p>31.0544657207325</text:p>
          </table:table-cell>
          <table:table-cell table:style-name="ce1" office:value-type="float" office:value="30.6949598676511">
            <text:p>30.6949598676511</text:p>
          </table:table-cell>
        </table:table-row>
        <table:table-row>
          <table:table-cell/>
          <table:table-cell table:style-name="ce1" office:value-type="float" office:value="28.1106827407418">
            <text:p>28.1106827407418</text:p>
          </table:table-cell>
          <table:table-cell table:style-name="ce1" office:value-type="float" office:value="29.7326131352544">
            <text:p>29.7326131352544</text:p>
          </table:table-cell>
          <table:table-cell table:style-name="ce1" office:value-type="float" office:value="31.0289760584036">
            <text:p>31.0289760584036</text:p>
          </table:table-cell>
          <table:table-cell table:style-name="ce1" office:value-type="float" office:value="30.6825746738078">
            <text:p>30.6825746738078</text:p>
          </table:table-cell>
        </table:table-row>
        <table:table-row>
          <table:table-cell/>
          <table:table-cell table:style-name="ce1" office:value-type="float" office:value="28.1041795250478">
            <text:p>28.1041795250478</text:p>
          </table:table-cell>
          <table:table-cell table:style-name="ce1" office:value-type="float" office:value="29.7278231272087">
            <text:p>29.7278231272087</text:p>
          </table:table-cell>
          <table:table-cell table:style-name="ce1" office:value-type="float" office:value="31.0366692559138">
            <text:p>31.0366692559138</text:p>
          </table:table-cell>
          <table:table-cell table:style-name="ce1" office:value-type="float" office:value="30.6840103122145">
            <text:p>30.6840103122145</text:p>
          </table:table-cell>
        </table:table-row>
        <table:table-row>
          <table:table-cell/>
          <table:table-cell table:style-name="ce1" office:value-type="float" office:value="28.1202758316263">
            <text:p>28.1202758316263</text:p>
          </table:table-cell>
          <table:table-cell table:style-name="ce1" office:value-type="float" office:value="29.7370030284518">
            <text:p>29.7370030284518</text:p>
          </table:table-cell>
          <table:table-cell table:style-name="ce1" office:value-type="float" office:value="31.0358233192542">
            <text:p>31.0358233192542</text:p>
          </table:table-cell>
          <table:table-cell table:style-name="ce1" office:value-type="float" office:value="30.6853929635017">
            <text:p>30.6853929635017</text:p>
          </table:table-cell>
        </table:table-row>
        <table:table-row>
          <table:table-cell/>
          <table:table-cell table:style-name="ce1" office:value-type="float" office:value="28.1244751846466">
            <text:p>28.1244751846466</text:p>
          </table:table-cell>
          <table:table-cell table:style-name="ce1" office:value-type="float" office:value="29.7397128513157">
            <text:p>29.7397128513157</text:p>
          </table:table-cell>
          <table:table-cell table:style-name="ce1" office:value-type="float" office:value="31.0611756599542">
            <text:p>31.0611756599542</text:p>
          </table:table-cell>
          <table:table-cell table:style-name="ce1" office:value-type="float" office:value="30.7007860710673">
            <text:p>30.7007860710673</text:p>
          </table:table-cell>
        </table:table-row>
        <table:table-row>
          <table:table-cell/>
          <table:table-cell table:style-name="ce1" office:value-type="float" office:value="28.1150157930545">
            <text:p>28.1150157930545</text:p>
          </table:table-cell>
          <table:table-cell table:style-name="ce1" office:value-type="float" office:value="29.7306369538878">
            <text:p>29.7306369538878</text:p>
          </table:table-cell>
          <table:table-cell table:style-name="ce1" office:value-type="float" office:value="31.0184555726699">
            <text:p>31.0184555726699</text:p>
          </table:table-cell>
          <table:table-cell table:style-name="ce1" office:value-type="float" office:value="30.6686059448008">
            <text:p>30.6686059448008</text:p>
          </table:table-cell>
        </table:table-row>
        <table:table-row>
          <table:table-cell/>
          <table:table-cell table:style-name="ce1" office:value-type="float" office:value="28.122385865117">
            <text:p>28.122385865117</text:p>
          </table:table-cell>
          <table:table-cell table:style-name="ce1" office:value-type="float" office:value="29.738361617839">
            <text:p>29.738361617839</text:p>
          </table:table-cell>
          <table:table-cell table:style-name="ce1" office:value-type="float" office:value="31.0269494036846">
            <text:p>31.0269494036846</text:p>
          </table:table-cell>
          <table:table-cell table:style-name="ce1" office:value-type="float" office:value="30.6735960402097">
            <text:p>30.6735960402097</text:p>
          </table:table-cell>
        </table:table-row>
        <table:table-row table:number-rows-repeated="2">
          <table:table-cell table:number-columns-repeated="5"/>
        </table:table-row>
        <table:table-row>
          <table:table-cell/>
          <table:table-cell table:style-name="ce1" office:value-type="string">
            <text:p>noisy</text:p>
          </table:table-cell>
        </table:table-row>
        <table:table-row>
          <table:table-cell/>
          <table:table-cell table:style-name="ce1" office:value-type="float" office:value="0.941434647703005">
            <text:p>0.941434647703005</text:p>
          </table:table-cell>
          <table:table-cell table:style-name="ce1" office:value-type="float" office:value="0.961658800741568">
            <text:p>0.961658800741568</text:p>
          </table:table-cell>
          <table:table-cell table:style-name="ce1" office:value-type="float" office:value="0.971877901256568">
            <text:p>0.971877901256568</text:p>
          </table:table-cell>
          <table:table-cell table:style-name="ce1" office:value-type="float" office:value="0.970371733630338">
            <text:p>0.970371733630338</text:p>
          </table:table-cell>
        </table:table-row>
        <table:table-row>
          <table:table-cell/>
          <table:table-cell table:style-name="ce1" office:value-type="float" office:value="0.941497527373378">
            <text:p>0.941497527373378</text:p>
          </table:table-cell>
          <table:table-cell table:style-name="ce1" office:value-type="float" office:value="0.962038998126343">
            <text:p>0.962038998126343</text:p>
          </table:table-cell>
          <table:table-cell table:style-name="ce1" office:value-type="float" office:value="0.971930336297666">
            <text:p>0.971930336297666</text:p>
          </table:table-cell>
          <table:table-cell table:style-name="ce1" office:value-type="float" office:value="0.970461242164992">
            <text:p>0.970461242164992</text:p>
          </table:table-cell>
        </table:table-row>
        <table:table-row>
          <table:table-cell/>
          <table:table-cell table:style-name="ce1" office:value-type="float" office:value="0.941045373412154">
            <text:p>0.941045373412154</text:p>
          </table:table-cell>
          <table:table-cell table:style-name="ce1" office:value-type="float" office:value="0.961589794811149">
            <text:p>0.961589794811149</text:p>
          </table:table-cell>
          <table:table-cell table:style-name="ce1" office:value-type="float" office:value="0.971741841036941">
            <text:p>0.971741841036941</text:p>
          </table:table-cell>
          <table:table-cell table:style-name="ce1" office:value-type="float" office:value="0.970263114020551">
            <text:p>0.970263114020551</text:p>
          </table:table-cell>
        </table:table-row>
        <table:table-row>
          <table:table-cell/>
          <table:table-cell table:style-name="ce1" office:value-type="float" office:value="0.941186098509962">
            <text:p>0.941186098509962</text:p>
          </table:table-cell>
          <table:table-cell table:style-name="ce1" office:value-type="float" office:value="0.96202806777221">
            <text:p>0.96202806777221</text:p>
          </table:table-cell>
          <table:table-cell table:style-name="ce1" office:value-type="float" office:value="0.971877115926979">
            <text:p>0.971877115926979</text:p>
          </table:table-cell>
          <table:table-cell table:style-name="ce1" office:value-type="float" office:value="0.970281653882238">
            <text:p>0.970281653882238</text:p>
          </table:table-cell>
        </table:table-row>
        <table:table-row>
          <table:table-cell/>
          <table:table-cell table:style-name="ce1" office:value-type="float" office:value="0.941071122951647">
            <text:p>0.941071122951647</text:p>
          </table:table-cell>
          <table:table-cell table:style-name="ce1" office:value-type="float" office:value="0.961742070767417">
            <text:p>0.961742070767417</text:p>
          </table:table-cell>
          <table:table-cell table:style-name="ce1" office:value-type="float" office:value="0.971699920914613">
            <text:p>0.971699920914613</text:p>
          </table:table-cell>
          <table:table-cell table:style-name="ce1" office:value-type="float" office:value="0.970297900455182">
            <text:p>0.970297900455182</text:p>
          </table:table-cell>
        </table:table-row>
        <table:table-row>
          <table:table-cell/>
          <table:table-cell table:style-name="ce1" office:value-type="float" office:value="0.941158985470434">
            <text:p>0.941158985470434</text:p>
          </table:table-cell>
          <table:table-cell table:style-name="ce1" office:value-type="float" office:value="0.961554936979682">
            <text:p>0.961554936979682</text:p>
          </table:table-cell>
          <table:table-cell table:style-name="ce1" office:value-type="float" office:value="0.971715905575162">
            <text:p>0.971715905575162</text:p>
          </table:table-cell>
          <table:table-cell table:style-name="ce1" office:value-type="float" office:value="0.970172906361797">
            <text:p>0.970172906361797</text:p>
          </table:table-cell>
        </table:table-row>
        <table:table-row>
          <table:table-cell/>
          <table:table-cell table:style-name="ce1" office:value-type="float" office:value="0.941495504955862">
            <text:p>0.941495504955862</text:p>
          </table:table-cell>
          <table:table-cell table:style-name="ce1" office:value-type="float" office:value="0.96165510046771">
            <text:p>0.96165510046771</text:p>
          </table:table-cell>
          <table:table-cell table:style-name="ce1" office:value-type="float" office:value="0.971897050364816">
            <text:p>0.971897050364816</text:p>
          </table:table-cell>
          <table:table-cell table:style-name="ce1" office:value-type="float" office:value="0.970254026095209">
            <text:p>0.970254026095209</text:p>
          </table:table-cell>
        </table:table-row>
        <table:table-row>
          <table:table-cell/>
          <table:table-cell table:style-name="ce1" office:value-type="float" office:value="0.94132343702362">
            <text:p>0.94132343702362</text:p>
          </table:table-cell>
          <table:table-cell table:style-name="ce1" office:value-type="float" office:value="0.961570277281376">
            <text:p>0.961570277281376</text:p>
          </table:table-cell>
          <table:table-cell table:style-name="ce1" office:value-type="float" office:value="0.972098709648353">
            <text:p>0.972098709648353</text:p>
          </table:table-cell>
          <table:table-cell table:style-name="ce1" office:value-type="float" office:value="0.970588948887787">
            <text:p>0.970588948887787</text:p>
          </table:table-cell>
        </table:table-row>
        <table:table-row>
          <table:table-cell/>
          <table:table-cell table:style-name="ce1" office:value-type="float" office:value="0.94119477256114">
            <text:p>0.94119477256114</text:p>
          </table:table-cell>
          <table:table-cell table:style-name="ce1" office:value-type="float" office:value="0.961576499764613">
            <text:p>0.961576499764613</text:p>
          </table:table-cell>
          <table:table-cell table:style-name="ce1" office:value-type="float" office:value="0.97159540210508">
            <text:p>0.97159540210508</text:p>
          </table:table-cell>
          <table:table-cell table:style-name="ce1" office:value-type="float" office:value="0.970060722289291">
            <text:p>0.970060722289291</text:p>
          </table:table-cell>
        </table:table-row>
        <table:table-row>
          <table:table-cell/>
          <table:table-cell table:style-name="ce1" office:value-type="float" office:value="0.94143883731035">
            <text:p>0.94143883731035</text:p>
          </table:table-cell>
          <table:table-cell table:style-name="ce1" office:value-type="float" office:value="0.961907988209446">
            <text:p>0.961907988209446</text:p>
          </table:table-cell>
          <table:table-cell table:style-name="ce1" office:value-type="float" office:value="0.971831012068318">
            <text:p>0.971831012068318</text:p>
          </table:table-cell>
          <table:table-cell table:style-name="ce1" office:value-type="float" office:value="0.970311265205551">
            <text:p>0.970311265205551</text:p>
          </table:table-cell>
        </table:table-row>
      </table:table>
      <table:table table:name="'file:///mnt/Dados/vinma/documentos/Gradua%C3%A7%C3%A3o/TCC/results-partial/HW_C016_120.xlsx'#sigma_050" table:print="false" table:style-name="ta_extref">
        <table:table-source xlink:type="simple" xlink:href="../../results-partial/HW_C016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590009604017">
            <text:p>20.2590009604017</text:p>
          </table:table-cell>
          <table:table-cell table:style-name="ce1" office:value-type="float" office:value="23.9398085803831">
            <text:p>23.9398085803831</text:p>
          </table:table-cell>
          <table:table-cell table:style-name="ce1" office:value-type="float" office:value="26.7014309832691">
            <text:p>26.7014309832691</text:p>
          </table:table-cell>
          <table:table-cell table:style-name="ce1" office:value-type="float" office:value="25.9549595997511">
            <text:p>25.9549595997511</text:p>
          </table:table-cell>
        </table:table-row>
        <table:table-row>
          <table:table-cell/>
          <table:table-cell table:style-name="ce1" office:value-type="float" office:value="20.2555569026241">
            <text:p>20.2555569026241</text:p>
          </table:table-cell>
          <table:table-cell table:style-name="ce1" office:value-type="float" office:value="23.9388052908382">
            <text:p>23.9388052908382</text:p>
          </table:table-cell>
          <table:table-cell table:style-name="ce1" office:value-type="float" office:value="26.7196889916621">
            <text:p>26.7196889916621</text:p>
          </table:table-cell>
          <table:table-cell table:style-name="ce1" office:value-type="float" office:value="25.9604105747603">
            <text:p>25.9604105747603</text:p>
          </table:table-cell>
        </table:table-row>
        <table:table-row>
          <table:table-cell/>
          <table:table-cell table:style-name="ce1" office:value-type="float" office:value="20.2568858284424">
            <text:p>20.2568858284424</text:p>
          </table:table-cell>
          <table:table-cell table:style-name="ce1" office:value-type="float" office:value="23.9691615877434">
            <text:p>23.9691615877434</text:p>
          </table:table-cell>
          <table:table-cell table:style-name="ce1" office:value-type="float" office:value="26.7590324773527">
            <text:p>26.7590324773527</text:p>
          </table:table-cell>
          <table:table-cell table:style-name="ce1" office:value-type="float" office:value="25.9989080577801">
            <text:p>25.9989080577801</text:p>
          </table:table-cell>
        </table:table-row>
        <table:table-row>
          <table:table-cell/>
          <table:table-cell table:style-name="ce1" office:value-type="float" office:value="20.2534692604121">
            <text:p>20.2534692604121</text:p>
          </table:table-cell>
          <table:table-cell table:style-name="ce1" office:value-type="float" office:value="23.9443733763625">
            <text:p>23.9443733763625</text:p>
          </table:table-cell>
          <table:table-cell table:style-name="ce1" office:value-type="float" office:value="26.7256025739864">
            <text:p>26.7256025739864</text:p>
          </table:table-cell>
          <table:table-cell table:style-name="ce1" office:value-type="float" office:value="25.9633894509173">
            <text:p>25.9633894509173</text:p>
          </table:table-cell>
        </table:table-row>
        <table:table-row>
          <table:table-cell/>
          <table:table-cell table:style-name="ce1" office:value-type="float" office:value="20.2605179964026">
            <text:p>20.2605179964026</text:p>
          </table:table-cell>
          <table:table-cell table:style-name="ce1" office:value-type="float" office:value="23.9511644808698">
            <text:p>23.9511644808698</text:p>
          </table:table-cell>
          <table:table-cell table:style-name="ce1" office:value-type="float" office:value="26.7161275557994">
            <text:p>26.7161275557994</text:p>
          </table:table-cell>
          <table:table-cell table:style-name="ce1" office:value-type="float" office:value="25.9458865408862">
            <text:p>25.9458865408862</text:p>
          </table:table-cell>
        </table:table-row>
        <table:table-row>
          <table:table-cell/>
          <table:table-cell table:style-name="ce1" office:value-type="float" office:value="20.2831871414267">
            <text:p>20.2831871414267</text:p>
          </table:table-cell>
          <table:table-cell table:style-name="ce1" office:value-type="float" office:value="23.9644588218935">
            <text:p>23.9644588218935</text:p>
          </table:table-cell>
          <table:table-cell table:style-name="ce1" office:value-type="float" office:value="26.7529391002327">
            <text:p>26.7529391002327</text:p>
          </table:table-cell>
          <table:table-cell table:style-name="ce1" office:value-type="float" office:value="25.985093773301">
            <text:p>25.985093773301</text:p>
          </table:table-cell>
        </table:table-row>
        <table:table-row>
          <table:table-cell/>
          <table:table-cell table:style-name="ce1" office:value-type="float" office:value="20.2581443966865">
            <text:p>20.2581443966865</text:p>
          </table:table-cell>
          <table:table-cell table:style-name="ce1" office:value-type="float" office:value="23.9538932360449">
            <text:p>23.9538932360449</text:p>
          </table:table-cell>
          <table:table-cell table:style-name="ce1" office:value-type="float" office:value="26.74175845854">
            <text:p>26.74175845854</text:p>
          </table:table-cell>
          <table:table-cell table:style-name="ce1" office:value-type="float" office:value="25.9742288708095">
            <text:p>25.9742288708095</text:p>
          </table:table-cell>
        </table:table-row>
        <table:table-row>
          <table:table-cell/>
          <table:table-cell table:style-name="ce1" office:value-type="float" office:value="20.2646983451691">
            <text:p>20.2646983451691</text:p>
          </table:table-cell>
          <table:table-cell table:style-name="ce1" office:value-type="float" office:value="23.9696347259181">
            <text:p>23.9696347259181</text:p>
          </table:table-cell>
          <table:table-cell table:style-name="ce1" office:value-type="float" office:value="26.7606662338346">
            <text:p>26.7606662338346</text:p>
          </table:table-cell>
          <table:table-cell table:style-name="ce1" office:value-type="float" office:value="25.996039884685">
            <text:p>25.996039884685</text:p>
          </table:table-cell>
        </table:table-row>
        <table:table-row>
          <table:table-cell/>
          <table:table-cell table:style-name="ce1" office:value-type="float" office:value="20.2799932822588">
            <text:p>20.2799932822588</text:p>
          </table:table-cell>
          <table:table-cell table:style-name="ce1" office:value-type="float" office:value="23.9787936593658">
            <text:p>23.9787936593658</text:p>
          </table:table-cell>
          <table:table-cell table:style-name="ce1" office:value-type="float" office:value="26.7665085936582">
            <text:p>26.7665085936582</text:p>
          </table:table-cell>
          <table:table-cell table:style-name="ce1" office:value-type="float" office:value="26.0098804984497">
            <text:p>26.0098804984497</text:p>
          </table:table-cell>
        </table:table-row>
        <table:table-row>
          <table:table-cell/>
          <table:table-cell table:style-name="ce1" office:value-type="float" office:value="20.2681543805217">
            <text:p>20.2681543805217</text:p>
          </table:table-cell>
          <table:table-cell table:style-name="ce1" office:value-type="float" office:value="23.9499432653224">
            <text:p>23.9499432653224</text:p>
          </table:table-cell>
          <table:table-cell table:style-name="ce1" office:value-type="float" office:value="26.7236767345119">
            <text:p>26.7236767345119</text:p>
          </table:table-cell>
          <table:table-cell table:style-name="ce1" office:value-type="float" office:value="25.9660360323963">
            <text:p>25.966036032396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6226650895537">
            <text:p>0.76226650895537</text:p>
          </table:table-cell>
          <table:table-cell table:style-name="ce1" office:value-type="float" office:value="0.867127094777007">
            <text:p>0.867127094777007</text:p>
          </table:table-cell>
          <table:table-cell table:style-name="ce1" office:value-type="float" office:value="0.922365746727472">
            <text:p>0.922365746727472</text:p>
          </table:table-cell>
          <table:table-cell table:style-name="ce1" office:value-type="float" office:value="0.907665374384383">
            <text:p>0.907665374384383</text:p>
          </table:table-cell>
        </table:table-row>
        <table:table-row>
          <table:table-cell/>
          <table:table-cell table:style-name="ce1" office:value-type="float" office:value="0.762077130330258">
            <text:p>0.762077130330258</text:p>
          </table:table-cell>
          <table:table-cell table:style-name="ce1" office:value-type="float" office:value="0.866804546402515">
            <text:p>0.866804546402515</text:p>
          </table:table-cell>
          <table:table-cell table:style-name="ce1" office:value-type="float" office:value="0.922489188657792">
            <text:p>0.922489188657792</text:p>
          </table:table-cell>
          <table:table-cell table:style-name="ce1" office:value-type="float" office:value="0.90795720691631">
            <text:p>0.90795720691631</text:p>
          </table:table-cell>
        </table:table-row>
        <table:table-row>
          <table:table-cell/>
          <table:table-cell table:style-name="ce1" office:value-type="float" office:value="0.762543429743104">
            <text:p>0.762543429743104</text:p>
          </table:table-cell>
          <table:table-cell table:style-name="ce1" office:value-type="float" office:value="0.867882369912174">
            <text:p>0.867882369912174</text:p>
          </table:table-cell>
          <table:table-cell table:style-name="ce1" office:value-type="float" office:value="0.923662606829104">
            <text:p>0.923662606829104</text:p>
          </table:table-cell>
          <table:table-cell table:style-name="ce1" office:value-type="float" office:value="0.908795724433144">
            <text:p>0.908795724433144</text:p>
          </table:table-cell>
        </table:table-row>
        <table:table-row>
          <table:table-cell/>
          <table:table-cell table:style-name="ce1" office:value-type="float" office:value="0.762367055635055">
            <text:p>0.762367055635055</text:p>
          </table:table-cell>
          <table:table-cell table:style-name="ce1" office:value-type="float" office:value="0.867518014080865">
            <text:p>0.867518014080865</text:p>
          </table:table-cell>
          <table:table-cell table:style-name="ce1" office:value-type="float" office:value="0.923105717145979">
            <text:p>0.923105717145979</text:p>
          </table:table-cell>
          <table:table-cell table:style-name="ce1" office:value-type="float" office:value="0.908368217305293">
            <text:p>0.908368217305293</text:p>
          </table:table-cell>
        </table:table-row>
        <table:table-row>
          <table:table-cell/>
          <table:table-cell table:style-name="ce1" office:value-type="float" office:value="0.762748218524">
            <text:p>0.762748218524</text:p>
          </table:table-cell>
          <table:table-cell table:style-name="ce1" office:value-type="float" office:value="0.867564393590171">
            <text:p>0.867564393590171</text:p>
          </table:table-cell>
          <table:table-cell table:style-name="ce1" office:value-type="float" office:value="0.922618348271563">
            <text:p>0.922618348271563</text:p>
          </table:table-cell>
          <table:table-cell table:style-name="ce1" office:value-type="float" office:value="0.907576913163143">
            <text:p>0.907576913163143</text:p>
          </table:table-cell>
        </table:table-row>
        <table:table-row>
          <table:table-cell/>
          <table:table-cell table:style-name="ce1" office:value-type="float" office:value="0.763537600182771">
            <text:p>0.763537600182771</text:p>
          </table:table-cell>
          <table:table-cell table:style-name="ce1" office:value-type="float" office:value="0.867628542903336">
            <text:p>0.867628542903336</text:p>
          </table:table-cell>
          <table:table-cell table:style-name="ce1" office:value-type="float" office:value="0.923241168390258">
            <text:p>0.923241168390258</text:p>
          </table:table-cell>
          <table:table-cell table:style-name="ce1" office:value-type="float" office:value="0.907509298978952">
            <text:p>0.907509298978952</text:p>
          </table:table-cell>
        </table:table-row>
        <table:table-row>
          <table:table-cell/>
          <table:table-cell table:style-name="ce1" office:value-type="float" office:value="0.762419915915973">
            <text:p>0.762419915915973</text:p>
          </table:table-cell>
          <table:table-cell table:style-name="ce1" office:value-type="float" office:value="0.867442115779599">
            <text:p>0.867442115779599</text:p>
          </table:table-cell>
          <table:table-cell table:style-name="ce1" office:value-type="float" office:value="0.923431964804581">
            <text:p>0.923431964804581</text:p>
          </table:table-cell>
          <table:table-cell table:style-name="ce1" office:value-type="float" office:value="0.907904414837241">
            <text:p>0.907904414837241</text:p>
          </table:table-cell>
        </table:table-row>
        <table:table-row>
          <table:table-cell/>
          <table:table-cell table:style-name="ce1" office:value-type="float" office:value="0.76300213361365">
            <text:p>0.76300213361365</text:p>
          </table:table-cell>
          <table:table-cell table:style-name="ce1" office:value-type="float" office:value="0.867951759439852">
            <text:p>0.867951759439852</text:p>
          </table:table-cell>
          <table:table-cell table:style-name="ce1" office:value-type="float" office:value="0.923623597703363">
            <text:p>0.923623597703363</text:p>
          </table:table-cell>
          <table:table-cell table:style-name="ce1" office:value-type="float" office:value="0.908658335898065">
            <text:p>0.908658335898065</text:p>
          </table:table-cell>
        </table:table-row>
        <table:table-row>
          <table:table-cell/>
          <table:table-cell table:style-name="ce1" office:value-type="float" office:value="0.763392734308471">
            <text:p>0.763392734308471</text:p>
          </table:table-cell>
          <table:table-cell table:style-name="ce1" office:value-type="float" office:value="0.868062959701103">
            <text:p>0.868062959701103</text:p>
          </table:table-cell>
          <table:table-cell table:style-name="ce1" office:value-type="float" office:value="0.923341926284577">
            <text:p>0.923341926284577</text:p>
          </table:table-cell>
          <table:table-cell table:style-name="ce1" office:value-type="float" office:value="0.908808473286046">
            <text:p>0.908808473286046</text:p>
          </table:table-cell>
        </table:table-row>
        <table:table-row>
          <table:table-cell/>
          <table:table-cell table:style-name="ce1" office:value-type="float" office:value="0.762590567152033">
            <text:p>0.762590567152033</text:p>
          </table:table-cell>
          <table:table-cell table:style-name="ce1" office:value-type="float" office:value="0.867216803821346">
            <text:p>0.867216803821346</text:p>
          </table:table-cell>
          <table:table-cell table:style-name="ce1" office:value-type="float" office:value="0.922721945385271">
            <text:p>0.922721945385271</text:p>
          </table:table-cell>
          <table:table-cell table:style-name="ce1" office:value-type="float" office:value="0.908477868104812">
            <text:p>0.908477868104812</text:p>
          </table:table-cell>
        </table:table-row>
      </table:table>
      <table:table table:name="'file:///mnt/Dados/vinma/documentos/Gradua%C3%A7%C3%A3o/TCC/results-partial/HW_C017_120.xlsx'#sigma_010" table:print="false" table:style-name="ta_extref">
        <table:table-source xlink:type="simple" xlink:href="../../results-partial/HW_C017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38695668778017">
            <text:p>0.838695668778017</text:p>
          </table:table-cell>
          <table:table-cell table:style-name="ce1" office:value-type="float" office:value="0.891021843361128">
            <text:p>0.891021843361128</text:p>
          </table:table-cell>
          <table:table-cell table:style-name="ce1" office:value-type="float" office:value="0.914667983595999">
            <text:p>0.914667983595999</text:p>
          </table:table-cell>
          <table:table-cell table:style-name="ce1" office:value-type="float" office:value="0.905133169042408">
            <text:p>0.905133169042408</text:p>
          </table:table-cell>
        </table:table-row>
        <table:table-row>
          <table:table-cell/>
          <table:table-cell table:style-name="ce1" office:value-type="float" office:value="0.837908819807593">
            <text:p>0.837908819807593</text:p>
          </table:table-cell>
          <table:table-cell table:style-name="ce1" office:value-type="float" office:value="0.890031182565395">
            <text:p>0.890031182565395</text:p>
          </table:table-cell>
          <table:table-cell table:style-name="ce1" office:value-type="float" office:value="0.913950141999051">
            <text:p>0.913950141999051</text:p>
          </table:table-cell>
          <table:table-cell table:style-name="ce1" office:value-type="float" office:value="0.904656509492942">
            <text:p>0.904656509492942</text:p>
          </table:table-cell>
        </table:table-row>
        <table:table-row>
          <table:table-cell/>
          <table:table-cell table:style-name="ce1" office:value-type="float" office:value="0.838132797725108">
            <text:p>0.838132797725108</text:p>
          </table:table-cell>
          <table:table-cell table:style-name="ce1" office:value-type="float" office:value="0.890439633095269">
            <text:p>0.890439633095269</text:p>
          </table:table-cell>
          <table:table-cell table:style-name="ce1" office:value-type="float" office:value="0.914090640635011">
            <text:p>0.914090640635011</text:p>
          </table:table-cell>
          <table:table-cell table:style-name="ce1" office:value-type="float" office:value="0.90482463571784">
            <text:p>0.90482463571784</text:p>
          </table:table-cell>
        </table:table-row>
        <table:table-row>
          <table:table-cell/>
          <table:table-cell table:style-name="ce1" office:value-type="float" office:value="0.838223513760048">
            <text:p>0.838223513760048</text:p>
          </table:table-cell>
          <table:table-cell table:style-name="ce1" office:value-type="float" office:value="0.890783520564887">
            <text:p>0.890783520564887</text:p>
          </table:table-cell>
          <table:table-cell table:style-name="ce1" office:value-type="float" office:value="0.91351274777074">
            <text:p>0.91351274777074</text:p>
          </table:table-cell>
          <table:table-cell table:style-name="ce1" office:value-type="float" office:value="0.904219315311626">
            <text:p>0.904219315311626</text:p>
          </table:table-cell>
        </table:table-row>
        <table:table-row>
          <table:table-cell/>
          <table:table-cell table:style-name="ce1" office:value-type="float" office:value="0.838041528539605">
            <text:p>0.838041528539605</text:p>
          </table:table-cell>
          <table:table-cell table:style-name="ce1" office:value-type="float" office:value="0.888825280576521">
            <text:p>0.888825280576521</text:p>
          </table:table-cell>
          <table:table-cell table:style-name="ce1" office:value-type="float" office:value="0.913759026718908">
            <text:p>0.913759026718908</text:p>
          </table:table-cell>
          <table:table-cell table:style-name="ce1" office:value-type="float" office:value="0.904602841509842">
            <text:p>0.904602841509842</text:p>
          </table:table-cell>
        </table:table-row>
        <table:table-row>
          <table:table-cell/>
          <table:table-cell table:style-name="ce1" office:value-type="float" office:value="0.838736305935476">
            <text:p>0.838736305935476</text:p>
          </table:table-cell>
          <table:table-cell table:style-name="ce1" office:value-type="float" office:value="0.88950560747424">
            <text:p>0.88950560747424</text:p>
          </table:table-cell>
          <table:table-cell table:style-name="ce1" office:value-type="float" office:value="0.913773786938115">
            <text:p>0.913773786938115</text:p>
          </table:table-cell>
          <table:table-cell table:style-name="ce1" office:value-type="float" office:value="0.90615402213073">
            <text:p>0.90615402213073</text:p>
          </table:table-cell>
        </table:table-row>
        <table:table-row>
          <table:table-cell/>
          <table:table-cell table:style-name="ce1" office:value-type="float" office:value="0.838232610498247">
            <text:p>0.838232610498247</text:p>
          </table:table-cell>
          <table:table-cell table:style-name="ce1" office:value-type="float" office:value="0.888463618954322">
            <text:p>0.888463618954322</text:p>
          </table:table-cell>
          <table:table-cell table:style-name="ce1" office:value-type="float" office:value="0.914565081372269">
            <text:p>0.914565081372269</text:p>
          </table:table-cell>
          <table:table-cell table:style-name="ce1" office:value-type="float" office:value="0.904830596281809">
            <text:p>0.904830596281809</text:p>
          </table:table-cell>
        </table:table-row>
        <table:table-row>
          <table:table-cell/>
          <table:table-cell table:style-name="ce1" office:value-type="float" office:value="0.838130867009528">
            <text:p>0.838130867009528</text:p>
          </table:table-cell>
          <table:table-cell table:style-name="ce1" office:value-type="float" office:value="0.887731972367359">
            <text:p>0.887731972367359</text:p>
          </table:table-cell>
          <table:table-cell table:style-name="ce1" office:value-type="float" office:value="0.912106887259028">
            <text:p>0.912106887259028</text:p>
          </table:table-cell>
          <table:table-cell table:style-name="ce1" office:value-type="float" office:value="0.902836691243711">
            <text:p>0.902836691243711</text:p>
          </table:table-cell>
        </table:table-row>
        <table:table-row>
          <table:table-cell/>
          <table:table-cell table:style-name="ce1" office:value-type="float" office:value="0.838081827604949">
            <text:p>0.838081827604949</text:p>
          </table:table-cell>
          <table:table-cell table:style-name="ce1" office:value-type="float" office:value="0.891090257145596">
            <text:p>0.891090257145596</text:p>
          </table:table-cell>
          <table:table-cell table:style-name="ce1" office:value-type="float" office:value="0.913800390744385">
            <text:p>0.913800390744385</text:p>
          </table:table-cell>
          <table:table-cell table:style-name="ce1" office:value-type="float" office:value="0.904737940356372">
            <text:p>0.904737940356372</text:p>
          </table:table-cell>
        </table:table-row>
        <table:table-row>
          <table:table-cell/>
          <table:table-cell table:style-name="ce1" office:value-type="float" office:value="0.838519790588967">
            <text:p>0.838519790588967</text:p>
          </table:table-cell>
          <table:table-cell table:style-name="ce1" office:value-type="float" office:value="0.889523609733622">
            <text:p>0.889523609733622</text:p>
          </table:table-cell>
          <table:table-cell table:style-name="ce1" office:value-type="float" office:value="0.91332870184113">
            <text:p>0.91332870184113</text:p>
          </table:table-cell>
          <table:table-cell table:style-name="ce1" office:value-type="float" office:value="0.904499143757338">
            <text:p>0.904499143757338</text:p>
          </table:table-cell>
        </table:table-row>
      </table:table>
      <table:table table:name="'file:///mnt/Dados/vinma/documentos/Gradua%C3%A7%C3%A3o/TCC/results-partial/HW_C017_120.xlsx'#sigma_025" table:print="false" table:style-name="ta_extref">
        <table:table-source xlink:type="simple" xlink:href="../../results-partial/HW_C017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41598311444">
            <text:p>28.1241598311444</text:p>
          </table:table-cell>
          <table:table-cell table:style-name="ce1" office:value-type="float" office:value="29.9450532450339">
            <text:p>29.9450532450339</text:p>
          </table:table-cell>
          <table:table-cell table:style-name="ce1" office:value-type="float" office:value="31.304921436824">
            <text:p>31.304921436824</text:p>
          </table:table-cell>
          <table:table-cell table:style-name="ce1" office:value-type="float" office:value="30.7982208278478">
            <text:p>30.7982208278478</text:p>
          </table:table-cell>
        </table:table-row>
        <table:table-row>
          <table:table-cell/>
          <table:table-cell table:style-name="ce1" office:value-type="float" office:value="28.1005357175586">
            <text:p>28.1005357175586</text:p>
          </table:table-cell>
          <table:table-cell table:style-name="ce1" office:value-type="float" office:value="29.9117068144183">
            <text:p>29.9117068144183</text:p>
          </table:table-cell>
          <table:table-cell table:style-name="ce1" office:value-type="float" office:value="31.2733853481912">
            <text:p>31.2733853481912</text:p>
          </table:table-cell>
          <table:table-cell table:style-name="ce1" office:value-type="float" office:value="30.7737308090716">
            <text:p>30.7737308090716</text:p>
          </table:table-cell>
        </table:table-row>
        <table:table-row>
          <table:table-cell/>
          <table:table-cell table:style-name="ce1" office:value-type="float" office:value="28.1089220064304">
            <text:p>28.1089220064304</text:p>
          </table:table-cell>
          <table:table-cell table:style-name="ce1" office:value-type="float" office:value="29.9241471824238">
            <text:p>29.9241471824238</text:p>
          </table:table-cell>
          <table:table-cell table:style-name="ce1" office:value-type="float" office:value="31.2588818111358">
            <text:p>31.2588818111358</text:p>
          </table:table-cell>
          <table:table-cell table:style-name="ce1" office:value-type="float" office:value="30.7494228123729">
            <text:p>30.7494228123729</text:p>
          </table:table-cell>
        </table:table-row>
        <table:table-row>
          <table:table-cell/>
          <table:table-cell table:style-name="ce1" office:value-type="float" office:value="28.1179496071107">
            <text:p>28.1179496071107</text:p>
          </table:table-cell>
          <table:table-cell table:style-name="ce1" office:value-type="float" office:value="29.9099685738425">
            <text:p>29.9099685738425</text:p>
          </table:table-cell>
          <table:table-cell table:style-name="ce1" office:value-type="float" office:value="31.275330302748">
            <text:p>31.275330302748</text:p>
          </table:table-cell>
          <table:table-cell table:style-name="ce1" office:value-type="float" office:value="30.756263623712">
            <text:p>30.756263623712</text:p>
          </table:table-cell>
        </table:table-row>
        <table:table-row>
          <table:table-cell/>
          <table:table-cell table:style-name="ce1" office:value-type="float" office:value="28.112341565041">
            <text:p>28.112341565041</text:p>
          </table:table-cell>
          <table:table-cell table:style-name="ce1" office:value-type="float" office:value="29.9114064437543">
            <text:p>29.9114064437543</text:p>
          </table:table-cell>
          <table:table-cell table:style-name="ce1" office:value-type="float" office:value="31.2622981768972">
            <text:p>31.2622981768972</text:p>
          </table:table-cell>
          <table:table-cell table:style-name="ce1" office:value-type="float" office:value="30.7648844617966">
            <text:p>30.7648844617966</text:p>
          </table:table-cell>
        </table:table-row>
        <table:table-row>
          <table:table-cell/>
          <table:table-cell table:style-name="ce1" office:value-type="float" office:value="28.1279132325811">
            <text:p>28.1279132325811</text:p>
          </table:table-cell>
          <table:table-cell table:style-name="ce1" office:value-type="float" office:value="29.9121388733365">
            <text:p>29.9121388733365</text:p>
          </table:table-cell>
          <table:table-cell table:style-name="ce1" office:value-type="float" office:value="31.274317919697">
            <text:p>31.274317919697</text:p>
          </table:table-cell>
          <table:table-cell table:style-name="ce1" office:value-type="float" office:value="30.7742948931573">
            <text:p>30.7742948931573</text:p>
          </table:table-cell>
        </table:table-row>
        <table:table-row>
          <table:table-cell/>
          <table:table-cell table:style-name="ce1" office:value-type="float" office:value="28.1110234334489">
            <text:p>28.1110234334489</text:p>
          </table:table-cell>
          <table:table-cell table:style-name="ce1" office:value-type="float" office:value="29.9014822568944">
            <text:p>29.9014822568944</text:p>
          </table:table-cell>
          <table:table-cell table:style-name="ce1" office:value-type="float" office:value="31.2482555237833">
            <text:p>31.2482555237833</text:p>
          </table:table-cell>
          <table:table-cell table:style-name="ce1" office:value-type="float" office:value="30.7413253591573">
            <text:p>30.7413253591573</text:p>
          </table:table-cell>
        </table:table-row>
        <table:table-row>
          <table:table-cell/>
          <table:table-cell table:style-name="ce1" office:value-type="float" office:value="28.1154048627867">
            <text:p>28.1154048627867</text:p>
          </table:table-cell>
          <table:table-cell table:style-name="ce1" office:value-type="float" office:value="29.8907641638357">
            <text:p>29.8907641638357</text:p>
          </table:table-cell>
          <table:table-cell table:style-name="ce1" office:value-type="float" office:value="31.2408928555881">
            <text:p>31.2408928555881</text:p>
          </table:table-cell>
          <table:table-cell table:style-name="ce1" office:value-type="float" office:value="30.738504052547">
            <text:p>30.738504052547</text:p>
          </table:table-cell>
        </table:table-row>
        <table:table-row>
          <table:table-cell/>
          <table:table-cell table:style-name="ce1" office:value-type="float" office:value="28.1116571845349">
            <text:p>28.1116571845349</text:p>
          </table:table-cell>
          <table:table-cell table:style-name="ce1" office:value-type="float" office:value="29.9161681659697">
            <text:p>29.9161681659697</text:p>
          </table:table-cell>
          <table:table-cell table:style-name="ce1" office:value-type="float" office:value="31.2908274308621">
            <text:p>31.2908274308621</text:p>
          </table:table-cell>
          <table:table-cell table:style-name="ce1" office:value-type="float" office:value="30.7659271570393">
            <text:p>30.7659271570393</text:p>
          </table:table-cell>
        </table:table-row>
        <table:table-row>
          <table:table-cell/>
          <table:table-cell table:style-name="ce1" office:value-type="float" office:value="28.1158763853871">
            <text:p>28.1158763853871</text:p>
          </table:table-cell>
          <table:table-cell table:style-name="ce1" office:value-type="float" office:value="29.9155990252325">
            <text:p>29.9155990252325</text:p>
          </table:table-cell>
          <table:table-cell table:style-name="ce1" office:value-type="float" office:value="31.2719156209169">
            <text:p>31.2719156209169</text:p>
          </table:table-cell>
          <table:table-cell table:style-name="ce1" office:value-type="float" office:value="30.767505289905">
            <text:p>30.76750528990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38695668778017">
            <text:p>0.838695668778017</text:p>
          </table:table-cell>
          <table:table-cell table:style-name="ce1" office:value-type="float" office:value="0.891021843361128">
            <text:p>0.891021843361128</text:p>
          </table:table-cell>
          <table:table-cell table:style-name="ce1" office:value-type="float" office:value="0.914667983595999">
            <text:p>0.914667983595999</text:p>
          </table:table-cell>
          <table:table-cell table:style-name="ce1" office:value-type="float" office:value="0.905133169042408">
            <text:p>0.905133169042408</text:p>
          </table:table-cell>
        </table:table-row>
        <table:table-row>
          <table:table-cell/>
          <table:table-cell table:style-name="ce1" office:value-type="float" office:value="0.837908819807593">
            <text:p>0.837908819807593</text:p>
          </table:table-cell>
          <table:table-cell table:style-name="ce1" office:value-type="float" office:value="0.890031182565395">
            <text:p>0.890031182565395</text:p>
          </table:table-cell>
          <table:table-cell table:style-name="ce1" office:value-type="float" office:value="0.913950141999051">
            <text:p>0.913950141999051</text:p>
          </table:table-cell>
          <table:table-cell table:style-name="ce1" office:value-type="float" office:value="0.904656509492942">
            <text:p>0.904656509492942</text:p>
          </table:table-cell>
        </table:table-row>
        <table:table-row>
          <table:table-cell/>
          <table:table-cell table:style-name="ce1" office:value-type="float" office:value="0.838132797725108">
            <text:p>0.838132797725108</text:p>
          </table:table-cell>
          <table:table-cell table:style-name="ce1" office:value-type="float" office:value="0.890439633095269">
            <text:p>0.890439633095269</text:p>
          </table:table-cell>
          <table:table-cell table:style-name="ce1" office:value-type="float" office:value="0.914090640635011">
            <text:p>0.914090640635011</text:p>
          </table:table-cell>
          <table:table-cell table:style-name="ce1" office:value-type="float" office:value="0.90482463571784">
            <text:p>0.90482463571784</text:p>
          </table:table-cell>
        </table:table-row>
        <table:table-row>
          <table:table-cell/>
          <table:table-cell table:style-name="ce1" office:value-type="float" office:value="0.838223513760048">
            <text:p>0.838223513760048</text:p>
          </table:table-cell>
          <table:table-cell table:style-name="ce1" office:value-type="float" office:value="0.890783520564887">
            <text:p>0.890783520564887</text:p>
          </table:table-cell>
          <table:table-cell table:style-name="ce1" office:value-type="float" office:value="0.91351274777074">
            <text:p>0.91351274777074</text:p>
          </table:table-cell>
          <table:table-cell table:style-name="ce1" office:value-type="float" office:value="0.904219315311626">
            <text:p>0.904219315311626</text:p>
          </table:table-cell>
        </table:table-row>
        <table:table-row>
          <table:table-cell/>
          <table:table-cell table:style-name="ce1" office:value-type="float" office:value="0.838041528539605">
            <text:p>0.838041528539605</text:p>
          </table:table-cell>
          <table:table-cell table:style-name="ce1" office:value-type="float" office:value="0.888825280576521">
            <text:p>0.888825280576521</text:p>
          </table:table-cell>
          <table:table-cell table:style-name="ce1" office:value-type="float" office:value="0.913759026718908">
            <text:p>0.913759026718908</text:p>
          </table:table-cell>
          <table:table-cell table:style-name="ce1" office:value-type="float" office:value="0.904602841509842">
            <text:p>0.904602841509842</text:p>
          </table:table-cell>
        </table:table-row>
        <table:table-row>
          <table:table-cell/>
          <table:table-cell table:style-name="ce1" office:value-type="float" office:value="0.838736305935476">
            <text:p>0.838736305935476</text:p>
          </table:table-cell>
          <table:table-cell table:style-name="ce1" office:value-type="float" office:value="0.88950560747424">
            <text:p>0.88950560747424</text:p>
          </table:table-cell>
          <table:table-cell table:style-name="ce1" office:value-type="float" office:value="0.913773786938115">
            <text:p>0.913773786938115</text:p>
          </table:table-cell>
          <table:table-cell table:style-name="ce1" office:value-type="float" office:value="0.90615402213073">
            <text:p>0.90615402213073</text:p>
          </table:table-cell>
        </table:table-row>
        <table:table-row>
          <table:table-cell/>
          <table:table-cell table:style-name="ce1" office:value-type="float" office:value="0.838232610498247">
            <text:p>0.838232610498247</text:p>
          </table:table-cell>
          <table:table-cell table:style-name="ce1" office:value-type="float" office:value="0.888463618954322">
            <text:p>0.888463618954322</text:p>
          </table:table-cell>
          <table:table-cell table:style-name="ce1" office:value-type="float" office:value="0.914565081372269">
            <text:p>0.914565081372269</text:p>
          </table:table-cell>
          <table:table-cell table:style-name="ce1" office:value-type="float" office:value="0.904830596281809">
            <text:p>0.904830596281809</text:p>
          </table:table-cell>
        </table:table-row>
        <table:table-row>
          <table:table-cell/>
          <table:table-cell table:style-name="ce1" office:value-type="float" office:value="0.838130867009528">
            <text:p>0.838130867009528</text:p>
          </table:table-cell>
          <table:table-cell table:style-name="ce1" office:value-type="float" office:value="0.887731972367359">
            <text:p>0.887731972367359</text:p>
          </table:table-cell>
          <table:table-cell table:style-name="ce1" office:value-type="float" office:value="0.912106887259028">
            <text:p>0.912106887259028</text:p>
          </table:table-cell>
          <table:table-cell table:style-name="ce1" office:value-type="float" office:value="0.902836691243711">
            <text:p>0.902836691243711</text:p>
          </table:table-cell>
        </table:table-row>
        <table:table-row>
          <table:table-cell/>
          <table:table-cell table:style-name="ce1" office:value-type="float" office:value="0.838081827604949">
            <text:p>0.838081827604949</text:p>
          </table:table-cell>
          <table:table-cell table:style-name="ce1" office:value-type="float" office:value="0.891090257145596">
            <text:p>0.891090257145596</text:p>
          </table:table-cell>
          <table:table-cell table:style-name="ce1" office:value-type="float" office:value="0.913800390744385">
            <text:p>0.913800390744385</text:p>
          </table:table-cell>
          <table:table-cell table:style-name="ce1" office:value-type="float" office:value="0.904737940356372">
            <text:p>0.904737940356372</text:p>
          </table:table-cell>
        </table:table-row>
        <table:table-row>
          <table:table-cell/>
          <table:table-cell table:style-name="ce1" office:value-type="float" office:value="0.838519790588967">
            <text:p>0.838519790588967</text:p>
          </table:table-cell>
          <table:table-cell table:style-name="ce1" office:value-type="float" office:value="0.889523609733622">
            <text:p>0.889523609733622</text:p>
          </table:table-cell>
          <table:table-cell table:style-name="ce1" office:value-type="float" office:value="0.91332870184113">
            <text:p>0.91332870184113</text:p>
          </table:table-cell>
          <table:table-cell table:style-name="ce1" office:value-type="float" office:value="0.904499143757338">
            <text:p>0.904499143757338</text:p>
          </table:table-cell>
        </table:table-row>
      </table:table>
      <table:table table:name="'file:///mnt/Dados/vinma/documentos/Gradua%C3%A7%C3%A3o/TCC/results-partial/HW_C017_120.xlsx'#sigma_050" table:print="false" table:style-name="ta_extref">
        <table:table-source xlink:type="simple" xlink:href="../../results-partial/HW_C017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550138305044">
            <text:p>20.2550138305044</text:p>
          </table:table-cell>
          <table:table-cell table:style-name="ce1" office:value-type="float" office:value="23.9815979132233">
            <text:p>23.9815979132233</text:p>
          </table:table-cell>
          <table:table-cell table:style-name="ce1" office:value-type="float" office:value="27.077204222036">
            <text:p>27.077204222036</text:p>
          </table:table-cell>
          <table:table-cell table:style-name="ce1" office:value-type="float" office:value="25.3259707869926">
            <text:p>25.3259707869926</text:p>
          </table:table-cell>
        </table:table-row>
        <table:table-row>
          <table:table-cell/>
          <table:table-cell table:style-name="ce1" office:value-type="float" office:value="20.2691750453204">
            <text:p>20.2691750453204</text:p>
          </table:table-cell>
          <table:table-cell table:style-name="ce1" office:value-type="float" office:value="23.9832627080596">
            <text:p>23.9832627080596</text:p>
          </table:table-cell>
          <table:table-cell table:style-name="ce1" office:value-type="float" office:value="27.058967335803">
            <text:p>27.058967335803</text:p>
          </table:table-cell>
          <table:table-cell table:style-name="ce1" office:value-type="float" office:value="25.3094018270847">
            <text:p>25.3094018270847</text:p>
          </table:table-cell>
        </table:table-row>
        <table:table-row>
          <table:table-cell/>
          <table:table-cell table:style-name="ce1" office:value-type="float" office:value="20.2615813407366">
            <text:p>20.2615813407366</text:p>
          </table:table-cell>
          <table:table-cell table:style-name="ce1" office:value-type="float" office:value="23.9999067492541">
            <text:p>23.9999067492541</text:p>
          </table:table-cell>
          <table:table-cell table:style-name="ce1" office:value-type="float" office:value="27.0590901618291">
            <text:p>27.0590901618291</text:p>
          </table:table-cell>
          <table:table-cell table:style-name="ce1" office:value-type="float" office:value="25.3300182912658">
            <text:p>25.3300182912658</text:p>
          </table:table-cell>
        </table:table-row>
        <table:table-row>
          <table:table-cell/>
          <table:table-cell table:style-name="ce1" office:value-type="float" office:value="20.2733527645507">
            <text:p>20.2733527645507</text:p>
          </table:table-cell>
          <table:table-cell table:style-name="ce1" office:value-type="float" office:value="24.0093909219467">
            <text:p>24.0093909219467</text:p>
          </table:table-cell>
          <table:table-cell table:style-name="ce1" office:value-type="float" office:value="27.1026277572897">
            <text:p>27.1026277572897</text:p>
          </table:table-cell>
          <table:table-cell table:style-name="ce1" office:value-type="float" office:value="25.343968637142">
            <text:p>25.343968637142</text:p>
          </table:table-cell>
        </table:table-row>
        <table:table-row>
          <table:table-cell/>
          <table:table-cell table:style-name="ce1" office:value-type="float" office:value="20.2476098290035">
            <text:p>20.2476098290035</text:p>
          </table:table-cell>
          <table:table-cell table:style-name="ce1" office:value-type="float" office:value="24.0143023909281">
            <text:p>24.0143023909281</text:p>
          </table:table-cell>
          <table:table-cell table:style-name="ce1" office:value-type="float" office:value="27.0813051429857">
            <text:p>27.0813051429857</text:p>
          </table:table-cell>
          <table:table-cell table:style-name="ce1" office:value-type="float" office:value="25.3563344497215">
            <text:p>25.3563344497215</text:p>
          </table:table-cell>
        </table:table-row>
        <table:table-row>
          <table:table-cell/>
          <table:table-cell table:style-name="ce1" office:value-type="float" office:value="20.2497528013772">
            <text:p>20.2497528013772</text:p>
          </table:table-cell>
          <table:table-cell table:style-name="ce1" office:value-type="float" office:value="24.0230734945267">
            <text:p>24.0230734945267</text:p>
          </table:table-cell>
          <table:table-cell table:style-name="ce1" office:value-type="float" office:value="27.1012109441097">
            <text:p>27.1012109441097</text:p>
          </table:table-cell>
          <table:table-cell table:style-name="ce1" office:value-type="float" office:value="25.3697627016366">
            <text:p>25.3697627016366</text:p>
          </table:table-cell>
        </table:table-row>
        <table:table-row>
          <table:table-cell/>
          <table:table-cell table:style-name="ce1" office:value-type="float" office:value="20.2791145543468">
            <text:p>20.2791145543468</text:p>
          </table:table-cell>
          <table:table-cell table:style-name="ce1" office:value-type="float" office:value="24.0040220445681">
            <text:p>24.0040220445681</text:p>
          </table:table-cell>
          <table:table-cell table:style-name="ce1" office:value-type="float" office:value="27.0758070981835">
            <text:p>27.0758070981835</text:p>
          </table:table-cell>
          <table:table-cell table:style-name="ce1" office:value-type="float" office:value="25.3239147811222">
            <text:p>25.3239147811222</text:p>
          </table:table-cell>
        </table:table-row>
        <table:table-row>
          <table:table-cell/>
          <table:table-cell table:style-name="ce1" office:value-type="float" office:value="20.2701198076755">
            <text:p>20.2701198076755</text:p>
          </table:table-cell>
          <table:table-cell table:style-name="ce1" office:value-type="float" office:value="23.9761248746561">
            <text:p>23.9761248746561</text:p>
          </table:table-cell>
          <table:table-cell table:style-name="ce1" office:value-type="float" office:value="27.0291468828226">
            <text:p>27.0291468828226</text:p>
          </table:table-cell>
          <table:table-cell table:style-name="ce1" office:value-type="float" office:value="25.2710711960815">
            <text:p>25.2710711960815</text:p>
          </table:table-cell>
        </table:table-row>
        <table:table-row>
          <table:table-cell/>
          <table:table-cell table:style-name="ce1" office:value-type="float" office:value="20.2727981792796">
            <text:p>20.2727981792796</text:p>
          </table:table-cell>
          <table:table-cell table:style-name="ce1" office:value-type="float" office:value="23.9988224361568">
            <text:p>23.9988224361568</text:p>
          </table:table-cell>
          <table:table-cell table:style-name="ce1" office:value-type="float" office:value="27.109485880114">
            <text:p>27.109485880114</text:p>
          </table:table-cell>
          <table:table-cell table:style-name="ce1" office:value-type="float" office:value="25.3684341117707">
            <text:p>25.3684341117707</text:p>
          </table:table-cell>
        </table:table-row>
        <table:table-row>
          <table:table-cell/>
          <table:table-cell table:style-name="ce1" office:value-type="float" office:value="20.2620947972643">
            <text:p>20.2620947972643</text:p>
          </table:table-cell>
          <table:table-cell table:style-name="ce1" office:value-type="float" office:value="24.0099749254475">
            <text:p>24.0099749254475</text:p>
          </table:table-cell>
          <table:table-cell table:style-name="ce1" office:value-type="float" office:value="27.0613175383998">
            <text:p>27.0613175383998</text:p>
          </table:table-cell>
          <table:table-cell table:style-name="ce1" office:value-type="float" office:value="25.3294782230789">
            <text:p>25.329478223078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555745464813329">
            <text:p>0.555745464813329</text:p>
          </table:table-cell>
          <table:table-cell table:style-name="ce1" office:value-type="float" office:value="0.699025003334681">
            <text:p>0.699025003334681</text:p>
          </table:table-cell>
          <table:table-cell table:style-name="ce1" office:value-type="float" office:value="0.783220312853618">
            <text:p>0.783220312853618</text:p>
          </table:table-cell>
          <table:table-cell table:style-name="ce1" office:value-type="float" office:value="0.707183976942982">
            <text:p>0.707183976942982</text:p>
          </table:table-cell>
        </table:table-row>
        <table:table-row>
          <table:table-cell/>
          <table:table-cell table:style-name="ce1" office:value-type="float" office:value="0.555057741102827">
            <text:p>0.555057741102827</text:p>
          </table:table-cell>
          <table:table-cell table:style-name="ce1" office:value-type="float" office:value="0.697698162307943">
            <text:p>0.697698162307943</text:p>
          </table:table-cell>
          <table:table-cell table:style-name="ce1" office:value-type="float" office:value="0.783634361366593">
            <text:p>0.783634361366593</text:p>
          </table:table-cell>
          <table:table-cell table:style-name="ce1" office:value-type="float" office:value="0.708693212785491">
            <text:p>0.708693212785491</text:p>
          </table:table-cell>
        </table:table-row>
        <table:table-row>
          <table:table-cell/>
          <table:table-cell table:style-name="ce1" office:value-type="float" office:value="0.555282222469648">
            <text:p>0.555282222469648</text:p>
          </table:table-cell>
          <table:table-cell table:style-name="ce1" office:value-type="float" office:value="0.701359640917367">
            <text:p>0.701359640917367</text:p>
          </table:table-cell>
          <table:table-cell table:style-name="ce1" office:value-type="float" office:value="0.780934124120194">
            <text:p>0.780934124120194</text:p>
          </table:table-cell>
          <table:table-cell table:style-name="ce1" office:value-type="float" office:value="0.703846240432197">
            <text:p>0.703846240432197</text:p>
          </table:table-cell>
        </table:table-row>
        <table:table-row>
          <table:table-cell/>
          <table:table-cell table:style-name="ce1" office:value-type="float" office:value="0.555452368307829">
            <text:p>0.555452368307829</text:p>
          </table:table-cell>
          <table:table-cell table:style-name="ce1" office:value-type="float" office:value="0.694817449493098">
            <text:p>0.694817449493098</text:p>
          </table:table-cell>
          <table:table-cell table:style-name="ce1" office:value-type="float" office:value="0.778897277807302">
            <text:p>0.778897277807302</text:p>
          </table:table-cell>
          <table:table-cell table:style-name="ce1" office:value-type="float" office:value="0.704405418076077">
            <text:p>0.704405418076077</text:p>
          </table:table-cell>
        </table:table-row>
        <table:table-row>
          <table:table-cell/>
          <table:table-cell table:style-name="ce1" office:value-type="float" office:value="0.554958496816295">
            <text:p>0.554958496816295</text:p>
          </table:table-cell>
          <table:table-cell table:style-name="ce1" office:value-type="float" office:value="0.695393502937094">
            <text:p>0.695393502937094</text:p>
          </table:table-cell>
          <table:table-cell table:style-name="ce1" office:value-type="float" office:value="0.782697732472956">
            <text:p>0.782697732472956</text:p>
          </table:table-cell>
          <table:table-cell table:style-name="ce1" office:value-type="float" office:value="0.707296012020957">
            <text:p>0.707296012020957</text:p>
          </table:table-cell>
        </table:table-row>
        <table:table-row>
          <table:table-cell/>
          <table:table-cell table:style-name="ce1" office:value-type="float" office:value="0.555158940738893">
            <text:p>0.555158940738893</text:p>
          </table:table-cell>
          <table:table-cell table:style-name="ce1" office:value-type="float" office:value="0.699862022633166">
            <text:p>0.699862022633166</text:p>
          </table:table-cell>
          <table:table-cell table:style-name="ce1" office:value-type="float" office:value="0.78109156322044">
            <text:p>0.78109156322044</text:p>
          </table:table-cell>
          <table:table-cell table:style-name="ce1" office:value-type="float" office:value="0.707211093282662">
            <text:p>0.707211093282662</text:p>
          </table:table-cell>
        </table:table-row>
        <table:table-row>
          <table:table-cell/>
          <table:table-cell table:style-name="ce1" office:value-type="float" office:value="0.556416226088261">
            <text:p>0.556416226088261</text:p>
          </table:table-cell>
          <table:table-cell table:style-name="ce1" office:value-type="float" office:value="0.706022911237575">
            <text:p>0.706022911237575</text:p>
          </table:table-cell>
          <table:table-cell table:style-name="ce1" office:value-type="float" office:value="0.781883295768965">
            <text:p>0.781883295768965</text:p>
          </table:table-cell>
          <table:table-cell table:style-name="ce1" office:value-type="float" office:value="0.708322338927268">
            <text:p>0.708322338927268</text:p>
          </table:table-cell>
        </table:table-row>
        <table:table-row>
          <table:table-cell/>
          <table:table-cell table:style-name="ce1" office:value-type="float" office:value="0.555613247485347">
            <text:p>0.555613247485347</text:p>
          </table:table-cell>
          <table:table-cell table:style-name="ce1" office:value-type="float" office:value="0.69263357706444">
            <text:p>0.69263357706444</text:p>
          </table:table-cell>
          <table:table-cell table:style-name="ce1" office:value-type="float" office:value="0.780471801142162">
            <text:p>0.780471801142162</text:p>
          </table:table-cell>
          <table:table-cell table:style-name="ce1" office:value-type="float" office:value="0.702409253596446">
            <text:p>0.702409253596446</text:p>
          </table:table-cell>
        </table:table-row>
        <table:table-row>
          <table:table-cell/>
          <table:table-cell table:style-name="ce1" office:value-type="float" office:value="0.555951603402802">
            <text:p>0.555951603402802</text:p>
          </table:table-cell>
          <table:table-cell table:style-name="ce1" office:value-type="float" office:value="0.699591327474423">
            <text:p>0.699591327474423</text:p>
          </table:table-cell>
          <table:table-cell table:style-name="ce1" office:value-type="float" office:value="0.783970503680092">
            <text:p>0.783970503680092</text:p>
          </table:table-cell>
          <table:table-cell table:style-name="ce1" office:value-type="float" office:value="0.704587453170946">
            <text:p>0.704587453170946</text:p>
          </table:table-cell>
        </table:table-row>
        <table:table-row>
          <table:table-cell/>
          <table:table-cell table:style-name="ce1" office:value-type="float" office:value="0.555368449968865">
            <text:p>0.555368449968865</text:p>
          </table:table-cell>
          <table:table-cell table:style-name="ce1" office:value-type="float" office:value="0.694233190151359">
            <text:p>0.694233190151359</text:p>
          </table:table-cell>
          <table:table-cell table:style-name="ce1" office:value-type="float" office:value="0.785947251418809">
            <text:p>0.785947251418809</text:p>
          </table:table-cell>
          <table:table-cell table:style-name="ce1" office:value-type="float" office:value="0.707935406988376">
            <text:p>0.707935406988376</text:p>
          </table:table-cell>
        </table:table-row>
      </table:table>
      <table:table table:name="'file:///mnt/Dados/vinma/documentos/Gradua%C3%A7%C3%A3o/TCC/results-partial/HW_C019_120.xlsx'#sigma_010" table:print="false" table:style-name="ta_extref">
        <table:table-source xlink:type="simple" xlink:href="../../results-partial/HW_C019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56774106669977">
            <text:p>0.956774106669977</text:p>
          </table:table-cell>
          <table:table-cell table:style-name="ce1" office:value-type="float" office:value="0.965497822197359">
            <text:p>0.965497822197359</text:p>
          </table:table-cell>
          <table:table-cell table:style-name="ce1" office:value-type="float" office:value="0.96972758802798">
            <text:p>0.96972758802798</text:p>
          </table:table-cell>
          <table:table-cell table:style-name="ce1" office:value-type="float" office:value="0.967860657615817">
            <text:p>0.967860657615817</text:p>
          </table:table-cell>
        </table:table-row>
        <table:table-row>
          <table:table-cell/>
          <table:table-cell table:style-name="ce1" office:value-type="float" office:value="0.956757896202037">
            <text:p>0.956757896202037</text:p>
          </table:table-cell>
          <table:table-cell table:style-name="ce1" office:value-type="float" office:value="0.965446932209664">
            <text:p>0.965446932209664</text:p>
          </table:table-cell>
          <table:table-cell table:style-name="ce1" office:value-type="float" office:value="0.969530459941101">
            <text:p>0.969530459941101</text:p>
          </table:table-cell>
          <table:table-cell table:style-name="ce1" office:value-type="float" office:value="0.967792308136895">
            <text:p>0.967792308136895</text:p>
          </table:table-cell>
        </table:table-row>
        <table:table-row>
          <table:table-cell/>
          <table:table-cell table:style-name="ce1" office:value-type="float" office:value="0.956574946644449">
            <text:p>0.956574946644449</text:p>
          </table:table-cell>
          <table:table-cell table:style-name="ce1" office:value-type="float" office:value="0.965344810136038">
            <text:p>0.965344810136038</text:p>
          </table:table-cell>
          <table:table-cell table:style-name="ce1" office:value-type="float" office:value="0.969609333308568">
            <text:p>0.969609333308568</text:p>
          </table:table-cell>
          <table:table-cell table:style-name="ce1" office:value-type="float" office:value="0.967816586141245">
            <text:p>0.967816586141245</text:p>
          </table:table-cell>
        </table:table-row>
        <table:table-row>
          <table:table-cell/>
          <table:table-cell table:style-name="ce1" office:value-type="float" office:value="0.956704655953735">
            <text:p>0.956704655953735</text:p>
          </table:table-cell>
          <table:table-cell table:style-name="ce1" office:value-type="float" office:value="0.965182547291862">
            <text:p>0.965182547291862</text:p>
          </table:table-cell>
          <table:table-cell table:style-name="ce1" office:value-type="float" office:value="0.969589465415373">
            <text:p>0.969589465415373</text:p>
          </table:table-cell>
          <table:table-cell table:style-name="ce1" office:value-type="float" office:value="0.967724812766008">
            <text:p>0.967724812766008</text:p>
          </table:table-cell>
        </table:table-row>
        <table:table-row>
          <table:table-cell/>
          <table:table-cell table:style-name="ce1" office:value-type="float" office:value="0.9565168582379">
            <text:p>0.9565168582379</text:p>
          </table:table-cell>
          <table:table-cell table:style-name="ce1" office:value-type="float" office:value="0.965400637868428">
            <text:p>0.965400637868428</text:p>
          </table:table-cell>
          <table:table-cell table:style-name="ce1" office:value-type="float" office:value="0.969686386084074">
            <text:p>0.969686386084074</text:p>
          </table:table-cell>
          <table:table-cell table:style-name="ce1" office:value-type="float" office:value="0.967839293606439">
            <text:p>0.967839293606439</text:p>
          </table:table-cell>
        </table:table-row>
        <table:table-row>
          <table:table-cell/>
          <table:table-cell table:style-name="ce1" office:value-type="float" office:value="0.95656972047053">
            <text:p>0.95656972047053</text:p>
          </table:table-cell>
          <table:table-cell table:style-name="ce1" office:value-type="float" office:value="0.965320164153852">
            <text:p>0.965320164153852</text:p>
          </table:table-cell>
          <table:table-cell table:style-name="ce1" office:value-type="float" office:value="0.969624565505246">
            <text:p>0.969624565505246</text:p>
          </table:table-cell>
          <table:table-cell table:style-name="ce1" office:value-type="float" office:value="0.967896360109729">
            <text:p>0.967896360109729</text:p>
          </table:table-cell>
        </table:table-row>
        <table:table-row>
          <table:table-cell/>
          <table:table-cell table:style-name="ce1" office:value-type="float" office:value="0.956697773375434">
            <text:p>0.956697773375434</text:p>
          </table:table-cell>
          <table:table-cell table:style-name="ce1" office:value-type="float" office:value="0.965557530694335">
            <text:p>0.965557530694335</text:p>
          </table:table-cell>
          <table:table-cell table:style-name="ce1" office:value-type="float" office:value="0.969769097602928">
            <text:p>0.969769097602928</text:p>
          </table:table-cell>
          <table:table-cell table:style-name="ce1" office:value-type="float" office:value="0.967875347345477">
            <text:p>0.967875347345477</text:p>
          </table:table-cell>
        </table:table-row>
        <table:table-row>
          <table:table-cell/>
          <table:table-cell table:style-name="ce1" office:value-type="float" office:value="0.956553684017415">
            <text:p>0.956553684017415</text:p>
          </table:table-cell>
          <table:table-cell table:style-name="ce1" office:value-type="float" office:value="0.965516348542506">
            <text:p>0.965516348542506</text:p>
          </table:table-cell>
          <table:table-cell table:style-name="ce1" office:value-type="float" office:value="0.969695988102268">
            <text:p>0.969695988102268</text:p>
          </table:table-cell>
          <table:table-cell table:style-name="ce1" office:value-type="float" office:value="0.967716512954702">
            <text:p>0.967716512954702</text:p>
          </table:table-cell>
        </table:table-row>
        <table:table-row>
          <table:table-cell/>
          <table:table-cell table:style-name="ce1" office:value-type="float" office:value="0.956740973218601">
            <text:p>0.956740973218601</text:p>
          </table:table-cell>
          <table:table-cell table:style-name="ce1" office:value-type="float" office:value="0.965421957628762">
            <text:p>0.965421957628762</text:p>
          </table:table-cell>
          <table:table-cell table:style-name="ce1" office:value-type="float" office:value="0.969708610324195">
            <text:p>0.969708610324195</text:p>
          </table:table-cell>
          <table:table-cell table:style-name="ce1" office:value-type="float" office:value="0.967829176815263">
            <text:p>0.967829176815263</text:p>
          </table:table-cell>
        </table:table-row>
        <table:table-row>
          <table:table-cell/>
          <table:table-cell table:style-name="ce1" office:value-type="float" office:value="0.956732376077005">
            <text:p>0.956732376077005</text:p>
          </table:table-cell>
          <table:table-cell table:style-name="ce1" office:value-type="float" office:value="0.965483591243382">
            <text:p>0.965483591243382</text:p>
          </table:table-cell>
          <table:table-cell table:style-name="ce1" office:value-type="float" office:value="0.969754458322352">
            <text:p>0.969754458322352</text:p>
          </table:table-cell>
          <table:table-cell table:style-name="ce1" office:value-type="float" office:value="0.967881186176516">
            <text:p>0.967881186176516</text:p>
          </table:table-cell>
        </table:table-row>
      </table:table>
      <table:table table:name="'file:///mnt/Dados/vinma/documentos/Gradua%C3%A7%C3%A3o/TCC/results-partial/HW_C019_120.xlsx'#sigma_025" table:print="false" table:style-name="ta_extref">
        <table:table-source xlink:type="simple" xlink:href="../../results-partial/HW_C019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87664377069">
            <text:p>28.1087664377069</text:p>
          </table:table-cell>
          <table:table-cell table:style-name="ce1" office:value-type="float" office:value="29.0752777855463">
            <text:p>29.0752777855463</text:p>
          </table:table-cell>
          <table:table-cell table:style-name="ce1" office:value-type="float" office:value="29.6896430885497">
            <text:p>29.6896430885497</text:p>
          </table:table-cell>
          <table:table-cell table:style-name="ce1" office:value-type="float" office:value="29.3441459933144">
            <text:p>29.3441459933144</text:p>
          </table:table-cell>
        </table:table-row>
        <table:table-row>
          <table:table-cell/>
          <table:table-cell table:style-name="ce1" office:value-type="float" office:value="28.11606545962">
            <text:p>28.11606545962</text:p>
          </table:table-cell>
          <table:table-cell table:style-name="ce1" office:value-type="float" office:value="29.0744372430784">
            <text:p>29.0744372430784</text:p>
          </table:table-cell>
          <table:table-cell table:style-name="ce1" office:value-type="float" office:value="29.6857187813854">
            <text:p>29.6857187813854</text:p>
          </table:table-cell>
          <table:table-cell table:style-name="ce1" office:value-type="float" office:value="29.3419539520869">
            <text:p>29.3419539520869</text:p>
          </table:table-cell>
        </table:table-row>
        <table:table-row>
          <table:table-cell/>
          <table:table-cell table:style-name="ce1" office:value-type="float" office:value="28.1174781412523">
            <text:p>28.1174781412523</text:p>
          </table:table-cell>
          <table:table-cell table:style-name="ce1" office:value-type="float" office:value="29.0862071601081">
            <text:p>29.0862071601081</text:p>
          </table:table-cell>
          <table:table-cell table:style-name="ce1" office:value-type="float" office:value="29.709340561989">
            <text:p>29.709340561989</text:p>
          </table:table-cell>
          <table:table-cell table:style-name="ce1" office:value-type="float" office:value="29.3693340000535">
            <text:p>29.3693340000535</text:p>
          </table:table-cell>
        </table:table-row>
        <table:table-row>
          <table:table-cell/>
          <table:table-cell table:style-name="ce1" office:value-type="float" office:value="28.1169400702677">
            <text:p>28.1169400702677</text:p>
          </table:table-cell>
          <table:table-cell table:style-name="ce1" office:value-type="float" office:value="29.0667221875298">
            <text:p>29.0667221875298</text:p>
          </table:table-cell>
          <table:table-cell table:style-name="ce1" office:value-type="float" office:value="29.6892402973396">
            <text:p>29.6892402973396</text:p>
          </table:table-cell>
          <table:table-cell table:style-name="ce1" office:value-type="float" office:value="29.3507443026486">
            <text:p>29.3507443026486</text:p>
          </table:table-cell>
        </table:table-row>
        <table:table-row>
          <table:table-cell/>
          <table:table-cell table:style-name="ce1" office:value-type="float" office:value="28.1080765730419">
            <text:p>28.1080765730419</text:p>
          </table:table-cell>
          <table:table-cell table:style-name="ce1" office:value-type="float" office:value="29.0853794704763">
            <text:p>29.0853794704763</text:p>
          </table:table-cell>
          <table:table-cell table:style-name="ce1" office:value-type="float" office:value="29.701220364329">
            <text:p>29.701220364329</text:p>
          </table:table-cell>
          <table:table-cell table:style-name="ce1" office:value-type="float" office:value="29.364989594365">
            <text:p>29.364989594365</text:p>
          </table:table-cell>
        </table:table-row>
        <table:table-row>
          <table:table-cell/>
          <table:table-cell table:style-name="ce1" office:value-type="float" office:value="28.1044689809335">
            <text:p>28.1044689809335</text:p>
          </table:table-cell>
          <table:table-cell table:style-name="ce1" office:value-type="float" office:value="29.0690266326762">
            <text:p>29.0690266326762</text:p>
          </table:table-cell>
          <table:table-cell table:style-name="ce1" office:value-type="float" office:value="29.6942018877451">
            <text:p>29.6942018877451</text:p>
          </table:table-cell>
          <table:table-cell table:style-name="ce1" office:value-type="float" office:value="29.3470802267679">
            <text:p>29.3470802267679</text:p>
          </table:table-cell>
        </table:table-row>
        <table:table-row>
          <table:table-cell/>
          <table:table-cell table:style-name="ce1" office:value-type="float" office:value="28.1260972030703">
            <text:p>28.1260972030703</text:p>
          </table:table-cell>
          <table:table-cell table:style-name="ce1" office:value-type="float" office:value="29.1032077963362">
            <text:p>29.1032077963362</text:p>
          </table:table-cell>
          <table:table-cell table:style-name="ce1" office:value-type="float" office:value="29.7192393080765">
            <text:p>29.7192393080765</text:p>
          </table:table-cell>
          <table:table-cell table:style-name="ce1" office:value-type="float" office:value="29.3724932206819">
            <text:p>29.3724932206819</text:p>
          </table:table-cell>
        </table:table-row>
        <table:table-row>
          <table:table-cell/>
          <table:table-cell table:style-name="ce1" office:value-type="float" office:value="28.0965731917546">
            <text:p>28.0965731917546</text:p>
          </table:table-cell>
          <table:table-cell table:style-name="ce1" office:value-type="float" office:value="29.0711239211391">
            <text:p>29.0711239211391</text:p>
          </table:table-cell>
          <table:table-cell table:style-name="ce1" office:value-type="float" office:value="29.6915913845766">
            <text:p>29.6915913845766</text:p>
          </table:table-cell>
          <table:table-cell table:style-name="ce1" office:value-type="float" office:value="29.3375435079767">
            <text:p>29.3375435079767</text:p>
          </table:table-cell>
        </table:table-row>
        <table:table-row>
          <table:table-cell/>
          <table:table-cell table:style-name="ce1" office:value-type="float" office:value="28.123861155746">
            <text:p>28.123861155746</text:p>
          </table:table-cell>
          <table:table-cell table:style-name="ce1" office:value-type="float" office:value="29.0886370646389">
            <text:p>29.0886370646389</text:p>
          </table:table-cell>
          <table:table-cell table:style-name="ce1" office:value-type="float" office:value="29.7152629301971">
            <text:p>29.7152629301971</text:p>
          </table:table-cell>
          <table:table-cell table:style-name="ce1" office:value-type="float" office:value="29.3797638641262">
            <text:p>29.3797638641262</text:p>
          </table:table-cell>
        </table:table-row>
        <table:table-row>
          <table:table-cell/>
          <table:table-cell table:style-name="ce1" office:value-type="float" office:value="28.1134125512045">
            <text:p>28.1134125512045</text:p>
          </table:table-cell>
          <table:table-cell table:style-name="ce1" office:value-type="float" office:value="29.0895512297983">
            <text:p>29.0895512297983</text:p>
          </table:table-cell>
          <table:table-cell table:style-name="ce1" office:value-type="float" office:value="29.6976645869628">
            <text:p>29.6976645869628</text:p>
          </table:table-cell>
          <table:table-cell table:style-name="ce1" office:value-type="float" office:value="29.3458057580914">
            <text:p>29.3458057580914</text:p>
          </table:table-cell>
        </table:table-row>
        <table:table-row table:number-rows-repeated="2">
          <table:table-cell table:number-columns-repeated="5"/>
        </table:table-row>
        <table:table-row>
          <table:table-cell/>
          <table:table-cell table:style-name="ce1" office:value-type="string">
            <text:p>noisy</text:p>
          </table:table-cell>
        </table:table-row>
        <table:table-row>
          <table:table-cell/>
          <table:table-cell table:style-name="ce1" office:value-type="float" office:value="0.956774106669977">
            <text:p>0.956774106669977</text:p>
          </table:table-cell>
          <table:table-cell table:style-name="ce1" office:value-type="float" office:value="0.965497822197359">
            <text:p>0.965497822197359</text:p>
          </table:table-cell>
          <table:table-cell table:style-name="ce1" office:value-type="float" office:value="0.96972758802798">
            <text:p>0.96972758802798</text:p>
          </table:table-cell>
          <table:table-cell table:style-name="ce1" office:value-type="float" office:value="0.967860657615817">
            <text:p>0.967860657615817</text:p>
          </table:table-cell>
        </table:table-row>
        <table:table-row>
          <table:table-cell/>
          <table:table-cell table:style-name="ce1" office:value-type="float" office:value="0.956757896202037">
            <text:p>0.956757896202037</text:p>
          </table:table-cell>
          <table:table-cell table:style-name="ce1" office:value-type="float" office:value="0.965446932209664">
            <text:p>0.965446932209664</text:p>
          </table:table-cell>
          <table:table-cell table:style-name="ce1" office:value-type="float" office:value="0.969530459941101">
            <text:p>0.969530459941101</text:p>
          </table:table-cell>
          <table:table-cell table:style-name="ce1" office:value-type="float" office:value="0.967792308136895">
            <text:p>0.967792308136895</text:p>
          </table:table-cell>
        </table:table-row>
        <table:table-row>
          <table:table-cell/>
          <table:table-cell table:style-name="ce1" office:value-type="float" office:value="0.956574946644449">
            <text:p>0.956574946644449</text:p>
          </table:table-cell>
          <table:table-cell table:style-name="ce1" office:value-type="float" office:value="0.965344810136038">
            <text:p>0.965344810136038</text:p>
          </table:table-cell>
          <table:table-cell table:style-name="ce1" office:value-type="float" office:value="0.969609333308568">
            <text:p>0.969609333308568</text:p>
          </table:table-cell>
          <table:table-cell table:style-name="ce1" office:value-type="float" office:value="0.967816586141245">
            <text:p>0.967816586141245</text:p>
          </table:table-cell>
        </table:table-row>
        <table:table-row>
          <table:table-cell/>
          <table:table-cell table:style-name="ce1" office:value-type="float" office:value="0.956704655953735">
            <text:p>0.956704655953735</text:p>
          </table:table-cell>
          <table:table-cell table:style-name="ce1" office:value-type="float" office:value="0.965182547291862">
            <text:p>0.965182547291862</text:p>
          </table:table-cell>
          <table:table-cell table:style-name="ce1" office:value-type="float" office:value="0.969589465415373">
            <text:p>0.969589465415373</text:p>
          </table:table-cell>
          <table:table-cell table:style-name="ce1" office:value-type="float" office:value="0.967724812766008">
            <text:p>0.967724812766008</text:p>
          </table:table-cell>
        </table:table-row>
        <table:table-row>
          <table:table-cell/>
          <table:table-cell table:style-name="ce1" office:value-type="float" office:value="0.9565168582379">
            <text:p>0.9565168582379</text:p>
          </table:table-cell>
          <table:table-cell table:style-name="ce1" office:value-type="float" office:value="0.965400637868428">
            <text:p>0.965400637868428</text:p>
          </table:table-cell>
          <table:table-cell table:style-name="ce1" office:value-type="float" office:value="0.969686386084074">
            <text:p>0.969686386084074</text:p>
          </table:table-cell>
          <table:table-cell table:style-name="ce1" office:value-type="float" office:value="0.967839293606439">
            <text:p>0.967839293606439</text:p>
          </table:table-cell>
        </table:table-row>
        <table:table-row>
          <table:table-cell/>
          <table:table-cell table:style-name="ce1" office:value-type="float" office:value="0.95656972047053">
            <text:p>0.95656972047053</text:p>
          </table:table-cell>
          <table:table-cell table:style-name="ce1" office:value-type="float" office:value="0.965320164153852">
            <text:p>0.965320164153852</text:p>
          </table:table-cell>
          <table:table-cell table:style-name="ce1" office:value-type="float" office:value="0.969624565505246">
            <text:p>0.969624565505246</text:p>
          </table:table-cell>
          <table:table-cell table:style-name="ce1" office:value-type="float" office:value="0.967896360109729">
            <text:p>0.967896360109729</text:p>
          </table:table-cell>
        </table:table-row>
        <table:table-row>
          <table:table-cell/>
          <table:table-cell table:style-name="ce1" office:value-type="float" office:value="0.956697773375434">
            <text:p>0.956697773375434</text:p>
          </table:table-cell>
          <table:table-cell table:style-name="ce1" office:value-type="float" office:value="0.965557530694335">
            <text:p>0.965557530694335</text:p>
          </table:table-cell>
          <table:table-cell table:style-name="ce1" office:value-type="float" office:value="0.969769097602928">
            <text:p>0.969769097602928</text:p>
          </table:table-cell>
          <table:table-cell table:style-name="ce1" office:value-type="float" office:value="0.967875347345477">
            <text:p>0.967875347345477</text:p>
          </table:table-cell>
        </table:table-row>
        <table:table-row>
          <table:table-cell/>
          <table:table-cell table:style-name="ce1" office:value-type="float" office:value="0.956553684017415">
            <text:p>0.956553684017415</text:p>
          </table:table-cell>
          <table:table-cell table:style-name="ce1" office:value-type="float" office:value="0.965516348542506">
            <text:p>0.965516348542506</text:p>
          </table:table-cell>
          <table:table-cell table:style-name="ce1" office:value-type="float" office:value="0.969695988102268">
            <text:p>0.969695988102268</text:p>
          </table:table-cell>
          <table:table-cell table:style-name="ce1" office:value-type="float" office:value="0.967716512954702">
            <text:p>0.967716512954702</text:p>
          </table:table-cell>
        </table:table-row>
        <table:table-row>
          <table:table-cell/>
          <table:table-cell table:style-name="ce1" office:value-type="float" office:value="0.956740973218601">
            <text:p>0.956740973218601</text:p>
          </table:table-cell>
          <table:table-cell table:style-name="ce1" office:value-type="float" office:value="0.965421957628762">
            <text:p>0.965421957628762</text:p>
          </table:table-cell>
          <table:table-cell table:style-name="ce1" office:value-type="float" office:value="0.969708610324195">
            <text:p>0.969708610324195</text:p>
          </table:table-cell>
          <table:table-cell table:style-name="ce1" office:value-type="float" office:value="0.967829176815263">
            <text:p>0.967829176815263</text:p>
          </table:table-cell>
        </table:table-row>
        <table:table-row>
          <table:table-cell/>
          <table:table-cell table:style-name="ce1" office:value-type="float" office:value="0.956732376077005">
            <text:p>0.956732376077005</text:p>
          </table:table-cell>
          <table:table-cell table:style-name="ce1" office:value-type="float" office:value="0.965483591243382">
            <text:p>0.965483591243382</text:p>
          </table:table-cell>
          <table:table-cell table:style-name="ce1" office:value-type="float" office:value="0.969754458322352">
            <text:p>0.969754458322352</text:p>
          </table:table-cell>
          <table:table-cell table:style-name="ce1" office:value-type="float" office:value="0.967881186176516">
            <text:p>0.967881186176516</text:p>
          </table:table-cell>
        </table:table-row>
      </table:table>
      <table:table table:name="'file:///mnt/Dados/vinma/documentos/Gradua%C3%A7%C3%A3o/TCC/results-partial/HW_C019_120.xlsx'#sigma_050" table:print="false" table:style-name="ta_extref">
        <table:table-source xlink:type="simple" xlink:href="../../results-partial/HW_C019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770432287879">
            <text:p>20.2770432287879</text:p>
          </table:table-cell>
          <table:table-cell table:style-name="ce1" office:value-type="float" office:value="22.8976913119314">
            <text:p>22.8976913119314</text:p>
          </table:table-cell>
          <table:table-cell table:style-name="ce1" office:value-type="float" office:value="25.3519614407234">
            <text:p>25.3519614407234</text:p>
          </table:table-cell>
          <table:table-cell table:style-name="ce1" office:value-type="float" office:value="24.5408878685605">
            <text:p>24.5408878685605</text:p>
          </table:table-cell>
        </table:table-row>
        <table:table-row>
          <table:table-cell/>
          <table:table-cell table:style-name="ce1" office:value-type="float" office:value="20.2734924291474">
            <text:p>20.2734924291474</text:p>
          </table:table-cell>
          <table:table-cell table:style-name="ce1" office:value-type="float" office:value="22.9084712841295">
            <text:p>22.9084712841295</text:p>
          </table:table-cell>
          <table:table-cell table:style-name="ce1" office:value-type="float" office:value="25.4110478920859">
            <text:p>25.4110478920859</text:p>
          </table:table-cell>
          <table:table-cell table:style-name="ce1" office:value-type="float" office:value="24.594547185521">
            <text:p>24.594547185521</text:p>
          </table:table-cell>
        </table:table-row>
        <table:table-row>
          <table:table-cell/>
          <table:table-cell table:style-name="ce1" office:value-type="float" office:value="20.2801841319428">
            <text:p>20.2801841319428</text:p>
          </table:table-cell>
          <table:table-cell table:style-name="ce1" office:value-type="float" office:value="22.9163403402164">
            <text:p>22.9163403402164</text:p>
          </table:table-cell>
          <table:table-cell table:style-name="ce1" office:value-type="float" office:value="25.4388162673017">
            <text:p>25.4388162673017</text:p>
          </table:table-cell>
          <table:table-cell table:style-name="ce1" office:value-type="float" office:value="24.6228355424372">
            <text:p>24.6228355424372</text:p>
          </table:table-cell>
        </table:table-row>
        <table:table-row>
          <table:table-cell/>
          <table:table-cell table:style-name="ce1" office:value-type="float" office:value="20.2797496190562">
            <text:p>20.2797496190562</text:p>
          </table:table-cell>
          <table:table-cell table:style-name="ce1" office:value-type="float" office:value="22.8889422996737">
            <text:p>22.8889422996737</text:p>
          </table:table-cell>
          <table:table-cell table:style-name="ce1" office:value-type="float" office:value="25.41602882885">
            <text:p>25.41602882885</text:p>
          </table:table-cell>
          <table:table-cell table:style-name="ce1" office:value-type="float" office:value="24.5816040498158">
            <text:p>24.5816040498158</text:p>
          </table:table-cell>
        </table:table-row>
        <table:table-row>
          <table:table-cell/>
          <table:table-cell table:style-name="ce1" office:value-type="float" office:value="20.2632953701235">
            <text:p>20.2632953701235</text:p>
          </table:table-cell>
          <table:table-cell table:style-name="ce1" office:value-type="float" office:value="22.8768140340255">
            <text:p>22.8768140340255</text:p>
          </table:table-cell>
          <table:table-cell table:style-name="ce1" office:value-type="float" office:value="25.382673712445">
            <text:p>25.382673712445</text:p>
          </table:table-cell>
          <table:table-cell table:style-name="ce1" office:value-type="float" office:value="24.5643445464864">
            <text:p>24.5643445464864</text:p>
          </table:table-cell>
        </table:table-row>
        <table:table-row>
          <table:table-cell/>
          <table:table-cell table:style-name="ce1" office:value-type="float" office:value="20.2793630740873">
            <text:p>20.2793630740873</text:p>
          </table:table-cell>
          <table:table-cell table:style-name="ce1" office:value-type="float" office:value="22.8924371322594">
            <text:p>22.8924371322594</text:p>
          </table:table-cell>
          <table:table-cell table:style-name="ce1" office:value-type="float" office:value="25.3990385316356">
            <text:p>25.3990385316356</text:p>
          </table:table-cell>
          <table:table-cell table:style-name="ce1" office:value-type="float" office:value="24.5825038625079">
            <text:p>24.5825038625079</text:p>
          </table:table-cell>
        </table:table-row>
        <table:table-row>
          <table:table-cell/>
          <table:table-cell table:style-name="ce1" office:value-type="float" office:value="20.272769704115">
            <text:p>20.272769704115</text:p>
          </table:table-cell>
          <table:table-cell table:style-name="ce1" office:value-type="float" office:value="22.9107334362263">
            <text:p>22.9107334362263</text:p>
          </table:table-cell>
          <table:table-cell table:style-name="ce1" office:value-type="float" office:value="25.4159797992696">
            <text:p>25.4159797992696</text:p>
          </table:table-cell>
          <table:table-cell table:style-name="ce1" office:value-type="float" office:value="24.5949264501027">
            <text:p>24.5949264501027</text:p>
          </table:table-cell>
        </table:table-row>
        <table:table-row>
          <table:table-cell/>
          <table:table-cell table:style-name="ce1" office:value-type="float" office:value="20.2852780467668">
            <text:p>20.2852780467668</text:p>
          </table:table-cell>
          <table:table-cell table:style-name="ce1" office:value-type="float" office:value="22.882833756176">
            <text:p>22.882833756176</text:p>
          </table:table-cell>
          <table:table-cell table:style-name="ce1" office:value-type="float" office:value="25.3933298482852">
            <text:p>25.3933298482852</text:p>
          </table:table-cell>
          <table:table-cell table:style-name="ce1" office:value-type="float" office:value="24.5652113061027">
            <text:p>24.5652113061027</text:p>
          </table:table-cell>
        </table:table-row>
        <table:table-row>
          <table:table-cell/>
          <table:table-cell table:style-name="ce1" office:value-type="float" office:value="20.2778247012899">
            <text:p>20.2778247012899</text:p>
          </table:table-cell>
          <table:table-cell table:style-name="ce1" office:value-type="float" office:value="22.8803784110785">
            <text:p>22.8803784110785</text:p>
          </table:table-cell>
          <table:table-cell table:style-name="ce1" office:value-type="float" office:value="25.4046953364965">
            <text:p>25.4046953364965</text:p>
          </table:table-cell>
          <table:table-cell table:style-name="ce1" office:value-type="float" office:value="24.5767995464931">
            <text:p>24.5767995464931</text:p>
          </table:table-cell>
        </table:table-row>
        <table:table-row>
          <table:table-cell/>
          <table:table-cell table:style-name="ce1" office:value-type="float" office:value="20.2765540225584">
            <text:p>20.2765540225584</text:p>
          </table:table-cell>
          <table:table-cell table:style-name="ce1" office:value-type="float" office:value="22.9116316561747">
            <text:p>22.9116316561747</text:p>
          </table:table-cell>
          <table:table-cell table:style-name="ce1" office:value-type="float" office:value="25.4103704760004">
            <text:p>25.4103704760004</text:p>
          </table:table-cell>
          <table:table-cell table:style-name="ce1" office:value-type="float" office:value="24.5918087085617">
            <text:p>24.5918087085617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01787057412694">
            <text:p>0.801787057412694</text:p>
          </table:table-cell>
          <table:table-cell table:style-name="ce1" office:value-type="float" office:value="0.858897165278084">
            <text:p>0.858897165278084</text:p>
          </table:table-cell>
          <table:table-cell table:style-name="ce1" office:value-type="float" office:value="0.908163709793915">
            <text:p>0.908163709793915</text:p>
          </table:table-cell>
          <table:table-cell table:style-name="ce1" office:value-type="float" office:value="0.884129085868458">
            <text:p>0.884129085868458</text:p>
          </table:table-cell>
        </table:table-row>
        <table:table-row>
          <table:table-cell/>
          <table:table-cell table:style-name="ce1" office:value-type="float" office:value="0.802076601722129">
            <text:p>0.802076601722129</text:p>
          </table:table-cell>
          <table:table-cell table:style-name="ce1" office:value-type="float" office:value="0.860011011699536">
            <text:p>0.860011011699536</text:p>
          </table:table-cell>
          <table:table-cell table:style-name="ce1" office:value-type="float" office:value="0.909798980075599">
            <text:p>0.909798980075599</text:p>
          </table:table-cell>
          <table:table-cell table:style-name="ce1" office:value-type="float" office:value="0.885959039947639">
            <text:p>0.885959039947639</text:p>
          </table:table-cell>
        </table:table-row>
        <table:table-row>
          <table:table-cell/>
          <table:table-cell table:style-name="ce1" office:value-type="float" office:value="0.8027140080159">
            <text:p>0.8027140080159</text:p>
          </table:table-cell>
          <table:table-cell table:style-name="ce1" office:value-type="float" office:value="0.86093558467867">
            <text:p>0.86093558467867</text:p>
          </table:table-cell>
          <table:table-cell table:style-name="ce1" office:value-type="float" office:value="0.910744900774901">
            <text:p>0.910744900774901</text:p>
          </table:table-cell>
          <table:table-cell table:style-name="ce1" office:value-type="float" office:value="0.887140581698162">
            <text:p>0.887140581698162</text:p>
          </table:table-cell>
        </table:table-row>
        <table:table-row>
          <table:table-cell/>
          <table:table-cell table:style-name="ce1" office:value-type="float" office:value="0.802278082261905">
            <text:p>0.802278082261905</text:p>
          </table:table-cell>
          <table:table-cell table:style-name="ce1" office:value-type="float" office:value="0.859599038314278">
            <text:p>0.859599038314278</text:p>
          </table:table-cell>
          <table:table-cell table:style-name="ce1" office:value-type="float" office:value="0.910128048692114">
            <text:p>0.910128048692114</text:p>
          </table:table-cell>
          <table:table-cell table:style-name="ce1" office:value-type="float" office:value="0.886106545855728">
            <text:p>0.886106545855728</text:p>
          </table:table-cell>
        </table:table-row>
        <table:table-row>
          <table:table-cell/>
          <table:table-cell table:style-name="ce1" office:value-type="float" office:value="0.801591120361639">
            <text:p>0.801591120361639</text:p>
          </table:table-cell>
          <table:table-cell table:style-name="ce1" office:value-type="float" office:value="0.859024423010686">
            <text:p>0.859024423010686</text:p>
          </table:table-cell>
          <table:table-cell table:style-name="ce1" office:value-type="float" office:value="0.909185203926708">
            <text:p>0.909185203926708</text:p>
          </table:table-cell>
          <table:table-cell table:style-name="ce1" office:value-type="float" office:value="0.885130964670772">
            <text:p>0.885130964670772</text:p>
          </table:table-cell>
        </table:table-row>
        <table:table-row>
          <table:table-cell/>
          <table:table-cell table:style-name="ce1" office:value-type="float" office:value="0.802623958189861">
            <text:p>0.802623958189861</text:p>
          </table:table-cell>
          <table:table-cell table:style-name="ce1" office:value-type="float" office:value="0.860169106648703">
            <text:p>0.860169106648703</text:p>
          </table:table-cell>
          <table:table-cell table:style-name="ce1" office:value-type="float" office:value="0.909988998119738">
            <text:p>0.909988998119738</text:p>
          </table:table-cell>
          <table:table-cell table:style-name="ce1" office:value-type="float" office:value="0.886374050011672">
            <text:p>0.886374050011672</text:p>
          </table:table-cell>
        </table:table-row>
        <table:table-row>
          <table:table-cell/>
          <table:table-cell table:style-name="ce1" office:value-type="float" office:value="0.802132725410246">
            <text:p>0.802132725410246</text:p>
          </table:table-cell>
          <table:table-cell table:style-name="ce1" office:value-type="float" office:value="0.86065561388613">
            <text:p>0.86065561388613</text:p>
          </table:table-cell>
          <table:table-cell table:style-name="ce1" office:value-type="float" office:value="0.910028936247215">
            <text:p>0.910028936247215</text:p>
          </table:table-cell>
          <table:table-cell table:style-name="ce1" office:value-type="float" office:value="0.886360211537902">
            <text:p>0.886360211537902</text:p>
          </table:table-cell>
        </table:table-row>
        <table:table-row>
          <table:table-cell/>
          <table:table-cell table:style-name="ce1" office:value-type="float" office:value="0.802416811924276">
            <text:p>0.802416811924276</text:p>
          </table:table-cell>
          <table:table-cell table:style-name="ce1" office:value-type="float" office:value="0.859470032818832">
            <text:p>0.859470032818832</text:p>
          </table:table-cell>
          <table:table-cell table:style-name="ce1" office:value-type="float" office:value="0.909534973064427">
            <text:p>0.909534973064427</text:p>
          </table:table-cell>
          <table:table-cell table:style-name="ce1" office:value-type="float" office:value="0.885444831443067">
            <text:p>0.885444831443067</text:p>
          </table:table-cell>
        </table:table-row>
        <table:table-row>
          <table:table-cell/>
          <table:table-cell table:style-name="ce1" office:value-type="float" office:value="0.802270381451378">
            <text:p>0.802270381451378</text:p>
          </table:table-cell>
          <table:table-cell table:style-name="ce1" office:value-type="float" office:value="0.859491918628857">
            <text:p>0.859491918628857</text:p>
          </table:table-cell>
          <table:table-cell table:style-name="ce1" office:value-type="float" office:value="0.909676572190207">
            <text:p>0.909676572190207</text:p>
          </table:table-cell>
          <table:table-cell table:style-name="ce1" office:value-type="float" office:value="0.885966560844879">
            <text:p>0.885966560844879</text:p>
          </table:table-cell>
        </table:table-row>
        <table:table-row>
          <table:table-cell/>
          <table:table-cell table:style-name="ce1" office:value-type="float" office:value="0.802228910691516">
            <text:p>0.802228910691516</text:p>
          </table:table-cell>
          <table:table-cell table:style-name="ce1" office:value-type="float" office:value="0.860117308187177">
            <text:p>0.860117308187177</text:p>
          </table:table-cell>
          <table:table-cell table:style-name="ce1" office:value-type="float" office:value="0.909880865213341">
            <text:p>0.909880865213341</text:p>
          </table:table-cell>
          <table:table-cell table:style-name="ce1" office:value-type="float" office:value="0.886219294089778">
            <text:p>0.886219294089778</text:p>
          </table:table-cell>
        </table:table-row>
      </table:table>
      <table:table table:name="'file:///mnt/Dados/vinma/documentos/Gradua%C3%A7%C3%A3o/TCC/results-partial/HW_C024_120.xlsx'#sigma_010" table:print="false" table:style-name="ta_extref">
        <table:table-source xlink:type="simple" xlink:href="../../results-partial/HW_C024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81117397588523">
            <text:p>0.881117397588523</text:p>
          </table:table-cell>
          <table:table-cell table:style-name="ce1" office:value-type="float" office:value="0.932022252888312">
            <text:p>0.932022252888312</text:p>
          </table:table-cell>
          <table:table-cell table:style-name="ce1" office:value-type="float" office:value="0.939944809863248">
            <text:p>0.939944809863248</text:p>
          </table:table-cell>
          <table:table-cell table:style-name="ce1" office:value-type="float" office:value="0.935720477377443">
            <text:p>0.935720477377443</text:p>
          </table:table-cell>
        </table:table-row>
        <table:table-row>
          <table:table-cell/>
          <table:table-cell table:style-name="ce1" office:value-type="float" office:value="0.879788110148728">
            <text:p>0.879788110148728</text:p>
          </table:table-cell>
          <table:table-cell table:style-name="ce1" office:value-type="float" office:value="0.931430557576943">
            <text:p>0.931430557576943</text:p>
          </table:table-cell>
          <table:table-cell table:style-name="ce1" office:value-type="float" office:value="0.938558379829207">
            <text:p>0.938558379829207</text:p>
          </table:table-cell>
          <table:table-cell table:style-name="ce1" office:value-type="float" office:value="0.934920029032868">
            <text:p>0.934920029032868</text:p>
          </table:table-cell>
        </table:table-row>
        <table:table-row>
          <table:table-cell/>
          <table:table-cell table:style-name="ce1" office:value-type="float" office:value="0.87987834099477">
            <text:p>0.87987834099477</text:p>
          </table:table-cell>
          <table:table-cell table:style-name="ce1" office:value-type="float" office:value="0.931040561705524">
            <text:p>0.931040561705524</text:p>
          </table:table-cell>
          <table:table-cell table:style-name="ce1" office:value-type="float" office:value="0.939507730482579">
            <text:p>0.939507730482579</text:p>
          </table:table-cell>
          <table:table-cell table:style-name="ce1" office:value-type="float" office:value="0.935519840685971">
            <text:p>0.935519840685971</text:p>
          </table:table-cell>
        </table:table-row>
        <table:table-row>
          <table:table-cell/>
          <table:table-cell table:style-name="ce1" office:value-type="float" office:value="0.879682935705504">
            <text:p>0.879682935705504</text:p>
          </table:table-cell>
          <table:table-cell table:style-name="ce1" office:value-type="float" office:value="0.931623722473327">
            <text:p>0.931623722473327</text:p>
          </table:table-cell>
          <table:table-cell table:style-name="ce1" office:value-type="float" office:value="0.939932405235444">
            <text:p>0.939932405235444</text:p>
          </table:table-cell>
          <table:table-cell table:style-name="ce1" office:value-type="float" office:value="0.935294709647865">
            <text:p>0.935294709647865</text:p>
          </table:table-cell>
        </table:table-row>
        <table:table-row>
          <table:table-cell/>
          <table:table-cell table:style-name="ce1" office:value-type="float" office:value="0.881254463683202">
            <text:p>0.881254463683202</text:p>
          </table:table-cell>
          <table:table-cell table:style-name="ce1" office:value-type="float" office:value="0.931375369978741">
            <text:p>0.931375369978741</text:p>
          </table:table-cell>
          <table:table-cell table:style-name="ce1" office:value-type="float" office:value="0.940217140336447">
            <text:p>0.940217140336447</text:p>
          </table:table-cell>
          <table:table-cell table:style-name="ce1" office:value-type="float" office:value="0.936203328014805">
            <text:p>0.936203328014805</text:p>
          </table:table-cell>
        </table:table-row>
        <table:table-row>
          <table:table-cell/>
          <table:table-cell table:style-name="ce1" office:value-type="float" office:value="0.880004060333348">
            <text:p>0.880004060333348</text:p>
          </table:table-cell>
          <table:table-cell table:style-name="ce1" office:value-type="float" office:value="0.931663942128898">
            <text:p>0.931663942128898</text:p>
          </table:table-cell>
          <table:table-cell table:style-name="ce1" office:value-type="float" office:value="0.940799527261344">
            <text:p>0.940799527261344</text:p>
          </table:table-cell>
          <table:table-cell table:style-name="ce1" office:value-type="float" office:value="0.935946623263827">
            <text:p>0.935946623263827</text:p>
          </table:table-cell>
        </table:table-row>
        <table:table-row>
          <table:table-cell/>
          <table:table-cell table:style-name="ce1" office:value-type="float" office:value="0.880866426740382">
            <text:p>0.880866426740382</text:p>
          </table:table-cell>
          <table:table-cell table:style-name="ce1" office:value-type="float" office:value="0.93137690218912">
            <text:p>0.93137690218912</text:p>
          </table:table-cell>
          <table:table-cell table:style-name="ce1" office:value-type="float" office:value="0.939964510078487">
            <text:p>0.939964510078487</text:p>
          </table:table-cell>
          <table:table-cell table:style-name="ce1" office:value-type="float" office:value="0.935610135932101">
            <text:p>0.935610135932101</text:p>
          </table:table-cell>
        </table:table-row>
        <table:table-row>
          <table:table-cell/>
          <table:table-cell table:style-name="ce1" office:value-type="float" office:value="0.879879421664526">
            <text:p>0.879879421664526</text:p>
          </table:table-cell>
          <table:table-cell table:style-name="ce1" office:value-type="float" office:value="0.93298520242442">
            <text:p>0.93298520242442</text:p>
          </table:table-cell>
          <table:table-cell table:style-name="ce1" office:value-type="float" office:value="0.941151344577563">
            <text:p>0.941151344577563</text:p>
          </table:table-cell>
          <table:table-cell table:style-name="ce1" office:value-type="float" office:value="0.936479215760354">
            <text:p>0.936479215760354</text:p>
          </table:table-cell>
        </table:table-row>
        <table:table-row>
          <table:table-cell/>
          <table:table-cell table:style-name="ce1" office:value-type="float" office:value="0.880291566694528">
            <text:p>0.880291566694528</text:p>
          </table:table-cell>
          <table:table-cell table:style-name="ce1" office:value-type="float" office:value="0.932720322679876">
            <text:p>0.932720322679876</text:p>
          </table:table-cell>
          <table:table-cell table:style-name="ce1" office:value-type="float" office:value="0.939934542916333">
            <text:p>0.939934542916333</text:p>
          </table:table-cell>
          <table:table-cell table:style-name="ce1" office:value-type="float" office:value="0.935527445263298">
            <text:p>0.935527445263298</text:p>
          </table:table-cell>
        </table:table-row>
        <table:table-row>
          <table:table-cell/>
          <table:table-cell table:style-name="ce1" office:value-type="float" office:value="0.880433539330462">
            <text:p>0.880433539330462</text:p>
          </table:table-cell>
          <table:table-cell table:style-name="ce1" office:value-type="float" office:value="0.931942282994705">
            <text:p>0.931942282994705</text:p>
          </table:table-cell>
          <table:table-cell table:style-name="ce1" office:value-type="float" office:value="0.939431567166289">
            <text:p>0.939431567166289</text:p>
          </table:table-cell>
          <table:table-cell table:style-name="ce1" office:value-type="float" office:value="0.93569785625474">
            <text:p>0.93569785625474</text:p>
          </table:table-cell>
        </table:table-row>
      </table:table>
      <table:table table:name="'file:///mnt/Dados/vinma/documentos/Gradua%C3%A7%C3%A3o/TCC/results-partial/HW_C024_120.xlsx'#sigma_025" table:print="false" table:style-name="ta_extref">
        <table:table-source xlink:type="simple" xlink:href="../../results-partial/HW_C024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42208108773">
            <text:p>28.1242208108773</text:p>
          </table:table-cell>
          <table:table-cell table:style-name="ce1" office:value-type="float" office:value="30.1067919340749">
            <text:p>30.1067919340749</text:p>
          </table:table-cell>
          <table:table-cell table:style-name="ce1" office:value-type="float" office:value="30.397091622516">
            <text:p>30.397091622516</text:p>
          </table:table-cell>
          <table:table-cell table:style-name="ce1" office:value-type="float" office:value="30.1684095524543">
            <text:p>30.1684095524543</text:p>
          </table:table-cell>
        </table:table-row>
        <table:table-row>
          <table:table-cell/>
          <table:table-cell table:style-name="ce1" office:value-type="float" office:value="28.1047304914062">
            <text:p>28.1047304914062</text:p>
          </table:table-cell>
          <table:table-cell table:style-name="ce1" office:value-type="float" office:value="30.0833642417677">
            <text:p>30.0833642417677</text:p>
          </table:table-cell>
          <table:table-cell table:style-name="ce1" office:value-type="float" office:value="30.3610354187725">
            <text:p>30.3610354187725</text:p>
          </table:table-cell>
          <table:table-cell table:style-name="ce1" office:value-type="float" office:value="30.111300888971">
            <text:p>30.111300888971</text:p>
          </table:table-cell>
        </table:table-row>
        <table:table-row>
          <table:table-cell/>
          <table:table-cell table:style-name="ce1" office:value-type="float" office:value="28.1098288044855">
            <text:p>28.1098288044855</text:p>
          </table:table-cell>
          <table:table-cell table:style-name="ce1" office:value-type="float" office:value="30.0664228316008">
            <text:p>30.0664228316008</text:p>
          </table:table-cell>
          <table:table-cell table:style-name="ce1" office:value-type="float" office:value="30.3745621434177">
            <text:p>30.3745621434177</text:p>
          </table:table-cell>
          <table:table-cell table:style-name="ce1" office:value-type="float" office:value="30.1508339475151">
            <text:p>30.1508339475151</text:p>
          </table:table-cell>
        </table:table-row>
        <table:table-row>
          <table:table-cell/>
          <table:table-cell table:style-name="ce1" office:value-type="float" office:value="28.1092022129811">
            <text:p>28.1092022129811</text:p>
          </table:table-cell>
          <table:table-cell table:style-name="ce1" office:value-type="float" office:value="30.058617511537">
            <text:p>30.058617511537</text:p>
          </table:table-cell>
          <table:table-cell table:style-name="ce1" office:value-type="float" office:value="30.384507636641">
            <text:p>30.384507636641</text:p>
          </table:table-cell>
          <table:table-cell table:style-name="ce1" office:value-type="float" office:value="30.138372118679">
            <text:p>30.138372118679</text:p>
          </table:table-cell>
        </table:table-row>
        <table:table-row>
          <table:table-cell/>
          <table:table-cell table:style-name="ce1" office:value-type="float" office:value="28.1307886232834">
            <text:p>28.1307886232834</text:p>
          </table:table-cell>
          <table:table-cell table:style-name="ce1" office:value-type="float" office:value="30.1112018534829">
            <text:p>30.1112018534829</text:p>
          </table:table-cell>
          <table:table-cell table:style-name="ce1" office:value-type="float" office:value="30.4075917951386">
            <text:p>30.4075917951386</text:p>
          </table:table-cell>
          <table:table-cell table:style-name="ce1" office:value-type="float" office:value="30.1771687289628">
            <text:p>30.1771687289628</text:p>
          </table:table-cell>
        </table:table-row>
        <table:table-row>
          <table:table-cell/>
          <table:table-cell table:style-name="ce1" office:value-type="float" office:value="28.1049998875475">
            <text:p>28.1049998875475</text:p>
          </table:table-cell>
          <table:table-cell table:style-name="ce1" office:value-type="float" office:value="30.06789269532">
            <text:p>30.06789269532</text:p>
          </table:table-cell>
          <table:table-cell table:style-name="ce1" office:value-type="float" office:value="30.3723008531445">
            <text:p>30.3723008531445</text:p>
          </table:table-cell>
          <table:table-cell table:style-name="ce1" office:value-type="float" office:value="30.1345209150274">
            <text:p>30.1345209150274</text:p>
          </table:table-cell>
        </table:table-row>
        <table:table-row>
          <table:table-cell/>
          <table:table-cell table:style-name="ce1" office:value-type="float" office:value="28.1236690601647">
            <text:p>28.1236690601647</text:p>
          </table:table-cell>
          <table:table-cell table:style-name="ce1" office:value-type="float" office:value="30.0885895388262">
            <text:p>30.0885895388262</text:p>
          </table:table-cell>
          <table:table-cell table:style-name="ce1" office:value-type="float" office:value="30.3912925122189">
            <text:p>30.3912925122189</text:p>
          </table:table-cell>
          <table:table-cell table:style-name="ce1" office:value-type="float" office:value="30.1534575484877">
            <text:p>30.1534575484877</text:p>
          </table:table-cell>
        </table:table-row>
        <table:table-row>
          <table:table-cell/>
          <table:table-cell table:style-name="ce1" office:value-type="float" office:value="28.1204674951031">
            <text:p>28.1204674951031</text:p>
          </table:table-cell>
          <table:table-cell table:style-name="ce1" office:value-type="float" office:value="30.09650008901">
            <text:p>30.09650008901</text:p>
          </table:table-cell>
          <table:table-cell table:style-name="ce1" office:value-type="float" office:value="30.397589546543">
            <text:p>30.397589546543</text:p>
          </table:table-cell>
          <table:table-cell table:style-name="ce1" office:value-type="float" office:value="30.1651275755414">
            <text:p>30.1651275755414</text:p>
          </table:table-cell>
        </table:table-row>
        <table:table-row>
          <table:table-cell/>
          <table:table-cell table:style-name="ce1" office:value-type="float" office:value="28.1026183415773">
            <text:p>28.1026183415773</text:p>
          </table:table-cell>
          <table:table-cell table:style-name="ce1" office:value-type="float" office:value="30.1014036062194">
            <text:p>30.1014036062194</text:p>
          </table:table-cell>
          <table:table-cell table:style-name="ce1" office:value-type="float" office:value="30.3865528471592">
            <text:p>30.3865528471592</text:p>
          </table:table-cell>
          <table:table-cell table:style-name="ce1" office:value-type="float" office:value="30.160225384981">
            <text:p>30.160225384981</text:p>
          </table:table-cell>
        </table:table-row>
        <table:table-row>
          <table:table-cell/>
          <table:table-cell table:style-name="ce1" office:value-type="float" office:value="28.1005498969762">
            <text:p>28.1005498969762</text:p>
          </table:table-cell>
          <table:table-cell table:style-name="ce1" office:value-type="float" office:value="30.0708871741414">
            <text:p>30.0708871741414</text:p>
          </table:table-cell>
          <table:table-cell table:style-name="ce1" office:value-type="float" office:value="30.3829976311595">
            <text:p>30.3829976311595</text:p>
          </table:table-cell>
          <table:table-cell table:style-name="ce1" office:value-type="float" office:value="30.1481478175956">
            <text:p>30.1481478175956</text:p>
          </table:table-cell>
        </table:table-row>
        <table:table-row table:number-rows-repeated="2">
          <table:table-cell table:number-columns-repeated="5"/>
        </table:table-row>
        <table:table-row>
          <table:table-cell/>
          <table:table-cell table:style-name="ce1" office:value-type="string">
            <text:p>noisy</text:p>
          </table:table-cell>
        </table:table-row>
        <table:table-row>
          <table:table-cell/>
          <table:table-cell table:style-name="ce1" office:value-type="float" office:value="0.881117397588523">
            <text:p>0.881117397588523</text:p>
          </table:table-cell>
          <table:table-cell table:style-name="ce1" office:value-type="float" office:value="0.932022252888312">
            <text:p>0.932022252888312</text:p>
          </table:table-cell>
          <table:table-cell table:style-name="ce1" office:value-type="float" office:value="0.939944809863248">
            <text:p>0.939944809863248</text:p>
          </table:table-cell>
          <table:table-cell table:style-name="ce1" office:value-type="float" office:value="0.935720477377443">
            <text:p>0.935720477377443</text:p>
          </table:table-cell>
        </table:table-row>
        <table:table-row>
          <table:table-cell/>
          <table:table-cell table:style-name="ce1" office:value-type="float" office:value="0.879788110148728">
            <text:p>0.879788110148728</text:p>
          </table:table-cell>
          <table:table-cell table:style-name="ce1" office:value-type="float" office:value="0.931430557576943">
            <text:p>0.931430557576943</text:p>
          </table:table-cell>
          <table:table-cell table:style-name="ce1" office:value-type="float" office:value="0.938558379829207">
            <text:p>0.938558379829207</text:p>
          </table:table-cell>
          <table:table-cell table:style-name="ce1" office:value-type="float" office:value="0.934920029032868">
            <text:p>0.934920029032868</text:p>
          </table:table-cell>
        </table:table-row>
        <table:table-row>
          <table:table-cell/>
          <table:table-cell table:style-name="ce1" office:value-type="float" office:value="0.87987834099477">
            <text:p>0.87987834099477</text:p>
          </table:table-cell>
          <table:table-cell table:style-name="ce1" office:value-type="float" office:value="0.931040561705524">
            <text:p>0.931040561705524</text:p>
          </table:table-cell>
          <table:table-cell table:style-name="ce1" office:value-type="float" office:value="0.939507730482579">
            <text:p>0.939507730482579</text:p>
          </table:table-cell>
          <table:table-cell table:style-name="ce1" office:value-type="float" office:value="0.935519840685971">
            <text:p>0.935519840685971</text:p>
          </table:table-cell>
        </table:table-row>
        <table:table-row>
          <table:table-cell/>
          <table:table-cell table:style-name="ce1" office:value-type="float" office:value="0.879682935705504">
            <text:p>0.879682935705504</text:p>
          </table:table-cell>
          <table:table-cell table:style-name="ce1" office:value-type="float" office:value="0.931623722473327">
            <text:p>0.931623722473327</text:p>
          </table:table-cell>
          <table:table-cell table:style-name="ce1" office:value-type="float" office:value="0.939932405235444">
            <text:p>0.939932405235444</text:p>
          </table:table-cell>
          <table:table-cell table:style-name="ce1" office:value-type="float" office:value="0.935294709647865">
            <text:p>0.935294709647865</text:p>
          </table:table-cell>
        </table:table-row>
        <table:table-row>
          <table:table-cell/>
          <table:table-cell table:style-name="ce1" office:value-type="float" office:value="0.881254463683202">
            <text:p>0.881254463683202</text:p>
          </table:table-cell>
          <table:table-cell table:style-name="ce1" office:value-type="float" office:value="0.931375369978741">
            <text:p>0.931375369978741</text:p>
          </table:table-cell>
          <table:table-cell table:style-name="ce1" office:value-type="float" office:value="0.940217140336447">
            <text:p>0.940217140336447</text:p>
          </table:table-cell>
          <table:table-cell table:style-name="ce1" office:value-type="float" office:value="0.936203328014805">
            <text:p>0.936203328014805</text:p>
          </table:table-cell>
        </table:table-row>
        <table:table-row>
          <table:table-cell/>
          <table:table-cell table:style-name="ce1" office:value-type="float" office:value="0.880004060333348">
            <text:p>0.880004060333348</text:p>
          </table:table-cell>
          <table:table-cell table:style-name="ce1" office:value-type="float" office:value="0.931663942128898">
            <text:p>0.931663942128898</text:p>
          </table:table-cell>
          <table:table-cell table:style-name="ce1" office:value-type="float" office:value="0.940799527261344">
            <text:p>0.940799527261344</text:p>
          </table:table-cell>
          <table:table-cell table:style-name="ce1" office:value-type="float" office:value="0.935946623263827">
            <text:p>0.935946623263827</text:p>
          </table:table-cell>
        </table:table-row>
        <table:table-row>
          <table:table-cell/>
          <table:table-cell table:style-name="ce1" office:value-type="float" office:value="0.880866426740382">
            <text:p>0.880866426740382</text:p>
          </table:table-cell>
          <table:table-cell table:style-name="ce1" office:value-type="float" office:value="0.93137690218912">
            <text:p>0.93137690218912</text:p>
          </table:table-cell>
          <table:table-cell table:style-name="ce1" office:value-type="float" office:value="0.939964510078487">
            <text:p>0.939964510078487</text:p>
          </table:table-cell>
          <table:table-cell table:style-name="ce1" office:value-type="float" office:value="0.935610135932101">
            <text:p>0.935610135932101</text:p>
          </table:table-cell>
        </table:table-row>
        <table:table-row>
          <table:table-cell/>
          <table:table-cell table:style-name="ce1" office:value-type="float" office:value="0.879879421664526">
            <text:p>0.879879421664526</text:p>
          </table:table-cell>
          <table:table-cell table:style-name="ce1" office:value-type="float" office:value="0.93298520242442">
            <text:p>0.93298520242442</text:p>
          </table:table-cell>
          <table:table-cell table:style-name="ce1" office:value-type="float" office:value="0.941151344577563">
            <text:p>0.941151344577563</text:p>
          </table:table-cell>
          <table:table-cell table:style-name="ce1" office:value-type="float" office:value="0.936479215760354">
            <text:p>0.936479215760354</text:p>
          </table:table-cell>
        </table:table-row>
        <table:table-row>
          <table:table-cell/>
          <table:table-cell table:style-name="ce1" office:value-type="float" office:value="0.880291566694528">
            <text:p>0.880291566694528</text:p>
          </table:table-cell>
          <table:table-cell table:style-name="ce1" office:value-type="float" office:value="0.932720322679876">
            <text:p>0.932720322679876</text:p>
          </table:table-cell>
          <table:table-cell table:style-name="ce1" office:value-type="float" office:value="0.939934542916333">
            <text:p>0.939934542916333</text:p>
          </table:table-cell>
          <table:table-cell table:style-name="ce1" office:value-type="float" office:value="0.935527445263298">
            <text:p>0.935527445263298</text:p>
          </table:table-cell>
        </table:table-row>
        <table:table-row>
          <table:table-cell/>
          <table:table-cell table:style-name="ce1" office:value-type="float" office:value="0.880433539330462">
            <text:p>0.880433539330462</text:p>
          </table:table-cell>
          <table:table-cell table:style-name="ce1" office:value-type="float" office:value="0.931942282994705">
            <text:p>0.931942282994705</text:p>
          </table:table-cell>
          <table:table-cell table:style-name="ce1" office:value-type="float" office:value="0.939431567166289">
            <text:p>0.939431567166289</text:p>
          </table:table-cell>
          <table:table-cell table:style-name="ce1" office:value-type="float" office:value="0.93569785625474">
            <text:p>0.93569785625474</text:p>
          </table:table-cell>
        </table:table-row>
      </table:table>
      <table:table table:name="'file:///mnt/Dados/vinma/documentos/Gradua%C3%A7%C3%A3o/TCC/results-partial/HW_C024_120.xlsx'#sigma_050" table:print="false" table:style-name="ta_extref">
        <table:table-source xlink:type="simple" xlink:href="../../results-partial/HW_C024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084646879546">
            <text:p>20.2084646879546</text:p>
          </table:table-cell>
          <table:table-cell table:style-name="ce1" office:value-type="float" office:value="23.9142937148589">
            <text:p>23.9142937148589</text:p>
          </table:table-cell>
          <table:table-cell table:style-name="ce1" office:value-type="float" office:value="25.9812752358884">
            <text:p>25.9812752358884</text:p>
          </table:table-cell>
          <table:table-cell table:style-name="ce1" office:value-type="float" office:value="24.9912678869523">
            <text:p>24.9912678869523</text:p>
          </table:table-cell>
        </table:table-row>
        <table:table-row>
          <table:table-cell/>
          <table:table-cell table:style-name="ce1" office:value-type="float" office:value="20.2061938414344">
            <text:p>20.2061938414344</text:p>
          </table:table-cell>
          <table:table-cell table:style-name="ce1" office:value-type="float" office:value="23.9346433342328">
            <text:p>23.9346433342328</text:p>
          </table:table-cell>
          <table:table-cell table:style-name="ce1" office:value-type="float" office:value="26.0029486151175">
            <text:p>26.0029486151175</text:p>
          </table:table-cell>
          <table:table-cell table:style-name="ce1" office:value-type="float" office:value="25.0198275412735">
            <text:p>25.0198275412735</text:p>
          </table:table-cell>
        </table:table-row>
        <table:table-row>
          <table:table-cell/>
          <table:table-cell table:style-name="ce1" office:value-type="float" office:value="20.2233467408791">
            <text:p>20.2233467408791</text:p>
          </table:table-cell>
          <table:table-cell table:style-name="ce1" office:value-type="float" office:value="23.9007474156762">
            <text:p>23.9007474156762</text:p>
          </table:table-cell>
          <table:table-cell table:style-name="ce1" office:value-type="float" office:value="25.9509753197149">
            <text:p>25.9509753197149</text:p>
          </table:table-cell>
          <table:table-cell table:style-name="ce1" office:value-type="float" office:value="24.9587032941373">
            <text:p>24.9587032941373</text:p>
          </table:table-cell>
        </table:table-row>
        <table:table-row>
          <table:table-cell/>
          <table:table-cell table:style-name="ce1" office:value-type="float" office:value="20.215163575123">
            <text:p>20.215163575123</text:p>
          </table:table-cell>
          <table:table-cell table:style-name="ce1" office:value-type="float" office:value="23.9302354591685">
            <text:p>23.9302354591685</text:p>
          </table:table-cell>
          <table:table-cell table:style-name="ce1" office:value-type="float" office:value="25.9737188495026">
            <text:p>25.9737188495026</text:p>
          </table:table-cell>
          <table:table-cell table:style-name="ce1" office:value-type="float" office:value="25.0006472489192">
            <text:p>25.0006472489192</text:p>
          </table:table-cell>
        </table:table-row>
        <table:table-row>
          <table:table-cell/>
          <table:table-cell table:style-name="ce1" office:value-type="float" office:value="20.2022290698401">
            <text:p>20.2022290698401</text:p>
          </table:table-cell>
          <table:table-cell table:style-name="ce1" office:value-type="float" office:value="23.9141805239795">
            <text:p>23.9141805239795</text:p>
          </table:table-cell>
          <table:table-cell table:style-name="ce1" office:value-type="float" office:value="25.9914764434953">
            <text:p>25.9914764434953</text:p>
          </table:table-cell>
          <table:table-cell table:style-name="ce1" office:value-type="float" office:value="25.0125726068476">
            <text:p>25.0125726068476</text:p>
          </table:table-cell>
        </table:table-row>
        <table:table-row>
          <table:table-cell/>
          <table:table-cell table:style-name="ce1" office:value-type="float" office:value="20.2237296137666">
            <text:p>20.2237296137666</text:p>
          </table:table-cell>
          <table:table-cell table:style-name="ce1" office:value-type="float" office:value="23.9476669158935">
            <text:p>23.9476669158935</text:p>
          </table:table-cell>
          <table:table-cell table:style-name="ce1" office:value-type="float" office:value="25.9755627977292">
            <text:p>25.9755627977292</text:p>
          </table:table-cell>
          <table:table-cell table:style-name="ce1" office:value-type="float" office:value="24.9903688688006">
            <text:p>24.9903688688006</text:p>
          </table:table-cell>
        </table:table-row>
        <table:table-row>
          <table:table-cell/>
          <table:table-cell table:style-name="ce1" office:value-type="float" office:value="20.2210182310218">
            <text:p>20.2210182310218</text:p>
          </table:table-cell>
          <table:table-cell table:style-name="ce1" office:value-type="float" office:value="23.9165533307058">
            <text:p>23.9165533307058</text:p>
          </table:table-cell>
          <table:table-cell table:style-name="ce1" office:value-type="float" office:value="25.9606002970709">
            <text:p>25.9606002970709</text:p>
          </table:table-cell>
          <table:table-cell table:style-name="ce1" office:value-type="float" office:value="24.9801500024026">
            <text:p>24.9801500024026</text:p>
          </table:table-cell>
        </table:table-row>
        <table:table-row>
          <table:table-cell/>
          <table:table-cell table:style-name="ce1" office:value-type="float" office:value="20.2324600612229">
            <text:p>20.2324600612229</text:p>
          </table:table-cell>
          <table:table-cell table:style-name="ce1" office:value-type="float" office:value="23.9036878513587">
            <text:p>23.9036878513587</text:p>
          </table:table-cell>
          <table:table-cell table:style-name="ce1" office:value-type="float" office:value="25.9407059572116">
            <text:p>25.9407059572116</text:p>
          </table:table-cell>
          <table:table-cell table:style-name="ce1" office:value-type="float" office:value="24.9532203411505">
            <text:p>24.9532203411505</text:p>
          </table:table-cell>
        </table:table-row>
        <table:table-row>
          <table:table-cell/>
          <table:table-cell table:style-name="ce1" office:value-type="float" office:value="20.190529270198">
            <text:p>20.190529270198</text:p>
          </table:table-cell>
          <table:table-cell table:style-name="ce1" office:value-type="float" office:value="23.8982134221057">
            <text:p>23.8982134221057</text:p>
          </table:table-cell>
          <table:table-cell table:style-name="ce1" office:value-type="float" office:value="25.9435985513884">
            <text:p>25.9435985513884</text:p>
          </table:table-cell>
          <table:table-cell table:style-name="ce1" office:value-type="float" office:value="24.9553866153158">
            <text:p>24.9553866153158</text:p>
          </table:table-cell>
        </table:table-row>
        <table:table-row>
          <table:table-cell/>
          <table:table-cell table:style-name="ce1" office:value-type="float" office:value="20.209569389859">
            <text:p>20.209569389859</text:p>
          </table:table-cell>
          <table:table-cell table:style-name="ce1" office:value-type="float" office:value="23.9126211032511">
            <text:p>23.9126211032511</text:p>
          </table:table-cell>
          <table:table-cell table:style-name="ce1" office:value-type="float" office:value="25.9489552086444">
            <text:p>25.9489552086444</text:p>
          </table:table-cell>
          <table:table-cell table:style-name="ce1" office:value-type="float" office:value="24.9660342101335">
            <text:p>24.966034210133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67202896465409">
            <text:p>0.667202896465409</text:p>
          </table:table-cell>
          <table:table-cell table:style-name="ce1" office:value-type="float" office:value="0.781149244745524">
            <text:p>0.781149244745524</text:p>
          </table:table-cell>
          <table:table-cell table:style-name="ce1" office:value-type="float" office:value="0.846214065750921">
            <text:p>0.846214065750921</text:p>
          </table:table-cell>
          <table:table-cell table:style-name="ce1" office:value-type="float" office:value="0.808511128436501">
            <text:p>0.808511128436501</text:p>
          </table:table-cell>
        </table:table-row>
        <table:table-row>
          <table:table-cell/>
          <table:table-cell table:style-name="ce1" office:value-type="float" office:value="0.667324903732422">
            <text:p>0.667324903732422</text:p>
          </table:table-cell>
          <table:table-cell table:style-name="ce1" office:value-type="float" office:value="0.781261177546349">
            <text:p>0.781261177546349</text:p>
          </table:table-cell>
          <table:table-cell table:style-name="ce1" office:value-type="float" office:value="0.844581336614465">
            <text:p>0.844581336614465</text:p>
          </table:table-cell>
          <table:table-cell table:style-name="ce1" office:value-type="float" office:value="0.806715086627001">
            <text:p>0.806715086627001</text:p>
          </table:table-cell>
        </table:table-row>
        <table:table-row>
          <table:table-cell/>
          <table:table-cell table:style-name="ce1" office:value-type="float" office:value="0.66759889856751">
            <text:p>0.66759889856751</text:p>
          </table:table-cell>
          <table:table-cell table:style-name="ce1" office:value-type="float" office:value="0.78284902713443">
            <text:p>0.78284902713443</text:p>
          </table:table-cell>
          <table:table-cell table:style-name="ce1" office:value-type="float" office:value="0.844077899479209">
            <text:p>0.844077899479209</text:p>
          </table:table-cell>
          <table:table-cell table:style-name="ce1" office:value-type="float" office:value="0.806511932458148">
            <text:p>0.806511932458148</text:p>
          </table:table-cell>
        </table:table-row>
        <table:table-row>
          <table:table-cell/>
          <table:table-cell table:style-name="ce1" office:value-type="float" office:value="0.667508809541879">
            <text:p>0.667508809541879</text:p>
          </table:table-cell>
          <table:table-cell table:style-name="ce1" office:value-type="float" office:value="0.780533070134879">
            <text:p>0.780533070134879</text:p>
          </table:table-cell>
          <table:table-cell table:style-name="ce1" office:value-type="float" office:value="0.842781108804773">
            <text:p>0.842781108804773</text:p>
          </table:table-cell>
          <table:table-cell table:style-name="ce1" office:value-type="float" office:value="0.806074340891889">
            <text:p>0.806074340891889</text:p>
          </table:table-cell>
        </table:table-row>
        <table:table-row>
          <table:table-cell/>
          <table:table-cell table:style-name="ce1" office:value-type="float" office:value="0.667065944402924">
            <text:p>0.667065944402924</text:p>
          </table:table-cell>
          <table:table-cell table:style-name="ce1" office:value-type="float" office:value="0.78021697871326">
            <text:p>0.78021697871326</text:p>
          </table:table-cell>
          <table:table-cell table:style-name="ce1" office:value-type="float" office:value="0.844564565781409">
            <text:p>0.844564565781409</text:p>
          </table:table-cell>
          <table:table-cell table:style-name="ce1" office:value-type="float" office:value="0.808217009306734">
            <text:p>0.808217009306734</text:p>
          </table:table-cell>
        </table:table-row>
        <table:table-row>
          <table:table-cell/>
          <table:table-cell table:style-name="ce1" office:value-type="float" office:value="0.667527403256245">
            <text:p>0.667527403256245</text:p>
          </table:table-cell>
          <table:table-cell table:style-name="ce1" office:value-type="float" office:value="0.781117112358808">
            <text:p>0.781117112358808</text:p>
          </table:table-cell>
          <table:table-cell table:style-name="ce1" office:value-type="float" office:value="0.843497735793881">
            <text:p>0.843497735793881</text:p>
          </table:table-cell>
          <table:table-cell table:style-name="ce1" office:value-type="float" office:value="0.806371383922556">
            <text:p>0.806371383922556</text:p>
          </table:table-cell>
        </table:table-row>
        <table:table-row>
          <table:table-cell/>
          <table:table-cell table:style-name="ce1" office:value-type="float" office:value="0.667715913946616">
            <text:p>0.667715913946616</text:p>
          </table:table-cell>
          <table:table-cell table:style-name="ce1" office:value-type="float" office:value="0.781598768843786">
            <text:p>0.781598768843786</text:p>
          </table:table-cell>
          <table:table-cell table:style-name="ce1" office:value-type="float" office:value="0.844866951870849">
            <text:p>0.844866951870849</text:p>
          </table:table-cell>
          <table:table-cell table:style-name="ce1" office:value-type="float" office:value="0.806997424380202">
            <text:p>0.806997424380202</text:p>
          </table:table-cell>
        </table:table-row>
        <table:table-row>
          <table:table-cell/>
          <table:table-cell table:style-name="ce1" office:value-type="float" office:value="0.667287480372911">
            <text:p>0.667287480372911</text:p>
          </table:table-cell>
          <table:table-cell table:style-name="ce1" office:value-type="float" office:value="0.779011367723548">
            <text:p>0.779011367723548</text:p>
          </table:table-cell>
          <table:table-cell table:style-name="ce1" office:value-type="float" office:value="0.842261656336557">
            <text:p>0.842261656336557</text:p>
          </table:table-cell>
          <table:table-cell table:style-name="ce1" office:value-type="float" office:value="0.805077387023459">
            <text:p>0.805077387023459</text:p>
          </table:table-cell>
        </table:table-row>
        <table:table-row>
          <table:table-cell/>
          <table:table-cell table:style-name="ce1" office:value-type="float" office:value="0.666449084564001">
            <text:p>0.666449084564001</text:p>
          </table:table-cell>
          <table:table-cell table:style-name="ce1" office:value-type="float" office:value="0.780829513466098">
            <text:p>0.780829513466098</text:p>
          </table:table-cell>
          <table:table-cell table:style-name="ce1" office:value-type="float" office:value="0.844030506040968">
            <text:p>0.844030506040968</text:p>
          </table:table-cell>
          <table:table-cell table:style-name="ce1" office:value-type="float" office:value="0.806396941059655">
            <text:p>0.806396941059655</text:p>
          </table:table-cell>
        </table:table-row>
        <table:table-row>
          <table:table-cell/>
          <table:table-cell table:style-name="ce1" office:value-type="float" office:value="0.667049765048977">
            <text:p>0.667049765048977</text:p>
          </table:table-cell>
          <table:table-cell table:style-name="ce1" office:value-type="float" office:value="0.781448829603181">
            <text:p>0.781448829603181</text:p>
          </table:table-cell>
          <table:table-cell table:style-name="ce1" office:value-type="float" office:value="0.84393090708982">
            <text:p>0.84393090708982</text:p>
          </table:table-cell>
          <table:table-cell table:style-name="ce1" office:value-type="float" office:value="0.806978070027778">
            <text:p>0.80697807002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6">
      <number:number number:decimal-places="1" loext:min-decimal-places="1" number:min-integer-digits="1"/>
      <number:text>%</number:text>
    </number:percentage-style>
    <number:number-style style:name="N147">
      <number:number number:decimal-places="4" loext:min-decimal-places="4" number:min-integer-digits="1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3" loext:min-decimal-places="3" number:min-integer-digits="1" number:grouping="true"/>
    </number:number-style>
    <number:number-style style:name="N150">
      <number:number number:decimal-places="4" loext:min-decimal-places="4" number:min-integer-digits="1" number:grouping="true"/>
    </number:number-style>
    <number:number-style style:name="N151">
      <number:number number:decimal-places="1" loext:min-decimal-places="1" number:min-integer-digits="1" number:grouping="true"/>
    </number:number-style>
    <number:number-style style:name="N152">
      <number:number number:decimal-places="5" loext:min-decimal-places="5" number:min-integer-digits="1" number:grouping="true"/>
    </number:number-style>
    <number:number-style style:name="N153">
      <number:number number:decimal-places="6" loext:min-decimal-places="6" number:min-integer-digits="1" number:grouping="true"/>
    </number:number-style>
    <number:percentage-style style:name="N154">
      <number:number number:decimal-places="3" loext:min-decimal-places="3" number:min-integer-digits="1"/>
      <number:text>%</number:text>
    </number:percentage-style>
    <style:style style:name="Default" style:family="table-cell">
      <style:table-cell-properties fo:background-color="#111111" style:diagonal-bl-tr="none" style:diagonal-tl-br="none" fo:border="non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eeeeee" style:diagonal-bl-tr="none" style:diagonal-tl-br="none" fo:border="none"/>
      <style:text-properties fo:color="#000000" style:font-name="Calibri" fo:font-family="Calibri" style:font-family-generic="swiss" fo:font-size="11pt" style:font-size-asian="11pt" style:font-size-complex="11pt"/>
    </style:style>
    <style:style style:name="ConditionalStyle_5f_2" style:display-name="ConditionalStyle_2" style:family="table-cell" style:parent-style-name="Default">
      <style:table-cell-properties fo:background-color="#b2b2b2" style:diagonal-bl-tr="none" style:diagonal-tl-br="none" fo:border="none"/>
      <style:text-properties fo:color="#000000" style:font-name="Calibri" fo:font-family="Calibri" style:font-family-generic="swiss" fo:font-size="11pt" style:font-size-asian="11pt" style:font-size-complex="11pt"/>
    </style:style>
    <style:style style:name="ConditionalStyle_5f_3" style:display-name="ConditionalStyle_3" style:family="table-cell" style:parent-style-name="Default">
      <style:table-cell-properties fo:background-color="#eeeeee" style:diagonal-bl-tr="none" style:diagonal-tl-br="none" fo:border="none"/>
      <style:text-properties fo:color="#81d41a" style:font-name="Calibri" fo:font-family="Calibri" style:font-family-generic="swiss" fo:font-size="11pt" fo:font-weight="bold" style:font-size-asian="11pt" style:font-weight-asian="bold" style:font-size-complex="11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01:05:16.977806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09:38:53.334756154</meta:creation-date>
    <meta:generator>LibreOffice/6.4.7.2$Linux_X86_64 LibreOffice_project/40$Build-2</meta:generator>
    <dc:date>2021-12-11T01:20:19.376063039</dc:date>
    <meta:editing-duration>PT23H7M23S</meta:editing-duration>
    <meta:editing-cycles>119</meta:editing-cycles>
    <meta:document-statistic meta:table-count="6" meta:cell-count="2700" meta:object-count="0"/>
  </office:meta>
</office:document-meta>
</file>